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2.8445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472in"/>
    </style:style>
    <style:style style:name="co8" style:family="table-column">
      <style:table-column-properties fo:break-before="auto" style:column-width="2.0508in"/>
    </style:style>
    <style:style style:name="co9" style:family="table-column">
      <style:table-column-properties fo:break-before="auto" style:column-width="1.9756in"/>
    </style:style>
    <style:style style:name="co10" style:family="table-column">
      <style:table-column-properties fo:break-before="auto" style:column-width="2.0835in"/>
    </style:style>
    <style:style style:name="co11" style:family="table-column">
      <style:table-column-properties fo:break-before="auto" style:column-width="1.3008in"/>
    </style:style>
    <style:style style:name="co12" style:family="table-column">
      <style:table-column-properties fo:break-before="auto" style:column-width="1.1075in"/>
    </style:style>
    <style:style style:name="co13" style:family="table-column">
      <style:table-column-properties fo:break-before="auto" style:column-width="1.4398in"/>
    </style:style>
    <style:style style:name="co14" style:family="table-column">
      <style:table-column-properties fo:break-before="auto" style:column-width="1.8756in"/>
    </style:style>
    <style:style style:name="co15" style:family="table-column">
      <style:table-column-properties fo:break-before="auto" style:column-width="1.2465in"/>
    </style:style>
    <style:style style:name="co16" style:family="table-column">
      <style:table-column-properties fo:break-before="auto" style:column-width="1.9402in"/>
    </style:style>
    <style:style style:name="co17" style:family="table-column">
      <style:table-column-properties fo:break-before="auto" style:column-width="0.4319in"/>
    </style:style>
    <style:style style:name="co18" style:family="table-column">
      <style:table-column-properties fo:break-before="auto" style:column-width="0.4535in"/>
    </style:style>
    <style:style style:name="co19" style:family="table-column">
      <style:table-column-properties fo:break-before="auto" style:column-width="0.4425in"/>
    </style:style>
    <style:style style:name="co20" style:family="table-column">
      <style:table-column-properties fo:break-before="auto" style:column-width="0.4217in"/>
    </style:style>
    <style:style style:name="co21" style:family="table-column">
      <style:table-column-properties fo:break-before="auto" style:column-width="0.9146in"/>
    </style:style>
    <style:style style:name="co22" style:family="table-column">
      <style:table-column-properties fo:break-before="auto" style:column-width="0.9362in"/>
    </style:style>
    <style:style style:name="co23" style:family="table-column">
      <style:table-column-properties fo:break-before="auto" style:column-width="0.9252in"/>
    </style:style>
    <style:style style:name="co24" style:family="table-column">
      <style:table-column-properties fo:break-before="auto" style:column-width="0.9035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tation-stats" table:style-name="ta1">
        <table:shapes>
          <draw:frame draw:z-index="0" draw:style-name="gr1" draw:text-style-name="P1" svg:width="18.4579in" svg:height="7.8224in" svg:x="6.8394in" svg:y="23.2469in">
            <draw:object draw:notify-on-update-of-ranges="'mutation-stats'.D2:'mutation-stats'.D97 'mutation-stats'.M1:'mutation-stats'.M1 'mutation-stats'.M2:'mutation-stats'.M97 'mutation-stats'.C2:'mutation-stats'.C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4579in" svg:height="7.822in" svg:x="25.8173in" svg:y="23.2059in">
            <draw:object draw:notify-on-update-of-ranges="'mutation-stats'.D2:'mutation-stats'.D97 'mutation-stats'.M1:'mutation-stats'.M1 'mutation-stats'.R2:'mutation-stats'.R97 'mutation-stats'.C2:'mutation-stats'.C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8.4579in" svg:height="7.9059in" svg:x="25.8362in" svg:y="31.0791in">
            <draw:object draw:notify-on-update-of-ranges="'mutation-stats'.D2:'mutation-stats'.D97 'mutation-stats'.M1:'mutation-stats'.M1 'mutation-stats'.P2:'mutation-stats'.P97 'mutation-stats'.C2:'mutation-stats'.C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8.4579in" svg:height="7.822in" svg:x="44.3984in" svg:y="23.1846in">
            <draw:object draw:notify-on-update-of-ranges="'mutation-stats'.D2:'mutation-stats'.D97 'mutation-stats'.M1:'mutation-stats'.M1 'mutation-stats'.V2:'mutation-stats'.V97 'mutation-stats'.C2:'mutation-stats'.C9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8.4579in" svg:height="7.9059in" svg:x="44.5012in" svg:y="31.0488in">
            <draw:object draw:notify-on-update-of-ranges="'mutation-stats'.D2:'mutation-stats'.D97 'mutation-stats'.M1:'mutation-stats'.M1 'mutation-stats'.T2:'mutation-stats'.T97 'mutation-stats'.C2:'mutation-stats'.C9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8.4579in" svg:height="7.822in" svg:x="63.0594in" svg:y="23.1528in">
            <draw:object draw:notify-on-update-of-ranges="'mutation-stats'.D2:'mutation-stats'.D97 'mutation-stats'.M1:'mutation-stats'.M1 'mutation-stats'.U2:'mutation-stats'.U97 'mutation-stats'.C2:'mutation-stats'.C9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8.4579in" svg:height="7.822in" svg:x="63.1098in" svg:y="30.9441in">
            <draw:object draw:notify-on-update-of-ranges="'mutation-stats'.D2:'mutation-stats'.D97 'mutation-stats'.M1:'mutation-stats'.M1 'mutation-stats'.S2:'mutation-stats'.S97 'mutation-stats'.C2:'mutation-stats'.C9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8.4579in" svg:height="7.8224in" svg:x="6.9272in" svg:y="31.5402in">
            <draw:object draw:notify-on-update-of-ranges="'mutation-stats'.D2:'mutation-stats'.D97 'mutation-stats'.M1:'mutation-stats'.M1 'mutation-stats'.H2:'mutation-stats'.H97 'mutation-stats'.C2:'mutation-stats'.C9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8.4579in" svg:height="7.9059in" svg:x="15.322in" svg:y="40.178in">
            <draw:object draw:notify-on-update-of-ranges="'mutation-stats'.D2:'mutation-stats'.D97 'mutation-stats'.M1:'mutation-stats'.M1 'mutation-stats'.AW2:'mutation-stats'.AW97 'mutation-stats'.C2:'mutation-stats'.C9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8.4579in" svg:height="7.9059in" svg:x="15.3217in" svg:y="48.3559in">
            <draw:object draw:notify-on-update-of-ranges="'mutation-stats'.D2:'mutation-stats'.D97 'mutation-stats'.M1:'mutation-stats'.M1 'mutation-stats'.BI2:'mutation-stats'.BI97 'mutation-stats'.C2:'mutation-stats'.C9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18.4579in" svg:height="7.9059in" svg:x="33.9232in" svg:y="40.189in">
            <draw:object draw:notify-on-update-of-ranges="'mutation-stats'.D2:'mutation-stats'.D97 'mutation-stats'.M1:'mutation-stats'.M1 'mutation-stats'.AY2:'mutation-stats'.AY97 'mutation-stats'.C2:'mutation-stats'.C9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8.4579in" svg:height="7.9059in" svg:x="33.9106in" svg:y="48.3768in">
            <draw:object draw:notify-on-update-of-ranges="'mutation-stats'.D2:'mutation-stats'.D97 'mutation-stats'.M1:'mutation-stats'.M1 'mutation-stats'.BK2:'mutation-stats'.BK97 'mutation-stats'.C2:'mutation-stats'.C9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8.4579in" svg:height="7.9059in" svg:x="52.7327in" svg:y="40.1567in">
            <draw:object draw:notify-on-update-of-ranges="'mutation-stats'.D2:'mutation-stats'.D97 'mutation-stats'.M1:'mutation-stats'.M1 'mutation-stats'.BC2:'mutation-stats'.BC97 'mutation-stats'.C2:'mutation-stats'.C9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8.4579in" svg:height="7.9059in" svg:x="52.7201in" svg:y="48.3445in">
            <draw:object draw:notify-on-update-of-ranges="'mutation-stats'.D2:'mutation-stats'.D97 'mutation-stats'.M1:'mutation-stats'.M1 'mutation-stats'.BO2:'mutation-stats'.BO97 'mutation-stats'.C2:'mutation-stats'.C9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8.4579in" svg:height="7.9059in" svg:x="71.5398in" svg:y="40.1567in">
            <draw:object draw:notify-on-update-of-ranges="'mutation-stats'.D2:'mutation-stats'.D97 'mutation-stats'.M1:'mutation-stats'.M1 'mutation-stats'.BF2:'mutation-stats'.BF97 'mutation-stats'.C2:'mutation-stats'.C9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8.4579in" svg:height="7.9059in" svg:x="71.5272in" svg:y="48.3445in">
            <draw:object draw:notify-on-update-of-ranges="'mutation-stats'.D2:'mutation-stats'.D97 'mutation-stats'.M1:'mutation-stats'.M1 'mutation-stats'.BR2:'mutation-stats'.BR97 'mutation-stats'.C2:'mutation-stats'.C97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5" table:number-columns-repeated="25" table:default-cell-style-name="Default"/>
        <table:table-row table:style-name="ro1">
          <table:table-cell office:value-type="string" calcext:value-type="string">
            <text:p>UW color</text:p>
          </table:table-cell>
          <table:table-cell office:value-type="string" calcext:value-type="string">
            <text:p>hex color</text:p>
          </table:table-cell>
          <table:table-cell office:value-type="string" calcext:value-type="string">
            <text:p>decimal color</text:p>
          </table:table-cell>
          <table:table-cell office:value-type="string" calcext:value-type="string">
            <text:p>nonsynonymous TPDNAP mutations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U/UW</text:p>
          </table:table-cell>
          <table:table-cell office:value-type="string" calcext:value-type="string">
            <text:p>barcode_group</text:p>
          </table:table-cell>
          <table:table-cell office:value-type="string" calcext:value-type="string">
            <text:p>total_seqs</text:p>
          </table:table-cell>
          <table:table-cell office:value-type="string" calcext:value-type="string">
            <text:p>total_failed_seqs</text:p>
          </table:table-cell>
          <table:table-cell office:value-type="string" calcext:value-type="string">
            <text:p>total_NT_mutations</text:p>
          </table:table-cell>
          <table:table-cell office:value-type="string" calcext:value-type="string">
            <text:p>unique_NT_mutations</text:p>
          </table:table-cell>
          <table:table-cell office:value-type="string" calcext:value-type="string">
            <text:p>mean_NT_mutations_per_base</text:p>
          </table:table-cell>
          <table:table-cell office:value-type="string" calcext:value-type="string">
            <text:p>mean_NT_mutations_per_seq</text:p>
          </table:table-cell>
          <table:table-cell office:value-type="string" calcext:value-type="string">
            <text:p>median_NT_mutations_per_seq</text:p>
          </table:table-cell>
          <table:table-cell office:value-type="string" calcext:value-type="string">
            <text:p>total_transversions</text:p>
          </table:table-cell>
          <table:table-cell office:value-type="string" calcext:value-type="string">
            <text:p>transversions per sequence</text:p>
          </table:table-cell>
          <table:table-cell office:value-type="string" calcext:value-type="string">
            <text:p>total_transitions</text:p>
          </table:table-cell>
          <table:table-cell office:value-type="string" calcext:value-type="string">
            <text:p>transitions per sequence</text:p>
          </table:table-cell>
          <table:table-cell office:value-type="string" calcext:value-type="string">
            <text:p>unique_transversions</text:p>
          </table:table-cell>
          <table:table-cell office:value-type="string" calcext:value-type="string">
            <text:p>unique transversions per sequence</text:p>
          </table:table-cell>
          <table:table-cell office:value-type="string" calcext:value-type="string">
            <text:p>unique_transitions</text:p>
          </table:table-cell>
          <table:table-cell office:value-type="string" calcext:value-type="string">
            <text:p>unique transitions per sequence</text:p>
          </table:table-cell>
          <table:table-cell office:value-type="string" calcext:value-type="string">
            <text:p>A-&gt;T</text:p>
          </table:table-cell>
          <table:table-cell office:value-type="string" calcext:value-type="string">
            <text:p>A-&gt;G</text:p>
          </table:table-cell>
          <table:table-cell office:value-type="string" calcext:value-type="string">
            <text:p>A-&gt;C</text:p>
          </table:table-cell>
          <table:table-cell office:value-type="string" calcext:value-type="string">
            <text:p>T-&gt;A</text:p>
          </table:table-cell>
          <table:table-cell office:value-type="string" calcext:value-type="string">
            <text:p>T-&gt;G</text:p>
          </table:table-cell>
          <table:table-cell office:value-type="string" calcext:value-type="string">
            <text:p>T-&gt;C</text:p>
          </table:table-cell>
          <table:table-cell office:value-type="string" calcext:value-type="string">
            <text:p>G-&gt;A</text:p>
          </table:table-cell>
          <table:table-cell office:value-type="string" calcext:value-type="string">
            <text:p>G-&gt;T</text:p>
          </table:table-cell>
          <table:table-cell office:value-type="string" calcext:value-type="string">
            <text:p>G-&gt;C</text:p>
          </table:table-cell>
          <table:table-cell office:value-type="string" calcext:value-type="string">
            <text:p>C-&gt;A</text:p>
          </table:table-cell>
          <table:table-cell office:value-type="string" calcext:value-type="string">
            <text:p>C-&gt;T</text:p>
          </table:table-cell>
          <table:table-cell office:value-type="string" calcext:value-type="string">
            <text:p>C-&gt;G</text:p>
          </table:table-cell>
          <table:table-cell office:value-type="string" calcext:value-type="string">
            <text:p>A-&gt;T_unique</text:p>
          </table:table-cell>
          <table:table-cell office:value-type="string" calcext:value-type="string">
            <text:p>A-&gt;G_unique</text:p>
          </table:table-cell>
          <table:table-cell office:value-type="string" calcext:value-type="string">
            <text:p>A-&gt;C_unique</text:p>
          </table:table-cell>
          <table:table-cell office:value-type="string" calcext:value-type="string">
            <text:p>T-&gt;A_unique</text:p>
          </table:table-cell>
          <table:table-cell office:value-type="string" calcext:value-type="string">
            <text:p>T-&gt;G_unique</text:p>
          </table:table-cell>
          <table:table-cell office:value-type="string" calcext:value-type="string">
            <text:p>T-&gt;C_unique</text:p>
          </table:table-cell>
          <table:table-cell office:value-type="string" calcext:value-type="string">
            <text:p>G-&gt;A_unique</text:p>
          </table:table-cell>
          <table:table-cell office:value-type="string" calcext:value-type="string">
            <text:p>G-&gt;T_unique</text:p>
          </table:table-cell>
          <table:table-cell office:value-type="string" calcext:value-type="string">
            <text:p>G-&gt;C_unique</text:p>
          </table:table-cell>
          <table:table-cell office:value-type="string" calcext:value-type="string">
            <text:p>C-&gt;A_unique</text:p>
          </table:table-cell>
          <table:table-cell office:value-type="string" calcext:value-type="string">
            <text:p>C-&gt;T_unique</text:p>
          </table:table-cell>
          <table:table-cell office:value-type="string" calcext:value-type="string">
            <text:p>C-&gt;G_unique</text:p>
          </table:table-cell>
          <table:table-cell table:formula="of:=CONCATENATE([.W1]; &quot; per sequence&quot;)" office:value-type="string" office:string-value="A-&gt;T per sequence" calcext:value-type="string">
            <text:p>A-&gt;T per sequence</text:p>
          </table:table-cell>
          <table:table-cell table:formula="of:=CONCATENATE([.X1]; &quot; per sequence&quot;)" office:value-type="string" office:string-value="A-&gt;G per sequence" calcext:value-type="string">
            <text:p>A-&gt;G per sequence</text:p>
          </table:table-cell>
          <table:table-cell table:formula="of:=CONCATENATE([.Y1]; &quot; per sequence&quot;)" office:value-type="string" office:string-value="A-&gt;C per sequence" calcext:value-type="string">
            <text:p>A-&gt;C per sequence</text:p>
          </table:table-cell>
          <table:table-cell table:formula="of:=CONCATENATE([.Z1]; &quot; per sequence&quot;)" office:value-type="string" office:string-value="T-&gt;A per sequence" calcext:value-type="string">
            <text:p>T-&gt;A per sequence</text:p>
          </table:table-cell>
          <table:table-cell table:formula="of:=CONCATENATE([.AA1]; &quot; per sequence&quot;)" office:value-type="string" office:string-value="T-&gt;G per sequence" calcext:value-type="string">
            <text:p>T-&gt;G per sequence</text:p>
          </table:table-cell>
          <table:table-cell table:formula="of:=CONCATENATE([.AB1]; &quot; per sequence&quot;)" office:value-type="string" office:string-value="T-&gt;C per sequence" calcext:value-type="string">
            <text:p>T-&gt;C per sequence</text:p>
          </table:table-cell>
          <table:table-cell table:formula="of:=CONCATENATE([.AC1]; &quot; per sequence&quot;)" office:value-type="string" office:string-value="G-&gt;A per sequence" calcext:value-type="string">
            <text:p>G-&gt;A per sequence</text:p>
          </table:table-cell>
          <table:table-cell table:formula="of:=CONCATENATE([.AD1]; &quot; per sequence&quot;)" office:value-type="string" office:string-value="G-&gt;T per sequence" calcext:value-type="string">
            <text:p>G-&gt;T per sequence</text:p>
          </table:table-cell>
          <table:table-cell table:formula="of:=CONCATENATE([.AE1]; &quot; per sequence&quot;)" office:value-type="string" office:string-value="G-&gt;C per sequence" calcext:value-type="string">
            <text:p>G-&gt;C per sequence</text:p>
          </table:table-cell>
          <table:table-cell table:formula="of:=CONCATENATE([.AF1]; &quot; per sequence&quot;)" office:value-type="string" office:string-value="C-&gt;A per sequence" calcext:value-type="string">
            <text:p>C-&gt;A per sequence</text:p>
          </table:table-cell>
          <table:table-cell table:formula="of:=CONCATENATE([.AG1]; &quot; per sequence&quot;)" office:value-type="string" office:string-value="C-&gt;T per sequence" calcext:value-type="string">
            <text:p>C-&gt;T per sequence</text:p>
          </table:table-cell>
          <table:table-cell table:formula="of:=CONCATENATE([.AH1]; &quot; per sequence&quot;)" office:value-type="string" office:string-value="C-&gt;G per sequence" calcext:value-type="string">
            <text:p>C-&gt;G per sequence</text:p>
          </table:table-cell>
          <table:table-cell table:formula="of:=CONCATENATE([.AI1]; &quot; per sequence&quot;)" office:value-type="string" office:string-value="A-&gt;T_unique per sequence" calcext:value-type="string">
            <text:p>A-&gt;T_unique per sequence</text:p>
          </table:table-cell>
          <table:table-cell table:formula="of:=CONCATENATE([.AJ1]; &quot; per sequence&quot;)" office:value-type="string" office:string-value="A-&gt;G_unique per sequence" calcext:value-type="string">
            <text:p>A-&gt;G_unique per sequence</text:p>
          </table:table-cell>
          <table:table-cell table:formula="of:=CONCATENATE([.AK1]; &quot; per sequence&quot;)" office:value-type="string" office:string-value="A-&gt;C_unique per sequence" calcext:value-type="string">
            <text:p>A-&gt;C_unique per sequence</text:p>
          </table:table-cell>
          <table:table-cell table:formula="of:=CONCATENATE([.AL1]; &quot; per sequence&quot;)" office:value-type="string" office:string-value="T-&gt;A_unique per sequence" calcext:value-type="string">
            <text:p>T-&gt;A_unique per sequence</text:p>
          </table:table-cell>
          <table:table-cell table:formula="of:=CONCATENATE([.AM1]; &quot; per sequence&quot;)" office:value-type="string" office:string-value="T-&gt;G_unique per sequence" calcext:value-type="string">
            <text:p>T-&gt;G_unique per sequence</text:p>
          </table:table-cell>
          <table:table-cell table:formula="of:=CONCATENATE([.AN1]; &quot; per sequence&quot;)" office:value-type="string" office:string-value="T-&gt;C_unique per sequence" calcext:value-type="string">
            <text:p>T-&gt;C_unique per sequence</text:p>
          </table:table-cell>
          <table:table-cell table:formula="of:=CONCATENATE([.AO1]; &quot; per sequence&quot;)" office:value-type="string" office:string-value="G-&gt;A_unique per sequence" calcext:value-type="string">
            <text:p>G-&gt;A_unique per sequence</text:p>
          </table:table-cell>
          <table:table-cell table:formula="of:=CONCATENATE([.AP1]; &quot; per sequence&quot;)" office:value-type="string" office:string-value="G-&gt;T_unique per sequence" calcext:value-type="string">
            <text:p>G-&gt;T_unique per sequence</text:p>
          </table:table-cell>
          <table:table-cell table:formula="of:=CONCATENATE([.AQ1]; &quot; per sequence&quot;)" office:value-type="string" office:string-value="G-&gt;C_unique per sequence" calcext:value-type="string">
            <text:p>G-&gt;C_unique per sequence</text:p>
          </table:table-cell>
          <table:table-cell table:formula="of:=CONCATENATE([.AR1]; &quot; per sequence&quot;)" office:value-type="string" office:string-value="C-&gt;A_unique per sequence" calcext:value-type="string">
            <text:p>C-&gt;A_unique per sequence</text:p>
          </table:table-cell>
          <table:table-cell table:formula="of:=CONCATENATE([.AS1]; &quot; per sequence&quot;)" office:value-type="string" office:string-value="C-&gt;T_unique per sequence" calcext:value-type="string">
            <text:p>C-&gt;T_unique per sequence</text:p>
          </table:table-cell>
          <table:table-cell table:formula="of:=CONCATENATE([.AT1]; &quot; per sequence&quot;)" office:value-type="string" office:string-value="C-&gt;G_unique per sequence" calcext:value-type="string">
            <text:p>C-&gt;G_unique per sequence</text:p>
          </table:table-cell>
          <table:table-cell/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float" office:value="0" calcext:value-type="float">
            <text:p>0</text:p>
          </table:table-cell>
          <table:table-cell table:formula="of:=HEX2DEC([.B2])" office:value-type="float" office:value="0" calcext:value-type="float">
            <text:p>0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GR481ctrl</text:p>
          </table:table-cell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125" calcext:value-type="float">
            <text:p>125</text:p>
          </table:table-cell>
          <table:table-cell office:value-type="float" office:value="0.0001178882" calcext:value-type="float">
            <text:p>0.0001178882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[.O2]/[.H2]" office:value-type="float" office:value="0.0325159914712153" calcext:value-type="float">
            <text:p>0.032515991471215</text:p>
          </table:table-cell>
          <table:table-cell office:value-type="float" office:value="424" calcext:value-type="float">
            <text:p>424</text:p>
          </table:table-cell>
          <table:table-cell table:formula="of:=[.Q2]/[.H2]" office:value-type="float" office:value="0.226012793176972" calcext:value-type="float">
            <text:p>0.226012793176972</text:p>
          </table:table-cell>
          <table:table-cell office:value-type="float" office:value="44" calcext:value-type="float">
            <text:p>44</text:p>
          </table:table-cell>
          <table:table-cell table:formula="of:=[.S2]/[.H2]" office:value-type="float" office:value="0.023454157782516" calcext:value-type="float">
            <text:p>0.023454157782516</text:p>
          </table:table-cell>
          <table:table-cell office:value-type="float" office:value="81" calcext:value-type="float">
            <text:p>81</text:p>
          </table:table-cell>
          <table:table-cell table:formula="of:=[.U2]/[.H2]" office:value-type="float" office:value="0.0431769722814499" calcext:value-type="float">
            <text:p>0.04317697228145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154" calcext:value-type="float">
            <text:p>15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W2]/[.$H2]" office:value-type="float" office:value="0.00159914712153518" calcext:value-type="float">
            <text:p>0.001599147121535</text:p>
          </table:table-cell>
          <table:table-cell table:formula="of:=[.X2]/[.$H2]" office:value-type="float" office:value="0.0463752665245203" calcext:value-type="float">
            <text:p>0.04637526652452</text:p>
          </table:table-cell>
          <table:table-cell table:formula="of:=[.Y2]/[.$H2]" office:value-type="float" office:value="0.00266524520255864" calcext:value-type="float">
            <text:p>0.002665245202559</text:p>
          </table:table-cell>
          <table:table-cell table:formula="of:=[.Z2]/[.$H2]" office:value-type="float" office:value="0.00106609808102345" calcext:value-type="float">
            <text:p>0.001066098081023</text:p>
          </table:table-cell>
          <table:table-cell table:formula="of:=[.AA2]/[.$H2]" office:value-type="float" office:value="0.00319829424307036" calcext:value-type="float">
            <text:p>0.00319829424307</text:p>
          </table:table-cell>
          <table:table-cell table:formula="of:=[.AB2]/[.$H2]" office:value-type="float" office:value="0.0367803837953092" calcext:value-type="float">
            <text:p>0.036780383795309</text:p>
          </table:table-cell>
          <table:table-cell table:formula="of:=[.AC2]/[.$H2]" office:value-type="float" office:value="0.082089552238806" calcext:value-type="float">
            <text:p>0.082089552238806</text:p>
          </table:table-cell>
          <table:table-cell table:formula="of:=[.AD2]/[.$H2]" office:value-type="float" office:value="0.00692963752665245" calcext:value-type="float">
            <text:p>0.006929637526652</text:p>
          </table:table-cell>
          <table:table-cell table:formula="of:=[.AE2]/[.$H2]" office:value-type="float" office:value="0.00319829424307036" calcext:value-type="float">
            <text:p>0.00319829424307</text:p>
          </table:table-cell>
          <table:table-cell table:formula="of:=[.AF2]/[.$H2]" office:value-type="float" office:value="0.00479744136460554" calcext:value-type="float">
            <text:p>0.004797441364606</text:p>
          </table:table-cell>
          <table:table-cell table:formula="of:=[.AG2]/[.$H2]" office:value-type="float" office:value="0.0607675906183369" calcext:value-type="float">
            <text:p>0.060767590618337</text:p>
          </table:table-cell>
          <table:table-cell table:formula="of:=[.AH2]/[.$H2]" office:value-type="float" office:value="0.00906183368869936" calcext:value-type="float">
            <text:p>0.009061833688699</text:p>
          </table:table-cell>
          <table:table-cell table:formula="of:=[.AI2]/[.$H2]" office:value-type="float" office:value="0.00159914712153518" calcext:value-type="float">
            <text:p>0.001599147121535</text:p>
          </table:table-cell>
          <table:table-cell table:formula="of:=[.AJ2]/[.$H2]" office:value-type="float" office:value="0.00692963752665245" calcext:value-type="float">
            <text:p>0.006929637526652</text:p>
          </table:table-cell>
          <table:table-cell table:formula="of:=[.AK2]/[.$H2]" office:value-type="float" office:value="0.00266524520255864" calcext:value-type="float">
            <text:p>0.002665245202559</text:p>
          </table:table-cell>
          <table:table-cell table:formula="of:=[.AL2]/[.$H2]" office:value-type="float" office:value="0.00106609808102345" calcext:value-type="float">
            <text:p>0.001066098081023</text:p>
          </table:table-cell>
          <table:table-cell table:formula="of:=[.AM2]/[.$H2]" office:value-type="float" office:value="0.00213219616204691" calcext:value-type="float">
            <text:p>0.002132196162047</text:p>
          </table:table-cell>
          <table:table-cell table:formula="of:=[.AN2]/[.$H2]" office:value-type="float" office:value="0.00906183368869936" calcext:value-type="float">
            <text:p>0.009061833688699</text:p>
          </table:table-cell>
          <table:table-cell table:formula="of:=[.AO2]/[.$H2]" office:value-type="float" office:value="0.011727078891258" calcext:value-type="float">
            <text:p>0.011727078891258</text:p>
          </table:table-cell>
          <table:table-cell table:formula="of:=[.AP2]/[.$H2]" office:value-type="float" office:value="0.00479744136460554" calcext:value-type="float">
            <text:p>0.004797441364606</text:p>
          </table:table-cell>
          <table:table-cell table:formula="of:=[.AQ2]/[.$H2]" office:value-type="float" office:value="0.00319829424307036" calcext:value-type="float">
            <text:p>0.00319829424307</text:p>
          </table:table-cell>
          <table:table-cell table:formula="of:=[.AR2]/[.$H2]" office:value-type="float" office:value="0.00426439232409382" calcext:value-type="float">
            <text:p>0.004264392324094</text:p>
          </table:table-cell>
          <table:table-cell table:formula="of:=[.AS2]/[.$H2]" office:value-type="float" office:value="0.0154584221748401" calcext:value-type="float">
            <text:p>0.01545842217484</text:p>
          </table:table-cell>
          <table:table-cell table:formula="of:=[.AT2]/[.$H2]" office:value-type="float" office:value="0.00373134328358209" calcext:value-type="float">
            <text:p>0.003731343283582</text:p>
          </table:table-cell>
          <table:table-cell table:formula="of:=[.AU2]/[.$H2]" office:value-type="float" office:value="0.000000852423838771419" calcext:value-type="float">
            <text:p>8.52423838771419E-07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float" office:value="0" calcext:value-type="float">
            <text:p>0</text:p>
          </table:table-cell>
          <table:table-cell table:formula="of:=HEX2DEC([.B3])" office:value-type="float" office:value="0" calcext:value-type="float">
            <text:p>0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GR481ctrl</text:p>
          </table:table-cell>
          <table:table-cell office:value-type="float" office:value="10158" calcext:value-type="float">
            <text:p>10158</text:p>
          </table:table-cell>
          <table:table-cell office:value-type="float" office:value="0" calcext:value-type="float">
            <text:p>0</text:p>
          </table:table-cell>
          <table:table-cell office:value-type="float" office:value="4843" calcext:value-type="float">
            <text:p>4843</text:p>
          </table:table-cell>
          <table:table-cell office:value-type="float" office:value="1013" calcext:value-type="float">
            <text:p>1013</text:p>
          </table:table-cell>
          <table:table-cell office:value-type="float" office:value="0.000217404" calcext:value-type="float">
            <text:p>0.00021740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formula="of:=[.O3]/[.H3]" office:value-type="float" office:value="0.099822799763733" calcext:value-type="float">
            <text:p>0.099822799763733</text:p>
          </table:table-cell>
          <table:table-cell office:value-type="float" office:value="3829" calcext:value-type="float">
            <text:p>3829</text:p>
          </table:table-cell>
          <table:table-cell table:formula="of:=[.Q3]/[.H3]" office:value-type="float" office:value="0.376944280370152" calcext:value-type="float">
            <text:p>0.376944280370152</text:p>
          </table:table-cell>
          <table:table-cell office:value-type="float" office:value="579" calcext:value-type="float">
            <text:p>579</text:p>
          </table:table-cell>
          <table:table-cell table:formula="of:=[.S3]/[.H3]" office:value-type="float" office:value="0.0569994093325458" calcext:value-type="float">
            <text:p>0.056999409332546</text:p>
          </table:table-cell>
          <table:table-cell office:value-type="float" office:value="434" calcext:value-type="float">
            <text:p>434</text:p>
          </table:table-cell>
          <table:table-cell table:formula="of:=[.U3]/[.H3]" office:value-type="float" office:value="0.0427249458554834" calcext:value-type="float">
            <text:p>0.042724945855483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415" calcext:value-type="float">
            <text:p>415</text:p>
          </table:table-cell>
          <table:table-cell office:value-type="float" office:value="1975" calcext:value-type="float">
            <text:p>1975</text:p>
          </table:table-cell>
          <table:table-cell office:value-type="float" office:value="208" calcext:value-type="float">
            <text:p>208</text:p>
          </table:table-cell>
          <table:table-cell office:value-type="float" office:value="125" calcext:value-type="float">
            <text:p>125</text:p>
          </table:table-cell>
          <table:table-cell office:value-type="float" office:value="190" calcext:value-type="float">
            <text:p>190</text:p>
          </table:table-cell>
          <table:table-cell office:value-type="float" office:value="1270" calcext:value-type="float">
            <text:p>1270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23" calcext:value-type="float">
            <text:p>123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46" calcext:value-type="float">
            <text:p>46</text:p>
          </table:table-cell>
          <table:table-cell table:formula="of:=[.W3]/[.$H3]" office:value-type="float" office:value="0.00669423114786375" calcext:value-type="float">
            <text:p>0.006694231147864</text:p>
          </table:table-cell>
          <table:table-cell table:formula="of:=[.X3]/[.$H3]" office:value-type="float" office:value="0.0166371332939555" calcext:value-type="float">
            <text:p>0.016637133293956</text:p>
          </table:table-cell>
          <table:table-cell table:formula="of:=[.Y3]/[.$H3]" office:value-type="float" office:value="0.00866312266194133" calcext:value-type="float">
            <text:p>0.008663122661941</text:p>
          </table:table-cell>
          <table:table-cell table:formula="of:=[.Z3]/[.$H3]" office:value-type="float" office:value="0.00620200826934436" calcext:value-type="float">
            <text:p>0.006202008269344</text:p>
          </table:table-cell>
          <table:table-cell table:formula="of:=[.AA3]/[.$H3]" office:value-type="float" office:value="0.0092537901161646" calcext:value-type="float">
            <text:p>0.009253790116165</text:p>
          </table:table-cell>
          <table:table-cell table:formula="of:=[.AB3]/[.$H3]" office:value-type="float" office:value="0.0408544989171097" calcext:value-type="float">
            <text:p>0.04085449891711</text:p>
          </table:table-cell>
          <table:table-cell table:formula="of:=[.AC3]/[.$H3]" office:value-type="float" office:value="0.19442803701516" calcext:value-type="float">
            <text:p>0.19442803701516</text:p>
          </table:table-cell>
          <table:table-cell table:formula="of:=[.AD3]/[.$H3]" office:value-type="float" office:value="0.0204764717464068" calcext:value-type="float">
            <text:p>0.020476471746407</text:p>
          </table:table-cell>
          <table:table-cell table:formula="of:=[.AE3]/[.$H3]" office:value-type="float" office:value="0.0123055719629848" calcext:value-type="float">
            <text:p>0.012305571962985</text:p>
          </table:table-cell>
          <table:table-cell table:formula="of:=[.AF3]/[.$H3]" office:value-type="float" office:value="0.018704469383737" calcext:value-type="float">
            <text:p>0.018704469383737</text:p>
          </table:table-cell>
          <table:table-cell table:formula="of:=[.AG3]/[.$H3]" office:value-type="float" office:value="0.125024611143926" calcext:value-type="float">
            <text:p>0.125024611143926</text:p>
          </table:table-cell>
          <table:table-cell table:formula="of:=[.AH3]/[.$H3]" office:value-type="float" office:value="0.0175231344752904" calcext:value-type="float">
            <text:p>0.01752313447529</text:p>
          </table:table-cell>
          <table:table-cell table:formula="of:=[.AI3]/[.$H3]" office:value-type="float" office:value="0.0046268950580823" calcext:value-type="float">
            <text:p>0.004626895058082</text:p>
          </table:table-cell>
          <table:table-cell table:formula="of:=[.AJ3]/[.$H3]" office:value-type="float" office:value="0.0110257924788344" calcext:value-type="float">
            <text:p>0.011025792478835</text:p>
          </table:table-cell>
          <table:table-cell table:formula="of:=[.AK3]/[.$H3]" office:value-type="float" office:value="0.00669423114786375" calcext:value-type="float">
            <text:p>0.006694231147864</text:p>
          </table:table-cell>
          <table:table-cell table:formula="of:=[.AL3]/[.$H3]" office:value-type="float" office:value="0.00393778302815515" calcext:value-type="float">
            <text:p>0.003937783028155</text:p>
          </table:table-cell>
          <table:table-cell table:formula="of:=[.AM3]/[.$H3]" office:value-type="float" office:value="0.00551289623941721" calcext:value-type="float">
            <text:p>0.005512896239417</text:p>
          </table:table-cell>
          <table:table-cell table:formula="of:=[.AN3]/[.$H3]" office:value-type="float" office:value="0.0123055719629848" calcext:value-type="float">
            <text:p>0.012305571962985</text:p>
          </table:table-cell>
          <table:table-cell table:formula="of:=[.AO3]/[.$H3]" office:value-type="float" office:value="0.00836778893482969" calcext:value-type="float">
            <text:p>0.00836778893483</text:p>
          </table:table-cell>
          <table:table-cell table:formula="of:=[.AP3]/[.$H3]" office:value-type="float" office:value="0.0121086828115771" calcext:value-type="float">
            <text:p>0.012108682811577</text:p>
          </table:table-cell>
          <table:table-cell table:formula="of:=[.AQ3]/[.$H3]" office:value-type="float" office:value="0.00836778893482969" calcext:value-type="float">
            <text:p>0.00836778893483</text:p>
          </table:table-cell>
          <table:table-cell table:formula="of:=[.AR3]/[.$H3]" office:value-type="float" office:value="0.0112226816302422" calcext:value-type="float">
            <text:p>0.011222681630242</text:p>
          </table:table-cell>
          <table:table-cell table:formula="of:=[.AS3]/[.$H3]" office:value-type="float" office:value="0.0110257924788344" calcext:value-type="float">
            <text:p>0.011025792478835</text:p>
          </table:table-cell>
          <table:table-cell table:formula="of:=[.AT3]/[.$H3]" office:value-type="float" office:value="0.00452845048237842" calcext:value-type="float">
            <text:p>0.004528450482378</text:p>
          </table:table-cell>
          <table:table-cell table:formula="of:=[.AU3]/[.$H3]" office:value-type="float" office:value="0.000000659010745015136" calcext:value-type="float">
            <text:p>6.59010745015136E-07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C1C1C1</text:p>
          </table:table-cell>
          <table:table-cell table:formula="of:=HEX2DEC([.B4])" office:value-type="float" office:value="12698049" calcext:value-type="float">
            <text:p>12698049</text:p>
          </table:table-cell>
          <table:table-cell office:value-type="string" calcext:value-type="string">
            <text:p>trixy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rixy..U910-F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378" calcext:value-type="float">
            <text:p>378</text:p>
          </table:table-cell>
          <table:table-cell office:value-type="float" office:value="0.0030178092" calcext:value-type="float">
            <text:p>0.0030178092</text:p>
          </table:table-cell>
          <table:table-cell office:value-type="float" office:value="6.62" calcext:value-type="float">
            <text:p>6.6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O4]/[.H4]" office:value-type="float" office:value="0.222222222222222" calcext:value-type="float">
            <text:p>0.222222222222222</text:p>
          </table:table-cell>
          <table:table-cell office:value-type="float" office:value="921" calcext:value-type="float">
            <text:p>921</text:p>
          </table:table-cell>
          <table:table-cell table:formula="of:=[.Q4]/[.H4]" office:value-type="float" office:value="6.39583333333333" calcext:value-type="float">
            <text:p>6.39583333333333</text:p>
          </table:table-cell>
          <table:table-cell office:value-type="float" office:value="21" calcext:value-type="float">
            <text:p>21</text:p>
          </table:table-cell>
          <table:table-cell table:formula="of:=[.S4]/[.H4]" office:value-type="float" office:value="0.145833333333333" calcext:value-type="float">
            <text:p>0.145833333333333</text:p>
          </table:table-cell>
          <table:table-cell office:value-type="float" office:value="357" calcext:value-type="float">
            <text:p>357</text:p>
          </table:table-cell>
          <table:table-cell table:formula="of:=[.U4]/[.H4]" office:value-type="float" office:value="2.47916666666667" calcext:value-type="float">
            <text:p>2.47916666666667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309" calcext:value-type="float">
            <text:p>30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W4]/[.$H4]" office:value-type="float" office:value="0" calcext:value-type="float">
            <text:p>0</text:p>
          </table:table-cell>
          <table:table-cell table:formula="of:=[.X4]/[.$H4]" office:value-type="float" office:value="1.00694444444444" calcext:value-type="float">
            <text:p>1.00694444444444</text:p>
          </table:table-cell>
          <table:table-cell table:formula="of:=[.Y4]/[.$H4]" office:value-type="float" office:value="0" calcext:value-type="float">
            <text:p>0</text:p>
          </table:table-cell>
          <table:table-cell table:formula="of:=[.Z4]/[.$H4]" office:value-type="float" office:value="0.0138888888888889" calcext:value-type="float">
            <text:p>0.013888888888889</text:p>
          </table:table-cell>
          <table:table-cell table:formula="of:=[.AA4]/[.$H4]" office:value-type="float" office:value="0" calcext:value-type="float">
            <text:p>0</text:p>
          </table:table-cell>
          <table:table-cell table:formula="of:=[.AB4]/[.$H4]" office:value-type="float" office:value="2.48611111111111" calcext:value-type="float">
            <text:p>2.48611111111111</text:p>
          </table:table-cell>
          <table:table-cell table:formula="of:=[.AC4]/[.$H4]" office:value-type="float" office:value="2.14583333333333" calcext:value-type="float">
            <text:p>2.14583333333333</text:p>
          </table:table-cell>
          <table:table-cell table:formula="of:=[.AD4]/[.$H4]" office:value-type="float" office:value="0.0416666666666667" calcext:value-type="float">
            <text:p>0.041666666666667</text:p>
          </table:table-cell>
          <table:table-cell table:formula="of:=[.AE4]/[.$H4]" office:value-type="float" office:value="0.138888888888889" calcext:value-type="float">
            <text:p>0.138888888888889</text:p>
          </table:table-cell>
          <table:table-cell table:formula="of:=[.AF4]/[.$H4]" office:value-type="float" office:value="0.0138888888888889" calcext:value-type="float">
            <text:p>0.013888888888889</text:p>
          </table:table-cell>
          <table:table-cell table:formula="of:=[.AG4]/[.$H4]" office:value-type="float" office:value="0.756944444444444" calcext:value-type="float">
            <text:p>0.756944444444444</text:p>
          </table:table-cell>
          <table:table-cell table:formula="of:=[.AH4]/[.$H4]" office:value-type="float" office:value="0.0138888888888889" calcext:value-type="float">
            <text:p>0.013888888888889</text:p>
          </table:table-cell>
          <table:table-cell table:formula="of:=[.AI4]/[.$H4]" office:value-type="float" office:value="0" calcext:value-type="float">
            <text:p>0</text:p>
          </table:table-cell>
          <table:table-cell table:formula="of:=[.AJ4]/[.$H4]" office:value-type="float" office:value="0.631944444444444" calcext:value-type="float">
            <text:p>0.631944444444444</text:p>
          </table:table-cell>
          <table:table-cell table:formula="of:=[.AK4]/[.$H4]" office:value-type="float" office:value="0" calcext:value-type="float">
            <text:p>0</text:p>
          </table:table-cell>
          <table:table-cell table:formula="of:=[.AL4]/[.$H4]" office:value-type="float" office:value="0.0138888888888889" calcext:value-type="float">
            <text:p>0.013888888888889</text:p>
          </table:table-cell>
          <table:table-cell table:formula="of:=[.AM4]/[.$H4]" office:value-type="float" office:value="0" calcext:value-type="float">
            <text:p>0</text:p>
          </table:table-cell>
          <table:table-cell table:formula="of:=[.AN4]/[.$H4]" office:value-type="float" office:value="0.9375" calcext:value-type="float">
            <text:p>0.9375</text:p>
          </table:table-cell>
          <table:table-cell table:formula="of:=[.AO4]/[.$H4]" office:value-type="float" office:value="0.645833333333333" calcext:value-type="float">
            <text:p>0.645833333333333</text:p>
          </table:table-cell>
          <table:table-cell table:formula="of:=[.AP4]/[.$H4]" office:value-type="float" office:value="0.0416666666666667" calcext:value-type="float">
            <text:p>0.041666666666667</text:p>
          </table:table-cell>
          <table:table-cell table:formula="of:=[.AQ4]/[.$H4]" office:value-type="float" office:value="0.0694444444444444" calcext:value-type="float">
            <text:p>0.069444444444445</text:p>
          </table:table-cell>
          <table:table-cell table:formula="of:=[.AR4]/[.$H4]" office:value-type="float" office:value="0.0138888888888889" calcext:value-type="float">
            <text:p>0.013888888888889</text:p>
          </table:table-cell>
          <table:table-cell table:formula="of:=[.AS4]/[.$H4]" office:value-type="float" office:value="0.263888888888889" calcext:value-type="float">
            <text:p>0.263888888888889</text:p>
          </table:table-cell>
          <table:table-cell table:formula="of:=[.AT4]/[.$H4]" office:value-type="float" office:value="0.00694444444444444" calcext:value-type="float">
            <text:p>0.006944444444444</text:p>
          </table:table-cell>
          <table:table-cell table:formula="of:=[.AU4]/[.$H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C1C1C1</text:p>
          </table:table-cell>
          <table:table-cell table:formula="of:=HEX2DEC([.B5])" office:value-type="float" office:value="12698049" calcext:value-type="float">
            <text:p>12698049</text:p>
          </table:table-cell>
          <table:table-cell office:value-type="string" calcext:value-type="string">
            <text:p>trixy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rixy..U14-D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373" calcext:value-type="float">
            <text:p>1373</text:p>
          </table:table-cell>
          <table:table-cell office:value-type="float" office:value="514" calcext:value-type="float">
            <text:p>514</text:p>
          </table:table-cell>
          <table:table-cell office:value-type="float" office:value="0.0033842324" calcext:value-type="float">
            <text:p>0.0033842324</text:p>
          </table:table-cell>
          <table:table-cell office:value-type="float" office:value="7.42" calcext:value-type="float">
            <text:p>7.42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[.O5]/[.H5]" office:value-type="float" office:value="0.297297297297297" calcext:value-type="float">
            <text:p>0.297297297297297</text:p>
          </table:table-cell>
          <table:table-cell office:value-type="float" office:value="1318" calcext:value-type="float">
            <text:p>1318</text:p>
          </table:table-cell>
          <table:table-cell table:formula="of:=[.Q5]/[.H5]" office:value-type="float" office:value="7.12432432432432" calcext:value-type="float">
            <text:p>7.12432432432432</text:p>
          </table:table-cell>
          <table:table-cell office:value-type="float" office:value="45" calcext:value-type="float">
            <text:p>45</text:p>
          </table:table-cell>
          <table:table-cell table:formula="of:=[.S5]/[.H5]" office:value-type="float" office:value="0.243243243243243" calcext:value-type="float">
            <text:p>0.243243243243243</text:p>
          </table:table-cell>
          <table:table-cell office:value-type="float" office:value="469" calcext:value-type="float">
            <text:p>469</text:p>
          </table:table-cell>
          <table:table-cell table:formula="of:=[.U5]/[.H5]" office:value-type="float" office:value="2.53513513513513" calcext:value-type="float">
            <text:p>2.53513513513513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242" calcext:value-type="float">
            <text:p>24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formula="of:=[.W5]/[.$H5]" office:value-type="float" office:value="0.00540540540540541" calcext:value-type="float">
            <text:p>0.005405405405405</text:p>
          </table:table-cell>
          <table:table-cell table:formula="of:=[.X5]/[.$H5]" office:value-type="float" office:value="1.53513513513514" calcext:value-type="float">
            <text:p>1.53513513513514</text:p>
          </table:table-cell>
          <table:table-cell table:formula="of:=[.Y5]/[.$H5]" office:value-type="float" office:value="0" calcext:value-type="float">
            <text:p>0</text:p>
          </table:table-cell>
          <table:table-cell table:formula="of:=[.Z5]/[.$H5]" office:value-type="float" office:value="0.0594594594594595" calcext:value-type="float">
            <text:p>0.05945945945946</text:p>
          </table:table-cell>
          <table:table-cell table:formula="of:=[.AA5]/[.$H5]" office:value-type="float" office:value="0" calcext:value-type="float">
            <text:p>0</text:p>
          </table:table-cell>
          <table:table-cell table:formula="of:=[.AB5]/[.$H5]" office:value-type="float" office:value="2.82702702702703" calcext:value-type="float">
            <text:p>2.82702702702703</text:p>
          </table:table-cell>
          <table:table-cell table:formula="of:=[.AC5]/[.$H5]" office:value-type="float" office:value="1.30810810810811" calcext:value-type="float">
            <text:p>1.30810810810811</text:p>
          </table:table-cell>
          <table:table-cell table:formula="of:=[.AD5]/[.$H5]" office:value-type="float" office:value="0.0702702702702703" calcext:value-type="float">
            <text:p>0.07027027027027</text:p>
          </table:table-cell>
          <table:table-cell table:formula="of:=[.AE5]/[.$H5]" office:value-type="float" office:value="0.0432432432432432" calcext:value-type="float">
            <text:p>0.043243243243243</text:p>
          </table:table-cell>
          <table:table-cell table:formula="of:=[.AF5]/[.$H5]" office:value-type="float" office:value="0.0810810810810811" calcext:value-type="float">
            <text:p>0.081081081081081</text:p>
          </table:table-cell>
          <table:table-cell table:formula="of:=[.AG5]/[.$H5]" office:value-type="float" office:value="1.45405405405405" calcext:value-type="float">
            <text:p>1.45405405405405</text:p>
          </table:table-cell>
          <table:table-cell table:formula="of:=[.AH5]/[.$H5]" office:value-type="float" office:value="0.0378378378378378" calcext:value-type="float">
            <text:p>0.037837837837838</text:p>
          </table:table-cell>
          <table:table-cell table:formula="of:=[.AI5]/[.$H5]" office:value-type="float" office:value="0.00540540540540541" calcext:value-type="float">
            <text:p>0.005405405405405</text:p>
          </table:table-cell>
          <table:table-cell table:formula="of:=[.AJ5]/[.$H5]" office:value-type="float" office:value="0.621621621621622" calcext:value-type="float">
            <text:p>0.621621621621622</text:p>
          </table:table-cell>
          <table:table-cell table:formula="of:=[.AK5]/[.$H5]" office:value-type="float" office:value="0" calcext:value-type="float">
            <text:p>0</text:p>
          </table:table-cell>
          <table:table-cell table:formula="of:=[.AL5]/[.$H5]" office:value-type="float" office:value="0.0324324324324324" calcext:value-type="float">
            <text:p>0.032432432432433</text:p>
          </table:table-cell>
          <table:table-cell table:formula="of:=[.AM5]/[.$H5]" office:value-type="float" office:value="0" calcext:value-type="float">
            <text:p>0</text:p>
          </table:table-cell>
          <table:table-cell table:formula="of:=[.AN5]/[.$H5]" office:value-type="float" office:value="1.02702702702703" calcext:value-type="float">
            <text:p>1.02702702702703</text:p>
          </table:table-cell>
          <table:table-cell table:formula="of:=[.AO5]/[.$H5]" office:value-type="float" office:value="0.545945945945946" calcext:value-type="float">
            <text:p>0.545945945945946</text:p>
          </table:table-cell>
          <table:table-cell table:formula="of:=[.AP5]/[.$H5]" office:value-type="float" office:value="0.0702702702702703" calcext:value-type="float">
            <text:p>0.07027027027027</text:p>
          </table:table-cell>
          <table:table-cell table:formula="of:=[.AQ5]/[.$H5]" office:value-type="float" office:value="0.0432432432432432" calcext:value-type="float">
            <text:p>0.043243243243243</text:p>
          </table:table-cell>
          <table:table-cell table:formula="of:=[.AR5]/[.$H5]" office:value-type="float" office:value="0.0594594594594595" calcext:value-type="float">
            <text:p>0.05945945945946</text:p>
          </table:table-cell>
          <table:table-cell table:formula="of:=[.AS5]/[.$H5]" office:value-type="float" office:value="0.340540540540541" calcext:value-type="float">
            <text:p>0.340540540540541</text:p>
          </table:table-cell>
          <table:table-cell table:formula="of:=[.AT5]/[.$H5]" office:value-type="float" office:value="0.0324324324324324" calcext:value-type="float">
            <text:p>0.032432432432433</text:p>
          </table:table-cell>
          <table:table-cell table:formula="of:=[.AU5]/[.$H5]" office:value-type="float" office:value="0.000029218407596786" calcext:value-type="float">
            <text:p>2.9218407596786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C1C1C1</text:p>
          </table:table-cell>
          <table:table-cell table:formula="of:=HEX2DEC([.B6])" office:value-type="float" office:value="12698049" calcext:value-type="float">
            <text:p>12698049</text:p>
          </table:table-cell>
          <table:table-cell office:value-type="string" calcext:value-type="string">
            <text:p>trixy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rixy..U14-D2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326" calcext:value-type="float">
            <text:p>1326</text:p>
          </table:table-cell>
          <table:table-cell office:value-type="float" office:value="457" calcext:value-type="float">
            <text:p>457</text:p>
          </table:table-cell>
          <table:table-cell office:value-type="float" office:value="0.0031823745" calcext:value-type="float">
            <text:p>0.0031823745</text:p>
          </table:table-cell>
          <table:table-cell office:value-type="float" office:value="6.98" calcext:value-type="float">
            <text:p>6.9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O6]/[.H6]" office:value-type="float" office:value="0.173684210526316" calcext:value-type="float">
            <text:p>0.173684210526316</text:p>
          </table:table-cell>
          <table:table-cell office:value-type="float" office:value="1293" calcext:value-type="float">
            <text:p>1293</text:p>
          </table:table-cell>
          <table:table-cell table:formula="of:=[.Q6]/[.H6]" office:value-type="float" office:value="6.80526315789474" calcext:value-type="float">
            <text:p>6.80526315789474</text:p>
          </table:table-cell>
          <table:table-cell office:value-type="float" office:value="31" calcext:value-type="float">
            <text:p>31</text:p>
          </table:table-cell>
          <table:table-cell table:formula="of:=[.S6]/[.H6]" office:value-type="float" office:value="0.163157894736842" calcext:value-type="float">
            <text:p>0.163157894736842</text:p>
          </table:table-cell>
          <table:table-cell office:value-type="float" office:value="426" calcext:value-type="float">
            <text:p>426</text:p>
          </table:table-cell>
          <table:table-cell table:formula="of:=[.U6]/[.H6]" office:value-type="float" office:value="2.24210526315789" calcext:value-type="float">
            <text:p>2.24210526315789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[.W6]/[.$H6]" office:value-type="float" office:value="0.00526315789473684" calcext:value-type="float">
            <text:p>0.005263157894737</text:p>
          </table:table-cell>
          <table:table-cell table:formula="of:=[.X6]/[.$H6]" office:value-type="float" office:value="1.72631578947368" calcext:value-type="float">
            <text:p>1.72631578947368</text:p>
          </table:table-cell>
          <table:table-cell table:formula="of:=[.Y6]/[.$H6]" office:value-type="float" office:value="0.00526315789473684" calcext:value-type="float">
            <text:p>0.005263157894737</text:p>
          </table:table-cell>
          <table:table-cell table:formula="of:=[.Z6]/[.$H6]" office:value-type="float" office:value="0.0105263157894737" calcext:value-type="float">
            <text:p>0.010526315789474</text:p>
          </table:table-cell>
          <table:table-cell table:formula="of:=[.AA6]/[.$H6]" office:value-type="float" office:value="0" calcext:value-type="float">
            <text:p>0</text:p>
          </table:table-cell>
          <table:table-cell table:formula="of:=[.AB6]/[.$H6]" office:value-type="float" office:value="2.45789473684211" calcext:value-type="float">
            <text:p>2.45789473684211</text:p>
          </table:table-cell>
          <table:table-cell table:formula="of:=[.AC6]/[.$H6]" office:value-type="float" office:value="1.92631578947368" calcext:value-type="float">
            <text:p>1.92631578947368</text:p>
          </table:table-cell>
          <table:table-cell table:formula="of:=[.AD6]/[.$H6]" office:value-type="float" office:value="0.0368421052631579" calcext:value-type="float">
            <text:p>0.036842105263158</text:p>
          </table:table-cell>
          <table:table-cell table:formula="of:=[.AE6]/[.$H6]" office:value-type="float" office:value="0.0631578947368421" calcext:value-type="float">
            <text:p>0.063157894736842</text:p>
          </table:table-cell>
          <table:table-cell table:formula="of:=[.AF6]/[.$H6]" office:value-type="float" office:value="0.0368421052631579" calcext:value-type="float">
            <text:p>0.036842105263158</text:p>
          </table:table-cell>
          <table:table-cell table:formula="of:=[.AG6]/[.$H6]" office:value-type="float" office:value="0.694736842105263" calcext:value-type="float">
            <text:p>0.694736842105263</text:p>
          </table:table-cell>
          <table:table-cell table:formula="of:=[.AH6]/[.$H6]" office:value-type="float" office:value="0.0157894736842105" calcext:value-type="float">
            <text:p>0.015789473684211</text:p>
          </table:table-cell>
          <table:table-cell table:formula="of:=[.AI6]/[.$H6]" office:value-type="float" office:value="0.00526315789473684" calcext:value-type="float">
            <text:p>0.005263157894737</text:p>
          </table:table-cell>
          <table:table-cell table:formula="of:=[.AJ6]/[.$H6]" office:value-type="float" office:value="0.573684210526316" calcext:value-type="float">
            <text:p>0.573684210526316</text:p>
          </table:table-cell>
          <table:table-cell table:formula="of:=[.AK6]/[.$H6]" office:value-type="float" office:value="0.00526315789473684" calcext:value-type="float">
            <text:p>0.005263157894737</text:p>
          </table:table-cell>
          <table:table-cell table:formula="of:=[.AL6]/[.$H6]" office:value-type="float" office:value="0.0105263157894737" calcext:value-type="float">
            <text:p>0.010526315789474</text:p>
          </table:table-cell>
          <table:table-cell table:formula="of:=[.AM6]/[.$H6]" office:value-type="float" office:value="0" calcext:value-type="float">
            <text:p>0</text:p>
          </table:table-cell>
          <table:table-cell table:formula="of:=[.AN6]/[.$H6]" office:value-type="float" office:value="0.894736842105263" calcext:value-type="float">
            <text:p>0.894736842105263</text:p>
          </table:table-cell>
          <table:table-cell table:formula="of:=[.AO6]/[.$H6]" office:value-type="float" office:value="0.505263157894737" calcext:value-type="float">
            <text:p>0.505263157894737</text:p>
          </table:table-cell>
          <table:table-cell table:formula="of:=[.AP6]/[.$H6]" office:value-type="float" office:value="0.0368421052631579" calcext:value-type="float">
            <text:p>0.036842105263158</text:p>
          </table:table-cell>
          <table:table-cell table:formula="of:=[.AQ6]/[.$H6]" office:value-type="float" office:value="0.0526315789473684" calcext:value-type="float">
            <text:p>0.052631578947369</text:p>
          </table:table-cell>
          <table:table-cell table:formula="of:=[.AR6]/[.$H6]" office:value-type="float" office:value="0.0368421052631579" calcext:value-type="float">
            <text:p>0.036842105263158</text:p>
          </table:table-cell>
          <table:table-cell table:formula="of:=[.AS6]/[.$H6]" office:value-type="float" office:value="0.268421052631579" calcext:value-type="float">
            <text:p>0.268421052631579</text:p>
          </table:table-cell>
          <table:table-cell table:formula="of:=[.AT6]/[.$H6]" office:value-type="float" office:value="0.0157894736842105" calcext:value-type="float">
            <text:p>0.015789473684211</text:p>
          </table:table-cell>
          <table:table-cell table:formula="of:=[.AU6]/[.$H6]" office:value-type="float" office:value="0.0000277008310249307" calcext:value-type="float">
            <text:p>2.77008310249307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1C1C1</text:p>
          </table:table-cell>
          <table:table-cell table:formula="of:=HEX2DEC([.B7])" office:value-type="float" office:value="12698049" calcext:value-type="float">
            <text:p>12698049</text:p>
          </table:table-cell>
          <table:table-cell office:value-type="string" calcext:value-type="string">
            <text:p>trixy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trixy..UW12-A4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588" calcext:value-type="float">
            <text:p>588</text:p>
          </table:table-cell>
          <table:table-cell office:value-type="float" office:value="0.0037374654" calcext:value-type="float">
            <text:p>0.0037374654</text:p>
          </table:table-cell>
          <table:table-cell office:value-type="float" office:value="8.2" calcext:value-type="float">
            <text:p>8.2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formula="of:=[.O7]/[.H7]" office:value-type="float" office:value="0.495327102803738" calcext:value-type="float">
            <text:p>0.495327102803738</text:p>
          </table:table-cell>
          <table:table-cell office:value-type="float" office:value="1648" calcext:value-type="float">
            <text:p>1648</text:p>
          </table:table-cell>
          <table:table-cell table:formula="of:=[.Q7]/[.H7]" office:value-type="float" office:value="7.70093457943925" calcext:value-type="float">
            <text:p>7.70093457943925</text:p>
          </table:table-cell>
          <table:table-cell office:value-type="float" office:value="71" calcext:value-type="float">
            <text:p>71</text:p>
          </table:table-cell>
          <table:table-cell table:formula="of:=[.S7]/[.H7]" office:value-type="float" office:value="0.331775700934579" calcext:value-type="float">
            <text:p>0.331775700934579</text:p>
          </table:table-cell>
          <table:table-cell office:value-type="float" office:value="517" calcext:value-type="float">
            <text:p>517</text:p>
          </table:table-cell>
          <table:table-cell table:formula="of:=[.U7]/[.H7]" office:value-type="float" office:value="2.41588785046729" calcext:value-type="float">
            <text:p>2.41588785046729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368" calcext:value-type="float">
            <text:p>368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W7]/[.$H7]" office:value-type="float" office:value="0" calcext:value-type="float">
            <text:p>0</text:p>
          </table:table-cell>
          <table:table-cell table:formula="of:=[.X7]/[.$H7]" office:value-type="float" office:value="1.23831775700935" calcext:value-type="float">
            <text:p>1.23831775700935</text:p>
          </table:table-cell>
          <table:table-cell table:formula="of:=[.Y7]/[.$H7]" office:value-type="float" office:value="0" calcext:value-type="float">
            <text:p>0</text:p>
          </table:table-cell>
          <table:table-cell table:formula="of:=[.Z7]/[.$H7]" office:value-type="float" office:value="0.0607476635514019" calcext:value-type="float">
            <text:p>0.060747663551402</text:p>
          </table:table-cell>
          <table:table-cell table:formula="of:=[.AA7]/[.$H7]" office:value-type="float" office:value="0" calcext:value-type="float">
            <text:p>0</text:p>
          </table:table-cell>
          <table:table-cell table:formula="of:=[.AB7]/[.$H7]" office:value-type="float" office:value="4.1214953271028" calcext:value-type="float">
            <text:p>4.1214953271028</text:p>
          </table:table-cell>
          <table:table-cell table:formula="of:=[.AC7]/[.$H7]" office:value-type="float" office:value="1.7196261682243" calcext:value-type="float">
            <text:p>1.7196261682243</text:p>
          </table:table-cell>
          <table:table-cell table:formula="of:=[.AD7]/[.$H7]" office:value-type="float" office:value="0.168224299065421" calcext:value-type="float">
            <text:p>0.168224299065421</text:p>
          </table:table-cell>
          <table:table-cell table:formula="of:=[.AE7]/[.$H7]" office:value-type="float" office:value="0.0514018691588785" calcext:value-type="float">
            <text:p>0.051401869158879</text:p>
          </table:table-cell>
          <table:table-cell table:formula="of:=[.AF7]/[.$H7]" office:value-type="float" office:value="0.182242990654206" calcext:value-type="float">
            <text:p>0.182242990654206</text:p>
          </table:table-cell>
          <table:table-cell table:formula="of:=[.AG7]/[.$H7]" office:value-type="float" office:value="0.621495327102804" calcext:value-type="float">
            <text:p>0.621495327102804</text:p>
          </table:table-cell>
          <table:table-cell table:formula="of:=[.AH7]/[.$H7]" office:value-type="float" office:value="0.0327102803738318" calcext:value-type="float">
            <text:p>0.032710280373832</text:p>
          </table:table-cell>
          <table:table-cell table:formula="of:=[.AI7]/[.$H7]" office:value-type="float" office:value="0" calcext:value-type="float">
            <text:p>0</text:p>
          </table:table-cell>
          <table:table-cell table:formula="of:=[.AJ7]/[.$H7]" office:value-type="float" office:value="0.616822429906542" calcext:value-type="float">
            <text:p>0.616822429906542</text:p>
          </table:table-cell>
          <table:table-cell table:formula="of:=[.AK7]/[.$H7]" office:value-type="float" office:value="0" calcext:value-type="float">
            <text:p>0</text:p>
          </table:table-cell>
          <table:table-cell table:formula="of:=[.AL7]/[.$H7]" office:value-type="float" office:value="0.0373831775700935" calcext:value-type="float">
            <text:p>0.037383177570094</text:p>
          </table:table-cell>
          <table:table-cell table:formula="of:=[.AM7]/[.$H7]" office:value-type="float" office:value="0" calcext:value-type="float">
            <text:p>0</text:p>
          </table:table-cell>
          <table:table-cell table:formula="of:=[.AN7]/[.$H7]" office:value-type="float" office:value="0.985981308411215" calcext:value-type="float">
            <text:p>0.985981308411215</text:p>
          </table:table-cell>
          <table:table-cell table:formula="of:=[.AO7]/[.$H7]" office:value-type="float" office:value="0.523364485981308" calcext:value-type="float">
            <text:p>0.523364485981308</text:p>
          </table:table-cell>
          <table:table-cell table:formula="of:=[.AP7]/[.$H7]" office:value-type="float" office:value="0.163551401869159" calcext:value-type="float">
            <text:p>0.163551401869159</text:p>
          </table:table-cell>
          <table:table-cell table:formula="of:=[.AQ7]/[.$H7]" office:value-type="float" office:value="0.0514018691588785" calcext:value-type="float">
            <text:p>0.051401869158879</text:p>
          </table:table-cell>
          <table:table-cell table:formula="of:=[.AR7]/[.$H7]" office:value-type="float" office:value="0.0467289719626168" calcext:value-type="float">
            <text:p>0.046728971962617</text:p>
          </table:table-cell>
          <table:table-cell table:formula="of:=[.AS7]/[.$H7]" office:value-type="float" office:value="0.289719626168224" calcext:value-type="float">
            <text:p>0.289719626168224</text:p>
          </table:table-cell>
          <table:table-cell table:formula="of:=[.AT7]/[.$H7]" office:value-type="float" office:value="0.0327102803738318" calcext:value-type="float">
            <text:p>0.032710280373832</text:p>
          </table:table-cell>
          <table:table-cell table:formula="of:=[.AU7]/[.$H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C1C1C1</text:p>
          </table:table-cell>
          <table:table-cell table:formula="of:=HEX2DEC([.B8])" office:value-type="float" office:value="12698049" calcext:value-type="float">
            <text:p>12698049</text:p>
          </table:table-cell>
          <table:table-cell office:value-type="string" calcext:value-type="string">
            <text:p>trixy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rixy..U14-E11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086" calcext:value-type="float">
            <text:p>2086</text:p>
          </table:table-cell>
          <table:table-cell office:value-type="float" office:value="584" calcext:value-type="float">
            <text:p>584</text:p>
          </table:table-cell>
          <table:table-cell office:value-type="float" office:value="0.0036444766" calcext:value-type="float">
            <text:p>0.0036444766</text:p>
          </table:table-cell>
          <table:table-cell office:value-type="float" office:value="7.99" calcext:value-type="float">
            <text:p>7.99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table:formula="of:=[.O8]/[.H8]" office:value-type="float" office:value="0.398467432950192" calcext:value-type="float">
            <text:p>0.398467432950192</text:p>
          </table:table-cell>
          <table:table-cell office:value-type="float" office:value="1982" calcext:value-type="float">
            <text:p>1982</text:p>
          </table:table-cell>
          <table:table-cell table:formula="of:=[.Q8]/[.H8]" office:value-type="float" office:value="7.59386973180077" calcext:value-type="float">
            <text:p>7.59386973180077</text:p>
          </table:table-cell>
          <table:table-cell office:value-type="float" office:value="55" calcext:value-type="float">
            <text:p>55</text:p>
          </table:table-cell>
          <table:table-cell table:formula="of:=[.S8]/[.H8]" office:value-type="float" office:value="0.210727969348659" calcext:value-type="float">
            <text:p>0.210727969348659</text:p>
          </table:table-cell>
          <table:table-cell office:value-type="float" office:value="529" calcext:value-type="float">
            <text:p>529</text:p>
          </table:table-cell>
          <table:table-cell table:formula="of:=[.U8]/[.H8]" office:value-type="float" office:value="2.02681992337165" calcext:value-type="float">
            <text:p>2.02681992337165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  <table:table-cell office:value-type="float" office:value="470" calcext:value-type="float">
            <text:p>47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W8]/[.$H8]" office:value-type="float" office:value="0.00383141762452107" calcext:value-type="float">
            <text:p>0.003831417624521</text:p>
          </table:table-cell>
          <table:table-cell table:formula="of:=[.X8]/[.$H8]" office:value-type="float" office:value="2.0727969348659" calcext:value-type="float">
            <text:p>2.0727969348659</text:p>
          </table:table-cell>
          <table:table-cell table:formula="of:=[.Y8]/[.$H8]" office:value-type="float" office:value="0.00383141762452107" calcext:value-type="float">
            <text:p>0.003831417624521</text:p>
          </table:table-cell>
          <table:table-cell table:formula="of:=[.Z8]/[.$H8]" office:value-type="float" office:value="0.0229885057471264" calcext:value-type="float">
            <text:p>0.022988505747127</text:p>
          </table:table-cell>
          <table:table-cell table:formula="of:=[.AA8]/[.$H8]" office:value-type="float" office:value="0.00383141762452107" calcext:value-type="float">
            <text:p>0.003831417624521</text:p>
          </table:table-cell>
          <table:table-cell table:formula="of:=[.AB8]/[.$H8]" office:value-type="float" office:value="2.67816091954023" calcext:value-type="float">
            <text:p>2.67816091954023</text:p>
          </table:table-cell>
          <table:table-cell table:formula="of:=[.AC8]/[.$H8]" office:value-type="float" office:value="1.8007662835249" calcext:value-type="float">
            <text:p>1.8007662835249</text:p>
          </table:table-cell>
          <table:table-cell table:formula="of:=[.AD8]/[.$H8]" office:value-type="float" office:value="0.103448275862069" calcext:value-type="float">
            <text:p>0.103448275862069</text:p>
          </table:table-cell>
          <table:table-cell table:formula="of:=[.AE8]/[.$H8]" office:value-type="float" office:value="0.14176245210728" calcext:value-type="float">
            <text:p>0.14176245210728</text:p>
          </table:table-cell>
          <table:table-cell table:formula="of:=[.AF8]/[.$H8]" office:value-type="float" office:value="0.0842911877394636" calcext:value-type="float">
            <text:p>0.084291187739464</text:p>
          </table:table-cell>
          <table:table-cell table:formula="of:=[.AG8]/[.$H8]" office:value-type="float" office:value="1.04214559386973" calcext:value-type="float">
            <text:p>1.04214559386973</text:p>
          </table:table-cell>
          <table:table-cell table:formula="of:=[.AH8]/[.$H8]" office:value-type="float" office:value="0.0344827586206897" calcext:value-type="float">
            <text:p>0.03448275862069</text:p>
          </table:table-cell>
          <table:table-cell table:formula="of:=[.AI8]/[.$H8]" office:value-type="float" office:value="0.00383141762452107" calcext:value-type="float">
            <text:p>0.003831417624521</text:p>
          </table:table-cell>
          <table:table-cell table:formula="of:=[.AJ8]/[.$H8]" office:value-type="float" office:value="0.528735632183908" calcext:value-type="float">
            <text:p>0.528735632183908</text:p>
          </table:table-cell>
          <table:table-cell table:formula="of:=[.AK8]/[.$H8]" office:value-type="float" office:value="0.00383141762452107" calcext:value-type="float">
            <text:p>0.003831417624521</text:p>
          </table:table-cell>
          <table:table-cell table:formula="of:=[.AL8]/[.$H8]" office:value-type="float" office:value="0.0153256704980843" calcext:value-type="float">
            <text:p>0.015325670498084</text:p>
          </table:table-cell>
          <table:table-cell table:formula="of:=[.AM8]/[.$H8]" office:value-type="float" office:value="0.00383141762452107" calcext:value-type="float">
            <text:p>0.003831417624521</text:p>
          </table:table-cell>
          <table:table-cell table:formula="of:=[.AN8]/[.$H8]" office:value-type="float" office:value="0.827586206896552" calcext:value-type="float">
            <text:p>0.827586206896552</text:p>
          </table:table-cell>
          <table:table-cell table:formula="of:=[.AO8]/[.$H8]" office:value-type="float" office:value="0.425287356321839" calcext:value-type="float">
            <text:p>0.425287356321839</text:p>
          </table:table-cell>
          <table:table-cell table:formula="of:=[.AP8]/[.$H8]" office:value-type="float" office:value="0.0957854406130268" calcext:value-type="float">
            <text:p>0.095785440613027</text:p>
          </table:table-cell>
          <table:table-cell table:formula="of:=[.AQ8]/[.$H8]" office:value-type="float" office:value="0.0344827586206897" calcext:value-type="float">
            <text:p>0.03448275862069</text:p>
          </table:table-cell>
          <table:table-cell table:formula="of:=[.AR8]/[.$H8]" office:value-type="float" office:value="0.0229885057471264" calcext:value-type="float">
            <text:p>0.022988505747127</text:p>
          </table:table-cell>
          <table:table-cell table:formula="of:=[.AS8]/[.$H8]" office:value-type="float" office:value="0.245210727969349" calcext:value-type="float">
            <text:p>0.245210727969349</text:p>
          </table:table-cell>
          <table:table-cell table:formula="of:=[.AT8]/[.$H8]" office:value-type="float" office:value="0.0306513409961686" calcext:value-type="float">
            <text:p>0.030651340996169</text:p>
          </table:table-cell>
          <table:table-cell table:formula="of:=[.AU8]/[.$H8]" office:value-type="float" office:value="0.0000146797610134907" calcext:value-type="float">
            <text:p>1.46797610134907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C1C1C1</text:p>
          </table:table-cell>
          <table:table-cell table:formula="of:=HEX2DEC([.B9])" office:value-type="float" office:value="12698049" calcext:value-type="float">
            <text:p>12698049</text:p>
          </table:table-cell>
          <table:table-cell office:value-type="string" calcext:value-type="string">
            <text:p>trixy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rixy..U15-G3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2646" calcext:value-type="float">
            <text:p>2646</text:p>
          </table:table-cell>
          <table:table-cell office:value-type="float" office:value="728" calcext:value-type="float">
            <text:p>728</text:p>
          </table:table-cell>
          <table:table-cell office:value-type="float" office:value="0.0037823396" calcext:value-type="float">
            <text:p>0.0037823396</text:p>
          </table:table-cell>
          <table:table-cell office:value-type="float" office:value="8.29" calcext:value-type="float">
            <text:p>8.29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formula="of:=[.O9]/[.H9]" office:value-type="float" office:value="0.373040752351097" calcext:value-type="float">
            <text:p>0.373040752351097</text:p>
          </table:table-cell>
          <table:table-cell office:value-type="float" office:value="2527" calcext:value-type="float">
            <text:p>2527</text:p>
          </table:table-cell>
          <table:table-cell table:formula="of:=[.Q9]/[.H9]" office:value-type="float" office:value="7.92163009404389" calcext:value-type="float">
            <text:p>7.92163009404389</text:p>
          </table:table-cell>
          <table:table-cell office:value-type="float" office:value="93" calcext:value-type="float">
            <text:p>93</text:p>
          </table:table-cell>
          <table:table-cell table:formula="of:=[.S9]/[.H9]" office:value-type="float" office:value="0.29153605015674" calcext:value-type="float">
            <text:p>0.29153605015674</text:p>
          </table:table-cell>
          <table:table-cell office:value-type="float" office:value="635" calcext:value-type="float">
            <text:p>635</text:p>
          </table:table-cell>
          <table:table-cell table:formula="of:=[.U9]/[.H9]" office:value-type="float" office:value="1.99059561128527" calcext:value-type="float">
            <text:p>1.99059561128527</text:p>
          </table:table-cell>
          <table:table-cell office:value-type="float" office:value="5" calcext:value-type="float">
            <text:p>5</text:p>
          </table:table-cell>
          <table:table-cell office:value-type="float" office:value="665" calcext:value-type="float">
            <text:p>66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25" calcext:value-type="float">
            <text:p>1125</text:p>
          </table:table-cell>
          <table:table-cell office:value-type="float" office:value="479" calcext:value-type="float">
            <text:p>47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58" calcext:value-type="float">
            <text:p>2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60" calcext:value-type="float">
            <text:p>260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[.W9]/[.$H9]" office:value-type="float" office:value="0.0156739811912226" calcext:value-type="float">
            <text:p>0.015673981191223</text:p>
          </table:table-cell>
          <table:table-cell table:formula="of:=[.X9]/[.$H9]" office:value-type="float" office:value="2.0846394984326" calcext:value-type="float">
            <text:p>2.0846394984326</text:p>
          </table:table-cell>
          <table:table-cell table:formula="of:=[.Y9]/[.$H9]" office:value-type="float" office:value="0.0313479623824451" calcext:value-type="float">
            <text:p>0.031347962382445</text:p>
          </table:table-cell>
          <table:table-cell table:formula="of:=[.Z9]/[.$H9]" office:value-type="float" office:value="0.0689655172413793" calcext:value-type="float">
            <text:p>0.068965517241379</text:p>
          </table:table-cell>
          <table:table-cell table:formula="of:=[.AA9]/[.$H9]" office:value-type="float" office:value="0.0282131661442006" calcext:value-type="float">
            <text:p>0.028213166144201</text:p>
          </table:table-cell>
          <table:table-cell table:formula="of:=[.AB9]/[.$H9]" office:value-type="float" office:value="3.52664576802508" calcext:value-type="float">
            <text:p>3.52664576802508</text:p>
          </table:table-cell>
          <table:table-cell table:formula="of:=[.AC9]/[.$H9]" office:value-type="float" office:value="1.50156739811912" calcext:value-type="float">
            <text:p>1.50156739811912</text:p>
          </table:table-cell>
          <table:table-cell table:formula="of:=[.AD9]/[.$H9]" office:value-type="float" office:value="0.0564263322884013" calcext:value-type="float">
            <text:p>0.056426332288401</text:p>
          </table:table-cell>
          <table:table-cell table:formula="of:=[.AE9]/[.$H9]" office:value-type="float" office:value="0.0846394984326019" calcext:value-type="float">
            <text:p>0.084639498432602</text:p>
          </table:table-cell>
          <table:table-cell table:formula="of:=[.AF9]/[.$H9]" office:value-type="float" office:value="0.0595611285266458" calcext:value-type="float">
            <text:p>0.059561128526646</text:p>
          </table:table-cell>
          <table:table-cell table:formula="of:=[.AG9]/[.$H9]" office:value-type="float" office:value="0.808777429467085" calcext:value-type="float">
            <text:p>0.808777429467085</text:p>
          </table:table-cell>
          <table:table-cell table:formula="of:=[.AH9]/[.$H9]" office:value-type="float" office:value="0.0282131661442006" calcext:value-type="float">
            <text:p>0.028213166144201</text:p>
          </table:table-cell>
          <table:table-cell table:formula="of:=[.AI9]/[.$H9]" office:value-type="float" office:value="0.0156739811912226" calcext:value-type="float">
            <text:p>0.015673981191223</text:p>
          </table:table-cell>
          <table:table-cell table:formula="of:=[.AJ9]/[.$H9]" office:value-type="float" office:value="0.526645768025078" calcext:value-type="float">
            <text:p>0.526645768025078</text:p>
          </table:table-cell>
          <table:table-cell table:formula="of:=[.AK9]/[.$H9]" office:value-type="float" office:value="0.0250783699059561" calcext:value-type="float">
            <text:p>0.025078369905956</text:p>
          </table:table-cell>
          <table:table-cell table:formula="of:=[.AL9]/[.$H9]" office:value-type="float" office:value="0.0470219435736677" calcext:value-type="float">
            <text:p>0.047021943573668</text:p>
          </table:table-cell>
          <table:table-cell table:formula="of:=[.AM9]/[.$H9]" office:value-type="float" office:value="0.0282131661442006" calcext:value-type="float">
            <text:p>0.028213166144201</text:p>
          </table:table-cell>
          <table:table-cell table:formula="of:=[.AN9]/[.$H9]" office:value-type="float" office:value="0.815047021943574" calcext:value-type="float">
            <text:p>0.815047021943574</text:p>
          </table:table-cell>
          <table:table-cell table:formula="of:=[.AO9]/[.$H9]" office:value-type="float" office:value="0.41692789968652" calcext:value-type="float">
            <text:p>0.41692789968652</text:p>
          </table:table-cell>
          <table:table-cell table:formula="of:=[.AP9]/[.$H9]" office:value-type="float" office:value="0.0501567398119122" calcext:value-type="float">
            <text:p>0.050156739811912</text:p>
          </table:table-cell>
          <table:table-cell table:formula="of:=[.AQ9]/[.$H9]" office:value-type="float" office:value="0.0470219435736677" calcext:value-type="float">
            <text:p>0.047021943573668</text:p>
          </table:table-cell>
          <table:table-cell table:formula="of:=[.AR9]/[.$H9]" office:value-type="float" office:value="0.0532915360501567" calcext:value-type="float">
            <text:p>0.053291536050157</text:p>
          </table:table-cell>
          <table:table-cell table:formula="of:=[.AS9]/[.$H9]" office:value-type="float" office:value="0.231974921630094" calcext:value-type="float">
            <text:p>0.231974921630094</text:p>
          </table:table-cell>
          <table:table-cell table:formula="of:=[.AT9]/[.$H9]" office:value-type="float" office:value="0.0250783699059561" calcext:value-type="float">
            <text:p>0.025078369905956</text:p>
          </table:table-cell>
          <table:table-cell table:formula="of:=[.AU9]/[.$H9]" office:value-type="float" office:value="0.0000491347372765598" calcext:value-type="float">
            <text:p>4.91347372765598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C1C1C1</text:p>
          </table:table-cell>
          <table:table-cell table:formula="of:=HEX2DEC([.B10])" office:value-type="float" office:value="12698049" calcext:value-type="float">
            <text:p>12698049</text:p>
          </table:table-cell>
          <table:table-cell office:value-type="string" calcext:value-type="string">
            <text:p>trixy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rixy..U14-D6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097" calcext:value-type="float">
            <text:p>3097</text:p>
          </table:table-cell>
          <table:table-cell office:value-type="float" office:value="723" calcext:value-type="float">
            <text:p>723</text:p>
          </table:table-cell>
          <table:table-cell office:value-type="float" office:value="0.0039669121" calcext:value-type="float">
            <text:p>0.0039669121</text:p>
          </table:table-cell>
          <table:table-cell office:value-type="float" office:value="8.7" calcext:value-type="float">
            <text:p>8.7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table:formula="of:=[.O10]/[.H10]" office:value-type="float" office:value="0.646067415730337" calcext:value-type="float">
            <text:p>0.646067415730337</text:p>
          </table:table-cell>
          <table:table-cell office:value-type="float" office:value="2867" calcext:value-type="float">
            <text:p>2867</text:p>
          </table:table-cell>
          <table:table-cell table:formula="of:=[.Q10]/[.H10]" office:value-type="float" office:value="8.05337078651685" calcext:value-type="float">
            <text:p>8.05337078651685</text:p>
          </table:table-cell>
          <table:table-cell office:value-type="float" office:value="68" calcext:value-type="float">
            <text:p>68</text:p>
          </table:table-cell>
          <table:table-cell table:formula="of:=[.S10]/[.H10]" office:value-type="float" office:value="0.191011235955056" calcext:value-type="float">
            <text:p>0.191011235955056</text:p>
          </table:table-cell>
          <table:table-cell office:value-type="float" office:value="655" calcext:value-type="float">
            <text:p>655</text:p>
          </table:table-cell>
          <table:table-cell table:formula="of:=[.U10]/[.H10]" office:value-type="float" office:value="1.83988764044944" calcext:value-type="float">
            <text:p>1.83988764044944</text:p>
          </table:table-cell>
          <table:table-cell office:value-type="float" office:value="3" calcext:value-type="float">
            <text:p>3</text:p>
          </table:table-cell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850" calcext:value-type="float">
            <text:p>850</text:p>
          </table:table-cell>
          <table:table-cell office:value-type="float" office:value="917" calcext:value-type="float">
            <text:p>91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formula="of:=[.W10]/[.$H10]" office:value-type="float" office:value="0.00842696629213483" calcext:value-type="float">
            <text:p>0.008426966292135</text:p>
          </table:table-cell>
          <table:table-cell table:formula="of:=[.X10]/[.$H10]" office:value-type="float" office:value="2.14887640449438" calcext:value-type="float">
            <text:p>2.14887640449438</text:p>
          </table:table-cell>
          <table:table-cell table:formula="of:=[.Y10]/[.$H10]" office:value-type="float" office:value="0.00280898876404494" calcext:value-type="float">
            <text:p>0.002808988764045</text:p>
          </table:table-cell>
          <table:table-cell table:formula="of:=[.Z10]/[.$H10]" office:value-type="float" office:value="0.469101123595506" calcext:value-type="float">
            <text:p>0.469101123595506</text:p>
          </table:table-cell>
          <table:table-cell table:formula="of:=[.AA10]/[.$H10]" office:value-type="float" office:value="0.00280898876404494" calcext:value-type="float">
            <text:p>0.002808988764045</text:p>
          </table:table-cell>
          <table:table-cell table:formula="of:=[.AB10]/[.$H10]" office:value-type="float" office:value="2.3876404494382" calcext:value-type="float">
            <text:p>2.3876404494382</text:p>
          </table:table-cell>
          <table:table-cell table:formula="of:=[.AC10]/[.$H10]" office:value-type="float" office:value="2.57584269662921" calcext:value-type="float">
            <text:p>2.57584269662921</text:p>
          </table:table-cell>
          <table:table-cell table:formula="of:=[.AD10]/[.$H10]" office:value-type="float" office:value="0.0224719101123595" calcext:value-type="float">
            <text:p>0.02247191011236</text:p>
          </table:table-cell>
          <table:table-cell table:formula="of:=[.AE10]/[.$H10]" office:value-type="float" office:value="0.0674157303370787" calcext:value-type="float">
            <text:p>0.067415730337079</text:p>
          </table:table-cell>
          <table:table-cell table:formula="of:=[.AF10]/[.$H10]" office:value-type="float" office:value="0.0421348314606742" calcext:value-type="float">
            <text:p>0.042134831460674</text:p>
          </table:table-cell>
          <table:table-cell table:formula="of:=[.AG10]/[.$H10]" office:value-type="float" office:value="0.941011235955056" calcext:value-type="float">
            <text:p>0.941011235955056</text:p>
          </table:table-cell>
          <table:table-cell table:formula="of:=[.AH10]/[.$H10]" office:value-type="float" office:value="0.0308988764044944" calcext:value-type="float">
            <text:p>0.030898876404494</text:p>
          </table:table-cell>
          <table:table-cell table:formula="of:=[.AI10]/[.$H10]" office:value-type="float" office:value="0.00842696629213483" calcext:value-type="float">
            <text:p>0.008426966292135</text:p>
          </table:table-cell>
          <table:table-cell table:formula="of:=[.AJ10]/[.$H10]" office:value-type="float" office:value="0.455056179775281" calcext:value-type="float">
            <text:p>0.455056179775281</text:p>
          </table:table-cell>
          <table:table-cell table:formula="of:=[.AK10]/[.$H10]" office:value-type="float" office:value="0.00280898876404494" calcext:value-type="float">
            <text:p>0.002808988764045</text:p>
          </table:table-cell>
          <table:table-cell table:formula="of:=[.AL10]/[.$H10]" office:value-type="float" office:value="0.0280898876404494" calcext:value-type="float">
            <text:p>0.02808988764045</text:p>
          </table:table-cell>
          <table:table-cell table:formula="of:=[.AM10]/[.$H10]" office:value-type="float" office:value="0.00280898876404494" calcext:value-type="float">
            <text:p>0.002808988764045</text:p>
          </table:table-cell>
          <table:table-cell table:formula="of:=[.AN10]/[.$H10]" office:value-type="float" office:value="0.72752808988764" calcext:value-type="float">
            <text:p>0.72752808988764</text:p>
          </table:table-cell>
          <table:table-cell table:formula="of:=[.AO10]/[.$H10]" office:value-type="float" office:value="0.404494382022472" calcext:value-type="float">
            <text:p>0.404494382022472</text:p>
          </table:table-cell>
          <table:table-cell table:formula="of:=[.AP10]/[.$H10]" office:value-type="float" office:value="0.0224719101123595" calcext:value-type="float">
            <text:p>0.02247191011236</text:p>
          </table:table-cell>
          <table:table-cell table:formula="of:=[.AQ10]/[.$H10]" office:value-type="float" office:value="0.0589887640449438" calcext:value-type="float">
            <text:p>0.058988764044944</text:p>
          </table:table-cell>
          <table:table-cell table:formula="of:=[.AR10]/[.$H10]" office:value-type="float" office:value="0.0421348314606742" calcext:value-type="float">
            <text:p>0.042134831460674</text:p>
          </table:table-cell>
          <table:table-cell table:formula="of:=[.AS10]/[.$H10]" office:value-type="float" office:value="0.252808988764045" calcext:value-type="float">
            <text:p>0.252808988764045</text:p>
          </table:table-cell>
          <table:table-cell table:formula="of:=[.AT10]/[.$H10]" office:value-type="float" office:value="0.0252808988764045" calcext:value-type="float">
            <text:p>0.025280898876405</text:p>
          </table:table-cell>
          <table:table-cell table:formula="of:=[.AU10]/[.$H10]" office:value-type="float" office:value="0.0000236712536295922" calcext:value-type="float">
            <text:p>2.36712536295922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C1C1C1</text:p>
          </table:table-cell>
          <table:table-cell table:formula="of:=HEX2DEC([.B11])" office:value-type="float" office:value="12698049" calcext:value-type="float">
            <text:p>12698049</text:p>
          </table:table-cell>
          <table:table-cell office:value-type="string" calcext:value-type="string">
            <text:p>trixy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rixy..U15-G2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708" calcext:value-type="float">
            <text:p>2708</text:p>
          </table:table-cell>
          <table:table-cell office:value-type="float" office:value="709" calcext:value-type="float">
            <text:p>709</text:p>
          </table:table-cell>
          <table:table-cell office:value-type="float" office:value="0.0034589303" calcext:value-type="float">
            <text:p>0.0034589303</text:p>
          </table:table-cell>
          <table:table-cell office:value-type="float" office:value="7.59" calcext:value-type="float">
            <text:p>7.59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formula="of:=[.O11]/[.H11]" office:value-type="float" office:value="0.277310924369748" calcext:value-type="float">
            <text:p>0.277310924369748</text:p>
          </table:table-cell>
          <table:table-cell office:value-type="float" office:value="2609" calcext:value-type="float">
            <text:p>2609</text:p>
          </table:table-cell>
          <table:table-cell table:formula="of:=[.Q11]/[.H11]" office:value-type="float" office:value="7.30812324929972" calcext:value-type="float">
            <text:p>7.30812324929972</text:p>
          </table:table-cell>
          <table:table-cell office:value-type="float" office:value="84" calcext:value-type="float">
            <text:p>84</text:p>
          </table:table-cell>
          <table:table-cell table:formula="of:=[.S11]/[.H11]" office:value-type="float" office:value="0.235294117647059" calcext:value-type="float">
            <text:p>0.235294117647059</text:p>
          </table:table-cell>
          <table:table-cell office:value-type="float" office:value="625" calcext:value-type="float">
            <text:p>625</text:p>
          </table:table-cell>
          <table:table-cell table:formula="of:=[.U11]/[.H11]" office:value-type="float" office:value="1.75070028011204" calcext:value-type="float">
            <text:p>1.75070028011204</text:p>
          </table:table-cell>
          <table:table-cell office:value-type="float" office:value="7" calcext:value-type="float">
            <text:p>7</text:p>
          </table:table-cell>
          <table:table-cell office:value-type="float" office:value="537" calcext:value-type="float">
            <text:p>53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61" calcext:value-type="float">
            <text:p>1161</text:p>
          </table:table-cell>
          <table:table-cell office:value-type="float" office:value="692" calcext:value-type="float">
            <text:p>69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19" calcext:value-type="float">
            <text:p>21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office:value-type="float" office:value="132" calcext:value-type="float">
            <text:p>13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table:formula="of:=[.W11]/[.$H11]" office:value-type="float" office:value="0.0196078431372549" calcext:value-type="float">
            <text:p>0.019607843137255</text:p>
          </table:table-cell>
          <table:table-cell table:formula="of:=[.X11]/[.$H11]" office:value-type="float" office:value="1.50420168067227" calcext:value-type="float">
            <text:p>1.50420168067227</text:p>
          </table:table-cell>
          <table:table-cell table:formula="of:=[.Y11]/[.$H11]" office:value-type="float" office:value="0.0224089635854342" calcext:value-type="float">
            <text:p>0.022408963585434</text:p>
          </table:table-cell>
          <table:table-cell table:formula="of:=[.Z11]/[.$H11]" office:value-type="float" office:value="0.0280112044817927" calcext:value-type="float">
            <text:p>0.028011204481793</text:p>
          </table:table-cell>
          <table:table-cell table:formula="of:=[.AA11]/[.$H11]" office:value-type="float" office:value="0.0112044817927171" calcext:value-type="float">
            <text:p>0.011204481792717</text:p>
          </table:table-cell>
          <table:table-cell table:formula="of:=[.AB11]/[.$H11]" office:value-type="float" office:value="3.25210084033613" calcext:value-type="float">
            <text:p>3.25210084033613</text:p>
          </table:table-cell>
          <table:table-cell table:formula="of:=[.AC11]/[.$H11]" office:value-type="float" office:value="1.93837535014006" calcext:value-type="float">
            <text:p>1.93837535014006</text:p>
          </table:table-cell>
          <table:table-cell table:formula="of:=[.AD11]/[.$H11]" office:value-type="float" office:value="0.0392156862745098" calcext:value-type="float">
            <text:p>0.03921568627451</text:p>
          </table:table-cell>
          <table:table-cell table:formula="of:=[.AE11]/[.$H11]" office:value-type="float" office:value="0.0728291316526611" calcext:value-type="float">
            <text:p>0.072829131652661</text:p>
          </table:table-cell>
          <table:table-cell table:formula="of:=[.AF11]/[.$H11]" office:value-type="float" office:value="0.030812324929972" calcext:value-type="float">
            <text:p>0.030812324929972</text:p>
          </table:table-cell>
          <table:table-cell table:formula="of:=[.AG11]/[.$H11]" office:value-type="float" office:value="0.613445378151261" calcext:value-type="float">
            <text:p>0.613445378151261</text:p>
          </table:table-cell>
          <table:table-cell table:formula="of:=[.AH11]/[.$H11]" office:value-type="float" office:value="0.0532212885154062" calcext:value-type="float">
            <text:p>0.053221288515406</text:p>
          </table:table-cell>
          <table:table-cell table:formula="of:=[.AI11]/[.$H11]" office:value-type="float" office:value="0.0196078431372549" calcext:value-type="float">
            <text:p>0.019607843137255</text:p>
          </table:table-cell>
          <table:table-cell table:formula="of:=[.AJ11]/[.$H11]" office:value-type="float" office:value="0.439775910364146" calcext:value-type="float">
            <text:p>0.439775910364146</text:p>
          </table:table-cell>
          <table:table-cell table:formula="of:=[.AK11]/[.$H11]" office:value-type="float" office:value="0.0224089635854342" calcext:value-type="float">
            <text:p>0.022408963585434</text:p>
          </table:table-cell>
          <table:table-cell table:formula="of:=[.AL11]/[.$H11]" office:value-type="float" office:value="0.0280112044817927" calcext:value-type="float">
            <text:p>0.028011204481793</text:p>
          </table:table-cell>
          <table:table-cell table:formula="of:=[.AM11]/[.$H11]" office:value-type="float" office:value="0.0112044817927171" calcext:value-type="float">
            <text:p>0.011204481792717</text:p>
          </table:table-cell>
          <table:table-cell table:formula="of:=[.AN11]/[.$H11]" office:value-type="float" office:value="0.722689075630252" calcext:value-type="float">
            <text:p>0.722689075630252</text:p>
          </table:table-cell>
          <table:table-cell table:formula="of:=[.AO11]/[.$H11]" office:value-type="float" office:value="0.369747899159664" calcext:value-type="float">
            <text:p>0.369747899159664</text:p>
          </table:table-cell>
          <table:table-cell table:formula="of:=[.AP11]/[.$H11]" office:value-type="float" office:value="0.0364145658263305" calcext:value-type="float">
            <text:p>0.036414565826331</text:p>
          </table:table-cell>
          <table:table-cell table:formula="of:=[.AQ11]/[.$H11]" office:value-type="float" office:value="0.0588235294117647" calcext:value-type="float">
            <text:p>0.058823529411765</text:p>
          </table:table-cell>
          <table:table-cell table:formula="of:=[.AR11]/[.$H11]" office:value-type="float" office:value="0.030812324929972" calcext:value-type="float">
            <text:p>0.030812324929972</text:p>
          </table:table-cell>
          <table:table-cell table:formula="of:=[.AS11]/[.$H11]" office:value-type="float" office:value="0.218487394957983" calcext:value-type="float">
            <text:p>0.218487394957983</text:p>
          </table:table-cell>
          <table:table-cell table:formula="of:=[.AT11]/[.$H11]" office:value-type="float" office:value="0.0280112044817927" calcext:value-type="float">
            <text:p>0.028011204481793</text:p>
          </table:table-cell>
          <table:table-cell table:formula="of:=[.AU11]/[.$H11]" office:value-type="float" office:value="0.0000549239303564563" calcext:value-type="float">
            <text:p>5.49239303564563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1C1C1</text:p>
          </table:table-cell>
          <table:table-cell table:formula="of:=HEX2DEC([.B12])" office:value-type="float" office:value="12698049" calcext:value-type="float">
            <text:p>12698049</text:p>
          </table:table-cell>
          <table:table-cell office:value-type="string" calcext:value-type="string">
            <text:p>trixy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trixy..UW12-A2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596" calcext:value-type="float">
            <text:p>3596</text:p>
          </table:table-cell>
          <table:table-cell office:value-type="float" office:value="743" calcext:value-type="float">
            <text:p>743</text:p>
          </table:table-cell>
          <table:table-cell office:value-type="float" office:value="0.0045048431" calcext:value-type="float">
            <text:p>0.0045048431</text:p>
          </table:table-cell>
          <table:table-cell office:value-type="float" office:value="9.88" calcext:value-type="float">
            <text:p>9.88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table:formula="of:=[.O12]/[.H12]" office:value-type="float" office:value="0.497252747252747" calcext:value-type="float">
            <text:p>0.497252747252747</text:p>
          </table:table-cell>
          <table:table-cell office:value-type="float" office:value="3415" calcext:value-type="float">
            <text:p>3415</text:p>
          </table:table-cell>
          <table:table-cell table:formula="of:=[.Q12]/[.H12]" office:value-type="float" office:value="9.38186813186813" calcext:value-type="float">
            <text:p>9.38186813186813</text:p>
          </table:table-cell>
          <table:table-cell office:value-type="float" office:value="93" calcext:value-type="float">
            <text:p>93</text:p>
          </table:table-cell>
          <table:table-cell table:formula="of:=[.S12]/[.H12]" office:value-type="float" office:value="0.255494505494505" calcext:value-type="float">
            <text:p>0.255494505494505</text:p>
          </table:table-cell>
          <table:table-cell office:value-type="float" office:value="650" calcext:value-type="float">
            <text:p>650</text:p>
          </table:table-cell>
          <table:table-cell table:formula="of:=[.U12]/[.H12]" office:value-type="float" office:value="1.78571428571429" calcext:value-type="float">
            <text:p>1.78571428571429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92" calcext:value-type="float">
            <text:p>1492</text:p>
          </table:table-cell>
          <table:table-cell office:value-type="float" office:value="1200" calcext:value-type="float">
            <text:p>120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7" calcext:value-type="float">
            <text:p>257</text:p>
          </table:table-cell>
          <table:table-cell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table:formula="of:=[.W12]/[.$H12]" office:value-type="float" office:value="0.021978021978022" calcext:value-type="float">
            <text:p>0.021978021978022</text:p>
          </table:table-cell>
          <table:table-cell table:formula="of:=[.X12]/[.$H12]" office:value-type="float" office:value="1.0521978021978" calcext:value-type="float">
            <text:p>1.0521978021978</text:p>
          </table:table-cell>
          <table:table-cell table:formula="of:=[.Y12]/[.$H12]" office:value-type="float" office:value="0.0302197802197802" calcext:value-type="float">
            <text:p>0.03021978021978</text:p>
          </table:table-cell>
          <table:table-cell table:formula="of:=[.Z12]/[.$H12]" office:value-type="float" office:value="0.032967032967033" calcext:value-type="float">
            <text:p>0.032967032967033</text:p>
          </table:table-cell>
          <table:table-cell table:formula="of:=[.AA12]/[.$H12]" office:value-type="float" office:value="0.021978021978022" calcext:value-type="float">
            <text:p>0.021978021978022</text:p>
          </table:table-cell>
          <table:table-cell table:formula="of:=[.AB12]/[.$H12]" office:value-type="float" office:value="4.0989010989011" calcext:value-type="float">
            <text:p>4.0989010989011</text:p>
          </table:table-cell>
          <table:table-cell table:formula="of:=[.AC12]/[.$H12]" office:value-type="float" office:value="3.2967032967033" calcext:value-type="float">
            <text:p>3.2967032967033</text:p>
          </table:table-cell>
          <table:table-cell table:formula="of:=[.AD12]/[.$H12]" office:value-type="float" office:value="0.0549450549450549" calcext:value-type="float">
            <text:p>0.054945054945055</text:p>
          </table:table-cell>
          <table:table-cell table:formula="of:=[.AE12]/[.$H12]" office:value-type="float" office:value="0.25" calcext:value-type="float">
            <text:p>0.25</text:p>
          </table:table-cell>
          <table:table-cell table:formula="of:=[.AF12]/[.$H12]" office:value-type="float" office:value="0.032967032967033" calcext:value-type="float">
            <text:p>0.032967032967033</text:p>
          </table:table-cell>
          <table:table-cell table:formula="of:=[.AG12]/[.$H12]" office:value-type="float" office:value="0.934065934065934" calcext:value-type="float">
            <text:p>0.934065934065934</text:p>
          </table:table-cell>
          <table:table-cell table:formula="of:=[.AH12]/[.$H12]" office:value-type="float" office:value="0.0521978021978022" calcext:value-type="float">
            <text:p>0.052197802197802</text:p>
          </table:table-cell>
          <table:table-cell table:formula="of:=[.AI12]/[.$H12]" office:value-type="float" office:value="0.0164835164835165" calcext:value-type="float">
            <text:p>0.016483516483517</text:p>
          </table:table-cell>
          <table:table-cell table:formula="of:=[.AJ12]/[.$H12]" office:value-type="float" office:value="0.478021978021978" calcext:value-type="float">
            <text:p>0.478021978021978</text:p>
          </table:table-cell>
          <table:table-cell table:formula="of:=[.AK12]/[.$H12]" office:value-type="float" office:value="0.0302197802197802" calcext:value-type="float">
            <text:p>0.03021978021978</text:p>
          </table:table-cell>
          <table:table-cell table:formula="of:=[.AL12]/[.$H12]" office:value-type="float" office:value="0.0247252747252747" calcext:value-type="float">
            <text:p>0.024725274725275</text:p>
          </table:table-cell>
          <table:table-cell table:formula="of:=[.AM12]/[.$H12]" office:value-type="float" office:value="0.0192307692307692" calcext:value-type="float">
            <text:p>0.019230769230769</text:p>
          </table:table-cell>
          <table:table-cell table:formula="of:=[.AN12]/[.$H12]" office:value-type="float" office:value="0.706043956043956" calcext:value-type="float">
            <text:p>0.706043956043956</text:p>
          </table:table-cell>
          <table:table-cell table:formula="of:=[.AO12]/[.$H12]" office:value-type="float" office:value="0.384615384615385" calcext:value-type="float">
            <text:p>0.384615384615385</text:p>
          </table:table-cell>
          <table:table-cell table:formula="of:=[.AP12]/[.$H12]" office:value-type="float" office:value="0.0494505494505494" calcext:value-type="float">
            <text:p>0.04945054945055</text:p>
          </table:table-cell>
          <table:table-cell table:formula="of:=[.AQ12]/[.$H12]" office:value-type="float" office:value="0.0549450549450549" calcext:value-type="float">
            <text:p>0.054945054945055</text:p>
          </table:table-cell>
          <table:table-cell table:formula="of:=[.AR12]/[.$H12]" office:value-type="float" office:value="0.032967032967033" calcext:value-type="float">
            <text:p>0.032967032967033</text:p>
          </table:table-cell>
          <table:table-cell table:formula="of:=[.AS12]/[.$H12]" office:value-type="float" office:value="0.217032967032967" calcext:value-type="float">
            <text:p>0.217032967032967</text:p>
          </table:table-cell>
          <table:table-cell table:formula="of:=[.AT12]/[.$H12]" office:value-type="float" office:value="0.0274725274725275" calcext:value-type="float">
            <text:p>0.027472527472528</text:p>
          </table:table-cell>
          <table:table-cell table:formula="of:=[.AU12]/[.$H12]" office:value-type="float" office:value="0.0000603791812583021" calcext:value-type="float">
            <text:p>6.03791812583021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C1C1C1</text:p>
          </table:table-cell>
          <table:table-cell table:formula="of:=HEX2DEC([.B13])" office:value-type="float" office:value="12698049" calcext:value-type="float">
            <text:p>12698049</text:p>
          </table:table-cell>
          <table:table-cell office:value-type="string" calcext:value-type="string">
            <text:p>trixy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rixy..U58-C9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float" office:value="4228" calcext:value-type="float">
            <text:p>4228</text:p>
          </table:table-cell>
          <table:table-cell office:value-type="float" office:value="869" calcext:value-type="float">
            <text:p>869</text:p>
          </table:table-cell>
          <table:table-cell office:value-type="float" office:value="0.0043034656" calcext:value-type="float">
            <text:p>0.0043034656</text:p>
          </table:table-cell>
          <table:table-cell office:value-type="float" office:value="9.44" calcext:value-type="float">
            <text:p>9.44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table:formula="of:=[.O13]/[.H13]" office:value-type="float" office:value="0.549107142857143" calcext:value-type="float">
            <text:p>0.549107142857143</text:p>
          </table:table-cell>
          <table:table-cell office:value-type="float" office:value="3982" calcext:value-type="float">
            <text:p>3982</text:p>
          </table:table-cell>
          <table:table-cell table:formula="of:=[.Q13]/[.H13]" office:value-type="float" office:value="8.88839285714286" calcext:value-type="float">
            <text:p>8.88839285714286</text:p>
          </table:table-cell>
          <table:table-cell office:value-type="float" office:value="123" calcext:value-type="float">
            <text:p>123</text:p>
          </table:table-cell>
          <table:table-cell table:formula="of:=[.S13]/[.H13]" office:value-type="float" office:value="0.274553571428571" calcext:value-type="float">
            <text:p>0.274553571428571</text:p>
          </table:table-cell>
          <table:table-cell office:value-type="float" office:value="746" calcext:value-type="float">
            <text:p>746</text:p>
          </table:table-cell>
          <table:table-cell table:formula="of:=[.U13]/[.H13]" office:value-type="float" office:value="1.66517857142857" calcext:value-type="float">
            <text:p>1.66517857142857</text:p>
          </table:table-cell>
          <table:table-cell office:value-type="float" office:value="7" calcext:value-type="float">
            <text:p>7</text:p>
          </table:table-cell>
          <table:table-cell office:value-type="float" office:value="786" calcext:value-type="float">
            <text:p>78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881" calcext:value-type="float">
            <text:p>1881</text:p>
          </table:table-cell>
          <table:table-cell office:value-type="float" office:value="910" calcext:value-type="float">
            <text:p>9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19" calcext:value-type="float">
            <text:p>119</text:p>
          </table:table-cell>
          <table:table-cell office:value-type="float" office:value="405" calcext:value-type="float">
            <text:p>40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56" calcext:value-type="float">
            <text:p>156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formula="of:=[.W13]/[.$H13]" office:value-type="float" office:value="0.015625" calcext:value-type="float">
            <text:p>0.015625</text:p>
          </table:table-cell>
          <table:table-cell table:formula="of:=[.X13]/[.$H13]" office:value-type="float" office:value="1.75446428571429" calcext:value-type="float">
            <text:p>1.75446428571429</text:p>
          </table:table-cell>
          <table:table-cell table:formula="of:=[.Y13]/[.$H13]" office:value-type="float" office:value="0.0267857142857143" calcext:value-type="float">
            <text:p>0.026785714285714</text:p>
          </table:table-cell>
          <table:table-cell table:formula="of:=[.Z13]/[.$H13]" office:value-type="float" office:value="0.0401785714285714" calcext:value-type="float">
            <text:p>0.040178571428572</text:p>
          </table:table-cell>
          <table:table-cell table:formula="of:=[.AA13]/[.$H13]" office:value-type="float" office:value="0.015625" calcext:value-type="float">
            <text:p>0.015625</text:p>
          </table:table-cell>
          <table:table-cell table:formula="of:=[.AB13]/[.$H13]" office:value-type="float" office:value="4.19866071428571" calcext:value-type="float">
            <text:p>4.19866071428571</text:p>
          </table:table-cell>
          <table:table-cell table:formula="of:=[.AC13]/[.$H13]" office:value-type="float" office:value="2.03125" calcext:value-type="float">
            <text:p>2.03125</text:p>
          </table:table-cell>
          <table:table-cell table:formula="of:=[.AD13]/[.$H13]" office:value-type="float" office:value="0.078125" calcext:value-type="float">
            <text:p>0.078125</text:p>
          </table:table-cell>
          <table:table-cell table:formula="of:=[.AE13]/[.$H13]" office:value-type="float" office:value="0.0513392857142857" calcext:value-type="float">
            <text:p>0.051339285714286</text:p>
          </table:table-cell>
          <table:table-cell table:formula="of:=[.AF13]/[.$H13]" office:value-type="float" office:value="0.265625" calcext:value-type="float">
            <text:p>0.265625</text:p>
          </table:table-cell>
          <table:table-cell table:formula="of:=[.AG13]/[.$H13]" office:value-type="float" office:value="0.904017857142857" calcext:value-type="float">
            <text:p>0.904017857142857</text:p>
          </table:table-cell>
          <table:table-cell table:formula="of:=[.AH13]/[.$H13]" office:value-type="float" office:value="0.0558035714285714" calcext:value-type="float">
            <text:p>0.055803571428572</text:p>
          </table:table-cell>
          <table:table-cell table:formula="of:=[.AI13]/[.$H13]" office:value-type="float" office:value="0.015625" calcext:value-type="float">
            <text:p>0.015625</text:p>
          </table:table-cell>
          <table:table-cell table:formula="of:=[.AJ13]/[.$H13]" office:value-type="float" office:value="0.477678571428571" calcext:value-type="float">
            <text:p>0.477678571428571</text:p>
          </table:table-cell>
          <table:table-cell table:formula="of:=[.AK13]/[.$H13]" office:value-type="float" office:value="0.0267857142857143" calcext:value-type="float">
            <text:p>0.026785714285714</text:p>
          </table:table-cell>
          <table:table-cell table:formula="of:=[.AL13]/[.$H13]" office:value-type="float" office:value="0.0290178571428571" calcext:value-type="float">
            <text:p>0.029017857142857</text:p>
          </table:table-cell>
          <table:table-cell table:formula="of:=[.AM13]/[.$H13]" office:value-type="float" office:value="0.0111607142857143" calcext:value-type="float">
            <text:p>0.011160714285714</text:p>
          </table:table-cell>
          <table:table-cell table:formula="of:=[.AN13]/[.$H13]" office:value-type="float" office:value="0.669642857142857" calcext:value-type="float">
            <text:p>0.669642857142857</text:p>
          </table:table-cell>
          <table:table-cell table:formula="of:=[.AO13]/[.$H13]" office:value-type="float" office:value="0.348214285714286" calcext:value-type="float">
            <text:p>0.348214285714286</text:p>
          </table:table-cell>
          <table:table-cell table:formula="of:=[.AP13]/[.$H13]" office:value-type="float" office:value="0.0625" calcext:value-type="float">
            <text:p>0.0625</text:p>
          </table:table-cell>
          <table:table-cell table:formula="of:=[.AQ13]/[.$H13]" office:value-type="float" office:value="0.0491071428571429" calcext:value-type="float">
            <text:p>0.049107142857143</text:p>
          </table:table-cell>
          <table:table-cell table:formula="of:=[.AR13]/[.$H13]" office:value-type="float" office:value="0.0446428571428571" calcext:value-type="float">
            <text:p>0.044642857142857</text:p>
          </table:table-cell>
          <table:table-cell table:formula="of:=[.AS13]/[.$H13]" office:value-type="float" office:value="0.169642857142857" calcext:value-type="float">
            <text:p>0.169642857142857</text:p>
          </table:table-cell>
          <table:table-cell table:formula="of:=[.AT13]/[.$H13]" office:value-type="float" office:value="0.0357142857142857" calcext:value-type="float">
            <text:p>0.035714285714286</text:p>
          </table:table-cell>
          <table:table-cell table:formula="of:=[.AU13]/[.$H13]" office:value-type="float" office:value="0.0000348772321428571" calcext:value-type="float">
            <text:p>3.48772321428571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1C1C1</text:p>
          </table:table-cell>
          <table:table-cell table:formula="of:=HEX2DEC([.B14])" office:value-type="float" office:value="12698049" calcext:value-type="float">
            <text:p>12698049</text:p>
          </table:table-cell>
          <table:table-cell office:value-type="string" calcext:value-type="string">
            <text:p>trixy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trixy..UW12-A3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4547" calcext:value-type="float">
            <text:p>4547</text:p>
          </table:table-cell>
          <table:table-cell office:value-type="float" office:value="968" calcext:value-type="float">
            <text:p>968</text:p>
          </table:table-cell>
          <table:table-cell office:value-type="float" office:value="0.0043742941" calcext:value-type="float">
            <text:p>0.0043742941</text:p>
          </table:table-cell>
          <table:table-cell office:value-type="float" office:value="9.59" calcext:value-type="float">
            <text:p>9.59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table:formula="of:=[.O14]/[.H14]" office:value-type="float" office:value="0.282700421940928" calcext:value-type="float">
            <text:p>0.282700421940928</text:p>
          </table:table-cell>
          <table:table-cell office:value-type="float" office:value="4413" calcext:value-type="float">
            <text:p>4413</text:p>
          </table:table-cell>
          <table:table-cell table:formula="of:=[.Q14]/[.H14]" office:value-type="float" office:value="9.31012658227848" calcext:value-type="float">
            <text:p>9.31012658227848</text:p>
          </table:table-cell>
          <table:table-cell office:value-type="float" office:value="117" calcext:value-type="float">
            <text:p>117</text:p>
          </table:table-cell>
          <table:table-cell table:formula="of:=[.S14]/[.H14]" office:value-type="float" office:value="0.246835443037975" calcext:value-type="float">
            <text:p>0.246835443037975</text:p>
          </table:table-cell>
          <table:table-cell office:value-type="float" office:value="851" calcext:value-type="float">
            <text:p>851</text:p>
          </table:table-cell>
          <table:table-cell table:formula="of:=[.U14]/[.H14]" office:value-type="float" office:value="1.79535864978903" calcext:value-type="float">
            <text:p>1.79535864978903</text:p>
          </table:table-cell>
          <table:table-cell office:value-type="float" office:value="8" calcext:value-type="float">
            <text:p>8</text:p>
          </table:table-cell>
          <table:table-cell office:value-type="float" office:value="615" calcext:value-type="float">
            <text:p>6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395" calcext:value-type="float">
            <text:p>2395</text:p>
          </table:table-cell>
          <table:table-cell office:value-type="float" office:value="1112" calcext:value-type="float">
            <text:p>11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1" calcext:value-type="float">
            <text:p>29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table:formula="of:=[.W14]/[.$H14]" office:value-type="float" office:value="0.0168776371308017" calcext:value-type="float">
            <text:p>0.016877637130802</text:p>
          </table:table-cell>
          <table:table-cell table:formula="of:=[.X14]/[.$H14]" office:value-type="float" office:value="1.29746835443038" calcext:value-type="float">
            <text:p>1.29746835443038</text:p>
          </table:table-cell>
          <table:table-cell table:formula="of:=[.Y14]/[.$H14]" office:value-type="float" office:value="0.0105485232067511" calcext:value-type="float">
            <text:p>0.010548523206751</text:p>
          </table:table-cell>
          <table:table-cell table:formula="of:=[.Z14]/[.$H14]" office:value-type="float" office:value="0.0358649789029536" calcext:value-type="float">
            <text:p>0.035864978902954</text:p>
          </table:table-cell>
          <table:table-cell table:formula="of:=[.AA14]/[.$H14]" office:value-type="float" office:value="0.00421940928270042" calcext:value-type="float">
            <text:p>0.0042194092827</text:p>
          </table:table-cell>
          <table:table-cell table:formula="of:=[.AB14]/[.$H14]" office:value-type="float" office:value="5.05274261603376" calcext:value-type="float">
            <text:p>5.05274261603376</text:p>
          </table:table-cell>
          <table:table-cell table:formula="of:=[.AC14]/[.$H14]" office:value-type="float" office:value="2.34599156118143" calcext:value-type="float">
            <text:p>2.34599156118143</text:p>
          </table:table-cell>
          <table:table-cell table:formula="of:=[.AD14]/[.$H14]" office:value-type="float" office:value="0.0590717299578059" calcext:value-type="float">
            <text:p>0.059071729957806</text:p>
          </table:table-cell>
          <table:table-cell table:formula="of:=[.AE14]/[.$H14]" office:value-type="float" office:value="0.0611814345991561" calcext:value-type="float">
            <text:p>0.061181434599156</text:p>
          </table:table-cell>
          <table:table-cell table:formula="of:=[.AF14]/[.$H14]" office:value-type="float" office:value="0.0527426160337553" calcext:value-type="float">
            <text:p>0.052742616033755</text:p>
          </table:table-cell>
          <table:table-cell table:formula="of:=[.AG14]/[.$H14]" office:value-type="float" office:value="0.613924050632911" calcext:value-type="float">
            <text:p>0.613924050632911</text:p>
          </table:table-cell>
          <table:table-cell table:formula="of:=[.AH14]/[.$H14]" office:value-type="float" office:value="0.0421940928270042" calcext:value-type="float">
            <text:p>0.042194092827004</text:p>
          </table:table-cell>
          <table:table-cell table:formula="of:=[.AI14]/[.$H14]" office:value-type="float" office:value="0.0147679324894515" calcext:value-type="float">
            <text:p>0.014767932489452</text:p>
          </table:table-cell>
          <table:table-cell table:formula="of:=[.AJ14]/[.$H14]" office:value-type="float" office:value="0.485232067510549" calcext:value-type="float">
            <text:p>0.485232067510549</text:p>
          </table:table-cell>
          <table:table-cell table:formula="of:=[.AK14]/[.$H14]" office:value-type="float" office:value="0.0105485232067511" calcext:value-type="float">
            <text:p>0.010548523206751</text:p>
          </table:table-cell>
          <table:table-cell table:formula="of:=[.AL14]/[.$H14]" office:value-type="float" office:value="0.0274261603375527" calcext:value-type="float">
            <text:p>0.027426160337553</text:p>
          </table:table-cell>
          <table:table-cell table:formula="of:=[.AM14]/[.$H14]" office:value-type="float" office:value="0.00421940928270042" calcext:value-type="float">
            <text:p>0.0042194092827</text:p>
          </table:table-cell>
          <table:table-cell table:formula="of:=[.AN14]/[.$H14]" office:value-type="float" office:value="0.689873417721519" calcext:value-type="float">
            <text:p>0.689873417721519</text:p>
          </table:table-cell>
          <table:table-cell table:formula="of:=[.AO14]/[.$H14]" office:value-type="float" office:value="0.40295358649789" calcext:value-type="float">
            <text:p>0.40295358649789</text:p>
          </table:table-cell>
          <table:table-cell table:formula="of:=[.AP14]/[.$H14]" office:value-type="float" office:value="0.0548523206751055" calcext:value-type="float">
            <text:p>0.054852320675106</text:p>
          </table:table-cell>
          <table:table-cell table:formula="of:=[.AQ14]/[.$H14]" office:value-type="float" office:value="0.0548523206751055" calcext:value-type="float">
            <text:p>0.054852320675106</text:p>
          </table:table-cell>
          <table:table-cell table:formula="of:=[.AR14]/[.$H14]" office:value-type="float" office:value="0.0506329113924051" calcext:value-type="float">
            <text:p>0.050632911392405</text:p>
          </table:table-cell>
          <table:table-cell table:formula="of:=[.AS14]/[.$H14]" office:value-type="float" office:value="0.217299578059072" calcext:value-type="float">
            <text:p>0.217299578059072</text:p>
          </table:table-cell>
          <table:table-cell table:formula="of:=[.AT14]/[.$H14]" office:value-type="float" office:value="0.029535864978903" calcext:value-type="float">
            <text:p>0.029535864978903</text:p>
          </table:table-cell>
          <table:table-cell table:formula="of:=[.AU14]/[.$H14]" office:value-type="float" office:value="0.000035606829389877" calcext:value-type="float">
            <text:p>3.5606829389877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1C1C1</text:p>
          </table:table-cell>
          <table:table-cell table:formula="of:=HEX2DEC([.B15])" office:value-type="float" office:value="12698049" calcext:value-type="float">
            <text:p>12698049</text:p>
          </table:table-cell>
          <table:table-cell office:value-type="string" calcext:value-type="string">
            <text:p>trixy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trixy..UW78-B11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1003" calcext:value-type="float">
            <text:p>1003</text:p>
          </table:table-cell>
          <table:table-cell office:value-type="float" office:value="0.003431521" calcext:value-type="float">
            <text:p>0.003431521</text:p>
          </table:table-cell>
          <table:table-cell office:value-type="float" office:value="7.53" calcext:value-type="float">
            <text:p>7.53</text:p>
          </table:table-cell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 table:formula="of:=[.O15]/[.H15]" office:value-type="float" office:value="0.282199710564399" calcext:value-type="float">
            <text:p>0.282199710564399</text:p>
          </table:table-cell>
          <table:table-cell office:value-type="float" office:value="5005" calcext:value-type="float">
            <text:p>5005</text:p>
          </table:table-cell>
          <table:table-cell table:formula="of:=[.Q15]/[.H15]" office:value-type="float" office:value="7.24312590448625" calcext:value-type="float">
            <text:p>7.24312590448625</text:p>
          </table:table-cell>
          <table:table-cell office:value-type="float" office:value="123" calcext:value-type="float">
            <text:p>123</text:p>
          </table:table-cell>
          <table:table-cell table:formula="of:=[.S15]/[.H15]" office:value-type="float" office:value="0.178002894356006" calcext:value-type="float">
            <text:p>0.178002894356006</text:p>
          </table:table-cell>
          <table:table-cell office:value-type="float" office:value="880" calcext:value-type="float">
            <text:p>880</text:p>
          </table:table-cell>
          <table:table-cell table:formula="of:=[.U15]/[.H15]" office:value-type="float" office:value="1.27351664254703" calcext:value-type="float">
            <text:p>1.27351664254703</text:p>
          </table:table-cell>
          <table:table-cell office:value-type="float" office:value="6" calcext:value-type="float">
            <text:p>6</text:p>
          </table:table-cell>
          <table:table-cell office:value-type="float" office:value="1195" calcext:value-type="float">
            <text:p>1195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497" calcext:value-type="float">
            <text:p>2497</text:p>
          </table:table-cell>
          <table:table-cell office:value-type="float" office:value="902" calcext:value-type="float">
            <text:p>90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11" calcext:value-type="float">
            <text:p>41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48" calcext:value-type="float">
            <text:p>348</text:p>
          </table:table-cell>
          <table:table-cell office:value-type="float" office:value="184" calcext:value-type="float">
            <text:p>18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table:formula="of:=[.W15]/[.$H15]" office:value-type="float" office:value="0.00868306801736614" calcext:value-type="float">
            <text:p>0.008683068017366</text:p>
          </table:table-cell>
          <table:table-cell table:formula="of:=[.X15]/[.$H15]" office:value-type="float" office:value="1.72937771345876" calcext:value-type="float">
            <text:p>1.72937771345876</text:p>
          </table:table-cell>
          <table:table-cell table:formula="of:=[.Y15]/[.$H15]" office:value-type="float" office:value="0.00868306801736614" calcext:value-type="float">
            <text:p>0.008683068017366</text:p>
          </table:table-cell>
          <table:table-cell table:formula="of:=[.Z15]/[.$H15]" office:value-type="float" office:value="0.0781476121562952" calcext:value-type="float">
            <text:p>0.078147612156295</text:p>
          </table:table-cell>
          <table:table-cell table:formula="of:=[.AA15]/[.$H15]" office:value-type="float" office:value="0.0188133140376266" calcext:value-type="float">
            <text:p>0.018813314037627</text:p>
          </table:table-cell>
          <table:table-cell table:formula="of:=[.AB15]/[.$H15]" office:value-type="float" office:value="3.61360347322721" calcext:value-type="float">
            <text:p>3.61360347322721</text:p>
          </table:table-cell>
          <table:table-cell table:formula="of:=[.AC15]/[.$H15]" office:value-type="float" office:value="1.30535455861071" calcext:value-type="float">
            <text:p>1.30535455861071</text:p>
          </table:table-cell>
          <table:table-cell table:formula="of:=[.AD15]/[.$H15]" office:value-type="float" office:value="0.0274963820549928" calcext:value-type="float">
            <text:p>0.027496382054993</text:p>
          </table:table-cell>
          <table:table-cell table:formula="of:=[.AE15]/[.$H15]" office:value-type="float" office:value="0.0477568740955137" calcext:value-type="float">
            <text:p>0.047756874095514</text:p>
          </table:table-cell>
          <table:table-cell table:formula="of:=[.AF15]/[.$H15]" office:value-type="float" office:value="0.0622286541244573" calcext:value-type="float">
            <text:p>0.062228654124457</text:p>
          </table:table-cell>
          <table:table-cell table:formula="of:=[.AG15]/[.$H15]" office:value-type="float" office:value="0.59479015918958" calcext:value-type="float">
            <text:p>0.59479015918958</text:p>
          </table:table-cell>
          <table:table-cell table:formula="of:=[.AH15]/[.$H15]" office:value-type="float" office:value="0.0303907380607815" calcext:value-type="float">
            <text:p>0.030390738060782</text:p>
          </table:table-cell>
          <table:table-cell table:formula="of:=[.AI15]/[.$H15]" office:value-type="float" office:value="0.00868306801736614" calcext:value-type="float">
            <text:p>0.008683068017366</text:p>
          </table:table-cell>
          <table:table-cell table:formula="of:=[.AJ15]/[.$H15]" office:value-type="float" office:value="0.354558610709117" calcext:value-type="float">
            <text:p>0.354558610709117</text:p>
          </table:table-cell>
          <table:table-cell table:formula="of:=[.AK15]/[.$H15]" office:value-type="float" office:value="0.00868306801736614" calcext:value-type="float">
            <text:p>0.008683068017366</text:p>
          </table:table-cell>
          <table:table-cell table:formula="of:=[.AL15]/[.$H15]" office:value-type="float" office:value="0.0144717800289436" calcext:value-type="float">
            <text:p>0.014471780028944</text:p>
          </table:table-cell>
          <table:table-cell table:formula="of:=[.AM15]/[.$H15]" office:value-type="float" office:value="0.0173661360347323" calcext:value-type="float">
            <text:p>0.017366136034732</text:p>
          </table:table-cell>
          <table:table-cell table:formula="of:=[.AN15]/[.$H15]" office:value-type="float" office:value="0.503617945007236" calcext:value-type="float">
            <text:p>0.503617945007236</text:p>
          </table:table-cell>
          <table:table-cell table:formula="of:=[.AO15]/[.$H15]" office:value-type="float" office:value="0.266280752532561" calcext:value-type="float">
            <text:p>0.266280752532561</text:p>
          </table:table-cell>
          <table:table-cell table:formula="of:=[.AP15]/[.$H15]" office:value-type="float" office:value="0.024602026049204" calcext:value-type="float">
            <text:p>0.024602026049204</text:p>
          </table:table-cell>
          <table:table-cell table:formula="of:=[.AQ15]/[.$H15]" office:value-type="float" office:value="0.044862518089725" calcext:value-type="float">
            <text:p>0.044862518089725</text:p>
          </table:table-cell>
          <table:table-cell table:formula="of:=[.AR15]/[.$H15]" office:value-type="float" office:value="0.040520984081042" calcext:value-type="float">
            <text:p>0.040520984081042</text:p>
          </table:table-cell>
          <table:table-cell table:formula="of:=[.AS15]/[.$H15]" office:value-type="float" office:value="0.149059334298119" calcext:value-type="float">
            <text:p>0.149059334298119</text:p>
          </table:table-cell>
          <table:table-cell table:formula="of:=[.AT15]/[.$H15]" office:value-type="float" office:value="0.0188133140376266" calcext:value-type="float">
            <text:p>0.018813314037627</text:p>
          </table:table-cell>
          <table:table-cell table:formula="of:=[.AU15]/[.$H15]" office:value-type="float" office:value="0.0000125659450323678" calcext:value-type="float">
            <text:p>1.25659450323678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1C1C1</text:p>
          </table:table-cell>
          <table:table-cell table:formula="of:=HEX2DEC([.B16])" office:value-type="float" office:value="12698049" calcext:value-type="float">
            <text:p>12698049</text:p>
          </table:table-cell>
          <table:table-cell office:value-type="string" calcext:value-type="string">
            <text:p>trixy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trixy..UW78-B12</text:p>
          </table:table-cell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6384" calcext:value-type="float">
            <text:p>6384</text:p>
          </table:table-cell>
          <table:table-cell office:value-type="float" office:value="1110" calcext:value-type="float">
            <text:p>1110</text:p>
          </table:table-cell>
          <table:table-cell office:value-type="float" office:value="0.0030197933" calcext:value-type="float">
            <text:p>0.0030197933</text:p>
          </table:table-cell>
          <table:table-cell office:value-type="float" office:value="6.62" calcext:value-type="float">
            <text:p>6.62</text:p>
          </table:table-cell>
          <table:table-cell office:value-type="float" office:value="6" calcext:value-type="float">
            <text:p>6</text:p>
          </table:table-cell>
          <table:table-cell office:value-type="float" office:value="219" calcext:value-type="float">
            <text:p>219</text:p>
          </table:table-cell>
          <table:table-cell table:formula="of:=[.O16]/[.H16]" office:value-type="float" office:value="0.227178423236515" calcext:value-type="float">
            <text:p>0.227178423236515</text:p>
          </table:table-cell>
          <table:table-cell office:value-type="float" office:value="6165" calcext:value-type="float">
            <text:p>6165</text:p>
          </table:table-cell>
          <table:table-cell table:formula="of:=[.Q16]/[.H16]" office:value-type="float" office:value="6.39522821576764" calcext:value-type="float">
            <text:p>6.39522821576764</text:p>
          </table:table-cell>
          <table:table-cell office:value-type="float" office:value="167" calcext:value-type="float">
            <text:p>167</text:p>
          </table:table-cell>
          <table:table-cell table:formula="of:=[.S16]/[.H16]" office:value-type="float" office:value="0.173236514522822" calcext:value-type="float">
            <text:p>0.173236514522822</text:p>
          </table:table-cell>
          <table:table-cell office:value-type="float" office:value="943" calcext:value-type="float">
            <text:p>943</text:p>
          </table:table-cell>
          <table:table-cell table:formula="of:=[.U16]/[.H16]" office:value-type="float" office:value="0.978215767634855" calcext:value-type="float">
            <text:p>0.978215767634855</text:p>
          </table:table-cell>
          <table:table-cell office:value-type="float" office:value="19" calcext:value-type="float">
            <text:p>19</text:p>
          </table:table-cell>
          <table:table-cell office:value-type="float" office:value="1129" calcext:value-type="float">
            <text:p>112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402" calcext:value-type="float">
            <text:p>3402</text:p>
          </table:table-cell>
          <table:table-cell office:value-type="float" office:value="1213" calcext:value-type="float">
            <text:p>121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21" calcext:value-type="float">
            <text:p>42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  <table:table-cell office:value-type="float" office:value="187" calcext:value-type="float">
            <text:p>18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table:formula="of:=[.W16]/[.$H16]" office:value-type="float" office:value="0.0197095435684647" calcext:value-type="float">
            <text:p>0.019709543568465</text:p>
          </table:table-cell>
          <table:table-cell table:formula="of:=[.X16]/[.$H16]" office:value-type="float" office:value="1.17116182572614" calcext:value-type="float">
            <text:p>1.17116182572614</text:p>
          </table:table-cell>
          <table:table-cell table:formula="of:=[.Y16]/[.$H16]" office:value-type="float" office:value="0.0228215767634855" calcext:value-type="float">
            <text:p>0.022821576763486</text:p>
          </table:table-cell>
          <table:table-cell table:formula="of:=[.Z16]/[.$H16]" office:value-type="float" office:value="0.012448132780083" calcext:value-type="float">
            <text:p>0.012448132780083</text:p>
          </table:table-cell>
          <table:table-cell table:formula="of:=[.AA16]/[.$H16]" office:value-type="float" office:value="0.016597510373444" calcext:value-type="float">
            <text:p>0.016597510373444</text:p>
          </table:table-cell>
          <table:table-cell table:formula="of:=[.AB16]/[.$H16]" office:value-type="float" office:value="3.52904564315353" calcext:value-type="float">
            <text:p>3.52904564315353</text:p>
          </table:table-cell>
          <table:table-cell table:formula="of:=[.AC16]/[.$H16]" office:value-type="float" office:value="1.25829875518672" calcext:value-type="float">
            <text:p>1.25829875518672</text:p>
          </table:table-cell>
          <table:table-cell table:formula="of:=[.AD16]/[.$H16]" office:value-type="float" office:value="0.037344398340249" calcext:value-type="float">
            <text:p>0.037344398340249</text:p>
          </table:table-cell>
          <table:table-cell table:formula="of:=[.AE16]/[.$H16]" office:value-type="float" office:value="0.04149377593361" calcext:value-type="float">
            <text:p>0.04149377593361</text:p>
          </table:table-cell>
          <table:table-cell table:formula="of:=[.AF16]/[.$H16]" office:value-type="float" office:value="0.0269709543568465" calcext:value-type="float">
            <text:p>0.026970954356847</text:p>
          </table:table-cell>
          <table:table-cell table:formula="of:=[.AG16]/[.$H16]" office:value-type="float" office:value="0.436721991701245" calcext:value-type="float">
            <text:p>0.436721991701245</text:p>
          </table:table-cell>
          <table:table-cell table:formula="of:=[.AH16]/[.$H16]" office:value-type="float" office:value="0.0497925311203319" calcext:value-type="float">
            <text:p>0.049792531120332</text:p>
          </table:table-cell>
          <table:table-cell table:formula="of:=[.AI16]/[.$H16]" office:value-type="float" office:value="0.016597510373444" calcext:value-type="float">
            <text:p>0.016597510373444</text:p>
          </table:table-cell>
          <table:table-cell table:formula="of:=[.AJ16]/[.$H16]" office:value-type="float" office:value="0.264522821576763" calcext:value-type="float">
            <text:p>0.264522821576763</text:p>
          </table:table-cell>
          <table:table-cell table:formula="of:=[.AK16]/[.$H16]" office:value-type="float" office:value="0.0217842323651452" calcext:value-type="float">
            <text:p>0.021784232365145</text:p>
          </table:table-cell>
          <table:table-cell table:formula="of:=[.AL16]/[.$H16]" office:value-type="float" office:value="0.0103734439834025" calcext:value-type="float">
            <text:p>0.010373443983403</text:p>
          </table:table-cell>
          <table:table-cell table:formula="of:=[.AM16]/[.$H16]" office:value-type="float" office:value="0.0114107883817427" calcext:value-type="float">
            <text:p>0.011410788381743</text:p>
          </table:table-cell>
          <table:table-cell table:formula="of:=[.AN16]/[.$H16]" office:value-type="float" office:value="0.386929460580913" calcext:value-type="float">
            <text:p>0.386929460580913</text:p>
          </table:table-cell>
          <table:table-cell table:formula="of:=[.AO16]/[.$H16]" office:value-type="float" office:value="0.193983402489627" calcext:value-type="float">
            <text:p>0.193983402489627</text:p>
          </table:table-cell>
          <table:table-cell table:formula="of:=[.AP16]/[.$H16]" office:value-type="float" office:value="0.0321576763485477" calcext:value-type="float">
            <text:p>0.032157676348548</text:p>
          </table:table-cell>
          <table:table-cell table:formula="of:=[.AQ16]/[.$H16]" office:value-type="float" office:value="0.0342323651452282" calcext:value-type="float">
            <text:p>0.034232365145228</text:p>
          </table:table-cell>
          <table:table-cell table:formula="of:=[.AR16]/[.$H16]" office:value-type="float" office:value="0.0238589211618257" calcext:value-type="float">
            <text:p>0.023858921161826</text:p>
          </table:table-cell>
          <table:table-cell table:formula="of:=[.AS16]/[.$H16]" office:value-type="float" office:value="0.132780082987552" calcext:value-type="float">
            <text:p>0.132780082987552</text:p>
          </table:table-cell>
          <table:table-cell table:formula="of:=[.AT16]/[.$H16]" office:value-type="float" office:value="0.0228215767634855" calcext:value-type="float">
            <text:p>0.022821576763486</text:p>
          </table:table-cell>
          <table:table-cell table:formula="of:=[.AU16]/[.$H16]" office:value-type="float" office:value="0.00002044558461459" calcext:value-type="float">
            <text:p>2.044558461459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5B5B5B</text:p>
          </table:table-cell>
          <table:table-cell table:formula="of:=HEX2DEC([.B17])" office:value-type="float" office:value="5987163" calcext:value-type="float">
            <text:p>5987163</text:p>
          </table:table-cell>
          <table:table-cell office:value-type="string" calcext:value-type="string">
            <text:p>trixy-synonymous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--Y921-E933-*988..U910-F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258" calcext:value-type="float">
            <text:p>258</text:p>
          </table:table-cell>
          <table:table-cell office:value-type="float" office:value="0.0038644539" calcext:value-type="float">
            <text:p>0.0038644539</text:p>
          </table:table-cell>
          <table:table-cell office:value-type="float" office:value="8.47" calcext:value-type="float">
            <text:p>8.4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O17]/[.H17]" office:value-type="float" office:value="0.171717171717172" calcext:value-type="float">
            <text:p>0.171717171717172</text:p>
          </table:table-cell>
          <table:table-cell office:value-type="float" office:value="822" calcext:value-type="float">
            <text:p>822</text:p>
          </table:table-cell>
          <table:table-cell table:formula="of:=[.Q17]/[.H17]" office:value-type="float" office:value="8.3030303030303" calcext:value-type="float">
            <text:p>8.3030303030303</text:p>
          </table:table-cell>
          <table:table-cell office:value-type="float" office:value="14" calcext:value-type="float">
            <text:p>14</text:p>
          </table:table-cell>
          <table:table-cell table:formula="of:=[.S17]/[.H17]" office:value-type="float" office:value="0.141414141414141" calcext:value-type="float">
            <text:p>0.141414141414141</text:p>
          </table:table-cell>
          <table:table-cell office:value-type="float" office:value="244" calcext:value-type="float">
            <text:p>244</text:p>
          </table:table-cell>
          <table:table-cell table:formula="of:=[.U17]/[.H17]" office:value-type="float" office:value="2.46464646464646" calcext:value-type="float">
            <text:p>2.46464646464646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W17]/[.$H17]" office:value-type="float" office:value="0.0101010101010101" calcext:value-type="float">
            <text:p>0.01010101010101</text:p>
          </table:table-cell>
          <table:table-cell table:formula="of:=[.X17]/[.$H17]" office:value-type="float" office:value="3.55555555555556" calcext:value-type="float">
            <text:p>3.55555555555556</text:p>
          </table:table-cell>
          <table:table-cell table:formula="of:=[.Y17]/[.$H17]" office:value-type="float" office:value="0" calcext:value-type="float">
            <text:p>0</text:p>
          </table:table-cell>
          <table:table-cell table:formula="of:=[.Z17]/[.$H17]" office:value-type="float" office:value="0.0404040404040404" calcext:value-type="float">
            <text:p>0.04040404040404</text:p>
          </table:table-cell>
          <table:table-cell table:formula="of:=[.AA17]/[.$H17]" office:value-type="float" office:value="0.0101010101010101" calcext:value-type="float">
            <text:p>0.01010101010101</text:p>
          </table:table-cell>
          <table:table-cell table:formula="of:=[.AB17]/[.$H17]" office:value-type="float" office:value="1.81818181818182" calcext:value-type="float">
            <text:p>1.81818181818182</text:p>
          </table:table-cell>
          <table:table-cell table:formula="of:=[.AC17]/[.$H17]" office:value-type="float" office:value="1.96969696969697" calcext:value-type="float">
            <text:p>1.96969696969697</text:p>
          </table:table-cell>
          <table:table-cell table:formula="of:=[.AD17]/[.$H17]" office:value-type="float" office:value="0.0202020202020202" calcext:value-type="float">
            <text:p>0.02020202020202</text:p>
          </table:table-cell>
          <table:table-cell table:formula="of:=[.AE17]/[.$H17]" office:value-type="float" office:value="0.0707070707070707" calcext:value-type="float">
            <text:p>0.070707070707071</text:p>
          </table:table-cell>
          <table:table-cell table:formula="of:=[.AF17]/[.$H17]" office:value-type="float" office:value="0.0202020202020202" calcext:value-type="float">
            <text:p>0.02020202020202</text:p>
          </table:table-cell>
          <table:table-cell table:formula="of:=[.AG17]/[.$H17]" office:value-type="float" office:value="0.95959595959596" calcext:value-type="float">
            <text:p>0.95959595959596</text:p>
          </table:table-cell>
          <table:table-cell table:formula="of:=[.AH17]/[.$H17]" office:value-type="float" office:value="0" calcext:value-type="float">
            <text:p>0</text:p>
          </table:table-cell>
          <table:table-cell table:formula="of:=[.AI17]/[.$H17]" office:value-type="float" office:value="0.0101010101010101" calcext:value-type="float">
            <text:p>0.01010101010101</text:p>
          </table:table-cell>
          <table:table-cell table:formula="of:=[.AJ17]/[.$H17]" office:value-type="float" office:value="0.606060606060606" calcext:value-type="float">
            <text:p>0.606060606060606</text:p>
          </table:table-cell>
          <table:table-cell table:formula="of:=[.AK17]/[.$H17]" office:value-type="float" office:value="0" calcext:value-type="float">
            <text:p>0</text:p>
          </table:table-cell>
          <table:table-cell table:formula="of:=[.AL17]/[.$H17]" office:value-type="float" office:value="0.0303030303030303" calcext:value-type="float">
            <text:p>0.03030303030303</text:p>
          </table:table-cell>
          <table:table-cell table:formula="of:=[.AM17]/[.$H17]" office:value-type="float" office:value="0.0101010101010101" calcext:value-type="float">
            <text:p>0.01010101010101</text:p>
          </table:table-cell>
          <table:table-cell table:formula="of:=[.AN17]/[.$H17]" office:value-type="float" office:value="0.939393939393939" calcext:value-type="float">
            <text:p>0.939393939393939</text:p>
          </table:table-cell>
          <table:table-cell table:formula="of:=[.AO17]/[.$H17]" office:value-type="float" office:value="0.595959595959596" calcext:value-type="float">
            <text:p>0.595959595959596</text:p>
          </table:table-cell>
          <table:table-cell table:formula="of:=[.AP17]/[.$H17]" office:value-type="float" office:value="0.0202020202020202" calcext:value-type="float">
            <text:p>0.02020202020202</text:p>
          </table:table-cell>
          <table:table-cell table:formula="of:=[.AQ17]/[.$H17]" office:value-type="float" office:value="0.0606060606060606" calcext:value-type="float">
            <text:p>0.060606060606061</text:p>
          </table:table-cell>
          <table:table-cell table:formula="of:=[.AR17]/[.$H17]" office:value-type="float" office:value="0.0101010101010101" calcext:value-type="float">
            <text:p>0.01010101010101</text:p>
          </table:table-cell>
          <table:table-cell table:formula="of:=[.AS17]/[.$H17]" office:value-type="float" office:value="0.323232323232323" calcext:value-type="float">
            <text:p>0.323232323232323</text:p>
          </table:table-cell>
          <table:table-cell table:formula="of:=[.AT17]/[.$H17]" office:value-type="float" office:value="0" calcext:value-type="float">
            <text:p>0</text:p>
          </table:table-cell>
          <table:table-cell table:formula="of:=[.AU17]/[.$H17]" office:value-type="float" office:value="0.000102030405060708" calcext:value-type="float">
            <text:p>0.000102030405061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5B5B5B</text:p>
          </table:table-cell>
          <table:table-cell table:formula="of:=HEX2DEC([.B18])" office:value-type="float" office:value="5987163" calcext:value-type="float">
            <text:p>5987163</text:p>
          </table:table-cell>
          <table:table-cell office:value-type="string" calcext:value-type="string">
            <text:p>trixy-synonymous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--T706..U14-D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 office:value-type="float" office:value="458" calcext:value-type="float">
            <text:p>458</text:p>
          </table:table-cell>
          <table:table-cell office:value-type="float" office:value="0.0026269839" calcext:value-type="float">
            <text:p>0.0026269839</text:p>
          </table:table-cell>
          <table:table-cell office:value-type="float" office:value="5.76" calcext:value-type="float">
            <text:p>5.76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table:formula="of:=[.O18]/[.H18]" office:value-type="float" office:value="0.8" calcext:value-type="float">
            <text:p>0.8</text:p>
          </table:table-cell>
          <table:table-cell office:value-type="float" office:value="1017" calcext:value-type="float">
            <text:p>1017</text:p>
          </table:table-cell>
          <table:table-cell table:formula="of:=[.Q18]/[.H18]" office:value-type="float" office:value="4.9609756097561" calcext:value-type="float">
            <text:p>4.9609756097561</text:p>
          </table:table-cell>
          <table:table-cell office:value-type="float" office:value="29" calcext:value-type="float">
            <text:p>29</text:p>
          </table:table-cell>
          <table:table-cell table:formula="of:=[.S18]/[.H18]" office:value-type="float" office:value="0.141463414634146" calcext:value-type="float">
            <text:p>0.141463414634146</text:p>
          </table:table-cell>
          <table:table-cell office:value-type="float" office:value="429" calcext:value-type="float">
            <text:p>429</text:p>
          </table:table-cell>
          <table:table-cell table:formula="of:=[.U18]/[.H18]" office:value-type="float" office:value="2.09268292682927" calcext:value-type="float">
            <text:p>2.09268292682927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W18]/[.$H18]" office:value-type="float" office:value="0" calcext:value-type="float">
            <text:p>0</text:p>
          </table:table-cell>
          <table:table-cell table:formula="of:=[.X18]/[.$H18]" office:value-type="float" office:value="1.00487804878049" calcext:value-type="float">
            <text:p>1.00487804878049</text:p>
          </table:table-cell>
          <table:table-cell table:formula="of:=[.Y18]/[.$H18]" office:value-type="float" office:value="0" calcext:value-type="float">
            <text:p>0</text:p>
          </table:table-cell>
          <table:table-cell table:formula="of:=[.Z18]/[.$H18]" office:value-type="float" office:value="0.15609756097561" calcext:value-type="float">
            <text:p>0.15609756097561</text:p>
          </table:table-cell>
          <table:table-cell table:formula="of:=[.AA18]/[.$H18]" office:value-type="float" office:value="0" calcext:value-type="float">
            <text:p>0</text:p>
          </table:table-cell>
          <table:table-cell table:formula="of:=[.AB18]/[.$H18]" office:value-type="float" office:value="1.94146341463415" calcext:value-type="float">
            <text:p>1.94146341463415</text:p>
          </table:table-cell>
          <table:table-cell table:formula="of:=[.AC18]/[.$H18]" office:value-type="float" office:value="1.63414634146341" calcext:value-type="float">
            <text:p>1.63414634146341</text:p>
          </table:table-cell>
          <table:table-cell table:formula="of:=[.AD18]/[.$H18]" office:value-type="float" office:value="0.0341463414634146" calcext:value-type="float">
            <text:p>0.034146341463415</text:p>
          </table:table-cell>
          <table:table-cell table:formula="of:=[.AE18]/[.$H18]" office:value-type="float" office:value="0.546341463414634" calcext:value-type="float">
            <text:p>0.546341463414634</text:p>
          </table:table-cell>
          <table:table-cell table:formula="of:=[.AF18]/[.$H18]" office:value-type="float" office:value="0.0341463414634146" calcext:value-type="float">
            <text:p>0.034146341463415</text:p>
          </table:table-cell>
          <table:table-cell table:formula="of:=[.AG18]/[.$H18]" office:value-type="float" office:value="0.380487804878049" calcext:value-type="float">
            <text:p>0.380487804878049</text:p>
          </table:table-cell>
          <table:table-cell table:formula="of:=[.AH18]/[.$H18]" office:value-type="float" office:value="0.0292682926829268" calcext:value-type="float">
            <text:p>0.029268292682927</text:p>
          </table:table-cell>
          <table:table-cell table:formula="of:=[.AI18]/[.$H18]" office:value-type="float" office:value="0" calcext:value-type="float">
            <text:p>0</text:p>
          </table:table-cell>
          <table:table-cell table:formula="of:=[.AJ18]/[.$H18]" office:value-type="float" office:value="0.6" calcext:value-type="float">
            <text:p>0.6</text:p>
          </table:table-cell>
          <table:table-cell table:formula="of:=[.AK18]/[.$H18]" office:value-type="float" office:value="0" calcext:value-type="float">
            <text:p>0</text:p>
          </table:table-cell>
          <table:table-cell table:formula="of:=[.AL18]/[.$H18]" office:value-type="float" office:value="0.0195121951219512" calcext:value-type="float">
            <text:p>0.019512195121951</text:p>
          </table:table-cell>
          <table:table-cell table:formula="of:=[.AM18]/[.$H18]" office:value-type="float" office:value="0" calcext:value-type="float">
            <text:p>0</text:p>
          </table:table-cell>
          <table:table-cell table:formula="of:=[.AN18]/[.$H18]" office:value-type="float" office:value="0.848780487804878" calcext:value-type="float">
            <text:p>0.848780487804878</text:p>
          </table:table-cell>
          <table:table-cell table:formula="of:=[.AO18]/[.$H18]" office:value-type="float" office:value="0.419512195121951" calcext:value-type="float">
            <text:p>0.419512195121951</text:p>
          </table:table-cell>
          <table:table-cell table:formula="of:=[.AP18]/[.$H18]" office:value-type="float" office:value="0.0341463414634146" calcext:value-type="float">
            <text:p>0.034146341463415</text:p>
          </table:table-cell>
          <table:table-cell table:formula="of:=[.AQ18]/[.$H18]" office:value-type="float" office:value="0.0341463414634146" calcext:value-type="float">
            <text:p>0.034146341463415</text:p>
          </table:table-cell>
          <table:table-cell table:formula="of:=[.AR18]/[.$H18]" office:value-type="float" office:value="0.0292682926829268" calcext:value-type="float">
            <text:p>0.029268292682927</text:p>
          </table:table-cell>
          <table:table-cell table:formula="of:=[.AS18]/[.$H18]" office:value-type="float" office:value="0.224390243902439" calcext:value-type="float">
            <text:p>0.224390243902439</text:p>
          </table:table-cell>
          <table:table-cell table:formula="of:=[.AT18]/[.$H18]" office:value-type="float" office:value="0.024390243902439" calcext:value-type="float">
            <text:p>0.024390243902439</text:p>
          </table:table-cell>
          <table:table-cell table:formula="of:=[.AU18]/[.$H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5B5B5B</text:p>
          </table:table-cell>
          <table:table-cell table:formula="of:=HEX2DEC([.B19])" office:value-type="float" office:value="5987163" calcext:value-type="float">
            <text:p>5987163</text:p>
          </table:table-cell>
          <table:table-cell office:value-type="string" calcext:value-type="string">
            <text:p>trixy-synonymous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--R448..U910-F3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652" calcext:value-type="float">
            <text:p>1652</text:p>
          </table:table-cell>
          <table:table-cell office:value-type="float" office:value="573" calcext:value-type="float">
            <text:p>573</text:p>
          </table:table-cell>
          <table:table-cell office:value-type="float" office:value="0.0035701705" calcext:value-type="float">
            <text:p>0.0035701705</text:p>
          </table:table-cell>
          <table:table-cell office:value-type="float" office:value="7.83" calcext:value-type="float">
            <text:p>7.83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table:formula="of:=[.O19]/[.H19]" office:value-type="float" office:value="0.298578199052133" calcext:value-type="float">
            <text:p>0.298578199052133</text:p>
          </table:table-cell>
          <table:table-cell office:value-type="float" office:value="1589" calcext:value-type="float">
            <text:p>1589</text:p>
          </table:table-cell>
          <table:table-cell table:formula="of:=[.Q19]/[.H19]" office:value-type="float" office:value="7.53080568720379" calcext:value-type="float">
            <text:p>7.53080568720379</text:p>
          </table:table-cell>
          <table:table-cell office:value-type="float" office:value="53" calcext:value-type="float">
            <text:p>53</text:p>
          </table:table-cell>
          <table:table-cell table:formula="of:=[.S19]/[.H19]" office:value-type="float" office:value="0.251184834123223" calcext:value-type="float">
            <text:p>0.251184834123223</text:p>
          </table:table-cell>
          <table:table-cell office:value-type="float" office:value="520" calcext:value-type="float">
            <text:p>520</text:p>
          </table:table-cell>
          <table:table-cell table:formula="of:=[.U19]/[.H19]" office:value-type="float" office:value="2.46445497630332" calcext:value-type="float">
            <text:p>2.46445497630332</text:p>
          </table:table-cell>
          <table:table-cell office:value-type="float" office:value="2" calcext:value-type="float">
            <text:p>2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74" calcext:value-type="float">
            <text:p>574</text:p>
          </table:table-cell>
          <table:table-cell office:value-type="float" office:value="351" calcext:value-type="float">
            <text:p>35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[.W19]/[.$H19]" office:value-type="float" office:value="0.00947867298578199" calcext:value-type="float">
            <text:p>0.009478672985782</text:p>
          </table:table-cell>
          <table:table-cell table:formula="of:=[.X19]/[.$H19]" office:value-type="float" office:value="2.31279620853081" calcext:value-type="float">
            <text:p>2.31279620853081</text:p>
          </table:table-cell>
          <table:table-cell table:formula="of:=[.Y19]/[.$H19]" office:value-type="float" office:value="0" calcext:value-type="float">
            <text:p>0</text:p>
          </table:table-cell>
          <table:table-cell table:formula="of:=[.Z19]/[.$H19]" office:value-type="float" office:value="0.0473933649289099" calcext:value-type="float">
            <text:p>0.04739336492891</text:p>
          </table:table-cell>
          <table:table-cell table:formula="of:=[.AA19]/[.$H19]" office:value-type="float" office:value="0.00947867298578199" calcext:value-type="float">
            <text:p>0.009478672985782</text:p>
          </table:table-cell>
          <table:table-cell table:formula="of:=[.AB19]/[.$H19]" office:value-type="float" office:value="2.72037914691943" calcext:value-type="float">
            <text:p>2.72037914691943</text:p>
          </table:table-cell>
          <table:table-cell table:formula="of:=[.AC19]/[.$H19]" office:value-type="float" office:value="1.66350710900474" calcext:value-type="float">
            <text:p>1.66350710900474</text:p>
          </table:table-cell>
          <table:table-cell table:formula="of:=[.AD19]/[.$H19]" office:value-type="float" office:value="0.123222748815166" calcext:value-type="float">
            <text:p>0.123222748815166</text:p>
          </table:table-cell>
          <table:table-cell table:formula="of:=[.AE19]/[.$H19]" office:value-type="float" office:value="0.033175355450237" calcext:value-type="float">
            <text:p>0.033175355450237</text:p>
          </table:table-cell>
          <table:table-cell table:formula="of:=[.AF19]/[.$H19]" office:value-type="float" office:value="0.0568720379146919" calcext:value-type="float">
            <text:p>0.056872037914692</text:p>
          </table:table-cell>
          <table:table-cell table:formula="of:=[.AG19]/[.$H19]" office:value-type="float" office:value="0.834123222748815" calcext:value-type="float">
            <text:p>0.834123222748815</text:p>
          </table:table-cell>
          <table:table-cell table:formula="of:=[.AH19]/[.$H19]" office:value-type="float" office:value="0.018957345971564" calcext:value-type="float">
            <text:p>0.018957345971564</text:p>
          </table:table-cell>
          <table:table-cell table:formula="of:=[.AI19]/[.$H19]" office:value-type="float" office:value="0.004739336492891" calcext:value-type="float">
            <text:p>0.004739336492891</text:p>
          </table:table-cell>
          <table:table-cell table:formula="of:=[.AJ19]/[.$H19]" office:value-type="float" office:value="0.57345971563981" calcext:value-type="float">
            <text:p>0.57345971563981</text:p>
          </table:table-cell>
          <table:table-cell table:formula="of:=[.AK19]/[.$H19]" office:value-type="float" office:value="0" calcext:value-type="float">
            <text:p>0</text:p>
          </table:table-cell>
          <table:table-cell table:formula="of:=[.AL19]/[.$H19]" office:value-type="float" office:value="0.042654028436019" calcext:value-type="float">
            <text:p>0.042654028436019</text:p>
          </table:table-cell>
          <table:table-cell table:formula="of:=[.AM19]/[.$H19]" office:value-type="float" office:value="0.00947867298578199" calcext:value-type="float">
            <text:p>0.009478672985782</text:p>
          </table:table-cell>
          <table:table-cell table:formula="of:=[.AN19]/[.$H19]" office:value-type="float" office:value="1.02843601895735" calcext:value-type="float">
            <text:p>1.02843601895735</text:p>
          </table:table-cell>
          <table:table-cell table:formula="of:=[.AO19]/[.$H19]" office:value-type="float" office:value="0.582938388625592" calcext:value-type="float">
            <text:p>0.582938388625592</text:p>
          </table:table-cell>
          <table:table-cell table:formula="of:=[.AP19]/[.$H19]" office:value-type="float" office:value="0.113744075829384" calcext:value-type="float">
            <text:p>0.113744075829384</text:p>
          </table:table-cell>
          <table:table-cell table:formula="of:=[.AQ19]/[.$H19]" office:value-type="float" office:value="0.033175355450237" calcext:value-type="float">
            <text:p>0.033175355450237</text:p>
          </table:table-cell>
          <table:table-cell table:formula="of:=[.AR19]/[.$H19]" office:value-type="float" office:value="0.028436018957346" calcext:value-type="float">
            <text:p>0.028436018957346</text:p>
          </table:table-cell>
          <table:table-cell table:formula="of:=[.AS19]/[.$H19]" office:value-type="float" office:value="0.279620853080569" calcext:value-type="float">
            <text:p>0.279620853080569</text:p>
          </table:table-cell>
          <table:table-cell table:formula="of:=[.AT19]/[.$H19]" office:value-type="float" office:value="0.018957345971564" calcext:value-type="float">
            <text:p>0.018957345971564</text:p>
          </table:table-cell>
          <table:table-cell table:formula="of:=[.AU19]/[.$H19]" office:value-type="float" office:value="0.0000449226207856966" calcext:value-type="float">
            <text:p>4.49226207856966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B5B5B</text:p>
          </table:table-cell>
          <table:table-cell table:formula="of:=HEX2DEC([.B20])" office:value-type="float" office:value="5987163" calcext:value-type="float">
            <text:p>5987163</text:p>
          </table:table-cell>
          <table:table-cell office:value-type="string" calcext:value-type="string">
            <text:p>trixy-synonymous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--I265..UW34-A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2211" calcext:value-type="float">
            <text:p>2211</text:p>
          </table:table-cell>
          <table:table-cell office:value-type="float" office:value="504" calcext:value-type="float">
            <text:p>504</text:p>
          </table:table-cell>
          <table:table-cell office:value-type="float" office:value="0.0036529273" calcext:value-type="float">
            <text:p>0.0036529273</text:p>
          </table:table-cell>
          <table:table-cell office:value-type="float" office:value="8.01" calcext:value-type="float">
            <text:p>8.0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[.O20]/[.H20]" office:value-type="float" office:value="0.123188405797101" calcext:value-type="float">
            <text:p>0.123188405797101</text:p>
          </table:table-cell>
          <table:table-cell office:value-type="float" office:value="2177" calcext:value-type="float">
            <text:p>2177</text:p>
          </table:table-cell>
          <table:table-cell table:formula="of:=[.Q20]/[.H20]" office:value-type="float" office:value="7.88768115942029" calcext:value-type="float">
            <text:p>7.88768115942029</text:p>
          </table:table-cell>
          <table:table-cell office:value-type="float" office:value="28" calcext:value-type="float">
            <text:p>28</text:p>
          </table:table-cell>
          <table:table-cell table:formula="of:=[.S20]/[.H20]" office:value-type="float" office:value="0.101449275362319" calcext:value-type="float">
            <text:p>0.101449275362319</text:p>
          </table:table-cell>
          <table:table-cell office:value-type="float" office:value="476" calcext:value-type="float">
            <text:p>476</text:p>
          </table:table-cell>
          <table:table-cell table:formula="of:=[.U20]/[.H20]" office:value-type="float" office:value="1.72463768115942" calcext:value-type="float">
            <text:p>1.72463768115942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W20]/[.$H20]" office:value-type="float" office:value="0.0072463768115942" calcext:value-type="float">
            <text:p>0.007246376811594</text:p>
          </table:table-cell>
          <table:table-cell table:formula="of:=[.X20]/[.$H20]" office:value-type="float" office:value="1.09057971014493" calcext:value-type="float">
            <text:p>1.09057971014493</text:p>
          </table:table-cell>
          <table:table-cell table:formula="of:=[.Y20]/[.$H20]" office:value-type="float" office:value="0" calcext:value-type="float">
            <text:p>0</text:p>
          </table:table-cell>
          <table:table-cell table:formula="of:=[.Z20]/[.$H20]" office:value-type="float" office:value="0.0326086956521739" calcext:value-type="float">
            <text:p>0.032608695652174</text:p>
          </table:table-cell>
          <table:table-cell table:formula="of:=[.AA20]/[.$H20]" office:value-type="float" office:value="0.0036231884057971" calcext:value-type="float">
            <text:p>0.003623188405797</text:p>
          </table:table-cell>
          <table:table-cell table:formula="of:=[.AB20]/[.$H20]" office:value-type="float" office:value="3.60507246376812" calcext:value-type="float">
            <text:p>3.60507246376812</text:p>
          </table:table-cell>
          <table:table-cell table:formula="of:=[.AC20]/[.$H20]" office:value-type="float" office:value="1.79347826086957" calcext:value-type="float">
            <text:p>1.79347826086957</text:p>
          </table:table-cell>
          <table:table-cell table:formula="of:=[.AD20]/[.$H20]" office:value-type="float" office:value="0.0181159420289855" calcext:value-type="float">
            <text:p>0.018115942028986</text:p>
          </table:table-cell>
          <table:table-cell table:formula="of:=[.AE20]/[.$H20]" office:value-type="float" office:value="0.0398550724637681" calcext:value-type="float">
            <text:p>0.039855072463768</text:p>
          </table:table-cell>
          <table:table-cell table:formula="of:=[.AF20]/[.$H20]" office:value-type="float" office:value="0.0144927536231884" calcext:value-type="float">
            <text:p>0.014492753623188</text:p>
          </table:table-cell>
          <table:table-cell table:formula="of:=[.AG20]/[.$H20]" office:value-type="float" office:value="1.39855072463768" calcext:value-type="float">
            <text:p>1.39855072463768</text:p>
          </table:table-cell>
          <table:table-cell table:formula="of:=[.AH20]/[.$H20]" office:value-type="float" office:value="0.0072463768115942" calcext:value-type="float">
            <text:p>0.007246376811594</text:p>
          </table:table-cell>
          <table:table-cell table:formula="of:=[.AI20]/[.$H20]" office:value-type="float" office:value="0.0036231884057971" calcext:value-type="float">
            <text:p>0.003623188405797</text:p>
          </table:table-cell>
          <table:table-cell table:formula="of:=[.AJ20]/[.$H20]" office:value-type="float" office:value="0.442028985507246" calcext:value-type="float">
            <text:p>0.442028985507246</text:p>
          </table:table-cell>
          <table:table-cell table:formula="of:=[.AK20]/[.$H20]" office:value-type="float" office:value="0" calcext:value-type="float">
            <text:p>0</text:p>
          </table:table-cell>
          <table:table-cell table:formula="of:=[.AL20]/[.$H20]" office:value-type="float" office:value="0.0217391304347826" calcext:value-type="float">
            <text:p>0.021739130434783</text:p>
          </table:table-cell>
          <table:table-cell table:formula="of:=[.AM20]/[.$H20]" office:value-type="float" office:value="0.0036231884057971" calcext:value-type="float">
            <text:p>0.003623188405797</text:p>
          </table:table-cell>
          <table:table-cell table:formula="of:=[.AN20]/[.$H20]" office:value-type="float" office:value="0.699275362318841" calcext:value-type="float">
            <text:p>0.699275362318841</text:p>
          </table:table-cell>
          <table:table-cell table:formula="of:=[.AO20]/[.$H20]" office:value-type="float" office:value="0.365942028985507" calcext:value-type="float">
            <text:p>0.365942028985507</text:p>
          </table:table-cell>
          <table:table-cell table:formula="of:=[.AP20]/[.$H20]" office:value-type="float" office:value="0.0181159420289855" calcext:value-type="float">
            <text:p>0.018115942028986</text:p>
          </table:table-cell>
          <table:table-cell table:formula="of:=[.AQ20]/[.$H20]" office:value-type="float" office:value="0.0326086956521739" calcext:value-type="float">
            <text:p>0.032608695652174</text:p>
          </table:table-cell>
          <table:table-cell table:formula="of:=[.AR20]/[.$H20]" office:value-type="float" office:value="0.0144927536231884" calcext:value-type="float">
            <text:p>0.014492753623188</text:p>
          </table:table-cell>
          <table:table-cell table:formula="of:=[.AS20]/[.$H20]" office:value-type="float" office:value="0.217391304347826" calcext:value-type="float">
            <text:p>0.217391304347826</text:p>
          </table:table-cell>
          <table:table-cell table:formula="of:=[.AT20]/[.$H20]" office:value-type="float" office:value="0.0072463768115942" calcext:value-type="float">
            <text:p>0.007246376811594</text:p>
          </table:table-cell>
          <table:table-cell table:formula="of:=[.AU20]/[.$H20]" office:value-type="float" office:value="0.0000262549884478051" calcext:value-type="float">
            <text:p>2.62549884478051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5B5B5B</text:p>
          </table:table-cell>
          <table:table-cell table:formula="of:=HEX2DEC([.B21])" office:value-type="float" office:value="5987163" calcext:value-type="float">
            <text:p>5987163</text:p>
          </table:table-cell>
          <table:table-cell office:value-type="string" calcext:value-type="string">
            <text:p>trixy-synonymous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--L473..U14-D10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2160" calcext:value-type="float">
            <text:p>2160</text:p>
          </table:table-cell>
          <table:table-cell office:value-type="float" office:value="695" calcext:value-type="float">
            <text:p>695</text:p>
          </table:table-cell>
          <table:table-cell office:value-type="float" office:value="0.0030493874" calcext:value-type="float">
            <text:p>0.0030493874</text:p>
          </table:table-cell>
          <table:table-cell office:value-type="float" office:value="6.69" calcext:value-type="float">
            <text:p>6.69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formula="of:=[.O21]/[.H21]" office:value-type="float" office:value="0.551083591331269" calcext:value-type="float">
            <text:p>0.551083591331269</text:p>
          </table:table-cell>
          <table:table-cell office:value-type="float" office:value="1982" calcext:value-type="float">
            <text:p>1982</text:p>
          </table:table-cell>
          <table:table-cell table:formula="of:=[.Q21]/[.H21]" office:value-type="float" office:value="6.13622291021672" calcext:value-type="float">
            <text:p>6.13622291021672</text:p>
          </table:table-cell>
          <table:table-cell office:value-type="float" office:value="73" calcext:value-type="float">
            <text:p>73</text:p>
          </table:table-cell>
          <table:table-cell table:formula="of:=[.S21]/[.H21]" office:value-type="float" office:value="0.226006191950464" calcext:value-type="float">
            <text:p>0.226006191950464</text:p>
          </table:table-cell>
          <table:table-cell office:value-type="float" office:value="622" calcext:value-type="float">
            <text:p>622</text:p>
          </table:table-cell>
          <table:table-cell table:formula="of:=[.U21]/[.H21]" office:value-type="float" office:value="1.92569659442724" calcext:value-type="float">
            <text:p>1.92569659442724</text:p>
          </table:table-cell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31" calcext:value-type="float">
            <text:p>931</text:p>
          </table:table-cell>
          <table:table-cell office:value-type="float" office:value="401" calcext:value-type="float">
            <text:p>401</text:p>
          </table:table-cell>
          <table:table-cell office:value-type="float" office:value="32" calcext:value-type="float">
            <text:p>3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[.W21]/[.$H21]" office:value-type="float" office:value="0.0154798761609907" calcext:value-type="float">
            <text:p>0.015479876160991</text:p>
          </table:table-cell>
          <table:table-cell table:formula="of:=[.X21]/[.$H21]" office:value-type="float" office:value="1.22910216718266" calcext:value-type="float">
            <text:p>1.22910216718266</text:p>
          </table:table-cell>
          <table:table-cell table:formula="of:=[.Y21]/[.$H21]" office:value-type="float" office:value="0" calcext:value-type="float">
            <text:p>0</text:p>
          </table:table-cell>
          <table:table-cell table:formula="of:=[.Z21]/[.$H21]" office:value-type="float" office:value="0.0123839009287926" calcext:value-type="float">
            <text:p>0.012383900928793</text:p>
          </table:table-cell>
          <table:table-cell table:formula="of:=[.AA21]/[.$H21]" office:value-type="float" office:value="0.00309597523219814" calcext:value-type="float">
            <text:p>0.003095975232198</text:p>
          </table:table-cell>
          <table:table-cell table:formula="of:=[.AB21]/[.$H21]" office:value-type="float" office:value="2.88235294117647" calcext:value-type="float">
            <text:p>2.88235294117647</text:p>
          </table:table-cell>
          <table:table-cell table:formula="of:=[.AC21]/[.$H21]" office:value-type="float" office:value="1.24148606811146" calcext:value-type="float">
            <text:p>1.24148606811146</text:p>
          </table:table-cell>
          <table:table-cell table:formula="of:=[.AD21]/[.$H21]" office:value-type="float" office:value="0.0990712074303406" calcext:value-type="float">
            <text:p>0.099071207430341</text:p>
          </table:table-cell>
          <table:table-cell table:formula="of:=[.AE21]/[.$H21]" office:value-type="float" office:value="0.371517027863777" calcext:value-type="float">
            <text:p>0.371517027863777</text:p>
          </table:table-cell>
          <table:table-cell table:formula="of:=[.AF21]/[.$H21]" office:value-type="float" office:value="0.00928792569659443" calcext:value-type="float">
            <text:p>0.009287925696594</text:p>
          </table:table-cell>
          <table:table-cell table:formula="of:=[.AG21]/[.$H21]" office:value-type="float" office:value="0.78328173374613" calcext:value-type="float">
            <text:p>0.78328173374613</text:p>
          </table:table-cell>
          <table:table-cell table:formula="of:=[.AH21]/[.$H21]" office:value-type="float" office:value="0.0402476780185759" calcext:value-type="float">
            <text:p>0.040247678018576</text:p>
          </table:table-cell>
          <table:table-cell table:formula="of:=[.AI21]/[.$H21]" office:value-type="float" office:value="0.00928792569659443" calcext:value-type="float">
            <text:p>0.009287925696594</text:p>
          </table:table-cell>
          <table:table-cell table:formula="of:=[.AJ21]/[.$H21]" office:value-type="float" office:value="0.513931888544892" calcext:value-type="float">
            <text:p>0.513931888544892</text:p>
          </table:table-cell>
          <table:table-cell table:formula="of:=[.AK21]/[.$H21]" office:value-type="float" office:value="0" calcext:value-type="float">
            <text:p>0</text:p>
          </table:table-cell>
          <table:table-cell table:formula="of:=[.AL21]/[.$H21]" office:value-type="float" office:value="0.0123839009287926" calcext:value-type="float">
            <text:p>0.012383900928793</text:p>
          </table:table-cell>
          <table:table-cell table:formula="of:=[.AM21]/[.$H21]" office:value-type="float" office:value="0.00309597523219814" calcext:value-type="float">
            <text:p>0.003095975232198</text:p>
          </table:table-cell>
          <table:table-cell table:formula="of:=[.AN21]/[.$H21]" office:value-type="float" office:value="0.801857585139319" calcext:value-type="float">
            <text:p>0.801857585139319</text:p>
          </table:table-cell>
          <table:table-cell table:formula="of:=[.AO21]/[.$H21]" office:value-type="float" office:value="0.39938080495356" calcext:value-type="float">
            <text:p>0.39938080495356</text:p>
          </table:table-cell>
          <table:table-cell table:formula="of:=[.AP21]/[.$H21]" office:value-type="float" office:value="0.0990712074303406" calcext:value-type="float">
            <text:p>0.099071207430341</text:p>
          </table:table-cell>
          <table:table-cell table:formula="of:=[.AQ21]/[.$H21]" office:value-type="float" office:value="0.0619195046439628" calcext:value-type="float">
            <text:p>0.061919504643963</text:p>
          </table:table-cell>
          <table:table-cell table:formula="of:=[.AR21]/[.$H21]" office:value-type="float" office:value="0.00928792569659443" calcext:value-type="float">
            <text:p>0.009287925696594</text:p>
          </table:table-cell>
          <table:table-cell table:formula="of:=[.AS21]/[.$H21]" office:value-type="float" office:value="0.210526315789474" calcext:value-type="float">
            <text:p>0.210526315789474</text:p>
          </table:table-cell>
          <table:table-cell table:formula="of:=[.AT21]/[.$H21]" office:value-type="float" office:value="0.0309597523219814" calcext:value-type="float">
            <text:p>0.030959752321982</text:p>
          </table:table-cell>
          <table:table-cell table:formula="of:=[.AU21]/[.$H21]" office:value-type="float" office:value="0.0000479253131919217" calcext:value-type="float">
            <text:p>4.79253131919217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5B5B5B</text:p>
          </table:table-cell>
          <table:table-cell table:formula="of:=HEX2DEC([.B22])" office:value-type="float" office:value="5987163" calcext:value-type="float">
            <text:p>5987163</text:p>
          </table:table-cell>
          <table:table-cell office:value-type="string" calcext:value-type="string">
            <text:p>trixy-synonymous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--Y921-E933-*988..U910-F5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2197" calcext:value-type="float">
            <text:p>2197</text:p>
          </table:table-cell>
          <table:table-cell office:value-type="float" office:value="642" calcext:value-type="float">
            <text:p>642</text:p>
          </table:table-cell>
          <table:table-cell office:value-type="float" office:value="0.0030450577" calcext:value-type="float">
            <text:p>0.0030450577</text:p>
          </table:table-cell>
          <table:table-cell office:value-type="float" office:value="6.68" calcext:value-type="float">
            <text:p>6.68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formula="of:=[.O22]/[.H22]" office:value-type="float" office:value="0.17629179331307" calcext:value-type="float">
            <text:p>0.17629179331307</text:p>
          </table:table-cell>
          <table:table-cell office:value-type="float" office:value="2139" calcext:value-type="float">
            <text:p>2139</text:p>
          </table:table-cell>
          <table:table-cell table:formula="of:=[.Q22]/[.H22]" office:value-type="float" office:value="6.50151975683891" calcext:value-type="float">
            <text:p>6.50151975683891</text:p>
          </table:table-cell>
          <table:table-cell office:value-type="float" office:value="44" calcext:value-type="float">
            <text:p>44</text:p>
          </table:table-cell>
          <table:table-cell table:formula="of:=[.S22]/[.H22]" office:value-type="float" office:value="0.133738601823708" calcext:value-type="float">
            <text:p>0.133738601823708</text:p>
          </table:table-cell>
          <table:table-cell office:value-type="float" office:value="598" calcext:value-type="float">
            <text:p>598</text:p>
          </table:table-cell>
          <table:table-cell table:formula="of:=[.U22]/[.H22]" office:value-type="float" office:value="1.81762917933131" calcext:value-type="float">
            <text:p>1.81762917933131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76" calcext:value-type="float">
            <text:p>576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[.W22]/[.$H22]" office:value-type="float" office:value="0" calcext:value-type="float">
            <text:p>0</text:p>
          </table:table-cell>
          <table:table-cell table:formula="of:=[.X22]/[.$H22]" office:value-type="float" office:value="2.48936170212766" calcext:value-type="float">
            <text:p>2.48936170212766</text:p>
          </table:table-cell>
          <table:table-cell table:formula="of:=[.Y22]/[.$H22]" office:value-type="float" office:value="0.00303951367781155" calcext:value-type="float">
            <text:p>0.003039513677812</text:p>
          </table:table-cell>
          <table:table-cell table:formula="of:=[.Z22]/[.$H22]" office:value-type="float" office:value="0.0699088145896657" calcext:value-type="float">
            <text:p>0.069908814589666</text:p>
          </table:table-cell>
          <table:table-cell table:formula="of:=[.AA22]/[.$H22]" office:value-type="float" office:value="0.00303951367781155" calcext:value-type="float">
            <text:p>0.003039513677812</text:p>
          </table:table-cell>
          <table:table-cell table:formula="of:=[.AB22]/[.$H22]" office:value-type="float" office:value="1.75075987841945" calcext:value-type="float">
            <text:p>1.75075987841945</text:p>
          </table:table-cell>
          <table:table-cell table:formula="of:=[.AC22]/[.$H22]" office:value-type="float" office:value="0.987841945288754" calcext:value-type="float">
            <text:p>0.987841945288754</text:p>
          </table:table-cell>
          <table:table-cell table:formula="of:=[.AD22]/[.$H22]" office:value-type="float" office:value="0.0151975683890578" calcext:value-type="float">
            <text:p>0.015197568389058</text:p>
          </table:table-cell>
          <table:table-cell table:formula="of:=[.AE22]/[.$H22]" office:value-type="float" office:value="0.0516717325227964" calcext:value-type="float">
            <text:p>0.051671732522796</text:p>
          </table:table-cell>
          <table:table-cell table:formula="of:=[.AF22]/[.$H22]" office:value-type="float" office:value="0.0151975683890578" calcext:value-type="float">
            <text:p>0.015197568389058</text:p>
          </table:table-cell>
          <table:table-cell table:formula="of:=[.AG22]/[.$H22]" office:value-type="float" office:value="1.27355623100304" calcext:value-type="float">
            <text:p>1.27355623100304</text:p>
          </table:table-cell>
          <table:table-cell table:formula="of:=[.AH22]/[.$H22]" office:value-type="float" office:value="0.0182370820668693" calcext:value-type="float">
            <text:p>0.018237082066869</text:p>
          </table:table-cell>
          <table:table-cell table:formula="of:=[.AI22]/[.$H22]" office:value-type="float" office:value="0" calcext:value-type="float">
            <text:p>0</text:p>
          </table:table-cell>
          <table:table-cell table:formula="of:=[.AJ22]/[.$H22]" office:value-type="float" office:value="0.477203647416413" calcext:value-type="float">
            <text:p>0.477203647416413</text:p>
          </table:table-cell>
          <table:table-cell table:formula="of:=[.AK22]/[.$H22]" office:value-type="float" office:value="0.00303951367781155" calcext:value-type="float">
            <text:p>0.003039513677812</text:p>
          </table:table-cell>
          <table:table-cell table:formula="of:=[.AL22]/[.$H22]" office:value-type="float" office:value="0.0303951367781155" calcext:value-type="float">
            <text:p>0.030395136778116</text:p>
          </table:table-cell>
          <table:table-cell table:formula="of:=[.AM22]/[.$H22]" office:value-type="float" office:value="0.00303951367781155" calcext:value-type="float">
            <text:p>0.003039513677812</text:p>
          </table:table-cell>
          <table:table-cell table:formula="of:=[.AN22]/[.$H22]" office:value-type="float" office:value="0.720364741641337" calcext:value-type="float">
            <text:p>0.720364741641337</text:p>
          </table:table-cell>
          <table:table-cell table:formula="of:=[.AO22]/[.$H22]" office:value-type="float" office:value="0.379939209726444" calcext:value-type="float">
            <text:p>0.379939209726444</text:p>
          </table:table-cell>
          <table:table-cell table:formula="of:=[.AP22]/[.$H22]" office:value-type="float" office:value="0.0151975683890578" calcext:value-type="float">
            <text:p>0.015197568389058</text:p>
          </table:table-cell>
          <table:table-cell table:formula="of:=[.AQ22]/[.$H22]" office:value-type="float" office:value="0.0486322188449848" calcext:value-type="float">
            <text:p>0.048632218844985</text:p>
          </table:table-cell>
          <table:table-cell table:formula="of:=[.AR22]/[.$H22]" office:value-type="float" office:value="0.0151975683890578" calcext:value-type="float">
            <text:p>0.015197568389058</text:p>
          </table:table-cell>
          <table:table-cell table:formula="of:=[.AS22]/[.$H22]" office:value-type="float" office:value="0.240121580547112" calcext:value-type="float">
            <text:p>0.240121580547112</text:p>
          </table:table-cell>
          <table:table-cell table:formula="of:=[.AT22]/[.$H22]" office:value-type="float" office:value="0.0182370820668693" calcext:value-type="float">
            <text:p>0.018237082066869</text:p>
          </table:table-cell>
          <table:table-cell table:formula="of:=[.AU22]/[.$H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5B5B5B</text:p>
          </table:table-cell>
          <table:table-cell table:formula="of:=HEX2DEC([.B23])" office:value-type="float" office:value="5987163" calcext:value-type="float">
            <text:p>5987163</text:p>
          </table:table-cell>
          <table:table-cell office:value-type="string" calcext:value-type="string">
            <text:p>trixy-synonymous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--N450-V838..U14-D5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975" calcext:value-type="float">
            <text:p>2975</text:p>
          </table:table-cell>
          <table:table-cell office:value-type="float" office:value="667" calcext:value-type="float">
            <text:p>667</text:p>
          </table:table-cell>
          <table:table-cell office:value-type="float" office:value="0.0036175711" calcext:value-type="float">
            <text:p>0.0036175711</text:p>
          </table:table-cell>
          <table:table-cell office:value-type="float" office:value="7.93" calcext:value-type="float">
            <text:p>7.93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table:formula="of:=[.O23]/[.H23]" office:value-type="float" office:value="0.432" calcext:value-type="float">
            <text:p>0.432</text:p>
          </table:table-cell>
          <table:table-cell office:value-type="float" office:value="2813" calcext:value-type="float">
            <text:p>2813</text:p>
          </table:table-cell>
          <table:table-cell table:formula="of:=[.Q23]/[.H23]" office:value-type="float" office:value="7.50133333333333" calcext:value-type="float">
            <text:p>7.50133333333333</text:p>
          </table:table-cell>
          <table:table-cell office:value-type="float" office:value="47" calcext:value-type="float">
            <text:p>47</text:p>
          </table:table-cell>
          <table:table-cell table:formula="of:=[.S23]/[.H23]" office:value-type="float" office:value="0.125333333333333" calcext:value-type="float">
            <text:p>0.125333333333333</text:p>
          </table:table-cell>
          <table:table-cell office:value-type="float" office:value="620" calcext:value-type="float">
            <text:p>620</text:p>
          </table:table-cell>
          <table:table-cell table:formula="of:=[.U23]/[.H23]" office:value-type="float" office:value="1.65333333333333" calcext:value-type="float">
            <text:p>1.65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15" calcext:value-type="float">
            <text:p>415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[.W23]/[.$H23]" office:value-type="float" office:value="0.0106666666666667" calcext:value-type="float">
            <text:p>0.010666666666667</text:p>
          </table:table-cell>
          <table:table-cell table:formula="of:=[.X23]/[.$H23]" office:value-type="float" office:value="1.96266666666667" calcext:value-type="float">
            <text:p>1.96266666666667</text:p>
          </table:table-cell>
          <table:table-cell table:formula="of:=[.Y23]/[.$H23]" office:value-type="float" office:value="0.00266666666666667" calcext:value-type="float">
            <text:p>0.002666666666667</text:p>
          </table:table-cell>
          <table:table-cell table:formula="of:=[.Z23]/[.$H23]" office:value-type="float" office:value="0.024" calcext:value-type="float">
            <text:p>0.024</text:p>
          </table:table-cell>
          <table:table-cell table:formula="of:=[.AA23]/[.$H23]" office:value-type="float" office:value="0" calcext:value-type="float">
            <text:p>0</text:p>
          </table:table-cell>
          <table:table-cell table:formula="of:=[.AB23]/[.$H23]" office:value-type="float" office:value="3.03733333333333" calcext:value-type="float">
            <text:p>3.03733333333333</text:p>
          </table:table-cell>
          <table:table-cell table:formula="of:=[.AC23]/[.$H23]" office:value-type="float" office:value="1.39466666666667" calcext:value-type="float">
            <text:p>1.39466666666667</text:p>
          </table:table-cell>
          <table:table-cell table:formula="of:=[.AD23]/[.$H23]" office:value-type="float" office:value="0.008" calcext:value-type="float">
            <text:p>0.008</text:p>
          </table:table-cell>
          <table:table-cell table:formula="of:=[.AE23]/[.$H23]" office:value-type="float" office:value="0.0826666666666667" calcext:value-type="float">
            <text:p>0.082666666666667</text:p>
          </table:table-cell>
          <table:table-cell table:formula="of:=[.AF23]/[.$H23]" office:value-type="float" office:value="0.00533333333333333" calcext:value-type="float">
            <text:p>0.005333333333333</text:p>
          </table:table-cell>
          <table:table-cell table:formula="of:=[.AG23]/[.$H23]" office:value-type="float" office:value="1.10666666666667" calcext:value-type="float">
            <text:p>1.10666666666667</text:p>
          </table:table-cell>
          <table:table-cell table:formula="of:=[.AH23]/[.$H23]" office:value-type="float" office:value="0.298666666666667" calcext:value-type="float">
            <text:p>0.298666666666667</text:p>
          </table:table-cell>
          <table:table-cell table:formula="of:=[.AI23]/[.$H23]" office:value-type="float" office:value="0.008" calcext:value-type="float">
            <text:p>0.008</text:p>
          </table:table-cell>
          <table:table-cell table:formula="of:=[.AJ23]/[.$H23]" office:value-type="float" office:value="0.44" calcext:value-type="float">
            <text:p>0.44</text:p>
          </table:table-cell>
          <table:table-cell table:formula="of:=[.AK23]/[.$H23]" office:value-type="float" office:value="0.00266666666666667" calcext:value-type="float">
            <text:p>0.002666666666667</text:p>
          </table:table-cell>
          <table:table-cell table:formula="of:=[.AL23]/[.$H23]" office:value-type="float" office:value="0.024" calcext:value-type="float">
            <text:p>0.024</text:p>
          </table:table-cell>
          <table:table-cell table:formula="of:=[.AM23]/[.$H23]" office:value-type="float" office:value="0" calcext:value-type="float">
            <text:p>0</text:p>
          </table:table-cell>
          <table:table-cell table:formula="of:=[.AN23]/[.$H23]" office:value-type="float" office:value="0.658666666666667" calcext:value-type="float">
            <text:p>0.658666666666667</text:p>
          </table:table-cell>
          <table:table-cell table:formula="of:=[.AO23]/[.$H23]" office:value-type="float" office:value="0.362666666666667" calcext:value-type="float">
            <text:p>0.362666666666667</text:p>
          </table:table-cell>
          <table:table-cell table:formula="of:=[.AP23]/[.$H23]" office:value-type="float" office:value="0.00533333333333333" calcext:value-type="float">
            <text:p>0.005333333333333</text:p>
          </table:table-cell>
          <table:table-cell table:formula="of:=[.AQ23]/[.$H23]" office:value-type="float" office:value="0.056" calcext:value-type="float">
            <text:p>0.056</text:p>
          </table:table-cell>
          <table:table-cell table:formula="of:=[.AR23]/[.$H23]" office:value-type="float" office:value="0.00533333333333333" calcext:value-type="float">
            <text:p>0.005333333333333</text:p>
          </table:table-cell>
          <table:table-cell table:formula="of:=[.AS23]/[.$H23]" office:value-type="float" office:value="0.192" calcext:value-type="float">
            <text:p>0.192</text:p>
          </table:table-cell>
          <table:table-cell table:formula="of:=[.AT23]/[.$H23]" office:value-type="float" office:value="0.024" calcext:value-type="float">
            <text:p>0.024</text:p>
          </table:table-cell>
          <table:table-cell table:formula="of:=[.AU23]/[.$H23]" office:value-type="float" office:value="0.0000284444444444444" calcext:value-type="float">
            <text:p>2.84444444444444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5B5B5B</text:p>
          </table:table-cell>
          <table:table-cell table:formula="of:=HEX2DEC([.B24])" office:value-type="float" office:value="5987163" calcext:value-type="float">
            <text:p>5987163</text:p>
          </table:table-cell>
          <table:table-cell office:value-type="string" calcext:value-type="string">
            <text:p>trixy-synonymous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--V678-A709-G719..U15-G9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986" calcext:value-type="float">
            <text:p>2986</text:p>
          </table:table-cell>
          <table:table-cell office:value-type="float" office:value="815" calcext:value-type="float">
            <text:p>815</text:p>
          </table:table-cell>
          <table:table-cell office:value-type="float" office:value="0.0033291078" calcext:value-type="float">
            <text:p>0.0033291078</text:p>
          </table:table-cell>
          <table:table-cell office:value-type="float" office:value="7.3" calcext:value-type="float">
            <text:p>7.3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table:formula="of:=[.O24]/[.H24]" office:value-type="float" office:value="0.444987775061125" calcext:value-type="float">
            <text:p>0.444987775061125</text:p>
          </table:table-cell>
          <table:table-cell office:value-type="float" office:value="2804" calcext:value-type="float">
            <text:p>2804</text:p>
          </table:table-cell>
          <table:table-cell table:formula="of:=[.Q24]/[.H24]" office:value-type="float" office:value="6.85574572127139" calcext:value-type="float">
            <text:p>6.85574572127139</text:p>
          </table:table-cell>
          <table:table-cell office:value-type="float" office:value="105" calcext:value-type="float">
            <text:p>105</text:p>
          </table:table-cell>
          <table:table-cell table:formula="of:=[.S24]/[.H24]" office:value-type="float" office:value="0.256723716381418" calcext:value-type="float">
            <text:p>0.256723716381418</text:p>
          </table:table-cell>
          <table:table-cell office:value-type="float" office:value="710" calcext:value-type="float">
            <text:p>710</text:p>
          </table:table-cell>
          <table:table-cell table:formula="of:=[.U24]/[.H24]" office:value-type="float" office:value="1.7359413202934" calcext:value-type="float">
            <text:p>1.7359413202934</text:p>
          </table:table-cell>
          <table:table-cell office:value-type="float" office:value="9" calcext:value-type="float">
            <text:p>9</text:p>
          </table:table-cell>
          <table:table-cell office:value-type="float" office:value="491" calcext:value-type="float">
            <text:p>49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98" calcext:value-type="float">
            <text:p>998</text:p>
          </table:table-cell>
          <table:table-cell office:value-type="float" office:value="882" calcext:value-type="float">
            <text:p>882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433" calcext:value-type="float">
            <text:p>43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formula="of:=[.W24]/[.$H24]" office:value-type="float" office:value="0.0220048899755501" calcext:value-type="float">
            <text:p>0.02200488997555</text:p>
          </table:table-cell>
          <table:table-cell table:formula="of:=[.X24]/[.$H24]" office:value-type="float" office:value="1.20048899755501" calcext:value-type="float">
            <text:p>1.20048899755501</text:p>
          </table:table-cell>
          <table:table-cell table:formula="of:=[.Y24]/[.$H24]" office:value-type="float" office:value="0.0146699266503667" calcext:value-type="float">
            <text:p>0.014669926650367</text:p>
          </table:table-cell>
          <table:table-cell table:formula="of:=[.Z24]/[.$H24]" office:value-type="float" office:value="0.0440097799511003" calcext:value-type="float">
            <text:p>0.0440097799511</text:p>
          </table:table-cell>
          <table:table-cell table:formula="of:=[.AA24]/[.$H24]" office:value-type="float" office:value="0.0097799511002445" calcext:value-type="float">
            <text:p>0.009779951100245</text:p>
          </table:table-cell>
          <table:table-cell table:formula="of:=[.AB24]/[.$H24]" office:value-type="float" office:value="2.440097799511" calcext:value-type="float">
            <text:p>2.440097799511</text:p>
          </table:table-cell>
          <table:table-cell table:formula="of:=[.AC24]/[.$H24]" office:value-type="float" office:value="2.15647921760391" calcext:value-type="float">
            <text:p>2.15647921760391</text:p>
          </table:table-cell>
          <table:table-cell table:formula="of:=[.AD24]/[.$H24]" office:value-type="float" office:value="0.0733496332518337" calcext:value-type="float">
            <text:p>0.073349633251834</text:p>
          </table:table-cell>
          <table:table-cell table:formula="of:=[.AE24]/[.$H24]" office:value-type="float" office:value="0.21760391198044" calcext:value-type="float">
            <text:p>0.21760391198044</text:p>
          </table:table-cell>
          <table:table-cell table:formula="of:=[.AF24]/[.$H24]" office:value-type="float" office:value="0.0366748166259169" calcext:value-type="float">
            <text:p>0.036674816625917</text:p>
          </table:table-cell>
          <table:table-cell table:formula="of:=[.AG24]/[.$H24]" office:value-type="float" office:value="1.05867970660147" calcext:value-type="float">
            <text:p>1.05867970660147</text:p>
          </table:table-cell>
          <table:table-cell table:formula="of:=[.AH24]/[.$H24]" office:value-type="float" office:value="0.0268948655256724" calcext:value-type="float">
            <text:p>0.026894865525672</text:p>
          </table:table-cell>
          <table:table-cell table:formula="of:=[.AI24]/[.$H24]" office:value-type="float" office:value="0.019559902200489" calcext:value-type="float">
            <text:p>0.019559902200489</text:p>
          </table:table-cell>
          <table:table-cell table:formula="of:=[.AJ24]/[.$H24]" office:value-type="float" office:value="0.425427872860636" calcext:value-type="float">
            <text:p>0.425427872860636</text:p>
          </table:table-cell>
          <table:table-cell table:formula="of:=[.AK24]/[.$H24]" office:value-type="float" office:value="0.0146699266503667" calcext:value-type="float">
            <text:p>0.014669926650367</text:p>
          </table:table-cell>
          <table:table-cell table:formula="of:=[.AL24]/[.$H24]" office:value-type="float" office:value="0.0317848410757946" calcext:value-type="float">
            <text:p>0.031784841075795</text:p>
          </table:table-cell>
          <table:table-cell table:formula="of:=[.AM24]/[.$H24]" office:value-type="float" office:value="0.0097799511002445" calcext:value-type="float">
            <text:p>0.009779951100245</text:p>
          </table:table-cell>
          <table:table-cell table:formula="of:=[.AN24]/[.$H24]" office:value-type="float" office:value="0.709046454767726" calcext:value-type="float">
            <text:p>0.709046454767726</text:p>
          </table:table-cell>
          <table:table-cell table:formula="of:=[.AO24]/[.$H24]" office:value-type="float" office:value="0.36919315403423" calcext:value-type="float">
            <text:p>0.36919315403423</text:p>
          </table:table-cell>
          <table:table-cell table:formula="of:=[.AP24]/[.$H24]" office:value-type="float" office:value="0.0464547677261614" calcext:value-type="float">
            <text:p>0.046454767726161</text:p>
          </table:table-cell>
          <table:table-cell table:formula="of:=[.AQ24]/[.$H24]" office:value-type="float" office:value="0.078239608801956" calcext:value-type="float">
            <text:p>0.078239608801956</text:p>
          </table:table-cell>
          <table:table-cell table:formula="of:=[.AR24]/[.$H24]" office:value-type="float" office:value="0.0317848410757946" calcext:value-type="float">
            <text:p>0.031784841075795</text:p>
          </table:table-cell>
          <table:table-cell table:formula="of:=[.AS24]/[.$H24]" office:value-type="float" office:value="0.232273838630807" calcext:value-type="float">
            <text:p>0.232273838630807</text:p>
          </table:table-cell>
          <table:table-cell table:formula="of:=[.AT24]/[.$H24]" office:value-type="float" office:value="0.0244498777506112" calcext:value-type="float">
            <text:p>0.024449877750611</text:p>
          </table:table-cell>
          <table:table-cell table:formula="of:=[.AU24]/[.$H24]" office:value-type="float" office:value="0.0000538016869817851" calcext:value-type="float">
            <text:p>5.38016869817851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5B5B5B</text:p>
          </table:table-cell>
          <table:table-cell table:formula="of:=HEX2DEC([.B25])" office:value-type="float" office:value="5987163" calcext:value-type="float">
            <text:p>5987163</text:p>
          </table:table-cell>
          <table:table-cell office:value-type="string" calcext:value-type="string">
            <text:p>trixy-synonymous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--K349-S471-P496-I623-F793..U710-H3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float" office:value="4844" calcext:value-type="float">
            <text:p>4844</text:p>
          </table:table-cell>
          <table:table-cell office:value-type="float" office:value="951" calcext:value-type="float">
            <text:p>951</text:p>
          </table:table-cell>
          <table:table-cell office:value-type="float" office:value="0.00427243" calcext:value-type="float">
            <text:p>0.00427243</text:p>
          </table:table-cell>
          <table:table-cell office:value-type="float" office:value="9.37" calcext:value-type="float">
            <text:p>9.37</text:p>
          </table:table-cell>
          <table:table-cell office:value-type="float" office:value="9" calcext:value-type="float">
            <text:p>9</text:p>
          </table:table-cell>
          <table:table-cell office:value-type="float" office:value="229" calcext:value-type="float">
            <text:p>229</text:p>
          </table:table-cell>
          <table:table-cell table:formula="of:=[.O25]/[.H25]" office:value-type="float" office:value="0.44294003868472" calcext:value-type="float">
            <text:p>0.44294003868472</text:p>
          </table:table-cell>
          <table:table-cell office:value-type="float" office:value="4615" calcext:value-type="float">
            <text:p>4615</text:p>
          </table:table-cell>
          <table:table-cell table:formula="of:=[.Q25]/[.H25]" office:value-type="float" office:value="8.92649903288201" calcext:value-type="float">
            <text:p>8.92649903288201</text:p>
          </table:table-cell>
          <table:table-cell office:value-type="float" office:value="98" calcext:value-type="float">
            <text:p>98</text:p>
          </table:table-cell>
          <table:table-cell table:formula="of:=[.S25]/[.H25]" office:value-type="float" office:value="0.189555125725339" calcext:value-type="float">
            <text:p>0.189555125725339</text:p>
          </table:table-cell>
          <table:table-cell office:value-type="float" office:value="853" calcext:value-type="float">
            <text:p>853</text:p>
          </table:table-cell>
          <table:table-cell table:formula="of:=[.U25]/[.H25]" office:value-type="float" office:value="1.64990328820116" calcext:value-type="float">
            <text:p>1.64990328820116</text:p>
          </table:table-cell>
          <table:table-cell office:value-type="float" office:value="8" calcext:value-type="float">
            <text:p>8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2349" calcext:value-type="float">
            <text:p>2349</text:p>
          </table:table-cell>
          <table:table-cell office:value-type="float" office:value="829" calcext:value-type="float">
            <text:p>829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544" calcext:value-type="float">
            <text:p>54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[.W25]/[.$H25]" office:value-type="float" office:value="0.0154738878143133" calcext:value-type="float">
            <text:p>0.015473887814313</text:p>
          </table:table-cell>
          <table:table-cell table:formula="of:=[.X25]/[.$H25]" office:value-type="float" office:value="1.72727272727273" calcext:value-type="float">
            <text:p>1.72727272727273</text:p>
          </table:table-cell>
          <table:table-cell table:formula="of:=[.Y25]/[.$H25]" office:value-type="float" office:value="0.0058027079303675" calcext:value-type="float">
            <text:p>0.005802707930368</text:p>
          </table:table-cell>
          <table:table-cell table:formula="of:=[.Z25]/[.$H25]" office:value-type="float" office:value="0.205029013539652" calcext:value-type="float">
            <text:p>0.205029013539652</text:p>
          </table:table-cell>
          <table:table-cell table:formula="of:=[.AA25]/[.$H25]" office:value-type="float" office:value="0.0193423597678917" calcext:value-type="float">
            <text:p>0.019342359767892</text:p>
          </table:table-cell>
          <table:table-cell table:formula="of:=[.AB25]/[.$H25]" office:value-type="float" office:value="4.54352030947776" calcext:value-type="float">
            <text:p>4.54352030947776</text:p>
          </table:table-cell>
          <table:table-cell table:formula="of:=[.AC25]/[.$H25]" office:value-type="float" office:value="1.60348162475822" calcext:value-type="float">
            <text:p>1.60348162475822</text:p>
          </table:table-cell>
          <table:table-cell table:formula="of:=[.AD25]/[.$H25]" office:value-type="float" office:value="0.034816247582205" calcext:value-type="float">
            <text:p>0.034816247582205</text:p>
          </table:table-cell>
          <table:table-cell table:formula="of:=[.AE25]/[.$H25]" office:value-type="float" office:value="0.0851063829787234" calcext:value-type="float">
            <text:p>0.085106382978723</text:p>
          </table:table-cell>
          <table:table-cell table:formula="of:=[.AF25]/[.$H25]" office:value-type="float" office:value="0.02321083172147" calcext:value-type="float">
            <text:p>0.02321083172147</text:p>
          </table:table-cell>
          <table:table-cell table:formula="of:=[.AG25]/[.$H25]" office:value-type="float" office:value="1.05222437137331" calcext:value-type="float">
            <text:p>1.05222437137331</text:p>
          </table:table-cell>
          <table:table-cell table:formula="of:=[.AH25]/[.$H25]" office:value-type="float" office:value="0.0541586073500967" calcext:value-type="float">
            <text:p>0.054158607350097</text:p>
          </table:table-cell>
          <table:table-cell table:formula="of:=[.AI25]/[.$H25]" office:value-type="float" office:value="0.0135396518375242" calcext:value-type="float">
            <text:p>0.013539651837524</text:p>
          </table:table-cell>
          <table:table-cell table:formula="of:=[.AJ25]/[.$H25]" office:value-type="float" office:value="0.435203094777563" calcext:value-type="float">
            <text:p>0.435203094777563</text:p>
          </table:table-cell>
          <table:table-cell table:formula="of:=[.AK25]/[.$H25]" office:value-type="float" office:value="0.0058027079303675" calcext:value-type="float">
            <text:p>0.005802707930368</text:p>
          </table:table-cell>
          <table:table-cell table:formula="of:=[.AL25]/[.$H25]" office:value-type="float" office:value="0.0328820116054159" calcext:value-type="float">
            <text:p>0.032882011605416</text:p>
          </table:table-cell>
          <table:table-cell table:formula="of:=[.AM25]/[.$H25]" office:value-type="float" office:value="0.0193423597678917" calcext:value-type="float">
            <text:p>0.019342359767892</text:p>
          </table:table-cell>
          <table:table-cell table:formula="of:=[.AN25]/[.$H25]" office:value-type="float" office:value="0.62862669245648" calcext:value-type="float">
            <text:p>0.62862669245648</text:p>
          </table:table-cell>
          <table:table-cell table:formula="of:=[.AO25]/[.$H25]" office:value-type="float" office:value="0.373307543520309" calcext:value-type="float">
            <text:p>0.373307543520309</text:p>
          </table:table-cell>
          <table:table-cell table:formula="of:=[.AP25]/[.$H25]" office:value-type="float" office:value="0.0270793036750484" calcext:value-type="float">
            <text:p>0.027079303675048</text:p>
          </table:table-cell>
          <table:table-cell table:formula="of:=[.AQ25]/[.$H25]" office:value-type="float" office:value="0.0425531914893617" calcext:value-type="float">
            <text:p>0.042553191489362</text:p>
          </table:table-cell>
          <table:table-cell table:formula="of:=[.AR25]/[.$H25]" office:value-type="float" office:value="0.0174081237911025" calcext:value-type="float">
            <text:p>0.017408123791103</text:p>
          </table:table-cell>
          <table:table-cell table:formula="of:=[.AS25]/[.$H25]" office:value-type="float" office:value="0.212765957446808" calcext:value-type="float">
            <text:p>0.212765957446808</text:p>
          </table:table-cell>
          <table:table-cell table:formula="of:=[.AT25]/[.$H25]" office:value-type="float" office:value="0.0309477756286267" calcext:value-type="float">
            <text:p>0.030947775628627</text:p>
          </table:table-cell>
          <table:table-cell table:formula="of:=[.AU25]/[.$H25]" office:value-type="float" office:value="0.0000299301505112444" calcext:value-type="float">
            <text:p>2.99301505112444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5B5B5B</text:p>
          </table:table-cell>
          <table:table-cell table:formula="of:=HEX2DEC([.B26])" office:value-type="float" office:value="5987163" calcext:value-type="float">
            <text:p>5987163</text:p>
          </table:table-cell>
          <table:table-cell office:value-type="string" calcext:value-type="string">
            <text:p>trixy-synonymous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--Y316-G672..U58-B9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3931" calcext:value-type="float">
            <text:p>3931</text:p>
          </table:table-cell>
          <table:table-cell office:value-type="float" office:value="1047" calcext:value-type="float">
            <text:p>1047</text:p>
          </table:table-cell>
          <table:table-cell office:value-type="float" office:value="0.0032830067" calcext:value-type="float">
            <text:p>0.0032830067</text:p>
          </table:table-cell>
          <table:table-cell office:value-type="float" office:value="7.2" calcext:value-type="float">
            <text:p>7.2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formula="of:=[.O26]/[.H26]" office:value-type="float" office:value="0.335164835164835" calcext:value-type="float">
            <text:p>0.335164835164835</text:p>
          </table:table-cell>
          <table:table-cell office:value-type="float" office:value="3748" calcext:value-type="float">
            <text:p>3748</text:p>
          </table:table-cell>
          <table:table-cell table:formula="of:=[.Q26]/[.H26]" office:value-type="float" office:value="6.86446886446886" calcext:value-type="float">
            <text:p>6.86446886446886</text:p>
          </table:table-cell>
          <table:table-cell office:value-type="float" office:value="148" calcext:value-type="float">
            <text:p>148</text:p>
          </table:table-cell>
          <table:table-cell table:formula="of:=[.S26]/[.H26]" office:value-type="float" office:value="0.271062271062271" calcext:value-type="float">
            <text:p>0.271062271062271</text:p>
          </table:table-cell>
          <table:table-cell office:value-type="float" office:value="899" calcext:value-type="float">
            <text:p>899</text:p>
          </table:table-cell>
          <table:table-cell table:formula="of:=[.U26]/[.H26]" office:value-type="float" office:value="1.64652014652015" calcext:value-type="float">
            <text:p>1.64652014652015</text:p>
          </table:table-cell>
          <table:table-cell office:value-type="float" office:value="13" calcext:value-type="float">
            <text:p>13</text:p>
          </table:table-cell>
          <table:table-cell office:value-type="float" office:value="929" calcext:value-type="float">
            <text:p>92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548" calcext:value-type="float">
            <text:p>1548</text:p>
          </table:table-cell>
          <table:table-cell office:value-type="float" office:value="811" calcext:value-type="float">
            <text:p>811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60" calcext:value-type="float">
            <text:p>46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57" calcext:value-type="float">
            <text:p>357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table:formula="of:=[.W26]/[.$H26]" office:value-type="float" office:value="0.0238095238095238" calcext:value-type="float">
            <text:p>0.023809523809524</text:p>
          </table:table-cell>
          <table:table-cell table:formula="of:=[.X26]/[.$H26]" office:value-type="float" office:value="1.7014652014652" calcext:value-type="float">
            <text:p>1.7014652014652</text:p>
          </table:table-cell>
          <table:table-cell table:formula="of:=[.Y26]/[.$H26]" office:value-type="float" office:value="0.0183150183150183" calcext:value-type="float">
            <text:p>0.018315018315018</text:p>
          </table:table-cell>
          <table:table-cell table:formula="of:=[.Z26]/[.$H26]" office:value-type="float" office:value="0.0531135531135531" calcext:value-type="float">
            <text:p>0.053113553113553</text:p>
          </table:table-cell>
          <table:table-cell table:formula="of:=[.AA26]/[.$H26]" office:value-type="float" office:value="0.00915750915750916" calcext:value-type="float">
            <text:p>0.009157509157509</text:p>
          </table:table-cell>
          <table:table-cell table:formula="of:=[.AB26]/[.$H26]" office:value-type="float" office:value="2.83516483516484" calcext:value-type="float">
            <text:p>2.83516483516484</text:p>
          </table:table-cell>
          <table:table-cell table:formula="of:=[.AC26]/[.$H26]" office:value-type="float" office:value="1.48534798534799" calcext:value-type="float">
            <text:p>1.48534798534799</text:p>
          </table:table-cell>
          <table:table-cell table:formula="of:=[.AD26]/[.$H26]" office:value-type="float" office:value="0.0805860805860806" calcext:value-type="float">
            <text:p>0.080586080586081</text:p>
          </table:table-cell>
          <table:table-cell table:formula="of:=[.AE26]/[.$H26]" office:value-type="float" office:value="0.0549450549450549" calcext:value-type="float">
            <text:p>0.054945054945055</text:p>
          </table:table-cell>
          <table:table-cell table:formula="of:=[.AF26]/[.$H26]" office:value-type="float" office:value="0.0476190476190476" calcext:value-type="float">
            <text:p>0.047619047619048</text:p>
          </table:table-cell>
          <table:table-cell table:formula="of:=[.AG26]/[.$H26]" office:value-type="float" office:value="0.842490842490843" calcext:value-type="float">
            <text:p>0.842490842490843</text:p>
          </table:table-cell>
          <table:table-cell table:formula="of:=[.AH26]/[.$H26]" office:value-type="float" office:value="0.0476190476190476" calcext:value-type="float">
            <text:p>0.047619047619048</text:p>
          </table:table-cell>
          <table:table-cell table:formula="of:=[.AI26]/[.$H26]" office:value-type="float" office:value="0.021978021978022" calcext:value-type="float">
            <text:p>0.021978021978022</text:p>
          </table:table-cell>
          <table:table-cell table:formula="of:=[.AJ26]/[.$H26]" office:value-type="float" office:value="0.456043956043956" calcext:value-type="float">
            <text:p>0.456043956043956</text:p>
          </table:table-cell>
          <table:table-cell table:formula="of:=[.AK26]/[.$H26]" office:value-type="float" office:value="0.0164835164835165" calcext:value-type="float">
            <text:p>0.016483516483517</text:p>
          </table:table-cell>
          <table:table-cell table:formula="of:=[.AL26]/[.$H26]" office:value-type="float" office:value="0.0384615384615385" calcext:value-type="float">
            <text:p>0.038461538461539</text:p>
          </table:table-cell>
          <table:table-cell table:formula="of:=[.AM26]/[.$H26]" office:value-type="float" office:value="0.00915750915750916" calcext:value-type="float">
            <text:p>0.009157509157509</text:p>
          </table:table-cell>
          <table:table-cell table:formula="of:=[.AN26]/[.$H26]" office:value-type="float" office:value="0.653846153846154" calcext:value-type="float">
            <text:p>0.653846153846154</text:p>
          </table:table-cell>
          <table:table-cell table:formula="of:=[.AO26]/[.$H26]" office:value-type="float" office:value="0.342490842490842" calcext:value-type="float">
            <text:p>0.342490842490842</text:p>
          </table:table-cell>
          <table:table-cell table:formula="of:=[.AP26]/[.$H26]" office:value-type="float" office:value="0.0622710622710623" calcext:value-type="float">
            <text:p>0.062271062271062</text:p>
          </table:table-cell>
          <table:table-cell table:formula="of:=[.AQ26]/[.$H26]" office:value-type="float" office:value="0.0494505494505494" calcext:value-type="float">
            <text:p>0.04945054945055</text:p>
          </table:table-cell>
          <table:table-cell table:formula="of:=[.AR26]/[.$H26]" office:value-type="float" office:value="0.0421245421245421" calcext:value-type="float">
            <text:p>0.042124542124542</text:p>
          </table:table-cell>
          <table:table-cell table:formula="of:=[.AS26]/[.$H26]" office:value-type="float" office:value="0.194139194139194" calcext:value-type="float">
            <text:p>0.194139194139194</text:p>
          </table:table-cell>
          <table:table-cell table:formula="of:=[.AT26]/[.$H26]" office:value-type="float" office:value="0.0311355311355311" calcext:value-type="float">
            <text:p>0.031135531135531</text:p>
          </table:table-cell>
          <table:table-cell table:formula="of:=[.AU26]/[.$H26]" office:value-type="float" office:value="0.0000436071864643293" calcext:value-type="float">
            <text:p>4.36071864643293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5B5B5B</text:p>
          </table:table-cell>
          <table:table-cell table:formula="of:=HEX2DEC([.B27])" office:value-type="float" office:value="5987163" calcext:value-type="float">
            <text:p>5987163</text:p>
          </table:table-cell>
          <table:table-cell office:value-type="string" calcext:value-type="string">
            <text:p>trixy-synonymous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--P373..U710-H9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582" calcext:value-type="float">
            <text:p>3582</text:p>
          </table:table-cell>
          <table:table-cell office:value-type="float" office:value="1055" calcext:value-type="float">
            <text:p>1055</text:p>
          </table:table-cell>
          <table:table-cell office:value-type="float" office:value="0.002953669" calcext:value-type="float">
            <text:p>0.002953669</text:p>
          </table:table-cell>
          <table:table-cell office:value-type="float" office:value="6.48" calcext:value-type="float">
            <text:p>6.48</text:p>
          </table:table-cell>
          <table:table-cell office:value-type="float" office:value="6" calcext:value-type="float">
            <text:p>6</text:p>
          </table:table-cell>
          <table:table-cell office:value-type="float" office:value="318" calcext:value-type="float">
            <text:p>318</text:p>
          </table:table-cell>
          <table:table-cell table:formula="of:=[.O27]/[.H27]" office:value-type="float" office:value="0.5750452079566" calcext:value-type="float">
            <text:p>0.5750452079566</text:p>
          </table:table-cell>
          <table:table-cell office:value-type="float" office:value="3264" calcext:value-type="float">
            <text:p>3264</text:p>
          </table:table-cell>
          <table:table-cell table:formula="of:=[.Q27]/[.H27]" office:value-type="float" office:value="5.90235081374322" calcext:value-type="float">
            <text:p>5.90235081374322</text:p>
          </table:table-cell>
          <table:table-cell office:value-type="float" office:value="229" calcext:value-type="float">
            <text:p>229</text:p>
          </table:table-cell>
          <table:table-cell table:formula="of:=[.S27]/[.H27]" office:value-type="float" office:value="0.414104882459313" calcext:value-type="float">
            <text:p>0.414104882459313</text:p>
          </table:table-cell>
          <table:table-cell office:value-type="float" office:value="826" calcext:value-type="float">
            <text:p>826</text:p>
          </table:table-cell>
          <table:table-cell table:formula="of:=[.U27]/[.H27]" office:value-type="float" office:value="1.49367088607595" calcext:value-type="float">
            <text:p>1.49367088607595</text:p>
          </table:table-cell>
          <table:table-cell office:value-type="float" office:value="10" calcext:value-type="float">
            <text:p>10</text:p>
          </table:table-cell>
          <table:table-cell office:value-type="float" office:value="867" calcext:value-type="float">
            <text:p>86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28" calcext:value-type="float">
            <text:p>1128</text:p>
          </table:table-cell>
          <table:table-cell office:value-type="float" office:value="990" calcext:value-type="float">
            <text:p>990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279" calcext:value-type="float">
            <text:p>279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17" calcext:value-type="float">
            <text:p>317</text:p>
          </table:table-cell>
          <table:table-cell office:value-type="float" office:value="183" calcext:value-type="float">
            <text:p>183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table:formula="of:=[.W27]/[.$H27]" office:value-type="float" office:value="0.0180831826401447" calcext:value-type="float">
            <text:p>0.018083182640145</text:p>
          </table:table-cell>
          <table:table-cell table:formula="of:=[.X27]/[.$H27]" office:value-type="float" office:value="1.56781193490054" calcext:value-type="float">
            <text:p>1.56781193490054</text:p>
          </table:table-cell>
          <table:table-cell table:formula="of:=[.Y27]/[.$H27]" office:value-type="float" office:value="0.0180831826401447" calcext:value-type="float">
            <text:p>0.018083182640145</text:p>
          </table:table-cell>
          <table:table-cell table:formula="of:=[.Z27]/[.$H27]" office:value-type="float" office:value="0.0325497287522604" calcext:value-type="float">
            <text:p>0.03254972875226</text:p>
          </table:table-cell>
          <table:table-cell table:formula="of:=[.AA27]/[.$H27]" office:value-type="float" office:value="0.0235081374321881" calcext:value-type="float">
            <text:p>0.023508137432188</text:p>
          </table:table-cell>
          <table:table-cell table:formula="of:=[.AB27]/[.$H27]" office:value-type="float" office:value="2.03978300180832" calcext:value-type="float">
            <text:p>2.03978300180832</text:p>
          </table:table-cell>
          <table:table-cell table:formula="of:=[.AC27]/[.$H27]" office:value-type="float" office:value="1.79023508137432" calcext:value-type="float">
            <text:p>1.79023508137432</text:p>
          </table:table-cell>
          <table:table-cell table:formula="of:=[.AD27]/[.$H27]" office:value-type="float" office:value="0.150090415913201" calcext:value-type="float">
            <text:p>0.150090415913201</text:p>
          </table:table-cell>
          <table:table-cell table:formula="of:=[.AE27]/[.$H27]" office:value-type="float" office:value="0.0614828209764919" calcext:value-type="float">
            <text:p>0.061482820976492</text:p>
          </table:table-cell>
          <table:table-cell table:formula="of:=[.AF27]/[.$H27]" office:value-type="float" office:value="0.150090415913201" calcext:value-type="float">
            <text:p>0.150090415913201</text:p>
          </table:table-cell>
          <table:table-cell table:formula="of:=[.AG27]/[.$H27]" office:value-type="float" office:value="0.504520795660036" calcext:value-type="float">
            <text:p>0.504520795660036</text:p>
          </table:table-cell>
          <table:table-cell table:formula="of:=[.AH27]/[.$H27]" office:value-type="float" office:value="0.121157323688969" calcext:value-type="float">
            <text:p>0.121157323688969</text:p>
          </table:table-cell>
          <table:table-cell table:formula="of:=[.AI27]/[.$H27]" office:value-type="float" office:value="0.0126582278481013" calcext:value-type="float">
            <text:p>0.012658227848101</text:p>
          </table:table-cell>
          <table:table-cell table:formula="of:=[.AJ27]/[.$H27]" office:value-type="float" office:value="0.397830018083183" calcext:value-type="float">
            <text:p>0.397830018083183</text:p>
          </table:table-cell>
          <table:table-cell table:formula="of:=[.AK27]/[.$H27]" office:value-type="float" office:value="0.0144665461121157" calcext:value-type="float">
            <text:p>0.014466546112116</text:p>
          </table:table-cell>
          <table:table-cell table:formula="of:=[.AL27]/[.$H27]" office:value-type="float" office:value="0.0307414104882459" calcext:value-type="float">
            <text:p>0.030741410488246</text:p>
          </table:table-cell>
          <table:table-cell table:formula="of:=[.AM27]/[.$H27]" office:value-type="float" office:value="0.0198915009041591" calcext:value-type="float">
            <text:p>0.019891500904159</text:p>
          </table:table-cell>
          <table:table-cell table:formula="of:=[.AN27]/[.$H27]" office:value-type="float" office:value="0.573236889692586" calcext:value-type="float">
            <text:p>0.573236889692586</text:p>
          </table:table-cell>
          <table:table-cell table:formula="of:=[.AO27]/[.$H27]" office:value-type="float" office:value="0.330922242314647" calcext:value-type="float">
            <text:p>0.330922242314647</text:p>
          </table:table-cell>
          <table:table-cell table:formula="of:=[.AP27]/[.$H27]" office:value-type="float" office:value="0.124773960216998" calcext:value-type="float">
            <text:p>0.124773960216998</text:p>
          </table:table-cell>
          <table:table-cell table:formula="of:=[.AQ27]/[.$H27]" office:value-type="float" office:value="0.0524412296564195" calcext:value-type="float">
            <text:p>0.05244122965642</text:p>
          </table:table-cell>
          <table:table-cell table:formula="of:=[.AR27]/[.$H27]" office:value-type="float" office:value="0.128390596745027" calcext:value-type="float">
            <text:p>0.128390596745027</text:p>
          </table:table-cell>
          <table:table-cell table:formula="of:=[.AS27]/[.$H27]" office:value-type="float" office:value="0.191681735985533" calcext:value-type="float">
            <text:p>0.191681735985533</text:p>
          </table:table-cell>
          <table:table-cell table:formula="of:=[.AT27]/[.$H27]" office:value-type="float" office:value="0.0307414104882459" calcext:value-type="float">
            <text:p>0.030741410488246</text:p>
          </table:table-cell>
          <table:table-cell table:formula="of:=[.AU27]/[.$H27]" office:value-type="float" office:value="0.0000327001494396829" calcext:value-type="float">
            <text:p>3.27001494396829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B5B5B</text:p>
          </table:table-cell>
          <table:table-cell table:formula="of:=HEX2DEC([.B28])" office:value-type="float" office:value="5987163" calcext:value-type="float">
            <text:p>5987163</text:p>
          </table:table-cell>
          <table:table-cell office:value-type="string" calcext:value-type="string">
            <text:p>trixy-synonymous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--I265-A709..UW78-A12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4747" calcext:value-type="float">
            <text:p>4747</text:p>
          </table:table-cell>
          <table:table-cell office:value-type="float" office:value="980" calcext:value-type="float">
            <text:p>980</text:p>
          </table:table-cell>
          <table:table-cell office:value-type="float" office:value="0.0033507967" calcext:value-type="float">
            <text:p>0.0033507967</text:p>
          </table:table-cell>
          <table:table-cell office:value-type="float" office:value="7.35" calcext:value-type="float">
            <text:p>7.35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formula="of:=[.O28]/[.H28]" office:value-type="float" office:value="0.394736842105263" calcext:value-type="float">
            <text:p>0.394736842105263</text:p>
          </table:table-cell>
          <table:table-cell office:value-type="float" office:value="4492" calcext:value-type="float">
            <text:p>4492</text:p>
          </table:table-cell>
          <table:table-cell table:formula="of:=[.Q28]/[.H28]" office:value-type="float" office:value="6.95356037151703" calcext:value-type="float">
            <text:p>6.95356037151703</text:p>
          </table:table-cell>
          <table:table-cell office:value-type="float" office:value="123" calcext:value-type="float">
            <text:p>123</text:p>
          </table:table-cell>
          <table:table-cell table:formula="of:=[.S28]/[.H28]" office:value-type="float" office:value="0.190402476780186" calcext:value-type="float">
            <text:p>0.190402476780186</text:p>
          </table:table-cell>
          <table:table-cell office:value-type="float" office:value="857" calcext:value-type="float">
            <text:p>857</text:p>
          </table:table-cell>
          <table:table-cell table:formula="of:=[.U28]/[.H28]" office:value-type="float" office:value="1.3266253869969" calcext:value-type="float">
            <text:p>1.3266253869969</text:p>
          </table:table-cell>
          <table:table-cell office:value-type="float" office:value="15" calcext:value-type="float">
            <text:p>15</text:p>
          </table:table-cell>
          <table:table-cell office:value-type="float" office:value="1889" calcext:value-type="float">
            <text:p>188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98" calcext:value-type="float">
            <text:p>898</text:p>
          </table:table-cell>
          <table:table-cell office:value-type="float" office:value="1127" calcext:value-type="float">
            <text:p>1127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47" calcext:value-type="float">
            <text:p>347</text:p>
          </table:table-cell>
          <table:table-cell office:value-type="float" office:value="166" calcext:value-type="float">
            <text:p>16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formula="of:=[.W28]/[.$H28]" office:value-type="float" office:value="0.0232198142414861" calcext:value-type="float">
            <text:p>0.023219814241486</text:p>
          </table:table-cell>
          <table:table-cell table:formula="of:=[.X28]/[.$H28]" office:value-type="float" office:value="2.92414860681115" calcext:value-type="float">
            <text:p>2.92414860681115</text:p>
          </table:table-cell>
          <table:table-cell table:formula="of:=[.Y28]/[.$H28]" office:value-type="float" office:value="0.0185758513931889" calcext:value-type="float">
            <text:p>0.018575851393189</text:p>
          </table:table-cell>
          <table:table-cell table:formula="of:=[.Z28]/[.$H28]" office:value-type="float" office:value="0.0232198142414861" calcext:value-type="float">
            <text:p>0.023219814241486</text:p>
          </table:table-cell>
          <table:table-cell table:formula="of:=[.AA28]/[.$H28]" office:value-type="float" office:value="0.0154798761609907" calcext:value-type="float">
            <text:p>0.015479876160991</text:p>
          </table:table-cell>
          <table:table-cell table:formula="of:=[.AB28]/[.$H28]" office:value-type="float" office:value="1.39009287925697" calcext:value-type="float">
            <text:p>1.39009287925697</text:p>
          </table:table-cell>
          <table:table-cell table:formula="of:=[.AC28]/[.$H28]" office:value-type="float" office:value="1.74458204334365" calcext:value-type="float">
            <text:p>1.74458204334365</text:p>
          </table:table-cell>
          <table:table-cell table:formula="of:=[.AD28]/[.$H28]" office:value-type="float" office:value="0.0386996904024768" calcext:value-type="float">
            <text:p>0.038699690402477</text:p>
          </table:table-cell>
          <table:table-cell table:formula="of:=[.AE28]/[.$H28]" office:value-type="float" office:value="0.222910216718266" calcext:value-type="float">
            <text:p>0.222910216718266</text:p>
          </table:table-cell>
          <table:table-cell table:formula="of:=[.AF28]/[.$H28]" office:value-type="float" office:value="0.0309597523219814" calcext:value-type="float">
            <text:p>0.030959752321982</text:p>
          </table:table-cell>
          <table:table-cell table:formula="of:=[.AG28]/[.$H28]" office:value-type="float" office:value="0.894736842105263" calcext:value-type="float">
            <text:p>0.894736842105263</text:p>
          </table:table-cell>
          <table:table-cell table:formula="of:=[.AH28]/[.$H28]" office:value-type="float" office:value="0.021671826625387" calcext:value-type="float">
            <text:p>0.021671826625387</text:p>
          </table:table-cell>
          <table:table-cell table:formula="of:=[.AI28]/[.$H28]" office:value-type="float" office:value="0.021671826625387" calcext:value-type="float">
            <text:p>0.021671826625387</text:p>
          </table:table-cell>
          <table:table-cell table:formula="of:=[.AJ28]/[.$H28]" office:value-type="float" office:value="0.356037151702786" calcext:value-type="float">
            <text:p>0.356037151702786</text:p>
          </table:table-cell>
          <table:table-cell table:formula="of:=[.AK28]/[.$H28]" office:value-type="float" office:value="0.0185758513931889" calcext:value-type="float">
            <text:p>0.018575851393189</text:p>
          </table:table-cell>
          <table:table-cell table:formula="of:=[.AL28]/[.$H28]" office:value-type="float" office:value="0.0201238390092879" calcext:value-type="float">
            <text:p>0.020123839009288</text:p>
          </table:table-cell>
          <table:table-cell table:formula="of:=[.AM28]/[.$H28]" office:value-type="float" office:value="0.0139318885448916" calcext:value-type="float">
            <text:p>0.013931888544892</text:p>
          </table:table-cell>
          <table:table-cell table:formula="of:=[.AN28]/[.$H28]" office:value-type="float" office:value="0.537151702786378" calcext:value-type="float">
            <text:p>0.537151702786378</text:p>
          </table:table-cell>
          <table:table-cell table:formula="of:=[.AO28]/[.$H28]" office:value-type="float" office:value="0.256965944272446" calcext:value-type="float">
            <text:p>0.256965944272446</text:p>
          </table:table-cell>
          <table:table-cell table:formula="of:=[.AP28]/[.$H28]" office:value-type="float" office:value="0.0356037151702786" calcext:value-type="float">
            <text:p>0.035603715170279</text:p>
          </table:table-cell>
          <table:table-cell table:formula="of:=[.AQ28]/[.$H28]" office:value-type="float" office:value="0.0340557275541796" calcext:value-type="float">
            <text:p>0.03405572755418</text:p>
          </table:table-cell>
          <table:table-cell table:formula="of:=[.AR28]/[.$H28]" office:value-type="float" office:value="0.0278637770897833" calcext:value-type="float">
            <text:p>0.027863777089783</text:p>
          </table:table-cell>
          <table:table-cell table:formula="of:=[.AS28]/[.$H28]" office:value-type="float" office:value="0.176470588235294" calcext:value-type="float">
            <text:p>0.176470588235294</text:p>
          </table:table-cell>
          <table:table-cell table:formula="of:=[.AT28]/[.$H28]" office:value-type="float" office:value="0.0185758513931889" calcext:value-type="float">
            <text:p>0.018575851393189</text:p>
          </table:table-cell>
          <table:table-cell table:formula="of:=[.AU28]/[.$H28]" office:value-type="float" office:value="0.0000359439848939413" calcext:value-type="float">
            <text:p>3.59439848939413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5B5B5B</text:p>
          </table:table-cell>
          <table:table-cell table:formula="of:=HEX2DEC([.B29])" office:value-type="float" office:value="5987163" calcext:value-type="float">
            <text:p>5987163</text:p>
          </table:table-cell>
          <table:table-cell office:value-type="string" calcext:value-type="string">
            <text:p>trixy-synonymous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--E527..U15-G8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4653" calcext:value-type="float">
            <text:p>4653</text:p>
          </table:table-cell>
          <table:table-cell office:value-type="float" office:value="1104" calcext:value-type="float">
            <text:p>1104</text:p>
          </table:table-cell>
          <table:table-cell office:value-type="float" office:value="0.0031667926" calcext:value-type="float">
            <text:p>0.0031667926</text:p>
          </table:table-cell>
          <table:table-cell office:value-type="float" office:value="6.94" calcext:value-type="float">
            <text:p>6.94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table:formula="of:=[.O29]/[.H29]" office:value-type="float" office:value="0.246268656716418" calcext:value-type="float">
            <text:p>0.246268656716418</text:p>
          </table:table-cell>
          <table:table-cell office:value-type="float" office:value="4488" calcext:value-type="float">
            <text:p>4488</text:p>
          </table:table-cell>
          <table:table-cell table:formula="of:=[.Q29]/[.H29]" office:value-type="float" office:value="6.69850746268657" calcext:value-type="float">
            <text:p>6.69850746268657</text:p>
          </table:table-cell>
          <table:table-cell office:value-type="float" office:value="134" calcext:value-type="float">
            <text:p>134</text:p>
          </table:table-cell>
          <table:table-cell table:formula="of:=[.S29]/[.H29]" office:value-type="float" office:value="0.2" calcext:value-type="float">
            <text:p>0.2</text:p>
          </table:table-cell>
          <table:table-cell office:value-type="float" office:value="970" calcext:value-type="float">
            <text:p>970</text:p>
          </table:table-cell>
          <table:table-cell table:formula="of:=[.U29]/[.H29]" office:value-type="float" office:value="1.44776119402985" calcext:value-type="float">
            <text:p>1.44776119402985</text:p>
          </table:table-cell>
          <table:table-cell office:value-type="float" office:value="15" calcext:value-type="float">
            <text:p>15</text:p>
          </table:table-cell>
          <table:table-cell office:value-type="float" office:value="1367" calcext:value-type="float">
            <text:p>136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741" calcext:value-type="float">
            <text:p>1741</text:p>
          </table:table-cell>
          <table:table-cell office:value-type="float" office:value="967" calcext:value-type="float">
            <text:p>967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413" calcext:value-type="float">
            <text:p>4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71" calcext:value-type="float">
            <text:p>27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80" calcext:value-type="float">
            <text:p>380</text:p>
          </table:table-cell>
          <table:table-cell office:value-type="float" office:value="197" calcext:value-type="float">
            <text:p>197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table:formula="of:=[.W29]/[.$H29]" office:value-type="float" office:value="0.0223880597014925" calcext:value-type="float">
            <text:p>0.022388059701493</text:p>
          </table:table-cell>
          <table:table-cell table:formula="of:=[.X29]/[.$H29]" office:value-type="float" office:value="2.04029850746269" calcext:value-type="float">
            <text:p>2.04029850746269</text:p>
          </table:table-cell>
          <table:table-cell table:formula="of:=[.Y29]/[.$H29]" office:value-type="float" office:value="0.017910447761194" calcext:value-type="float">
            <text:p>0.017910447761194</text:p>
          </table:table-cell>
          <table:table-cell table:formula="of:=[.Z29]/[.$H29]" office:value-type="float" office:value="0.0328358208955224" calcext:value-type="float">
            <text:p>0.032835820895522</text:p>
          </table:table-cell>
          <table:table-cell table:formula="of:=[.AA29]/[.$H29]" office:value-type="float" office:value="0.00895522388059702" calcext:value-type="float">
            <text:p>0.008955223880597</text:p>
          </table:table-cell>
          <table:table-cell table:formula="of:=[.AB29]/[.$H29]" office:value-type="float" office:value="2.59850746268657" calcext:value-type="float">
            <text:p>2.59850746268657</text:p>
          </table:table-cell>
          <table:table-cell table:formula="of:=[.AC29]/[.$H29]" office:value-type="float" office:value="1.44328358208955" calcext:value-type="float">
            <text:p>1.44328358208955</text:p>
          </table:table-cell>
          <table:table-cell table:formula="of:=[.AD29]/[.$H29]" office:value-type="float" office:value="0.0462686567164179" calcext:value-type="float">
            <text:p>0.046268656716418</text:p>
          </table:table-cell>
          <table:table-cell table:formula="of:=[.AE29]/[.$H29]" office:value-type="float" office:value="0.0641791044776119" calcext:value-type="float">
            <text:p>0.064179104477612</text:p>
          </table:table-cell>
          <table:table-cell table:formula="of:=[.AF29]/[.$H29]" office:value-type="float" office:value="0.0283582089552239" calcext:value-type="float">
            <text:p>0.028358208955224</text:p>
          </table:table-cell>
          <table:table-cell table:formula="of:=[.AG29]/[.$H29]" office:value-type="float" office:value="0.616417910447761" calcext:value-type="float">
            <text:p>0.616417910447761</text:p>
          </table:table-cell>
          <table:table-cell table:formula="of:=[.AH29]/[.$H29]" office:value-type="float" office:value="0.0253731343283582" calcext:value-type="float">
            <text:p>0.025373134328358</text:p>
          </table:table-cell>
          <table:table-cell table:formula="of:=[.AI29]/[.$H29]" office:value-type="float" office:value="0.0194029850746269" calcext:value-type="float">
            <text:p>0.019402985074627</text:p>
          </table:table-cell>
          <table:table-cell table:formula="of:=[.AJ29]/[.$H29]" office:value-type="float" office:value="0.404477611940299" calcext:value-type="float">
            <text:p>0.404477611940299</text:p>
          </table:table-cell>
          <table:table-cell table:formula="of:=[.AK29]/[.$H29]" office:value-type="float" office:value="0.017910447761194" calcext:value-type="float">
            <text:p>0.017910447761194</text:p>
          </table:table-cell>
          <table:table-cell table:formula="of:=[.AL29]/[.$H29]" office:value-type="float" office:value="0.0253731343283582" calcext:value-type="float">
            <text:p>0.025373134328358</text:p>
          </table:table-cell>
          <table:table-cell table:formula="of:=[.AM29]/[.$H29]" office:value-type="float" office:value="0.00895522388059702" calcext:value-type="float">
            <text:p>0.008955223880597</text:p>
          </table:table-cell>
          <table:table-cell table:formula="of:=[.AN29]/[.$H29]" office:value-type="float" office:value="0.567164179104478" calcext:value-type="float">
            <text:p>0.567164179104478</text:p>
          </table:table-cell>
          <table:table-cell table:formula="of:=[.AO29]/[.$H29]" office:value-type="float" office:value="0.294029850746269" calcext:value-type="float">
            <text:p>0.294029850746269</text:p>
          </table:table-cell>
          <table:table-cell table:formula="of:=[.AP29]/[.$H29]" office:value-type="float" office:value="0.0358208955223881" calcext:value-type="float">
            <text:p>0.035820895522388</text:p>
          </table:table-cell>
          <table:table-cell table:formula="of:=[.AQ29]/[.$H29]" office:value-type="float" office:value="0.0552238805970149" calcext:value-type="float">
            <text:p>0.055223880597015</text:p>
          </table:table-cell>
          <table:table-cell table:formula="of:=[.AR29]/[.$H29]" office:value-type="float" office:value="0.0238805970149254" calcext:value-type="float">
            <text:p>0.023880597014925</text:p>
          </table:table-cell>
          <table:table-cell table:formula="of:=[.AS29]/[.$H29]" office:value-type="float" office:value="0.182089552238806" calcext:value-type="float">
            <text:p>0.182089552238806</text:p>
          </table:table-cell>
          <table:table-cell table:formula="of:=[.AT29]/[.$H29]" office:value-type="float" office:value="0.0134328358208955" calcext:value-type="float">
            <text:p>0.013432835820896</text:p>
          </table:table-cell>
          <table:table-cell table:formula="of:=[.AU29]/[.$H29]" office:value-type="float" office:value="0.0000334150144798396" calcext:value-type="float">
            <text:p>3.34150144798396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B4513</text:p>
          </table:table-cell>
          <table:table-cell table:formula="of:=HEX2DEC([.B30])" office:value-type="float" office:value="9127187" calcext:value-type="float">
            <text:p>9127187</text:p>
          </table:table-cell>
          <table:table-cell table:formula="of:=ORG.LIBREOFFICE.REGEX([.G30];&quot;--.*&quot;;&quot;&quot;;&quot;g&quot;)" office:value-type="string" office:string-value="T532S-F616Y" calcext:value-type="string">
            <text:p>T532S-F616Y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532S-F616Y--G658..U14-D12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964" calcext:value-type="float">
            <text:p>2964</text:p>
          </table:table-cell>
          <table:table-cell office:value-type="float" office:value="854" calcext:value-type="float">
            <text:p>854</text:p>
          </table:table-cell>
          <table:table-cell office:value-type="float" office:value="0.0033959125" calcext:value-type="float">
            <text:p>0.0033959125</text:p>
          </table:table-cell>
          <table:table-cell office:value-type="float" office:value="7.45" calcext:value-type="float">
            <text:p>7.45</text:p>
          </table:table-cell>
          <table:table-cell office:value-type="float" office:value="7" calcext:value-type="float">
            <text:p>7</text:p>
          </table:table-cell>
          <table:table-cell office:value-type="float" office:value="283" calcext:value-type="float">
            <text:p>283</text:p>
          </table:table-cell>
          <table:table-cell table:formula="of:=[.O30]/[.H30]" office:value-type="float" office:value="0.71105527638191" calcext:value-type="float">
            <text:p>0.71105527638191</text:p>
          </table:table-cell>
          <table:table-cell office:value-type="float" office:value="2681" calcext:value-type="float">
            <text:p>2681</text:p>
          </table:table-cell>
          <table:table-cell table:formula="of:=[.Q30]/[.H30]" office:value-type="float" office:value="6.73618090452261" calcext:value-type="float">
            <text:p>6.73618090452261</text:p>
          </table:table-cell>
          <table:table-cell office:value-type="float" office:value="55" calcext:value-type="float">
            <text:p>55</text:p>
          </table:table-cell>
          <table:table-cell table:formula="of:=[.S30]/[.H30]" office:value-type="float" office:value="0.138190954773869" calcext:value-type="float">
            <text:p>0.138190954773869</text:p>
          </table:table-cell>
          <table:table-cell office:value-type="float" office:value="799" calcext:value-type="float">
            <text:p>799</text:p>
          </table:table-cell>
          <table:table-cell table:formula="of:=[.U30]/[.H30]" office:value-type="float" office:value="2.00753768844221" calcext:value-type="float">
            <text:p>2.00753768844221</text:p>
          </table:table-cell>
          <table:table-cell office:value-type="float" office:value="1" calcext:value-type="float">
            <text:p>1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511" calcext:value-type="float">
            <text:p>511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office:value-type="float" office:value="353" calcext:value-type="float">
            <text:p>35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formula="of:=[.W30]/[.$H30]" office:value-type="float" office:value="0.00251256281407035" calcext:value-type="float">
            <text:p>0.00251256281407</text:p>
          </table:table-cell>
          <table:table-cell table:formula="of:=[.X30]/[.$H30]" office:value-type="float" office:value="2.05527638190955" calcext:value-type="float">
            <text:p>2.05527638190955</text:p>
          </table:table-cell>
          <table:table-cell table:formula="of:=[.Y30]/[.$H30]" office:value-type="float" office:value="0.00251256281407035" calcext:value-type="float">
            <text:p>0.00251256281407</text:p>
          </table:table-cell>
          <table:table-cell table:formula="of:=[.Z30]/[.$H30]" office:value-type="float" office:value="0.0175879396984925" calcext:value-type="float">
            <text:p>0.017587939698493</text:p>
          </table:table-cell>
          <table:table-cell table:formula="of:=[.AA30]/[.$H30]" office:value-type="float" office:value="0" calcext:value-type="float">
            <text:p>0</text:p>
          </table:table-cell>
          <table:table-cell table:formula="of:=[.AB30]/[.$H30]" office:value-type="float" office:value="2.51005025125628" calcext:value-type="float">
            <text:p>2.51005025125628</text:p>
          </table:table-cell>
          <table:table-cell table:formula="of:=[.AC30]/[.$H30]" office:value-type="float" office:value="1.28391959798995" calcext:value-type="float">
            <text:p>1.28391959798995</text:p>
          </table:table-cell>
          <table:table-cell table:formula="of:=[.AD30]/[.$H30]" office:value-type="float" office:value="0.0125628140703518" calcext:value-type="float">
            <text:p>0.012562814070352</text:p>
          </table:table-cell>
          <table:table-cell table:formula="of:=[.AE30]/[.$H30]" office:value-type="float" office:value="0.618090452261307" calcext:value-type="float">
            <text:p>0.618090452261307</text:p>
          </table:table-cell>
          <table:table-cell table:formula="of:=[.AF30]/[.$H30]" office:value-type="float" office:value="0.0175879396984925" calcext:value-type="float">
            <text:p>0.017587939698493</text:p>
          </table:table-cell>
          <table:table-cell table:formula="of:=[.AG30]/[.$H30]" office:value-type="float" office:value="0.886934673366834" calcext:value-type="float">
            <text:p>0.886934673366834</text:p>
          </table:table-cell>
          <table:table-cell table:formula="of:=[.AH30]/[.$H30]" office:value-type="float" office:value="0.0402010050251256" calcext:value-type="float">
            <text:p>0.040201005025126</text:p>
          </table:table-cell>
          <table:table-cell table:formula="of:=[.AI30]/[.$H30]" office:value-type="float" office:value="0.00251256281407035" calcext:value-type="float">
            <text:p>0.00251256281407</text:p>
          </table:table-cell>
          <table:table-cell table:formula="of:=[.AJ30]/[.$H30]" office:value-type="float" office:value="0.595477386934673" calcext:value-type="float">
            <text:p>0.595477386934673</text:p>
          </table:table-cell>
          <table:table-cell table:formula="of:=[.AK30]/[.$H30]" office:value-type="float" office:value="0.00251256281407035" calcext:value-type="float">
            <text:p>0.00251256281407</text:p>
          </table:table-cell>
          <table:table-cell table:formula="of:=[.AL30]/[.$H30]" office:value-type="float" office:value="0.0150753768844221" calcext:value-type="float">
            <text:p>0.015075376884422</text:p>
          </table:table-cell>
          <table:table-cell table:formula="of:=[.AM30]/[.$H30]" office:value-type="float" office:value="0" calcext:value-type="float">
            <text:p>0</text:p>
          </table:table-cell>
          <table:table-cell table:formula="of:=[.AN30]/[.$H30]" office:value-type="float" office:value="0.78643216080402" calcext:value-type="float">
            <text:p>0.78643216080402</text:p>
          </table:table-cell>
          <table:table-cell table:formula="of:=[.AO30]/[.$H30]" office:value-type="float" office:value="0.386934673366834" calcext:value-type="float">
            <text:p>0.386934673366834</text:p>
          </table:table-cell>
          <table:table-cell table:formula="of:=[.AP30]/[.$H30]" office:value-type="float" office:value="0.0100502512562814" calcext:value-type="float">
            <text:p>0.010050251256281</text:p>
          </table:table-cell>
          <table:table-cell table:formula="of:=[.AQ30]/[.$H30]" office:value-type="float" office:value="0.0653266331658292" calcext:value-type="float">
            <text:p>0.065326633165829</text:p>
          </table:table-cell>
          <table:table-cell table:formula="of:=[.AR30]/[.$H30]" office:value-type="float" office:value="0.0175879396984925" calcext:value-type="float">
            <text:p>0.017587939698493</text:p>
          </table:table-cell>
          <table:table-cell table:formula="of:=[.AS30]/[.$H30]" office:value-type="float" office:value="0.238693467336683" calcext:value-type="float">
            <text:p>0.238693467336683</text:p>
          </table:table-cell>
          <table:table-cell table:formula="of:=[.AT30]/[.$H30]" office:value-type="float" office:value="0.0251256281407035" calcext:value-type="float">
            <text:p>0.025125628140704</text:p>
          </table:table-cell>
          <table:table-cell table:formula="of:=[.AU30]/[.$H30]" office:value-type="float" office:value="0.00000631297189464913" calcext:value-type="float">
            <text:p>6.31297189464913E-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B4513</text:p>
          </table:table-cell>
          <table:table-cell table:formula="of:=HEX2DEC([.B31])" office:value-type="float" office:value="9127187" calcext:value-type="float">
            <text:p>9127187</text:p>
          </table:table-cell>
          <table:table-cell table:formula="of:=ORG.LIBREOFFICE.REGEX([.G31];&quot;--.*&quot;;&quot;&quot;;&quot;g&quot;)" office:value-type="string" office:string-value="T489A" calcext:value-type="string">
            <text:p>T489A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T489A--..UW12-A1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3558" calcext:value-type="float">
            <text:p>3558</text:p>
          </table:table-cell>
          <table:table-cell office:value-type="float" office:value="790" calcext:value-type="float">
            <text:p>790</text:p>
          </table:table-cell>
          <table:table-cell office:value-type="float" office:value="0.0037556366" calcext:value-type="float">
            <text:p>0.0037556366</text:p>
          </table:table-cell>
          <table:table-cell office:value-type="float" office:value="8.24" calcext:value-type="float">
            <text:p>8.24</text:p>
          </table:table-cell>
          <table:table-cell office:value-type="float" office:value="8" calcext:value-type="float">
            <text:p>8</text:p>
          </table:table-cell>
          <table:table-cell office:value-type="float" office:value="252" calcext:value-type="float">
            <text:p>252</text:p>
          </table:table-cell>
          <table:table-cell table:formula="of:=[.O31]/[.H31]" office:value-type="float" office:value="0.583333333333333" calcext:value-type="float">
            <text:p>0.583333333333333</text:p>
          </table:table-cell>
          <table:table-cell office:value-type="float" office:value="3306" calcext:value-type="float">
            <text:p>3306</text:p>
          </table:table-cell>
          <table:table-cell table:formula="of:=[.Q31]/[.H31]" office:value-type="float" office:value="7.65277777777778" calcext:value-type="float">
            <text:p>7.65277777777778</text:p>
          </table:table-cell>
          <table:table-cell office:value-type="float" office:value="83" calcext:value-type="float">
            <text:p>83</text:p>
          </table:table-cell>
          <table:table-cell table:formula="of:=[.S31]/[.H31]" office:value-type="float" office:value="0.19212962962963" calcext:value-type="float">
            <text:p>0.19212962962963</text:p>
          </table:table-cell>
          <table:table-cell office:value-type="float" office:value="707" calcext:value-type="float">
            <text:p>707</text:p>
          </table:table-cell>
          <table:table-cell table:formula="of:=[.U31]/[.H31]" office:value-type="float" office:value="1.63657407407407" calcext:value-type="float">
            <text:p>1.63657407407407</text:p>
          </table:table-cell>
          <table:table-cell office:value-type="float" office:value="3" calcext:value-type="float">
            <text:p>3</text:p>
          </table:table-cell>
          <table:table-cell office:value-type="float" office:value="629" calcext:value-type="float">
            <text:p>6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79" calcext:value-type="float">
            <text:p>1679</text:p>
          </table:table-cell>
          <table:table-cell office:value-type="float" office:value="483" calcext:value-type="float">
            <text:p>483</text:p>
          </table:table-cell>
          <table:table-cell office:value-type="float" office:value="15" calcext:value-type="float">
            <text:p>15</text:p>
          </table:table-cell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93" calcext:value-type="float">
            <text:p>293</text:p>
          </table:table-cell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W31]/[.$H31]" office:value-type="float" office:value="0.00694444444444444" calcext:value-type="float">
            <text:p>0.006944444444444</text:p>
          </table:table-cell>
          <table:table-cell table:formula="of:=[.X31]/[.$H31]" office:value-type="float" office:value="1.45601851851852" calcext:value-type="float">
            <text:p>1.45601851851852</text:p>
          </table:table-cell>
          <table:table-cell table:formula="of:=[.Y31]/[.$H31]" office:value-type="float" office:value="0.0115740740740741" calcext:value-type="float">
            <text:p>0.011574074074074</text:p>
          </table:table-cell>
          <table:table-cell table:formula="of:=[.Z31]/[.$H31]" office:value-type="float" office:value="0.0347222222222222" calcext:value-type="float">
            <text:p>0.034722222222222</text:p>
          </table:table-cell>
          <table:table-cell table:formula="of:=[.AA31]/[.$H31]" office:value-type="float" office:value="0.0115740740740741" calcext:value-type="float">
            <text:p>0.011574074074074</text:p>
          </table:table-cell>
          <table:table-cell table:formula="of:=[.AB31]/[.$H31]" office:value-type="float" office:value="3.88657407407407" calcext:value-type="float">
            <text:p>3.88657407407407</text:p>
          </table:table-cell>
          <table:table-cell table:formula="of:=[.AC31]/[.$H31]" office:value-type="float" office:value="1.11805555555556" calcext:value-type="float">
            <text:p>1.11805555555556</text:p>
          </table:table-cell>
          <table:table-cell table:formula="of:=[.AD31]/[.$H31]" office:value-type="float" office:value="0.0347222222222222" calcext:value-type="float">
            <text:p>0.034722222222222</text:p>
          </table:table-cell>
          <table:table-cell table:formula="of:=[.AE31]/[.$H31]" office:value-type="float" office:value="0.421296296296296" calcext:value-type="float">
            <text:p>0.421296296296296</text:p>
          </table:table-cell>
          <table:table-cell table:formula="of:=[.AF31]/[.$H31]" office:value-type="float" office:value="0.0324074074074074" calcext:value-type="float">
            <text:p>0.032407407407407</text:p>
          </table:table-cell>
          <table:table-cell table:formula="of:=[.AG31]/[.$H31]" office:value-type="float" office:value="1.19212962962963" calcext:value-type="float">
            <text:p>1.19212962962963</text:p>
          </table:table-cell>
          <table:table-cell table:formula="of:=[.AH31]/[.$H31]" office:value-type="float" office:value="0.0300925925925926" calcext:value-type="float">
            <text:p>0.030092592592593</text:p>
          </table:table-cell>
          <table:table-cell table:formula="of:=[.AI31]/[.$H31]" office:value-type="float" office:value="0.00694444444444444" calcext:value-type="float">
            <text:p>0.006944444444444</text:p>
          </table:table-cell>
          <table:table-cell table:formula="of:=[.AJ31]/[.$H31]" office:value-type="float" office:value="0.418981481481481" calcext:value-type="float">
            <text:p>0.418981481481481</text:p>
          </table:table-cell>
          <table:table-cell table:formula="of:=[.AK31]/[.$H31]" office:value-type="float" office:value="0.0115740740740741" calcext:value-type="float">
            <text:p>0.011574074074074</text:p>
          </table:table-cell>
          <table:table-cell table:formula="of:=[.AL31]/[.$H31]" office:value-type="float" office:value="0.0277777777777778" calcext:value-type="float">
            <text:p>0.027777777777778</text:p>
          </table:table-cell>
          <table:table-cell table:formula="of:=[.AM31]/[.$H31]" office:value-type="float" office:value="0.0115740740740741" calcext:value-type="float">
            <text:p>0.011574074074074</text:p>
          </table:table-cell>
          <table:table-cell table:formula="of:=[.AN31]/[.$H31]" office:value-type="float" office:value="0.678240740740741" calcext:value-type="float">
            <text:p>0.678240740740741</text:p>
          </table:table-cell>
          <table:table-cell table:formula="of:=[.AO31]/[.$H31]" office:value-type="float" office:value="0.340277777777778" calcext:value-type="float">
            <text:p>0.340277777777778</text:p>
          </table:table-cell>
          <table:table-cell table:formula="of:=[.AP31]/[.$H31]" office:value-type="float" office:value="0.0347222222222222" calcext:value-type="float">
            <text:p>0.034722222222222</text:p>
          </table:table-cell>
          <table:table-cell table:formula="of:=[.AQ31]/[.$H31]" office:value-type="float" office:value="0.0532407407407407" calcext:value-type="float">
            <text:p>0.053240740740741</text:p>
          </table:table-cell>
          <table:table-cell table:formula="of:=[.AR31]/[.$H31]" office:value-type="float" office:value="0.025462962962963" calcext:value-type="float">
            <text:p>0.025462962962963</text:p>
          </table:table-cell>
          <table:table-cell table:formula="of:=[.AS31]/[.$H31]" office:value-type="float" office:value="0.199074074074074" calcext:value-type="float">
            <text:p>0.199074074074074</text:p>
          </table:table-cell>
          <table:table-cell table:formula="of:=[.AT31]/[.$H31]" office:value-type="float" office:value="0.0208333333333333" calcext:value-type="float">
            <text:p>0.020833333333333</text:p>
          </table:table-cell>
          <table:table-cell table:formula="of:=[.AU31]/[.$H31]" office:value-type="float" office:value="0.0000160751028806584" calcext:value-type="float">
            <text:p>1.60751028806584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B4513</text:p>
          </table:table-cell>
          <table:table-cell table:formula="of:=HEX2DEC([.B32])" office:value-type="float" office:value="9127187" calcext:value-type="float">
            <text:p>9127187</text:p>
          </table:table-cell>
          <table:table-cell table:formula="of:=ORG.LIBREOFFICE.REGEX([.G32];&quot;--.*&quot;;&quot;&quot;;&quot;g&quot;)" office:value-type="string" office:string-value="S733T-D802N-H873Q" calcext:value-type="string">
            <text:p>S733T-D802N-H873Q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733T-D802N-H873Q--..U14-E6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office:value-type="float" office:value="694" calcext:value-type="float">
            <text:p>694</text:p>
          </table:table-cell>
          <table:table-cell office:value-type="float" office:value="0.0037388768" calcext:value-type="float">
            <text:p>0.0037388768</text:p>
          </table:table-cell>
          <table:table-cell office:value-type="float" office:value="8.2" calcext:value-type="float">
            <text:p>8.2</text:p>
          </table:table-cell>
          <table:table-cell office:value-type="float" office:value="8" calcext:value-type="float">
            <text:p>8</text:p>
          </table:table-cell>
          <table:table-cell office:value-type="float" office:value="537" calcext:value-type="float">
            <text:p>537</text:p>
          </table:table-cell>
          <table:table-cell table:formula="of:=[.O32]/[.H32]" office:value-type="float" office:value="1.72668810289389" calcext:value-type="float">
            <text:p>1.72668810289389</text:p>
          </table:table-cell>
          <table:table-cell office:value-type="float" office:value="2013" calcext:value-type="float">
            <text:p>2013</text:p>
          </table:table-cell>
          <table:table-cell table:formula="of:=[.Q32]/[.H32]" office:value-type="float" office:value="6.47266881028939" calcext:value-type="float">
            <text:p>6.47266881028939</text:p>
          </table:table-cell>
          <table:table-cell office:value-type="float" office:value="80" calcext:value-type="float">
            <text:p>80</text:p>
          </table:table-cell>
          <table:table-cell table:formula="of:=[.S32]/[.H32]" office:value-type="float" office:value="0.257234726688103" calcext:value-type="float">
            <text:p>0.257234726688103</text:p>
          </table:table-cell>
          <table:table-cell office:value-type="float" office:value="614" calcext:value-type="float">
            <text:p>614</text:p>
          </table:table-cell>
          <table:table-cell table:formula="of:=[.U32]/[.H32]" office:value-type="float" office:value="1.97427652733119" calcext:value-type="float">
            <text:p>1.97427652733119</text:p>
          </table:table-cell>
          <table:table-cell office:value-type="float" office:value="3" calcext:value-type="float">
            <text:p>3</text:p>
          </table:table-cell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59" calcext:value-type="float">
            <text:p>259</text:p>
          </table:table-cell>
          <table:table-cell office:value-type="float" office:value="869" calcext:value-type="float">
            <text:p>869</text:p>
          </table:table-cell>
          <table:table-cell office:value-type="float" office:value="307" calcext:value-type="float">
            <text:p>307</text:p>
          </table:table-cell>
          <table:table-cell office:value-type="float" office:value="18" calcext:value-type="float">
            <text:p>18</text:p>
          </table:table-cell>
          <table:table-cell office:value-type="float" office:value="196" calcext:value-type="float">
            <text:p>196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formula="of:=[.W32]/[.$H32]" office:value-type="float" office:value="0.00964630225080386" calcext:value-type="float">
            <text:p>0.009646302250804</text:p>
          </table:table-cell>
          <table:table-cell table:formula="of:=[.X32]/[.$H32]" office:value-type="float" office:value="2.18971061093248" calcext:value-type="float">
            <text:p>2.18971061093248</text:p>
          </table:table-cell>
          <table:table-cell table:formula="of:=[.Y32]/[.$H32]" office:value-type="float" office:value="0.00321543408360129" calcext:value-type="float">
            <text:p>0.003215434083601</text:p>
          </table:table-cell>
          <table:table-cell table:formula="of:=[.Z32]/[.$H32]" office:value-type="float" office:value="0.0932475884244373" calcext:value-type="float">
            <text:p>0.093247588424437</text:p>
          </table:table-cell>
          <table:table-cell table:formula="of:=[.AA32]/[.$H32]" office:value-type="float" office:value="0.832797427652733" calcext:value-type="float">
            <text:p>0.832797427652733</text:p>
          </table:table-cell>
          <table:table-cell table:formula="of:=[.AB32]/[.$H32]" office:value-type="float" office:value="2.79421221864952" calcext:value-type="float">
            <text:p>2.79421221864952</text:p>
          </table:table-cell>
          <table:table-cell table:formula="of:=[.AC32]/[.$H32]" office:value-type="float" office:value="0.987138263665595" calcext:value-type="float">
            <text:p>0.987138263665595</text:p>
          </table:table-cell>
          <table:table-cell table:formula="of:=[.AD32]/[.$H32]" office:value-type="float" office:value="0.0578778135048232" calcext:value-type="float">
            <text:p>0.057877813504823</text:p>
          </table:table-cell>
          <table:table-cell table:formula="of:=[.AE32]/[.$H32]" office:value-type="float" office:value="0.630225080385852" calcext:value-type="float">
            <text:p>0.630225080385852</text:p>
          </table:table-cell>
          <table:table-cell table:formula="of:=[.AF32]/[.$H32]" office:value-type="float" office:value="0.0514469453376206" calcext:value-type="float">
            <text:p>0.051446945337621</text:p>
          </table:table-cell>
          <table:table-cell table:formula="of:=[.AG32]/[.$H32]" office:value-type="float" office:value="0.501607717041801" calcext:value-type="float">
            <text:p>0.501607717041801</text:p>
          </table:table-cell>
          <table:table-cell table:formula="of:=[.AH32]/[.$H32]" office:value-type="float" office:value="0.0482315112540193" calcext:value-type="float">
            <text:p>0.048231511254019</text:p>
          </table:table-cell>
          <table:table-cell table:formula="of:=[.AI32]/[.$H32]" office:value-type="float" office:value="0.00964630225080386" calcext:value-type="float">
            <text:p>0.009646302250804</text:p>
          </table:table-cell>
          <table:table-cell table:formula="of:=[.AJ32]/[.$H32]" office:value-type="float" office:value="0.52411575562701" calcext:value-type="float">
            <text:p>0.52411575562701</text:p>
          </table:table-cell>
          <table:table-cell table:formula="of:=[.AK32]/[.$H32]" office:value-type="float" office:value="0.00321543408360129" calcext:value-type="float">
            <text:p>0.003215434083601</text:p>
          </table:table-cell>
          <table:table-cell table:formula="of:=[.AL32]/[.$H32]" office:value-type="float" office:value="0.0514469453376206" calcext:value-type="float">
            <text:p>0.051446945337621</text:p>
          </table:table-cell>
          <table:table-cell table:formula="of:=[.AM32]/[.$H32]" office:value-type="float" office:value="0.0128617363344051" calcext:value-type="float">
            <text:p>0.012861736334405</text:p>
          </table:table-cell>
          <table:table-cell table:formula="of:=[.AN32]/[.$H32]" office:value-type="float" office:value="0.829581993569132" calcext:value-type="float">
            <text:p>0.829581993569132</text:p>
          </table:table-cell>
          <table:table-cell table:formula="of:=[.AO32]/[.$H32]" office:value-type="float" office:value="0.418006430868167" calcext:value-type="float">
            <text:p>0.418006430868167</text:p>
          </table:table-cell>
          <table:table-cell table:formula="of:=[.AP32]/[.$H32]" office:value-type="float" office:value="0.0578778135048232" calcext:value-type="float">
            <text:p>0.057877813504823</text:p>
          </table:table-cell>
          <table:table-cell table:formula="of:=[.AQ32]/[.$H32]" office:value-type="float" office:value="0.0546623794212219" calcext:value-type="float">
            <text:p>0.054662379421222</text:p>
          </table:table-cell>
          <table:table-cell table:formula="of:=[.AR32]/[.$H32]" office:value-type="float" office:value="0.0482315112540193" calcext:value-type="float">
            <text:p>0.048231511254019</text:p>
          </table:table-cell>
          <table:table-cell table:formula="of:=[.AS32]/[.$H32]" office:value-type="float" office:value="0.202572347266881" calcext:value-type="float">
            <text:p>0.202572347266881</text:p>
          </table:table-cell>
          <table:table-cell table:formula="of:=[.AT32]/[.$H32]" office:value-type="float" office:value="0.0192926045016077" calcext:value-type="float">
            <text:p>0.019292604501608</text:p>
          </table:table-cell>
          <table:table-cell table:formula="of:=[.AU32]/[.$H32]" office:value-type="float" office:value="0.0000310170490379545" calcext:value-type="float">
            <text:p>3.10170490379545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B4513</text:p>
          </table:table-cell>
          <table:table-cell table:formula="of:=HEX2DEC([.B33])" office:value-type="float" office:value="9127187" calcext:value-type="float">
            <text:p>9127187</text:p>
          </table:table-cell>
          <table:table-cell table:formula="of:=ORG.LIBREOFFICE.REGEX([.G33];&quot;--.*&quot;;&quot;&quot;;&quot;g&quot;)" office:value-type="string" office:string-value="S289T-I432V" calcext:value-type="string">
            <text:p>S289T-I432V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289T-I432V--N701-S740..U14-E12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563" calcext:value-type="float">
            <text:p>3563</text:p>
          </table:table-cell>
          <table:table-cell office:value-type="float" office:value="867" calcext:value-type="float">
            <text:p>867</text:p>
          </table:table-cell>
          <table:table-cell office:value-type="float" office:value="0.0039530779" calcext:value-type="float">
            <text:p>0.0039530779</text:p>
          </table:table-cell>
          <table:table-cell office:value-type="float" office:value="8.67" calcext:value-type="float">
            <text:p>8.67</text:p>
          </table:table-cell>
          <table:table-cell office:value-type="float" office:value="9" calcext:value-type="float">
            <text:p>9</text:p>
          </table:table-cell>
          <table:table-cell office:value-type="float" office:value="248" calcext:value-type="float">
            <text:p>248</text:p>
          </table:table-cell>
          <table:table-cell table:formula="of:=[.O33]/[.H33]" office:value-type="float" office:value="0.603406326034063" calcext:value-type="float">
            <text:p>0.603406326034063</text:p>
          </table:table-cell>
          <table:table-cell office:value-type="float" office:value="3315" calcext:value-type="float">
            <text:p>3315</text:p>
          </table:table-cell>
          <table:table-cell table:formula="of:=[.Q33]/[.H33]" office:value-type="float" office:value="8.06569343065693" calcext:value-type="float">
            <text:p>8.06569343065693</text:p>
          </table:table-cell>
          <table:table-cell office:value-type="float" office:value="74" calcext:value-type="float">
            <text:p>74</text:p>
          </table:table-cell>
          <table:table-cell table:formula="of:=[.S33]/[.H33]" office:value-type="float" office:value="0.180048661800487" calcext:value-type="float">
            <text:p>0.180048661800487</text:p>
          </table:table-cell>
          <table:table-cell office:value-type="float" office:value="793" calcext:value-type="float">
            <text:p>793</text:p>
          </table:table-cell>
          <table:table-cell table:formula="of:=[.U33]/[.H33]" office:value-type="float" office:value="1.9294403892944" calcext:value-type="float">
            <text:p>1.9294403892944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16" calcext:value-type="float">
            <text:p>1516</text:p>
          </table:table-cell>
          <table:table-cell office:value-type="float" office:value="780" calcext:value-type="float">
            <text:p>780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551" calcext:value-type="float">
            <text:p>55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formula="of:=[.W33]/[.$H33]" office:value-type="float" office:value="0.0024330900243309" calcext:value-type="float">
            <text:p>0.002433090024331</text:p>
          </table:table-cell>
          <table:table-cell table:formula="of:=[.X33]/[.$H33]" office:value-type="float" office:value="1.13868613138686" calcext:value-type="float">
            <text:p>1.13868613138686</text:p>
          </table:table-cell>
          <table:table-cell table:formula="of:=[.Y33]/[.$H33]" office:value-type="float" office:value="0.0024330900243309" calcext:value-type="float">
            <text:p>0.002433090024331</text:p>
          </table:table-cell>
          <table:table-cell table:formula="of:=[.Z33]/[.$H33]" office:value-type="float" office:value="0.0462287104622871" calcext:value-type="float">
            <text:p>0.046228710462287</text:p>
          </table:table-cell>
          <table:table-cell table:formula="of:=[.AA33]/[.$H33]" office:value-type="float" office:value="0.0048661800486618" calcext:value-type="float">
            <text:p>0.004866180048662</text:p>
          </table:table-cell>
          <table:table-cell table:formula="of:=[.AB33]/[.$H33]" office:value-type="float" office:value="3.68856447688564" calcext:value-type="float">
            <text:p>3.68856447688564</text:p>
          </table:table-cell>
          <table:table-cell table:formula="of:=[.AC33]/[.$H33]" office:value-type="float" office:value="1.8978102189781" calcext:value-type="float">
            <text:p>1.8978102189781</text:p>
          </table:table-cell>
          <table:table-cell table:formula="of:=[.AD33]/[.$H33]" office:value-type="float" office:value="0.0510948905109489" calcext:value-type="float">
            <text:p>0.051094890510949</text:p>
          </table:table-cell>
          <table:table-cell table:formula="of:=[.AE33]/[.$H33]" office:value-type="float" office:value="0.165450121654501" calcext:value-type="float">
            <text:p>0.165450121654501</text:p>
          </table:table-cell>
          <table:table-cell table:formula="of:=[.AF33]/[.$H33]" office:value-type="float" office:value="0.0218978102189781" calcext:value-type="float">
            <text:p>0.021897810218978</text:p>
          </table:table-cell>
          <table:table-cell table:formula="of:=[.AG33]/[.$H33]" office:value-type="float" office:value="1.34063260340633" calcext:value-type="float">
            <text:p>1.34063260340633</text:p>
          </table:table-cell>
          <table:table-cell table:formula="of:=[.AH33]/[.$H33]" office:value-type="float" office:value="0.309002433090024" calcext:value-type="float">
            <text:p>0.309002433090024</text:p>
          </table:table-cell>
          <table:table-cell table:formula="of:=[.AI33]/[.$H33]" office:value-type="float" office:value="0.0024330900243309" calcext:value-type="float">
            <text:p>0.002433090024331</text:p>
          </table:table-cell>
          <table:table-cell table:formula="of:=[.AJ33]/[.$H33]" office:value-type="float" office:value="0.525547445255474" calcext:value-type="float">
            <text:p>0.525547445255474</text:p>
          </table:table-cell>
          <table:table-cell table:formula="of:=[.AK33]/[.$H33]" office:value-type="float" office:value="0.0024330900243309" calcext:value-type="float">
            <text:p>0.002433090024331</text:p>
          </table:table-cell>
          <table:table-cell table:formula="of:=[.AL33]/[.$H33]" office:value-type="float" office:value="0.0364963503649635" calcext:value-type="float">
            <text:p>0.036496350364964</text:p>
          </table:table-cell>
          <table:table-cell table:formula="of:=[.AM33]/[.$H33]" office:value-type="float" office:value="0.0048661800486618" calcext:value-type="float">
            <text:p>0.004866180048662</text:p>
          </table:table-cell>
          <table:table-cell table:formula="of:=[.AN33]/[.$H33]" office:value-type="float" office:value="0.737226277372263" calcext:value-type="float">
            <text:p>0.737226277372263</text:p>
          </table:table-cell>
          <table:table-cell table:formula="of:=[.AO33]/[.$H33]" office:value-type="float" office:value="0.454987834549878" calcext:value-type="float">
            <text:p>0.454987834549878</text:p>
          </table:table-cell>
          <table:table-cell table:formula="of:=[.AP33]/[.$H33]" office:value-type="float" office:value="0.048661800486618" calcext:value-type="float">
            <text:p>0.048661800486618</text:p>
          </table:table-cell>
          <table:table-cell table:formula="of:=[.AQ33]/[.$H33]" office:value-type="float" office:value="0.0389294403892944" calcext:value-type="float">
            <text:p>0.038929440389294</text:p>
          </table:table-cell>
          <table:table-cell table:formula="of:=[.AR33]/[.$H33]" office:value-type="float" office:value="0.0194647201946472" calcext:value-type="float">
            <text:p>0.019464720194647</text:p>
          </table:table-cell>
          <table:table-cell table:formula="of:=[.AS33]/[.$H33]" office:value-type="float" office:value="0.211678832116788" calcext:value-type="float">
            <text:p>0.211678832116788</text:p>
          </table:table-cell>
          <table:table-cell table:formula="of:=[.AT33]/[.$H33]" office:value-type="float" office:value="0.0267639902676399" calcext:value-type="float">
            <text:p>0.02676399026764</text:p>
          </table:table-cell>
          <table:table-cell table:formula="of:=[.AU33]/[.$H33]" office:value-type="float" office:value="0.00000591992706649854" calcext:value-type="float">
            <text:p>5.91992706649854E-06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B4513</text:p>
          </table:table-cell>
          <table:table-cell table:formula="of:=HEX2DEC([.B34])" office:value-type="float" office:value="9127187" calcext:value-type="float">
            <text:p>9127187</text:p>
          </table:table-cell>
          <table:table-cell table:formula="of:=ORG.LIBREOFFICE.REGEX([.G34];&quot;--.*&quot;;&quot;&quot;;&quot;g&quot;)" office:value-type="string" office:string-value="S289T" calcext:value-type="string">
            <text:p>S289T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289T--T489..U14-E7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308" calcext:value-type="float">
            <text:p>308</text:p>
          </table:table-cell>
          <table:table-cell office:value-type="float" office:value="0.0042123227" calcext:value-type="float">
            <text:p>0.0042123227</text:p>
          </table:table-cell>
          <table:table-cell office:value-type="float" office:value="9.24" calcext:value-type="float">
            <text:p>9.2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O34]/[.H34]" office:value-type="float" office:value="0.188118811881188" calcext:value-type="float">
            <text:p>0.188118811881188</text:p>
          </table:table-cell>
          <table:table-cell office:value-type="float" office:value="914" calcext:value-type="float">
            <text:p>914</text:p>
          </table:table-cell>
          <table:table-cell table:formula="of:=[.Q34]/[.H34]" office:value-type="float" office:value="9.04950495049505" calcext:value-type="float">
            <text:p>9.04950495049505</text:p>
          </table:table-cell>
          <table:table-cell office:value-type="float" office:value="17" calcext:value-type="float">
            <text:p>17</text:p>
          </table:table-cell>
          <table:table-cell table:formula="of:=[.S34]/[.H34]" office:value-type="float" office:value="0.168316831683168" calcext:value-type="float">
            <text:p>0.168316831683168</text:p>
          </table:table-cell>
          <table:table-cell office:value-type="float" office:value="291" calcext:value-type="float">
            <text:p>291</text:p>
          </table:table-cell>
          <table:table-cell table:formula="of:=[.U34]/[.H34]" office:value-type="float" office:value="2.88118811881188" calcext:value-type="float">
            <text:p>2.88118811881188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W34]/[.$H34]" office:value-type="float" office:value="0" calcext:value-type="float">
            <text:p>0</text:p>
          </table:table-cell>
          <table:table-cell table:formula="of:=[.X34]/[.$H34]" office:value-type="float" office:value="1.97029702970297" calcext:value-type="float">
            <text:p>1.97029702970297</text:p>
          </table:table-cell>
          <table:table-cell table:formula="of:=[.Y34]/[.$H34]" office:value-type="float" office:value="0" calcext:value-type="float">
            <text:p>0</text:p>
          </table:table-cell>
          <table:table-cell table:formula="of:=[.Z34]/[.$H34]" office:value-type="float" office:value="0.0198019801980198" calcext:value-type="float">
            <text:p>0.01980198019802</text:p>
          </table:table-cell>
          <table:table-cell table:formula="of:=[.AA34]/[.$H34]" office:value-type="float" office:value="0.0099009900990099" calcext:value-type="float">
            <text:p>0.00990099009901</text:p>
          </table:table-cell>
          <table:table-cell table:formula="of:=[.AB34]/[.$H34]" office:value-type="float" office:value="3.89108910891089" calcext:value-type="float">
            <text:p>3.89108910891089</text:p>
          </table:table-cell>
          <table:table-cell table:formula="of:=[.AC34]/[.$H34]" office:value-type="float" office:value="1.9009900990099" calcext:value-type="float">
            <text:p>1.9009900990099</text:p>
          </table:table-cell>
          <table:table-cell table:formula="of:=[.AD34]/[.$H34]" office:value-type="float" office:value="0" calcext:value-type="float">
            <text:p>0</text:p>
          </table:table-cell>
          <table:table-cell table:formula="of:=[.AE34]/[.$H34]" office:value-type="float" office:value="0.0891089108910891" calcext:value-type="float">
            <text:p>0.089108910891089</text:p>
          </table:table-cell>
          <table:table-cell table:formula="of:=[.AF34]/[.$H34]" office:value-type="float" office:value="0.0198019801980198" calcext:value-type="float">
            <text:p>0.01980198019802</text:p>
          </table:table-cell>
          <table:table-cell table:formula="of:=[.AG34]/[.$H34]" office:value-type="float" office:value="1.28712871287129" calcext:value-type="float">
            <text:p>1.28712871287129</text:p>
          </table:table-cell>
          <table:table-cell table:formula="of:=[.AH34]/[.$H34]" office:value-type="float" office:value="0.0495049504950495" calcext:value-type="float">
            <text:p>0.04950495049505</text:p>
          </table:table-cell>
          <table:table-cell table:formula="of:=[.AI34]/[.$H34]" office:value-type="float" office:value="0" calcext:value-type="float">
            <text:p>0</text:p>
          </table:table-cell>
          <table:table-cell table:formula="of:=[.AJ34]/[.$H34]" office:value-type="float" office:value="0.792079207920792" calcext:value-type="float">
            <text:p>0.792079207920792</text:p>
          </table:table-cell>
          <table:table-cell table:formula="of:=[.AK34]/[.$H34]" office:value-type="float" office:value="0" calcext:value-type="float">
            <text:p>0</text:p>
          </table:table-cell>
          <table:table-cell table:formula="of:=[.AL34]/[.$H34]" office:value-type="float" office:value="0.0099009900990099" calcext:value-type="float">
            <text:p>0.00990099009901</text:p>
          </table:table-cell>
          <table:table-cell table:formula="of:=[.AM34]/[.$H34]" office:value-type="float" office:value="0.0099009900990099" calcext:value-type="float">
            <text:p>0.00990099009901</text:p>
          </table:table-cell>
          <table:table-cell table:formula="of:=[.AN34]/[.$H34]" office:value-type="float" office:value="1.13861386138614" calcext:value-type="float">
            <text:p>1.13861386138614</text:p>
          </table:table-cell>
          <table:table-cell table:formula="of:=[.AO34]/[.$H34]" office:value-type="float" office:value="0.623762376237624" calcext:value-type="float">
            <text:p>0.623762376237624</text:p>
          </table:table-cell>
          <table:table-cell table:formula="of:=[.AP34]/[.$H34]" office:value-type="float" office:value="0" calcext:value-type="float">
            <text:p>0</text:p>
          </table:table-cell>
          <table:table-cell table:formula="of:=[.AQ34]/[.$H34]" office:value-type="float" office:value="0.0792079207920792" calcext:value-type="float">
            <text:p>0.079207920792079</text:p>
          </table:table-cell>
          <table:table-cell table:formula="of:=[.AR34]/[.$H34]" office:value-type="float" office:value="0.0198019801980198" calcext:value-type="float">
            <text:p>0.01980198019802</text:p>
          </table:table-cell>
          <table:table-cell table:formula="of:=[.AS34]/[.$H34]" office:value-type="float" office:value="0.326732673267327" calcext:value-type="float">
            <text:p>0.326732673267327</text:p>
          </table:table-cell>
          <table:table-cell table:formula="of:=[.AT34]/[.$H34]" office:value-type="float" office:value="0.0495049504950495" calcext:value-type="float">
            <text:p>0.04950495049505</text:p>
          </table:table-cell>
          <table:table-cell table:formula="of:=[.AU34]/[.$H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float" office:value="191970" calcext:value-type="float">
            <text:p>191970</text:p>
          </table:table-cell>
          <table:table-cell table:formula="of:=HEX2DEC([.B35])" office:value-type="float" office:value="1644912" calcext:value-type="float">
            <text:p>1644912</text:p>
          </table:table-cell>
          <table:table-cell table:formula="of:=ORG.LIBREOFFICE.REGEX([.G35];&quot;--.*&quot;;&quot;&quot;;&quot;g&quot;)" office:value-type="string" office:string-value="R682S-K777M" calcext:value-type="string">
            <text:p>R682S-K777M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682S-K777M--I752-Y864-R969..U15-G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196" calcext:value-type="float">
            <text:p>196</text:p>
          </table:table-cell>
          <table:table-cell office:value-type="float" office:value="0.0011317895" calcext:value-type="float">
            <text:p>0.0011317895</text:p>
          </table:table-cell>
          <table:table-cell office:value-type="float" office:value="2.48" calcext:value-type="float">
            <text:p>2.48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[.O35]/[.H35]" office:value-type="float" office:value="0.309352517985611" calcext:value-type="float">
            <text:p>0.309352517985611</text:p>
          </table:table-cell>
          <table:table-cell office:value-type="float" office:value="604" calcext:value-type="float">
            <text:p>604</text:p>
          </table:table-cell>
          <table:table-cell table:formula="of:=[.Q35]/[.H35]" office:value-type="float" office:value="2.1726618705036" calcext:value-type="float">
            <text:p>2.1726618705036</text:p>
          </table:table-cell>
          <table:table-cell office:value-type="float" office:value="57" calcext:value-type="float">
            <text:p>57</text:p>
          </table:table-cell>
          <table:table-cell table:formula="of:=[.S35]/[.H35]" office:value-type="float" office:value="0.205035971223022" calcext:value-type="float">
            <text:p>0.205035971223022</text:p>
          </table:table-cell>
          <table:table-cell office:value-type="float" office:value="139" calcext:value-type="float">
            <text:p>139</text:p>
          </table:table-cell>
          <table:table-cell table:formula="of:=[.U35]/[.H35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formula="of:=[.W35]/[.$H35]" office:value-type="float" office:value="0.00359712230215827" calcext:value-type="float">
            <text:p>0.003597122302158</text:p>
          </table:table-cell>
          <table:table-cell table:formula="of:=[.X35]/[.$H35]" office:value-type="float" office:value="0.0503597122302158" calcext:value-type="float">
            <text:p>0.050359712230216</text:p>
          </table:table-cell>
          <table:table-cell table:formula="of:=[.Y35]/[.$H35]" office:value-type="float" office:value="0" calcext:value-type="float">
            <text:p>0</text:p>
          </table:table-cell>
          <table:table-cell table:formula="of:=[.Z35]/[.$H35]" office:value-type="float" office:value="0.10431654676259" calcext:value-type="float">
            <text:p>0.10431654676259</text:p>
          </table:table-cell>
          <table:table-cell table:formula="of:=[.AA35]/[.$H35]" office:value-type="float" office:value="0.0107913669064748" calcext:value-type="float">
            <text:p>0.010791366906475</text:p>
          </table:table-cell>
          <table:table-cell table:formula="of:=[.AB35]/[.$H35]" office:value-type="float" office:value="0.129496402877698" calcext:value-type="float">
            <text:p>0.129496402877698</text:p>
          </table:table-cell>
          <table:table-cell table:formula="of:=[.AC35]/[.$H35]" office:value-type="float" office:value="0.719424460431655" calcext:value-type="float">
            <text:p>0.719424460431655</text:p>
          </table:table-cell>
          <table:table-cell table:formula="of:=[.AD35]/[.$H35]" office:value-type="float" office:value="0.0503597122302158" calcext:value-type="float">
            <text:p>0.050359712230216</text:p>
          </table:table-cell>
          <table:table-cell table:formula="of:=[.AE35]/[.$H35]" office:value-type="float" office:value="0.0251798561151079" calcext:value-type="float">
            <text:p>0.025179856115108</text:p>
          </table:table-cell>
          <table:table-cell table:formula="of:=[.AF35]/[.$H35]" office:value-type="float" office:value="0.0863309352517986" calcext:value-type="float">
            <text:p>0.086330935251799</text:p>
          </table:table-cell>
          <table:table-cell table:formula="of:=[.AG35]/[.$H35]" office:value-type="float" office:value="1.27338129496403" calcext:value-type="float">
            <text:p>1.27338129496403</text:p>
          </table:table-cell>
          <table:table-cell table:formula="of:=[.AH35]/[.$H35]" office:value-type="float" office:value="0.0287769784172662" calcext:value-type="float">
            <text:p>0.028776978417266</text:p>
          </table:table-cell>
          <table:table-cell table:formula="of:=[.AI35]/[.$H35]" office:value-type="float" office:value="0.00359712230215827" calcext:value-type="float">
            <text:p>0.003597122302158</text:p>
          </table:table-cell>
          <table:table-cell table:formula="of:=[.AJ35]/[.$H35]" office:value-type="float" office:value="0.0287769784172662" calcext:value-type="float">
            <text:p>0.028776978417266</text:p>
          </table:table-cell>
          <table:table-cell table:formula="of:=[.AK35]/[.$H35]" office:value-type="float" office:value="0" calcext:value-type="float">
            <text:p>0</text:p>
          </table:table-cell>
          <table:table-cell table:formula="of:=[.AL35]/[.$H35]" office:value-type="float" office:value="0.0611510791366907" calcext:value-type="float">
            <text:p>0.061151079136691</text:p>
          </table:table-cell>
          <table:table-cell table:formula="of:=[.AM35]/[.$H35]" office:value-type="float" office:value="0.0107913669064748" calcext:value-type="float">
            <text:p>0.010791366906475</text:p>
          </table:table-cell>
          <table:table-cell table:formula="of:=[.AN35]/[.$H35]" office:value-type="float" office:value="0.0251798561151079" calcext:value-type="float">
            <text:p>0.025179856115108</text:p>
          </table:table-cell>
          <table:table-cell table:formula="of:=[.AO35]/[.$H35]" office:value-type="float" office:value="0.251798561151079" calcext:value-type="float">
            <text:p>0.251798561151079</text:p>
          </table:table-cell>
          <table:table-cell table:formula="of:=[.AP35]/[.$H35]" office:value-type="float" office:value="0.0287769784172662" calcext:value-type="float">
            <text:p>0.028776978417266</text:p>
          </table:table-cell>
          <table:table-cell table:formula="of:=[.AQ35]/[.$H35]" office:value-type="float" office:value="0.0215827338129496" calcext:value-type="float">
            <text:p>0.02158273381295</text:p>
          </table:table-cell>
          <table:table-cell table:formula="of:=[.AR35]/[.$H35]" office:value-type="float" office:value="0.0647482014388489" calcext:value-type="float">
            <text:p>0.064748201438849</text:p>
          </table:table-cell>
          <table:table-cell table:formula="of:=[.AS35]/[.$H35]" office:value-type="float" office:value="0.194244604316547" calcext:value-type="float">
            <text:p>0.194244604316547</text:p>
          </table:table-cell>
          <table:table-cell table:formula="of:=[.AT35]/[.$H35]" office:value-type="float" office:value="0.0143884892086331" calcext:value-type="float">
            <text:p>0.014388489208633</text:p>
          </table:table-cell>
          <table:table-cell table:formula="of:=[.AU35]/[.$H35]" office:value-type="float" office:value="0.0000129392888566844" calcext:value-type="float">
            <text:p>1.29392888566844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float" office:value="191970" calcext:value-type="float">
            <text:p>191970</text:p>
          </table:table-cell>
          <table:table-cell table:formula="of:=HEX2DEC([.B36])" office:value-type="float" office:value="1644912" calcext:value-type="float">
            <text:p>1644912</text:p>
          </table:table-cell>
          <table:table-cell table:formula="of:=ORG.LIBREOFFICE.REGEX([.G36];&quot;--.*&quot;;&quot;&quot;;&quot;g&quot;)" office:value-type="string" office:string-value="R682S-K777M" calcext:value-type="string">
            <text:p>R682S-K777M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682S-K777M--I752-Y864-R969..U15-G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223" calcext:value-type="float">
            <text:p>223</text:p>
          </table:table-cell>
          <table:table-cell office:value-type="float" office:value="0.0010797342" calcext:value-type="float">
            <text:p>0.0010797342</text:p>
          </table:table-cell>
          <table:table-cell office:value-type="float" office:value="2.37" calcext:value-type="float">
            <text:p>2.37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table:formula="of:=[.O36]/[.H36]" office:value-type="float" office:value="0.585714285714286" calcext:value-type="float">
            <text:p>0.585714285714286</text:p>
          </table:table-cell>
          <table:table-cell office:value-type="float" office:value="499" calcext:value-type="float">
            <text:p>499</text:p>
          </table:table-cell>
          <table:table-cell table:formula="of:=[.Q36]/[.H36]" office:value-type="float" office:value="1.78214285714286" calcext:value-type="float">
            <text:p>1.78214285714286</text:p>
          </table:table-cell>
          <table:table-cell office:value-type="float" office:value="86" calcext:value-type="float">
            <text:p>86</text:p>
          </table:table-cell>
          <table:table-cell table:formula="of:=[.S36]/[.H36]" office:value-type="float" office:value="0.307142857142857" calcext:value-type="float">
            <text:p>0.307142857142857</text:p>
          </table:table-cell>
          <table:table-cell office:value-type="float" office:value="137" calcext:value-type="float">
            <text:p>137</text:p>
          </table:table-cell>
          <table:table-cell table:formula="of:=[.U36]/[.H36]" office:value-type="float" office:value="0.489285714285714" calcext:value-type="float">
            <text:p>0.48928571428571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formula="of:=[.W36]/[.$H36]" office:value-type="float" office:value="0.0178571428571429" calcext:value-type="float">
            <text:p>0.017857142857143</text:p>
          </table:table-cell>
          <table:table-cell table:formula="of:=[.X36]/[.$H36]" office:value-type="float" office:value="0.121428571428571" calcext:value-type="float">
            <text:p>0.121428571428571</text:p>
          </table:table-cell>
          <table:table-cell table:formula="of:=[.Y36]/[.$H36]" office:value-type="float" office:value="0" calcext:value-type="float">
            <text:p>0</text:p>
          </table:table-cell>
          <table:table-cell table:formula="of:=[.Z36]/[.$H36]" office:value-type="float" office:value="0.121428571428571" calcext:value-type="float">
            <text:p>0.121428571428571</text:p>
          </table:table-cell>
          <table:table-cell table:formula="of:=[.AA36]/[.$H36]" office:value-type="float" office:value="0.0142857142857143" calcext:value-type="float">
            <text:p>0.014285714285714</text:p>
          </table:table-cell>
          <table:table-cell table:formula="of:=[.AB36]/[.$H36]" office:value-type="float" office:value="0.0714285714285714" calcext:value-type="float">
            <text:p>0.071428571428572</text:p>
          </table:table-cell>
          <table:table-cell table:formula="of:=[.AC36]/[.$H36]" office:value-type="float" office:value="0.703571428571429" calcext:value-type="float">
            <text:p>0.703571428571429</text:p>
          </table:table-cell>
          <table:table-cell table:formula="of:=[.AD36]/[.$H36]" office:value-type="float" office:value="0.0928571428571429" calcext:value-type="float">
            <text:p>0.092857142857143</text:p>
          </table:table-cell>
          <table:table-cell table:formula="of:=[.AE36]/[.$H36]" office:value-type="float" office:value="0.135714285714286" calcext:value-type="float">
            <text:p>0.135714285714286</text:p>
          </table:table-cell>
          <table:table-cell table:formula="of:=[.AF36]/[.$H36]" office:value-type="float" office:value="0.167857142857143" calcext:value-type="float">
            <text:p>0.167857142857143</text:p>
          </table:table-cell>
          <table:table-cell table:formula="of:=[.AG36]/[.$H36]" office:value-type="float" office:value="0.885714285714286" calcext:value-type="float">
            <text:p>0.885714285714286</text:p>
          </table:table-cell>
          <table:table-cell table:formula="of:=[.AH36]/[.$H36]" office:value-type="float" office:value="0.0357142857142857" calcext:value-type="float">
            <text:p>0.035714285714286</text:p>
          </table:table-cell>
          <table:table-cell table:formula="of:=[.AI36]/[.$H36]" office:value-type="float" office:value="0.0178571428571429" calcext:value-type="float">
            <text:p>0.017857142857143</text:p>
          </table:table-cell>
          <table:table-cell table:formula="of:=[.AJ36]/[.$H36]" office:value-type="float" office:value="0.0321428571428571" calcext:value-type="float">
            <text:p>0.032142857142857</text:p>
          </table:table-cell>
          <table:table-cell table:formula="of:=[.AK36]/[.$H36]" office:value-type="float" office:value="0" calcext:value-type="float">
            <text:p>0</text:p>
          </table:table-cell>
          <table:table-cell table:formula="of:=[.AL36]/[.$H36]" office:value-type="float" office:value="0.0428571428571429" calcext:value-type="float">
            <text:p>0.042857142857143</text:p>
          </table:table-cell>
          <table:table-cell table:formula="of:=[.AM36]/[.$H36]" office:value-type="float" office:value="0.0107142857142857" calcext:value-type="float">
            <text:p>0.010714285714286</text:p>
          </table:table-cell>
          <table:table-cell table:formula="of:=[.AN36]/[.$H36]" office:value-type="float" office:value="0.05" calcext:value-type="float">
            <text:p>0.05</text:p>
          </table:table-cell>
          <table:table-cell table:formula="of:=[.AO36]/[.$H36]" office:value-type="float" office:value="0.25" calcext:value-type="float">
            <text:p>0.25</text:p>
          </table:table-cell>
          <table:table-cell table:formula="of:=[.AP36]/[.$H36]" office:value-type="float" office:value="0.0892857142857143" calcext:value-type="float">
            <text:p>0.089285714285714</text:p>
          </table:table-cell>
          <table:table-cell table:formula="of:=[.AQ36]/[.$H36]" office:value-type="float" office:value="0.0392857142857143" calcext:value-type="float">
            <text:p>0.039285714285714</text:p>
          </table:table-cell>
          <table:table-cell table:formula="of:=[.AR36]/[.$H36]" office:value-type="float" office:value="0.0785714285714286" calcext:value-type="float">
            <text:p>0.078571428571429</text:p>
          </table:table-cell>
          <table:table-cell table:formula="of:=[.AS36]/[.$H36]" office:value-type="float" office:value="0.157142857142857" calcext:value-type="float">
            <text:p>0.157142857142857</text:p>
          </table:table-cell>
          <table:table-cell table:formula="of:=[.AT36]/[.$H36]" office:value-type="float" office:value="0.0285714285714286" calcext:value-type="float">
            <text:p>0.028571428571429</text:p>
          </table:table-cell>
          <table:table-cell table:formula="of:=[.AU36]/[.$H36]" office:value-type="float" office:value="0.0000637755102040816" calcext:value-type="float">
            <text:p>6.37755102040816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float" office:value="191970" calcext:value-type="float">
            <text:p>191970</text:p>
          </table:table-cell>
          <table:table-cell table:formula="of:=HEX2DEC([.B37])" office:value-type="float" office:value="1644912" calcext:value-type="float">
            <text:p>1644912</text:p>
          </table:table-cell>
          <table:table-cell table:formula="of:=ORG.LIBREOFFICE.REGEX([.G37];&quot;--.*&quot;;&quot;&quot;;&quot;g&quot;)" office:value-type="string" office:string-value="R682S-K777M" calcext:value-type="string">
            <text:p>R682S-K777M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682S-K777M--I752-Y864-R969..U15-G6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254" calcext:value-type="float">
            <text:p>254</text:p>
          </table:table-cell>
          <table:table-cell office:value-type="float" office:value="0.0009727922" calcext:value-type="float">
            <text:p>0.0009727922</text:p>
          </table:table-cell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table:formula="of:=[.O37]/[.H37]" office:value-type="float" office:value="0.333333333333333" calcext:value-type="float">
            <text:p>0.333333333333333</text:p>
          </table:table-cell>
          <table:table-cell office:value-type="float" office:value="729" calcext:value-type="float">
            <text:p>729</text:p>
          </table:table-cell>
          <table:table-cell table:formula="of:=[.Q37]/[.H37]" office:value-type="float" office:value="1.8" calcext:value-type="float">
            <text:p>1.8</text:p>
          </table:table-cell>
          <table:table-cell office:value-type="float" office:value="88" calcext:value-type="float">
            <text:p>88</text:p>
          </table:table-cell>
          <table:table-cell table:formula="of:=[.S37]/[.H37]" office:value-type="float" office:value="0.217283950617284" calcext:value-type="float">
            <text:p>0.217283950617284</text:p>
          </table:table-cell>
          <table:table-cell office:value-type="float" office:value="166" calcext:value-type="float">
            <text:p>166</text:p>
          </table:table-cell>
          <table:table-cell table:formula="of:=[.U37]/[.H37]" office:value-type="float" office:value="0.409876543209877" calcext:value-type="float">
            <text:p>0.40987654320987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262" calcext:value-type="float">
            <text:p>262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formula="of:=[.W37]/[.$H37]" office:value-type="float" office:value="0.017283950617284" calcext:value-type="float">
            <text:p>0.017283950617284</text:p>
          </table:table-cell>
          <table:table-cell table:formula="of:=[.X37]/[.$H37]" office:value-type="float" office:value="0.0469135802469136" calcext:value-type="float">
            <text:p>0.046913580246914</text:p>
          </table:table-cell>
          <table:table-cell table:formula="of:=[.Y37]/[.$H37]" office:value-type="float" office:value="0.00493827160493827" calcext:value-type="float">
            <text:p>0.004938271604938</text:p>
          </table:table-cell>
          <table:table-cell table:formula="of:=[.Z37]/[.$H37]" office:value-type="float" office:value="0.0617283950617284" calcext:value-type="float">
            <text:p>0.061728395061728</text:p>
          </table:table-cell>
          <table:table-cell table:formula="of:=[.AA37]/[.$H37]" office:value-type="float" office:value="0.00740740740740741" calcext:value-type="float">
            <text:p>0.007407407407407</text:p>
          </table:table-cell>
          <table:table-cell table:formula="of:=[.AB37]/[.$H37]" office:value-type="float" office:value="0.469135802469136" calcext:value-type="float">
            <text:p>0.469135802469136</text:p>
          </table:table-cell>
          <table:table-cell table:formula="of:=[.AC37]/[.$H37]" office:value-type="float" office:value="0.646913580246914" calcext:value-type="float">
            <text:p>0.646913580246914</text:p>
          </table:table-cell>
          <table:table-cell table:formula="of:=[.AD37]/[.$H37]" office:value-type="float" office:value="0.103703703703704" calcext:value-type="float">
            <text:p>0.103703703703704</text:p>
          </table:table-cell>
          <table:table-cell table:formula="of:=[.AE37]/[.$H37]" office:value-type="float" office:value="0.0320987654320988" calcext:value-type="float">
            <text:p>0.032098765432099</text:p>
          </table:table-cell>
          <table:table-cell table:formula="of:=[.AF37]/[.$H37]" office:value-type="float" office:value="0.0814814814814815" calcext:value-type="float">
            <text:p>0.081481481481482</text:p>
          </table:table-cell>
          <table:table-cell table:formula="of:=[.AG37]/[.$H37]" office:value-type="float" office:value="0.637037037037037" calcext:value-type="float">
            <text:p>0.637037037037037</text:p>
          </table:table-cell>
          <table:table-cell table:formula="of:=[.AH37]/[.$H37]" office:value-type="float" office:value="0.0246913580246914" calcext:value-type="float">
            <text:p>0.024691358024691</text:p>
          </table:table-cell>
          <table:table-cell table:formula="of:=[.AI37]/[.$H37]" office:value-type="float" office:value="0.017283950617284" calcext:value-type="float">
            <text:p>0.017283950617284</text:p>
          </table:table-cell>
          <table:table-cell table:formula="of:=[.AJ37]/[.$H37]" office:value-type="float" office:value="0.0197530864197531" calcext:value-type="float">
            <text:p>0.019753086419753</text:p>
          </table:table-cell>
          <table:table-cell table:formula="of:=[.AK37]/[.$H37]" office:value-type="float" office:value="0.00493827160493827" calcext:value-type="float">
            <text:p>0.004938271604938</text:p>
          </table:table-cell>
          <table:table-cell table:formula="of:=[.AL37]/[.$H37]" office:value-type="float" office:value="0.0296296296296296" calcext:value-type="float">
            <text:p>0.02962962962963</text:p>
          </table:table-cell>
          <table:table-cell table:formula="of:=[.AM37]/[.$H37]" office:value-type="float" office:value="0.00740740740740741" calcext:value-type="float">
            <text:p>0.007407407407407</text:p>
          </table:table-cell>
          <table:table-cell table:formula="of:=[.AN37]/[.$H37]" office:value-type="float" office:value="0.037037037037037" calcext:value-type="float">
            <text:p>0.037037037037037</text:p>
          </table:table-cell>
          <table:table-cell table:formula="of:=[.AO37]/[.$H37]" office:value-type="float" office:value="0.190123456790123" calcext:value-type="float">
            <text:p>0.190123456790123</text:p>
          </table:table-cell>
          <table:table-cell table:formula="of:=[.AP37]/[.$H37]" office:value-type="float" office:value="0.0740740740740741" calcext:value-type="float">
            <text:p>0.074074074074074</text:p>
          </table:table-cell>
          <table:table-cell table:formula="of:=[.AQ37]/[.$H37]" office:value-type="float" office:value="0.0296296296296296" calcext:value-type="float">
            <text:p>0.02962962962963</text:p>
          </table:table-cell>
          <table:table-cell table:formula="of:=[.AR37]/[.$H37]" office:value-type="float" office:value="0.037037037037037" calcext:value-type="float">
            <text:p>0.037037037037037</text:p>
          </table:table-cell>
          <table:table-cell table:formula="of:=[.AS37]/[.$H37]" office:value-type="float" office:value="0.162962962962963" calcext:value-type="float">
            <text:p>0.162962962962963</text:p>
          </table:table-cell>
          <table:table-cell table:formula="of:=[.AT37]/[.$H37]" office:value-type="float" office:value="0.017283950617284" calcext:value-type="float">
            <text:p>0.017283950617284</text:p>
          </table:table-cell>
          <table:table-cell table:formula="of:=[.AU37]/[.$H37]" office:value-type="float" office:value="0.0000426764212772443" calcext:value-type="float">
            <text:p>4.26764212772443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float" office:value="191970" calcext:value-type="float">
            <text:p>191970</text:p>
          </table:table-cell>
          <table:table-cell table:formula="of:=HEX2DEC([.B38])" office:value-type="float" office:value="1644912" calcext:value-type="float">
            <text:p>1644912</text:p>
          </table:table-cell>
          <table:table-cell table:formula="of:=ORG.LIBREOFFICE.REGEX([.G38];&quot;--.*&quot;;&quot;&quot;;&quot;g&quot;)" office:value-type="string" office:string-value="R682S-K777M" calcext:value-type="string">
            <text:p>R682S-K777M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682S-K777M--I752-Y864-R969..U15-G12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2729" calcext:value-type="float">
            <text:p>2729</text:p>
          </table:table-cell>
          <table:table-cell office:value-type="float" office:value="518" calcext:value-type="float">
            <text:p>518</text:p>
          </table:table-cell>
          <table:table-cell office:value-type="float" office:value="0.0014796838" calcext:value-type="float">
            <text:p>0.0014796838</text:p>
          </table:table-cell>
          <table:table-cell office:value-type="float" office:value="3.24" calcext:value-type="float">
            <text:p>3.24</text:p>
          </table:table-cell>
          <table:table-cell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table:formula="of:=[.O38]/[.H38]" office:value-type="float" office:value="0.380499405469679" calcext:value-type="float">
            <text:p>0.380499405469679</text:p>
          </table:table-cell>
          <table:table-cell office:value-type="float" office:value="2409" calcext:value-type="float">
            <text:p>2409</text:p>
          </table:table-cell>
          <table:table-cell table:formula="of:=[.Q38]/[.H38]" office:value-type="float" office:value="2.86444708680143" calcext:value-type="float">
            <text:p>2.86444708680143</text:p>
          </table:table-cell>
          <table:table-cell office:value-type="float" office:value="188" calcext:value-type="float">
            <text:p>188</text:p>
          </table:table-cell>
          <table:table-cell table:formula="of:=[.S38]/[.H38]" office:value-type="float" office:value="0.223543400713436" calcext:value-type="float">
            <text:p>0.223543400713436</text:p>
          </table:table-cell>
          <table:table-cell office:value-type="float" office:value="330" calcext:value-type="float">
            <text:p>330</text:p>
          </table:table-cell>
          <table:table-cell table:formula="of:=[.U38]/[.H38]" office:value-type="float" office:value="0.392390011890606" calcext:value-type="float">
            <text:p>0.39239001189060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765" calcext:value-type="float">
            <text:p>76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567" calcext:value-type="float">
            <text:p>1567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table:formula="of:=[.W38]/[.$H38]" office:value-type="float" office:value="0.0249702734839477" calcext:value-type="float">
            <text:p>0.024970273483948</text:p>
          </table:table-cell>
          <table:table-cell table:formula="of:=[.X38]/[.$H38]" office:value-type="float" office:value="0.0344827586206897" calcext:value-type="float">
            <text:p>0.03448275862069</text:p>
          </table:table-cell>
          <table:table-cell table:formula="of:=[.Y38]/[.$H38]" office:value-type="float" office:value="0.0237812128418549" calcext:value-type="float">
            <text:p>0.023781212841855</text:p>
          </table:table-cell>
          <table:table-cell table:formula="of:=[.Z38]/[.$H38]" office:value-type="float" office:value="0.0511296076099881" calcext:value-type="float">
            <text:p>0.051129607609988</text:p>
          </table:table-cell>
          <table:table-cell table:formula="of:=[.AA38]/[.$H38]" office:value-type="float" office:value="0.0428061831153389" calcext:value-type="float">
            <text:p>0.042806183115339</text:p>
          </table:table-cell>
          <table:table-cell table:formula="of:=[.AB38]/[.$H38]" office:value-type="float" office:value="0.0570749108204518" calcext:value-type="float">
            <text:p>0.057074910820452</text:p>
          </table:table-cell>
          <table:table-cell table:formula="of:=[.AC38]/[.$H38]" office:value-type="float" office:value="0.909631391200951" calcext:value-type="float">
            <text:p>0.909631391200951</text:p>
          </table:table-cell>
          <table:table-cell table:formula="of:=[.AD38]/[.$H38]" office:value-type="float" office:value="0.0463733650416171" calcext:value-type="float">
            <text:p>0.046373365041617</text:p>
          </table:table-cell>
          <table:table-cell table:formula="of:=[.AE38]/[.$H38]" office:value-type="float" office:value="0.0404280618311534" calcext:value-type="float">
            <text:p>0.040428061831153</text:p>
          </table:table-cell>
          <table:table-cell table:formula="of:=[.AF38]/[.$H38]" office:value-type="float" office:value="0.0451843043995244" calcext:value-type="float">
            <text:p>0.045184304399524</text:p>
          </table:table-cell>
          <table:table-cell table:formula="of:=[.AG38]/[.$H38]" office:value-type="float" office:value="1.86325802615933" calcext:value-type="float">
            <text:p>1.86325802615933</text:p>
          </table:table-cell>
          <table:table-cell table:formula="of:=[.AH38]/[.$H38]" office:value-type="float" office:value="0.105826397146254" calcext:value-type="float">
            <text:p>0.105826397146254</text:p>
          </table:table-cell>
          <table:table-cell table:formula="of:=[.AI38]/[.$H38]" office:value-type="float" office:value="0.0190249702734839" calcext:value-type="float">
            <text:p>0.019024970273484</text:p>
          </table:table-cell>
          <table:table-cell table:formula="of:=[.AJ38]/[.$H38]" office:value-type="float" office:value="0.0344827586206897" calcext:value-type="float">
            <text:p>0.03448275862069</text:p>
          </table:table-cell>
          <table:table-cell table:formula="of:=[.AK38]/[.$H38]" office:value-type="float" office:value="0.0225921521997622" calcext:value-type="float">
            <text:p>0.022592152199762</text:p>
          </table:table-cell>
          <table:table-cell table:formula="of:=[.AL38]/[.$H38]" office:value-type="float" office:value="0.0237812128418549" calcext:value-type="float">
            <text:p>0.023781212841855</text:p>
          </table:table-cell>
          <table:table-cell table:formula="of:=[.AM38]/[.$H38]" office:value-type="float" office:value="0.0237812128418549" calcext:value-type="float">
            <text:p>0.023781212841855</text:p>
          </table:table-cell>
          <table:table-cell table:formula="of:=[.AN38]/[.$H38]" office:value-type="float" office:value="0.0321046373365042" calcext:value-type="float">
            <text:p>0.032104637336504</text:p>
          </table:table-cell>
          <table:table-cell table:formula="of:=[.AO38]/[.$H38]" office:value-type="float" office:value="0.189060642092747" calcext:value-type="float">
            <text:p>0.189060642092747</text:p>
          </table:table-cell>
          <table:table-cell table:formula="of:=[.AP38]/[.$H38]" office:value-type="float" office:value="0.0368608799048751" calcext:value-type="float">
            <text:p>0.036860879904875</text:p>
          </table:table-cell>
          <table:table-cell table:formula="of:=[.AQ38]/[.$H38]" office:value-type="float" office:value="0.0332936979785969" calcext:value-type="float">
            <text:p>0.033293697978597</text:p>
          </table:table-cell>
          <table:table-cell table:formula="of:=[.AR38]/[.$H38]" office:value-type="float" office:value="0.0428061831153389" calcext:value-type="float">
            <text:p>0.042806183115339</text:p>
          </table:table-cell>
          <table:table-cell table:formula="of:=[.AS38]/[.$H38]" office:value-type="float" office:value="0.136741973840666" calcext:value-type="float">
            <text:p>0.136741973840666</text:p>
          </table:table-cell>
          <table:table-cell table:formula="of:=[.AT38]/[.$H38]" office:value-type="float" office:value="0.0214030915576694" calcext:value-type="float">
            <text:p>0.02140309155767</text:p>
          </table:table-cell>
          <table:table-cell table:formula="of:=[.AU38]/[.$H38]" office:value-type="float" office:value="0.0000296911694220543" calcext:value-type="float">
            <text:p>2.96911694220543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float" office:value="191970" calcext:value-type="float">
            <text:p>191970</text:p>
          </table:table-cell>
          <table:table-cell table:formula="of:=HEX2DEC([.B39])" office:value-type="float" office:value="1644912" calcext:value-type="float">
            <text:p>1644912</text:p>
          </table:table-cell>
          <table:table-cell table:formula="of:=ORG.LIBREOFFICE.REGEX([.G39];&quot;--.*&quot;;&quot;&quot;;&quot;g&quot;)" office:value-type="string" office:string-value="R682S-K777M" calcext:value-type="string">
            <text:p>R682S-K777M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682S-K777M--I752-Y864-R969..U15-G10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3464" calcext:value-type="float">
            <text:p>3464</text:p>
          </table:table-cell>
          <table:table-cell office:value-type="float" office:value="671" calcext:value-type="float">
            <text:p>671</text:p>
          </table:table-cell>
          <table:table-cell office:value-type="float" office:value="0.0013329716" calcext:value-type="float">
            <text:p>0.0013329716</text:p>
          </table:table-cell>
          <table:table-cell office:value-type="float" office:value="2.92" calcext:value-type="float">
            <text:p>2.92</text:p>
          </table:table-cell>
          <table:table-cell office:value-type="float" office:value="3" calcext:value-type="float">
            <text:p>3</text:p>
          </table:table-cell>
          <table:table-cell office:value-type="float" office:value="369" calcext:value-type="float">
            <text:p>369</text:p>
          </table:table-cell>
          <table:table-cell table:formula="of:=[.O39]/[.H39]" office:value-type="float" office:value="0.311392405063291" calcext:value-type="float">
            <text:p>0.311392405063291</text:p>
          </table:table-cell>
          <table:table-cell office:value-type="float" office:value="3095" calcext:value-type="float">
            <text:p>3095</text:p>
          </table:table-cell>
          <table:table-cell table:formula="of:=[.Q39]/[.H39]" office:value-type="float" office:value="2.61181434599156" calcext:value-type="float">
            <text:p>2.61181434599156</text:p>
          </table:table-cell>
          <table:table-cell office:value-type="float" office:value="245" calcext:value-type="float">
            <text:p>245</text:p>
          </table:table-cell>
          <table:table-cell table:formula="of:=[.S39]/[.H39]" office:value-type="float" office:value="0.206751054852321" calcext:value-type="float">
            <text:p>0.206751054852321</text:p>
          </table:table-cell>
          <table:table-cell office:value-type="float" office:value="426" calcext:value-type="float">
            <text:p>426</text:p>
          </table:table-cell>
          <table:table-cell table:formula="of:=[.U39]/[.H39]" office:value-type="float" office:value="0.359493670886076" calcext:value-type="float">
            <text:p>0.35949367088607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2045" calcext:value-type="float">
            <text:p>2045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912" calcext:value-type="float">
            <text:p>91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table:formula="of:=[.W39]/[.$H39]" office:value-type="float" office:value="0.0185654008438819" calcext:value-type="float">
            <text:p>0.018565400843882</text:p>
          </table:table-cell>
          <table:table-cell table:formula="of:=[.X39]/[.$H39]" office:value-type="float" office:value="0.0413502109704641" calcext:value-type="float">
            <text:p>0.041350210970464</text:p>
          </table:table-cell>
          <table:table-cell table:formula="of:=[.Y39]/[.$H39]" office:value-type="float" office:value="0.010126582278481" calcext:value-type="float">
            <text:p>0.010126582278481</text:p>
          </table:table-cell>
          <table:table-cell table:formula="of:=[.Z39]/[.$H39]" office:value-type="float" office:value="0.0565400843881857" calcext:value-type="float">
            <text:p>0.056540084388186</text:p>
          </table:table-cell>
          <table:table-cell table:formula="of:=[.AA39]/[.$H39]" office:value-type="float" office:value="0.0489451476793249" calcext:value-type="float">
            <text:p>0.048945147679325</text:p>
          </table:table-cell>
          <table:table-cell table:formula="of:=[.AB39]/[.$H39]" office:value-type="float" office:value="0.0751054852320675" calcext:value-type="float">
            <text:p>0.075105485232068</text:p>
          </table:table-cell>
          <table:table-cell table:formula="of:=[.AC39]/[.$H39]" office:value-type="float" office:value="1.72573839662447" calcext:value-type="float">
            <text:p>1.72573839662447</text:p>
          </table:table-cell>
          <table:table-cell table:formula="of:=[.AD39]/[.$H39]" office:value-type="float" office:value="0.0413502109704641" calcext:value-type="float">
            <text:p>0.041350210970464</text:p>
          </table:table-cell>
          <table:table-cell table:formula="of:=[.AE39]/[.$H39]" office:value-type="float" office:value="0.0489451476793249" calcext:value-type="float">
            <text:p>0.048945147679325</text:p>
          </table:table-cell>
          <table:table-cell table:formula="of:=[.AF39]/[.$H39]" office:value-type="float" office:value="0.0565400843881857" calcext:value-type="float">
            <text:p>0.056540084388186</text:p>
          </table:table-cell>
          <table:table-cell table:formula="of:=[.AG39]/[.$H39]" office:value-type="float" office:value="0.769620253164557" calcext:value-type="float">
            <text:p>0.769620253164557</text:p>
          </table:table-cell>
          <table:table-cell table:formula="of:=[.AH39]/[.$H39]" office:value-type="float" office:value="0.030379746835443" calcext:value-type="float">
            <text:p>0.030379746835443</text:p>
          </table:table-cell>
          <table:table-cell table:formula="of:=[.AI39]/[.$H39]" office:value-type="float" office:value="0.0168776371308017" calcext:value-type="float">
            <text:p>0.016877637130802</text:p>
          </table:table-cell>
          <table:table-cell table:formula="of:=[.AJ39]/[.$H39]" office:value-type="float" office:value="0.029535864978903" calcext:value-type="float">
            <text:p>0.029535864978903</text:p>
          </table:table-cell>
          <table:table-cell table:formula="of:=[.AK39]/[.$H39]" office:value-type="float" office:value="0.010126582278481" calcext:value-type="float">
            <text:p>0.010126582278481</text:p>
          </table:table-cell>
          <table:table-cell table:formula="of:=[.AL39]/[.$H39]" office:value-type="float" office:value="0.0354430379746835" calcext:value-type="float">
            <text:p>0.035443037974684</text:p>
          </table:table-cell>
          <table:table-cell table:formula="of:=[.AM39]/[.$H39]" office:value-type="float" office:value="0.0135021097046414" calcext:value-type="float">
            <text:p>0.013502109704641</text:p>
          </table:table-cell>
          <table:table-cell table:formula="of:=[.AN39]/[.$H39]" office:value-type="float" office:value="0.0464135021097046" calcext:value-type="float">
            <text:p>0.046413502109705</text:p>
          </table:table-cell>
          <table:table-cell table:formula="of:=[.AO39]/[.$H39]" office:value-type="float" office:value="0.164556962025316" calcext:value-type="float">
            <text:p>0.164556962025316</text:p>
          </table:table-cell>
          <table:table-cell table:formula="of:=[.AP39]/[.$H39]" office:value-type="float" office:value="0.029535864978903" calcext:value-type="float">
            <text:p>0.029535864978903</text:p>
          </table:table-cell>
          <table:table-cell table:formula="of:=[.AQ39]/[.$H39]" office:value-type="float" office:value="0.0421940928270042" calcext:value-type="float">
            <text:p>0.042194092827004</text:p>
          </table:table-cell>
          <table:table-cell table:formula="of:=[.AR39]/[.$H39]" office:value-type="float" office:value="0.0421940928270042" calcext:value-type="float">
            <text:p>0.042194092827004</text:p>
          </table:table-cell>
          <table:table-cell table:formula="of:=[.AS39]/[.$H39]" office:value-type="float" office:value="0.118987341772152" calcext:value-type="float">
            <text:p>0.118987341772152</text:p>
          </table:table-cell>
          <table:table-cell table:formula="of:=[.AT39]/[.$H39]" office:value-type="float" office:value="0.0168776371308017" calcext:value-type="float">
            <text:p>0.016877637130802</text:p>
          </table:table-cell>
          <table:table-cell table:formula="of:=[.AU39]/[.$H39]" office:value-type="float" office:value="0.0000156670049315459" calcext:value-type="float">
            <text:p>1.56670049315459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B008B</text:p>
          </table:table-cell>
          <table:table-cell table:formula="of:=HEX2DEC([.B40])" office:value-type="float" office:value="9109643" calcext:value-type="float">
            <text:p>9109643</text:p>
          </table:table-cell>
          <table:table-cell table:formula="of:=ORG.LIBREOFFICE.REGEX([.G40];&quot;--.*&quot;;&quot;&quot;;&quot;g&quot;)" office:value-type="string" office:string-value="R682I" calcext:value-type="string">
            <text:p>R682I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R682I--T712..UW5-A7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501" calcext:value-type="float">
            <text:p>1501</text:p>
          </table:table-cell>
          <table:table-cell office:value-type="float" office:value="478" calcext:value-type="float">
            <text:p>478</text:p>
          </table:table-cell>
          <table:table-cell office:value-type="float" office:value="0.0031541499" calcext:value-type="float">
            <text:p>0.0031541499</text:p>
          </table:table-cell>
          <table:table-cell office:value-type="float" office:value="6.92" calcext:value-type="float">
            <text:p>6.92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formula="of:=[.O40]/[.H40]" office:value-type="float" office:value="0.377880184331797" calcext:value-type="float">
            <text:p>0.377880184331797</text:p>
          </table:table-cell>
          <table:table-cell office:value-type="float" office:value="1419" calcext:value-type="float">
            <text:p>1419</text:p>
          </table:table-cell>
          <table:table-cell table:formula="of:=[.Q40]/[.H40]" office:value-type="float" office:value="6.53917050691244" calcext:value-type="float">
            <text:p>6.53917050691244</text:p>
          </table:table-cell>
          <table:table-cell office:value-type="float" office:value="74" calcext:value-type="float">
            <text:p>74</text:p>
          </table:table-cell>
          <table:table-cell table:formula="of:=[.S40]/[.H40]" office:value-type="float" office:value="0.341013824884793" calcext:value-type="float">
            <text:p>0.341013824884793</text:p>
          </table:table-cell>
          <table:table-cell office:value-type="float" office:value="404" calcext:value-type="float">
            <text:p>404</text:p>
          </table:table-cell>
          <table:table-cell table:formula="of:=[.U40]/[.H40]" office:value-type="float" office:value="1.86175115207373" calcext:value-type="float">
            <text:p>1.86175115207373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19" calcext:value-type="float">
            <text:p>519</text:p>
          </table:table-cell>
          <table:table-cell office:value-type="float" office:value="591" calcext:value-type="float">
            <text:p>59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W40]/[.$H40]" office:value-type="float" office:value="0.032258064516129" calcext:value-type="float">
            <text:p>0.032258064516129</text:p>
          </table:table-cell>
          <table:table-cell table:formula="of:=[.X40]/[.$H40]" office:value-type="float" office:value="0.557603686635945" calcext:value-type="float">
            <text:p>0.557603686635945</text:p>
          </table:table-cell>
          <table:table-cell table:formula="of:=[.Y40]/[.$H40]" office:value-type="float" office:value="0.0276497695852535" calcext:value-type="float">
            <text:p>0.027649769585254</text:p>
          </table:table-cell>
          <table:table-cell table:formula="of:=[.Z40]/[.$H40]" office:value-type="float" office:value="0.0460829493087558" calcext:value-type="float">
            <text:p>0.046082949308756</text:p>
          </table:table-cell>
          <table:table-cell table:formula="of:=[.AA40]/[.$H40]" office:value-type="float" office:value="0.0276497695852535" calcext:value-type="float">
            <text:p>0.027649769585254</text:p>
          </table:table-cell>
          <table:table-cell table:formula="of:=[.AB40]/[.$H40]" office:value-type="float" office:value="2.39170506912442" calcext:value-type="float">
            <text:p>2.39170506912442</text:p>
          </table:table-cell>
          <table:table-cell table:formula="of:=[.AC40]/[.$H40]" office:value-type="float" office:value="2.72350230414747" calcext:value-type="float">
            <text:p>2.72350230414747</text:p>
          </table:table-cell>
          <table:table-cell table:formula="of:=[.AD40]/[.$H40]" office:value-type="float" office:value="0.0737327188940092" calcext:value-type="float">
            <text:p>0.073732718894009</text:p>
          </table:table-cell>
          <table:table-cell table:formula="of:=[.AE40]/[.$H40]" office:value-type="float" office:value="0.0552995391705069" calcext:value-type="float">
            <text:p>0.055299539170507</text:p>
          </table:table-cell>
          <table:table-cell table:formula="of:=[.AF40]/[.$H40]" office:value-type="float" office:value="0.0691244239631337" calcext:value-type="float">
            <text:p>0.069124423963134</text:p>
          </table:table-cell>
          <table:table-cell table:formula="of:=[.AG40]/[.$H40]" office:value-type="float" office:value="0.866359447004608" calcext:value-type="float">
            <text:p>0.866359447004608</text:p>
          </table:table-cell>
          <table:table-cell table:formula="of:=[.AH40]/[.$H40]" office:value-type="float" office:value="0.0460829493087558" calcext:value-type="float">
            <text:p>0.046082949308756</text:p>
          </table:table-cell>
          <table:table-cell table:formula="of:=[.AI40]/[.$H40]" office:value-type="float" office:value="0.0276497695852535" calcext:value-type="float">
            <text:p>0.027649769585254</text:p>
          </table:table-cell>
          <table:table-cell table:formula="of:=[.AJ40]/[.$H40]" office:value-type="float" office:value="0.373271889400922" calcext:value-type="float">
            <text:p>0.373271889400922</text:p>
          </table:table-cell>
          <table:table-cell table:formula="of:=[.AK40]/[.$H40]" office:value-type="float" office:value="0.0276497695852535" calcext:value-type="float">
            <text:p>0.027649769585254</text:p>
          </table:table-cell>
          <table:table-cell table:formula="of:=[.AL40]/[.$H40]" office:value-type="float" office:value="0.0414746543778802" calcext:value-type="float">
            <text:p>0.04147465437788</text:p>
          </table:table-cell>
          <table:table-cell table:formula="of:=[.AM40]/[.$H40]" office:value-type="float" office:value="0.0276497695852535" calcext:value-type="float">
            <text:p>0.027649769585254</text:p>
          </table:table-cell>
          <table:table-cell table:formula="of:=[.AN40]/[.$H40]" office:value-type="float" office:value="0.792626728110599" calcext:value-type="float">
            <text:p>0.792626728110599</text:p>
          </table:table-cell>
          <table:table-cell table:formula="of:=[.AO40]/[.$H40]" office:value-type="float" office:value="0.474654377880184" calcext:value-type="float">
            <text:p>0.474654377880184</text:p>
          </table:table-cell>
          <table:table-cell table:formula="of:=[.AP40]/[.$H40]" office:value-type="float" office:value="0.0691244239631337" calcext:value-type="float">
            <text:p>0.069124423963134</text:p>
          </table:table-cell>
          <table:table-cell table:formula="of:=[.AQ40]/[.$H40]" office:value-type="float" office:value="0.0506912442396313" calcext:value-type="float">
            <text:p>0.050691244239631</text:p>
          </table:table-cell>
          <table:table-cell table:formula="of:=[.AR40]/[.$H40]" office:value-type="float" office:value="0.0645161290322581" calcext:value-type="float">
            <text:p>0.064516129032258</text:p>
          </table:table-cell>
          <table:table-cell table:formula="of:=[.AS40]/[.$H40]" office:value-type="float" office:value="0.221198156682028" calcext:value-type="float">
            <text:p>0.221198156682028</text:p>
          </table:table-cell>
          <table:table-cell table:formula="of:=[.AT40]/[.$H40]" office:value-type="float" office:value="0.032258064516129" calcext:value-type="float">
            <text:p>0.032258064516129</text:p>
          </table:table-cell>
          <table:table-cell table:formula="of:=[.AU40]/[.$H40]" office:value-type="float" office:value="0.000148654675189535" calcext:value-type="float">
            <text:p>0.00014865467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B008B</text:p>
          </table:table-cell>
          <table:table-cell table:formula="of:=HEX2DEC([.B41])" office:value-type="float" office:value="9109643" calcext:value-type="float">
            <text:p>9109643</text:p>
          </table:table-cell>
          <table:table-cell table:formula="of:=ORG.LIBREOFFICE.REGEX([.G41];&quot;--.*&quot;;&quot;&quot;;&quot;g&quot;)" office:value-type="string" office:string-value="R682I" calcext:value-type="string">
            <text:p>R682I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R682I--T712..UW5-A9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office:value-type="float" office:value="772" calcext:value-type="float">
            <text:p>772</text:p>
          </table:table-cell>
          <table:table-cell office:value-type="float" office:value="0.0030314951" calcext:value-type="float">
            <text:p>0.0030314951</text:p>
          </table:table-cell>
          <table:table-cell office:value-type="float" office:value="6.65" calcext:value-type="float">
            <text:p>6.65</text:p>
          </table:table-cell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table:formula="of:=[.O41]/[.H41]" office:value-type="float" office:value="0.266094420600858" calcext:value-type="float">
            <text:p>0.266094420600858</text:p>
          </table:table-cell>
          <table:table-cell office:value-type="float" office:value="2974" calcext:value-type="float">
            <text:p>2974</text:p>
          </table:table-cell>
          <table:table-cell table:formula="of:=[.Q41]/[.H41]" office:value-type="float" office:value="6.38197424892704" calcext:value-type="float">
            <text:p>6.38197424892704</text:p>
          </table:table-cell>
          <table:table-cell office:value-type="float" office:value="101" calcext:value-type="float">
            <text:p>101</text:p>
          </table:table-cell>
          <table:table-cell table:formula="of:=[.S41]/[.H41]" office:value-type="float" office:value="0.216738197424893" calcext:value-type="float">
            <text:p>0.216738197424893</text:p>
          </table:table-cell>
          <table:table-cell office:value-type="float" office:value="671" calcext:value-type="float">
            <text:p>671</text:p>
          </table:table-cell>
          <table:table-cell table:formula="of:=[.U41]/[.H41]" office:value-type="float" office:value="1.43991416309013" calcext:value-type="float">
            <text:p>1.43991416309013</text:p>
          </table:table-cell>
          <table:table-cell office:value-type="float" office:value="4" calcext:value-type="float">
            <text:p>4</text:p>
          </table:table-cell>
          <table:table-cell office:value-type="float" office:value="451" calcext:value-type="float">
            <text:p>45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81" calcext:value-type="float">
            <text:p>981</text:p>
          </table:table-cell>
          <table:table-cell office:value-type="float" office:value="1346" calcext:value-type="float">
            <text:p>134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6" calcext:value-type="float">
            <text:p>19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72" calcext:value-type="float">
            <text:p>27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formula="of:=[.W41]/[.$H41]" office:value-type="float" office:value="0.00858369098712446" calcext:value-type="float">
            <text:p>0.008583690987124</text:p>
          </table:table-cell>
          <table:table-cell table:formula="of:=[.X41]/[.$H41]" office:value-type="float" office:value="0.967811158798283" calcext:value-type="float">
            <text:p>0.967811158798283</text:p>
          </table:table-cell>
          <table:table-cell table:formula="of:=[.Y41]/[.$H41]" office:value-type="float" office:value="0.0128755364806867" calcext:value-type="float">
            <text:p>0.012875536480687</text:p>
          </table:table-cell>
          <table:table-cell table:formula="of:=[.Z41]/[.$H41]" office:value-type="float" office:value="0.0257510729613734" calcext:value-type="float">
            <text:p>0.025751072961373</text:p>
          </table:table-cell>
          <table:table-cell table:formula="of:=[.AA41]/[.$H41]" office:value-type="float" office:value="0.0214592274678112" calcext:value-type="float">
            <text:p>0.021459227467811</text:p>
          </table:table-cell>
          <table:table-cell table:formula="of:=[.AB41]/[.$H41]" office:value-type="float" office:value="2.10515021459227" calcext:value-type="float">
            <text:p>2.10515021459227</text:p>
          </table:table-cell>
          <table:table-cell table:formula="of:=[.AC41]/[.$H41]" office:value-type="float" office:value="2.88841201716738" calcext:value-type="float">
            <text:p>2.88841201716738</text:p>
          </table:table-cell>
          <table:table-cell table:formula="of:=[.AD41]/[.$H41]" office:value-type="float" office:value="0.0429184549356223" calcext:value-type="float">
            <text:p>0.042918454935622</text:p>
          </table:table-cell>
          <table:table-cell table:formula="of:=[.AE41]/[.$H41]" office:value-type="float" office:value="0.036480686695279" calcext:value-type="float">
            <text:p>0.036480686695279</text:p>
          </table:table-cell>
          <table:table-cell table:formula="of:=[.AF41]/[.$H41]" office:value-type="float" office:value="0.0515021459227468" calcext:value-type="float">
            <text:p>0.051502145922747</text:p>
          </table:table-cell>
          <table:table-cell table:formula="of:=[.AG41]/[.$H41]" office:value-type="float" office:value="0.420600858369099" calcext:value-type="float">
            <text:p>0.420600858369099</text:p>
          </table:table-cell>
          <table:table-cell table:formula="of:=[.AH41]/[.$H41]" office:value-type="float" office:value="0.0665236051502146" calcext:value-type="float">
            <text:p>0.066523605150215</text:p>
          </table:table-cell>
          <table:table-cell table:formula="of:=[.AI41]/[.$H41]" office:value-type="float" office:value="0.00858369098712446" calcext:value-type="float">
            <text:p>0.008583690987124</text:p>
          </table:table-cell>
          <table:table-cell table:formula="of:=[.AJ41]/[.$H41]" office:value-type="float" office:value="0.392703862660944" calcext:value-type="float">
            <text:p>0.392703862660944</text:p>
          </table:table-cell>
          <table:table-cell table:formula="of:=[.AK41]/[.$H41]" office:value-type="float" office:value="0.0128755364806867" calcext:value-type="float">
            <text:p>0.012875536480687</text:p>
          </table:table-cell>
          <table:table-cell table:formula="of:=[.AL41]/[.$H41]" office:value-type="float" office:value="0.0257510729613734" calcext:value-type="float">
            <text:p>0.025751072961373</text:p>
          </table:table-cell>
          <table:table-cell table:formula="of:=[.AM41]/[.$H41]" office:value-type="float" office:value="0.0214592274678112" calcext:value-type="float">
            <text:p>0.021459227467811</text:p>
          </table:table-cell>
          <table:table-cell table:formula="of:=[.AN41]/[.$H41]" office:value-type="float" office:value="0.583690987124464" calcext:value-type="float">
            <text:p>0.583690987124464</text:p>
          </table:table-cell>
          <table:table-cell table:formula="of:=[.AO41]/[.$H41]" office:value-type="float" office:value="0.293991416309013" calcext:value-type="float">
            <text:p>0.293991416309013</text:p>
          </table:table-cell>
          <table:table-cell table:formula="of:=[.AP41]/[.$H41]" office:value-type="float" office:value="0.0343347639484979" calcext:value-type="float">
            <text:p>0.034334763948498</text:p>
          </table:table-cell>
          <table:table-cell table:formula="of:=[.AQ41]/[.$H41]" office:value-type="float" office:value="0.0343347639484979" calcext:value-type="float">
            <text:p>0.034334763948498</text:p>
          </table:table-cell>
          <table:table-cell table:formula="of:=[.AR41]/[.$H41]" office:value-type="float" office:value="0.0472103004291846" calcext:value-type="float">
            <text:p>0.047210300429185</text:p>
          </table:table-cell>
          <table:table-cell table:formula="of:=[.AS41]/[.$H41]" office:value-type="float" office:value="0.169527896995708" calcext:value-type="float">
            <text:p>0.169527896995708</text:p>
          </table:table-cell>
          <table:table-cell table:formula="of:=[.AT41]/[.$H41]" office:value-type="float" office:value="0.0321888412017167" calcext:value-type="float">
            <text:p>0.032188841201717</text:p>
          </table:table-cell>
          <table:table-cell table:formula="of:=[.AU41]/[.$H41]" office:value-type="float" office:value="0.0000184199377406104" calcext:value-type="float">
            <text:p>1.84199377406104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B4513</text:p>
          </table:table-cell>
          <table:table-cell table:formula="of:=HEX2DEC([.B42])" office:value-type="float" office:value="9127187" calcext:value-type="float">
            <text:p>9127187</text:p>
          </table:table-cell>
          <table:table-cell table:formula="of:=ORG.LIBREOFFICE.REGEX([.G42];&quot;--.*&quot;;&quot;&quot;;&quot;g&quot;)" office:value-type="string" office:string-value="R334K" calcext:value-type="string">
            <text:p>R334K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R334K--K302..UW5-A10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7528" calcext:value-type="float">
            <text:p>7528</text:p>
          </table:table-cell>
          <table:table-cell office:value-type="float" office:value="1224" calcext:value-type="float">
            <text:p>1224</text:p>
          </table:table-cell>
          <table:table-cell office:value-type="float" office:value="0.0040008631" calcext:value-type="float">
            <text:p>0.0040008631</text:p>
          </table:table-cell>
          <table:table-cell office:value-type="float" office:value="8.77" calcext:value-type="float">
            <text:p>8.77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table:formula="of:=[.O42]/[.H42]" office:value-type="float" office:value="0.339160839160839" calcext:value-type="float">
            <text:p>0.339160839160839</text:p>
          </table:table-cell>
          <table:table-cell office:value-type="float" office:value="7237" calcext:value-type="float">
            <text:p>7237</text:p>
          </table:table-cell>
          <table:table-cell table:formula="of:=[.Q42]/[.H42]" office:value-type="float" office:value="8.43473193473194" calcext:value-type="float">
            <text:p>8.43473193473194</text:p>
          </table:table-cell>
          <table:table-cell office:value-type="float" office:value="214" calcext:value-type="float">
            <text:p>214</text:p>
          </table:table-cell>
          <table:table-cell table:formula="of:=[.S42]/[.H42]" office:value-type="float" office:value="0.249417249417249" calcext:value-type="float">
            <text:p>0.249417249417249</text:p>
          </table:table-cell>
          <table:table-cell office:value-type="float" office:value="1010" calcext:value-type="float">
            <text:p>1010</text:p>
          </table:table-cell>
          <table:table-cell table:formula="of:=[.U42]/[.H42]" office:value-type="float" office:value="1.17715617715618" calcext:value-type="float">
            <text:p>1.17715617715618</text:p>
          </table:table-cell>
          <table:table-cell office:value-type="float" office:value="17" calcext:value-type="float">
            <text:p>17</text:p>
          </table:table-cell>
          <table:table-cell office:value-type="float" office:value="1810" calcext:value-type="float">
            <text:p>18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258" calcext:value-type="float">
            <text:p>2258</text:p>
          </table:table-cell>
          <table:table-cell office:value-type="float" office:value="2118" calcext:value-type="float">
            <text:p>2118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1051" calcext:value-type="float">
            <text:p>1051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83" calcext:value-type="float">
            <text:p>28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205" calcext:value-type="float">
            <text:p>20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table:formula="of:=[.W42]/[.$H42]" office:value-type="float" office:value="0.0198135198135198" calcext:value-type="float">
            <text:p>0.01981351981352</text:p>
          </table:table-cell>
          <table:table-cell table:formula="of:=[.X42]/[.$H42]" office:value-type="float" office:value="2.10955710955711" calcext:value-type="float">
            <text:p>2.10955710955711</text:p>
          </table:table-cell>
          <table:table-cell table:formula="of:=[.Y42]/[.$H42]" office:value-type="float" office:value="0.0233100233100233" calcext:value-type="float">
            <text:p>0.023310023310023</text:p>
          </table:table-cell>
          <table:table-cell table:formula="of:=[.Z42]/[.$H42]" office:value-type="float" office:value="0.034965034965035" calcext:value-type="float">
            <text:p>0.034965034965035</text:p>
          </table:table-cell>
          <table:table-cell table:formula="of:=[.AA42]/[.$H42]" office:value-type="float" office:value="0.0233100233100233" calcext:value-type="float">
            <text:p>0.023310023310023</text:p>
          </table:table-cell>
          <table:table-cell table:formula="of:=[.AB42]/[.$H42]" office:value-type="float" office:value="2.63170163170163" calcext:value-type="float">
            <text:p>2.63170163170163</text:p>
          </table:table-cell>
          <table:table-cell table:formula="of:=[.AC42]/[.$H42]" office:value-type="float" office:value="2.46853146853147" calcext:value-type="float">
            <text:p>2.46853146853147</text:p>
          </table:table-cell>
          <table:table-cell table:formula="of:=[.AD42]/[.$H42]" office:value-type="float" office:value="0.0629370629370629" calcext:value-type="float">
            <text:p>0.062937062937063</text:p>
          </table:table-cell>
          <table:table-cell table:formula="of:=[.AE42]/[.$H42]" office:value-type="float" office:value="0.0897435897435897" calcext:value-type="float">
            <text:p>0.08974358974359</text:p>
          </table:table-cell>
          <table:table-cell table:formula="of:=[.AF42]/[.$H42]" office:value-type="float" office:value="0.0454545454545455" calcext:value-type="float">
            <text:p>0.045454545454546</text:p>
          </table:table-cell>
          <table:table-cell table:formula="of:=[.AG42]/[.$H42]" office:value-type="float" office:value="1.22494172494173" calcext:value-type="float">
            <text:p>1.22494172494173</text:p>
          </table:table-cell>
          <table:table-cell table:formula="of:=[.AH42]/[.$H42]" office:value-type="float" office:value="0.0396270396270396" calcext:value-type="float">
            <text:p>0.03962703962704</text:p>
          </table:table-cell>
          <table:table-cell table:formula="of:=[.AI42]/[.$H42]" office:value-type="float" office:value="0.0186480186480186" calcext:value-type="float">
            <text:p>0.018648018648019</text:p>
          </table:table-cell>
          <table:table-cell table:formula="of:=[.AJ42]/[.$H42]" office:value-type="float" office:value="0.32983682983683" calcext:value-type="float">
            <text:p>0.32983682983683</text:p>
          </table:table-cell>
          <table:table-cell table:formula="of:=[.AK42]/[.$H42]" office:value-type="float" office:value="0.0221445221445221" calcext:value-type="float">
            <text:p>0.022144522144522</text:p>
          </table:table-cell>
          <table:table-cell table:formula="of:=[.AL42]/[.$H42]" office:value-type="float" office:value="0.0268065268065268" calcext:value-type="float">
            <text:p>0.026806526806527</text:p>
          </table:table-cell>
          <table:table-cell table:formula="of:=[.AM42]/[.$H42]" office:value-type="float" office:value="0.0221445221445221" calcext:value-type="float">
            <text:p>0.022144522144522</text:p>
          </table:table-cell>
          <table:table-cell table:formula="of:=[.AN42]/[.$H42]" office:value-type="float" office:value="0.462703962703963" calcext:value-type="float">
            <text:p>0.462703962703963</text:p>
          </table:table-cell>
          <table:table-cell table:formula="of:=[.AO42]/[.$H42]" office:value-type="float" office:value="0.238927738927739" calcext:value-type="float">
            <text:p>0.238927738927739</text:p>
          </table:table-cell>
          <table:table-cell table:formula="of:=[.AP42]/[.$H42]" office:value-type="float" office:value="0.0512820512820513" calcext:value-type="float">
            <text:p>0.051282051282051</text:p>
          </table:table-cell>
          <table:table-cell table:formula="of:=[.AQ42]/[.$H42]" office:value-type="float" office:value="0.0501165501165501" calcext:value-type="float">
            <text:p>0.05011655011655</text:p>
          </table:table-cell>
          <table:table-cell table:formula="of:=[.AR42]/[.$H42]" office:value-type="float" office:value="0.0407925407925408" calcext:value-type="float">
            <text:p>0.040792540792541</text:p>
          </table:table-cell>
          <table:table-cell table:formula="of:=[.AS42]/[.$H42]" office:value-type="float" office:value="0.145687645687646" calcext:value-type="float">
            <text:p>0.145687645687646</text:p>
          </table:table-cell>
          <table:table-cell table:formula="of:=[.AT42]/[.$H42]" office:value-type="float" office:value="0.0174825174825175" calcext:value-type="float">
            <text:p>0.017482517482518</text:p>
          </table:table-cell>
          <table:table-cell table:formula="of:=[.AU42]/[.$H42]" office:value-type="float" office:value="0.0000230926804353378" calcext:value-type="float">
            <text:p>2.30926804353378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B4513</text:p>
          </table:table-cell>
          <table:table-cell table:formula="of:=HEX2DEC([.B43])" office:value-type="float" office:value="9127187" calcext:value-type="float">
            <text:p>9127187</text:p>
          </table:table-cell>
          <table:table-cell table:formula="of:=ORG.LIBREOFFICE.REGEX([.G43];&quot;--.*&quot;;&quot;&quot;;&quot;g&quot;)" office:value-type="string" office:string-value="Q255H-K349I-F796V" calcext:value-type="string">
            <text:p>Q255H-K349I-F796V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Q255H-K349I-F796V--A951..U910-F8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886" calcext:value-type="float">
            <text:p>1886</text:p>
          </table:table-cell>
          <table:table-cell office:value-type="float" office:value="561" calcext:value-type="float">
            <text:p>561</text:p>
          </table:table-cell>
          <table:table-cell office:value-type="float" office:value="0.0039269823" calcext:value-type="float">
            <text:p>0.0039269823</text:p>
          </table:table-cell>
          <table:table-cell office:value-type="float" office:value="8.61" calcext:value-type="float">
            <text:p>8.61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table:formula="of:=[.O43]/[.H43]" office:value-type="float" office:value="0.461187214611872" calcext:value-type="float">
            <text:p>0.461187214611872</text:p>
          </table:table-cell>
          <table:table-cell office:value-type="float" office:value="1785" calcext:value-type="float">
            <text:p>1785</text:p>
          </table:table-cell>
          <table:table-cell table:formula="of:=[.Q43]/[.H43]" office:value-type="float" office:value="8.15068493150685" calcext:value-type="float">
            <text:p>8.15068493150685</text:p>
          </table:table-cell>
          <table:table-cell office:value-type="float" office:value="57" calcext:value-type="float">
            <text:p>57</text:p>
          </table:table-cell>
          <table:table-cell table:formula="of:=[.S43]/[.H43]" office:value-type="float" office:value="0.26027397260274" calcext:value-type="float">
            <text:p>0.26027397260274</text:p>
          </table:table-cell>
          <table:table-cell office:value-type="float" office:value="504" calcext:value-type="float">
            <text:p>504</text:p>
          </table:table-cell>
          <table:table-cell table:formula="of:=[.U43]/[.H43]" office:value-type="float" office:value="2.3013698630137" calcext:value-type="float">
            <text:p>2.3013698630137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22" calcext:value-type="float">
            <text:p>12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formula="of:=[.W43]/[.$H43]" office:value-type="float" office:value="0.0045662100456621" calcext:value-type="float">
            <text:p>0.004566210045662</text:p>
          </table:table-cell>
          <table:table-cell table:formula="of:=[.X43]/[.$H43]" office:value-type="float" office:value="2.86301369863014" calcext:value-type="float">
            <text:p>2.86301369863014</text:p>
          </table:table-cell>
          <table:table-cell table:formula="of:=[.Y43]/[.$H43]" office:value-type="float" office:value="0" calcext:value-type="float">
            <text:p>0</text:p>
          </table:table-cell>
          <table:table-cell table:formula="of:=[.Z43]/[.$H43]" office:value-type="float" office:value="0.219178082191781" calcext:value-type="float">
            <text:p>0.219178082191781</text:p>
          </table:table-cell>
          <table:table-cell table:formula="of:=[.AA43]/[.$H43]" office:value-type="float" office:value="0" calcext:value-type="float">
            <text:p>0</text:p>
          </table:table-cell>
          <table:table-cell table:formula="of:=[.AB43]/[.$H43]" office:value-type="float" office:value="2.49771689497717" calcext:value-type="float">
            <text:p>2.49771689497717</text:p>
          </table:table-cell>
          <table:table-cell table:formula="of:=[.AC43]/[.$H43]" office:value-type="float" office:value="1.14155251141553" calcext:value-type="float">
            <text:p>1.14155251141553</text:p>
          </table:table-cell>
          <table:table-cell table:formula="of:=[.AD43]/[.$H43]" office:value-type="float" office:value="0.132420091324201" calcext:value-type="float">
            <text:p>0.132420091324201</text:p>
          </table:table-cell>
          <table:table-cell table:formula="of:=[.AE43]/[.$H43]" office:value-type="float" office:value="0.0684931506849315" calcext:value-type="float">
            <text:p>0.068493150684932</text:p>
          </table:table-cell>
          <table:table-cell table:formula="of:=[.AF43]/[.$H43]" office:value-type="float" office:value="0.0228310502283105" calcext:value-type="float">
            <text:p>0.022831050228311</text:p>
          </table:table-cell>
          <table:table-cell table:formula="of:=[.AG43]/[.$H43]" office:value-type="float" office:value="1.64840182648402" calcext:value-type="float">
            <text:p>1.64840182648402</text:p>
          </table:table-cell>
          <table:table-cell table:formula="of:=[.AH43]/[.$H43]" office:value-type="float" office:value="0.0136986301369863" calcext:value-type="float">
            <text:p>0.013698630136986</text:p>
          </table:table-cell>
          <table:table-cell table:formula="of:=[.AI43]/[.$H43]" office:value-type="float" office:value="0.0045662100456621" calcext:value-type="float">
            <text:p>0.004566210045662</text:p>
          </table:table-cell>
          <table:table-cell table:formula="of:=[.AJ43]/[.$H43]" office:value-type="float" office:value="0.643835616438356" calcext:value-type="float">
            <text:p>0.643835616438356</text:p>
          </table:table-cell>
          <table:table-cell table:formula="of:=[.AK43]/[.$H43]" office:value-type="float" office:value="0" calcext:value-type="float">
            <text:p>0</text:p>
          </table:table-cell>
          <table:table-cell table:formula="of:=[.AL43]/[.$H43]" office:value-type="float" office:value="0.0228310502283105" calcext:value-type="float">
            <text:p>0.022831050228311</text:p>
          </table:table-cell>
          <table:table-cell table:formula="of:=[.AM43]/[.$H43]" office:value-type="float" office:value="0" calcext:value-type="float">
            <text:p>0</text:p>
          </table:table-cell>
          <table:table-cell table:formula="of:=[.AN43]/[.$H43]" office:value-type="float" office:value="0.721461187214612" calcext:value-type="float">
            <text:p>0.721461187214612</text:p>
          </table:table-cell>
          <table:table-cell table:formula="of:=[.AO43]/[.$H43]" office:value-type="float" office:value="0.557077625570776" calcext:value-type="float">
            <text:p>0.557077625570776</text:p>
          </table:table-cell>
          <table:table-cell table:formula="of:=[.AP43]/[.$H43]" office:value-type="float" office:value="0.127853881278539" calcext:value-type="float">
            <text:p>0.127853881278539</text:p>
          </table:table-cell>
          <table:table-cell table:formula="of:=[.AQ43]/[.$H43]" office:value-type="float" office:value="0.0684931506849315" calcext:value-type="float">
            <text:p>0.068493150684932</text:p>
          </table:table-cell>
          <table:table-cell table:formula="of:=[.AR43]/[.$H43]" office:value-type="float" office:value="0.0228310502283105" calcext:value-type="float">
            <text:p>0.022831050228311</text:p>
          </table:table-cell>
          <table:table-cell table:formula="of:=[.AS43]/[.$H43]" office:value-type="float" office:value="0.378995433789954" calcext:value-type="float">
            <text:p>0.378995433789954</text:p>
          </table:table-cell>
          <table:table-cell table:formula="of:=[.AT43]/[.$H43]" office:value-type="float" office:value="0.0136986301369863" calcext:value-type="float">
            <text:p>0.013698630136986</text:p>
          </table:table-cell>
          <table:table-cell table:formula="of:=[.AU43]/[.$H43]" office:value-type="float" office:value="0.0000208502741811055" calcext:value-type="float">
            <text:p>2.08502741811055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B4513</text:p>
          </table:table-cell>
          <table:table-cell table:formula="of:=HEX2DEC([.B44])" office:value-type="float" office:value="9127187" calcext:value-type="float">
            <text:p>9127187</text:p>
          </table:table-cell>
          <table:table-cell table:formula="of:=ORG.LIBREOFFICE.REGEX([.G44];&quot;--.*&quot;;&quot;&quot;;&quot;g&quot;)" office:value-type="string" office:string-value="N981S" calcext:value-type="string">
            <text:p>N981S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981S--S831..U910-E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682" calcext:value-type="float">
            <text:p>1682</text:p>
          </table:table-cell>
          <table:table-cell office:value-type="float" office:value="550" calcext:value-type="float">
            <text:p>550</text:p>
          </table:table-cell>
          <table:table-cell office:value-type="float" office:value="0.0030679435" calcext:value-type="float">
            <text:p>0.0030679435</text:p>
          </table:table-cell>
          <table:table-cell office:value-type="float" office:value="6.73" calcext:value-type="float">
            <text:p>6.73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formula="of:=[.O44]/[.H44]" office:value-type="float" office:value="0.248" calcext:value-type="float">
            <text:p>0.248</text:p>
          </table:table-cell>
          <table:table-cell office:value-type="float" office:value="1620" calcext:value-type="float">
            <text:p>1620</text:p>
          </table:table-cell>
          <table:table-cell table:formula="of:=[.Q44]/[.H44]" office:value-type="float" office:value="6.48" calcext:value-type="float">
            <text:p>6.48</text:p>
          </table:table-cell>
          <table:table-cell office:value-type="float" office:value="41" calcext:value-type="float">
            <text:p>41</text:p>
          </table:table-cell>
          <table:table-cell table:formula="of:=[.S44]/[.H44]" office:value-type="float" office:value="0.164" calcext:value-type="float">
            <text:p>0.164</text:p>
          </table:table-cell>
          <table:table-cell office:value-type="float" office:value="509" calcext:value-type="float">
            <text:p>509</text:p>
          </table:table-cell>
          <table:table-cell table:formula="of:=[.U44]/[.H44]" office:value-type="float" office:value="2.036" calcext:value-type="float">
            <text:p>2.03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W44]/[.$H44]" office:value-type="float" office:value="0" calcext:value-type="float">
            <text:p>0</text:p>
          </table:table-cell>
          <table:table-cell table:formula="of:=[.X44]/[.$H44]" office:value-type="float" office:value="1.28" calcext:value-type="float">
            <text:p>1.28</text:p>
          </table:table-cell>
          <table:table-cell table:formula="of:=[.Y44]/[.$H44]" office:value-type="float" office:value="0.004" calcext:value-type="float">
            <text:p>0.004</text:p>
          </table:table-cell>
          <table:table-cell table:formula="of:=[.Z44]/[.$H44]" office:value-type="float" office:value="0.024" calcext:value-type="float">
            <text:p>0.024</text:p>
          </table:table-cell>
          <table:table-cell table:formula="of:=[.AA44]/[.$H44]" office:value-type="float" office:value="0.004" calcext:value-type="float">
            <text:p>0.004</text:p>
          </table:table-cell>
          <table:table-cell table:formula="of:=[.AB44]/[.$H44]" office:value-type="float" office:value="2.732" calcext:value-type="float">
            <text:p>2.732</text:p>
          </table:table-cell>
          <table:table-cell table:formula="of:=[.AC44]/[.$H44]" office:value-type="float" office:value="1.208" calcext:value-type="float">
            <text:p>1.208</text:p>
          </table:table-cell>
          <table:table-cell table:formula="of:=[.AD44]/[.$H44]" office:value-type="float" office:value="0.048" calcext:value-type="float">
            <text:p>0.048</text:p>
          </table:table-cell>
          <table:table-cell table:formula="of:=[.AE44]/[.$H44]" office:value-type="float" office:value="0.112" calcext:value-type="float">
            <text:p>0.112</text:p>
          </table:table-cell>
          <table:table-cell table:formula="of:=[.AF44]/[.$H44]" office:value-type="float" office:value="0.024" calcext:value-type="float">
            <text:p>0.024</text:p>
          </table:table-cell>
          <table:table-cell table:formula="of:=[.AG44]/[.$H44]" office:value-type="float" office:value="1.26" calcext:value-type="float">
            <text:p>1.26</text:p>
          </table:table-cell>
          <table:table-cell table:formula="of:=[.AH44]/[.$H44]" office:value-type="float" office:value="0.032" calcext:value-type="float">
            <text:p>0.032</text:p>
          </table:table-cell>
          <table:table-cell table:formula="of:=[.AI44]/[.$H44]" office:value-type="float" office:value="0" calcext:value-type="float">
            <text:p>0</text:p>
          </table:table-cell>
          <table:table-cell table:formula="of:=[.AJ44]/[.$H44]" office:value-type="float" office:value="0.472" calcext:value-type="float">
            <text:p>0.472</text:p>
          </table:table-cell>
          <table:table-cell table:formula="of:=[.AK44]/[.$H44]" office:value-type="float" office:value="0.004" calcext:value-type="float">
            <text:p>0.004</text:p>
          </table:table-cell>
          <table:table-cell table:formula="of:=[.AL44]/[.$H44]" office:value-type="float" office:value="0.02" calcext:value-type="float">
            <text:p>0.02</text:p>
          </table:table-cell>
          <table:table-cell table:formula="of:=[.AM44]/[.$H44]" office:value-type="float" office:value="0.004" calcext:value-type="float">
            <text:p>0.004</text:p>
          </table:table-cell>
          <table:table-cell table:formula="of:=[.AN44]/[.$H44]" office:value-type="float" office:value="0.88" calcext:value-type="float">
            <text:p>0.88</text:p>
          </table:table-cell>
          <table:table-cell table:formula="of:=[.AO44]/[.$H44]" office:value-type="float" office:value="0.444" calcext:value-type="float">
            <text:p>0.444</text:p>
          </table:table-cell>
          <table:table-cell table:formula="of:=[.AP44]/[.$H44]" office:value-type="float" office:value="0.044" calcext:value-type="float">
            <text:p>0.044</text:p>
          </table:table-cell>
          <table:table-cell table:formula="of:=[.AQ44]/[.$H44]" office:value-type="float" office:value="0.044" calcext:value-type="float">
            <text:p>0.044</text:p>
          </table:table-cell>
          <table:table-cell table:formula="of:=[.AR44]/[.$H44]" office:value-type="float" office:value="0.024" calcext:value-type="float">
            <text:p>0.024</text:p>
          </table:table-cell>
          <table:table-cell table:formula="of:=[.AS44]/[.$H44]" office:value-type="float" office:value="0.24" calcext:value-type="float">
            <text:p>0.24</text:p>
          </table:table-cell>
          <table:table-cell table:formula="of:=[.AT44]/[.$H44]" office:value-type="float" office:value="0.024" calcext:value-type="float">
            <text:p>0.024</text:p>
          </table:table-cell>
          <table:table-cell table:formula="of:=[.AU44]/[.$H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B4513</text:p>
          </table:table-cell>
          <table:table-cell table:formula="of:=HEX2DEC([.B45])" office:value-type="float" office:value="9127187" calcext:value-type="float">
            <text:p>9127187</text:p>
          </table:table-cell>
          <table:table-cell table:formula="of:=ORG.LIBREOFFICE.REGEX([.G45];&quot;--.*&quot;;&quot;&quot;;&quot;g&quot;)" office:value-type="string" office:string-value="N981I" calcext:value-type="string">
            <text:p>N981I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981I--E527..U910-F11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 office:value-type="float" office:value="560" calcext:value-type="float">
            <text:p>560</text:p>
          </table:table-cell>
          <table:table-cell office:value-type="float" office:value="0.0029106633" calcext:value-type="float">
            <text:p>0.0029106633</text:p>
          </table:table-cell>
          <table:table-cell office:value-type="float" office:value="6.38" calcext:value-type="float">
            <text:p>6.3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formula="of:=[.O45]/[.H45]" office:value-type="float" office:value="0.218905472636816" calcext:value-type="float">
            <text:p>0.218905472636816</text:p>
          </table:table-cell>
          <table:table-cell office:value-type="float" office:value="1239" calcext:value-type="float">
            <text:p>1239</text:p>
          </table:table-cell>
          <table:table-cell table:formula="of:=[.Q45]/[.H45]" office:value-type="float" office:value="6.16417910447761" calcext:value-type="float">
            <text:p>6.16417910447761</text:p>
          </table:table-cell>
          <table:table-cell office:value-type="float" office:value="34" calcext:value-type="float">
            <text:p>34</text:p>
          </table:table-cell>
          <table:table-cell table:formula="of:=[.S45]/[.H45]" office:value-type="float" office:value="0.169154228855721" calcext:value-type="float">
            <text:p>0.169154228855721</text:p>
          </table:table-cell>
          <table:table-cell office:value-type="float" office:value="526" calcext:value-type="float">
            <text:p>526</text:p>
          </table:table-cell>
          <table:table-cell table:formula="of:=[.U45]/[.H45]" office:value-type="float" office:value="2.61691542288557" calcext:value-type="float">
            <text:p>2.61691542288557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formula="of:=[.W45]/[.$H45]" office:value-type="float" office:value="0.0099502487562189" calcext:value-type="float">
            <text:p>0.009950248756219</text:p>
          </table:table-cell>
          <table:table-cell table:formula="of:=[.X45]/[.$H45]" office:value-type="float" office:value="1.75124378109453" calcext:value-type="float">
            <text:p>1.75124378109453</text:p>
          </table:table-cell>
          <table:table-cell table:formula="of:=[.Y45]/[.$H45]" office:value-type="float" office:value="0" calcext:value-type="float">
            <text:p>0</text:p>
          </table:table-cell>
          <table:table-cell table:formula="of:=[.Z45]/[.$H45]" office:value-type="float" office:value="0.0099502487562189" calcext:value-type="float">
            <text:p>0.009950248756219</text:p>
          </table:table-cell>
          <table:table-cell table:formula="of:=[.AA45]/[.$H45]" office:value-type="float" office:value="0.0099502487562189" calcext:value-type="float">
            <text:p>0.009950248756219</text:p>
          </table:table-cell>
          <table:table-cell table:formula="of:=[.AB45]/[.$H45]" office:value-type="float" office:value="1.67164179104478" calcext:value-type="float">
            <text:p>1.67164179104478</text:p>
          </table:table-cell>
          <table:table-cell table:formula="of:=[.AC45]/[.$H45]" office:value-type="float" office:value="2.20398009950249" calcext:value-type="float">
            <text:p>2.20398009950249</text:p>
          </table:table-cell>
          <table:table-cell table:formula="of:=[.AD45]/[.$H45]" office:value-type="float" office:value="0.0248756218905473" calcext:value-type="float">
            <text:p>0.024875621890547</text:p>
          </table:table-cell>
          <table:table-cell table:formula="of:=[.AE45]/[.$H45]" office:value-type="float" office:value="0.0348258706467662" calcext:value-type="float">
            <text:p>0.034825870646766</text:p>
          </table:table-cell>
          <table:table-cell table:formula="of:=[.AF45]/[.$H45]" office:value-type="float" office:value="0.0398009950248756" calcext:value-type="float">
            <text:p>0.039800995024876</text:p>
          </table:table-cell>
          <table:table-cell table:formula="of:=[.AG45]/[.$H45]" office:value-type="float" office:value="0.537313432835821" calcext:value-type="float">
            <text:p>0.537313432835821</text:p>
          </table:table-cell>
          <table:table-cell table:formula="of:=[.AH45]/[.$H45]" office:value-type="float" office:value="0.0895522388059701" calcext:value-type="float">
            <text:p>0.08955223880597</text:p>
          </table:table-cell>
          <table:table-cell table:formula="of:=[.AI45]/[.$H45]" office:value-type="float" office:value="0.0099502487562189" calcext:value-type="float">
            <text:p>0.009950248756219</text:p>
          </table:table-cell>
          <table:table-cell table:formula="of:=[.AJ45]/[.$H45]" office:value-type="float" office:value="0.756218905472637" calcext:value-type="float">
            <text:p>0.756218905472637</text:p>
          </table:table-cell>
          <table:table-cell table:formula="of:=[.AK45]/[.$H45]" office:value-type="float" office:value="0" calcext:value-type="float">
            <text:p>0</text:p>
          </table:table-cell>
          <table:table-cell table:formula="of:=[.AL45]/[.$H45]" office:value-type="float" office:value="0.0099502487562189" calcext:value-type="float">
            <text:p>0.009950248756219</text:p>
          </table:table-cell>
          <table:table-cell table:formula="of:=[.AM45]/[.$H45]" office:value-type="float" office:value="0.0099502487562189" calcext:value-type="float">
            <text:p>0.009950248756219</text:p>
          </table:table-cell>
          <table:table-cell table:formula="of:=[.AN45]/[.$H45]" office:value-type="float" office:value="1.01990049751244" calcext:value-type="float">
            <text:p>1.01990049751244</text:p>
          </table:table-cell>
          <table:table-cell table:formula="of:=[.AO45]/[.$H45]" office:value-type="float" office:value="0.562189054726368" calcext:value-type="float">
            <text:p>0.562189054726368</text:p>
          </table:table-cell>
          <table:table-cell table:formula="of:=[.AP45]/[.$H45]" office:value-type="float" office:value="0.0248756218905473" calcext:value-type="float">
            <text:p>0.024875621890547</text:p>
          </table:table-cell>
          <table:table-cell table:formula="of:=[.AQ45]/[.$H45]" office:value-type="float" office:value="0.0298507462686567" calcext:value-type="float">
            <text:p>0.029850746268657</text:p>
          </table:table-cell>
          <table:table-cell table:formula="of:=[.AR45]/[.$H45]" office:value-type="float" office:value="0.0398009950248756" calcext:value-type="float">
            <text:p>0.039800995024876</text:p>
          </table:table-cell>
          <table:table-cell table:formula="of:=[.AS45]/[.$H45]" office:value-type="float" office:value="0.278606965174129" calcext:value-type="float">
            <text:p>0.278606965174129</text:p>
          </table:table-cell>
          <table:table-cell table:formula="of:=[.AT45]/[.$H45]" office:value-type="float" office:value="0.0447761194029851" calcext:value-type="float">
            <text:p>0.044776119402985</text:p>
          </table:table-cell>
          <table:table-cell table:formula="of:=[.AU45]/[.$H45]" office:value-type="float" office:value="0.0000495037251553179" calcext:value-type="float">
            <text:p>4.95037251553179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B4513</text:p>
          </table:table-cell>
          <table:table-cell table:formula="of:=HEX2DEC([.B46])" office:value-type="float" office:value="9127187" calcext:value-type="float">
            <text:p>9127187</text:p>
          </table:table-cell>
          <table:table-cell table:formula="of:=ORG.LIBREOFFICE.REGEX([.G46];&quot;--.*&quot;;&quot;&quot;;&quot;g&quot;)" office:value-type="string" office:string-value="N880S" calcext:value-type="string">
            <text:p>N880S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N880S--L419-R677..UW34-A6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408" calcext:value-type="float">
            <text:p>2408</text:p>
          </table:table-cell>
          <table:table-cell office:value-type="float" office:value="504" calcext:value-type="float">
            <text:p>504</text:p>
          </table:table-cell>
          <table:table-cell office:value-type="float" office:value="0.004322989" calcext:value-type="float">
            <text:p>0.004322989</text:p>
          </table:table-cell>
          <table:table-cell office:value-type="float" office:value="9.48" calcext:value-type="float">
            <text:p>9.48</text:p>
          </table:table-cell>
          <table:table-cell office:value-type="float" office:value="9" calcext:value-type="float">
            <text:p>9</text:p>
          </table:table-cell>
          <table:table-cell office:value-type="float" office:value="423" calcext:value-type="float">
            <text:p>423</text:p>
          </table:table-cell>
          <table:table-cell table:formula="of:=[.O46]/[.H46]" office:value-type="float" office:value="1.66535433070866" calcext:value-type="float">
            <text:p>1.66535433070866</text:p>
          </table:table-cell>
          <table:table-cell office:value-type="float" office:value="1985" calcext:value-type="float">
            <text:p>1985</text:p>
          </table:table-cell>
          <table:table-cell table:formula="of:=[.Q46]/[.H46]" office:value-type="float" office:value="7.81496062992126" calcext:value-type="float">
            <text:p>7.81496062992126</text:p>
          </table:table-cell>
          <table:table-cell office:value-type="float" office:value="52" calcext:value-type="float">
            <text:p>52</text:p>
          </table:table-cell>
          <table:table-cell table:formula="of:=[.S46]/[.H46]" office:value-type="float" office:value="0.204724409448819" calcext:value-type="float">
            <text:p>0.204724409448819</text:p>
          </table:table-cell>
          <table:table-cell office:value-type="float" office:value="452" calcext:value-type="float">
            <text:p>452</text:p>
          </table:table-cell>
          <table:table-cell table:formula="of:=[.U46]/[.H46]" office:value-type="float" office:value="1.77952755905512" calcext:value-type="float">
            <text:p>1.77952755905512</text:p>
          </table:table-cell>
          <table:table-cell office:value-type="float" office:value="112" calcext:value-type="float">
            <text:p>112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531" calcext:value-type="float">
            <text:p>531</text:p>
          </table:table-cell>
          <table:table-cell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374" calcext:value-type="float">
            <text:p>37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[.W46]/[.$H46]" office:value-type="float" office:value="0.440944881889764" calcext:value-type="float">
            <text:p>0.440944881889764</text:p>
          </table:table-cell>
          <table:table-cell table:formula="of:=[.X46]/[.$H46]" office:value-type="float" office:value="2.27952755905512" calcext:value-type="float">
            <text:p>2.27952755905512</text:p>
          </table:table-cell>
          <table:table-cell table:formula="of:=[.Y46]/[.$H46]" office:value-type="float" office:value="0.00393700787401575" calcext:value-type="float">
            <text:p>0.003937007874016</text:p>
          </table:table-cell>
          <table:table-cell table:formula="of:=[.Z46]/[.$H46]" office:value-type="float" office:value="0.114173228346457" calcext:value-type="float">
            <text:p>0.114173228346457</text:p>
          </table:table-cell>
          <table:table-cell table:formula="of:=[.AA46]/[.$H46]" office:value-type="float" office:value="0.00393700787401575" calcext:value-type="float">
            <text:p>0.003937007874016</text:p>
          </table:table-cell>
          <table:table-cell table:formula="of:=[.AB46]/[.$H46]" office:value-type="float" office:value="1.97244094488189" calcext:value-type="float">
            <text:p>1.97244094488189</text:p>
          </table:table-cell>
          <table:table-cell table:formula="of:=[.AC46]/[.$H46]" office:value-type="float" office:value="2.09055118110236" calcext:value-type="float">
            <text:p>2.09055118110236</text:p>
          </table:table-cell>
          <table:table-cell table:formula="of:=[.AD46]/[.$H46]" office:value-type="float" office:value="0.125984251968504" calcext:value-type="float">
            <text:p>0.125984251968504</text:p>
          </table:table-cell>
          <table:table-cell table:formula="of:=[.AE46]/[.$H46]" office:value-type="float" office:value="0.925196850393701" calcext:value-type="float">
            <text:p>0.925196850393701</text:p>
          </table:table-cell>
          <table:table-cell table:formula="of:=[.AF46]/[.$H46]" office:value-type="float" office:value="0.0196850393700787" calcext:value-type="float">
            <text:p>0.019685039370079</text:p>
          </table:table-cell>
          <table:table-cell table:formula="of:=[.AG46]/[.$H46]" office:value-type="float" office:value="1.47244094488189" calcext:value-type="float">
            <text:p>1.47244094488189</text:p>
          </table:table-cell>
          <table:table-cell table:formula="of:=[.AH46]/[.$H46]" office:value-type="float" office:value="0.031496062992126" calcext:value-type="float">
            <text:p>0.031496062992126</text:p>
          </table:table-cell>
          <table:table-cell table:formula="of:=[.AI46]/[.$H46]" office:value-type="float" office:value="0.0118110236220472" calcext:value-type="float">
            <text:p>0.011811023622047</text:p>
          </table:table-cell>
          <table:table-cell table:formula="of:=[.AJ46]/[.$H46]" office:value-type="float" office:value="0.456692913385827" calcext:value-type="float">
            <text:p>0.456692913385827</text:p>
          </table:table-cell>
          <table:table-cell table:formula="of:=[.AK46]/[.$H46]" office:value-type="float" office:value="0.00393700787401575" calcext:value-type="float">
            <text:p>0.003937007874016</text:p>
          </table:table-cell>
          <table:table-cell table:formula="of:=[.AL46]/[.$H46]" office:value-type="float" office:value="0.0118110236220472" calcext:value-type="float">
            <text:p>0.011811023622047</text:p>
          </table:table-cell>
          <table:table-cell table:formula="of:=[.AM46]/[.$H46]" office:value-type="float" office:value="0.00393700787401575" calcext:value-type="float">
            <text:p>0.003937007874016</text:p>
          </table:table-cell>
          <table:table-cell table:formula="of:=[.AN46]/[.$H46]" office:value-type="float" office:value="0.724409448818898" calcext:value-type="float">
            <text:p>0.724409448818898</text:p>
          </table:table-cell>
          <table:table-cell table:formula="of:=[.AO46]/[.$H46]" office:value-type="float" office:value="0.377952755905512" calcext:value-type="float">
            <text:p>0.377952755905512</text:p>
          </table:table-cell>
          <table:table-cell table:formula="of:=[.AP46]/[.$H46]" office:value-type="float" office:value="0.118110236220472" calcext:value-type="float">
            <text:p>0.118110236220472</text:p>
          </table:table-cell>
          <table:table-cell table:formula="of:=[.AQ46]/[.$H46]" office:value-type="float" office:value="0.0196850393700787" calcext:value-type="float">
            <text:p>0.019685039370079</text:p>
          </table:table-cell>
          <table:table-cell table:formula="of:=[.AR46]/[.$H46]" office:value-type="float" office:value="0.0196850393700787" calcext:value-type="float">
            <text:p>0.019685039370079</text:p>
          </table:table-cell>
          <table:table-cell table:formula="of:=[.AS46]/[.$H46]" office:value-type="float" office:value="0.220472440944882" calcext:value-type="float">
            <text:p>0.220472440944882</text:p>
          </table:table-cell>
          <table:table-cell table:formula="of:=[.AT46]/[.$H46]" office:value-type="float" office:value="0.015748031496063" calcext:value-type="float">
            <text:p>0.015748031496063</text:p>
          </table:table-cell>
          <table:table-cell table:formula="of:=[.AU46]/[.$H46]" office:value-type="float" office:value="0.00173600347200694" calcext:value-type="float">
            <text:p>0.001736003472007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3CB371</text:p>
          </table:table-cell>
          <table:table-cell table:formula="of:=HEX2DEC([.B47])" office:value-type="float" office:value="3978097" calcext:value-type="float">
            <text:p>3978097</text:p>
          </table:table-cell>
          <table:table-cell table:formula="of:=ORG.LIBREOFFICE.REGEX([.G47];&quot;--.*&quot;;&quot;&quot;;&quot;g&quot;)" office:value-type="string" office:string-value="N725Y" calcext:value-type="string">
            <text:p>N725Y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725Y--..U14-E9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 office:value-type="float" office:value="448" calcext:value-type="float">
            <text:p>448</text:p>
          </table:table-cell>
          <table:table-cell office:value-type="float" office:value="0.0034345257" calcext:value-type="float">
            <text:p>0.0034345257</text:p>
          </table:table-cell>
          <table:table-cell office:value-type="float" office:value="7.53" calcext:value-type="float">
            <text:p>7.5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table:formula="of:=[.O47]/[.H47]" office:value-type="float" office:value="0.382978723404255" calcext:value-type="float">
            <text:p>0.382978723404255</text:p>
          </table:table-cell>
          <table:table-cell office:value-type="float" office:value="1344" calcext:value-type="float">
            <text:p>1344</text:p>
          </table:table-cell>
          <table:table-cell table:formula="of:=[.Q47]/[.H47]" office:value-type="float" office:value="7.14893617021277" calcext:value-type="float">
            <text:p>7.14893617021277</text:p>
          </table:table-cell>
          <table:table-cell office:value-type="float" office:value="40" calcext:value-type="float">
            <text:p>40</text:p>
          </table:table-cell>
          <table:table-cell table:formula="of:=[.S47]/[.H47]" office:value-type="float" office:value="0.212765957446808" calcext:value-type="float">
            <text:p>0.212765957446808</text:p>
          </table:table-cell>
          <table:table-cell office:value-type="float" office:value="408" calcext:value-type="float">
            <text:p>408</text:p>
          </table:table-cell>
          <table:table-cell table:formula="of:=[.U47]/[.H47]" office:value-type="float" office:value="2.17021276595745" calcext:value-type="float">
            <text:p>2.17021276595745</text:p>
          </table:table-cell>
          <table:table-cell office:value-type="float" office:value="30" calcext:value-type="float">
            <text:p>30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399" calcext:value-type="float">
            <text:p>39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[.W47]/[.$H47]" office:value-type="float" office:value="0.159574468085106" calcext:value-type="float">
            <text:p>0.159574468085106</text:p>
          </table:table-cell>
          <table:table-cell table:formula="of:=[.X47]/[.$H47]" office:value-type="float" office:value="1.13297872340426" calcext:value-type="float">
            <text:p>1.13297872340426</text:p>
          </table:table-cell>
          <table:table-cell table:formula="of:=[.Y47]/[.$H47]" office:value-type="float" office:value="0.00531914893617021" calcext:value-type="float">
            <text:p>0.00531914893617</text:p>
          </table:table-cell>
          <table:table-cell table:formula="of:=[.Z47]/[.$H47]" office:value-type="float" office:value="0.0478723404255319" calcext:value-type="float">
            <text:p>0.047872340425532</text:p>
          </table:table-cell>
          <table:table-cell table:formula="of:=[.AA47]/[.$H47]" office:value-type="float" office:value="0.00531914893617021" calcext:value-type="float">
            <text:p>0.00531914893617</text:p>
          </table:table-cell>
          <table:table-cell table:formula="of:=[.AB47]/[.$H47]" office:value-type="float" office:value="2.92553191489362" calcext:value-type="float">
            <text:p>2.92553191489362</text:p>
          </table:table-cell>
          <table:table-cell table:formula="of:=[.AC47]/[.$H47]" office:value-type="float" office:value="2.12234042553191" calcext:value-type="float">
            <text:p>2.12234042553191</text:p>
          </table:table-cell>
          <table:table-cell table:formula="of:=[.AD47]/[.$H47]" office:value-type="float" office:value="0.0319148936170213" calcext:value-type="float">
            <text:p>0.031914893617021</text:p>
          </table:table-cell>
          <table:table-cell table:formula="of:=[.AE47]/[.$H47]" office:value-type="float" office:value="0.0478723404255319" calcext:value-type="float">
            <text:p>0.047872340425532</text:p>
          </table:table-cell>
          <table:table-cell table:formula="of:=[.AF47]/[.$H47]" office:value-type="float" office:value="0.0372340425531915" calcext:value-type="float">
            <text:p>0.037234042553192</text:p>
          </table:table-cell>
          <table:table-cell table:formula="of:=[.AG47]/[.$H47]" office:value-type="float" office:value="0.968085106382979" calcext:value-type="float">
            <text:p>0.968085106382979</text:p>
          </table:table-cell>
          <table:table-cell table:formula="of:=[.AH47]/[.$H47]" office:value-type="float" office:value="0.0478723404255319" calcext:value-type="float">
            <text:p>0.047872340425532</text:p>
          </table:table-cell>
          <table:table-cell table:formula="of:=[.AI47]/[.$H47]" office:value-type="float" office:value="0.0106382978723404" calcext:value-type="float">
            <text:p>0.010638297872341</text:p>
          </table:table-cell>
          <table:table-cell table:formula="of:=[.AJ47]/[.$H47]" office:value-type="float" office:value="0.547872340425532" calcext:value-type="float">
            <text:p>0.547872340425532</text:p>
          </table:table-cell>
          <table:table-cell table:formula="of:=[.AK47]/[.$H47]" office:value-type="float" office:value="0.00531914893617021" calcext:value-type="float">
            <text:p>0.00531914893617</text:p>
          </table:table-cell>
          <table:table-cell table:formula="of:=[.AL47]/[.$H47]" office:value-type="float" office:value="0.0478723404255319" calcext:value-type="float">
            <text:p>0.047872340425532</text:p>
          </table:table-cell>
          <table:table-cell table:formula="of:=[.AM47]/[.$H47]" office:value-type="float" office:value="0.00531914893617021" calcext:value-type="float">
            <text:p>0.00531914893617</text:p>
          </table:table-cell>
          <table:table-cell table:formula="of:=[.AN47]/[.$H47]" office:value-type="float" office:value="0.797872340425532" calcext:value-type="float">
            <text:p>0.797872340425532</text:p>
          </table:table-cell>
          <table:table-cell table:formula="of:=[.AO47]/[.$H47]" office:value-type="float" office:value="0.5" calcext:value-type="float">
            <text:p>0.5</text:p>
          </table:table-cell>
          <table:table-cell table:formula="of:=[.AP47]/[.$H47]" office:value-type="float" office:value="0.0319148936170213" calcext:value-type="float">
            <text:p>0.031914893617021</text:p>
          </table:table-cell>
          <table:table-cell table:formula="of:=[.AQ47]/[.$H47]" office:value-type="float" office:value="0.0478723404255319" calcext:value-type="float">
            <text:p>0.047872340425532</text:p>
          </table:table-cell>
          <table:table-cell table:formula="of:=[.AR47]/[.$H47]" office:value-type="float" office:value="0.0265957446808511" calcext:value-type="float">
            <text:p>0.026595744680851</text:p>
          </table:table-cell>
          <table:table-cell table:formula="of:=[.AS47]/[.$H47]" office:value-type="float" office:value="0.324468085106383" calcext:value-type="float">
            <text:p>0.324468085106383</text:p>
          </table:table-cell>
          <table:table-cell table:formula="of:=[.AT47]/[.$H47]" office:value-type="float" office:value="0.0372340425531915" calcext:value-type="float">
            <text:p>0.037234042553192</text:p>
          </table:table-cell>
          <table:table-cell table:formula="of:=[.AU47]/[.$H47]" office:value-type="float" office:value="0.000848800362154821" calcext:value-type="float">
            <text:p>0.00084880036215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3CB371</text:p>
          </table:table-cell>
          <table:table-cell table:formula="of:=HEX2DEC([.B48])" office:value-type="float" office:value="3978097" calcext:value-type="float">
            <text:p>3978097</text:p>
          </table:table-cell>
          <table:table-cell table:formula="of:=ORG.LIBREOFFICE.REGEX([.G48];&quot;--.*&quot;;&quot;&quot;;&quot;g&quot;)" office:value-type="string" office:string-value="N725Y" calcext:value-type="string">
            <text:p>N725Y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725Y--..U14-D8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office:value-type="float" office:value="602" calcext:value-type="float">
            <text:p>602</text:p>
          </table:table-cell>
          <table:table-cell office:value-type="float" office:value="0.0031643383" calcext:value-type="float">
            <text:p>0.0031643383</text:p>
          </table:table-cell>
          <table:table-cell office:value-type="float" office:value="6.94" calcext:value-type="float">
            <text:p>6.94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O48]/[.H48]" office:value-type="float" office:value="0.378787878787879" calcext:value-type="float">
            <text:p>0.378787878787879</text:p>
          </table:table-cell>
          <table:table-cell office:value-type="float" office:value="1732" calcext:value-type="float">
            <text:p>1732</text:p>
          </table:table-cell>
          <table:table-cell table:formula="of:=[.Q48]/[.H48]" office:value-type="float" office:value="6.56060606060606" calcext:value-type="float">
            <text:p>6.56060606060606</text:p>
          </table:table-cell>
          <table:table-cell office:value-type="float" office:value="61" calcext:value-type="float">
            <text:p>61</text:p>
          </table:table-cell>
          <table:table-cell table:formula="of:=[.S48]/[.H48]" office:value-type="float" office:value="0.231060606060606" calcext:value-type="float">
            <text:p>0.231060606060606</text:p>
          </table:table-cell>
          <table:table-cell office:value-type="float" office:value="541" calcext:value-type="float">
            <text:p>541</text:p>
          </table:table-cell>
          <table:table-cell table:formula="of:=[.U48]/[.H48]" office:value-type="float" office:value="2.04924242424242" calcext:value-type="float">
            <text:p>2.04924242424242</text:p>
          </table:table-cell>
          <table:table-cell office:value-type="float" office:value="12" calcext:value-type="float">
            <text:p>12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23" calcext:value-type="float">
            <text:p>923</text:p>
          </table:table-cell>
          <table:table-cell office:value-type="float" office:value="373" calcext:value-type="float">
            <text:p>37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[.W48]/[.$H48]" office:value-type="float" office:value="0.0454545454545455" calcext:value-type="float">
            <text:p>0.045454545454546</text:p>
          </table:table-cell>
          <table:table-cell table:formula="of:=[.X48]/[.$H48]" office:value-type="float" office:value="1.02651515151515" calcext:value-type="float">
            <text:p>1.02651515151515</text:p>
          </table:table-cell>
          <table:table-cell table:formula="of:=[.Y48]/[.$H48]" office:value-type="float" office:value="0.00378787878787879" calcext:value-type="float">
            <text:p>0.003787878787879</text:p>
          </table:table-cell>
          <table:table-cell table:formula="of:=[.Z48]/[.$H48]" office:value-type="float" office:value="0.109848484848485" calcext:value-type="float">
            <text:p>0.109848484848485</text:p>
          </table:table-cell>
          <table:table-cell table:formula="of:=[.AA48]/[.$H48]" office:value-type="float" office:value="0.00757575757575758" calcext:value-type="float">
            <text:p>0.007575757575758</text:p>
          </table:table-cell>
          <table:table-cell table:formula="of:=[.AB48]/[.$H48]" office:value-type="float" office:value="3.49621212121212" calcext:value-type="float">
            <text:p>3.49621212121212</text:p>
          </table:table-cell>
          <table:table-cell table:formula="of:=[.AC48]/[.$H48]" office:value-type="float" office:value="1.41287878787879" calcext:value-type="float">
            <text:p>1.41287878787879</text:p>
          </table:table-cell>
          <table:table-cell table:formula="of:=[.AD48]/[.$H48]" office:value-type="float" office:value="0.0416666666666667" calcext:value-type="float">
            <text:p>0.041666666666667</text:p>
          </table:table-cell>
          <table:table-cell table:formula="of:=[.AE48]/[.$H48]" office:value-type="float" office:value="0.132575757575758" calcext:value-type="float">
            <text:p>0.132575757575758</text:p>
          </table:table-cell>
          <table:table-cell table:formula="of:=[.AF48]/[.$H48]" office:value-type="float" office:value="0.0113636363636364" calcext:value-type="float">
            <text:p>0.011363636363636</text:p>
          </table:table-cell>
          <table:table-cell table:formula="of:=[.AG48]/[.$H48]" office:value-type="float" office:value="0.625" calcext:value-type="float">
            <text:p>0.625</text:p>
          </table:table-cell>
          <table:table-cell table:formula="of:=[.AH48]/[.$H48]" office:value-type="float" office:value="0.0265151515151515" calcext:value-type="float">
            <text:p>0.026515151515152</text:p>
          </table:table-cell>
          <table:table-cell table:formula="of:=[.AI48]/[.$H48]" office:value-type="float" office:value="0.0113636363636364" calcext:value-type="float">
            <text:p>0.011363636363636</text:p>
          </table:table-cell>
          <table:table-cell table:formula="of:=[.AJ48]/[.$H48]" office:value-type="float" office:value="0.484848484848485" calcext:value-type="float">
            <text:p>0.484848484848485</text:p>
          </table:table-cell>
          <table:table-cell table:formula="of:=[.AK48]/[.$H48]" office:value-type="float" office:value="0.00378787878787879" calcext:value-type="float">
            <text:p>0.003787878787879</text:p>
          </table:table-cell>
          <table:table-cell table:formula="of:=[.AL48]/[.$H48]" office:value-type="float" office:value="0.0568181818181818" calcext:value-type="float">
            <text:p>0.056818181818182</text:p>
          </table:table-cell>
          <table:table-cell table:formula="of:=[.AM48]/[.$H48]" office:value-type="float" office:value="0.00757575757575758" calcext:value-type="float">
            <text:p>0.007575757575758</text:p>
          </table:table-cell>
          <table:table-cell table:formula="of:=[.AN48]/[.$H48]" office:value-type="float" office:value="0.795454545454545" calcext:value-type="float">
            <text:p>0.795454545454545</text:p>
          </table:table-cell>
          <table:table-cell table:formula="of:=[.AO48]/[.$H48]" office:value-type="float" office:value="0.488636363636364" calcext:value-type="float">
            <text:p>0.488636363636364</text:p>
          </table:table-cell>
          <table:table-cell table:formula="of:=[.AP48]/[.$H48]" office:value-type="float" office:value="0.0416666666666667" calcext:value-type="float">
            <text:p>0.041666666666667</text:p>
          </table:table-cell>
          <table:table-cell table:formula="of:=[.AQ48]/[.$H48]" office:value-type="float" office:value="0.0795454545454545" calcext:value-type="float">
            <text:p>0.079545454545455</text:p>
          </table:table-cell>
          <table:table-cell table:formula="of:=[.AR48]/[.$H48]" office:value-type="float" office:value="0.0113636363636364" calcext:value-type="float">
            <text:p>0.011363636363636</text:p>
          </table:table-cell>
          <table:table-cell table:formula="of:=[.AS48]/[.$H48]" office:value-type="float" office:value="0.28030303030303" calcext:value-type="float">
            <text:p>0.28030303030303</text:p>
          </table:table-cell>
          <table:table-cell table:formula="of:=[.AT48]/[.$H48]" office:value-type="float" office:value="0.0189393939393939" calcext:value-type="float">
            <text:p>0.018939393939394</text:p>
          </table:table-cell>
          <table:table-cell table:formula="of:=[.AU48]/[.$H48]" office:value-type="float" office:value="0.000172176308539945" calcext:value-type="float">
            <text:p>0.00017217630854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3CB371</text:p>
          </table:table-cell>
          <table:table-cell table:formula="of:=HEX2DEC([.B49])" office:value-type="float" office:value="3978097" calcext:value-type="float">
            <text:p>3978097</text:p>
          </table:table-cell>
          <table:table-cell table:formula="of:=ORG.LIBREOFFICE.REGEX([.G49];&quot;--.*&quot;;&quot;&quot;;&quot;g&quot;)" office:value-type="string" office:string-value="N725Y" calcext:value-type="string">
            <text:p>N725Y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725Y--..U14-E5</text:p>
          </table:table-cell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4163" calcext:value-type="float">
            <text:p>4163</text:p>
          </table:table-cell>
          <table:table-cell office:value-type="float" office:value="813" calcext:value-type="float">
            <text:p>813</text:p>
          </table:table-cell>
          <table:table-cell office:value-type="float" office:value="0.0041357578" calcext:value-type="float">
            <text:p>0.0041357578</text:p>
          </table:table-cell>
          <table:table-cell office:value-type="float" office:value="9.07" calcext:value-type="float">
            <text:p>9.07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table:formula="of:=[.O49]/[.H49]" office:value-type="float" office:value="0.176470588235294" calcext:value-type="float">
            <text:p>0.176470588235294</text:p>
          </table:table-cell>
          <table:table-cell office:value-type="float" office:value="4082" calcext:value-type="float">
            <text:p>4082</text:p>
          </table:table-cell>
          <table:table-cell table:formula="of:=[.Q49]/[.H49]" office:value-type="float" office:value="8.89324618736383" calcext:value-type="float">
            <text:p>8.89324618736383</text:p>
          </table:table-cell>
          <table:table-cell office:value-type="float" office:value="48" calcext:value-type="float">
            <text:p>48</text:p>
          </table:table-cell>
          <table:table-cell table:formula="of:=[.S49]/[.H49]" office:value-type="float" office:value="0.104575163398693" calcext:value-type="float">
            <text:p>0.104575163398693</text:p>
          </table:table-cell>
          <table:table-cell office:value-type="float" office:value="765" calcext:value-type="float">
            <text:p>765</text:p>
          </table:table-cell>
          <table:table-cell table:formula="of:=[.U49]/[.H49]" office:value-type="float" office:value="1.66666666666667" calcext:value-type="float">
            <text:p>1.66666666666667</text:p>
          </table:table-cell>
          <table:table-cell office:value-type="float" office:value="29" calcext:value-type="float">
            <text:p>29</text:p>
          </table:table-cell>
          <table:table-cell office:value-type="float" office:value="963" calcext:value-type="float">
            <text:p>96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formula="of:=[.W49]/[.$H49]" office:value-type="float" office:value="0.0631808278867102" calcext:value-type="float">
            <text:p>0.06318082788671</text:p>
          </table:table-cell>
          <table:table-cell table:formula="of:=[.X49]/[.$H49]" office:value-type="float" office:value="2.09803921568627" calcext:value-type="float">
            <text:p>2.09803921568627</text:p>
          </table:table-cell>
          <table:table-cell table:formula="of:=[.Y49]/[.$H49]" office:value-type="float" office:value="0.00435729847494553" calcext:value-type="float">
            <text:p>0.004357298474946</text:p>
          </table:table-cell>
          <table:table-cell table:formula="of:=[.Z49]/[.$H49]" office:value-type="float" office:value="0.0217864923747277" calcext:value-type="float">
            <text:p>0.021786492374728</text:p>
          </table:table-cell>
          <table:table-cell table:formula="of:=[.AA49]/[.$H49]" office:value-type="float" office:value="0" calcext:value-type="float">
            <text:p>0</text:p>
          </table:table-cell>
          <table:table-cell table:formula="of:=[.AB49]/[.$H49]" office:value-type="float" office:value="4.18518518518519" calcext:value-type="float">
            <text:p>4.18518518518519</text:p>
          </table:table-cell>
          <table:table-cell table:formula="of:=[.AC49]/[.$H49]" office:value-type="float" office:value="1.98474945533769" calcext:value-type="float">
            <text:p>1.98474945533769</text:p>
          </table:table-cell>
          <table:table-cell table:formula="of:=[.AD49]/[.$H49]" office:value-type="float" office:value="0.00871459694989107" calcext:value-type="float">
            <text:p>0.008714596949891</text:p>
          </table:table-cell>
          <table:table-cell table:formula="of:=[.AE49]/[.$H49]" office:value-type="float" office:value="0.0392156862745098" calcext:value-type="float">
            <text:p>0.03921568627451</text:p>
          </table:table-cell>
          <table:table-cell table:formula="of:=[.AF49]/[.$H49]" office:value-type="float" office:value="0.00435729847494553" calcext:value-type="float">
            <text:p>0.004357298474946</text:p>
          </table:table-cell>
          <table:table-cell table:formula="of:=[.AG49]/[.$H49]" office:value-type="float" office:value="0.625272331154684" calcext:value-type="float">
            <text:p>0.625272331154684</text:p>
          </table:table-cell>
          <table:table-cell table:formula="of:=[.AH49]/[.$H49]" office:value-type="float" office:value="0.0348583877995643" calcext:value-type="float">
            <text:p>0.034858387799564</text:p>
          </table:table-cell>
          <table:table-cell table:formula="of:=[.AI49]/[.$H49]" office:value-type="float" office:value="0.00871459694989107" calcext:value-type="float">
            <text:p>0.008714596949891</text:p>
          </table:table-cell>
          <table:table-cell table:formula="of:=[.AJ49]/[.$H49]" office:value-type="float" office:value="0.435729847494553" calcext:value-type="float">
            <text:p>0.435729847494553</text:p>
          </table:table-cell>
          <table:table-cell table:formula="of:=[.AK49]/[.$H49]" office:value-type="float" office:value="0.00435729847494553" calcext:value-type="float">
            <text:p>0.004357298474946</text:p>
          </table:table-cell>
          <table:table-cell table:formula="of:=[.AL49]/[.$H49]" office:value-type="float" office:value="0.0217864923747277" calcext:value-type="float">
            <text:p>0.021786492374728</text:p>
          </table:table-cell>
          <table:table-cell table:formula="of:=[.AM49]/[.$H49]" office:value-type="float" office:value="0" calcext:value-type="float">
            <text:p>0</text:p>
          </table:table-cell>
          <table:table-cell table:formula="of:=[.AN49]/[.$H49]" office:value-type="float" office:value="0.610021786492375" calcext:value-type="float">
            <text:p>0.610021786492375</text:p>
          </table:table-cell>
          <table:table-cell table:formula="of:=[.AO49]/[.$H49]" office:value-type="float" office:value="0.416122004357298" calcext:value-type="float">
            <text:p>0.416122004357298</text:p>
          </table:table-cell>
          <table:table-cell table:formula="of:=[.AP49]/[.$H49]" office:value-type="float" office:value="0.0065359477124183" calcext:value-type="float">
            <text:p>0.006535947712418</text:p>
          </table:table-cell>
          <table:table-cell table:formula="of:=[.AQ49]/[.$H49]" office:value-type="float" office:value="0.037037037037037" calcext:value-type="float">
            <text:p>0.037037037037037</text:p>
          </table:table-cell>
          <table:table-cell table:formula="of:=[.AR49]/[.$H49]" office:value-type="float" office:value="0.00435729847494553" calcext:value-type="float">
            <text:p>0.004357298474946</text:p>
          </table:table-cell>
          <table:table-cell table:formula="of:=[.AS49]/[.$H49]" office:value-type="float" office:value="0.20479302832244" calcext:value-type="float">
            <text:p>0.20479302832244</text:p>
          </table:table-cell>
          <table:table-cell table:formula="of:=[.AT49]/[.$H49]" office:value-type="float" office:value="0.0217864923747277" calcext:value-type="float">
            <text:p>0.021786492374728</text:p>
          </table:table-cell>
          <table:table-cell table:formula="of:=[.AU49]/[.$H49]" office:value-type="float" office:value="0.000137648862498279" calcext:value-type="float">
            <text:p>0.000137648862498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3CB371</text:p>
          </table:table-cell>
          <table:table-cell table:formula="of:=HEX2DEC([.B50])" office:value-type="float" office:value="3978097" calcext:value-type="float">
            <text:p>3978097</text:p>
          </table:table-cell>
          <table:table-cell table:formula="of:=ORG.LIBREOFFICE.REGEX([.G50];&quot;--.*&quot;;&quot;&quot;;&quot;g&quot;)" office:value-type="string" office:string-value="N725Y" calcext:value-type="string">
            <text:p>N725Y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725Y--..U14-E2</text:p>
          </table:table-cell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office:value-type="float" office:value="10727" calcext:value-type="float">
            <text:p>10727</text:p>
          </table:table-cell>
          <table:table-cell office:value-type="float" office:value="1503" calcext:value-type="float">
            <text:p>1503</text:p>
          </table:table-cell>
          <table:table-cell office:value-type="float" office:value="0.0034254012" calcext:value-type="float">
            <text:p>0.0034254012</text:p>
          </table:table-cell>
          <table:table-cell office:value-type="float" office:value="7.51" calcext:value-type="float">
            <text:p>7.51</text:p>
          </table:table-cell>
          <table:table-cell office:value-type="float" office:value="7" calcext:value-type="float">
            <text:p>7</text:p>
          </table:table-cell>
          <table:table-cell office:value-type="float" office:value="730" calcext:value-type="float">
            <text:p>730</text:p>
          </table:table-cell>
          <table:table-cell table:formula="of:=[.O50]/[.H50]" office:value-type="float" office:value="0.511204481792717" calcext:value-type="float">
            <text:p>0.511204481792717</text:p>
          </table:table-cell>
          <table:table-cell office:value-type="float" office:value="9997" calcext:value-type="float">
            <text:p>9997</text:p>
          </table:table-cell>
          <table:table-cell table:formula="of:=[.Q50]/[.H50]" office:value-type="float" office:value="7.00070028011205" calcext:value-type="float">
            <text:p>7.00070028011205</text:p>
          </table:table-cell>
          <table:table-cell office:value-type="float" office:value="260" calcext:value-type="float">
            <text:p>260</text:p>
          </table:table-cell>
          <table:table-cell table:formula="of:=[.S50]/[.H50]" office:value-type="float" office:value="0.182072829131653" calcext:value-type="float">
            <text:p>0.182072829131653</text:p>
          </table:table-cell>
          <table:table-cell office:value-type="float" office:value="1243" calcext:value-type="float">
            <text:p>1243</text:p>
          </table:table-cell>
          <table:table-cell table:formula="of:=[.U50]/[.H50]" office:value-type="float" office:value="0.870448179271709" calcext:value-type="float">
            <text:p>0.870448179271709</text:p>
          </table:table-cell>
          <table:table-cell office:value-type="float" office:value="368" calcext:value-type="float">
            <text:p>368</text:p>
          </table:table-cell>
          <table:table-cell office:value-type="float" office:value="1967" calcext:value-type="float">
            <text:p>1967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4297" calcext:value-type="float">
            <text:p>4297</text:p>
          </table:table-cell>
          <table:table-cell office:value-type="float" office:value="2441" calcext:value-type="float">
            <text:p>2441</text:p>
          </table:table-cell>
          <table:table-cell office:value-type="float" office:value="132" calcext:value-type="float">
            <text:p>132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1292" calcext:value-type="float">
            <text:p>1292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466" calcext:value-type="float">
            <text:p>466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office:value-type="float" office:value="26" calcext:value-type="float">
            <text:p>26</text:p>
          </table:table-cell>
          <table:table-cell table:formula="of:=[.W50]/[.$H50]" office:value-type="float" office:value="0.257703081232493" calcext:value-type="float">
            <text:p>0.257703081232493</text:p>
          </table:table-cell>
          <table:table-cell table:formula="of:=[.X50]/[.$H50]" office:value-type="float" office:value="1.37745098039216" calcext:value-type="float">
            <text:p>1.37745098039216</text:p>
          </table:table-cell>
          <table:table-cell table:formula="of:=[.Y50]/[.$H50]" office:value-type="float" office:value="0.00350140056022409" calcext:value-type="float">
            <text:p>0.003501400560224</text:p>
          </table:table-cell>
          <table:table-cell table:formula="of:=[.Z50]/[.$H50]" office:value-type="float" office:value="0.038515406162465" calcext:value-type="float">
            <text:p>0.038515406162465</text:p>
          </table:table-cell>
          <table:table-cell table:formula="of:=[.AA50]/[.$H50]" office:value-type="float" office:value="0.00280112044817927" calcext:value-type="float">
            <text:p>0.002801120448179</text:p>
          </table:table-cell>
          <table:table-cell table:formula="of:=[.AB50]/[.$H50]" office:value-type="float" office:value="3.00910364145658" calcext:value-type="float">
            <text:p>3.00910364145658</text:p>
          </table:table-cell>
          <table:table-cell table:formula="of:=[.AC50]/[.$H50]" office:value-type="float" office:value="1.7093837535014" calcext:value-type="float">
            <text:p>1.7093837535014</text:p>
          </table:table-cell>
          <table:table-cell table:formula="of:=[.AD50]/[.$H50]" office:value-type="float" office:value="0.092436974789916" calcext:value-type="float">
            <text:p>0.092436974789916</text:p>
          </table:table-cell>
          <table:table-cell table:formula="of:=[.AE50]/[.$H50]" office:value-type="float" office:value="0.0623249299719888" calcext:value-type="float">
            <text:p>0.062324929971989</text:p>
          </table:table-cell>
          <table:table-cell table:formula="of:=[.AF50]/[.$H50]" office:value-type="float" office:value="0.0168067226890756" calcext:value-type="float">
            <text:p>0.016806722689076</text:p>
          </table:table-cell>
          <table:table-cell table:formula="of:=[.AG50]/[.$H50]" office:value-type="float" office:value="0.904761904761905" calcext:value-type="float">
            <text:p>0.904761904761905</text:p>
          </table:table-cell>
          <table:table-cell table:formula="of:=[.AH50]/[.$H50]" office:value-type="float" office:value="0.0371148459383754" calcext:value-type="float">
            <text:p>0.037114845938375</text:p>
          </table:table-cell>
          <table:table-cell table:formula="of:=[.AI50]/[.$H50]" office:value-type="float" office:value="0.00490196078431373" calcext:value-type="float">
            <text:p>0.004901960784314</text:p>
          </table:table-cell>
          <table:table-cell table:formula="of:=[.AJ50]/[.$H50]" office:value-type="float" office:value="0.225490196078431" calcext:value-type="float">
            <text:p>0.225490196078431</text:p>
          </table:table-cell>
          <table:table-cell table:formula="of:=[.AK50]/[.$H50]" office:value-type="float" office:value="0.00280112044817927" calcext:value-type="float">
            <text:p>0.002801120448179</text:p>
          </table:table-cell>
          <table:table-cell table:formula="of:=[.AL50]/[.$H50]" office:value-type="float" office:value="0.0259103641456583" calcext:value-type="float">
            <text:p>0.025910364145658</text:p>
          </table:table-cell>
          <table:table-cell table:formula="of:=[.AM50]/[.$H50]" office:value-type="float" office:value="0.00280112044817927" calcext:value-type="float">
            <text:p>0.002801120448179</text:p>
          </table:table-cell>
          <table:table-cell table:formula="of:=[.AN50]/[.$H50]" office:value-type="float" office:value="0.326330532212885" calcext:value-type="float">
            <text:p>0.326330532212885</text:p>
          </table:table-cell>
          <table:table-cell table:formula="of:=[.AO50]/[.$H50]" office:value-type="float" office:value="0.196078431372549" calcext:value-type="float">
            <text:p>0.196078431372549</text:p>
          </table:table-cell>
          <table:table-cell table:formula="of:=[.AP50]/[.$H50]" office:value-type="float" office:value="0.0700280112044818" calcext:value-type="float">
            <text:p>0.070028011204482</text:p>
          </table:table-cell>
          <table:table-cell table:formula="of:=[.AQ50]/[.$H50]" office:value-type="float" office:value="0.0448179271708684" calcext:value-type="float">
            <text:p>0.044817927170868</text:p>
          </table:table-cell>
          <table:table-cell table:formula="of:=[.AR50]/[.$H50]" office:value-type="float" office:value="0.0126050420168067" calcext:value-type="float">
            <text:p>0.012605042016807</text:p>
          </table:table-cell>
          <table:table-cell table:formula="of:=[.AS50]/[.$H50]" office:value-type="float" office:value="0.122549019607843" calcext:value-type="float">
            <text:p>0.122549019607843</text:p>
          </table:table-cell>
          <table:table-cell table:formula="of:=[.AT50]/[.$H50]" office:value-type="float" office:value="0.0182072829131653" calcext:value-type="float">
            <text:p>0.018207282913165</text:p>
          </table:table-cell>
          <table:table-cell table:formula="of:=[.AU50]/[.$H50]" office:value-type="float" office:value="0.000180464342599785" calcext:value-type="float">
            <text:p>0.0001804643426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66CDAA</text:p>
          </table:table-cell>
          <table:table-cell table:formula="of:=HEX2DEC([.B51])" office:value-type="float" office:value="6737322" calcext:value-type="float">
            <text:p>6737322</text:p>
          </table:table-cell>
          <table:table-cell table:formula="of:=ORG.LIBREOFFICE.REGEX([.G51];&quot;--.*&quot;;&quot;&quot;;&quot;g&quot;)" office:value-type="string" office:string-value="N725I" calcext:value-type="string">
            <text:p>N725I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725I--T310-S340-V583..U710-H5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office:value-type="float" office:value="514" calcext:value-type="float">
            <text:p>514</text:p>
          </table:table-cell>
          <table:table-cell office:value-type="float" office:value="0.0029673292" calcext:value-type="float">
            <text:p>0.0029673292</text:p>
          </table:table-cell>
          <table:table-cell office:value-type="float" office:value="6.51" calcext:value-type="float">
            <text:p>6.51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formula="of:=[.O51]/[.H51]" office:value-type="float" office:value="0.264705882352941" calcext:value-type="float">
            <text:p>0.264705882352941</text:p>
          </table:table-cell>
          <table:table-cell office:value-type="float" office:value="1698" calcext:value-type="float">
            <text:p>1698</text:p>
          </table:table-cell>
          <table:table-cell table:formula="of:=[.Q51]/[.H51]" office:value-type="float" office:value="6.24264705882353" calcext:value-type="float">
            <text:p>6.24264705882353</text:p>
          </table:table-cell>
          <table:table-cell office:value-type="float" office:value="68" calcext:value-type="float">
            <text:p>68</text:p>
          </table:table-cell>
          <table:table-cell table:formula="of:=[.S51]/[.H51]" office:value-type="float" office:value="0.25" calcext:value-type="float">
            <text:p>0.25</text:p>
          </table:table-cell>
          <table:table-cell office:value-type="float" office:value="446" calcext:value-type="float">
            <text:p>446</text:p>
          </table:table-cell>
          <table:table-cell table:formula="of:=[.U51]/[.H51]" office:value-type="float" office:value="1.63970588235294" calcext:value-type="float">
            <text:p>1.63970588235294</text:p>
          </table:table-cell>
          <table:table-cell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74" calcext:value-type="float">
            <text:p>974</text:p>
          </table:table-cell>
          <table:table-cell office:value-type="float" office:value="186" calcext:value-type="float">
            <text:p>186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[.W51]/[.$H51]" office:value-type="float" office:value="0.00735294117647059" calcext:value-type="float">
            <text:p>0.007352941176471</text:p>
          </table:table-cell>
          <table:table-cell table:formula="of:=[.X51]/[.$H51]" office:value-type="float" office:value="1.61029411764706" calcext:value-type="float">
            <text:p>1.61029411764706</text:p>
          </table:table-cell>
          <table:table-cell table:formula="of:=[.Y51]/[.$H51]" office:value-type="float" office:value="0" calcext:value-type="float">
            <text:p>0</text:p>
          </table:table-cell>
          <table:table-cell table:formula="of:=[.Z51]/[.$H51]" office:value-type="float" office:value="0.0183823529411765" calcext:value-type="float">
            <text:p>0.018382352941177</text:p>
          </table:table-cell>
          <table:table-cell table:formula="of:=[.AA51]/[.$H51]" office:value-type="float" office:value="0.00367647058823529" calcext:value-type="float">
            <text:p>0.003676470588235</text:p>
          </table:table-cell>
          <table:table-cell table:formula="of:=[.AB51]/[.$H51]" office:value-type="float" office:value="3.58088235294118" calcext:value-type="float">
            <text:p>3.58088235294118</text:p>
          </table:table-cell>
          <table:table-cell table:formula="of:=[.AC51]/[.$H51]" office:value-type="float" office:value="0.683823529411765" calcext:value-type="float">
            <text:p>0.683823529411765</text:p>
          </table:table-cell>
          <table:table-cell table:formula="of:=[.AD51]/[.$H51]" office:value-type="float" office:value="0.113970588235294" calcext:value-type="float">
            <text:p>0.113970588235294</text:p>
          </table:table-cell>
          <table:table-cell table:formula="of:=[.AE51]/[.$H51]" office:value-type="float" office:value="0.0661764705882353" calcext:value-type="float">
            <text:p>0.066176470588235</text:p>
          </table:table-cell>
          <table:table-cell table:formula="of:=[.AF51]/[.$H51]" office:value-type="float" office:value="0.0183823529411765" calcext:value-type="float">
            <text:p>0.018382352941177</text:p>
          </table:table-cell>
          <table:table-cell table:formula="of:=[.AG51]/[.$H51]" office:value-type="float" office:value="0.367647058823529" calcext:value-type="float">
            <text:p>0.367647058823529</text:p>
          </table:table-cell>
          <table:table-cell table:formula="of:=[.AH51]/[.$H51]" office:value-type="float" office:value="0.0367647058823529" calcext:value-type="float">
            <text:p>0.036764705882353</text:p>
          </table:table-cell>
          <table:table-cell table:formula="of:=[.AI51]/[.$H51]" office:value-type="float" office:value="0.00735294117647059" calcext:value-type="float">
            <text:p>0.007352941176471</text:p>
          </table:table-cell>
          <table:table-cell table:formula="of:=[.AJ51]/[.$H51]" office:value-type="float" office:value="0.503676470588235" calcext:value-type="float">
            <text:p>0.503676470588235</text:p>
          </table:table-cell>
          <table:table-cell table:formula="of:=[.AK51]/[.$H51]" office:value-type="float" office:value="0" calcext:value-type="float">
            <text:p>0</text:p>
          </table:table-cell>
          <table:table-cell table:formula="of:=[.AL51]/[.$H51]" office:value-type="float" office:value="0.0183823529411765" calcext:value-type="float">
            <text:p>0.018382352941177</text:p>
          </table:table-cell>
          <table:table-cell table:formula="of:=[.AM51]/[.$H51]" office:value-type="float" office:value="0.00367647058823529" calcext:value-type="float">
            <text:p>0.003676470588235</text:p>
          </table:table-cell>
          <table:table-cell table:formula="of:=[.AN51]/[.$H51]" office:value-type="float" office:value="0.625" calcext:value-type="float">
            <text:p>0.625</text:p>
          </table:table-cell>
          <table:table-cell table:formula="of:=[.AO51]/[.$H51]" office:value-type="float" office:value="0.363970588235294" calcext:value-type="float">
            <text:p>0.363970588235294</text:p>
          </table:table-cell>
          <table:table-cell table:formula="of:=[.AP51]/[.$H51]" office:value-type="float" office:value="0.106617647058824" calcext:value-type="float">
            <text:p>0.106617647058824</text:p>
          </table:table-cell>
          <table:table-cell table:formula="of:=[.AQ51]/[.$H51]" office:value-type="float" office:value="0.0661764705882353" calcext:value-type="float">
            <text:p>0.066176470588235</text:p>
          </table:table-cell>
          <table:table-cell table:formula="of:=[.AR51]/[.$H51]" office:value-type="float" office:value="0.0183823529411765" calcext:value-type="float">
            <text:p>0.018382352941177</text:p>
          </table:table-cell>
          <table:table-cell table:formula="of:=[.AS51]/[.$H51]" office:value-type="float" office:value="0.147058823529412" calcext:value-type="float">
            <text:p>0.147058823529412</text:p>
          </table:table-cell>
          <table:table-cell table:formula="of:=[.AT51]/[.$H51]" office:value-type="float" office:value="0.0294117647058823" calcext:value-type="float">
            <text:p>0.029411764705882</text:p>
          </table:table-cell>
          <table:table-cell table:formula="of:=[.AU51]/[.$H51]" office:value-type="float" office:value="0.0000270328719723183" calcext:value-type="float">
            <text:p>2.70328719723183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0000CD</text:p>
          </table:table-cell>
          <table:table-cell table:formula="of:=HEX2DEC([.B52])" office:value-type="float" office:value="205" calcext:value-type="float">
            <text:p>205</text:p>
          </table:table-cell>
          <table:table-cell table:formula="of:=ORG.LIBREOFFICE.REGEX([.G52];&quot;--.*&quot;;&quot;&quot;;&quot;g&quot;)" office:value-type="string" office:string-value="N683S-K777R" calcext:value-type="string">
            <text:p>N683S-K777R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683S-K777R--D362-S900-Q925..U710-H7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 office:value-type="float" office:value="232" calcext:value-type="float">
            <text:p>232</text:p>
          </table:table-cell>
          <table:table-cell office:value-type="float" office:value="0.001282317" calcext:value-type="float">
            <text:p>0.001282317</text:p>
          </table:table-cell>
          <table:table-cell office:value-type="float" office:value="2.81" calcext:value-type="float">
            <text:p>2.81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table:formula="of:=[.O52]/[.H52]" office:value-type="float" office:value="0.824242424242424" calcext:value-type="float">
            <text:p>0.824242424242424</text:p>
          </table:table-cell>
          <table:table-cell office:value-type="float" office:value="328" calcext:value-type="float">
            <text:p>328</text:p>
          </table:table-cell>
          <table:table-cell table:formula="of:=[.Q52]/[.H52]" office:value-type="float" office:value="1.98787878787879" calcext:value-type="float">
            <text:p>1.98787878787879</text:p>
          </table:table-cell>
          <table:table-cell office:value-type="float" office:value="118" calcext:value-type="float">
            <text:p>118</text:p>
          </table:table-cell>
          <table:table-cell table:formula="of:=[.S52]/[.H52]" office:value-type="float" office:value="0.715151515151515" calcext:value-type="float">
            <text:p>0.715151515151515</text:p>
          </table:table-cell>
          <table:table-cell office:value-type="float" office:value="114" calcext:value-type="float">
            <text:p>114</text:p>
          </table:table-cell>
          <table:table-cell table:formula="of:=[.U52]/[.H52]" office:value-type="float" office:value="0.690909090909091" calcext:value-type="float">
            <text:p>0.69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W52]/[.$H52]" office:value-type="float" office:value="0" calcext:value-type="float">
            <text:p>0</text:p>
          </table:table-cell>
          <table:table-cell table:formula="of:=[.X52]/[.$H52]" office:value-type="float" office:value="0.0666666666666667" calcext:value-type="float">
            <text:p>0.066666666666667</text:p>
          </table:table-cell>
          <table:table-cell table:formula="of:=[.Y52]/[.$H52]" office:value-type="float" office:value="0" calcext:value-type="float">
            <text:p>0</text:p>
          </table:table-cell>
          <table:table-cell table:formula="of:=[.Z52]/[.$H52]" office:value-type="float" office:value="0.0181818181818182" calcext:value-type="float">
            <text:p>0.018181818181818</text:p>
          </table:table-cell>
          <table:table-cell table:formula="of:=[.AA52]/[.$H52]" office:value-type="float" office:value="0.0242424242424242" calcext:value-type="float">
            <text:p>0.024242424242424</text:p>
          </table:table-cell>
          <table:table-cell table:formula="of:=[.AB52]/[.$H52]" office:value-type="float" office:value="1.04242424242424" calcext:value-type="float">
            <text:p>1.04242424242424</text:p>
          </table:table-cell>
          <table:table-cell table:formula="of:=[.AC52]/[.$H52]" office:value-type="float" office:value="0.587878787878788" calcext:value-type="float">
            <text:p>0.587878787878788</text:p>
          </table:table-cell>
          <table:table-cell table:formula="of:=[.AD52]/[.$H52]" office:value-type="float" office:value="0.436363636363636" calcext:value-type="float">
            <text:p>0.436363636363636</text:p>
          </table:table-cell>
          <table:table-cell table:formula="of:=[.AE52]/[.$H52]" office:value-type="float" office:value="0.0303030303030303" calcext:value-type="float">
            <text:p>0.03030303030303</text:p>
          </table:table-cell>
          <table:table-cell table:formula="of:=[.AF52]/[.$H52]" office:value-type="float" office:value="0.303030303030303" calcext:value-type="float">
            <text:p>0.303030303030303</text:p>
          </table:table-cell>
          <table:table-cell table:formula="of:=[.AG52]/[.$H52]" office:value-type="float" office:value="0.290909090909091" calcext:value-type="float">
            <text:p>0.290909090909091</text:p>
          </table:table-cell>
          <table:table-cell table:formula="of:=[.AH52]/[.$H52]" office:value-type="float" office:value="0.0121212121212121" calcext:value-type="float">
            <text:p>0.012121212121212</text:p>
          </table:table-cell>
          <table:table-cell table:formula="of:=[.AI52]/[.$H52]" office:value-type="float" office:value="0" calcext:value-type="float">
            <text:p>0</text:p>
          </table:table-cell>
          <table:table-cell table:formula="of:=[.AJ52]/[.$H52]" office:value-type="float" office:value="0.0666666666666667" calcext:value-type="float">
            <text:p>0.066666666666667</text:p>
          </table:table-cell>
          <table:table-cell table:formula="of:=[.AK52]/[.$H52]" office:value-type="float" office:value="0" calcext:value-type="float">
            <text:p>0</text:p>
          </table:table-cell>
          <table:table-cell table:formula="of:=[.AL52]/[.$H52]" office:value-type="float" office:value="0.0181818181818182" calcext:value-type="float">
            <text:p>0.018181818181818</text:p>
          </table:table-cell>
          <table:table-cell table:formula="of:=[.AM52]/[.$H52]" office:value-type="float" office:value="0.0181818181818182" calcext:value-type="float">
            <text:p>0.018181818181818</text:p>
          </table:table-cell>
          <table:table-cell table:formula="of:=[.AN52]/[.$H52]" office:value-type="float" office:value="0.121212121212121" calcext:value-type="float">
            <text:p>0.121212121212121</text:p>
          </table:table-cell>
          <table:table-cell table:formula="of:=[.AO52]/[.$H52]" office:value-type="float" office:value="0.321212121212121" calcext:value-type="float">
            <text:p>0.321212121212121</text:p>
          </table:table-cell>
          <table:table-cell table:formula="of:=[.AP52]/[.$H52]" office:value-type="float" office:value="0.36969696969697" calcext:value-type="float">
            <text:p>0.36969696969697</text:p>
          </table:table-cell>
          <table:table-cell table:formula="of:=[.AQ52]/[.$H52]" office:value-type="float" office:value="0.0303030303030303" calcext:value-type="float">
            <text:p>0.03030303030303</text:p>
          </table:table-cell>
          <table:table-cell table:formula="of:=[.AR52]/[.$H52]" office:value-type="float" office:value="0.266666666666667" calcext:value-type="float">
            <text:p>0.266666666666667</text:p>
          </table:table-cell>
          <table:table-cell table:formula="of:=[.AS52]/[.$H52]" office:value-type="float" office:value="0.181818181818182" calcext:value-type="float">
            <text:p>0.181818181818182</text:p>
          </table:table-cell>
          <table:table-cell table:formula="of:=[.AT52]/[.$H52]" office:value-type="float" office:value="0.0121212121212121" calcext:value-type="float">
            <text:p>0.012121212121212</text:p>
          </table:table-cell>
          <table:table-cell table:formula="of:=[.AU52]/[.$H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0000CD</text:p>
          </table:table-cell>
          <table:table-cell table:formula="of:=HEX2DEC([.B53])" office:value-type="float" office:value="205" calcext:value-type="float">
            <text:p>205</text:p>
          </table:table-cell>
          <table:table-cell table:formula="of:=ORG.LIBREOFFICE.REGEX([.G53];&quot;--.*&quot;;&quot;&quot;;&quot;g&quot;)" office:value-type="string" office:string-value="N683S-K777R" calcext:value-type="string">
            <text:p>N683S-K777R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683S-K777R--D362-S900-Q925..U710-H4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275" calcext:value-type="float">
            <text:p>275</text:p>
          </table:table-cell>
          <table:table-cell office:value-type="float" office:value="0.0008545946" calcext:value-type="float">
            <text:p>0.0008545946</text:p>
          </table:table-cell>
          <table:table-cell office:value-type="float" office:value="1.87" calcext:value-type="float">
            <text:p>1.87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O53]/[.H53]" office:value-type="float" office:value="0.416083916083916" calcext:value-type="float">
            <text:p>0.416083916083916</text:p>
          </table:table-cell>
          <table:table-cell office:value-type="float" office:value="417" calcext:value-type="float">
            <text:p>417</text:p>
          </table:table-cell>
          <table:table-cell table:formula="of:=[.Q53]/[.H53]" office:value-type="float" office:value="1.45804195804196" calcext:value-type="float">
            <text:p>1.45804195804196</text:p>
          </table:table-cell>
          <table:table-cell office:value-type="float" office:value="88" calcext:value-type="float">
            <text:p>88</text:p>
          </table:table-cell>
          <table:table-cell table:formula="of:=[.S53]/[.H53]" office:value-type="float" office:value="0.307692307692308" calcext:value-type="float">
            <text:p>0.307692307692308</text:p>
          </table:table-cell>
          <table:table-cell office:value-type="float" office:value="187" calcext:value-type="float">
            <text:p>187</text:p>
          </table:table-cell>
          <table:table-cell table:formula="of:=[.U53]/[.H53]" office:value-type="float" office:value="0.653846153846154" calcext:value-type="float">
            <text:p>0.65384615384615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formula="of:=[.W53]/[.$H53]" office:value-type="float" office:value="0.034965034965035" calcext:value-type="float">
            <text:p>0.034965034965035</text:p>
          </table:table-cell>
          <table:table-cell table:formula="of:=[.X53]/[.$H53]" office:value-type="float" office:value="0.160839160839161" calcext:value-type="float">
            <text:p>0.160839160839161</text:p>
          </table:table-cell>
          <table:table-cell table:formula="of:=[.Y53]/[.$H53]" office:value-type="float" office:value="0.00699300699300699" calcext:value-type="float">
            <text:p>0.006993006993007</text:p>
          </table:table-cell>
          <table:table-cell table:formula="of:=[.Z53]/[.$H53]" office:value-type="float" office:value="0.048951048951049" calcext:value-type="float">
            <text:p>0.048951048951049</text:p>
          </table:table-cell>
          <table:table-cell table:formula="of:=[.AA53]/[.$H53]" office:value-type="float" office:value="0.0384615384615385" calcext:value-type="float">
            <text:p>0.038461538461539</text:p>
          </table:table-cell>
          <table:table-cell table:formula="of:=[.AB53]/[.$H53]" office:value-type="float" office:value="0.13986013986014" calcext:value-type="float">
            <text:p>0.13986013986014</text:p>
          </table:table-cell>
          <table:table-cell table:formula="of:=[.AC53]/[.$H53]" office:value-type="float" office:value="0.70979020979021" calcext:value-type="float">
            <text:p>0.70979020979021</text:p>
          </table:table-cell>
          <table:table-cell table:formula="of:=[.AD53]/[.$H53]" office:value-type="float" office:value="0.111888111888112" calcext:value-type="float">
            <text:p>0.111888111888112</text:p>
          </table:table-cell>
          <table:table-cell table:formula="of:=[.AE53]/[.$H53]" office:value-type="float" office:value="0.041958041958042" calcext:value-type="float">
            <text:p>0.041958041958042</text:p>
          </table:table-cell>
          <table:table-cell table:formula="of:=[.AF53]/[.$H53]" office:value-type="float" office:value="0.115384615384615" calcext:value-type="float">
            <text:p>0.115384615384615</text:p>
          </table:table-cell>
          <table:table-cell table:formula="of:=[.AG53]/[.$H53]" office:value-type="float" office:value="0.447552447552448" calcext:value-type="float">
            <text:p>0.447552447552448</text:p>
          </table:table-cell>
          <table:table-cell table:formula="of:=[.AH53]/[.$H53]" office:value-type="float" office:value="0.0174825174825175" calcext:value-type="float">
            <text:p>0.017482517482518</text:p>
          </table:table-cell>
          <table:table-cell table:formula="of:=[.AI53]/[.$H53]" office:value-type="float" office:value="0.0244755244755245" calcext:value-type="float">
            <text:p>0.024475524475525</text:p>
          </table:table-cell>
          <table:table-cell table:formula="of:=[.AJ53]/[.$H53]" office:value-type="float" office:value="0.0594405594405594" calcext:value-type="float">
            <text:p>0.05944055944056</text:p>
          </table:table-cell>
          <table:table-cell table:formula="of:=[.AK53]/[.$H53]" office:value-type="float" office:value="0.00699300699300699" calcext:value-type="float">
            <text:p>0.006993006993007</text:p>
          </table:table-cell>
          <table:table-cell table:formula="of:=[.AL53]/[.$H53]" office:value-type="float" office:value="0.020979020979021" calcext:value-type="float">
            <text:p>0.020979020979021</text:p>
          </table:table-cell>
          <table:table-cell table:formula="of:=[.AM53]/[.$H53]" office:value-type="float" office:value="0.034965034965035" calcext:value-type="float">
            <text:p>0.034965034965035</text:p>
          </table:table-cell>
          <table:table-cell table:formula="of:=[.AN53]/[.$H53]" office:value-type="float" office:value="0.0594405594405594" calcext:value-type="float">
            <text:p>0.05944055944056</text:p>
          </table:table-cell>
          <table:table-cell table:formula="of:=[.AO53]/[.$H53]" office:value-type="float" office:value="0.297202797202797" calcext:value-type="float">
            <text:p>0.297202797202797</text:p>
          </table:table-cell>
          <table:table-cell table:formula="of:=[.AP53]/[.$H53]" office:value-type="float" office:value="0.108391608391608" calcext:value-type="float">
            <text:p>0.108391608391608</text:p>
          </table:table-cell>
          <table:table-cell table:formula="of:=[.AQ53]/[.$H53]" office:value-type="float" office:value="0.034965034965035" calcext:value-type="float">
            <text:p>0.034965034965035</text:p>
          </table:table-cell>
          <table:table-cell table:formula="of:=[.AR53]/[.$H53]" office:value-type="float" office:value="0.0594405594405594" calcext:value-type="float">
            <text:p>0.05944055944056</text:p>
          </table:table-cell>
          <table:table-cell table:formula="of:=[.AS53]/[.$H53]" office:value-type="float" office:value="0.237762237762238" calcext:value-type="float">
            <text:p>0.237762237762238</text:p>
          </table:table-cell>
          <table:table-cell table:formula="of:=[.AT53]/[.$H53]" office:value-type="float" office:value="0.0174825174825175" calcext:value-type="float">
            <text:p>0.017482517482518</text:p>
          </table:table-cell>
          <table:table-cell table:formula="of:=[.AU53]/[.$H53]" office:value-type="float" office:value="0.000122255367010612" calcext:value-type="float">
            <text:p>0.000122255367011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0000CD</text:p>
          </table:table-cell>
          <table:table-cell table:formula="of:=HEX2DEC([.B54])" office:value-type="float" office:value="205" calcext:value-type="float">
            <text:p>205</text:p>
          </table:table-cell>
          <table:table-cell table:formula="of:=ORG.LIBREOFFICE.REGEX([.G54];&quot;--.*&quot;;&quot;&quot;;&quot;g&quot;)" office:value-type="string" office:string-value="N683S-K777R" calcext:value-type="string">
            <text:p>N683S-K777R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683S-K777R--D362-S900-Q925..U710-H8</text:p>
          </table:table-cell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1858" calcext:value-type="float">
            <text:p>1858</text:p>
          </table:table-cell>
          <table:table-cell office:value-type="float" office:value="446" calcext:value-type="float">
            <text:p>446</text:p>
          </table:table-cell>
          <table:table-cell office:value-type="float" office:value="0.0011162598" calcext:value-type="float">
            <text:p>0.0011162598</text:p>
          </table:table-cell>
          <table:table-cell office:value-type="float" office:value="2.45" calcext:value-type="float">
            <text:p>2.45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table:formula="of:=[.O54]/[.H54]" office:value-type="float" office:value="0.293807641633729" calcext:value-type="float">
            <text:p>0.293807641633729</text:p>
          </table:table-cell>
          <table:table-cell office:value-type="float" office:value="1635" calcext:value-type="float">
            <text:p>1635</text:p>
          </table:table-cell>
          <table:table-cell table:formula="of:=[.Q54]/[.H54]" office:value-type="float" office:value="2.15415019762846" calcext:value-type="float">
            <text:p>2.15415019762846</text:p>
          </table:table-cell>
          <table:table-cell office:value-type="float" office:value="130" calcext:value-type="float">
            <text:p>130</text:p>
          </table:table-cell>
          <table:table-cell table:formula="of:=[.S54]/[.H54]" office:value-type="float" office:value="0.171277997364954" calcext:value-type="float">
            <text:p>0.171277997364954</text:p>
          </table:table-cell>
          <table:table-cell office:value-type="float" office:value="316" calcext:value-type="float">
            <text:p>316</text:p>
          </table:table-cell>
          <table:table-cell table:formula="of:=[.U54]/[.H54]" office:value-type="float" office:value="0.416337285902503" calcext:value-type="float">
            <text:p>0.416337285902503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formula="of:=[.W54]/[.$H54]" office:value-type="float" office:value="0.0329380764163373" calcext:value-type="float">
            <text:p>0.032938076416337</text:p>
          </table:table-cell>
          <table:table-cell table:formula="of:=[.X54]/[.$H54]" office:value-type="float" office:value="0.16600790513834" calcext:value-type="float">
            <text:p>0.16600790513834</text:p>
          </table:table-cell>
          <table:table-cell table:formula="of:=[.Y54]/[.$H54]" office:value-type="float" office:value="0.00527009222661397" calcext:value-type="float">
            <text:p>0.005270092226614</text:p>
          </table:table-cell>
          <table:table-cell table:formula="of:=[.Z54]/[.$H54]" office:value-type="float" office:value="0.0289855072463768" calcext:value-type="float">
            <text:p>0.028985507246377</text:p>
          </table:table-cell>
          <table:table-cell table:formula="of:=[.AA54]/[.$H54]" office:value-type="float" office:value="0.0764163372859025" calcext:value-type="float">
            <text:p>0.076416337285903</text:p>
          </table:table-cell>
          <table:table-cell table:formula="of:=[.AB54]/[.$H54]" office:value-type="float" office:value="0.111989459815547" calcext:value-type="float">
            <text:p>0.111989459815547</text:p>
          </table:table-cell>
          <table:table-cell table:formula="of:=[.AC54]/[.$H54]" office:value-type="float" office:value="1.42028985507246" calcext:value-type="float">
            <text:p>1.42028985507246</text:p>
          </table:table-cell>
          <table:table-cell table:formula="of:=[.AD54]/[.$H54]" office:value-type="float" office:value="0.0263504611330698" calcext:value-type="float">
            <text:p>0.02635046113307</text:p>
          </table:table-cell>
          <table:table-cell table:formula="of:=[.AE54]/[.$H54]" office:value-type="float" office:value="0.0500658761528327" calcext:value-type="float">
            <text:p>0.050065876152833</text:p>
          </table:table-cell>
          <table:table-cell table:formula="of:=[.AF54]/[.$H54]" office:value-type="float" office:value="0.0487483530961792" calcext:value-type="float">
            <text:p>0.048748353096179</text:p>
          </table:table-cell>
          <table:table-cell table:formula="of:=[.AG54]/[.$H54]" office:value-type="float" office:value="0.455862977602108" calcext:value-type="float">
            <text:p>0.455862977602108</text:p>
          </table:table-cell>
          <table:table-cell table:formula="of:=[.AH54]/[.$H54]" office:value-type="float" office:value="0.0250329380764163" calcext:value-type="float">
            <text:p>0.025032938076416</text:p>
          </table:table-cell>
          <table:table-cell table:formula="of:=[.AI54]/[.$H54]" office:value-type="float" office:value="0.0316205533596838" calcext:value-type="float">
            <text:p>0.031620553359684</text:p>
          </table:table-cell>
          <table:table-cell table:formula="of:=[.AJ54]/[.$H54]" office:value-type="float" office:value="0.0421607378129117" calcext:value-type="float">
            <text:p>0.042160737812912</text:p>
          </table:table-cell>
          <table:table-cell table:formula="of:=[.AK54]/[.$H54]" office:value-type="float" office:value="0.00527009222661397" calcext:value-type="float">
            <text:p>0.005270092226614</text:p>
          </table:table-cell>
          <table:table-cell table:formula="of:=[.AL54]/[.$H54]" office:value-type="float" office:value="0.0144927536231884" calcext:value-type="float">
            <text:p>0.014492753623188</text:p>
          </table:table-cell>
          <table:table-cell table:formula="of:=[.AM54]/[.$H54]" office:value-type="float" office:value="0.0237154150197628" calcext:value-type="float">
            <text:p>0.023715415019763</text:p>
          </table:table-cell>
          <table:table-cell table:formula="of:=[.AN54]/[.$H54]" office:value-type="float" office:value="0.0606060606060606" calcext:value-type="float">
            <text:p>0.060606060606061</text:p>
          </table:table-cell>
          <table:table-cell table:formula="of:=[.AO54]/[.$H54]" office:value-type="float" office:value="0.163372859025033" calcext:value-type="float">
            <text:p>0.163372859025033</text:p>
          </table:table-cell>
          <table:table-cell table:formula="of:=[.AP54]/[.$H54]" office:value-type="float" office:value="0.0184453227931489" calcext:value-type="float">
            <text:p>0.018445322793149</text:p>
          </table:table-cell>
          <table:table-cell table:formula="of:=[.AQ54]/[.$H54]" office:value-type="float" office:value="0.0368906455862978" calcext:value-type="float">
            <text:p>0.036890645586298</text:p>
          </table:table-cell>
          <table:table-cell table:formula="of:=[.AR54]/[.$H54]" office:value-type="float" office:value="0.0289855072463768" calcext:value-type="float">
            <text:p>0.028985507246377</text:p>
          </table:table-cell>
          <table:table-cell table:formula="of:=[.AS54]/[.$H54]" office:value-type="float" office:value="0.150197628458498" calcext:value-type="float">
            <text:p>0.150197628458498</text:p>
          </table:table-cell>
          <table:table-cell table:formula="of:=[.AT54]/[.$H54]" office:value-type="float" office:value="0.0118577075098814" calcext:value-type="float">
            <text:p>0.011857707509882</text:p>
          </table:table-cell>
          <table:table-cell table:formula="of:=[.AU54]/[.$H54]" office:value-type="float" office:value="0.000043396675120339" calcext:value-type="float">
            <text:p>4.3396675120339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0000CD</text:p>
          </table:table-cell>
          <table:table-cell table:formula="of:=HEX2DEC([.B55])" office:value-type="float" office:value="205" calcext:value-type="float">
            <text:p>205</text:p>
          </table:table-cell>
          <table:table-cell table:formula="of:=ORG.LIBREOFFICE.REGEX([.G55];&quot;--.*&quot;;&quot;&quot;;&quot;g&quot;)" office:value-type="string" office:string-value="N683S-K777R" calcext:value-type="string">
            <text:p>N683S-K777R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683S-K777R--D362-S900-Q925..U710-H12</text:p>
          </table:table-cell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516" calcext:value-type="float">
            <text:p>516</text:p>
          </table:table-cell>
          <table:table-cell office:value-type="float" office:value="0.0006953348" calcext:value-type="float">
            <text:p>0.0006953348</text:p>
          </table:table-cell>
          <table:table-cell office:value-type="float" office:value="1.52" calcext:value-type="float">
            <text:p>1.52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O55]/[.H55]" office:value-type="float" office:value="0.273560209424084" calcext:value-type="float">
            <text:p>0.273560209424084</text:p>
          </table:table-cell>
          <table:table-cell office:value-type="float" office:value="956" calcext:value-type="float">
            <text:p>956</text:p>
          </table:table-cell>
          <table:table-cell table:formula="of:=[.Q55]/[.H55]" office:value-type="float" office:value="1.25130890052356" calcext:value-type="float">
            <text:p>1.25130890052356</text:p>
          </table:table-cell>
          <table:table-cell office:value-type="float" office:value="155" calcext:value-type="float">
            <text:p>155</text:p>
          </table:table-cell>
          <table:table-cell table:formula="of:=[.S55]/[.H55]" office:value-type="float" office:value="0.202879581151832" calcext:value-type="float">
            <text:p>0.202879581151832</text:p>
          </table:table-cell>
          <table:table-cell office:value-type="float" office:value="361" calcext:value-type="float">
            <text:p>361</text:p>
          </table:table-cell>
          <table:table-cell table:formula="of:=[.U55]/[.H55]" office:value-type="float" office:value="0.472513089005236" calcext:value-type="float">
            <text:p>0.47251308900523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405" calcext:value-type="float">
            <text:p>40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09" calcext:value-type="float">
            <text:p>40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table:formula="of:=[.W55]/[.$H55]" office:value-type="float" office:value="0.0287958115183246" calcext:value-type="float">
            <text:p>0.028795811518325</text:p>
          </table:table-cell>
          <table:table-cell table:formula="of:=[.X55]/[.$H55]" office:value-type="float" office:value="0.0654450261780105" calcext:value-type="float">
            <text:p>0.065445026178011</text:p>
          </table:table-cell>
          <table:table-cell table:formula="of:=[.Y55]/[.$H55]" office:value-type="float" office:value="0.0222513089005236" calcext:value-type="float">
            <text:p>0.022251308900524</text:p>
          </table:table-cell>
          <table:table-cell table:formula="of:=[.Z55]/[.$H55]" office:value-type="float" office:value="0.0405759162303665" calcext:value-type="float">
            <text:p>0.040575916230367</text:p>
          </table:table-cell>
          <table:table-cell table:formula="of:=[.AA55]/[.$H55]" office:value-type="float" office:value="0.0471204188481675" calcext:value-type="float">
            <text:p>0.047120418848168</text:p>
          </table:table-cell>
          <table:table-cell table:formula="of:=[.AB55]/[.$H55]" office:value-type="float" office:value="0.120418848167539" calcext:value-type="float">
            <text:p>0.120418848167539</text:p>
          </table:table-cell>
          <table:table-cell table:formula="of:=[.AC55]/[.$H55]" office:value-type="float" office:value="0.530104712041885" calcext:value-type="float">
            <text:p>0.530104712041885</text:p>
          </table:table-cell>
          <table:table-cell table:formula="of:=[.AD55]/[.$H55]" office:value-type="float" office:value="0.0287958115183246" calcext:value-type="float">
            <text:p>0.028795811518325</text:p>
          </table:table-cell>
          <table:table-cell table:formula="of:=[.AE55]/[.$H55]" office:value-type="float" office:value="0.0523560209424084" calcext:value-type="float">
            <text:p>0.052356020942408</text:p>
          </table:table-cell>
          <table:table-cell table:formula="of:=[.AF55]/[.$H55]" office:value-type="float" office:value="0.0353403141361257" calcext:value-type="float">
            <text:p>0.035340314136126</text:p>
          </table:table-cell>
          <table:table-cell table:formula="of:=[.AG55]/[.$H55]" office:value-type="float" office:value="0.535340314136126" calcext:value-type="float">
            <text:p>0.535340314136126</text:p>
          </table:table-cell>
          <table:table-cell table:formula="of:=[.AH55]/[.$H55]" office:value-type="float" office:value="0.0183246073298429" calcext:value-type="float">
            <text:p>0.018324607329843</text:p>
          </table:table-cell>
          <table:table-cell table:formula="of:=[.AI55]/[.$H55]" office:value-type="float" office:value="0.0261780104712042" calcext:value-type="float">
            <text:p>0.026178010471204</text:p>
          </table:table-cell>
          <table:table-cell table:formula="of:=[.AJ55]/[.$H55]" office:value-type="float" office:value="0.0575916230366492" calcext:value-type="float">
            <text:p>0.057591623036649</text:p>
          </table:table-cell>
          <table:table-cell table:formula="of:=[.AK55]/[.$H55]" office:value-type="float" office:value="0.0209424083769633" calcext:value-type="float">
            <text:p>0.020942408376963</text:p>
          </table:table-cell>
          <table:table-cell table:formula="of:=[.AL55]/[.$H55]" office:value-type="float" office:value="0.0261780104712042" calcext:value-type="float">
            <text:p>0.026178010471204</text:p>
          </table:table-cell>
          <table:table-cell table:formula="of:=[.AM55]/[.$H55]" office:value-type="float" office:value="0.0209424083769633" calcext:value-type="float">
            <text:p>0.020942408376963</text:p>
          </table:table-cell>
          <table:table-cell table:formula="of:=[.AN55]/[.$H55]" office:value-type="float" office:value="0.0589005235602094" calcext:value-type="float">
            <text:p>0.05890052356021</text:p>
          </table:table-cell>
          <table:table-cell table:formula="of:=[.AO55]/[.$H55]" office:value-type="float" office:value="0.209424083769633" calcext:value-type="float">
            <text:p>0.209424083769633</text:p>
          </table:table-cell>
          <table:table-cell table:formula="of:=[.AP55]/[.$H55]" office:value-type="float" office:value="0.024869109947644" calcext:value-type="float">
            <text:p>0.024869109947644</text:p>
          </table:table-cell>
          <table:table-cell table:formula="of:=[.AQ55]/[.$H55]" office:value-type="float" office:value="0.0418848167539267" calcext:value-type="float">
            <text:p>0.041884816753927</text:p>
          </table:table-cell>
          <table:table-cell table:formula="of:=[.AR55]/[.$H55]" office:value-type="float" office:value="0.0287958115183246" calcext:value-type="float">
            <text:p>0.028795811518325</text:p>
          </table:table-cell>
          <table:table-cell table:formula="of:=[.AS55]/[.$H55]" office:value-type="float" office:value="0.146596858638743" calcext:value-type="float">
            <text:p>0.146596858638743</text:p>
          </table:table-cell>
          <table:table-cell table:formula="of:=[.AT55]/[.$H55]" office:value-type="float" office:value="0.0130890052356021" calcext:value-type="float">
            <text:p>0.013089005235602</text:p>
          </table:table-cell>
          <table:table-cell table:formula="of:=[.AU55]/[.$H55]" office:value-type="float" office:value="0.0000376908527726762" calcext:value-type="float">
            <text:p>3.76908527726762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0000CD</text:p>
          </table:table-cell>
          <table:table-cell table:formula="of:=HEX2DEC([.B56])" office:value-type="float" office:value="205" calcext:value-type="float">
            <text:p>205</text:p>
          </table:table-cell>
          <table:table-cell table:formula="of:=ORG.LIBREOFFICE.REGEX([.G56];&quot;--.*&quot;;&quot;&quot;;&quot;g&quot;)" office:value-type="string" office:string-value="N683S-K777R" calcext:value-type="string">
            <text:p>N683S-K777R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683S-K777R--D362-S900-Q925..U710-H10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2266" calcext:value-type="float">
            <text:p>2266</text:p>
          </table:table-cell>
          <table:table-cell office:value-type="float" office:value="554" calcext:value-type="float">
            <text:p>554</text:p>
          </table:table-cell>
          <table:table-cell office:value-type="float" office:value="0.001212779" calcext:value-type="float">
            <text:p>0.001212779</text:p>
          </table:table-cell>
          <table:table-cell office:value-type="float" office:value="2.66" calcext:value-type="float">
            <text:p>2.66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table:formula="of:=[.O56]/[.H56]" office:value-type="float" office:value="0.286384976525822" calcext:value-type="float">
            <text:p>0.286384976525822</text:p>
          </table:table-cell>
          <table:table-cell office:value-type="float" office:value="2022" calcext:value-type="float">
            <text:p>2022</text:p>
          </table:table-cell>
          <table:table-cell table:formula="of:=[.Q56]/[.H56]" office:value-type="float" office:value="2.37323943661972" calcext:value-type="float">
            <text:p>2.37323943661972</text:p>
          </table:table-cell>
          <table:table-cell office:value-type="float" office:value="153" calcext:value-type="float">
            <text:p>153</text:p>
          </table:table-cell>
          <table:table-cell table:formula="of:=[.S56]/[.H56]" office:value-type="float" office:value="0.179577464788732" calcext:value-type="float">
            <text:p>0.179577464788732</text:p>
          </table:table-cell>
          <table:table-cell office:value-type="float" office:value="401" calcext:value-type="float">
            <text:p>401</text:p>
          </table:table-cell>
          <table:table-cell table:formula="of:=[.U56]/[.H56]" office:value-type="float" office:value="0.470657276995305" calcext:value-type="float">
            <text:p>0.470657276995305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72" calcext:value-type="float">
            <text:p>272</text:p>
          </table:table-cell>
          <table:table-cell office:value-type="float" office:value="843" calcext:value-type="float">
            <text:p>843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67" calcext:value-type="float">
            <text:p>66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table:formula="of:=[.W56]/[.$H56]" office:value-type="float" office:value="0.0117370892018779" calcext:value-type="float">
            <text:p>0.011737089201878</text:p>
          </table:table-cell>
          <table:table-cell table:formula="of:=[.X56]/[.$H56]" office:value-type="float" office:value="0.28169014084507" calcext:value-type="float">
            <text:p>0.28169014084507</text:p>
          </table:table-cell>
          <table:table-cell table:formula="of:=[.Y56]/[.$H56]" office:value-type="float" office:value="0.00469483568075117" calcext:value-type="float">
            <text:p>0.004694835680751</text:p>
          </table:table-cell>
          <table:table-cell table:formula="of:=[.Z56]/[.$H56]" office:value-type="float" office:value="0.0586854460093897" calcext:value-type="float">
            <text:p>0.05868544600939</text:p>
          </table:table-cell>
          <table:table-cell table:formula="of:=[.AA56]/[.$H56]" office:value-type="float" office:value="0.0457746478873239" calcext:value-type="float">
            <text:p>0.045774647887324</text:p>
          </table:table-cell>
          <table:table-cell table:formula="of:=[.AB56]/[.$H56]" office:value-type="float" office:value="0.31924882629108" calcext:value-type="float">
            <text:p>0.31924882629108</text:p>
          </table:table-cell>
          <table:table-cell table:formula="of:=[.AC56]/[.$H56]" office:value-type="float" office:value="0.98943661971831" calcext:value-type="float">
            <text:p>0.98943661971831</text:p>
          </table:table-cell>
          <table:table-cell table:formula="of:=[.AD56]/[.$H56]" office:value-type="float" office:value="0.0434272300469484" calcext:value-type="float">
            <text:p>0.043427230046948</text:p>
          </table:table-cell>
          <table:table-cell table:formula="of:=[.AE56]/[.$H56]" office:value-type="float" office:value="0.0363849765258216" calcext:value-type="float">
            <text:p>0.036384976525822</text:p>
          </table:table-cell>
          <table:table-cell table:formula="of:=[.AF56]/[.$H56]" office:value-type="float" office:value="0.0657276995305164" calcext:value-type="float">
            <text:p>0.065727699530517</text:p>
          </table:table-cell>
          <table:table-cell table:formula="of:=[.AG56]/[.$H56]" office:value-type="float" office:value="0.782863849765258" calcext:value-type="float">
            <text:p>0.782863849765258</text:p>
          </table:table-cell>
          <table:table-cell table:formula="of:=[.AH56]/[.$H56]" office:value-type="float" office:value="0.0199530516431925" calcext:value-type="float">
            <text:p>0.019953051643193</text:p>
          </table:table-cell>
          <table:table-cell table:formula="of:=[.AI56]/[.$H56]" office:value-type="float" office:value="0.0105633802816901" calcext:value-type="float">
            <text:p>0.01056338028169</text:p>
          </table:table-cell>
          <table:table-cell table:formula="of:=[.AJ56]/[.$H56]" office:value-type="float" office:value="0.0539906103286385" calcext:value-type="float">
            <text:p>0.053990610328639</text:p>
          </table:table-cell>
          <table:table-cell table:formula="of:=[.AK56]/[.$H56]" office:value-type="float" office:value="0.00469483568075117" calcext:value-type="float">
            <text:p>0.004694835680751</text:p>
          </table:table-cell>
          <table:table-cell table:formula="of:=[.AL56]/[.$H56]" office:value-type="float" office:value="0.0234741784037559" calcext:value-type="float">
            <text:p>0.023474178403756</text:p>
          </table:table-cell>
          <table:table-cell table:formula="of:=[.AM56]/[.$H56]" office:value-type="float" office:value="0.0199530516431925" calcext:value-type="float">
            <text:p>0.019953051643193</text:p>
          </table:table-cell>
          <table:table-cell table:formula="of:=[.AN56]/[.$H56]" office:value-type="float" office:value="0.0563380281690141" calcext:value-type="float">
            <text:p>0.056338028169014</text:p>
          </table:table-cell>
          <table:table-cell table:formula="of:=[.AO56]/[.$H56]" office:value-type="float" office:value="0.192488262910798" calcext:value-type="float">
            <text:p>0.192488262910798</text:p>
          </table:table-cell>
          <table:table-cell table:formula="of:=[.AP56]/[.$H56]" office:value-type="float" office:value="0.0375586854460094" calcext:value-type="float">
            <text:p>0.037558685446009</text:p>
          </table:table-cell>
          <table:table-cell table:formula="of:=[.AQ56]/[.$H56]" office:value-type="float" office:value="0.0269953051643192" calcext:value-type="float">
            <text:p>0.026995305164319</text:p>
          </table:table-cell>
          <table:table-cell table:formula="of:=[.AR56]/[.$H56]" office:value-type="float" office:value="0.0446009389671362" calcext:value-type="float">
            <text:p>0.044600938967136</text:p>
          </table:table-cell>
          <table:table-cell table:formula="of:=[.AS56]/[.$H56]" office:value-type="float" office:value="0.167840375586854" calcext:value-type="float">
            <text:p>0.167840375586854</text:p>
          </table:table-cell>
          <table:table-cell table:formula="of:=[.AT56]/[.$H56]" office:value-type="float" office:value="0.0117370892018779" calcext:value-type="float">
            <text:p>0.011737089201878</text:p>
          </table:table-cell>
          <table:table-cell table:formula="of:=[.AU56]/[.$H56]" office:value-type="float" office:value="0.000013775926293284" calcext:value-type="float">
            <text:p>1.3775926293284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FFA500</text:p>
          </table:table-cell>
          <table:table-cell table:formula="of:=HEX2DEC([.B57])" office:value-type="float" office:value="16753920" calcext:value-type="float">
            <text:p>16753920</text:p>
          </table:table-cell>
          <table:table-cell table:formula="of:=ORG.LIBREOFFICE.REGEX([.G57];&quot;--.*&quot;;&quot;&quot;;&quot;g&quot;)" office:value-type="string" office:string-value="N449D" calcext:value-type="string">
            <text:p>N449D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449D--R845..U15-G7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908" calcext:value-type="float">
            <text:p>1908</text:p>
          </table:table-cell>
          <table:table-cell office:value-type="float" office:value="445" calcext:value-type="float">
            <text:p>445</text:p>
          </table:table-cell>
          <table:table-cell office:value-type="float" office:value="0.0045791634" calcext:value-type="float">
            <text:p>0.0045791634</text:p>
          </table:table-cell>
          <table:table-cell office:value-type="float" office:value="10.04" calcext:value-type="float">
            <text:p>10.04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formula="of:=[.O57]/[.H57]" office:value-type="float" office:value="0.352631578947368" calcext:value-type="float">
            <text:p>0.352631578947368</text:p>
          </table:table-cell>
          <table:table-cell office:value-type="float" office:value="1841" calcext:value-type="float">
            <text:p>1841</text:p>
          </table:table-cell>
          <table:table-cell table:formula="of:=[.Q57]/[.H57]" office:value-type="float" office:value="9.68947368421053" calcext:value-type="float">
            <text:p>9.68947368421053</text:p>
          </table:table-cell>
          <table:table-cell office:value-type="float" office:value="39" calcext:value-type="float">
            <text:p>39</text:p>
          </table:table-cell>
          <table:table-cell table:formula="of:=[.S57]/[.H57]" office:value-type="float" office:value="0.205263157894737" calcext:value-type="float">
            <text:p>0.205263157894737</text:p>
          </table:table-cell>
          <table:table-cell office:value-type="float" office:value="406" calcext:value-type="float">
            <text:p>406</text:p>
          </table:table-cell>
          <table:table-cell table:formula="of:=[.U57]/[.H57]" office:value-type="float" office:value="2.13684210526316" calcext:value-type="float">
            <text:p>2.13684210526316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351" calcext:value-type="float">
            <text:p>35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68" calcext:value-type="float">
            <text:p>46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[.W57]/[.$H57]" office:value-type="float" office:value="0.0263157894736842" calcext:value-type="float">
            <text:p>0.026315789473684</text:p>
          </table:table-cell>
          <table:table-cell table:formula="of:=[.X57]/[.$H57]" office:value-type="float" office:value="1.82631578947368" calcext:value-type="float">
            <text:p>1.82631578947368</text:p>
          </table:table-cell>
          <table:table-cell table:formula="of:=[.Y57]/[.$H57]" office:value-type="float" office:value="0" calcext:value-type="float">
            <text:p>0</text:p>
          </table:table-cell>
          <table:table-cell table:formula="of:=[.Z57]/[.$H57]" office:value-type="float" office:value="0.0157894736842105" calcext:value-type="float">
            <text:p>0.015789473684211</text:p>
          </table:table-cell>
          <table:table-cell table:formula="of:=[.AA57]/[.$H57]" office:value-type="float" office:value="0" calcext:value-type="float">
            <text:p>0</text:p>
          </table:table-cell>
          <table:table-cell table:formula="of:=[.AB57]/[.$H57]" office:value-type="float" office:value="3.55263157894737" calcext:value-type="float">
            <text:p>3.55263157894737</text:p>
          </table:table-cell>
          <table:table-cell table:formula="of:=[.AC57]/[.$H57]" office:value-type="float" office:value="1.84736842105263" calcext:value-type="float">
            <text:p>1.84736842105263</text:p>
          </table:table-cell>
          <table:table-cell table:formula="of:=[.AD57]/[.$H57]" office:value-type="float" office:value="0.0631578947368421" calcext:value-type="float">
            <text:p>0.063157894736842</text:p>
          </table:table-cell>
          <table:table-cell table:formula="of:=[.AE57]/[.$H57]" office:value-type="float" office:value="0.0789473684210526" calcext:value-type="float">
            <text:p>0.078947368421053</text:p>
          </table:table-cell>
          <table:table-cell table:formula="of:=[.AF57]/[.$H57]" office:value-type="float" office:value="0.0315789473684211" calcext:value-type="float">
            <text:p>0.031578947368421</text:p>
          </table:table-cell>
          <table:table-cell table:formula="of:=[.AG57]/[.$H57]" office:value-type="float" office:value="2.46315789473684" calcext:value-type="float">
            <text:p>2.46315789473684</text:p>
          </table:table-cell>
          <table:table-cell table:formula="of:=[.AH57]/[.$H57]" office:value-type="float" office:value="0.136842105263158" calcext:value-type="float">
            <text:p>0.136842105263158</text:p>
          </table:table-cell>
          <table:table-cell table:formula="of:=[.AI57]/[.$H57]" office:value-type="float" office:value="0.0210526315789474" calcext:value-type="float">
            <text:p>0.021052631578947</text:p>
          </table:table-cell>
          <table:table-cell table:formula="of:=[.AJ57]/[.$H57]" office:value-type="float" office:value="0.589473684210526" calcext:value-type="float">
            <text:p>0.589473684210526</text:p>
          </table:table-cell>
          <table:table-cell table:formula="of:=[.AK57]/[.$H57]" office:value-type="float" office:value="0" calcext:value-type="float">
            <text:p>0</text:p>
          </table:table-cell>
          <table:table-cell table:formula="of:=[.AL57]/[.$H57]" office:value-type="float" office:value="0.0157894736842105" calcext:value-type="float">
            <text:p>0.015789473684211</text:p>
          </table:table-cell>
          <table:table-cell table:formula="of:=[.AM57]/[.$H57]" office:value-type="float" office:value="0" calcext:value-type="float">
            <text:p>0</text:p>
          </table:table-cell>
          <table:table-cell table:formula="of:=[.AN57]/[.$H57]" office:value-type="float" office:value="0.8" calcext:value-type="float">
            <text:p>0.8</text:p>
          </table:table-cell>
          <table:table-cell table:formula="of:=[.AO57]/[.$H57]" office:value-type="float" office:value="0.447368421052632" calcext:value-type="float">
            <text:p>0.447368421052632</text:p>
          </table:table-cell>
          <table:table-cell table:formula="of:=[.AP57]/[.$H57]" office:value-type="float" office:value="0.0526315789473684" calcext:value-type="float">
            <text:p>0.052631578947369</text:p>
          </table:table-cell>
          <table:table-cell table:formula="of:=[.AQ57]/[.$H57]" office:value-type="float" office:value="0.0473684210526316" calcext:value-type="float">
            <text:p>0.047368421052632</text:p>
          </table:table-cell>
          <table:table-cell table:formula="of:=[.AR57]/[.$H57]" office:value-type="float" office:value="0.0315789473684211" calcext:value-type="float">
            <text:p>0.031578947368421</text:p>
          </table:table-cell>
          <table:table-cell table:formula="of:=[.AS57]/[.$H57]" office:value-type="float" office:value="0.3" calcext:value-type="float">
            <text:p>0.3</text:p>
          </table:table-cell>
          <table:table-cell table:formula="of:=[.AT57]/[.$H57]" office:value-type="float" office:value="0.0368421052631579" calcext:value-type="float">
            <text:p>0.036842105263158</text:p>
          </table:table-cell>
          <table:table-cell table:formula="of:=[.AU57]/[.$H57]" office:value-type="float" office:value="0.000138504155124654" calcext:value-type="float">
            <text:p>0.00013850415512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FFA500</text:p>
          </table:table-cell>
          <table:table-cell table:formula="of:=HEX2DEC([.B58])" office:value-type="float" office:value="16753920" calcext:value-type="float">
            <text:p>16753920</text:p>
          </table:table-cell>
          <table:table-cell table:formula="of:=ORG.LIBREOFFICE.REGEX([.G58];&quot;--.*&quot;;&quot;&quot;;&quot;g&quot;)" office:value-type="string" office:string-value="N449D" calcext:value-type="string">
            <text:p>N449D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449D--R845..U15-G1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841" calcext:value-type="float">
            <text:p>3841</text:p>
          </table:table-cell>
          <table:table-cell office:value-type="float" office:value="794" calcext:value-type="float">
            <text:p>794</text:p>
          </table:table-cell>
          <table:table-cell office:value-type="float" office:value="0.0048250193" calcext:value-type="float">
            <text:p>0.0048250193</text:p>
          </table:table-cell>
          <table:table-cell office:value-type="float" office:value="10.58" calcext:value-type="float">
            <text:p>10.58</text:p>
          </table:table-cell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table:formula="of:=[.O58]/[.H58]" office:value-type="float" office:value="0.650137741046832" calcext:value-type="float">
            <text:p>0.650137741046832</text:p>
          </table:table-cell>
          <table:table-cell office:value-type="float" office:value="3605" calcext:value-type="float">
            <text:p>3605</text:p>
          </table:table-cell>
          <table:table-cell table:formula="of:=[.Q58]/[.H58]" office:value-type="float" office:value="9.93112947658402" calcext:value-type="float">
            <text:p>9.93112947658402</text:p>
          </table:table-cell>
          <table:table-cell office:value-type="float" office:value="101" calcext:value-type="float">
            <text:p>101</text:p>
          </table:table-cell>
          <table:table-cell table:formula="of:=[.S58]/[.H58]" office:value-type="float" office:value="0.278236914600551" calcext:value-type="float">
            <text:p>0.278236914600551</text:p>
          </table:table-cell>
          <table:table-cell office:value-type="float" office:value="693" calcext:value-type="float">
            <text:p>693</text:p>
          </table:table-cell>
          <table:table-cell table:formula="of:=[.U58]/[.H58]" office:value-type="float" office:value="1.90909090909091" calcext:value-type="float">
            <text:p>1.90909090909091</text:p>
          </table:table-cell>
          <table:table-cell office:value-type="float" office:value="10" calcext:value-type="float">
            <text:p>10</text:p>
          </table:table-cell>
          <table:table-cell office:value-type="float" office:value="768" calcext:value-type="float">
            <text:p>768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021" calcext:value-type="float">
            <text:p>1021</text:p>
          </table:table-cell>
          <table:table-cell office:value-type="float" office:value="838" calcext:value-type="float">
            <text:p>838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978" calcext:value-type="float">
            <text:p>97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formula="of:=[.W58]/[.$H58]" office:value-type="float" office:value="0.0275482093663912" calcext:value-type="float">
            <text:p>0.027548209366391</text:p>
          </table:table-cell>
          <table:table-cell table:formula="of:=[.X58]/[.$H58]" office:value-type="float" office:value="2.11570247933884" calcext:value-type="float">
            <text:p>2.11570247933884</text:p>
          </table:table-cell>
          <table:table-cell table:formula="of:=[.Y58]/[.$H58]" office:value-type="float" office:value="0.0330578512396694" calcext:value-type="float">
            <text:p>0.03305785123967</text:p>
          </table:table-cell>
          <table:table-cell table:formula="of:=[.Z58]/[.$H58]" office:value-type="float" office:value="0.333333333333333" calcext:value-type="float">
            <text:p>0.333333333333333</text:p>
          </table:table-cell>
          <table:table-cell table:formula="of:=[.AA58]/[.$H58]" office:value-type="float" office:value="0.0192837465564738" calcext:value-type="float">
            <text:p>0.019283746556474</text:p>
          </table:table-cell>
          <table:table-cell table:formula="of:=[.AB58]/[.$H58]" office:value-type="float" office:value="2.81267217630854" calcext:value-type="float">
            <text:p>2.81267217630854</text:p>
          </table:table-cell>
          <table:table-cell table:formula="of:=[.AC58]/[.$H58]" office:value-type="float" office:value="2.30853994490358" calcext:value-type="float">
            <text:p>2.30853994490358</text:p>
          </table:table-cell>
          <table:table-cell table:formula="of:=[.AD58]/[.$H58]" office:value-type="float" office:value="0.0192837465564738" calcext:value-type="float">
            <text:p>0.019283746556474</text:p>
          </table:table-cell>
          <table:table-cell table:formula="of:=[.AE58]/[.$H58]" office:value-type="float" office:value="0.146005509641873" calcext:value-type="float">
            <text:p>0.146005509641873</text:p>
          </table:table-cell>
          <table:table-cell table:formula="of:=[.AF58]/[.$H58]" office:value-type="float" office:value="0.0247933884297521" calcext:value-type="float">
            <text:p>0.024793388429752</text:p>
          </table:table-cell>
          <table:table-cell table:formula="of:=[.AG58]/[.$H58]" office:value-type="float" office:value="2.69421487603306" calcext:value-type="float">
            <text:p>2.69421487603306</text:p>
          </table:table-cell>
          <table:table-cell table:formula="of:=[.AH58]/[.$H58]" office:value-type="float" office:value="0.046831955922865" calcext:value-type="float">
            <text:p>0.046831955922865</text:p>
          </table:table-cell>
          <table:table-cell table:formula="of:=[.AI58]/[.$H58]" office:value-type="float" office:value="0.0247933884297521" calcext:value-type="float">
            <text:p>0.024793388429752</text:p>
          </table:table-cell>
          <table:table-cell table:formula="of:=[.AJ58]/[.$H58]" office:value-type="float" office:value="0.490358126721763" calcext:value-type="float">
            <text:p>0.490358126721763</text:p>
          </table:table-cell>
          <table:table-cell table:formula="of:=[.AK58]/[.$H58]" office:value-type="float" office:value="0.0330578512396694" calcext:value-type="float">
            <text:p>0.03305785123967</text:p>
          </table:table-cell>
          <table:table-cell table:formula="of:=[.AL58]/[.$H58]" office:value-type="float" office:value="0.0633608815426997" calcext:value-type="float">
            <text:p>0.0633608815427</text:p>
          </table:table-cell>
          <table:table-cell table:formula="of:=[.AM58]/[.$H58]" office:value-type="float" office:value="0.0192837465564738" calcext:value-type="float">
            <text:p>0.019283746556474</text:p>
          </table:table-cell>
          <table:table-cell table:formula="of:=[.AN58]/[.$H58]" office:value-type="float" office:value="0.674931129476584" calcext:value-type="float">
            <text:p>0.674931129476584</text:p>
          </table:table-cell>
          <table:table-cell table:formula="of:=[.AO58]/[.$H58]" office:value-type="float" office:value="0.446280991735537" calcext:value-type="float">
            <text:p>0.446280991735537</text:p>
          </table:table-cell>
          <table:table-cell table:formula="of:=[.AP58]/[.$H58]" office:value-type="float" office:value="0.0192837465564738" calcext:value-type="float">
            <text:p>0.019283746556474</text:p>
          </table:table-cell>
          <table:table-cell table:formula="of:=[.AQ58]/[.$H58]" office:value-type="float" office:value="0.0661157024793388" calcext:value-type="float">
            <text:p>0.066115702479339</text:p>
          </table:table-cell>
          <table:table-cell table:formula="of:=[.AR58]/[.$H58]" office:value-type="float" office:value="0.0247933884297521" calcext:value-type="float">
            <text:p>0.024793388429752</text:p>
          </table:table-cell>
          <table:table-cell table:formula="of:=[.AS58]/[.$H58]" office:value-type="float" office:value="0.297520661157025" calcext:value-type="float">
            <text:p>0.297520661157025</text:p>
          </table:table-cell>
          <table:table-cell table:formula="of:=[.AT58]/[.$H58]" office:value-type="float" office:value="0.0275482093663912" calcext:value-type="float">
            <text:p>0.027548209366391</text:p>
          </table:table-cell>
          <table:table-cell table:formula="of:=[.AU58]/[.$H58]" office:value-type="float" office:value="0.0000758903839294523" calcext:value-type="float">
            <text:p>7.58903839294523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B4513</text:p>
          </table:table-cell>
          <table:table-cell table:formula="of:=HEX2DEC([.B59])" office:value-type="float" office:value="9127187" calcext:value-type="float">
            <text:p>9127187</text:p>
          </table:table-cell>
          <table:table-cell table:formula="of:=ORG.LIBREOFFICE.REGEX([.G59];&quot;--.*&quot;;&quot;&quot;;&quot;g&quot;)" office:value-type="string" office:string-value="N282D-F304L-A458S" calcext:value-type="string">
            <text:p>N282D-F304L-A458S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282D-F304L-A458S--V524..U14-E4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586" calcext:value-type="float">
            <text:p>586</text:p>
          </table:table-cell>
          <table:table-cell office:value-type="float" office:value="0.0046861768" calcext:value-type="float">
            <text:p>0.0046861768</text:p>
          </table:table-cell>
          <table:table-cell office:value-type="float" office:value="10.28" calcext:value-type="float">
            <text:p>10.28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formula="of:=[.O59]/[.H59]" office:value-type="float" office:value="0.4375" calcext:value-type="float">
            <text:p>0.4375</text:p>
          </table:table-cell>
          <table:table-cell office:value-type="float" office:value="2204" calcext:value-type="float">
            <text:p>2204</text:p>
          </table:table-cell>
          <table:table-cell table:formula="of:=[.Q59]/[.H59]" office:value-type="float" office:value="9.83928571428571" calcext:value-type="float">
            <text:p>9.83928571428571</text:p>
          </table:table-cell>
          <table:table-cell office:value-type="float" office:value="42" calcext:value-type="float">
            <text:p>42</text:p>
          </table:table-cell>
          <table:table-cell table:formula="of:=[.S59]/[.H59]" office:value-type="float" office:value="0.1875" calcext:value-type="float">
            <text:p>0.1875</text:p>
          </table:table-cell>
          <table:table-cell office:value-type="float" office:value="544" calcext:value-type="float">
            <text:p>544</text:p>
          </table:table-cell>
          <table:table-cell table:formula="of:=[.U59]/[.H59]" office:value-type="float" office:value="2.42857142857143" calcext:value-type="float">
            <text:p>2.42857142857143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354" calcext:value-type="float">
            <text:p>35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[.W59]/[.$H59]" office:value-type="float" office:value="0.0133928571428571" calcext:value-type="float">
            <text:p>0.013392857142857</text:p>
          </table:table-cell>
          <table:table-cell table:formula="of:=[.X59]/[.$H59]" office:value-type="float" office:value="1.90625" calcext:value-type="float">
            <text:p>1.90625</text:p>
          </table:table-cell>
          <table:table-cell table:formula="of:=[.Y59]/[.$H59]" office:value-type="float" office:value="0" calcext:value-type="float">
            <text:p>0</text:p>
          </table:table-cell>
          <table:table-cell table:formula="of:=[.Z59]/[.$H59]" office:value-type="float" office:value="0.0714285714285714" calcext:value-type="float">
            <text:p>0.071428571428572</text:p>
          </table:table-cell>
          <table:table-cell table:formula="of:=[.AA59]/[.$H59]" office:value-type="float" office:value="0" calcext:value-type="float">
            <text:p>0</text:p>
          </table:table-cell>
          <table:table-cell table:formula="of:=[.AB59]/[.$H59]" office:value-type="float" office:value="5.62946428571429" calcext:value-type="float">
            <text:p>5.62946428571429</text:p>
          </table:table-cell>
          <table:table-cell table:formula="of:=[.AC59]/[.$H59]" office:value-type="float" office:value="1.58035714285714" calcext:value-type="float">
            <text:p>1.58035714285714</text:p>
          </table:table-cell>
          <table:table-cell table:formula="of:=[.AD59]/[.$H59]" office:value-type="float" office:value="0.0625" calcext:value-type="float">
            <text:p>0.0625</text:p>
          </table:table-cell>
          <table:table-cell table:formula="of:=[.AE59]/[.$H59]" office:value-type="float" office:value="0.0714285714285714" calcext:value-type="float">
            <text:p>0.071428571428572</text:p>
          </table:table-cell>
          <table:table-cell table:formula="of:=[.AF59]/[.$H59]" office:value-type="float" office:value="0.0178571428571429" calcext:value-type="float">
            <text:p>0.017857142857143</text:p>
          </table:table-cell>
          <table:table-cell table:formula="of:=[.AG59]/[.$H59]" office:value-type="float" office:value="0.723214285714286" calcext:value-type="float">
            <text:p>0.723214285714286</text:p>
          </table:table-cell>
          <table:table-cell table:formula="of:=[.AH59]/[.$H59]" office:value-type="float" office:value="0.200892857142857" calcext:value-type="float">
            <text:p>0.200892857142857</text:p>
          </table:table-cell>
          <table:table-cell table:formula="of:=[.AI59]/[.$H59]" office:value-type="float" office:value="0.0133928571428571" calcext:value-type="float">
            <text:p>0.013392857142857</text:p>
          </table:table-cell>
          <table:table-cell table:formula="of:=[.AJ59]/[.$H59]" office:value-type="float" office:value="0.598214285714286" calcext:value-type="float">
            <text:p>0.598214285714286</text:p>
          </table:table-cell>
          <table:table-cell table:formula="of:=[.AK59]/[.$H59]" office:value-type="float" office:value="0" calcext:value-type="float">
            <text:p>0</text:p>
          </table:table-cell>
          <table:table-cell table:formula="of:=[.AL59]/[.$H59]" office:value-type="float" office:value="0.0357142857142857" calcext:value-type="float">
            <text:p>0.035714285714286</text:p>
          </table:table-cell>
          <table:table-cell table:formula="of:=[.AM59]/[.$H59]" office:value-type="float" office:value="0" calcext:value-type="float">
            <text:p>0</text:p>
          </table:table-cell>
          <table:table-cell table:formula="of:=[.AN59]/[.$H59]" office:value-type="float" office:value="1.00892857142857" calcext:value-type="float">
            <text:p>1.00892857142857</text:p>
          </table:table-cell>
          <table:table-cell table:formula="of:=[.AO59]/[.$H59]" office:value-type="float" office:value="0.522321428571429" calcext:value-type="float">
            <text:p>0.522321428571429</text:p>
          </table:table-cell>
          <table:table-cell table:formula="of:=[.AP59]/[.$H59]" office:value-type="float" office:value="0.0625" calcext:value-type="float">
            <text:p>0.0625</text:p>
          </table:table-cell>
          <table:table-cell table:formula="of:=[.AQ59]/[.$H59]" office:value-type="float" office:value="0.03125" calcext:value-type="float">
            <text:p>0.03125</text:p>
          </table:table-cell>
          <table:table-cell table:formula="of:=[.AR59]/[.$H59]" office:value-type="float" office:value="0.0178571428571429" calcext:value-type="float">
            <text:p>0.017857142857143</text:p>
          </table:table-cell>
          <table:table-cell table:formula="of:=[.AS59]/[.$H59]" office:value-type="float" office:value="0.299107142857143" calcext:value-type="float">
            <text:p>0.299107142857143</text:p>
          </table:table-cell>
          <table:table-cell table:formula="of:=[.AT59]/[.$H59]" office:value-type="float" office:value="0.0267857142857143" calcext:value-type="float">
            <text:p>0.026785714285714</text:p>
          </table:table-cell>
          <table:table-cell table:formula="of:=[.AU59]/[.$H59]" office:value-type="float" office:value="0.0000597895408163265" calcext:value-type="float">
            <text:p>5.97895408163265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B4513</text:p>
          </table:table-cell>
          <table:table-cell table:formula="of:=HEX2DEC([.B60])" office:value-type="float" office:value="9127187" calcext:value-type="float">
            <text:p>9127187</text:p>
          </table:table-cell>
          <table:table-cell table:formula="of:=ORG.LIBREOFFICE.REGEX([.G60];&quot;--.*&quot;;&quot;&quot;;&quot;g&quot;)" office:value-type="string" office:string-value="N259Y-R395K" calcext:value-type="string">
            <text:p>N259Y-R395K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259Y-R395K--H609..U58-C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028" calcext:value-type="float">
            <text:p>2028</text:p>
          </table:table-cell>
          <table:table-cell office:value-type="float" office:value="562" calcext:value-type="float">
            <text:p>562</text:p>
          </table:table-cell>
          <table:table-cell office:value-type="float" office:value="0.0050258728" calcext:value-type="float">
            <text:p>0.0050258728</text:p>
          </table:table-cell>
          <table:table-cell office:value-type="float" office:value="11.02" calcext:value-type="float">
            <text:p>11.02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formula="of:=[.O60]/[.H60]" office:value-type="float" office:value="0.353260869565217" calcext:value-type="float">
            <text:p>0.353260869565217</text:p>
          </table:table-cell>
          <table:table-cell office:value-type="float" office:value="1963" calcext:value-type="float">
            <text:p>1963</text:p>
          </table:table-cell>
          <table:table-cell table:formula="of:=[.Q60]/[.H60]" office:value-type="float" office:value="10.6684782608696" calcext:value-type="float">
            <text:p>10.6684782608696</text:p>
          </table:table-cell>
          <table:table-cell office:value-type="float" office:value="55" calcext:value-type="float">
            <text:p>55</text:p>
          </table:table-cell>
          <table:table-cell table:formula="of:=[.S60]/[.H60]" office:value-type="float" office:value="0.298913043478261" calcext:value-type="float">
            <text:p>0.298913043478261</text:p>
          </table:table-cell>
          <table:table-cell office:value-type="float" office:value="507" calcext:value-type="float">
            <text:p>507</text:p>
          </table:table-cell>
          <table:table-cell table:formula="of:=[.U60]/[.H60]" office:value-type="float" office:value="2.7554347826087" calcext:value-type="float">
            <text:p>2.7554347826087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03" calcext:value-type="float">
            <text:p>1103</text:p>
          </table:table-cell>
          <table:table-cell office:value-type="float" office:value="417" calcext:value-type="float">
            <text:p>41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8" calcext:value-type="float">
            <text:p>20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formula="of:=[.W60]/[.$H60]" office:value-type="float" office:value="0.016304347826087" calcext:value-type="float">
            <text:p>0.016304347826087</text:p>
          </table:table-cell>
          <table:table-cell table:formula="of:=[.X60]/[.$H60]" office:value-type="float" office:value="1.27717391304348" calcext:value-type="float">
            <text:p>1.27717391304348</text:p>
          </table:table-cell>
          <table:table-cell table:formula="of:=[.Y60]/[.$H60]" office:value-type="float" office:value="0.0108695652173913" calcext:value-type="float">
            <text:p>0.010869565217391</text:p>
          </table:table-cell>
          <table:table-cell table:formula="of:=[.Z60]/[.$H60]" office:value-type="float" office:value="0.0434782608695652" calcext:value-type="float">
            <text:p>0.043478260869565</text:p>
          </table:table-cell>
          <table:table-cell table:formula="of:=[.AA60]/[.$H60]" office:value-type="float" office:value="0.0108695652173913" calcext:value-type="float">
            <text:p>0.010869565217391</text:p>
          </table:table-cell>
          <table:table-cell table:formula="of:=[.AB60]/[.$H60]" office:value-type="float" office:value="5.9945652173913" calcext:value-type="float">
            <text:p>5.9945652173913</text:p>
          </table:table-cell>
          <table:table-cell table:formula="of:=[.AC60]/[.$H60]" office:value-type="float" office:value="2.26630434782609" calcext:value-type="float">
            <text:p>2.26630434782609</text:p>
          </table:table-cell>
          <table:table-cell table:formula="of:=[.AD60]/[.$H60]" office:value-type="float" office:value="0.0380434782608696" calcext:value-type="float">
            <text:p>0.03804347826087</text:p>
          </table:table-cell>
          <table:table-cell table:formula="of:=[.AE60]/[.$H60]" office:value-type="float" office:value="0.0869565217391304" calcext:value-type="float">
            <text:p>0.086956521739131</text:p>
          </table:table-cell>
          <table:table-cell table:formula="of:=[.AF60]/[.$H60]" office:value-type="float" office:value="0.0706521739130435" calcext:value-type="float">
            <text:p>0.070652173913044</text:p>
          </table:table-cell>
          <table:table-cell table:formula="of:=[.AG60]/[.$H60]" office:value-type="float" office:value="1.1304347826087" calcext:value-type="float">
            <text:p>1.1304347826087</text:p>
          </table:table-cell>
          <table:table-cell table:formula="of:=[.AH60]/[.$H60]" office:value-type="float" office:value="0.0760869565217391" calcext:value-type="float">
            <text:p>0.076086956521739</text:p>
          </table:table-cell>
          <table:table-cell table:formula="of:=[.AI60]/[.$H60]" office:value-type="float" office:value="0.016304347826087" calcext:value-type="float">
            <text:p>0.016304347826087</text:p>
          </table:table-cell>
          <table:table-cell table:formula="of:=[.AJ60]/[.$H60]" office:value-type="float" office:value="0.701086956521739" calcext:value-type="float">
            <text:p>0.701086956521739</text:p>
          </table:table-cell>
          <table:table-cell table:formula="of:=[.AK60]/[.$H60]" office:value-type="float" office:value="0.0108695652173913" calcext:value-type="float">
            <text:p>0.010869565217391</text:p>
          </table:table-cell>
          <table:table-cell table:formula="of:=[.AL60]/[.$H60]" office:value-type="float" office:value="0.0434782608695652" calcext:value-type="float">
            <text:p>0.043478260869565</text:p>
          </table:table-cell>
          <table:table-cell table:formula="of:=[.AM60]/[.$H60]" office:value-type="float" office:value="0.0108695652173913" calcext:value-type="float">
            <text:p>0.010869565217391</text:p>
          </table:table-cell>
          <table:table-cell table:formula="of:=[.AN60]/[.$H60]" office:value-type="float" office:value="1.13586956521739" calcext:value-type="float">
            <text:p>1.13586956521739</text:p>
          </table:table-cell>
          <table:table-cell table:formula="of:=[.AO60]/[.$H60]" office:value-type="float" office:value="0.635869565217391" calcext:value-type="float">
            <text:p>0.635869565217391</text:p>
          </table:table-cell>
          <table:table-cell table:formula="of:=[.AP60]/[.$H60]" office:value-type="float" office:value="0.0380434782608696" calcext:value-type="float">
            <text:p>0.03804347826087</text:p>
          </table:table-cell>
          <table:table-cell table:formula="of:=[.AQ60]/[.$H60]" office:value-type="float" office:value="0.0706521739130435" calcext:value-type="float">
            <text:p>0.070652173913044</text:p>
          </table:table-cell>
          <table:table-cell table:formula="of:=[.AR60]/[.$H60]" office:value-type="float" office:value="0.0597826086956522" calcext:value-type="float">
            <text:p>0.059782608695652</text:p>
          </table:table-cell>
          <table:table-cell table:formula="of:=[.AS60]/[.$H60]" office:value-type="float" office:value="0.282608695652174" calcext:value-type="float">
            <text:p>0.282608695652174</text:p>
          </table:table-cell>
          <table:table-cell table:formula="of:=[.AT60]/[.$H60]" office:value-type="float" office:value="0.0489130434782609" calcext:value-type="float">
            <text:p>0.048913043478261</text:p>
          </table:table-cell>
          <table:table-cell table:formula="of:=[.AU60]/[.$H60]" office:value-type="float" office:value="0.0000886105860113421" calcext:value-type="float">
            <text:p>8.86105860113421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B4513</text:p>
          </table:table-cell>
          <table:table-cell table:formula="of:=HEX2DEC([.B61])" office:value-type="float" office:value="9127187" calcext:value-type="float">
            <text:p>9127187</text:p>
          </table:table-cell>
          <table:table-cell table:formula="of:=ORG.LIBREOFFICE.REGEX([.G61];&quot;--.*&quot;;&quot;&quot;;&quot;g&quot;)" office:value-type="string" office:string-value="M587L" calcext:value-type="string">
            <text:p>M587L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M587L--S830..UW5-A8</text:p>
          </table:table-cell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4335" calcext:value-type="float">
            <text:p>4335</text:p>
          </table:table-cell>
          <table:table-cell office:value-type="float" office:value="1018" calcext:value-type="float">
            <text:p>1018</text:p>
          </table:table-cell>
          <table:table-cell office:value-type="float" office:value="0.0028565667" calcext:value-type="float">
            <text:p>0.0028565667</text:p>
          </table:table-cell>
          <table:table-cell office:value-type="float" office:value="6.26" calcext:value-type="float">
            <text:p>6.26</text:p>
          </table:table-cell>
          <table:table-cell office:value-type="float" office:value="6" calcext:value-type="float">
            <text:p>6</text:p>
          </table:table-cell>
          <table:table-cell office:value-type="float" office:value="263" calcext:value-type="float">
            <text:p>263</text:p>
          </table:table-cell>
          <table:table-cell table:formula="of:=[.O61]/[.H61]" office:value-type="float" office:value="0.380057803468208" calcext:value-type="float">
            <text:p>0.380057803468208</text:p>
          </table:table-cell>
          <table:table-cell office:value-type="float" office:value="4072" calcext:value-type="float">
            <text:p>4072</text:p>
          </table:table-cell>
          <table:table-cell table:formula="of:=[.Q61]/[.H61]" office:value-type="float" office:value="5.88439306358382" calcext:value-type="float">
            <text:p>5.88439306358382</text:p>
          </table:table-cell>
          <table:table-cell office:value-type="float" office:value="140" calcext:value-type="float">
            <text:p>140</text:p>
          </table:table-cell>
          <table:table-cell table:formula="of:=[.S61]/[.H61]" office:value-type="float" office:value="0.202312138728324" calcext:value-type="float">
            <text:p>0.202312138728324</text:p>
          </table:table-cell>
          <table:table-cell office:value-type="float" office:value="878" calcext:value-type="float">
            <text:p>878</text:p>
          </table:table-cell>
          <table:table-cell table:formula="of:=[.U61]/[.H61]" office:value-type="float" office:value="1.26878612716763" calcext:value-type="float">
            <text:p>1.26878612716763</text:p>
          </table:table-cell>
          <table:table-cell office:value-type="float" office:value="14" calcext:value-type="float">
            <text:p>14</text:p>
          </table:table-cell>
          <table:table-cell office:value-type="float" office:value="888" calcext:value-type="float">
            <text:p>888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1121" calcext:value-type="float">
            <text:p>112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847" calcext:value-type="float">
            <text:p>84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table:formula="of:=[.W61]/[.$H61]" office:value-type="float" office:value="0.0202312138728324" calcext:value-type="float">
            <text:p>0.020231213872832</text:p>
          </table:table-cell>
          <table:table-cell table:formula="of:=[.X61]/[.$H61]" office:value-type="float" office:value="1.28323699421965" calcext:value-type="float">
            <text:p>1.28323699421965</text:p>
          </table:table-cell>
          <table:table-cell table:formula="of:=[.Y61]/[.$H61]" office:value-type="float" office:value="0.0664739884393064" calcext:value-type="float">
            <text:p>0.066473988439306</text:p>
          </table:table-cell>
          <table:table-cell table:formula="of:=[.Z61]/[.$H61]" office:value-type="float" office:value="0.115606936416185" calcext:value-type="float">
            <text:p>0.115606936416185</text:p>
          </table:table-cell>
          <table:table-cell table:formula="of:=[.AA61]/[.$H61]" office:value-type="float" office:value="0.00578034682080925" calcext:value-type="float">
            <text:p>0.005780346820809</text:p>
          </table:table-cell>
          <table:table-cell table:formula="of:=[.AB61]/[.$H61]" office:value-type="float" office:value="1.75722543352601" calcext:value-type="float">
            <text:p>1.75722543352601</text:p>
          </table:table-cell>
          <table:table-cell table:formula="of:=[.AC61]/[.$H61]" office:value-type="float" office:value="1.61994219653179" calcext:value-type="float">
            <text:p>1.61994219653179</text:p>
          </table:table-cell>
          <table:table-cell table:formula="of:=[.AD61]/[.$H61]" office:value-type="float" office:value="0.0563583815028902" calcext:value-type="float">
            <text:p>0.05635838150289</text:p>
          </table:table-cell>
          <table:table-cell table:formula="of:=[.AE61]/[.$H61]" office:value-type="float" office:value="0.0447976878612717" calcext:value-type="float">
            <text:p>0.044797687861272</text:p>
          </table:table-cell>
          <table:table-cell table:formula="of:=[.AF61]/[.$H61]" office:value-type="float" office:value="0.0419075144508671" calcext:value-type="float">
            <text:p>0.041907514450867</text:p>
          </table:table-cell>
          <table:table-cell table:formula="of:=[.AG61]/[.$H61]" office:value-type="float" office:value="1.22398843930636" calcext:value-type="float">
            <text:p>1.22398843930636</text:p>
          </table:table-cell>
          <table:table-cell table:formula="of:=[.AH61]/[.$H61]" office:value-type="float" office:value="0.0289017341040462" calcext:value-type="float">
            <text:p>0.028901734104046</text:p>
          </table:table-cell>
          <table:table-cell table:formula="of:=[.AI61]/[.$H61]" office:value-type="float" office:value="0.0158959537572254" calcext:value-type="float">
            <text:p>0.015895953757226</text:p>
          </table:table-cell>
          <table:table-cell table:formula="of:=[.AJ61]/[.$H61]" office:value-type="float" office:value="0.345375722543353" calcext:value-type="float">
            <text:p>0.345375722543353</text:p>
          </table:table-cell>
          <table:table-cell table:formula="of:=[.AK61]/[.$H61]" office:value-type="float" office:value="0.0173410404624277" calcext:value-type="float">
            <text:p>0.017341040462428</text:p>
          </table:table-cell>
          <table:table-cell table:formula="of:=[.AL61]/[.$H61]" office:value-type="float" office:value="0.0260115606936416" calcext:value-type="float">
            <text:p>0.026011560693642</text:p>
          </table:table-cell>
          <table:table-cell table:formula="of:=[.AM61]/[.$H61]" office:value-type="float" office:value="0.00578034682080925" calcext:value-type="float">
            <text:p>0.005780346820809</text:p>
          </table:table-cell>
          <table:table-cell table:formula="of:=[.AN61]/[.$H61]" office:value-type="float" office:value="0.479768786127168" calcext:value-type="float">
            <text:p>0.479768786127168</text:p>
          </table:table-cell>
          <table:table-cell table:formula="of:=[.AO61]/[.$H61]" office:value-type="float" office:value="0.281791907514451" calcext:value-type="float">
            <text:p>0.281791907514451</text:p>
          </table:table-cell>
          <table:table-cell table:formula="of:=[.AP61]/[.$H61]" office:value-type="float" office:value="0.0404624277456647" calcext:value-type="float">
            <text:p>0.040462427745665</text:p>
          </table:table-cell>
          <table:table-cell table:formula="of:=[.AQ61]/[.$H61]" office:value-type="float" office:value="0.0404624277456647" calcext:value-type="float">
            <text:p>0.040462427745665</text:p>
          </table:table-cell>
          <table:table-cell table:formula="of:=[.AR61]/[.$H61]" office:value-type="float" office:value="0.0361271676300578" calcext:value-type="float">
            <text:p>0.036127167630058</text:p>
          </table:table-cell>
          <table:table-cell table:formula="of:=[.AS61]/[.$H61]" office:value-type="float" office:value="0.161849710982659" calcext:value-type="float">
            <text:p>0.161849710982659</text:p>
          </table:table-cell>
          <table:table-cell table:formula="of:=[.AT61]/[.$H61]" office:value-type="float" office:value="0.0202312138728324" calcext:value-type="float">
            <text:p>0.020231213872832</text:p>
          </table:table-cell>
          <table:table-cell table:formula="of:=[.AU61]/[.$H61]" office:value-type="float" office:value="0.0000292358581977346" calcext:value-type="float">
            <text:p>2.92358581977346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6495ED</text:p>
          </table:table-cell>
          <table:table-cell table:formula="of:=HEX2DEC([.B62])" office:value-type="float" office:value="6591981" calcext:value-type="float">
            <text:p>6591981</text:p>
          </table:table-cell>
          <table:table-cell table:formula="of:=ORG.LIBREOFFICE.REGEX([.G62];&quot;--.*&quot;;&quot;&quot;;&quot;g&quot;)" office:value-type="string" office:string-value="L477M-K777T" calcext:value-type="string">
            <text:p>L477M-K777T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477M-K777T--F429-D504..U58-C4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297" calcext:value-type="float">
            <text:p>297</text:p>
          </table:table-cell>
          <table:table-cell office:value-type="float" office:value="0.0011281822" calcext:value-type="float">
            <text:p>0.0011281822</text:p>
          </table:table-cell>
          <table:table-cell office:value-type="float" office:value="2.47" calcext:value-type="float">
            <text:p>2.47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formula="of:=[.O62]/[.H62]" office:value-type="float" office:value="0.848605577689243" calcext:value-type="float">
            <text:p>0.848605577689243</text:p>
          </table:table-cell>
          <table:table-cell office:value-type="float" office:value="408" calcext:value-type="float">
            <text:p>408</text:p>
          </table:table-cell>
          <table:table-cell table:formula="of:=[.Q62]/[.H62]" office:value-type="float" office:value="1.62549800796813" calcext:value-type="float">
            <text:p>1.62549800796813</text:p>
          </table:table-cell>
          <table:table-cell office:value-type="float" office:value="138" calcext:value-type="float">
            <text:p>138</text:p>
          </table:table-cell>
          <table:table-cell table:formula="of:=[.S62]/[.H62]" office:value-type="float" office:value="0.549800796812749" calcext:value-type="float">
            <text:p>0.549800796812749</text:p>
          </table:table-cell>
          <table:table-cell office:value-type="float" office:value="159" calcext:value-type="float">
            <text:p>159</text:p>
          </table:table-cell>
          <table:table-cell table:formula="of:=[.U62]/[.H62]" office:value-type="float" office:value="0.633466135458167" calcext:value-type="float">
            <text:p>0.63346613545816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W62]/[.$H62]" office:value-type="float" office:value="0.0438247011952191" calcext:value-type="float">
            <text:p>0.043824701195219</text:p>
          </table:table-cell>
          <table:table-cell table:formula="of:=[.X62]/[.$H62]" office:value-type="float" office:value="0.111553784860558" calcext:value-type="float">
            <text:p>0.111553784860558</text:p>
          </table:table-cell>
          <table:table-cell table:formula="of:=[.Y62]/[.$H62]" office:value-type="float" office:value="0.0119521912350598" calcext:value-type="float">
            <text:p>0.01195219123506</text:p>
          </table:table-cell>
          <table:table-cell table:formula="of:=[.Z62]/[.$H62]" office:value-type="float" office:value="0.127490039840637" calcext:value-type="float">
            <text:p>0.127490039840637</text:p>
          </table:table-cell>
          <table:table-cell table:formula="of:=[.AA62]/[.$H62]" office:value-type="float" office:value="0.0199203187250996" calcext:value-type="float">
            <text:p>0.0199203187251</text:p>
          </table:table-cell>
          <table:table-cell table:formula="of:=[.AB62]/[.$H62]" office:value-type="float" office:value="0.0796812749003984" calcext:value-type="float">
            <text:p>0.079681274900398</text:p>
          </table:table-cell>
          <table:table-cell table:formula="of:=[.AC62]/[.$H62]" office:value-type="float" office:value="1.10756972111554" calcext:value-type="float">
            <text:p>1.10756972111554</text:p>
          </table:table-cell>
          <table:table-cell table:formula="of:=[.AD62]/[.$H62]" office:value-type="float" office:value="0.163346613545817" calcext:value-type="float">
            <text:p>0.163346613545817</text:p>
          </table:table-cell>
          <table:table-cell table:formula="of:=[.AE62]/[.$H62]" office:value-type="float" office:value="0.0637450199203187" calcext:value-type="float">
            <text:p>0.063745019920319</text:p>
          </table:table-cell>
          <table:table-cell table:formula="of:=[.AF62]/[.$H62]" office:value-type="float" office:value="0.370517928286853" calcext:value-type="float">
            <text:p>0.370517928286853</text:p>
          </table:table-cell>
          <table:table-cell table:formula="of:=[.AG62]/[.$H62]" office:value-type="float" office:value="0.326693227091633" calcext:value-type="float">
            <text:p>0.326693227091633</text:p>
          </table:table-cell>
          <table:table-cell table:formula="of:=[.AH62]/[.$H62]" office:value-type="float" office:value="0.047808764940239" calcext:value-type="float">
            <text:p>0.047808764940239</text:p>
          </table:table-cell>
          <table:table-cell table:formula="of:=[.AI62]/[.$H62]" office:value-type="float" office:value="0.0318725099601594" calcext:value-type="float">
            <text:p>0.031872509960159</text:p>
          </table:table-cell>
          <table:table-cell table:formula="of:=[.AJ62]/[.$H62]" office:value-type="float" office:value="0.0677290836653386" calcext:value-type="float">
            <text:p>0.067729083665339</text:p>
          </table:table-cell>
          <table:table-cell table:formula="of:=[.AK62]/[.$H62]" office:value-type="float" office:value="0.0119521912350598" calcext:value-type="float">
            <text:p>0.01195219123506</text:p>
          </table:table-cell>
          <table:table-cell table:formula="of:=[.AL62]/[.$H62]" office:value-type="float" office:value="0.0876494023904383" calcext:value-type="float">
            <text:p>0.087649402390438</text:p>
          </table:table-cell>
          <table:table-cell table:formula="of:=[.AM62]/[.$H62]" office:value-type="float" office:value="0.0199203187250996" calcext:value-type="float">
            <text:p>0.0199203187251</text:p>
          </table:table-cell>
          <table:table-cell table:formula="of:=[.AN62]/[.$H62]" office:value-type="float" office:value="0.051792828685259" calcext:value-type="float">
            <text:p>0.051792828685259</text:p>
          </table:table-cell>
          <table:table-cell table:formula="of:=[.AO62]/[.$H62]" office:value-type="float" office:value="0.274900398406374" calcext:value-type="float">
            <text:p>0.274900398406374</text:p>
          </table:table-cell>
          <table:table-cell table:formula="of:=[.AP62]/[.$H62]" office:value-type="float" office:value="0.099601593625498" calcext:value-type="float">
            <text:p>0.099601593625498</text:p>
          </table:table-cell>
          <table:table-cell table:formula="of:=[.AQ62]/[.$H62]" office:value-type="float" office:value="0.0318725099601594" calcext:value-type="float">
            <text:p>0.031872509960159</text:p>
          </table:table-cell>
          <table:table-cell table:formula="of:=[.AR62]/[.$H62]" office:value-type="float" office:value="0.243027888446215" calcext:value-type="float">
            <text:p>0.243027888446215</text:p>
          </table:table-cell>
          <table:table-cell table:formula="of:=[.AS62]/[.$H62]" office:value-type="float" office:value="0.239043824701195" calcext:value-type="float">
            <text:p>0.239043824701195</text:p>
          </table:table-cell>
          <table:table-cell table:formula="of:=[.AT62]/[.$H62]" office:value-type="float" office:value="0.0239043824701195" calcext:value-type="float">
            <text:p>0.02390438247012</text:p>
          </table:table-cell>
          <table:table-cell table:formula="of:=[.AU62]/[.$H62]" office:value-type="float" office:value="0.000174600403168204" calcext:value-type="float">
            <text:p>0.000174600403168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6495ED</text:p>
          </table:table-cell>
          <table:table-cell table:formula="of:=HEX2DEC([.B63])" office:value-type="float" office:value="6591981" calcext:value-type="float">
            <text:p>6591981</text:p>
          </table:table-cell>
          <table:table-cell table:formula="of:=ORG.LIBREOFFICE.REGEX([.G63];&quot;--.*&quot;;&quot;&quot;;&quot;g&quot;)" office:value-type="string" office:string-value="L477M-K777T" calcext:value-type="string">
            <text:p>L477M-K777T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477M-K777T--F429-D504..U58-B2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556" calcext:value-type="float">
            <text:p>556</text:p>
          </table:table-cell>
          <table:table-cell office:value-type="float" office:value="0.0011126311" calcext:value-type="float">
            <text:p>0.0011126311</text:p>
          </table:table-cell>
          <table:table-cell office:value-type="float" office:value="2.44" calcext:value-type="float">
            <text:p>2.44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table:formula="of:=[.O63]/[.H63]" office:value-type="float" office:value="0.833684210526316" calcext:value-type="float">
            <text:p>0.833684210526316</text:p>
          </table:table-cell>
          <table:table-cell office:value-type="float" office:value="763" calcext:value-type="float">
            <text:p>763</text:p>
          </table:table-cell>
          <table:table-cell table:formula="of:=[.Q63]/[.H63]" office:value-type="float" office:value="1.60631578947368" calcext:value-type="float">
            <text:p>1.60631578947368</text:p>
          </table:table-cell>
          <table:table-cell office:value-type="float" office:value="240" calcext:value-type="float">
            <text:p>240</text:p>
          </table:table-cell>
          <table:table-cell table:formula="of:=[.S63]/[.H63]" office:value-type="float" office:value="0.505263157894737" calcext:value-type="float">
            <text:p>0.505263157894737</text:p>
          </table:table-cell>
          <table:table-cell office:value-type="float" office:value="316" calcext:value-type="float">
            <text:p>316</text:p>
          </table:table-cell>
          <table:table-cell table:formula="of:=[.U63]/[.H63]" office:value-type="float" office:value="0.665263157894737" calcext:value-type="float">
            <text:p>0.665263157894737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389" calcext:value-type="float">
            <text:p>389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173" calcext:value-type="float">
            <text:p>173</text:p>
          </table:table-cell>
          <table:table-cell office:value-type="float" office:value="225" calcext:value-type="float">
            <text:p>22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table:formula="of:=[.W63]/[.$H63]" office:value-type="float" office:value="0.0526315789473684" calcext:value-type="float">
            <text:p>0.052631578947369</text:p>
          </table:table-cell>
          <table:table-cell table:formula="of:=[.X63]/[.$H63]" office:value-type="float" office:value="0.206315789473684" calcext:value-type="float">
            <text:p>0.206315789473684</text:p>
          </table:table-cell>
          <table:table-cell table:formula="of:=[.Y63]/[.$H63]" office:value-type="float" office:value="0.0231578947368421" calcext:value-type="float">
            <text:p>0.023157894736842</text:p>
          </table:table-cell>
          <table:table-cell table:formula="of:=[.Z63]/[.$H63]" office:value-type="float" office:value="0.101052631578947" calcext:value-type="float">
            <text:p>0.101052631578947</text:p>
          </table:table-cell>
          <table:table-cell table:formula="of:=[.AA63]/[.$H63]" office:value-type="float" office:value="0.0463157894736842" calcext:value-type="float">
            <text:p>0.046315789473684</text:p>
          </table:table-cell>
          <table:table-cell table:formula="of:=[.AB63]/[.$H63]" office:value-type="float" office:value="0.107368421052632" calcext:value-type="float">
            <text:p>0.107368421052632</text:p>
          </table:table-cell>
          <table:table-cell table:formula="of:=[.AC63]/[.$H63]" office:value-type="float" office:value="0.818947368421053" calcext:value-type="float">
            <text:p>0.818947368421053</text:p>
          </table:table-cell>
          <table:table-cell table:formula="of:=[.AD63]/[.$H63]" office:value-type="float" office:value="0.157894736842105" calcext:value-type="float">
            <text:p>0.157894736842105</text:p>
          </table:table-cell>
          <table:table-cell table:formula="of:=[.AE63]/[.$H63]" office:value-type="float" office:value="0.0505263157894737" calcext:value-type="float">
            <text:p>0.050526315789474</text:p>
          </table:table-cell>
          <table:table-cell table:formula="of:=[.AF63]/[.$H63]" office:value-type="float" office:value="0.364210526315789" calcext:value-type="float">
            <text:p>0.364210526315789</text:p>
          </table:table-cell>
          <table:table-cell table:formula="of:=[.AG63]/[.$H63]" office:value-type="float" office:value="0.473684210526316" calcext:value-type="float">
            <text:p>0.473684210526316</text:p>
          </table:table-cell>
          <table:table-cell table:formula="of:=[.AH63]/[.$H63]" office:value-type="float" office:value="0.0378947368421053" calcext:value-type="float">
            <text:p>0.037894736842105</text:p>
          </table:table-cell>
          <table:table-cell table:formula="of:=[.AI63]/[.$H63]" office:value-type="float" office:value="0.0442105263157895" calcext:value-type="float">
            <text:p>0.04421052631579</text:p>
          </table:table-cell>
          <table:table-cell table:formula="of:=[.AJ63]/[.$H63]" office:value-type="float" office:value="0.0631578947368421" calcext:value-type="float">
            <text:p>0.063157894736842</text:p>
          </table:table-cell>
          <table:table-cell table:formula="of:=[.AK63]/[.$H63]" office:value-type="float" office:value="0.0189473684210526" calcext:value-type="float">
            <text:p>0.018947368421053</text:p>
          </table:table-cell>
          <table:table-cell table:formula="of:=[.AL63]/[.$H63]" office:value-type="float" office:value="0.0736842105263158" calcext:value-type="float">
            <text:p>0.073684210526316</text:p>
          </table:table-cell>
          <table:table-cell table:formula="of:=[.AM63]/[.$H63]" office:value-type="float" office:value="0.0378947368421053" calcext:value-type="float">
            <text:p>0.037894736842105</text:p>
          </table:table-cell>
          <table:table-cell table:formula="of:=[.AN63]/[.$H63]" office:value-type="float" office:value="0.0884210526315789" calcext:value-type="float">
            <text:p>0.088421052631579</text:p>
          </table:table-cell>
          <table:table-cell table:formula="of:=[.AO63]/[.$H63]" office:value-type="float" office:value="0.296842105263158" calcext:value-type="float">
            <text:p>0.296842105263158</text:p>
          </table:table-cell>
          <table:table-cell table:formula="of:=[.AP63]/[.$H63]" office:value-type="float" office:value="0.0821052631578947" calcext:value-type="float">
            <text:p>0.082105263157895</text:p>
          </table:table-cell>
          <table:table-cell table:formula="of:=[.AQ63]/[.$H63]" office:value-type="float" office:value="0.0378947368421053" calcext:value-type="float">
            <text:p>0.037894736842105</text:p>
          </table:table-cell>
          <table:table-cell table:formula="of:=[.AR63]/[.$H63]" office:value-type="float" office:value="0.181052631578947" calcext:value-type="float">
            <text:p>0.181052631578947</text:p>
          </table:table-cell>
          <table:table-cell table:formula="of:=[.AS63]/[.$H63]" office:value-type="float" office:value="0.216842105263158" calcext:value-type="float">
            <text:p>0.216842105263158</text:p>
          </table:table-cell>
          <table:table-cell table:formula="of:=[.AT63]/[.$H63]" office:value-type="float" office:value="0.0294736842105263" calcext:value-type="float">
            <text:p>0.029473684210526</text:p>
          </table:table-cell>
          <table:table-cell table:formula="of:=[.AU63]/[.$H63]" office:value-type="float" office:value="0.000110803324099723" calcext:value-type="float">
            <text:p>0.0001108033241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6495ED</text:p>
          </table:table-cell>
          <table:table-cell table:formula="of:=HEX2DEC([.B64])" office:value-type="float" office:value="6591981" calcext:value-type="float">
            <text:p>6591981</text:p>
          </table:table-cell>
          <table:table-cell table:formula="of:=ORG.LIBREOFFICE.REGEX([.G64];&quot;--.*&quot;;&quot;&quot;;&quot;g&quot;)" office:value-type="string" office:string-value="L477M-K777T" calcext:value-type="string">
            <text:p>L477M-K777T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477M-K777T--F429-D504..U58new-C10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2342" calcext:value-type="float">
            <text:p>2342</text:p>
          </table:table-cell>
          <table:table-cell office:value-type="float" office:value="624" calcext:value-type="float">
            <text:p>624</text:p>
          </table:table-cell>
          <table:table-cell office:value-type="float" office:value="0.0017978846" calcext:value-type="float">
            <text:p>0.0017978846</text:p>
          </table:table-cell>
          <table:table-cell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office:value-type="float" office:value="421" calcext:value-type="float">
            <text:p>421</text:p>
          </table:table-cell>
          <table:table-cell table:formula="of:=[.O64]/[.H64]" office:value-type="float" office:value="0.708754208754209" calcext:value-type="float">
            <text:p>0.708754208754209</text:p>
          </table:table-cell>
          <table:table-cell office:value-type="float" office:value="1921" calcext:value-type="float">
            <text:p>1921</text:p>
          </table:table-cell>
          <table:table-cell table:formula="of:=[.Q64]/[.H64]" office:value-type="float" office:value="3.23400673400673" calcext:value-type="float">
            <text:p>3.23400673400673</text:p>
          </table:table-cell>
          <table:table-cell office:value-type="float" office:value="309" calcext:value-type="float">
            <text:p>309</text:p>
          </table:table-cell>
          <table:table-cell table:formula="of:=[.S64]/[.H64]" office:value-type="float" office:value="0.52020202020202" calcext:value-type="float">
            <text:p>0.52020202020202</text:p>
          </table:table-cell>
          <table:table-cell office:value-type="float" office:value="315" calcext:value-type="float">
            <text:p>315</text:p>
          </table:table-cell>
          <table:table-cell table:formula="of:=[.U64]/[.H64]" office:value-type="float" office:value="0.53030303030303" calcext:value-type="float">
            <text:p>0.53030303030303</text:p>
          </table:table-cell>
          <table:table-cell office:value-type="float" office:value="18" calcext:value-type="float">
            <text:p>18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62" calcext:value-type="float">
            <text:p>162</text:p>
          </table:table-cell>
          <table:table-cell office:value-type="float" office:value="1003" calcext:value-type="float">
            <text:p>100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47" calcext:value-type="float">
            <text:p>147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formula="of:=[.W64]/[.$H64]" office:value-type="float" office:value="0.0303030303030303" calcext:value-type="float">
            <text:p>0.03030303030303</text:p>
          </table:table-cell>
          <table:table-cell table:formula="of:=[.X64]/[.$H64]" office:value-type="float" office:value="0.612794612794613" calcext:value-type="float">
            <text:p>0.612794612794613</text:p>
          </table:table-cell>
          <table:table-cell table:formula="of:=[.Y64]/[.$H64]" office:value-type="float" office:value="0.0269360269360269" calcext:value-type="float">
            <text:p>0.026936026936027</text:p>
          </table:table-cell>
          <table:table-cell table:formula="of:=[.Z64]/[.$H64]" office:value-type="float" office:value="0.0892255892255892" calcext:value-type="float">
            <text:p>0.089225589225589</text:p>
          </table:table-cell>
          <table:table-cell table:formula="of:=[.AA64]/[.$H64]" office:value-type="float" office:value="0.0555555555555556" calcext:value-type="float">
            <text:p>0.055555555555556</text:p>
          </table:table-cell>
          <table:table-cell table:formula="of:=[.AB64]/[.$H64]" office:value-type="float" office:value="0.0909090909090909" calcext:value-type="float">
            <text:p>0.090909090909091</text:p>
          </table:table-cell>
          <table:table-cell table:formula="of:=[.AC64]/[.$H64]" office:value-type="float" office:value="0.841750841750842" calcext:value-type="float">
            <text:p>0.841750841750842</text:p>
          </table:table-cell>
          <table:table-cell table:formula="of:=[.AD64]/[.$H64]" office:value-type="float" office:value="0.134680134680135" calcext:value-type="float">
            <text:p>0.134680134680135</text:p>
          </table:table-cell>
          <table:table-cell table:formula="of:=[.AE64]/[.$H64]" office:value-type="float" office:value="0.0606060606060606" calcext:value-type="float">
            <text:p>0.060606060606061</text:p>
          </table:table-cell>
          <table:table-cell table:formula="of:=[.AF64]/[.$H64]" office:value-type="float" office:value="0.272727272727273" calcext:value-type="float">
            <text:p>0.272727272727273</text:p>
          </table:table-cell>
          <table:table-cell table:formula="of:=[.AG64]/[.$H64]" office:value-type="float" office:value="1.68855218855219" calcext:value-type="float">
            <text:p>1.68855218855219</text:p>
          </table:table-cell>
          <table:table-cell table:formula="of:=[.AH64]/[.$H64]" office:value-type="float" office:value="0.0387205387205387" calcext:value-type="float">
            <text:p>0.038720538720539</text:p>
          </table:table-cell>
          <table:table-cell table:formula="of:=[.AI64]/[.$H64]" office:value-type="float" office:value="0.0269360269360269" calcext:value-type="float">
            <text:p>0.026936026936027</text:p>
          </table:table-cell>
          <table:table-cell table:formula="of:=[.AJ64]/[.$H64]" office:value-type="float" office:value="0.037037037037037" calcext:value-type="float">
            <text:p>0.037037037037037</text:p>
          </table:table-cell>
          <table:table-cell table:formula="of:=[.AK64]/[.$H64]" office:value-type="float" office:value="0.0252525252525252" calcext:value-type="float">
            <text:p>0.025252525252525</text:p>
          </table:table-cell>
          <table:table-cell table:formula="of:=[.AL64]/[.$H64]" office:value-type="float" office:value="0.0673400673400673" calcext:value-type="float">
            <text:p>0.067340067340067</text:p>
          </table:table-cell>
          <table:table-cell table:formula="of:=[.AM64]/[.$H64]" office:value-type="float" office:value="0.0454545454545455" calcext:value-type="float">
            <text:p>0.045454545454546</text:p>
          </table:table-cell>
          <table:table-cell table:formula="of:=[.AN64]/[.$H64]" office:value-type="float" office:value="0.0488215488215488" calcext:value-type="float">
            <text:p>0.048821548821549</text:p>
          </table:table-cell>
          <table:table-cell table:formula="of:=[.AO64]/[.$H64]" office:value-type="float" office:value="0.247474747474747" calcext:value-type="float">
            <text:p>0.247474747474747</text:p>
          </table:table-cell>
          <table:table-cell table:formula="of:=[.AP64]/[.$H64]" office:value-type="float" office:value="0.107744107744108" calcext:value-type="float">
            <text:p>0.107744107744108</text:p>
          </table:table-cell>
          <table:table-cell table:formula="of:=[.AQ64]/[.$H64]" office:value-type="float" office:value="0.0521885521885522" calcext:value-type="float">
            <text:p>0.052188552188552</text:p>
          </table:table-cell>
          <table:table-cell table:formula="of:=[.AR64]/[.$H64]" office:value-type="float" office:value="0.173400673400673" calcext:value-type="float">
            <text:p>0.173400673400673</text:p>
          </table:table-cell>
          <table:table-cell table:formula="of:=[.AS64]/[.$H64]" office:value-type="float" office:value="0.196969696969697" calcext:value-type="float">
            <text:p>0.196969696969697</text:p>
          </table:table-cell>
          <table:table-cell table:formula="of:=[.AT64]/[.$H64]" office:value-type="float" office:value="0.0218855218855219" calcext:value-type="float">
            <text:p>0.021885521885522</text:p>
          </table:table-cell>
          <table:table-cell table:formula="of:=[.AU64]/[.$H64]" office:value-type="float" office:value="0.000051015202530354" calcext:value-type="float">
            <text:p>5.1015202530354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6495ED</text:p>
          </table:table-cell>
          <table:table-cell table:formula="of:=HEX2DEC([.B65])" office:value-type="float" office:value="6591981" calcext:value-type="float">
            <text:p>6591981</text:p>
          </table:table-cell>
          <table:table-cell table:formula="of:=ORG.LIBREOFFICE.REGEX([.G65];&quot;--.*&quot;;&quot;&quot;;&quot;g&quot;)" office:value-type="string" office:string-value="L477M-K777T" calcext:value-type="string">
            <text:p>L477M-K777T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477M-K777T--F429-D504..U58-C8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101" calcext:value-type="float">
            <text:p>2101</text:p>
          </table:table-cell>
          <table:table-cell office:value-type="float" office:value="782" calcext:value-type="float">
            <text:p>782</text:p>
          </table:table-cell>
          <table:table-cell office:value-type="float" office:value="0.0013034671" calcext:value-type="float">
            <text:p>0.0013034671</text:p>
          </table:table-cell>
          <table:table-cell office:value-type="float" office:value="2.86" calcext:value-type="float">
            <text:p>2.86</text:p>
          </table:table-cell>
          <table:table-cell office:value-type="float" office:value="3" calcext:value-type="float">
            <text:p>3</text:p>
          </table:table-cell>
          <table:table-cell office:value-type="float" office:value="1223" calcext:value-type="float">
            <text:p>1223</text:p>
          </table:table-cell>
          <table:table-cell table:formula="of:=[.O65]/[.H65]" office:value-type="float" office:value="1.66394557823129" calcext:value-type="float">
            <text:p>1.66394557823129</text:p>
          </table:table-cell>
          <table:table-cell office:value-type="float" office:value="878" calcext:value-type="float">
            <text:p>878</text:p>
          </table:table-cell>
          <table:table-cell table:formula="of:=[.Q65]/[.H65]" office:value-type="float" office:value="1.19455782312925" calcext:value-type="float">
            <text:p>1.19455782312925</text:p>
          </table:table-cell>
          <table:table-cell office:value-type="float" office:value="379" calcext:value-type="float">
            <text:p>379</text:p>
          </table:table-cell>
          <table:table-cell table:formula="of:=[.S65]/[.H65]" office:value-type="float" office:value="0.515646258503401" calcext:value-type="float">
            <text:p>0.515646258503401</text:p>
          </table:table-cell>
          <table:table-cell office:value-type="float" office:value="403" calcext:value-type="float">
            <text:p>403</text:p>
          </table:table-cell>
          <table:table-cell table:formula="of:=[.U65]/[.H65]" office:value-type="float" office:value="0.548299319727891" calcext:value-type="float">
            <text:p>0.548299319727891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463" calcext:value-type="float">
            <text:p>463</text:p>
          </table:table-cell>
          <table:table-cell office:value-type="float" office:value="623" calcext:value-type="float">
            <text:p>623</text:p>
          </table:table-cell>
          <table:table-cell office:value-type="float" office:value="34" calcext:value-type="float">
            <text:p>34</text:p>
          </table:table-cell>
          <table:table-cell office:value-type="float" office:value="373" calcext:value-type="float">
            <text:p>373</text:p>
          </table:table-cell>
          <table:table-cell office:value-type="float" office:value="299" calcext:value-type="float">
            <text:p>29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  <table:table-cell table:formula="of:=[.W65]/[.$H65]" office:value-type="float" office:value="0.054421768707483" calcext:value-type="float">
            <text:p>0.054421768707483</text:p>
          </table:table-cell>
          <table:table-cell table:formula="of:=[.X65]/[.$H65]" office:value-type="float" office:value="0.0748299319727891" calcext:value-type="float">
            <text:p>0.074829931972789</text:p>
          </table:table-cell>
          <table:table-cell table:formula="of:=[.Y65]/[.$H65]" office:value-type="float" office:value="0.0204081632653061" calcext:value-type="float">
            <text:p>0.020408163265306</text:p>
          </table:table-cell>
          <table:table-cell table:formula="of:=[.Z65]/[.$H65]" office:value-type="float" office:value="0.0925170068027211" calcext:value-type="float">
            <text:p>0.092517006802721</text:p>
          </table:table-cell>
          <table:table-cell table:formula="of:=[.AA65]/[.$H65]" office:value-type="float" office:value="0.0585034013605442" calcext:value-type="float">
            <text:p>0.058503401360544</text:p>
          </table:table-cell>
          <table:table-cell table:formula="of:=[.AB65]/[.$H65]" office:value-type="float" office:value="0.0829931972789116" calcext:value-type="float">
            <text:p>0.082993197278912</text:p>
          </table:table-cell>
          <table:table-cell table:formula="of:=[.AC65]/[.$H65]" office:value-type="float" office:value="0.629931972789116" calcext:value-type="float">
            <text:p>0.629931972789116</text:p>
          </table:table-cell>
          <table:table-cell table:formula="of:=[.AD65]/[.$H65]" office:value-type="float" office:value="0.847619047619048" calcext:value-type="float">
            <text:p>0.847619047619048</text:p>
          </table:table-cell>
          <table:table-cell table:formula="of:=[.AE65]/[.$H65]" office:value-type="float" office:value="0.0462585034013605" calcext:value-type="float">
            <text:p>0.046258503401361</text:p>
          </table:table-cell>
          <table:table-cell table:formula="of:=[.AF65]/[.$H65]" office:value-type="float" office:value="0.507482993197279" calcext:value-type="float">
            <text:p>0.507482993197279</text:p>
          </table:table-cell>
          <table:table-cell table:formula="of:=[.AG65]/[.$H65]" office:value-type="float" office:value="0.406802721088435" calcext:value-type="float">
            <text:p>0.406802721088435</text:p>
          </table:table-cell>
          <table:table-cell table:formula="of:=[.AH65]/[.$H65]" office:value-type="float" office:value="0.036734693877551" calcext:value-type="float">
            <text:p>0.036734693877551</text:p>
          </table:table-cell>
          <table:table-cell table:formula="of:=[.AI65]/[.$H65]" office:value-type="float" office:value="0.0340136054421769" calcext:value-type="float">
            <text:p>0.034013605442177</text:p>
          </table:table-cell>
          <table:table-cell table:formula="of:=[.AJ65]/[.$H65]" office:value-type="float" office:value="0.0530612244897959" calcext:value-type="float">
            <text:p>0.053061224489796</text:p>
          </table:table-cell>
          <table:table-cell table:formula="of:=[.AK65]/[.$H65]" office:value-type="float" office:value="0.0190476190476191" calcext:value-type="float">
            <text:p>0.019047619047619</text:p>
          </table:table-cell>
          <table:table-cell table:formula="of:=[.AL65]/[.$H65]" office:value-type="float" office:value="0.0707482993197279" calcext:value-type="float">
            <text:p>0.070748299319728</text:p>
          </table:table-cell>
          <table:table-cell table:formula="of:=[.AM65]/[.$H65]" office:value-type="float" office:value="0.0448979591836735" calcext:value-type="float">
            <text:p>0.044897959183674</text:p>
          </table:table-cell>
          <table:table-cell table:formula="of:=[.AN65]/[.$H65]" office:value-type="float" office:value="0.0612244897959184" calcext:value-type="float">
            <text:p>0.061224489795918</text:p>
          </table:table-cell>
          <table:table-cell table:formula="of:=[.AO65]/[.$H65]" office:value-type="float" office:value="0.244897959183673" calcext:value-type="float">
            <text:p>0.244897959183673</text:p>
          </table:table-cell>
          <table:table-cell table:formula="of:=[.AP65]/[.$H65]" office:value-type="float" office:value="0.104761904761905" calcext:value-type="float">
            <text:p>0.104761904761905</text:p>
          </table:table-cell>
          <table:table-cell table:formula="of:=[.AQ65]/[.$H65]" office:value-type="float" office:value="0.0448979591836735" calcext:value-type="float">
            <text:p>0.044897959183674</text:p>
          </table:table-cell>
          <table:table-cell table:formula="of:=[.AR65]/[.$H65]" office:value-type="float" office:value="0.172789115646259" calcext:value-type="float">
            <text:p>0.172789115646259</text:p>
          </table:table-cell>
          <table:table-cell table:formula="of:=[.AS65]/[.$H65]" office:value-type="float" office:value="0.189115646258503" calcext:value-type="float">
            <text:p>0.189115646258503</text:p>
          </table:table-cell>
          <table:table-cell table:formula="of:=[.AT65]/[.$H65]" office:value-type="float" office:value="0.0244897959183673" calcext:value-type="float">
            <text:p>0.024489795918367</text:p>
          </table:table-cell>
          <table:table-cell table:formula="of:=[.AU65]/[.$H65]" office:value-type="float" office:value="0.0000740432227312694" calcext:value-type="float">
            <text:p>7.40432227312694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6495ED</text:p>
          </table:table-cell>
          <table:table-cell table:formula="of:=HEX2DEC([.B66])" office:value-type="float" office:value="6591981" calcext:value-type="float">
            <text:p>6591981</text:p>
          </table:table-cell>
          <table:table-cell table:formula="of:=ORG.LIBREOFFICE.REGEX([.G66];&quot;--.*&quot;;&quot;&quot;;&quot;g&quot;)" office:value-type="string" office:string-value="L477M-K777T" calcext:value-type="string">
            <text:p>L477M-K777T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477M-K777T--F429-D504..U14-E8</text:p>
          </table:table-cell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  <table:table-cell office:value-type="float" office:value="11388" calcext:value-type="float">
            <text:p>11388</text:p>
          </table:table-cell>
          <table:table-cell office:value-type="float" office:value="1902" calcext:value-type="float">
            <text:p>1902</text:p>
          </table:table-cell>
          <table:table-cell office:value-type="float" office:value="0.0017053814" calcext:value-type="float">
            <text:p>0.0017053814</text:p>
          </table:table-cell>
          <table:table-cell office:value-type="float" office:value="3.74" calcext:value-type="float">
            <text:p>3.74</text:p>
          </table:table-cell>
          <table:table-cell office:value-type="float" office:value="4" calcext:value-type="float">
            <text:p>4</text:p>
          </table:table-cell>
          <table:table-cell office:value-type="float" office:value="3407" calcext:value-type="float">
            <text:p>3407</text:p>
          </table:table-cell>
          <table:table-cell table:formula="of:=[.O66]/[.H66]" office:value-type="float" office:value="1.11888341543514" calcext:value-type="float">
            <text:p>1.11888341543514</text:p>
          </table:table-cell>
          <table:table-cell office:value-type="float" office:value="7981" calcext:value-type="float">
            <text:p>7981</text:p>
          </table:table-cell>
          <table:table-cell table:formula="of:=[.Q66]/[.H66]" office:value-type="float" office:value="2.62101806239737" calcext:value-type="float">
            <text:p>2.62101806239737</text:p>
          </table:table-cell>
          <table:table-cell office:value-type="float" office:value="1003" calcext:value-type="float">
            <text:p>1003</text:p>
          </table:table-cell>
          <table:table-cell table:formula="of:=[.S66]/[.H66]" office:value-type="float" office:value="0.329392446633826" calcext:value-type="float">
            <text:p>0.329392446633826</text:p>
          </table:table-cell>
          <table:table-cell office:value-type="float" office:value="899" calcext:value-type="float">
            <text:p>899</text:p>
          </table:table-cell>
          <table:table-cell table:formula="of:=[.U66]/[.H66]" office:value-type="float" office:value="0.295238095238095" calcext:value-type="float">
            <text:p>0.295238095238095</text:p>
          </table:table-cell>
          <table:table-cell office:value-type="float" office:value="148" calcext:value-type="float">
            <text:p>148</text:p>
          </table:table-cell>
          <table:table-cell office:value-type="float" office:value="237" calcext:value-type="float">
            <text:p>237</text:p>
          </table:table-cell>
          <table:table-cell office:value-type="float" office:value="105" calcext:value-type="float">
            <text:p>105</text:p>
          </table:table-cell>
          <table:table-cell office:value-type="float" office:value="360" calcext:value-type="float">
            <text:p>360</text:p>
          </table:table-cell>
          <table:table-cell office:value-type="float" office:value="390" calcext:value-type="float">
            <text:p>390</text:p>
          </table:table-cell>
          <table:table-cell office:value-type="float" office:value="261" calcext:value-type="float">
            <text:p>261</text:p>
          </table:table-cell>
          <table:table-cell office:value-type="float" office:value="4579" calcext:value-type="float">
            <text:p>4579</text:p>
          </table:table-cell>
          <table:table-cell office:value-type="float" office:value="724" calcext:value-type="float">
            <text:p>724</text:p>
          </table:table-cell>
          <table:table-cell office:value-type="float" office:value="144" calcext:value-type="float">
            <text:p>144</text:p>
          </table:table-cell>
          <table:table-cell office:value-type="float" office:value="1433" calcext:value-type="float">
            <text:p>1433</text:p>
          </table:table-cell>
          <table:table-cell office:value-type="float" office:value="2904" calcext:value-type="float">
            <text:p>2904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153" calcext:value-type="float">
            <text:p>153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office:value-type="float" office:value="383" calcext:value-type="float">
            <text:p>383</text:p>
          </table:table-cell>
          <table:table-cell office:value-type="float" office:value="246" calcext:value-type="float">
            <text:p>246</text:p>
          </table:table-cell>
          <table:table-cell office:value-type="float" office:value="95" calcext:value-type="float">
            <text:p>95</text:p>
          </table:table-cell>
          <table:table-cell office:value-type="float" office:value="260" calcext:value-type="float">
            <text:p>260</text:p>
          </table:table-cell>
          <table:table-cell office:value-type="float" office:value="328" calcext:value-type="float">
            <text:p>328</text:p>
          </table:table-cell>
          <table:table-cell office:value-type="float" office:value="57" calcext:value-type="float">
            <text:p>57</text:p>
          </table:table-cell>
          <table:table-cell table:formula="of:=[.W66]/[.$H66]" office:value-type="float" office:value="0.0486042692939245" calcext:value-type="float">
            <text:p>0.048604269293925</text:p>
          </table:table-cell>
          <table:table-cell table:formula="of:=[.X66]/[.$H66]" office:value-type="float" office:value="0.0778325123152709" calcext:value-type="float">
            <text:p>0.077832512315271</text:p>
          </table:table-cell>
          <table:table-cell table:formula="of:=[.Y66]/[.$H66]" office:value-type="float" office:value="0.0344827586206897" calcext:value-type="float">
            <text:p>0.03448275862069</text:p>
          </table:table-cell>
          <table:table-cell table:formula="of:=[.Z66]/[.$H66]" office:value-type="float" office:value="0.118226600985222" calcext:value-type="float">
            <text:p>0.118226600985222</text:p>
          </table:table-cell>
          <table:table-cell table:formula="of:=[.AA66]/[.$H66]" office:value-type="float" office:value="0.12807881773399" calcext:value-type="float">
            <text:p>0.12807881773399</text:p>
          </table:table-cell>
          <table:table-cell table:formula="of:=[.AB66]/[.$H66]" office:value-type="float" office:value="0.0857142857142857" calcext:value-type="float">
            <text:p>0.085714285714286</text:p>
          </table:table-cell>
          <table:table-cell table:formula="of:=[.AC66]/[.$H66]" office:value-type="float" office:value="1.50377668308703" calcext:value-type="float">
            <text:p>1.50377668308703</text:p>
          </table:table-cell>
          <table:table-cell table:formula="of:=[.AD66]/[.$H66]" office:value-type="float" office:value="0.237766830870279" calcext:value-type="float">
            <text:p>0.237766830870279</text:p>
          </table:table-cell>
          <table:table-cell table:formula="of:=[.AE66]/[.$H66]" office:value-type="float" office:value="0.0472906403940887" calcext:value-type="float">
            <text:p>0.047290640394089</text:p>
          </table:table-cell>
          <table:table-cell table:formula="of:=[.AF66]/[.$H66]" office:value-type="float" office:value="0.470607553366174" calcext:value-type="float">
            <text:p>0.470607553366174</text:p>
          </table:table-cell>
          <table:table-cell table:formula="of:=[.AG66]/[.$H66]" office:value-type="float" office:value="0.953694581280788" calcext:value-type="float">
            <text:p>0.953694581280788</text:p>
          </table:table-cell>
          <table:table-cell table:formula="of:=[.AH66]/[.$H66]" office:value-type="float" office:value="0.0338259441707718" calcext:value-type="float">
            <text:p>0.033825944170772</text:p>
          </table:table-cell>
          <table:table-cell table:formula="of:=[.AI66]/[.$H66]" office:value-type="float" office:value="0.0311986863711002" calcext:value-type="float">
            <text:p>0.0311986863711</text:p>
          </table:table-cell>
          <table:table-cell table:formula="of:=[.AJ66]/[.$H66]" office:value-type="float" office:value="0.0275862068965517" calcext:value-type="float">
            <text:p>0.027586206896552</text:p>
          </table:table-cell>
          <table:table-cell table:formula="of:=[.AK66]/[.$H66]" office:value-type="float" office:value="0.0118226600985222" calcext:value-type="float">
            <text:p>0.011822660098522</text:p>
          </table:table-cell>
          <table:table-cell table:formula="of:=[.AL66]/[.$H66]" office:value-type="float" office:value="0.0502463054187192" calcext:value-type="float">
            <text:p>0.050246305418719</text:p>
          </table:table-cell>
          <table:table-cell table:formula="of:=[.AM66]/[.$H66]" office:value-type="float" office:value="0.0200328407224959" calcext:value-type="float">
            <text:p>0.020032840722496</text:p>
          </table:table-cell>
          <table:table-cell table:formula="of:=[.AN66]/[.$H66]" office:value-type="float" office:value="0.0341543513957307" calcext:value-type="float">
            <text:p>0.034154351395731</text:p>
          </table:table-cell>
          <table:table-cell table:formula="of:=[.AO66]/[.$H66]" office:value-type="float" office:value="0.125779967159277" calcext:value-type="float">
            <text:p>0.125779967159277</text:p>
          </table:table-cell>
          <table:table-cell table:formula="of:=[.AP66]/[.$H66]" office:value-type="float" office:value="0.0807881773399015" calcext:value-type="float">
            <text:p>0.080788177339902</text:p>
          </table:table-cell>
          <table:table-cell table:formula="of:=[.AQ66]/[.$H66]" office:value-type="float" office:value="0.0311986863711002" calcext:value-type="float">
            <text:p>0.0311986863711</text:p>
          </table:table-cell>
          <table:table-cell table:formula="of:=[.AR66]/[.$H66]" office:value-type="float" office:value="0.0853858784893268" calcext:value-type="float">
            <text:p>0.085385878489327</text:p>
          </table:table-cell>
          <table:table-cell table:formula="of:=[.AS66]/[.$H66]" office:value-type="float" office:value="0.107717569786535" calcext:value-type="float">
            <text:p>0.107717569786535</text:p>
          </table:table-cell>
          <table:table-cell table:formula="of:=[.AT66]/[.$H66]" office:value-type="float" office:value="0.0187192118226601" calcext:value-type="float">
            <text:p>0.01871921182266</text:p>
          </table:table-cell>
          <table:table-cell table:formula="of:=[.AU66]/[.$H66]" office:value-type="float" office:value="0.0000159619931999752" calcext:value-type="float">
            <text:p>1.59619931999752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FF6347</text:p>
          </table:table-cell>
          <table:table-cell table:formula="of:=HEX2DEC([.B67])" office:value-type="float" office:value="16737095" calcext:value-type="float">
            <text:p>16737095</text:p>
          </table:table-cell>
          <table:table-cell table:formula="of:=ORG.LIBREOFFICE.REGEX([.G67];&quot;--.*&quot;;&quot;&quot;;&quot;g&quot;)" office:value-type="string" office:string-value="L474M-I536V" calcext:value-type="string">
            <text:p>L474M-I536V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474M-I536V--..U910-F9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560" calcext:value-type="float">
            <text:p>1560</text:p>
          </table:table-cell>
          <table:table-cell office:value-type="float" office:value="479" calcext:value-type="float">
            <text:p>479</text:p>
          </table:table-cell>
          <table:table-cell office:value-type="float" office:value="0.0032630932" calcext:value-type="float">
            <text:p>0.0032630932</text:p>
          </table:table-cell>
          <table:table-cell office:value-type="float" office:value="7.16" calcext:value-type="float">
            <text:p>7.16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formula="of:=[.O67]/[.H67]" office:value-type="float" office:value="0.454128440366972" calcext:value-type="float">
            <text:p>0.454128440366972</text:p>
          </table:table-cell>
          <table:table-cell office:value-type="float" office:value="1461" calcext:value-type="float">
            <text:p>1461</text:p>
          </table:table-cell>
          <table:table-cell table:formula="of:=[.Q67]/[.H67]" office:value-type="float" office:value="6.70183486238532" calcext:value-type="float">
            <text:p>6.70183486238532</text:p>
          </table:table-cell>
          <table:table-cell office:value-type="float" office:value="51" calcext:value-type="float">
            <text:p>51</text:p>
          </table:table-cell>
          <table:table-cell table:formula="of:=[.S67]/[.H67]" office:value-type="float" office:value="0.23394495412844" calcext:value-type="float">
            <text:p>0.23394495412844</text:p>
          </table:table-cell>
          <table:table-cell office:value-type="float" office:value="428" calcext:value-type="float">
            <text:p>428</text:p>
          </table:table-cell>
          <table:table-cell table:formula="of:=[.U67]/[.H67]" office:value-type="float" office:value="1.96330275229358" calcext:value-type="float">
            <text:p>1.96330275229358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758" calcext:value-type="float">
            <text:p>75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76" calcext:value-type="float">
            <text:p>17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[.W67]/[.$H67]" office:value-type="float" office:value="0.0091743119266055" calcext:value-type="float">
            <text:p>0.009174311926606</text:p>
          </table:table-cell>
          <table:table-cell table:formula="of:=[.X67]/[.$H67]" office:value-type="float" office:value="0.568807339449541" calcext:value-type="float">
            <text:p>0.568807339449541</text:p>
          </table:table-cell>
          <table:table-cell table:formula="of:=[.Y67]/[.$H67]" office:value-type="float" office:value="0.0091743119266055" calcext:value-type="float">
            <text:p>0.009174311926606</text:p>
          </table:table-cell>
          <table:table-cell table:formula="of:=[.Z67]/[.$H67]" office:value-type="float" office:value="0.0504587155963303" calcext:value-type="float">
            <text:p>0.05045871559633</text:p>
          </table:table-cell>
          <table:table-cell table:formula="of:=[.AA67]/[.$H67]" office:value-type="float" office:value="0.0091743119266055" calcext:value-type="float">
            <text:p>0.009174311926606</text:p>
          </table:table-cell>
          <table:table-cell table:formula="of:=[.AB67]/[.$H67]" office:value-type="float" office:value="1.19266055045872" calcext:value-type="float">
            <text:p>1.19266055045872</text:p>
          </table:table-cell>
          <table:table-cell table:formula="of:=[.AC67]/[.$H67]" office:value-type="float" office:value="3.47706422018349" calcext:value-type="float">
            <text:p>3.47706422018349</text:p>
          </table:table-cell>
          <table:table-cell table:formula="of:=[.AD67]/[.$H67]" office:value-type="float" office:value="0.142201834862385" calcext:value-type="float">
            <text:p>0.142201834862385</text:p>
          </table:table-cell>
          <table:table-cell table:formula="of:=[.AE67]/[.$H67]" office:value-type="float" office:value="0.197247706422018" calcext:value-type="float">
            <text:p>0.197247706422018</text:p>
          </table:table-cell>
          <table:table-cell table:formula="of:=[.AF67]/[.$H67]" office:value-type="float" office:value="0.018348623853211" calcext:value-type="float">
            <text:p>0.018348623853211</text:p>
          </table:table-cell>
          <table:table-cell table:formula="of:=[.AG67]/[.$H67]" office:value-type="float" office:value="1.46330275229358" calcext:value-type="float">
            <text:p>1.46330275229358</text:p>
          </table:table-cell>
          <table:table-cell table:formula="of:=[.AH67]/[.$H67]" office:value-type="float" office:value="0.018348623853211" calcext:value-type="float">
            <text:p>0.018348623853211</text:p>
          </table:table-cell>
          <table:table-cell table:formula="of:=[.AI67]/[.$H67]" office:value-type="float" office:value="0.0091743119266055" calcext:value-type="float">
            <text:p>0.009174311926606</text:p>
          </table:table-cell>
          <table:table-cell table:formula="of:=[.AJ67]/[.$H67]" office:value-type="float" office:value="0.26605504587156" calcext:value-type="float">
            <text:p>0.26605504587156</text:p>
          </table:table-cell>
          <table:table-cell table:formula="of:=[.AK67]/[.$H67]" office:value-type="float" office:value="0.0091743119266055" calcext:value-type="float">
            <text:p>0.009174311926606</text:p>
          </table:table-cell>
          <table:table-cell table:formula="of:=[.AL67]/[.$H67]" office:value-type="float" office:value="0.0504587155963303" calcext:value-type="float">
            <text:p>0.05045871559633</text:p>
          </table:table-cell>
          <table:table-cell table:formula="of:=[.AM67]/[.$H67]" office:value-type="float" office:value="0.0091743119266055" calcext:value-type="float">
            <text:p>0.009174311926606</text:p>
          </table:table-cell>
          <table:table-cell table:formula="of:=[.AN67]/[.$H67]" office:value-type="float" office:value="0.44954128440367" calcext:value-type="float">
            <text:p>0.44954128440367</text:p>
          </table:table-cell>
          <table:table-cell table:formula="of:=[.AO67]/[.$H67]" office:value-type="float" office:value="0.807339449541284" calcext:value-type="float">
            <text:p>0.807339449541284</text:p>
          </table:table-cell>
          <table:table-cell table:formula="of:=[.AP67]/[.$H67]" office:value-type="float" office:value="0.0779816513761468" calcext:value-type="float">
            <text:p>0.077981651376147</text:p>
          </table:table-cell>
          <table:table-cell table:formula="of:=[.AQ67]/[.$H67]" office:value-type="float" office:value="0.0412844036697248" calcext:value-type="float">
            <text:p>0.041284403669725</text:p>
          </table:table-cell>
          <table:table-cell table:formula="of:=[.AR67]/[.$H67]" office:value-type="float" office:value="0.018348623853211" calcext:value-type="float">
            <text:p>0.018348623853211</text:p>
          </table:table-cell>
          <table:table-cell table:formula="of:=[.AS67]/[.$H67]" office:value-type="float" office:value="0.440366972477064" calcext:value-type="float">
            <text:p>0.440366972477064</text:p>
          </table:table-cell>
          <table:table-cell table:formula="of:=[.AT67]/[.$H67]" office:value-type="float" office:value="0.018348623853211" calcext:value-type="float">
            <text:p>0.018348623853211</text:p>
          </table:table-cell>
          <table:table-cell table:formula="of:=[.AU67]/[.$H67]" office:value-type="float" office:value="0.000042083999663328" calcext:value-type="float">
            <text:p>4.2083999663328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FF6347</text:p>
          </table:table-cell>
          <table:table-cell table:formula="of:=HEX2DEC([.B68])" office:value-type="float" office:value="16737095" calcext:value-type="float">
            <text:p>16737095</text:p>
          </table:table-cell>
          <table:table-cell table:formula="of:=ORG.LIBREOFFICE.REGEX([.G68];&quot;--.*&quot;;&quot;&quot;;&quot;g&quot;)" office:value-type="string" office:string-value="L474M-I536V" calcext:value-type="string">
            <text:p>L474M-I536V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474M-I536V--..U910-F12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681" calcext:value-type="float">
            <text:p>681</text:p>
          </table:table-cell>
          <table:table-cell office:value-type="float" office:value="0.0044644214" calcext:value-type="float">
            <text:p>0.0044644214</text:p>
          </table:table-cell>
          <table:table-cell office:value-type="float" office:value="9.79" calcext:value-type="float">
            <text:p>9.79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table:formula="of:=[.O68]/[.H68]" office:value-type="float" office:value="0.517460317460318" calcext:value-type="float">
            <text:p>0.517460317460318</text:p>
          </table:table-cell>
          <table:table-cell office:value-type="float" office:value="2921" calcext:value-type="float">
            <text:p>2921</text:p>
          </table:table-cell>
          <table:table-cell table:formula="of:=[.Q68]/[.H68]" office:value-type="float" office:value="9.27301587301587" calcext:value-type="float">
            <text:p>9.27301587301587</text:p>
          </table:table-cell>
          <table:table-cell office:value-type="float" office:value="77" calcext:value-type="float">
            <text:p>77</text:p>
          </table:table-cell>
          <table:table-cell table:formula="of:=[.S68]/[.H68]" office:value-type="float" office:value="0.244444444444444" calcext:value-type="float">
            <text:p>0.244444444444444</text:p>
          </table:table-cell>
          <table:table-cell office:value-type="float" office:value="604" calcext:value-type="float">
            <text:p>604</text:p>
          </table:table-cell>
          <table:table-cell table:formula="of:=[.U68]/[.H68]" office:value-type="float" office:value="1.91746031746032" calcext:value-type="float">
            <text:p>1.9174603174603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43" calcext:value-type="float">
            <text:p>443</text:p>
          </table:table-cell>
          <table:table-cell office:value-type="float" office:value="1099" calcext:value-type="float">
            <text:p>109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1174" calcext:value-type="float">
            <text:p>117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24" calcext:value-type="float">
            <text:p>22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formula="of:=[.W68]/[.$H68]" office:value-type="float" office:value="0" calcext:value-type="float">
            <text:p>0</text:p>
          </table:table-cell>
          <table:table-cell table:formula="of:=[.X68]/[.$H68]" office:value-type="float" office:value="0.650793650793651" calcext:value-type="float">
            <text:p>0.650793650793651</text:p>
          </table:table-cell>
          <table:table-cell table:formula="of:=[.Y68]/[.$H68]" office:value-type="float" office:value="0.00634920634920635" calcext:value-type="float">
            <text:p>0.006349206349206</text:p>
          </table:table-cell>
          <table:table-cell table:formula="of:=[.Z68]/[.$H68]" office:value-type="float" office:value="0.0349206349206349" calcext:value-type="float">
            <text:p>0.034920634920635</text:p>
          </table:table-cell>
          <table:table-cell table:formula="of:=[.AA68]/[.$H68]" office:value-type="float" office:value="0.0158730158730159" calcext:value-type="float">
            <text:p>0.015873015873016</text:p>
          </table:table-cell>
          <table:table-cell table:formula="of:=[.AB68]/[.$H68]" office:value-type="float" office:value="1.40634920634921" calcext:value-type="float">
            <text:p>1.40634920634921</text:p>
          </table:table-cell>
          <table:table-cell table:formula="of:=[.AC68]/[.$H68]" office:value-type="float" office:value="3.48888888888889" calcext:value-type="float">
            <text:p>3.48888888888889</text:p>
          </table:table-cell>
          <table:table-cell table:formula="of:=[.AD68]/[.$H68]" office:value-type="float" office:value="0.073015873015873" calcext:value-type="float">
            <text:p>0.073015873015873</text:p>
          </table:table-cell>
          <table:table-cell table:formula="of:=[.AE68]/[.$H68]" office:value-type="float" office:value="0.0634920634920635" calcext:value-type="float">
            <text:p>0.063492063492064</text:p>
          </table:table-cell>
          <table:table-cell table:formula="of:=[.AF68]/[.$H68]" office:value-type="float" office:value="0.26984126984127" calcext:value-type="float">
            <text:p>0.26984126984127</text:p>
          </table:table-cell>
          <table:table-cell table:formula="of:=[.AG68]/[.$H68]" office:value-type="float" office:value="3.72698412698413" calcext:value-type="float">
            <text:p>3.72698412698413</text:p>
          </table:table-cell>
          <table:table-cell table:formula="of:=[.AH68]/[.$H68]" office:value-type="float" office:value="0.053968253968254" calcext:value-type="float">
            <text:p>0.053968253968254</text:p>
          </table:table-cell>
          <table:table-cell table:formula="of:=[.AI68]/[.$H68]" office:value-type="float" office:value="0" calcext:value-type="float">
            <text:p>0</text:p>
          </table:table-cell>
          <table:table-cell table:formula="of:=[.AJ68]/[.$H68]" office:value-type="float" office:value="0.279365079365079" calcext:value-type="float">
            <text:p>0.279365079365079</text:p>
          </table:table-cell>
          <table:table-cell table:formula="of:=[.AK68]/[.$H68]" office:value-type="float" office:value="0.00634920634920635" calcext:value-type="float">
            <text:p>0.006349206349206</text:p>
          </table:table-cell>
          <table:table-cell table:formula="of:=[.AL68]/[.$H68]" office:value-type="float" office:value="0.0253968253968254" calcext:value-type="float">
            <text:p>0.025396825396825</text:p>
          </table:table-cell>
          <table:table-cell table:formula="of:=[.AM68]/[.$H68]" office:value-type="float" office:value="0.00317460317460317" calcext:value-type="float">
            <text:p>0.003174603174603</text:p>
          </table:table-cell>
          <table:table-cell table:formula="of:=[.AN68]/[.$H68]" office:value-type="float" office:value="0.482539682539683" calcext:value-type="float">
            <text:p>0.482539682539683</text:p>
          </table:table-cell>
          <table:table-cell table:formula="of:=[.AO68]/[.$H68]" office:value-type="float" office:value="0.711111111111111" calcext:value-type="float">
            <text:p>0.711111111111111</text:p>
          </table:table-cell>
          <table:table-cell table:formula="of:=[.AP68]/[.$H68]" office:value-type="float" office:value="0.0698412698412698" calcext:value-type="float">
            <text:p>0.06984126984127</text:p>
          </table:table-cell>
          <table:table-cell table:formula="of:=[.AQ68]/[.$H68]" office:value-type="float" office:value="0.0476190476190476" calcext:value-type="float">
            <text:p>0.047619047619048</text:p>
          </table:table-cell>
          <table:table-cell table:formula="of:=[.AR68]/[.$H68]" office:value-type="float" office:value="0.0571428571428571" calcext:value-type="float">
            <text:p>0.057142857142857</text:p>
          </table:table-cell>
          <table:table-cell table:formula="of:=[.AS68]/[.$H68]" office:value-type="float" office:value="0.444444444444444" calcext:value-type="float">
            <text:p>0.444444444444444</text:p>
          </table:table-cell>
          <table:table-cell table:formula="of:=[.AT68]/[.$H68]" office:value-type="float" office:value="0.0349206349206349" calcext:value-type="float">
            <text:p>0.034920634920635</text:p>
          </table:table-cell>
          <table:table-cell table:formula="of:=[.AU68]/[.$H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FF6347</text:p>
          </table:table-cell>
          <table:table-cell table:formula="of:=HEX2DEC([.B69])" office:value-type="float" office:value="16737095" calcext:value-type="float">
            <text:p>16737095</text:p>
          </table:table-cell>
          <table:table-cell table:formula="of:=ORG.LIBREOFFICE.REGEX([.G69];&quot;--.*&quot;;&quot;&quot;;&quot;g&quot;)" office:value-type="string" office:string-value="L474M-I536V" calcext:value-type="string">
            <text:p>L474M-I536V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474M-I536V--..U910-F1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236" calcext:value-type="float">
            <text:p>3236</text:p>
          </table:table-cell>
          <table:table-cell office:value-type="float" office:value="604" calcext:value-type="float">
            <text:p>604</text:p>
          </table:table-cell>
          <table:table-cell office:value-type="float" office:value="0.0044179766" calcext:value-type="float">
            <text:p>0.0044179766</text:p>
          </table:table-cell>
          <table:table-cell office:value-type="float" office:value="9.69" calcext:value-type="float">
            <text:p>9.69</text:p>
          </table:table-cell>
          <table:table-cell office:value-type="float" office:value="9" calcext:value-type="float">
            <text:p>9</text:p>
          </table:table-cell>
          <table:table-cell office:value-type="float" office:value="239" calcext:value-type="float">
            <text:p>239</text:p>
          </table:table-cell>
          <table:table-cell table:formula="of:=[.O69]/[.H69]" office:value-type="float" office:value="0.715568862275449" calcext:value-type="float">
            <text:p>0.715568862275449</text:p>
          </table:table-cell>
          <table:table-cell office:value-type="float" office:value="2997" calcext:value-type="float">
            <text:p>2997</text:p>
          </table:table-cell>
          <table:table-cell table:formula="of:=[.Q69]/[.H69]" office:value-type="float" office:value="8.97305389221557" calcext:value-type="float">
            <text:p>8.97305389221557</text:p>
          </table:table-cell>
          <table:table-cell office:value-type="float" office:value="57" calcext:value-type="float">
            <text:p>57</text:p>
          </table:table-cell>
          <table:table-cell table:formula="of:=[.S69]/[.H69]" office:value-type="float" office:value="0.170658682634731" calcext:value-type="float">
            <text:p>0.170658682634731</text:p>
          </table:table-cell>
          <table:table-cell office:value-type="float" office:value="547" calcext:value-type="float">
            <text:p>547</text:p>
          </table:table-cell>
          <table:table-cell table:formula="of:=[.U69]/[.H69]" office:value-type="float" office:value="1.6377245508982" calcext:value-type="float">
            <text:p>1.6377245508982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9" calcext:value-type="float">
            <text:p>649</text:p>
          </table:table-cell>
          <table:table-cell office:value-type="float" office:value="1159" calcext:value-type="float">
            <text:p>115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office:value-type="float" office:value="1059" calcext:value-type="float">
            <text:p>105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table:formula="of:=[.W69]/[.$H69]" office:value-type="float" office:value="0.0119760479041916" calcext:value-type="float">
            <text:p>0.011976047904192</text:p>
          </table:table-cell>
          <table:table-cell table:formula="of:=[.X69]/[.$H69]" office:value-type="float" office:value="0.389221556886228" calcext:value-type="float">
            <text:p>0.389221556886228</text:p>
          </table:table-cell>
          <table:table-cell table:formula="of:=[.Y69]/[.$H69]" office:value-type="float" office:value="0" calcext:value-type="float">
            <text:p>0</text:p>
          </table:table-cell>
          <table:table-cell table:formula="of:=[.Z69]/[.$H69]" office:value-type="float" office:value="0.0149700598802395" calcext:value-type="float">
            <text:p>0.01497005988024</text:p>
          </table:table-cell>
          <table:table-cell table:formula="of:=[.AA69]/[.$H69]" office:value-type="float" office:value="0.0149700598802395" calcext:value-type="float">
            <text:p>0.01497005988024</text:p>
          </table:table-cell>
          <table:table-cell table:formula="of:=[.AB69]/[.$H69]" office:value-type="float" office:value="1.94311377245509" calcext:value-type="float">
            <text:p>1.94311377245509</text:p>
          </table:table-cell>
          <table:table-cell table:formula="of:=[.AC69]/[.$H69]" office:value-type="float" office:value="3.47005988023952" calcext:value-type="float">
            <text:p>3.47005988023952</text:p>
          </table:table-cell>
          <table:table-cell table:formula="of:=[.AD69]/[.$H69]" office:value-type="float" office:value="0.029940119760479" calcext:value-type="float">
            <text:p>0.029940119760479</text:p>
          </table:table-cell>
          <table:table-cell table:formula="of:=[.AE69]/[.$H69]" office:value-type="float" office:value="0.12874251497006" calcext:value-type="float">
            <text:p>0.12874251497006</text:p>
          </table:table-cell>
          <table:table-cell table:formula="of:=[.AF69]/[.$H69]" office:value-type="float" office:value="0.425149700598802" calcext:value-type="float">
            <text:p>0.425149700598802</text:p>
          </table:table-cell>
          <table:table-cell table:formula="of:=[.AG69]/[.$H69]" office:value-type="float" office:value="3.17065868263473" calcext:value-type="float">
            <text:p>3.17065868263473</text:p>
          </table:table-cell>
          <table:table-cell table:formula="of:=[.AH69]/[.$H69]" office:value-type="float" office:value="0.0898203592814371" calcext:value-type="float">
            <text:p>0.089820359281437</text:p>
          </table:table-cell>
          <table:table-cell table:formula="of:=[.AI69]/[.$H69]" office:value-type="float" office:value="0.0119760479041916" calcext:value-type="float">
            <text:p>0.011976047904192</text:p>
          </table:table-cell>
          <table:table-cell table:formula="of:=[.AJ69]/[.$H69]" office:value-type="float" office:value="0.25748502994012" calcext:value-type="float">
            <text:p>0.25748502994012</text:p>
          </table:table-cell>
          <table:table-cell table:formula="of:=[.AK69]/[.$H69]" office:value-type="float" office:value="0" calcext:value-type="float">
            <text:p>0</text:p>
          </table:table-cell>
          <table:table-cell table:formula="of:=[.AL69]/[.$H69]" office:value-type="float" office:value="0.0119760479041916" calcext:value-type="float">
            <text:p>0.011976047904192</text:p>
          </table:table-cell>
          <table:table-cell table:formula="of:=[.AM69]/[.$H69]" office:value-type="float" office:value="0.00898203592814371" calcext:value-type="float">
            <text:p>0.008982035928144</text:p>
          </table:table-cell>
          <table:table-cell table:formula="of:=[.AN69]/[.$H69]" office:value-type="float" office:value="0.392215568862275" calcext:value-type="float">
            <text:p>0.392215568862275</text:p>
          </table:table-cell>
          <table:table-cell table:formula="of:=[.AO69]/[.$H69]" office:value-type="float" office:value="0.625748502994012" calcext:value-type="float">
            <text:p>0.625748502994012</text:p>
          </table:table-cell>
          <table:table-cell table:formula="of:=[.AP69]/[.$H69]" office:value-type="float" office:value="0.0239520958083832" calcext:value-type="float">
            <text:p>0.023952095808383</text:p>
          </table:table-cell>
          <table:table-cell table:formula="of:=[.AQ69]/[.$H69]" office:value-type="float" office:value="0.0419161676646707" calcext:value-type="float">
            <text:p>0.041916167664671</text:p>
          </table:table-cell>
          <table:table-cell table:formula="of:=[.AR69]/[.$H69]" office:value-type="float" office:value="0.0479041916167665" calcext:value-type="float">
            <text:p>0.047904191616767</text:p>
          </table:table-cell>
          <table:table-cell table:formula="of:=[.AS69]/[.$H69]" office:value-type="float" office:value="0.362275449101796" calcext:value-type="float">
            <text:p>0.362275449101796</text:p>
          </table:table-cell>
          <table:table-cell table:formula="of:=[.AT69]/[.$H69]" office:value-type="float" office:value="0.0239520958083832" calcext:value-type="float">
            <text:p>0.023952095808383</text:p>
          </table:table-cell>
          <table:table-cell table:formula="of:=[.AU69]/[.$H69]" office:value-type="float" office:value="0.0000358564308508731" calcext:value-type="float">
            <text:p>3.58564308508731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float" office:value="808000" calcext:value-type="float">
            <text:p>808000</text:p>
          </table:table-cell>
          <table:table-cell table:formula="of:=HEX2DEC([.B70])" office:value-type="float" office:value="8421376" calcext:value-type="float">
            <text:p>8421376</text:p>
          </table:table-cell>
          <table:table-cell table:formula="of:=ORG.LIBREOFFICE.REGEX([.G70];&quot;--.*&quot;;&quot;&quot;;&quot;g&quot;)" office:value-type="string" office:string-value="K878E" calcext:value-type="string">
            <text:p>K878E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878E--..U910-F4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 office:value-type="float" office:value="450" calcext:value-type="float">
            <text:p>450</text:p>
          </table:table-cell>
          <table:table-cell office:value-type="float" office:value="0.0031305903" calcext:value-type="float">
            <text:p>0.0031305903</text:p>
          </table:table-cell>
          <table:table-cell office:value-type="float" office:value="6.87" calcext:value-type="float">
            <text:p>6.87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formula="of:=[.O70]/[.H70]" office:value-type="float" office:value="0.254807692307692" calcext:value-type="float">
            <text:p>0.254807692307692</text:p>
          </table:table-cell>
          <table:table-cell office:value-type="float" office:value="1375" calcext:value-type="float">
            <text:p>1375</text:p>
          </table:table-cell>
          <table:table-cell table:formula="of:=[.Q70]/[.H70]" office:value-type="float" office:value="6.61057692307692" calcext:value-type="float">
            <text:p>6.61057692307692</text:p>
          </table:table-cell>
          <table:table-cell office:value-type="float" office:value="32" calcext:value-type="float">
            <text:p>32</text:p>
          </table:table-cell>
          <table:table-cell table:formula="of:=[.S70]/[.H70]" office:value-type="float" office:value="0.153846153846154" calcext:value-type="float">
            <text:p>0.153846153846154</text:p>
          </table:table-cell>
          <table:table-cell office:value-type="float" office:value="418" calcext:value-type="float">
            <text:p>418</text:p>
          </table:table-cell>
          <table:table-cell table:formula="of:=[.U70]/[.H70]" office:value-type="float" office:value="2.00961538461538" calcext:value-type="float">
            <text:p>2.00961538461538</text:p>
          </table:table-cell>
          <table:table-cell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W70]/[.$H70]" office:value-type="float" office:value="0.00480769230769231" calcext:value-type="float">
            <text:p>0.004807692307692</text:p>
          </table:table-cell>
          <table:table-cell table:formula="of:=[.X70]/[.$H70]" office:value-type="float" office:value="1.41346153846154" calcext:value-type="float">
            <text:p>1.41346153846154</text:p>
          </table:table-cell>
          <table:table-cell table:formula="of:=[.Y70]/[.$H70]" office:value-type="float" office:value="0" calcext:value-type="float">
            <text:p>0</text:p>
          </table:table-cell>
          <table:table-cell table:formula="of:=[.Z70]/[.$H70]" office:value-type="float" office:value="0.134615384615385" calcext:value-type="float">
            <text:p>0.134615384615385</text:p>
          </table:table-cell>
          <table:table-cell table:formula="of:=[.AA70]/[.$H70]" office:value-type="float" office:value="0.00480769230769231" calcext:value-type="float">
            <text:p>0.004807692307692</text:p>
          </table:table-cell>
          <table:table-cell table:formula="of:=[.AB70]/[.$H70]" office:value-type="float" office:value="2.49519230769231" calcext:value-type="float">
            <text:p>2.49519230769231</text:p>
          </table:table-cell>
          <table:table-cell table:formula="of:=[.AC70]/[.$H70]" office:value-type="float" office:value="2.30769230769231" calcext:value-type="float">
            <text:p>2.30769230769231</text:p>
          </table:table-cell>
          <table:table-cell table:formula="of:=[.AD70]/[.$H70]" office:value-type="float" office:value="0.0769230769230769" calcext:value-type="float">
            <text:p>0.076923076923077</text:p>
          </table:table-cell>
          <table:table-cell table:formula="of:=[.AE70]/[.$H70]" office:value-type="float" office:value="0.00961538461538462" calcext:value-type="float">
            <text:p>0.009615384615385</text:p>
          </table:table-cell>
          <table:table-cell table:formula="of:=[.AF70]/[.$H70]" office:value-type="float" office:value="0.0192307692307692" calcext:value-type="float">
            <text:p>0.019230769230769</text:p>
          </table:table-cell>
          <table:table-cell table:formula="of:=[.AG70]/[.$H70]" office:value-type="float" office:value="0.394230769230769" calcext:value-type="float">
            <text:p>0.394230769230769</text:p>
          </table:table-cell>
          <table:table-cell table:formula="of:=[.AH70]/[.$H70]" office:value-type="float" office:value="0.00480769230769231" calcext:value-type="float">
            <text:p>0.004807692307692</text:p>
          </table:table-cell>
          <table:table-cell table:formula="of:=[.AI70]/[.$H70]" office:value-type="float" office:value="0.00480769230769231" calcext:value-type="float">
            <text:p>0.004807692307692</text:p>
          </table:table-cell>
          <table:table-cell table:formula="of:=[.AJ70]/[.$H70]" office:value-type="float" office:value="0.528846153846154" calcext:value-type="float">
            <text:p>0.528846153846154</text:p>
          </table:table-cell>
          <table:table-cell table:formula="of:=[.AK70]/[.$H70]" office:value-type="float" office:value="0" calcext:value-type="float">
            <text:p>0</text:p>
          </table:table-cell>
          <table:table-cell table:formula="of:=[.AL70]/[.$H70]" office:value-type="float" office:value="0.0336538461538461" calcext:value-type="float">
            <text:p>0.033653846153846</text:p>
          </table:table-cell>
          <table:table-cell table:formula="of:=[.AM70]/[.$H70]" office:value-type="float" office:value="0.00480769230769231" calcext:value-type="float">
            <text:p>0.004807692307692</text:p>
          </table:table-cell>
          <table:table-cell table:formula="of:=[.AN70]/[.$H70]" office:value-type="float" office:value="0.754807692307692" calcext:value-type="float">
            <text:p>0.754807692307692</text:p>
          </table:table-cell>
          <table:table-cell table:formula="of:=[.AO70]/[.$H70]" office:value-type="float" office:value="0.524038461538462" calcext:value-type="float">
            <text:p>0.524038461538462</text:p>
          </table:table-cell>
          <table:table-cell table:formula="of:=[.AP70]/[.$H70]" office:value-type="float" office:value="0.0769230769230769" calcext:value-type="float">
            <text:p>0.076923076923077</text:p>
          </table:table-cell>
          <table:table-cell table:formula="of:=[.AQ70]/[.$H70]" office:value-type="float" office:value="0.00961538461538462" calcext:value-type="float">
            <text:p>0.009615384615385</text:p>
          </table:table-cell>
          <table:table-cell table:formula="of:=[.AR70]/[.$H70]" office:value-type="float" office:value="0.0192307692307692" calcext:value-type="float">
            <text:p>0.019230769230769</text:p>
          </table:table-cell>
          <table:table-cell table:formula="of:=[.AS70]/[.$H70]" office:value-type="float" office:value="0.201923076923077" calcext:value-type="float">
            <text:p>0.201923076923077</text:p>
          </table:table-cell>
          <table:table-cell table:formula="of:=[.AT70]/[.$H70]" office:value-type="float" office:value="0.00480769230769231" calcext:value-type="float">
            <text:p>0.004807692307692</text:p>
          </table:table-cell>
          <table:table-cell table:formula="of:=[.AU70]/[.$H70]" office:value-type="float" office:value="0.0000231139053254438" calcext:value-type="float">
            <text:p>2.31139053254438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float" office:value="808000" calcext:value-type="float">
            <text:p>808000</text:p>
          </table:table-cell>
          <table:table-cell table:formula="of:=HEX2DEC([.B71])" office:value-type="float" office:value="8421376" calcext:value-type="float">
            <text:p>8421376</text:p>
          </table:table-cell>
          <table:table-cell table:formula="of:=ORG.LIBREOFFICE.REGEX([.G71];&quot;--.*&quot;;&quot;&quot;;&quot;g&quot;)" office:value-type="string" office:string-value="K878E" calcext:value-type="string">
            <text:p>K878E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878E--..U910-F6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 office:value-type="float" office:value="657" calcext:value-type="float">
            <text:p>657</text:p>
          </table:table-cell>
          <table:table-cell office:value-type="float" office:value="0.003503423" calcext:value-type="float">
            <text:p>0.003503423</text:p>
          </table:table-cell>
          <table:table-cell office:value-type="float" office:value="7.68" calcext:value-type="float">
            <text:p>7.68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formula="of:=[.O71]/[.H71]" office:value-type="float" office:value="0.212418300653595" calcext:value-type="float">
            <text:p>0.212418300653595</text:p>
          </table:table-cell>
          <table:table-cell office:value-type="float" office:value="2286" calcext:value-type="float">
            <text:p>2286</text:p>
          </table:table-cell>
          <table:table-cell table:formula="of:=[.Q71]/[.H71]" office:value-type="float" office:value="7.47058823529412" calcext:value-type="float">
            <text:p>7.47058823529412</text:p>
          </table:table-cell>
          <table:table-cell office:value-type="float" office:value="43" calcext:value-type="float">
            <text:p>43</text:p>
          </table:table-cell>
          <table:table-cell table:formula="of:=[.S71]/[.H71]" office:value-type="float" office:value="0.140522875816993" calcext:value-type="float">
            <text:p>0.140522875816993</text:p>
          </table:table-cell>
          <table:table-cell office:value-type="float" office:value="614" calcext:value-type="float">
            <text:p>614</text:p>
          </table:table-cell>
          <table:table-cell table:formula="of:=[.U71]/[.H71]" office:value-type="float" office:value="2.00653594771242" calcext:value-type="float">
            <text:p>2.0065359477124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92" calcext:value-type="float">
            <text:p>792</text:p>
          </table:table-cell>
          <table:table-cell office:value-type="float" office:value="874" calcext:value-type="float">
            <text:p>87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[.W71]/[.$H71]" office:value-type="float" office:value="0" calcext:value-type="float">
            <text:p>0</text:p>
          </table:table-cell>
          <table:table-cell table:formula="of:=[.X71]/[.$H71]" office:value-type="float" office:value="1.43790849673203" calcext:value-type="float">
            <text:p>1.43790849673203</text:p>
          </table:table-cell>
          <table:table-cell table:formula="of:=[.Y71]/[.$H71]" office:value-type="float" office:value="0.00326797385620915" calcext:value-type="float">
            <text:p>0.003267973856209</text:p>
          </table:table-cell>
          <table:table-cell table:formula="of:=[.Z71]/[.$H71]" office:value-type="float" office:value="0.0751633986928105" calcext:value-type="float">
            <text:p>0.075163398692811</text:p>
          </table:table-cell>
          <table:table-cell table:formula="of:=[.AA71]/[.$H71]" office:value-type="float" office:value="0.0130718954248366" calcext:value-type="float">
            <text:p>0.013071895424837</text:p>
          </table:table-cell>
          <table:table-cell table:formula="of:=[.AB71]/[.$H71]" office:value-type="float" office:value="2.58823529411765" calcext:value-type="float">
            <text:p>2.58823529411765</text:p>
          </table:table-cell>
          <table:table-cell table:formula="of:=[.AC71]/[.$H71]" office:value-type="float" office:value="2.8562091503268" calcext:value-type="float">
            <text:p>2.8562091503268</text:p>
          </table:table-cell>
          <table:table-cell table:formula="of:=[.AD71]/[.$H71]" office:value-type="float" office:value="0.0555555555555556" calcext:value-type="float">
            <text:p>0.055555555555556</text:p>
          </table:table-cell>
          <table:table-cell table:formula="of:=[.AE71]/[.$H71]" office:value-type="float" office:value="0.0294117647058823" calcext:value-type="float">
            <text:p>0.029411764705882</text:p>
          </table:table-cell>
          <table:table-cell table:formula="of:=[.AF71]/[.$H71]" office:value-type="float" office:value="0.022875816993464" calcext:value-type="float">
            <text:p>0.022875816993464</text:p>
          </table:table-cell>
          <table:table-cell table:formula="of:=[.AG71]/[.$H71]" office:value-type="float" office:value="0.588235294117647" calcext:value-type="float">
            <text:p>0.588235294117647</text:p>
          </table:table-cell>
          <table:table-cell table:formula="of:=[.AH71]/[.$H71]" office:value-type="float" office:value="0.0130718954248366" calcext:value-type="float">
            <text:p>0.013071895424837</text:p>
          </table:table-cell>
          <table:table-cell table:formula="of:=[.AI71]/[.$H71]" office:value-type="float" office:value="0" calcext:value-type="float">
            <text:p>0</text:p>
          </table:table-cell>
          <table:table-cell table:formula="of:=[.AJ71]/[.$H71]" office:value-type="float" office:value="0.53921568627451" calcext:value-type="float">
            <text:p>0.53921568627451</text:p>
          </table:table-cell>
          <table:table-cell table:formula="of:=[.AK71]/[.$H71]" office:value-type="float" office:value="0.00326797385620915" calcext:value-type="float">
            <text:p>0.003267973856209</text:p>
          </table:table-cell>
          <table:table-cell table:formula="of:=[.AL71]/[.$H71]" office:value-type="float" office:value="0.0196078431372549" calcext:value-type="float">
            <text:p>0.019607843137255</text:p>
          </table:table-cell>
          <table:table-cell table:formula="of:=[.AM71]/[.$H71]" office:value-type="float" office:value="0.00980392156862745" calcext:value-type="float">
            <text:p>0.009803921568627</text:p>
          </table:table-cell>
          <table:table-cell table:formula="of:=[.AN71]/[.$H71]" office:value-type="float" office:value="0.797385620915033" calcext:value-type="float">
            <text:p>0.797385620915033</text:p>
          </table:table-cell>
          <table:table-cell table:formula="of:=[.AO71]/[.$H71]" office:value-type="float" office:value="0.454248366013072" calcext:value-type="float">
            <text:p>0.454248366013072</text:p>
          </table:table-cell>
          <table:table-cell table:formula="of:=[.AP71]/[.$H71]" office:value-type="float" office:value="0.0522875816993464" calcext:value-type="float">
            <text:p>0.052287581699346</text:p>
          </table:table-cell>
          <table:table-cell table:formula="of:=[.AQ71]/[.$H71]" office:value-type="float" office:value="0.0261437908496732" calcext:value-type="float">
            <text:p>0.026143790849673</text:p>
          </table:table-cell>
          <table:table-cell table:formula="of:=[.AR71]/[.$H71]" office:value-type="float" office:value="0.0196078431372549" calcext:value-type="float">
            <text:p>0.019607843137255</text:p>
          </table:table-cell>
          <table:table-cell table:formula="of:=[.AS71]/[.$H71]" office:value-type="float" office:value="0.215686274509804" calcext:value-type="float">
            <text:p>0.215686274509804</text:p>
          </table:table-cell>
          <table:table-cell table:formula="of:=[.AT71]/[.$H71]" office:value-type="float" office:value="0.00980392156862745" calcext:value-type="float">
            <text:p>0.009803921568627</text:p>
          </table:table-cell>
          <table:table-cell table:formula="of:=[.AU71]/[.$H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B4513</text:p>
          </table:table-cell>
          <table:table-cell table:formula="of:=HEX2DEC([.B72])" office:value-type="float" office:value="9127187" calcext:value-type="float">
            <text:p>9127187</text:p>
          </table:table-cell>
          <table:table-cell table:formula="of:=ORG.LIBREOFFICE.REGEX([.G72];&quot;--.*&quot;;&quot;&quot;;&quot;g&quot;)" office:value-type="string" office:string-value="K777T-G887D" calcext:value-type="string">
            <text:p>K777T-G887D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777T-G887D--..U14-D7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170" calcext:value-type="float">
            <text:p>170</text:p>
          </table:table-cell>
          <table:table-cell office:value-type="float" office:value="0.0017313032" calcext:value-type="float">
            <text:p>0.0017313032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formula="of:=[.O72]/[.H72]" office:value-type="float" office:value="0.520325203252033" calcext:value-type="float">
            <text:p>0.520325203252033</text:p>
          </table:table-cell>
          <table:table-cell office:value-type="float" office:value="403" calcext:value-type="float">
            <text:p>403</text:p>
          </table:table-cell>
          <table:table-cell table:formula="of:=[.Q72]/[.H72]" office:value-type="float" office:value="3.27642276422764" calcext:value-type="float">
            <text:p>3.27642276422764</text:p>
          </table:table-cell>
          <table:table-cell office:value-type="float" office:value="49" calcext:value-type="float">
            <text:p>49</text:p>
          </table:table-cell>
          <table:table-cell table:formula="of:=[.S72]/[.H72]" office:value-type="float" office:value="0.398373983739837" calcext:value-type="float">
            <text:p>0.398373983739837</text:p>
          </table:table-cell>
          <table:table-cell office:value-type="float" office:value="121" calcext:value-type="float">
            <text:p>121</text:p>
          </table:table-cell>
          <table:table-cell table:formula="of:=[.U72]/[.H72]" office:value-type="float" office:value="0.983739837398374" calcext:value-type="float">
            <text:p>0.98373983739837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[.W72]/[.$H72]" office:value-type="float" office:value="0.032520325203252" calcext:value-type="float">
            <text:p>0.032520325203252</text:p>
          </table:table-cell>
          <table:table-cell table:formula="of:=[.X72]/[.$H72]" office:value-type="float" office:value="0.0894308943089431" calcext:value-type="float">
            <text:p>0.089430894308943</text:p>
          </table:table-cell>
          <table:table-cell table:formula="of:=[.Y72]/[.$H72]" office:value-type="float" office:value="0.016260162601626" calcext:value-type="float">
            <text:p>0.016260162601626</text:p>
          </table:table-cell>
          <table:table-cell table:formula="of:=[.Z72]/[.$H72]" office:value-type="float" office:value="0.0731707317073171" calcext:value-type="float">
            <text:p>0.073170731707317</text:p>
          </table:table-cell>
          <table:table-cell table:formula="of:=[.AA72]/[.$H72]" office:value-type="float" office:value="0.040650406504065" calcext:value-type="float">
            <text:p>0.040650406504065</text:p>
          </table:table-cell>
          <table:table-cell table:formula="of:=[.AB72]/[.$H72]" office:value-type="float" office:value="0.024390243902439" calcext:value-type="float">
            <text:p>0.024390243902439</text:p>
          </table:table-cell>
          <table:table-cell table:formula="of:=[.AC72]/[.$H72]" office:value-type="float" office:value="0.634146341463415" calcext:value-type="float">
            <text:p>0.634146341463415</text:p>
          </table:table-cell>
          <table:table-cell table:formula="of:=[.AD72]/[.$H72]" office:value-type="float" office:value="0.0975609756097561" calcext:value-type="float">
            <text:p>0.097560975609756</text:p>
          </table:table-cell>
          <table:table-cell table:formula="of:=[.AE72]/[.$H72]" office:value-type="float" office:value="0.040650406504065" calcext:value-type="float">
            <text:p>0.040650406504065</text:p>
          </table:table-cell>
          <table:table-cell table:formula="of:=[.AF72]/[.$H72]" office:value-type="float" office:value="0.203252032520325" calcext:value-type="float">
            <text:p>0.203252032520325</text:p>
          </table:table-cell>
          <table:table-cell table:formula="of:=[.AG72]/[.$H72]" office:value-type="float" office:value="2.52845528455285" calcext:value-type="float">
            <text:p>2.52845528455285</text:p>
          </table:table-cell>
          <table:table-cell table:formula="of:=[.AH72]/[.$H72]" office:value-type="float" office:value="0.016260162601626" calcext:value-type="float">
            <text:p>0.016260162601626</text:p>
          </table:table-cell>
          <table:table-cell table:formula="of:=[.AI72]/[.$H72]" office:value-type="float" office:value="0.032520325203252" calcext:value-type="float">
            <text:p>0.032520325203252</text:p>
          </table:table-cell>
          <table:table-cell table:formula="of:=[.AJ72]/[.$H72]" office:value-type="float" office:value="0.0487804878048781" calcext:value-type="float">
            <text:p>0.048780487804878</text:p>
          </table:table-cell>
          <table:table-cell table:formula="of:=[.AK72]/[.$H72]" office:value-type="float" office:value="0.016260162601626" calcext:value-type="float">
            <text:p>0.016260162601626</text:p>
          </table:table-cell>
          <table:table-cell table:formula="of:=[.AL72]/[.$H72]" office:value-type="float" office:value="0.0731707317073171" calcext:value-type="float">
            <text:p>0.073170731707317</text:p>
          </table:table-cell>
          <table:table-cell table:formula="of:=[.AM72]/[.$H72]" office:value-type="float" office:value="0.024390243902439" calcext:value-type="float">
            <text:p>0.024390243902439</text:p>
          </table:table-cell>
          <table:table-cell table:formula="of:=[.AN72]/[.$H72]" office:value-type="float" office:value="0.024390243902439" calcext:value-type="float">
            <text:p>0.024390243902439</text:p>
          </table:table-cell>
          <table:table-cell table:formula="of:=[.AO72]/[.$H72]" office:value-type="float" office:value="0.471544715447154" calcext:value-type="float">
            <text:p>0.471544715447154</text:p>
          </table:table-cell>
          <table:table-cell table:formula="of:=[.AP72]/[.$H72]" office:value-type="float" office:value="0.0487804878048781" calcext:value-type="float">
            <text:p>0.048780487804878</text:p>
          </table:table-cell>
          <table:table-cell table:formula="of:=[.AQ72]/[.$H72]" office:value-type="float" office:value="0.040650406504065" calcext:value-type="float">
            <text:p>0.040650406504065</text:p>
          </table:table-cell>
          <table:table-cell table:formula="of:=[.AR72]/[.$H72]" office:value-type="float" office:value="0.146341463414634" calcext:value-type="float">
            <text:p>0.146341463414634</text:p>
          </table:table-cell>
          <table:table-cell table:formula="of:=[.AS72]/[.$H72]" office:value-type="float" office:value="0.439024390243902" calcext:value-type="float">
            <text:p>0.439024390243902</text:p>
          </table:table-cell>
          <table:table-cell table:formula="of:=[.AT72]/[.$H72]" office:value-type="float" office:value="0.016260162601626" calcext:value-type="float">
            <text:p>0.016260162601626</text:p>
          </table:table-cell>
          <table:table-cell table:formula="of:=[.AU72]/[.$H72]" office:value-type="float" office:value="0.000264392887831317" calcext:value-type="float">
            <text:p>0.000264392887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B4513</text:p>
          </table:table-cell>
          <table:table-cell table:formula="of:=HEX2DEC([.B73])" office:value-type="float" office:value="9127187" calcext:value-type="float">
            <text:p>9127187</text:p>
          </table:table-cell>
          <table:table-cell table:formula="of:=ORG.LIBREOFFICE.REGEX([.G73];&quot;--.*&quot;;&quot;&quot;;&quot;g&quot;)" office:value-type="string" office:string-value="K777T" calcext:value-type="string">
            <text:p>K777T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K777T--A961..UW78new-B10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float" office:value="3620" calcext:value-type="float">
            <text:p>3620</text:p>
          </table:table-cell>
          <table:table-cell office:value-type="float" office:value="886" calcext:value-type="float">
            <text:p>886</text:p>
          </table:table-cell>
          <table:table-cell office:value-type="float" office:value="0.0018484959" calcext:value-type="float">
            <text:p>0.0018484959</text:p>
          </table:table-cell>
          <table:table-cell office:value-type="float" office:value="4.05" calcext:value-type="float">
            <text:p>4.05</text:p>
          </table:table-cell>
          <table:table-cell office:value-type="float" office:value="4" calcext:value-type="float">
            <text:p>4</text:p>
          </table:table-cell>
          <table:table-cell office:value-type="float" office:value="1051" calcext:value-type="float">
            <text:p>1051</text:p>
          </table:table-cell>
          <table:table-cell table:formula="of:=[.O73]/[.H73]" office:value-type="float" office:value="1.17693169092945" calcext:value-type="float">
            <text:p>1.17693169092945</text:p>
          </table:table-cell>
          <table:table-cell office:value-type="float" office:value="2569" calcext:value-type="float">
            <text:p>2569</text:p>
          </table:table-cell>
          <table:table-cell table:formula="of:=[.Q73]/[.H73]" office:value-type="float" office:value="2.87681970884658" calcext:value-type="float">
            <text:p>2.87681970884658</text:p>
          </table:table-cell>
          <table:table-cell office:value-type="float" office:value="376" calcext:value-type="float">
            <text:p>376</text:p>
          </table:table-cell>
          <table:table-cell table:formula="of:=[.S73]/[.H73]" office:value-type="float" office:value="0.421052631578947" calcext:value-type="float">
            <text:p>0.421052631578947</text:p>
          </table:table-cell>
          <table:table-cell office:value-type="float" office:value="510" calcext:value-type="float">
            <text:p>510</text:p>
          </table:table-cell>
          <table:table-cell table:formula="of:=[.U73]/[.H73]" office:value-type="float" office:value="0.571108622620381" calcext:value-type="float">
            <text:p>0.57110862262038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963" calcext:value-type="float">
            <text:p>963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675" calcext:value-type="float">
            <text:p>675</text:p>
          </table:table-cell>
          <table:table-cell office:value-type="float" office:value="1480" calcext:value-type="float">
            <text:p>148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table:formula="of:=[.W73]/[.$H73]" office:value-type="float" office:value="0.0604703247480403" calcext:value-type="float">
            <text:p>0.06047032474804</text:p>
          </table:table-cell>
          <table:table-cell table:formula="of:=[.X73]/[.$H73]" office:value-type="float" office:value="0.0627099664053751" calcext:value-type="float">
            <text:p>0.062709966405375</text:p>
          </table:table-cell>
          <table:table-cell table:formula="of:=[.Y73]/[.$H73]" office:value-type="float" office:value="0.0279955207166853" calcext:value-type="float">
            <text:p>0.027995520716685</text:p>
          </table:table-cell>
          <table:table-cell table:formula="of:=[.Z73]/[.$H73]" office:value-type="float" office:value="0.0884658454647257" calcext:value-type="float">
            <text:p>0.088465845464726</text:p>
          </table:table-cell>
          <table:table-cell table:formula="of:=[.AA73]/[.$H73]" office:value-type="float" office:value="0.0347144456886898" calcext:value-type="float">
            <text:p>0.03471444568869</text:p>
          </table:table-cell>
          <table:table-cell table:formula="of:=[.AB73]/[.$H73]" office:value-type="float" office:value="0.0783874580067189" calcext:value-type="float">
            <text:p>0.078387458006719</text:p>
          </table:table-cell>
          <table:table-cell table:formula="of:=[.AC73]/[.$H73]" office:value-type="float" office:value="1.07838745800672" calcext:value-type="float">
            <text:p>1.07838745800672</text:p>
          </table:table-cell>
          <table:table-cell table:formula="of:=[.AD73]/[.$H73]" office:value-type="float" office:value="0.0727883538633819" calcext:value-type="float">
            <text:p>0.072788353863382</text:p>
          </table:table-cell>
          <table:table-cell table:formula="of:=[.AE73]/[.$H73]" office:value-type="float" office:value="0.110862262038074" calcext:value-type="float">
            <text:p>0.110862262038074</text:p>
          </table:table-cell>
          <table:table-cell table:formula="of:=[.AF73]/[.$H73]" office:value-type="float" office:value="0.755879059350504" calcext:value-type="float">
            <text:p>0.755879059350504</text:p>
          </table:table-cell>
          <table:table-cell table:formula="of:=[.AG73]/[.$H73]" office:value-type="float" office:value="1.65733482642777" calcext:value-type="float">
            <text:p>1.65733482642777</text:p>
          </table:table-cell>
          <table:table-cell table:formula="of:=[.AH73]/[.$H73]" office:value-type="float" office:value="0.0257558790593505" calcext:value-type="float">
            <text:p>0.025755879059351</text:p>
          </table:table-cell>
          <table:table-cell table:formula="of:=[.AI73]/[.$H73]" office:value-type="float" office:value="0.0503919372900336" calcext:value-type="float">
            <text:p>0.050391937290034</text:p>
          </table:table-cell>
          <table:table-cell table:formula="of:=[.AJ73]/[.$H73]" office:value-type="float" office:value="0.051511758118701" calcext:value-type="float">
            <text:p>0.051511758118701</text:p>
          </table:table-cell>
          <table:table-cell table:formula="of:=[.AK73]/[.$H73]" office:value-type="float" office:value="0.0268756998880179" calcext:value-type="float">
            <text:p>0.026875699888018</text:p>
          </table:table-cell>
          <table:table-cell table:formula="of:=[.AL73]/[.$H73]" office:value-type="float" office:value="0.070548712206047" calcext:value-type="float">
            <text:p>0.070548712206047</text:p>
          </table:table-cell>
          <table:table-cell table:formula="of:=[.AM73]/[.$H73]" office:value-type="float" office:value="0.0313549832026876" calcext:value-type="float">
            <text:p>0.031354983202688</text:p>
          </table:table-cell>
          <table:table-cell table:formula="of:=[.AN73]/[.$H73]" office:value-type="float" office:value="0.0503919372900336" calcext:value-type="float">
            <text:p>0.050391937290034</text:p>
          </table:table-cell>
          <table:table-cell table:formula="of:=[.AO73]/[.$H73]" office:value-type="float" office:value="0.262038073908175" calcext:value-type="float">
            <text:p>0.262038073908175</text:p>
          </table:table-cell>
          <table:table-cell table:formula="of:=[.AP73]/[.$H73]" office:value-type="float" office:value="0.0548712206047032" calcext:value-type="float">
            <text:p>0.054871220604703</text:p>
          </table:table-cell>
          <table:table-cell table:formula="of:=[.AQ73]/[.$H73]" office:value-type="float" office:value="0.0481522956326988" calcext:value-type="float">
            <text:p>0.048152295632699</text:p>
          </table:table-cell>
          <table:table-cell table:formula="of:=[.AR73]/[.$H73]" office:value-type="float" office:value="0.120940649496081" calcext:value-type="float">
            <text:p>0.120940649496081</text:p>
          </table:table-cell>
          <table:table-cell table:formula="of:=[.AS73]/[.$H73]" office:value-type="float" office:value="0.207166853303471" calcext:value-type="float">
            <text:p>0.207166853303471</text:p>
          </table:table-cell>
          <table:table-cell table:formula="of:=[.AT73]/[.$H73]" office:value-type="float" office:value="0.0179171332586786" calcext:value-type="float">
            <text:p>0.017917133258679</text:p>
          </table:table-cell>
          <table:table-cell table:formula="of:=[.AU73]/[.$H73]" office:value-type="float" office:value="0.0000677159291691381" calcext:value-type="float">
            <text:p>6.77159291691381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B4513</text:p>
          </table:table-cell>
          <table:table-cell table:formula="of:=HEX2DEC([.B74])" office:value-type="float" office:value="9127187" calcext:value-type="float">
            <text:p>9127187</text:p>
          </table:table-cell>
          <table:table-cell table:formula="of:=ORG.LIBREOFFICE.REGEX([.G74];&quot;--.*&quot;;&quot;&quot;;&quot;g&quot;)" office:value-type="string" office:string-value="K668R" calcext:value-type="string">
            <text:p>K668R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668R--Y674..U14-D1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468" calcext:value-type="float">
            <text:p>2468</text:p>
          </table:table-cell>
          <table:table-cell office:value-type="float" office:value="554" calcext:value-type="float">
            <text:p>554</text:p>
          </table:table-cell>
          <table:table-cell office:value-type="float" office:value="0.0041072956" calcext:value-type="float">
            <text:p>0.0041072956</text:p>
          </table:table-cell>
          <table:table-cell office:value-type="float" office:value="9.01" calcext:value-type="float">
            <text:p>9.01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table:formula="of:=[.O74]/[.H74]" office:value-type="float" office:value="0.244525547445255" calcext:value-type="float">
            <text:p>0.244525547445255</text:p>
          </table:table-cell>
          <table:table-cell office:value-type="float" office:value="2401" calcext:value-type="float">
            <text:p>2401</text:p>
          </table:table-cell>
          <table:table-cell table:formula="of:=[.Q74]/[.H74]" office:value-type="float" office:value="8.76277372262774" calcext:value-type="float">
            <text:p>8.76277372262774</text:p>
          </table:table-cell>
          <table:table-cell office:value-type="float" office:value="31" calcext:value-type="float">
            <text:p>31</text:p>
          </table:table-cell>
          <table:table-cell table:formula="of:=[.S74]/[.H74]" office:value-type="float" office:value="0.113138686131387" calcext:value-type="float">
            <text:p>0.113138686131387</text:p>
          </table:table-cell>
          <table:table-cell office:value-type="float" office:value="523" calcext:value-type="float">
            <text:p>523</text:p>
          </table:table-cell>
          <table:table-cell table:formula="of:=[.U74]/[.H74]" office:value-type="float" office:value="1.90875912408759" calcext:value-type="float">
            <text:p>1.90875912408759</text:p>
          </table:table-cell>
          <table:table-cell office:value-type="float" office:value="3" calcext:value-type="float">
            <text:p>3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676" calcext:value-type="float">
            <text:p>67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[.W74]/[.$H74]" office:value-type="float" office:value="0.0109489051094891" calcext:value-type="float">
            <text:p>0.010948905109489</text:p>
          </table:table-cell>
          <table:table-cell table:formula="of:=[.X74]/[.$H74]" office:value-type="float" office:value="2.07664233576642" calcext:value-type="float">
            <text:p>2.07664233576642</text:p>
          </table:table-cell>
          <table:table-cell table:formula="of:=[.Y74]/[.$H74]" office:value-type="float" office:value="0" calcext:value-type="float">
            <text:p>0</text:p>
          </table:table-cell>
          <table:table-cell table:formula="of:=[.Z74]/[.$H74]" office:value-type="float" office:value="0.102189781021898" calcext:value-type="float">
            <text:p>0.102189781021898</text:p>
          </table:table-cell>
          <table:table-cell table:formula="of:=[.AA74]/[.$H74]" office:value-type="float" office:value="0" calcext:value-type="float">
            <text:p>0</text:p>
          </table:table-cell>
          <table:table-cell table:formula="of:=[.AB74]/[.$H74]" office:value-type="float" office:value="3.45255474452555" calcext:value-type="float">
            <text:p>3.45255474452555</text:p>
          </table:table-cell>
          <table:table-cell table:formula="of:=[.AC74]/[.$H74]" office:value-type="float" office:value="2.46715328467153" calcext:value-type="float">
            <text:p>2.46715328467153</text:p>
          </table:table-cell>
          <table:table-cell table:formula="of:=[.AD74]/[.$H74]" office:value-type="float" office:value="0.0182481751824818" calcext:value-type="float">
            <text:p>0.018248175182482</text:p>
          </table:table-cell>
          <table:table-cell table:formula="of:=[.AE74]/[.$H74]" office:value-type="float" office:value="0.062043795620438" calcext:value-type="float">
            <text:p>0.062043795620438</text:p>
          </table:table-cell>
          <table:table-cell table:formula="of:=[.AF74]/[.$H74]" office:value-type="float" office:value="0.0072992700729927" calcext:value-type="float">
            <text:p>0.007299270072993</text:p>
          </table:table-cell>
          <table:table-cell table:formula="of:=[.AG74]/[.$H74]" office:value-type="float" office:value="0.766423357664234" calcext:value-type="float">
            <text:p>0.766423357664234</text:p>
          </table:table-cell>
          <table:table-cell table:formula="of:=[.AH74]/[.$H74]" office:value-type="float" office:value="0.0437956204379562" calcext:value-type="float">
            <text:p>0.043795620437956</text:p>
          </table:table-cell>
          <table:table-cell table:formula="of:=[.AI74]/[.$H74]" office:value-type="float" office:value="0.0109489051094891" calcext:value-type="float">
            <text:p>0.010948905109489</text:p>
          </table:table-cell>
          <table:table-cell table:formula="of:=[.AJ74]/[.$H74]" office:value-type="float" office:value="0.45985401459854" calcext:value-type="float">
            <text:p>0.45985401459854</text:p>
          </table:table-cell>
          <table:table-cell table:formula="of:=[.AK74]/[.$H74]" office:value-type="float" office:value="0" calcext:value-type="float">
            <text:p>0</text:p>
          </table:table-cell>
          <table:table-cell table:formula="of:=[.AL74]/[.$H74]" office:value-type="float" office:value="0.0328467153284672" calcext:value-type="float">
            <text:p>0.032846715328467</text:p>
          </table:table-cell>
          <table:table-cell table:formula="of:=[.AM74]/[.$H74]" office:value-type="float" office:value="0" calcext:value-type="float">
            <text:p>0</text:p>
          </table:table-cell>
          <table:table-cell table:formula="of:=[.AN74]/[.$H74]" office:value-type="float" office:value="0.781021897810219" calcext:value-type="float">
            <text:p>0.781021897810219</text:p>
          </table:table-cell>
          <table:table-cell table:formula="of:=[.AO74]/[.$H74]" office:value-type="float" office:value="0.412408759124088" calcext:value-type="float">
            <text:p>0.412408759124088</text:p>
          </table:table-cell>
          <table:table-cell table:formula="of:=[.AP74]/[.$H74]" office:value-type="float" office:value="0.0145985401459854" calcext:value-type="float">
            <text:p>0.014598540145985</text:p>
          </table:table-cell>
          <table:table-cell table:formula="of:=[.AQ74]/[.$H74]" office:value-type="float" office:value="0.0291970802919708" calcext:value-type="float">
            <text:p>0.029197080291971</text:p>
          </table:table-cell>
          <table:table-cell table:formula="of:=[.AR74]/[.$H74]" office:value-type="float" office:value="0.0072992700729927" calcext:value-type="float">
            <text:p>0.007299270072993</text:p>
          </table:table-cell>
          <table:table-cell table:formula="of:=[.AS74]/[.$H74]" office:value-type="float" office:value="0.255474452554745" calcext:value-type="float">
            <text:p>0.255474452554745</text:p>
          </table:table-cell>
          <table:table-cell table:formula="of:=[.AT74]/[.$H74]" office:value-type="float" office:value="0.0182481751824818" calcext:value-type="float">
            <text:p>0.018248175182482</text:p>
          </table:table-cell>
          <table:table-cell table:formula="of:=[.AU74]/[.$H74]" office:value-type="float" office:value="0.0000399595076988651" calcext:value-type="float">
            <text:p>3.99595076988651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float" office:value="8000" calcext:value-type="float">
            <text:p>8000</text:p>
          </table:table-cell>
          <table:table-cell table:formula="of:=HEX2DEC([.B75])" office:value-type="float" office:value="32768" calcext:value-type="float">
            <text:p>32768</text:p>
          </table:table-cell>
          <table:table-cell table:formula="of:=ORG.LIBREOFFICE.REGEX([.G75];&quot;--.*&quot;;&quot;&quot;;&quot;g&quot;)" office:value-type="string" office:string-value="I824T-K825R" calcext:value-type="string">
            <text:p>I824T-K825R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824T-K825R--..U58-C5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810" calcext:value-type="float">
            <text:p>1810</text:p>
          </table:table-cell>
          <table:table-cell office:value-type="float" office:value="622" calcext:value-type="float">
            <text:p>622</text:p>
          </table:table-cell>
          <table:table-cell office:value-type="float" office:value="0.0032622664" calcext:value-type="float">
            <text:p>0.0032622664</text:p>
          </table:table-cell>
          <table:table-cell office:value-type="float" office:value="7.15" calcext:value-type="float">
            <text:p>7.1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formula="of:=[.O75]/[.H75]" office:value-type="float" office:value="0.209486166007905" calcext:value-type="float">
            <text:p>0.209486166007905</text:p>
          </table:table-cell>
          <table:table-cell office:value-type="float" office:value="1757" calcext:value-type="float">
            <text:p>1757</text:p>
          </table:table-cell>
          <table:table-cell table:formula="of:=[.Q75]/[.H75]" office:value-type="float" office:value="6.94466403162055" calcext:value-type="float">
            <text:p>6.94466403162055</text:p>
          </table:table-cell>
          <table:table-cell office:value-type="float" office:value="48" calcext:value-type="float">
            <text:p>48</text:p>
          </table:table-cell>
          <table:table-cell table:formula="of:=[.S75]/[.H75]" office:value-type="float" office:value="0.189723320158103" calcext:value-type="float">
            <text:p>0.189723320158103</text:p>
          </table:table-cell>
          <table:table-cell office:value-type="float" office:value="574" calcext:value-type="float">
            <text:p>574</text:p>
          </table:table-cell>
          <table:table-cell table:formula="of:=[.U75]/[.H75]" office:value-type="float" office:value="2.26877470355731" calcext:value-type="float">
            <text:p>2.26877470355731</text:p>
          </table:table-cell>
          <table:table-cell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13" calcext:value-type="float">
            <text:p>813</text:p>
          </table:table-cell>
          <table:table-cell office:value-type="float" office:value="483" calcext:value-type="float">
            <text:p>48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[.W75]/[.$H75]" office:value-type="float" office:value="0.00395256916996047" calcext:value-type="float">
            <text:p>0.00395256916996</text:p>
          </table:table-cell>
          <table:table-cell table:formula="of:=[.X75]/[.$H75]" office:value-type="float" office:value="1.34782608695652" calcext:value-type="float">
            <text:p>1.34782608695652</text:p>
          </table:table-cell>
          <table:table-cell table:formula="of:=[.Y75]/[.$H75]" office:value-type="float" office:value="0" calcext:value-type="float">
            <text:p>0</text:p>
          </table:table-cell>
          <table:table-cell table:formula="of:=[.Z75]/[.$H75]" office:value-type="float" office:value="0.0474308300395257" calcext:value-type="float">
            <text:p>0.047430830039526</text:p>
          </table:table-cell>
          <table:table-cell table:formula="of:=[.AA75]/[.$H75]" office:value-type="float" office:value="0.00395256916996047" calcext:value-type="float">
            <text:p>0.00395256916996</text:p>
          </table:table-cell>
          <table:table-cell table:formula="of:=[.AB75]/[.$H75]" office:value-type="float" office:value="3.21343873517787" calcext:value-type="float">
            <text:p>3.21343873517787</text:p>
          </table:table-cell>
          <table:table-cell table:formula="of:=[.AC75]/[.$H75]" office:value-type="float" office:value="1.90909090909091" calcext:value-type="float">
            <text:p>1.90909090909091</text:p>
          </table:table-cell>
          <table:table-cell table:formula="of:=[.AD75]/[.$H75]" office:value-type="float" office:value="0.0237154150197628" calcext:value-type="float">
            <text:p>0.023715415019763</text:p>
          </table:table-cell>
          <table:table-cell table:formula="of:=[.AE75]/[.$H75]" office:value-type="float" office:value="0.0711462450592885" calcext:value-type="float">
            <text:p>0.071146245059289</text:p>
          </table:table-cell>
          <table:table-cell table:formula="of:=[.AF75]/[.$H75]" office:value-type="float" office:value="0.0355731225296443" calcext:value-type="float">
            <text:p>0.035573122529644</text:p>
          </table:table-cell>
          <table:table-cell table:formula="of:=[.AG75]/[.$H75]" office:value-type="float" office:value="0.474308300395257" calcext:value-type="float">
            <text:p>0.474308300395257</text:p>
          </table:table-cell>
          <table:table-cell table:formula="of:=[.AH75]/[.$H75]" office:value-type="float" office:value="0.0237154150197628" calcext:value-type="float">
            <text:p>0.023715415019763</text:p>
          </table:table-cell>
          <table:table-cell table:formula="of:=[.AI75]/[.$H75]" office:value-type="float" office:value="0.00395256916996047" calcext:value-type="float">
            <text:p>0.00395256916996</text:p>
          </table:table-cell>
          <table:table-cell table:formula="of:=[.AJ75]/[.$H75]" office:value-type="float" office:value="0.569169960474308" calcext:value-type="float">
            <text:p>0.569169960474308</text:p>
          </table:table-cell>
          <table:table-cell table:formula="of:=[.AK75]/[.$H75]" office:value-type="float" office:value="0" calcext:value-type="float">
            <text:p>0</text:p>
          </table:table-cell>
          <table:table-cell table:formula="of:=[.AL75]/[.$H75]" office:value-type="float" office:value="0.0355731225296443" calcext:value-type="float">
            <text:p>0.035573122529644</text:p>
          </table:table-cell>
          <table:table-cell table:formula="of:=[.AM75]/[.$H75]" office:value-type="float" office:value="0.00395256916996047" calcext:value-type="float">
            <text:p>0.00395256916996</text:p>
          </table:table-cell>
          <table:table-cell table:formula="of:=[.AN75]/[.$H75]" office:value-type="float" office:value="0.905138339920949" calcext:value-type="float">
            <text:p>0.905138339920949</text:p>
          </table:table-cell>
          <table:table-cell table:formula="of:=[.AO75]/[.$H75]" office:value-type="float" office:value="0.549407114624506" calcext:value-type="float">
            <text:p>0.549407114624506</text:p>
          </table:table-cell>
          <table:table-cell table:formula="of:=[.AP75]/[.$H75]" office:value-type="float" office:value="0.0237154150197628" calcext:value-type="float">
            <text:p>0.023715415019763</text:p>
          </table:table-cell>
          <table:table-cell table:formula="of:=[.AQ75]/[.$H75]" office:value-type="float" office:value="0.0711462450592885" calcext:value-type="float">
            <text:p>0.071146245059289</text:p>
          </table:table-cell>
          <table:table-cell table:formula="of:=[.AR75]/[.$H75]" office:value-type="float" office:value="0.0355731225296443" calcext:value-type="float">
            <text:p>0.035573122529644</text:p>
          </table:table-cell>
          <table:table-cell table:formula="of:=[.AS75]/[.$H75]" office:value-type="float" office:value="0.245059288537549" calcext:value-type="float">
            <text:p>0.245059288537549</text:p>
          </table:table-cell>
          <table:table-cell table:formula="of:=[.AT75]/[.$H75]" office:value-type="float" office:value="0.0158102766798419" calcext:value-type="float">
            <text:p>0.015810276679842</text:p>
          </table:table-cell>
          <table:table-cell table:formula="of:=[.AU75]/[.$H75]" office:value-type="float" office:value="0.000015622803043322" calcext:value-type="float">
            <text:p>1.5622803043322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float" office:value="8000" calcext:value-type="float">
            <text:p>8000</text:p>
          </table:table-cell>
          <table:table-cell table:formula="of:=HEX2DEC([.B76])" office:value-type="float" office:value="32768" calcext:value-type="float">
            <text:p>32768</text:p>
          </table:table-cell>
          <table:table-cell table:formula="of:=ORG.LIBREOFFICE.REGEX([.G76];&quot;--.*&quot;;&quot;&quot;;&quot;g&quot;)" office:value-type="string" office:string-value="I824T-K825R" calcext:value-type="string">
            <text:p>I824T-K825R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824T-K825R--..U58-B4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063" calcext:value-type="float">
            <text:p>2063</text:p>
          </table:table-cell>
          <table:table-cell office:value-type="float" office:value="685" calcext:value-type="float">
            <text:p>685</text:p>
          </table:table-cell>
          <table:table-cell office:value-type="float" office:value="0.0034712933" calcext:value-type="float">
            <text:p>0.0034712933</text:p>
          </table:table-cell>
          <table:table-cell office:value-type="float" office:value="7.61" calcext:value-type="float">
            <text:p>7.61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table:formula="of:=[.O76]/[.H76]" office:value-type="float" office:value="0.287822878228782" calcext:value-type="float">
            <text:p>0.287822878228782</text:p>
          </table:table-cell>
          <table:table-cell office:value-type="float" office:value="1985" calcext:value-type="float">
            <text:p>1985</text:p>
          </table:table-cell>
          <table:table-cell table:formula="of:=[.Q76]/[.H76]" office:value-type="float" office:value="7.32472324723247" calcext:value-type="float">
            <text:p>7.32472324723247</text:p>
          </table:table-cell>
          <table:table-cell office:value-type="float" office:value="47" calcext:value-type="float">
            <text:p>47</text:p>
          </table:table-cell>
          <table:table-cell table:formula="of:=[.S76]/[.H76]" office:value-type="float" office:value="0.173431734317343" calcext:value-type="float">
            <text:p>0.173431734317343</text:p>
          </table:table-cell>
          <table:table-cell office:value-type="float" office:value="638" calcext:value-type="float">
            <text:p>638</text:p>
          </table:table-cell>
          <table:table-cell table:formula="of:=[.U76]/[.H76]" office:value-type="float" office:value="2.35424354243542" calcext:value-type="float">
            <text:p>2.35424354243542</text:p>
          </table:table-cell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423" calcext:value-type="float">
            <text:p>42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43" calcext:value-type="float">
            <text:p>14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formula="of:=[.W76]/[.$H76]" office:value-type="float" office:value="0.003690036900369" calcext:value-type="float">
            <text:p>0.003690036900369</text:p>
          </table:table-cell>
          <table:table-cell table:formula="of:=[.X76]/[.$H76]" office:value-type="float" office:value="1.95940959409594" calcext:value-type="float">
            <text:p>1.95940959409594</text:p>
          </table:table-cell>
          <table:table-cell table:formula="of:=[.Y76]/[.$H76]" office:value-type="float" office:value="0" calcext:value-type="float">
            <text:p>0</text:p>
          </table:table-cell>
          <table:table-cell table:formula="of:=[.Z76]/[.$H76]" office:value-type="float" office:value="0.018450184501845" calcext:value-type="float">
            <text:p>0.018450184501845</text:p>
          </table:table-cell>
          <table:table-cell table:formula="of:=[.AA76]/[.$H76]" office:value-type="float" office:value="0" calcext:value-type="float">
            <text:p>0</text:p>
          </table:table-cell>
          <table:table-cell table:formula="of:=[.AB76]/[.$H76]" office:value-type="float" office:value="2.85977859778598" calcext:value-type="float">
            <text:p>2.85977859778598</text:p>
          </table:table-cell>
          <table:table-cell table:formula="of:=[.AC76]/[.$H76]" office:value-type="float" office:value="1.56088560885609" calcext:value-type="float">
            <text:p>1.56088560885609</text:p>
          </table:table-cell>
          <table:table-cell table:formula="of:=[.AD76]/[.$H76]" office:value-type="float" office:value="0.0848708487084871" calcext:value-type="float">
            <text:p>0.084870848708487</text:p>
          </table:table-cell>
          <table:table-cell table:formula="of:=[.AE76]/[.$H76]" office:value-type="float" office:value="0.114391143911439" calcext:value-type="float">
            <text:p>0.114391143911439</text:p>
          </table:table-cell>
          <table:table-cell table:formula="of:=[.AF76]/[.$H76]" office:value-type="float" office:value="0.044280442804428" calcext:value-type="float">
            <text:p>0.044280442804428</text:p>
          </table:table-cell>
          <table:table-cell table:formula="of:=[.AG76]/[.$H76]" office:value-type="float" office:value="0.944649446494465" calcext:value-type="float">
            <text:p>0.944649446494465</text:p>
          </table:table-cell>
          <table:table-cell table:formula="of:=[.AH76]/[.$H76]" office:value-type="float" office:value="0.022140221402214" calcext:value-type="float">
            <text:p>0.022140221402214</text:p>
          </table:table-cell>
          <table:table-cell table:formula="of:=[.AI76]/[.$H76]" office:value-type="float" office:value="0.003690036900369" calcext:value-type="float">
            <text:p>0.003690036900369</text:p>
          </table:table-cell>
          <table:table-cell table:formula="of:=[.AJ76]/[.$H76]" office:value-type="float" office:value="0.616236162361624" calcext:value-type="float">
            <text:p>0.616236162361624</text:p>
          </table:table-cell>
          <table:table-cell table:formula="of:=[.AK76]/[.$H76]" office:value-type="float" office:value="0" calcext:value-type="float">
            <text:p>0</text:p>
          </table:table-cell>
          <table:table-cell table:formula="of:=[.AL76]/[.$H76]" office:value-type="float" office:value="0.014760147601476" calcext:value-type="float">
            <text:p>0.014760147601476</text:p>
          </table:table-cell>
          <table:table-cell table:formula="of:=[.AM76]/[.$H76]" office:value-type="float" office:value="0" calcext:value-type="float">
            <text:p>0</text:p>
          </table:table-cell>
          <table:table-cell table:formula="of:=[.AN76]/[.$H76]" office:value-type="float" office:value="0.955719557195572" calcext:value-type="float">
            <text:p>0.955719557195572</text:p>
          </table:table-cell>
          <table:table-cell table:formula="of:=[.AO76]/[.$H76]" office:value-type="float" office:value="0.527675276752767" calcext:value-type="float">
            <text:p>0.527675276752767</text:p>
          </table:table-cell>
          <table:table-cell table:formula="of:=[.AP76]/[.$H76]" office:value-type="float" office:value="0.0774907749077491" calcext:value-type="float">
            <text:p>0.077490774907749</text:p>
          </table:table-cell>
          <table:table-cell table:formula="of:=[.AQ76]/[.$H76]" office:value-type="float" office:value="0.022140221402214" calcext:value-type="float">
            <text:p>0.022140221402214</text:p>
          </table:table-cell>
          <table:table-cell table:formula="of:=[.AR76]/[.$H76]" office:value-type="float" office:value="0.044280442804428" calcext:value-type="float">
            <text:p>0.044280442804428</text:p>
          </table:table-cell>
          <table:table-cell table:formula="of:=[.AS76]/[.$H76]" office:value-type="float" office:value="0.254612546125461" calcext:value-type="float">
            <text:p>0.254612546125461</text:p>
          </table:table-cell>
          <table:table-cell table:formula="of:=[.AT76]/[.$H76]" office:value-type="float" office:value="0.011070110701107" calcext:value-type="float">
            <text:p>0.011070110701107</text:p>
          </table:table-cell>
          <table:table-cell table:formula="of:=[.AU76]/[.$H76]" office:value-type="float" office:value="0.0000136163723260849" calcext:value-type="float">
            <text:p>1.36163723260849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float" office:value="8000" calcext:value-type="float">
            <text:p>8000</text:p>
          </table:table-cell>
          <table:table-cell table:formula="of:=HEX2DEC([.B77])" office:value-type="float" office:value="32768" calcext:value-type="float">
            <text:p>32768</text:p>
          </table:table-cell>
          <table:table-cell table:formula="of:=ORG.LIBREOFFICE.REGEX([.G77];&quot;--.*&quot;;&quot;&quot;;&quot;g&quot;)" office:value-type="string" office:string-value="I824T-K825R" calcext:value-type="string">
            <text:p>I824T-K825R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824T-K825R--..U58-B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551" calcext:value-type="float">
            <text:p>2551</text:p>
          </table:table-cell>
          <table:table-cell office:value-type="float" office:value="662" calcext:value-type="float">
            <text:p>662</text:p>
          </table:table-cell>
          <table:table-cell office:value-type="float" office:value="0.0041994465" calcext:value-type="float">
            <text:p>0.0041994465</text:p>
          </table:table-cell>
          <table:table-cell office:value-type="float" office:value="9.21" calcext:value-type="float">
            <text:p>9.21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formula="of:=[.O77]/[.H77]" office:value-type="float" office:value="0.259927797833935" calcext:value-type="float">
            <text:p>0.259927797833935</text:p>
          </table:table-cell>
          <table:table-cell office:value-type="float" office:value="2479" calcext:value-type="float">
            <text:p>2479</text:p>
          </table:table-cell>
          <table:table-cell table:formula="of:=[.Q77]/[.H77]" office:value-type="float" office:value="8.94945848375451" calcext:value-type="float">
            <text:p>8.94945848375451</text:p>
          </table:table-cell>
          <table:table-cell office:value-type="float" office:value="66" calcext:value-type="float">
            <text:p>66</text:p>
          </table:table-cell>
          <table:table-cell table:formula="of:=[.S77]/[.H77]" office:value-type="float" office:value="0.23826714801444" calcext:value-type="float">
            <text:p>0.23826714801444</text:p>
          </table:table-cell>
          <table:table-cell office:value-type="float" office:value="596" calcext:value-type="float">
            <text:p>596</text:p>
          </table:table-cell>
          <table:table-cell table:formula="of:=[.U77]/[.H77]" office:value-type="float" office:value="2.15162454873646" calcext:value-type="float">
            <text:p>2.15162454873646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874" calcext:value-type="float">
            <text:p>87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formula="of:=[.W77]/[.$H77]" office:value-type="float" office:value="0.0036101083032491" calcext:value-type="float">
            <text:p>0.003610108303249</text:p>
          </table:table-cell>
          <table:table-cell table:formula="of:=[.X77]/[.$H77]" office:value-type="float" office:value="2.13718411552347" calcext:value-type="float">
            <text:p>2.13718411552347</text:p>
          </table:table-cell>
          <table:table-cell table:formula="of:=[.Y77]/[.$H77]" office:value-type="float" office:value="0.0036101083032491" calcext:value-type="float">
            <text:p>0.003610108303249</text:p>
          </table:table-cell>
          <table:table-cell table:formula="of:=[.Z77]/[.$H77]" office:value-type="float" office:value="0.0324909747292419" calcext:value-type="float">
            <text:p>0.032490974729242</text:p>
          </table:table-cell>
          <table:table-cell table:formula="of:=[.AA77]/[.$H77]" office:value-type="float" office:value="0" calcext:value-type="float">
            <text:p>0</text:p>
          </table:table-cell>
          <table:table-cell table:formula="of:=[.AB77]/[.$H77]" office:value-type="float" office:value="2.7797833935018" calcext:value-type="float">
            <text:p>2.7797833935018</text:p>
          </table:table-cell>
          <table:table-cell table:formula="of:=[.AC77]/[.$H77]" office:value-type="float" office:value="3.15523465703971" calcext:value-type="float">
            <text:p>3.15523465703971</text:p>
          </table:table-cell>
          <table:table-cell table:formula="of:=[.AD77]/[.$H77]" office:value-type="float" office:value="0.0938628158844765" calcext:value-type="float">
            <text:p>0.093862815884477</text:p>
          </table:table-cell>
          <table:table-cell table:formula="of:=[.AE77]/[.$H77]" office:value-type="float" office:value="0.075812274368231" calcext:value-type="float">
            <text:p>0.075812274368231</text:p>
          </table:table-cell>
          <table:table-cell table:formula="of:=[.AF77]/[.$H77]" office:value-type="float" office:value="0.0216606498194946" calcext:value-type="float">
            <text:p>0.021660649819495</text:p>
          </table:table-cell>
          <table:table-cell table:formula="of:=[.AG77]/[.$H77]" office:value-type="float" office:value="0.877256317689531" calcext:value-type="float">
            <text:p>0.877256317689531</text:p>
          </table:table-cell>
          <table:table-cell table:formula="of:=[.AH77]/[.$H77]" office:value-type="float" office:value="0.0288808664259928" calcext:value-type="float">
            <text:p>0.028880866425993</text:p>
          </table:table-cell>
          <table:table-cell table:formula="of:=[.AI77]/[.$H77]" office:value-type="float" office:value="0.0036101083032491" calcext:value-type="float">
            <text:p>0.003610108303249</text:p>
          </table:table-cell>
          <table:table-cell table:formula="of:=[.AJ77]/[.$H77]" office:value-type="float" office:value="0.534296028880867" calcext:value-type="float">
            <text:p>0.534296028880867</text:p>
          </table:table-cell>
          <table:table-cell table:formula="of:=[.AK77]/[.$H77]" office:value-type="float" office:value="0.0036101083032491" calcext:value-type="float">
            <text:p>0.003610108303249</text:p>
          </table:table-cell>
          <table:table-cell table:formula="of:=[.AL77]/[.$H77]" office:value-type="float" office:value="0.0288808664259928" calcext:value-type="float">
            <text:p>0.028880866425993</text:p>
          </table:table-cell>
          <table:table-cell table:formula="of:=[.AM77]/[.$H77]" office:value-type="float" office:value="0" calcext:value-type="float">
            <text:p>0</text:p>
          </table:table-cell>
          <table:table-cell table:formula="of:=[.AN77]/[.$H77]" office:value-type="float" office:value="0.844765342960289" calcext:value-type="float">
            <text:p>0.844765342960289</text:p>
          </table:table-cell>
          <table:table-cell table:formula="of:=[.AO77]/[.$H77]" office:value-type="float" office:value="0.487364620938628" calcext:value-type="float">
            <text:p>0.487364620938628</text:p>
          </table:table-cell>
          <table:table-cell table:formula="of:=[.AP77]/[.$H77]" office:value-type="float" office:value="0.0866425992779783" calcext:value-type="float">
            <text:p>0.086642599277978</text:p>
          </table:table-cell>
          <table:table-cell table:formula="of:=[.AQ77]/[.$H77]" office:value-type="float" office:value="0.0685920577617329" calcext:value-type="float">
            <text:p>0.068592057761733</text:p>
          </table:table-cell>
          <table:table-cell table:formula="of:=[.AR77]/[.$H77]" office:value-type="float" office:value="0.0216606498194946" calcext:value-type="float">
            <text:p>0.021660649819495</text:p>
          </table:table-cell>
          <table:table-cell table:formula="of:=[.AS77]/[.$H77]" office:value-type="float" office:value="0.285198555956679" calcext:value-type="float">
            <text:p>0.285198555956679</text:p>
          </table:table-cell>
          <table:table-cell table:formula="of:=[.AT77]/[.$H77]" office:value-type="float" office:value="0.0252707581227437" calcext:value-type="float">
            <text:p>0.025270758122744</text:p>
          </table:table-cell>
          <table:table-cell table:formula="of:=[.AU77]/[.$H77]" office:value-type="float" office:value="0.0000130328819611881" calcext:value-type="float">
            <text:p>1.30328819611881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float" office:value="8000" calcext:value-type="float">
            <text:p>8000</text:p>
          </table:table-cell>
          <table:table-cell table:formula="of:=HEX2DEC([.B78])" office:value-type="float" office:value="32768" calcext:value-type="float">
            <text:p>32768</text:p>
          </table:table-cell>
          <table:table-cell table:formula="of:=ORG.LIBREOFFICE.REGEX([.G78];&quot;--.*&quot;;&quot;&quot;;&quot;g&quot;)" office:value-type="string" office:string-value="I824T-K825R" calcext:value-type="string">
            <text:p>I824T-K825R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824T-K825R--..U58-B6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float" office:value="2935" calcext:value-type="float">
            <text:p>2935</text:p>
          </table:table-cell>
          <table:table-cell office:value-type="float" office:value="811" calcext:value-type="float">
            <text:p>811</text:p>
          </table:table-cell>
          <table:table-cell office:value-type="float" office:value="0.0037279925" calcext:value-type="float">
            <text:p>0.0037279925</text:p>
          </table:table-cell>
          <table:table-cell office:value-type="float" office:value="8.18" calcext:value-type="float">
            <text:p>8.18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table:formula="of:=[.O78]/[.H78]" office:value-type="float" office:value="0.284122562674095" calcext:value-type="float">
            <text:p>0.284122562674095</text:p>
          </table:table-cell>
          <table:table-cell office:value-type="float" office:value="2833" calcext:value-type="float">
            <text:p>2833</text:p>
          </table:table-cell>
          <table:table-cell table:formula="of:=[.Q78]/[.H78]" office:value-type="float" office:value="7.89136490250696" calcext:value-type="float">
            <text:p>7.89136490250696</text:p>
          </table:table-cell>
          <table:table-cell office:value-type="float" office:value="79" calcext:value-type="float">
            <text:p>79</text:p>
          </table:table-cell>
          <table:table-cell table:formula="of:=[.S78]/[.H78]" office:value-type="float" office:value="0.220055710306407" calcext:value-type="float">
            <text:p>0.220055710306407</text:p>
          </table:table-cell>
          <table:table-cell office:value-type="float" office:value="732" calcext:value-type="float">
            <text:p>732</text:p>
          </table:table-cell>
          <table:table-cell table:formula="of:=[.U78]/[.H78]" office:value-type="float" office:value="2.03899721448468" calcext:value-type="float">
            <text:p>2.03899721448468</text:p>
          </table:table-cell>
          <table:table-cell office:value-type="float" office:value="2" calcext:value-type="float">
            <text:p>2</text:p>
          </table:table-cell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22" calcext:value-type="float">
            <text:p>1022</text:p>
          </table:table-cell>
          <table:table-cell office:value-type="float" office:value="803" calcext:value-type="float">
            <text:p>803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formula="of:=[.W78]/[.$H78]" office:value-type="float" office:value="0.00557103064066852" calcext:value-type="float">
            <text:p>0.005571030640669</text:p>
          </table:table-cell>
          <table:table-cell table:formula="of:=[.X78]/[.$H78]" office:value-type="float" office:value="1.89972144846797" calcext:value-type="float">
            <text:p>1.89972144846797</text:p>
          </table:table-cell>
          <table:table-cell table:formula="of:=[.Y78]/[.$H78]" office:value-type="float" office:value="0" calcext:value-type="float">
            <text:p>0</text:p>
          </table:table-cell>
          <table:table-cell table:formula="of:=[.Z78]/[.$H78]" office:value-type="float" office:value="0.0250696378830084" calcext:value-type="float">
            <text:p>0.025069637883008</text:p>
          </table:table-cell>
          <table:table-cell table:formula="of:=[.AA78]/[.$H78]" office:value-type="float" office:value="0.00278551532033426" calcext:value-type="float">
            <text:p>0.002785515320334</text:p>
          </table:table-cell>
          <table:table-cell table:formula="of:=[.AB78]/[.$H78]" office:value-type="float" office:value="2.84679665738162" calcext:value-type="float">
            <text:p>2.84679665738162</text:p>
          </table:table-cell>
          <table:table-cell table:formula="of:=[.AC78]/[.$H78]" office:value-type="float" office:value="2.23676880222841" calcext:value-type="float">
            <text:p>2.23676880222841</text:p>
          </table:table-cell>
          <table:table-cell table:formula="of:=[.AD78]/[.$H78]" office:value-type="float" office:value="0.0974930362116992" calcext:value-type="float">
            <text:p>0.097493036211699</text:p>
          </table:table-cell>
          <table:table-cell table:formula="of:=[.AE78]/[.$H78]" office:value-type="float" office:value="0.0807799442896936" calcext:value-type="float">
            <text:p>0.080779944289694</text:p>
          </table:table-cell>
          <table:table-cell table:formula="of:=[.AF78]/[.$H78]" office:value-type="float" office:value="0.0445682451253482" calcext:value-type="float">
            <text:p>0.044568245125348</text:p>
          </table:table-cell>
          <table:table-cell table:formula="of:=[.AG78]/[.$H78]" office:value-type="float" office:value="0.908077994428969" calcext:value-type="float">
            <text:p>0.908077994428969</text:p>
          </table:table-cell>
          <table:table-cell table:formula="of:=[.AH78]/[.$H78]" office:value-type="float" office:value="0.0278551532033426" calcext:value-type="float">
            <text:p>0.027855153203343</text:p>
          </table:table-cell>
          <table:table-cell table:formula="of:=[.AI78]/[.$H78]" office:value-type="float" office:value="0.00557103064066852" calcext:value-type="float">
            <text:p>0.005571030640669</text:p>
          </table:table-cell>
          <table:table-cell table:formula="of:=[.AJ78]/[.$H78]" office:value-type="float" office:value="0.512534818941504" calcext:value-type="float">
            <text:p>0.512534818941504</text:p>
          </table:table-cell>
          <table:table-cell table:formula="of:=[.AK78]/[.$H78]" office:value-type="float" office:value="0" calcext:value-type="float">
            <text:p>0</text:p>
          </table:table-cell>
          <table:table-cell table:formula="of:=[.AL78]/[.$H78]" office:value-type="float" office:value="0.0194986072423398" calcext:value-type="float">
            <text:p>0.01949860724234</text:p>
          </table:table-cell>
          <table:table-cell table:formula="of:=[.AM78]/[.$H78]" office:value-type="float" office:value="0.00278551532033426" calcext:value-type="float">
            <text:p>0.002785515320334</text:p>
          </table:table-cell>
          <table:table-cell table:formula="of:=[.AN78]/[.$H78]" office:value-type="float" office:value="0.838440111420613" calcext:value-type="float">
            <text:p>0.838440111420613</text:p>
          </table:table-cell>
          <table:table-cell table:formula="of:=[.AO78]/[.$H78]" office:value-type="float" office:value="0.456824512534819" calcext:value-type="float">
            <text:p>0.456824512534819</text:p>
          </table:table-cell>
          <table:table-cell table:formula="of:=[.AP78]/[.$H78]" office:value-type="float" office:value="0.0891364902506964" calcext:value-type="float">
            <text:p>0.089136490250696</text:p>
          </table:table-cell>
          <table:table-cell table:formula="of:=[.AQ78]/[.$H78]" office:value-type="float" office:value="0.0445682451253482" calcext:value-type="float">
            <text:p>0.044568245125348</text:p>
          </table:table-cell>
          <table:table-cell table:formula="of:=[.AR78]/[.$H78]" office:value-type="float" office:value="0.0417827298050139" calcext:value-type="float">
            <text:p>0.041782729805014</text:p>
          </table:table-cell>
          <table:table-cell table:formula="of:=[.AS78]/[.$H78]" office:value-type="float" office:value="0.231197771587744" calcext:value-type="float">
            <text:p>0.231197771587744</text:p>
          </table:table-cell>
          <table:table-cell table:formula="of:=[.AT78]/[.$H78]" office:value-type="float" office:value="0.0167130919220056" calcext:value-type="float">
            <text:p>0.016713091922006</text:p>
          </table:table-cell>
          <table:table-cell table:formula="of:=[.AU78]/[.$H78]" office:value-type="float" office:value="0.0000155181911996338" calcext:value-type="float">
            <text:p>1.55181911996338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float" office:value="8000" calcext:value-type="float">
            <text:p>8000</text:p>
          </table:table-cell>
          <table:table-cell table:formula="of:=HEX2DEC([.B79])" office:value-type="float" office:value="32768" calcext:value-type="float">
            <text:p>32768</text:p>
          </table:table-cell>
          <table:table-cell table:formula="of:=ORG.LIBREOFFICE.REGEX([.G79];&quot;--.*&quot;;&quot;&quot;;&quot;g&quot;)" office:value-type="string" office:string-value="I824T-K825R" calcext:value-type="string">
            <text:p>I824T-K825R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824T-K825R--..U58-C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3854" calcext:value-type="float">
            <text:p>3854</text:p>
          </table:table-cell>
          <table:table-cell office:value-type="float" office:value="808" calcext:value-type="float">
            <text:p>808</text:p>
          </table:table-cell>
          <table:table-cell office:value-type="float" office:value="0.0043935249" calcext:value-type="float">
            <text:p>0.0043935249</text:p>
          </table:table-cell>
          <table:table-cell office:value-type="float" office:value="9.64" calcext:value-type="float">
            <text:p>9.64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table:formula="of:=[.O79]/[.H79]" office:value-type="float" office:value="0.28" calcext:value-type="float">
            <text:p>0.28</text:p>
          </table:table-cell>
          <table:table-cell office:value-type="float" office:value="3742" calcext:value-type="float">
            <text:p>3742</text:p>
          </table:table-cell>
          <table:table-cell table:formula="of:=[.Q79]/[.H79]" office:value-type="float" office:value="9.355" calcext:value-type="float">
            <text:p>9.355</text:p>
          </table:table-cell>
          <table:table-cell office:value-type="float" office:value="99" calcext:value-type="float">
            <text:p>99</text:p>
          </table:table-cell>
          <table:table-cell table:formula="of:=[.S79]/[.H79]" office:value-type="float" office:value="0.2475" calcext:value-type="float">
            <text:p>0.2475</text:p>
          </table:table-cell>
          <table:table-cell office:value-type="float" office:value="709" calcext:value-type="float">
            <text:p>709</text:p>
          </table:table-cell>
          <table:table-cell table:formula="of:=[.U79]/[.H79]" office:value-type="float" office:value="1.7725" calcext:value-type="float">
            <text:p>1.7725</text:p>
          </table:table-cell>
          <table:table-cell office:value-type="float" office:value="2" calcext:value-type="float">
            <text:p>2</text:p>
          </table:table-cell>
          <table:table-cell office:value-type="float" office:value="864" calcext:value-type="float">
            <text:p>86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38" calcext:value-type="float">
            <text:p>1438</text:p>
          </table:table-cell>
          <table:table-cell office:value-type="float" office:value="1156" calcext:value-type="float">
            <text:p>115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84" calcext:value-type="float">
            <text:p>28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7" calcext:value-type="float">
            <text:p>277</text:p>
          </table:table-cell>
          <table:table-cell office:value-type="float" office:value="171" calcext:value-type="float">
            <text:p>17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formula="of:=[.W79]/[.$H79]" office:value-type="float" office:value="0.005" calcext:value-type="float">
            <text:p>0.005</text:p>
          </table:table-cell>
          <table:table-cell table:formula="of:=[.X79]/[.$H79]" office:value-type="float" office:value="2.16" calcext:value-type="float">
            <text:p>2.16</text:p>
          </table:table-cell>
          <table:table-cell table:formula="of:=[.Y79]/[.$H79]" office:value-type="float" office:value="0.02" calcext:value-type="float">
            <text:p>0.02</text:p>
          </table:table-cell>
          <table:table-cell table:formula="of:=[.Z79]/[.$H79]" office:value-type="float" office:value="0.0325" calcext:value-type="float">
            <text:p>0.0325</text:p>
          </table:table-cell>
          <table:table-cell table:formula="of:=[.AA79]/[.$H79]" office:value-type="float" office:value="0.0175" calcext:value-type="float">
            <text:p>0.0175</text:p>
          </table:table-cell>
          <table:table-cell table:formula="of:=[.AB79]/[.$H79]" office:value-type="float" office:value="3.595" calcext:value-type="float">
            <text:p>3.595</text:p>
          </table:table-cell>
          <table:table-cell table:formula="of:=[.AC79]/[.$H79]" office:value-type="float" office:value="2.89" calcext:value-type="float">
            <text:p>2.89</text:p>
          </table:table-cell>
          <table:table-cell table:formula="of:=[.AD79]/[.$H79]" office:value-type="float" office:value="0.0575" calcext:value-type="float">
            <text:p>0.0575</text:p>
          </table:table-cell>
          <table:table-cell table:formula="of:=[.AE79]/[.$H79]" office:value-type="float" office:value="0.07" calcext:value-type="float">
            <text:p>0.07</text:p>
          </table:table-cell>
          <table:table-cell table:formula="of:=[.AF79]/[.$H79]" office:value-type="float" office:value="0.035" calcext:value-type="float">
            <text:p>0.035</text:p>
          </table:table-cell>
          <table:table-cell table:formula="of:=[.AG79]/[.$H79]" office:value-type="float" office:value="0.71" calcext:value-type="float">
            <text:p>0.71</text:p>
          </table:table-cell>
          <table:table-cell table:formula="of:=[.AH79]/[.$H79]" office:value-type="float" office:value="0.0425" calcext:value-type="float">
            <text:p>0.0425</text:p>
          </table:table-cell>
          <table:table-cell table:formula="of:=[.AI79]/[.$H79]" office:value-type="float" office:value="0.005" calcext:value-type="float">
            <text:p>0.005</text:p>
          </table:table-cell>
          <table:table-cell table:formula="of:=[.AJ79]/[.$H79]" office:value-type="float" office:value="0.44" calcext:value-type="float">
            <text:p>0.44</text:p>
          </table:table-cell>
          <table:table-cell table:formula="of:=[.AK79]/[.$H79]" office:value-type="float" office:value="0.0175" calcext:value-type="float">
            <text:p>0.0175</text:p>
          </table:table-cell>
          <table:table-cell table:formula="of:=[.AL79]/[.$H79]" office:value-type="float" office:value="0.0275" calcext:value-type="float">
            <text:p>0.0275</text:p>
          </table:table-cell>
          <table:table-cell table:formula="of:=[.AM79]/[.$H79]" office:value-type="float" office:value="0.0175" calcext:value-type="float">
            <text:p>0.0175</text:p>
          </table:table-cell>
          <table:table-cell table:formula="of:=[.AN79]/[.$H79]" office:value-type="float" office:value="0.6925" calcext:value-type="float">
            <text:p>0.6925</text:p>
          </table:table-cell>
          <table:table-cell table:formula="of:=[.AO79]/[.$H79]" office:value-type="float" office:value="0.4275" calcext:value-type="float">
            <text:p>0.4275</text:p>
          </table:table-cell>
          <table:table-cell table:formula="of:=[.AP79]/[.$H79]" office:value-type="float" office:value="0.0575" calcext:value-type="float">
            <text:p>0.0575</text:p>
          </table:table-cell>
          <table:table-cell table:formula="of:=[.AQ79]/[.$H79]" office:value-type="float" office:value="0.065" calcext:value-type="float">
            <text:p>0.065</text:p>
          </table:table-cell>
          <table:table-cell table:formula="of:=[.AR79]/[.$H79]" office:value-type="float" office:value="0.0325" calcext:value-type="float">
            <text:p>0.0325</text:p>
          </table:table-cell>
          <table:table-cell table:formula="of:=[.AS79]/[.$H79]" office:value-type="float" office:value="0.2125" calcext:value-type="float">
            <text:p>0.2125</text:p>
          </table:table-cell>
          <table:table-cell table:formula="of:=[.AT79]/[.$H79]" office:value-type="float" office:value="0.025" calcext:value-type="float">
            <text:p>0.025</text:p>
          </table:table-cell>
          <table:table-cell table:formula="of:=[.AU79]/[.$H79]" office:value-type="float" office:value="0.0000125" calcext:value-type="float">
            <text:p>1.25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float" office:value="8000" calcext:value-type="float">
            <text:p>8000</text:p>
          </table:table-cell>
          <table:table-cell table:formula="of:=HEX2DEC([.B80])" office:value-type="float" office:value="32768" calcext:value-type="float">
            <text:p>32768</text:p>
          </table:table-cell>
          <table:table-cell table:formula="of:=ORG.LIBREOFFICE.REGEX([.G80];&quot;--.*&quot;;&quot;&quot;;&quot;g&quot;)" office:value-type="string" office:string-value="I824T-K825R" calcext:value-type="string">
            <text:p>I824T-K825R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824T-K825R--..U58-C3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4095" calcext:value-type="float">
            <text:p>4095</text:p>
          </table:table-cell>
          <table:table-cell office:value-type="float" office:value="957" calcext:value-type="float">
            <text:p>957</text:p>
          </table:table-cell>
          <table:table-cell office:value-type="float" office:value="0.0035298772" calcext:value-type="float">
            <text:p>0.0035298772</text:p>
          </table:table-cell>
          <table:table-cell office:value-type="float" office:value="7.74" calcext:value-type="float">
            <text:p>7.74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formula="of:=[.O80]/[.H80]" office:value-type="float" office:value="0.224952741020794" calcext:value-type="float">
            <text:p>0.224952741020794</text:p>
          </table:table-cell>
          <table:table-cell office:value-type="float" office:value="3976" calcext:value-type="float">
            <text:p>3976</text:p>
          </table:table-cell>
          <table:table-cell table:formula="of:=[.Q80]/[.H80]" office:value-type="float" office:value="7.51606805293006" calcext:value-type="float">
            <text:p>7.51606805293006</text:p>
          </table:table-cell>
          <table:table-cell office:value-type="float" office:value="102" calcext:value-type="float">
            <text:p>102</text:p>
          </table:table-cell>
          <table:table-cell table:formula="of:=[.S80]/[.H80]" office:value-type="float" office:value="0.192816635160681" calcext:value-type="float">
            <text:p>0.192816635160681</text:p>
          </table:table-cell>
          <table:table-cell office:value-type="float" office:value="855" calcext:value-type="float">
            <text:p>855</text:p>
          </table:table-cell>
          <table:table-cell table:formula="of:=[.U80]/[.H80]" office:value-type="float" office:value="1.61625708884688" calcext:value-type="float">
            <text:p>1.61625708884688</text:p>
          </table:table-cell>
          <table:table-cell office:value-type="float" office:value="4" calcext:value-type="float">
            <text:p>4</text:p>
          </table:table-cell>
          <table:table-cell office:value-type="float" office:value="1104" calcext:value-type="float">
            <text:p>11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530" calcext:value-type="float">
            <text:p>1530</text:p>
          </table:table-cell>
          <table:table-cell office:value-type="float" office:value="830" calcext:value-type="float">
            <text:p>83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42" calcext:value-type="float">
            <text:p>342</text:p>
          </table:table-cell>
          <table:table-cell office:value-type="float" office:value="181" calcext:value-type="float">
            <text:p>18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formula="of:=[.W80]/[.$H80]" office:value-type="float" office:value="0.00756143667296786" calcext:value-type="float">
            <text:p>0.007561436672968</text:p>
          </table:table-cell>
          <table:table-cell table:formula="of:=[.X80]/[.$H80]" office:value-type="float" office:value="2.08695652173913" calcext:value-type="float">
            <text:p>2.08695652173913</text:p>
          </table:table-cell>
          <table:table-cell table:formula="of:=[.Y80]/[.$H80]" office:value-type="float" office:value="0.0151228733459357" calcext:value-type="float">
            <text:p>0.015122873345936</text:p>
          </table:table-cell>
          <table:table-cell table:formula="of:=[.Z80]/[.$H80]" office:value-type="float" office:value="0.0264650283553875" calcext:value-type="float">
            <text:p>0.026465028355388</text:p>
          </table:table-cell>
          <table:table-cell table:formula="of:=[.AA80]/[.$H80]" office:value-type="float" office:value="0.0056710775047259" calcext:value-type="float">
            <text:p>0.005671077504726</text:p>
          </table:table-cell>
          <table:table-cell table:formula="of:=[.AB80]/[.$H80]" office:value-type="float" office:value="2.89224952741021" calcext:value-type="float">
            <text:p>2.89224952741021</text:p>
          </table:table-cell>
          <table:table-cell table:formula="of:=[.AC80]/[.$H80]" office:value-type="float" office:value="1.56899810964083" calcext:value-type="float">
            <text:p>1.56899810964083</text:p>
          </table:table-cell>
          <table:table-cell table:formula="of:=[.AD80]/[.$H80]" office:value-type="float" office:value="0.0604914933837429" calcext:value-type="float">
            <text:p>0.060491493383743</text:p>
          </table:table-cell>
          <table:table-cell table:formula="of:=[.AE80]/[.$H80]" office:value-type="float" office:value="0.0491493383742911" calcext:value-type="float">
            <text:p>0.049149338374291</text:p>
          </table:table-cell>
          <table:table-cell table:formula="of:=[.AF80]/[.$H80]" office:value-type="float" office:value="0.0283553875236295" calcext:value-type="float">
            <text:p>0.02835538752363</text:p>
          </table:table-cell>
          <table:table-cell table:formula="of:=[.AG80]/[.$H80]" office:value-type="float" office:value="0.967863894139887" calcext:value-type="float">
            <text:p>0.967863894139887</text:p>
          </table:table-cell>
          <table:table-cell table:formula="of:=[.AH80]/[.$H80]" office:value-type="float" office:value="0.0321361058601134" calcext:value-type="float">
            <text:p>0.032136105860114</text:p>
          </table:table-cell>
          <table:table-cell table:formula="of:=[.AI80]/[.$H80]" office:value-type="float" office:value="0.00756143667296786" calcext:value-type="float">
            <text:p>0.007561436672968</text:p>
          </table:table-cell>
          <table:table-cell table:formula="of:=[.AJ80]/[.$H80]" office:value-type="float" office:value="0.434782608695652" calcext:value-type="float">
            <text:p>0.434782608695652</text:p>
          </table:table-cell>
          <table:table-cell table:formula="of:=[.AK80]/[.$H80]" office:value-type="float" office:value="0.0151228733459357" calcext:value-type="float">
            <text:p>0.015122873345936</text:p>
          </table:table-cell>
          <table:table-cell table:formula="of:=[.AL80]/[.$H80]" office:value-type="float" office:value="0.0245746691871456" calcext:value-type="float">
            <text:p>0.024574669187146</text:p>
          </table:table-cell>
          <table:table-cell table:formula="of:=[.AM80]/[.$H80]" office:value-type="float" office:value="0.0056710775047259" calcext:value-type="float">
            <text:p>0.005671077504726</text:p>
          </table:table-cell>
          <table:table-cell table:formula="of:=[.AN80]/[.$H80]" office:value-type="float" office:value="0.646502835538752" calcext:value-type="float">
            <text:p>0.646502835538752</text:p>
          </table:table-cell>
          <table:table-cell table:formula="of:=[.AO80]/[.$H80]" office:value-type="float" office:value="0.342155009451796" calcext:value-type="float">
            <text:p>0.342155009451796</text:p>
          </table:table-cell>
          <table:table-cell table:formula="of:=[.AP80]/[.$H80]" office:value-type="float" office:value="0.056710775047259" calcext:value-type="float">
            <text:p>0.056710775047259</text:p>
          </table:table-cell>
          <table:table-cell table:formula="of:=[.AQ80]/[.$H80]" office:value-type="float" office:value="0.0378071833648393" calcext:value-type="float">
            <text:p>0.037807183364839</text:p>
          </table:table-cell>
          <table:table-cell table:formula="of:=[.AR80]/[.$H80]" office:value-type="float" office:value="0.0226843100189036" calcext:value-type="float">
            <text:p>0.022684310018904</text:p>
          </table:table-cell>
          <table:table-cell table:formula="of:=[.AS80]/[.$H80]" office:value-type="float" office:value="0.192816635160681" calcext:value-type="float">
            <text:p>0.192816635160681</text:p>
          </table:table-cell>
          <table:table-cell table:formula="of:=[.AT80]/[.$H80]" office:value-type="float" office:value="0.0226843100189036" calcext:value-type="float">
            <text:p>0.022684310018904</text:p>
          </table:table-cell>
          <table:table-cell table:formula="of:=[.AU80]/[.$H80]" office:value-type="float" office:value="0.0000142938311398258" calcext:value-type="float">
            <text:p>1.42938311398258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float" office:value="8000" calcext:value-type="float">
            <text:p>8000</text:p>
          </table:table-cell>
          <table:table-cell table:formula="of:=HEX2DEC([.B81])" office:value-type="float" office:value="32768" calcext:value-type="float">
            <text:p>32768</text:p>
          </table:table-cell>
          <table:table-cell table:formula="of:=ORG.LIBREOFFICE.REGEX([.G81];&quot;--.*&quot;;&quot;&quot;;&quot;g&quot;)" office:value-type="string" office:string-value="I824T-K825R" calcext:value-type="string">
            <text:p>I824T-K825R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824T-K825R--..U58-B8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4557" calcext:value-type="float">
            <text:p>4557</text:p>
          </table:table-cell>
          <table:table-cell office:value-type="float" office:value="1079" calcext:value-type="float">
            <text:p>1079</text:p>
          </table:table-cell>
          <table:table-cell office:value-type="float" office:value="0.0033194495" calcext:value-type="float">
            <text:p>0.0033194495</text:p>
          </table:table-cell>
          <table:table-cell office:value-type="float" office:value="7.28" calcext:value-type="float">
            <text:p>7.28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table:formula="of:=[.O81]/[.H81]" office:value-type="float" office:value="0.277955271565495" calcext:value-type="float">
            <text:p>0.277955271565495</text:p>
          </table:table-cell>
          <table:table-cell office:value-type="float" office:value="4383" calcext:value-type="float">
            <text:p>4383</text:p>
          </table:table-cell>
          <table:table-cell table:formula="of:=[.Q81]/[.H81]" office:value-type="float" office:value="7.00159744408946" calcext:value-type="float">
            <text:p>7.00159744408946</text:p>
          </table:table-cell>
          <table:table-cell office:value-type="float" office:value="135" calcext:value-type="float">
            <text:p>135</text:p>
          </table:table-cell>
          <table:table-cell table:formula="of:=[.S81]/[.H81]" office:value-type="float" office:value="0.215654952076677" calcext:value-type="float">
            <text:p>0.215654952076677</text:p>
          </table:table-cell>
          <table:table-cell office:value-type="float" office:value="944" calcext:value-type="float">
            <text:p>944</text:p>
          </table:table-cell>
          <table:table-cell table:formula="of:=[.U81]/[.H81]" office:value-type="float" office:value="1.50798722044728" calcext:value-type="float">
            <text:p>1.50798722044728</text:p>
          </table:table-cell>
          <table:table-cell office:value-type="float" office:value="5" calcext:value-type="float">
            <text:p>5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524" calcext:value-type="float">
            <text:p>1524</text:p>
          </table:table-cell>
          <table:table-cell office:value-type="float" office:value="999" calcext:value-type="float">
            <text:p>999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67" calcext:value-type="float">
            <text:p>66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192" calcext:value-type="float">
            <text:p>19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[.W81]/[.$H81]" office:value-type="float" office:value="0.00798722044728434" calcext:value-type="float">
            <text:p>0.007987220447284</text:p>
          </table:table-cell>
          <table:table-cell table:formula="of:=[.X81]/[.$H81]" office:value-type="float" office:value="1.90575079872204" calcext:value-type="float">
            <text:p>1.90575079872204</text:p>
          </table:table-cell>
          <table:table-cell table:formula="of:=[.Y81]/[.$H81]" office:value-type="float" office:value="0.00159744408945687" calcext:value-type="float">
            <text:p>0.001597444089457</text:p>
          </table:table-cell>
          <table:table-cell table:formula="of:=[.Z81]/[.$H81]" office:value-type="float" office:value="0.036741214057508" calcext:value-type="float">
            <text:p>0.036741214057508</text:p>
          </table:table-cell>
          <table:table-cell table:formula="of:=[.AA81]/[.$H81]" office:value-type="float" office:value="0.012779552715655" calcext:value-type="float">
            <text:p>0.012779552715655</text:p>
          </table:table-cell>
          <table:table-cell table:formula="of:=[.AB81]/[.$H81]" office:value-type="float" office:value="2.43450479233227" calcext:value-type="float">
            <text:p>2.43450479233227</text:p>
          </table:table-cell>
          <table:table-cell table:formula="of:=[.AC81]/[.$H81]" office:value-type="float" office:value="1.59584664536741" calcext:value-type="float">
            <text:p>1.59584664536741</text:p>
          </table:table-cell>
          <table:table-cell table:formula="of:=[.AD81]/[.$H81]" office:value-type="float" office:value="0.0527156549520767" calcext:value-type="float">
            <text:p>0.052715654952077</text:p>
          </table:table-cell>
          <table:table-cell table:formula="of:=[.AE81]/[.$H81]" office:value-type="float" office:value="0.0798722044728434" calcext:value-type="float">
            <text:p>0.079872204472844</text:p>
          </table:table-cell>
          <table:table-cell table:formula="of:=[.AF81]/[.$H81]" office:value-type="float" office:value="0.0319488817891374" calcext:value-type="float">
            <text:p>0.031948881789137</text:p>
          </table:table-cell>
          <table:table-cell table:formula="of:=[.AG81]/[.$H81]" office:value-type="float" office:value="1.06549520766773" calcext:value-type="float">
            <text:p>1.06549520766773</text:p>
          </table:table-cell>
          <table:table-cell table:formula="of:=[.AH81]/[.$H81]" office:value-type="float" office:value="0.0543130990415335" calcext:value-type="float">
            <text:p>0.054313099041534</text:p>
          </table:table-cell>
          <table:table-cell table:formula="of:=[.AI81]/[.$H81]" office:value-type="float" office:value="0.00638977635782748" calcext:value-type="float">
            <text:p>0.006389776357827</text:p>
          </table:table-cell>
          <table:table-cell table:formula="of:=[.AJ81]/[.$H81]" office:value-type="float" office:value="0.407348242811502" calcext:value-type="float">
            <text:p>0.407348242811502</text:p>
          </table:table-cell>
          <table:table-cell table:formula="of:=[.AK81]/[.$H81]" office:value-type="float" office:value="0.00159744408945687" calcext:value-type="float">
            <text:p>0.001597444089457</text:p>
          </table:table-cell>
          <table:table-cell table:formula="of:=[.AL81]/[.$H81]" office:value-type="float" office:value="0.0303514376996805" calcext:value-type="float">
            <text:p>0.030351437699681</text:p>
          </table:table-cell>
          <table:table-cell table:formula="of:=[.AM81]/[.$H81]" office:value-type="float" office:value="0.0111821086261981" calcext:value-type="float">
            <text:p>0.011182108626198</text:p>
          </table:table-cell>
          <table:table-cell table:formula="of:=[.AN81]/[.$H81]" office:value-type="float" office:value="0.60223642172524" calcext:value-type="float">
            <text:p>0.60223642172524</text:p>
          </table:table-cell>
          <table:table-cell table:formula="of:=[.AO81]/[.$H81]" office:value-type="float" office:value="0.306709265175719" calcext:value-type="float">
            <text:p>0.306709265175719</text:p>
          </table:table-cell>
          <table:table-cell table:formula="of:=[.AP81]/[.$H81]" office:value-type="float" office:value="0.0495207667731629" calcext:value-type="float">
            <text:p>0.049520766773163</text:p>
          </table:table-cell>
          <table:table-cell table:formula="of:=[.AQ81]/[.$H81]" office:value-type="float" office:value="0.0591054313099041" calcext:value-type="float">
            <text:p>0.059105431309904</text:p>
          </table:table-cell>
          <table:table-cell table:formula="of:=[.AR81]/[.$H81]" office:value-type="float" office:value="0.0303514376996805" calcext:value-type="float">
            <text:p>0.030351437699681</text:p>
          </table:table-cell>
          <table:table-cell table:formula="of:=[.AS81]/[.$H81]" office:value-type="float" office:value="0.191693290734824" calcext:value-type="float">
            <text:p>0.191693290734824</text:p>
          </table:table-cell>
          <table:table-cell table:formula="of:=[.AT81]/[.$H81]" office:value-type="float" office:value="0.0271565495207668" calcext:value-type="float">
            <text:p>0.027156549520767</text:p>
          </table:table-cell>
          <table:table-cell table:formula="of:=[.AU81]/[.$H81]" office:value-type="float" office:value="0.0000127591380947034" calcext:value-type="float">
            <text:p>1.27591380947034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B4513</text:p>
          </table:table-cell>
          <table:table-cell table:formula="of:=HEX2DEC([.B82])" office:value-type="float" office:value="9127187" calcext:value-type="float">
            <text:p>9127187</text:p>
          </table:table-cell>
          <table:table-cell table:formula="of:=ORG.LIBREOFFICE.REGEX([.G82];&quot;--.*&quot;;&quot;&quot;;&quot;g&quot;)" office:value-type="string" office:string-value="G461D-E861V" calcext:value-type="string">
            <text:p>G461D-E861V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461D-E861V--..U14-D3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742" calcext:value-type="float">
            <text:p>1742</text:p>
          </table:table-cell>
          <table:table-cell office:value-type="float" office:value="629" calcext:value-type="float">
            <text:p>629</text:p>
          </table:table-cell>
          <table:table-cell office:value-type="float" office:value="0.0028268528" calcext:value-type="float">
            <text:p>0.0028268528</text:p>
          </table:table-cell>
          <table:table-cell office:value-type="float" office:value="6.2" calcext:value-type="float">
            <text:p>6.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[.O82]/[.H82]" office:value-type="float" office:value="0.167259786476868" calcext:value-type="float">
            <text:p>0.167259786476868</text:p>
          </table:table-cell>
          <table:table-cell office:value-type="float" office:value="1695" calcext:value-type="float">
            <text:p>1695</text:p>
          </table:table-cell>
          <table:table-cell table:formula="of:=[.Q82]/[.H82]" office:value-type="float" office:value="6.03202846975089" calcext:value-type="float">
            <text:p>6.03202846975089</text:p>
          </table:table-cell>
          <table:table-cell office:value-type="float" office:value="34" calcext:value-type="float">
            <text:p>34</text:p>
          </table:table-cell>
          <table:table-cell table:formula="of:=[.S82]/[.H82]" office:value-type="float" office:value="0.120996441281139" calcext:value-type="float">
            <text:p>0.120996441281139</text:p>
          </table:table-cell>
          <table:table-cell office:value-type="float" office:value="595" calcext:value-type="float">
            <text:p>595</text:p>
          </table:table-cell>
          <table:table-cell table:formula="of:=[.U82]/[.H82]" office:value-type="float" office:value="2.11743772241993" calcext:value-type="float">
            <text:p>2.11743772241993</text:p>
          </table:table-cell>
          <table:table-cell office:value-type="float" office:value="3" calcext:value-type="float">
            <text:p>3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[.W82]/[.$H82]" office:value-type="float" office:value="0.0106761565836299" calcext:value-type="float">
            <text:p>0.01067615658363</text:p>
          </table:table-cell>
          <table:table-cell table:formula="of:=[.X82]/[.$H82]" office:value-type="float" office:value="1.14590747330961" calcext:value-type="float">
            <text:p>1.14590747330961</text:p>
          </table:table-cell>
          <table:table-cell table:formula="of:=[.Y82]/[.$H82]" office:value-type="float" office:value="0" calcext:value-type="float">
            <text:p>0</text:p>
          </table:table-cell>
          <table:table-cell table:formula="of:=[.Z82]/[.$H82]" office:value-type="float" office:value="0.0249110320284697" calcext:value-type="float">
            <text:p>0.02491103202847</text:p>
          </table:table-cell>
          <table:table-cell table:formula="of:=[.AA82]/[.$H82]" office:value-type="float" office:value="0.0142348754448399" calcext:value-type="float">
            <text:p>0.01423487544484</text:p>
          </table:table-cell>
          <table:table-cell table:formula="of:=[.AB82]/[.$H82]" office:value-type="float" office:value="2.73309608540925" calcext:value-type="float">
            <text:p>2.73309608540925</text:p>
          </table:table-cell>
          <table:table-cell table:formula="of:=[.AC82]/[.$H82]" office:value-type="float" office:value="1.62633451957295" calcext:value-type="float">
            <text:p>1.62633451957295</text:p>
          </table:table-cell>
          <table:table-cell table:formula="of:=[.AD82]/[.$H82]" office:value-type="float" office:value="0.0142348754448399" calcext:value-type="float">
            <text:p>0.01423487544484</text:p>
          </table:table-cell>
          <table:table-cell table:formula="of:=[.AE82]/[.$H82]" office:value-type="float" office:value="0.0782918149466192" calcext:value-type="float">
            <text:p>0.078291814946619</text:p>
          </table:table-cell>
          <table:table-cell table:formula="of:=[.AF82]/[.$H82]" office:value-type="float" office:value="0.00355871886120996" calcext:value-type="float">
            <text:p>0.00355871886121</text:p>
          </table:table-cell>
          <table:table-cell table:formula="of:=[.AG82]/[.$H82]" office:value-type="float" office:value="0.526690391459075" calcext:value-type="float">
            <text:p>0.526690391459075</text:p>
          </table:table-cell>
          <table:table-cell table:formula="of:=[.AH82]/[.$H82]" office:value-type="float" office:value="0.0213523131672598" calcext:value-type="float">
            <text:p>0.02135231316726</text:p>
          </table:table-cell>
          <table:table-cell table:formula="of:=[.AI82]/[.$H82]" office:value-type="float" office:value="0.0106761565836299" calcext:value-type="float">
            <text:p>0.01067615658363</text:p>
          </table:table-cell>
          <table:table-cell table:formula="of:=[.AJ82]/[.$H82]" office:value-type="float" office:value="0.612099644128114" calcext:value-type="float">
            <text:p>0.612099644128114</text:p>
          </table:table-cell>
          <table:table-cell table:formula="of:=[.AK82]/[.$H82]" office:value-type="float" office:value="0" calcext:value-type="float">
            <text:p>0</text:p>
          </table:table-cell>
          <table:table-cell table:formula="of:=[.AL82]/[.$H82]" office:value-type="float" office:value="0.0213523131672598" calcext:value-type="float">
            <text:p>0.02135231316726</text:p>
          </table:table-cell>
          <table:table-cell table:formula="of:=[.AM82]/[.$H82]" office:value-type="float" office:value="0.0106761565836299" calcext:value-type="float">
            <text:p>0.01067615658363</text:p>
          </table:table-cell>
          <table:table-cell table:formula="of:=[.AN82]/[.$H82]" office:value-type="float" office:value="0.800711743772242" calcext:value-type="float">
            <text:p>0.800711743772242</text:p>
          </table:table-cell>
          <table:table-cell table:formula="of:=[.AO82]/[.$H82]" office:value-type="float" office:value="0.505338078291815" calcext:value-type="float">
            <text:p>0.505338078291815</text:p>
          </table:table-cell>
          <table:table-cell table:formula="of:=[.AP82]/[.$H82]" office:value-type="float" office:value="0.0142348754448399" calcext:value-type="float">
            <text:p>0.01423487544484</text:p>
          </table:table-cell>
          <table:table-cell table:formula="of:=[.AQ82]/[.$H82]" office:value-type="float" office:value="0.0462633451957295" calcext:value-type="float">
            <text:p>0.04626334519573</text:p>
          </table:table-cell>
          <table:table-cell table:formula="of:=[.AR82]/[.$H82]" office:value-type="float" office:value="0.00355871886120996" calcext:value-type="float">
            <text:p>0.00355871886121</text:p>
          </table:table-cell>
          <table:table-cell table:formula="of:=[.AS82]/[.$H82]" office:value-type="float" office:value="0.199288256227758" calcext:value-type="float">
            <text:p>0.199288256227758</text:p>
          </table:table-cell>
          <table:table-cell table:formula="of:=[.AT82]/[.$H82]" office:value-type="float" office:value="0.0142348754448399" calcext:value-type="float">
            <text:p>0.01423487544484</text:p>
          </table:table-cell>
          <table:table-cell table:formula="of:=[.AU82]/[.$H82]" office:value-type="float" office:value="0.0000379934397993946" calcext:value-type="float">
            <text:p>3.79934397993946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B4513</text:p>
          </table:table-cell>
          <table:table-cell table:formula="of:=HEX2DEC([.B83])" office:value-type="float" office:value="9127187" calcext:value-type="float">
            <text:p>9127187</text:p>
          </table:table-cell>
          <table:table-cell table:formula="of:=ORG.LIBREOFFICE.REGEX([.G83];&quot;--.*&quot;;&quot;&quot;;&quot;g&quot;)" office:value-type="string" office:string-value="F702I-I761L-I863V" calcext:value-type="string">
            <text:p>F702I-I761L-I863V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702I-I761L-I863V--L500..U58-B7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62" calcext:value-type="float">
            <text:p>762</text:p>
          </table:table-cell>
          <table:table-cell office:value-type="float" office:value="0.0060618023" calcext:value-type="float">
            <text:p>0.0060618023</text:p>
          </table:table-cell>
          <table:table-cell office:value-type="float" office:value="13.29" calcext:value-type="float">
            <text:p>13.29</text:p>
          </table:table-cell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table:formula="of:=[.O83]/[.H83]" office:value-type="float" office:value="0.701492537313433" calcext:value-type="float">
            <text:p>0.701492537313433</text:p>
          </table:table-cell>
          <table:table-cell office:value-type="float" office:value="2531" calcext:value-type="float">
            <text:p>2531</text:p>
          </table:table-cell>
          <table:table-cell table:formula="of:=[.Q83]/[.H83]" office:value-type="float" office:value="12.592039800995" calcext:value-type="float">
            <text:p>12.592039800995</text:p>
          </table:table-cell>
          <table:table-cell office:value-type="float" office:value="70" calcext:value-type="float">
            <text:p>70</text:p>
          </table:table-cell>
          <table:table-cell table:formula="of:=[.S83]/[.H83]" office:value-type="float" office:value="0.348258706467662" calcext:value-type="float">
            <text:p>0.348258706467662</text:p>
          </table:table-cell>
          <table:table-cell office:value-type="float" office:value="692" calcext:value-type="float">
            <text:p>692</text:p>
          </table:table-cell>
          <table:table-cell table:formula="of:=[.U83]/[.H83]" office:value-type="float" office:value="3.44278606965174" calcext:value-type="float">
            <text:p>3.44278606965174</text:p>
          </table:table-cell>
          <table:table-cell office:value-type="float" office:value="43" calcext:value-type="float">
            <text:p>43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08" calcext:value-type="float">
            <text:p>908</text:p>
          </table:table-cell>
          <table:table-cell office:value-type="float" office:value="837" calcext:value-type="float">
            <text:p>83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60" calcext:value-type="float">
            <text:p>46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[.W83]/[.$H83]" office:value-type="float" office:value="0.213930348258706" calcext:value-type="float">
            <text:p>0.213930348258706</text:p>
          </table:table-cell>
          <table:table-cell table:formula="of:=[.X83]/[.$H83]" office:value-type="float" office:value="1.62189054726368" calcext:value-type="float">
            <text:p>1.62189054726368</text:p>
          </table:table-cell>
          <table:table-cell table:formula="of:=[.Y83]/[.$H83]" office:value-type="float" office:value="0.0099502487562189" calcext:value-type="float">
            <text:p>0.009950248756219</text:p>
          </table:table-cell>
          <table:table-cell table:formula="of:=[.Z83]/[.$H83]" office:value-type="float" office:value="0.109452736318408" calcext:value-type="float">
            <text:p>0.109452736318408</text:p>
          </table:table-cell>
          <table:table-cell table:formula="of:=[.AA83]/[.$H83]" office:value-type="float" office:value="0.0199004975124378" calcext:value-type="float">
            <text:p>0.019900497512438</text:p>
          </table:table-cell>
          <table:table-cell table:formula="of:=[.AB83]/[.$H83]" office:value-type="float" office:value="4.51741293532338" calcext:value-type="float">
            <text:p>4.51741293532338</text:p>
          </table:table-cell>
          <table:table-cell table:formula="of:=[.AC83]/[.$H83]" office:value-type="float" office:value="4.16417910447761" calcext:value-type="float">
            <text:p>4.16417910447761</text:p>
          </table:table-cell>
          <table:table-cell table:formula="of:=[.AD83]/[.$H83]" office:value-type="float" office:value="0.0099502487562189" calcext:value-type="float">
            <text:p>0.009950248756219</text:p>
          </table:table-cell>
          <table:table-cell table:formula="of:=[.AE83]/[.$H83]" office:value-type="float" office:value="0.119402985074627" calcext:value-type="float">
            <text:p>0.119402985074627</text:p>
          </table:table-cell>
          <table:table-cell table:formula="of:=[.AF83]/[.$H83]" office:value-type="float" office:value="0.17910447761194" calcext:value-type="float">
            <text:p>0.17910447761194</text:p>
          </table:table-cell>
          <table:table-cell table:formula="of:=[.AG83]/[.$H83]" office:value-type="float" office:value="2.28855721393035" calcext:value-type="float">
            <text:p>2.28855721393035</text:p>
          </table:table-cell>
          <table:table-cell table:formula="of:=[.AH83]/[.$H83]" office:value-type="float" office:value="0.0398009950248756" calcext:value-type="float">
            <text:p>0.039800995024876</text:p>
          </table:table-cell>
          <table:table-cell table:formula="of:=[.AI83]/[.$H83]" office:value-type="float" office:value="0.0248756218905473" calcext:value-type="float">
            <text:p>0.024875621890547</text:p>
          </table:table-cell>
          <table:table-cell table:formula="of:=[.AJ83]/[.$H83]" office:value-type="float" office:value="0.776119402985075" calcext:value-type="float">
            <text:p>0.776119402985075</text:p>
          </table:table-cell>
          <table:table-cell table:formula="of:=[.AK83]/[.$H83]" office:value-type="float" office:value="0.0099502487562189" calcext:value-type="float">
            <text:p>0.009950248756219</text:p>
          </table:table-cell>
          <table:table-cell table:formula="of:=[.AL83]/[.$H83]" office:value-type="float" office:value="0.0945273631840796" calcext:value-type="float">
            <text:p>0.09452736318408</text:p>
          </table:table-cell>
          <table:table-cell table:formula="of:=[.AM83]/[.$H83]" office:value-type="float" office:value="0.0199004975124378" calcext:value-type="float">
            <text:p>0.019900497512438</text:p>
          </table:table-cell>
          <table:table-cell table:formula="of:=[.AN83]/[.$H83]" office:value-type="float" office:value="1.25870646766169" calcext:value-type="float">
            <text:p>1.25870646766169</text:p>
          </table:table-cell>
          <table:table-cell table:formula="of:=[.AO83]/[.$H83]" office:value-type="float" office:value="0.895522388059701" calcext:value-type="float">
            <text:p>0.895522388059701</text:p>
          </table:table-cell>
          <table:table-cell table:formula="of:=[.AP83]/[.$H83]" office:value-type="float" office:value="0.0099502487562189" calcext:value-type="float">
            <text:p>0.009950248756219</text:p>
          </table:table-cell>
          <table:table-cell table:formula="of:=[.AQ83]/[.$H83]" office:value-type="float" office:value="0.0945273631840796" calcext:value-type="float">
            <text:p>0.09452736318408</text:p>
          </table:table-cell>
          <table:table-cell table:formula="of:=[.AR83]/[.$H83]" office:value-type="float" office:value="0.0597014925373134" calcext:value-type="float">
            <text:p>0.059701492537314</text:p>
          </table:table-cell>
          <table:table-cell table:formula="of:=[.AS83]/[.$H83]" office:value-type="float" office:value="0.512437810945274" calcext:value-type="float">
            <text:p>0.512437810945274</text:p>
          </table:table-cell>
          <table:table-cell table:formula="of:=[.AT83]/[.$H83]" office:value-type="float" office:value="0.0348258706467662" calcext:value-type="float">
            <text:p>0.034825870646766</text:p>
          </table:table-cell>
          <table:table-cell table:formula="of:=[.AU83]/[.$H83]" office:value-type="float" office:value="0.00106433009083934" calcext:value-type="float">
            <text:p>0.001064330090839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B4513</text:p>
          </table:table-cell>
          <table:table-cell table:formula="of:=HEX2DEC([.B84])" office:value-type="float" office:value="9127187" calcext:value-type="float">
            <text:p>9127187</text:p>
          </table:table-cell>
          <table:table-cell table:formula="of:=ORG.LIBREOFFICE.REGEX([.G84];&quot;--.*&quot;;&quot;&quot;;&quot;g&quot;)" office:value-type="string" office:string-value="E266G" calcext:value-type="string">
            <text:p>E266G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266G--V890..U910-F1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651" calcext:value-type="float">
            <text:p>1651</text:p>
          </table:table-cell>
          <table:table-cell office:value-type="float" office:value="590" calcext:value-type="float">
            <text:p>590</text:p>
          </table:table-cell>
          <table:table-cell office:value-type="float" office:value="0.0035179905" calcext:value-type="float">
            <text:p>0.0035179905</text:p>
          </table:table-cell>
          <table:table-cell office:value-type="float" office:value="7.71" calcext:value-type="float">
            <text:p>7.7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formula="of:=[.O84]/[.H84]" office:value-type="float" office:value="0.214953271028037" calcext:value-type="float">
            <text:p>0.214953271028037</text:p>
          </table:table-cell>
          <table:table-cell office:value-type="float" office:value="1605" calcext:value-type="float">
            <text:p>1605</text:p>
          </table:table-cell>
          <table:table-cell table:formula="of:=[.Q84]/[.H84]" office:value-type="float" office:value="7.5" calcext:value-type="float">
            <text:p>7.5</text:p>
          </table:table-cell>
          <table:table-cell office:value-type="float" office:value="33" calcext:value-type="float">
            <text:p>33</text:p>
          </table:table-cell>
          <table:table-cell table:formula="of:=[.S84]/[.H84]" office:value-type="float" office:value="0.154205607476636" calcext:value-type="float">
            <text:p>0.154205607476636</text:p>
          </table:table-cell>
          <table:table-cell office:value-type="float" office:value="557" calcext:value-type="float">
            <text:p>557</text:p>
          </table:table-cell>
          <table:table-cell table:formula="of:=[.U84]/[.H84]" office:value-type="float" office:value="2.60280373831776" calcext:value-type="float">
            <text:p>2.60280373831776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3" calcext:value-type="float">
            <text:p>603</text:p>
          </table:table-cell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W84]/[.$H84]" office:value-type="float" office:value="0.00934579439252336" calcext:value-type="float">
            <text:p>0.009345794392523</text:p>
          </table:table-cell>
          <table:table-cell table:formula="of:=[.X84]/[.$H84]" office:value-type="float" office:value="2.11214953271028" calcext:value-type="float">
            <text:p>2.11214953271028</text:p>
          </table:table-cell>
          <table:table-cell table:formula="of:=[.Y84]/[.$H84]" office:value-type="float" office:value="0" calcext:value-type="float">
            <text:p>0</text:p>
          </table:table-cell>
          <table:table-cell table:formula="of:=[.Z84]/[.$H84]" office:value-type="float" office:value="0.0467289719626168" calcext:value-type="float">
            <text:p>0.046728971962617</text:p>
          </table:table-cell>
          <table:table-cell table:formula="of:=[.AA84]/[.$H84]" office:value-type="float" office:value="0.00934579439252336" calcext:value-type="float">
            <text:p>0.009345794392523</text:p>
          </table:table-cell>
          <table:table-cell table:formula="of:=[.AB84]/[.$H84]" office:value-type="float" office:value="2.81775700934579" calcext:value-type="float">
            <text:p>2.81775700934579</text:p>
          </table:table-cell>
          <table:table-cell table:formula="of:=[.AC84]/[.$H84]" office:value-type="float" office:value="1.74766355140187" calcext:value-type="float">
            <text:p>1.74766355140187</text:p>
          </table:table-cell>
          <table:table-cell table:formula="of:=[.AD84]/[.$H84]" office:value-type="float" office:value="0.0233644859813084" calcext:value-type="float">
            <text:p>0.023364485981309</text:p>
          </table:table-cell>
          <table:table-cell table:formula="of:=[.AE84]/[.$H84]" office:value-type="float" office:value="0.0981308411214953" calcext:value-type="float">
            <text:p>0.098130841121495</text:p>
          </table:table-cell>
          <table:table-cell table:formula="of:=[.AF84]/[.$H84]" office:value-type="float" office:value="0.0280373831775701" calcext:value-type="float">
            <text:p>0.02803738317757</text:p>
          </table:table-cell>
          <table:table-cell table:formula="of:=[.AG84]/[.$H84]" office:value-type="float" office:value="0.822429906542056" calcext:value-type="float">
            <text:p>0.822429906542056</text:p>
          </table:table-cell>
          <table:table-cell table:formula="of:=[.AH84]/[.$H84]" office:value-type="float" office:value="0" calcext:value-type="float">
            <text:p>0</text:p>
          </table:table-cell>
          <table:table-cell table:formula="of:=[.AI84]/[.$H84]" office:value-type="float" office:value="0.00934579439252336" calcext:value-type="float">
            <text:p>0.009345794392523</text:p>
          </table:table-cell>
          <table:table-cell table:formula="of:=[.AJ84]/[.$H84]" office:value-type="float" office:value="0.682242990654206" calcext:value-type="float">
            <text:p>0.682242990654206</text:p>
          </table:table-cell>
          <table:table-cell table:formula="of:=[.AK84]/[.$H84]" office:value-type="float" office:value="0" calcext:value-type="float">
            <text:p>0</text:p>
          </table:table-cell>
          <table:table-cell table:formula="of:=[.AL84]/[.$H84]" office:value-type="float" office:value="0.0327102803738318" calcext:value-type="float">
            <text:p>0.032710280373832</text:p>
          </table:table-cell>
          <table:table-cell table:formula="of:=[.AM84]/[.$H84]" office:value-type="float" office:value="0.00934579439252336" calcext:value-type="float">
            <text:p>0.009345794392523</text:p>
          </table:table-cell>
          <table:table-cell table:formula="of:=[.AN84]/[.$H84]" office:value-type="float" office:value="0.97196261682243" calcext:value-type="float">
            <text:p>0.97196261682243</text:p>
          </table:table-cell>
          <table:table-cell table:formula="of:=[.AO84]/[.$H84]" office:value-type="float" office:value="0.621495327102804" calcext:value-type="float">
            <text:p>0.621495327102804</text:p>
          </table:table-cell>
          <table:table-cell table:formula="of:=[.AP84]/[.$H84]" office:value-type="float" office:value="0.0233644859813084" calcext:value-type="float">
            <text:p>0.023364485981309</text:p>
          </table:table-cell>
          <table:table-cell table:formula="of:=[.AQ84]/[.$H84]" office:value-type="float" office:value="0.0514018691588785" calcext:value-type="float">
            <text:p>0.051401869158879</text:p>
          </table:table-cell>
          <table:table-cell table:formula="of:=[.AR84]/[.$H84]" office:value-type="float" office:value="0.0280373831775701" calcext:value-type="float">
            <text:p>0.02803738317757</text:p>
          </table:table-cell>
          <table:table-cell table:formula="of:=[.AS84]/[.$H84]" office:value-type="float" office:value="0.327102803738318" calcext:value-type="float">
            <text:p>0.327102803738318</text:p>
          </table:table-cell>
          <table:table-cell table:formula="of:=[.AT84]/[.$H84]" office:value-type="float" office:value="0" calcext:value-type="float">
            <text:p>0</text:p>
          </table:table-cell>
          <table:table-cell table:formula="of:=[.AU84]/[.$H84]" office:value-type="float" office:value="0.0000436719364136606" calcext:value-type="float">
            <text:p>4.36719364136606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DA70D6</text:p>
          </table:table-cell>
          <table:table-cell table:formula="of:=HEX2DEC([.B85])" office:value-type="float" office:value="14315734" calcext:value-type="float">
            <text:p>14315734</text:p>
          </table:table-cell>
          <table:table-cell table:formula="of:=ORG.LIBREOFFICE.REGEX([.G85];&quot;--.*&quot;;&quot;&quot;;&quot;g&quot;)" office:value-type="string" office:string-value="E266D-Q598K-N713S" calcext:value-type="string">
            <text:p>E266D-Q598K-N713S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266D-Q598K-N713S--E980..U58-C6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3310" calcext:value-type="float">
            <text:p>3310</text:p>
          </table:table-cell>
          <table:table-cell office:value-type="float" office:value="968" calcext:value-type="float">
            <text:p>968</text:p>
          </table:table-cell>
          <table:table-cell office:value-type="float" office:value="0.0057608699" calcext:value-type="float">
            <text:p>0.0057608699</text:p>
          </table:table-cell>
          <table:table-cell office:value-type="float" office:value="12.63" calcext:value-type="float">
            <text:p>12.63</text:p>
          </table:table-cell>
          <table:table-cell office:value-type="float" office:value="12" calcext:value-type="float">
            <text:p>12</text:p>
          </table:table-cell>
          <table:table-cell office:value-type="float" office:value="199" calcext:value-type="float">
            <text:p>199</text:p>
          </table:table-cell>
          <table:table-cell table:formula="of:=[.O85]/[.H85]" office:value-type="float" office:value="0.759541984732824" calcext:value-type="float">
            <text:p>0.759541984732824</text:p>
          </table:table-cell>
          <table:table-cell office:value-type="float" office:value="3111" calcext:value-type="float">
            <text:p>3111</text:p>
          </table:table-cell>
          <table:table-cell table:formula="of:=[.Q85]/[.H85]" office:value-type="float" office:value="11.8740458015267" calcext:value-type="float">
            <text:p>11.8740458015267</text:p>
          </table:table-cell>
          <table:table-cell office:value-type="float" office:value="81" calcext:value-type="float">
            <text:p>81</text:p>
          </table:table-cell>
          <table:table-cell table:formula="of:=[.S85]/[.H85]" office:value-type="float" office:value="0.309160305343511" calcext:value-type="float">
            <text:p>0.309160305343511</text:p>
          </table:table-cell>
          <table:table-cell office:value-type="float" office:value="887" calcext:value-type="float">
            <text:p>887</text:p>
          </table:table-cell>
          <table:table-cell table:formula="of:=[.U85]/[.H85]" office:value-type="float" office:value="3.38549618320611" calcext:value-type="float">
            <text:p>3.38549618320611</text:p>
          </table:table-cell>
          <table:table-cell office:value-type="float" office:value="14" calcext:value-type="float">
            <text:p>14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  <table:table-cell office:value-type="float" office:value="1001" calcext:value-type="float">
            <text:p>100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218" calcext:value-type="float">
            <text:p>2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table:formula="of:=[.W85]/[.$H85]" office:value-type="float" office:value="0.0534351145038168" calcext:value-type="float">
            <text:p>0.053435114503817</text:p>
          </table:table-cell>
          <table:table-cell table:formula="of:=[.X85]/[.$H85]" office:value-type="float" office:value="2.50381679389313" calcext:value-type="float">
            <text:p>2.50381679389313</text:p>
          </table:table-cell>
          <table:table-cell table:formula="of:=[.Y85]/[.$H85]" office:value-type="float" office:value="0" calcext:value-type="float">
            <text:p>0</text:p>
          </table:table-cell>
          <table:table-cell table:formula="of:=[.Z85]/[.$H85]" office:value-type="float" office:value="0.408396946564886" calcext:value-type="float">
            <text:p>0.408396946564886</text:p>
          </table:table-cell>
          <table:table-cell table:formula="of:=[.AA85]/[.$H85]" office:value-type="float" office:value="0.00381679389312977" calcext:value-type="float">
            <text:p>0.00381679389313</text:p>
          </table:table-cell>
          <table:table-cell table:formula="of:=[.AB85]/[.$H85]" office:value-type="float" office:value="3.68702290076336" calcext:value-type="float">
            <text:p>3.68702290076336</text:p>
          </table:table-cell>
          <table:table-cell table:formula="of:=[.AC85]/[.$H85]" office:value-type="float" office:value="3.8206106870229" calcext:value-type="float">
            <text:p>3.8206106870229</text:p>
          </table:table-cell>
          <table:table-cell table:formula="of:=[.AD85]/[.$H85]" office:value-type="float" office:value="0.0610687022900763" calcext:value-type="float">
            <text:p>0.061068702290076</text:p>
          </table:table-cell>
          <table:table-cell table:formula="of:=[.AE85]/[.$H85]" office:value-type="float" office:value="0.0877862595419847" calcext:value-type="float">
            <text:p>0.087786259541985</text:p>
          </table:table-cell>
          <table:table-cell table:formula="of:=[.AF85]/[.$H85]" office:value-type="float" office:value="0.083969465648855" calcext:value-type="float">
            <text:p>0.083969465648855</text:p>
          </table:table-cell>
          <table:table-cell table:formula="of:=[.AG85]/[.$H85]" office:value-type="float" office:value="1.86259541984733" calcext:value-type="float">
            <text:p>1.86259541984733</text:p>
          </table:table-cell>
          <table:table-cell table:formula="of:=[.AH85]/[.$H85]" office:value-type="float" office:value="0.0610687022900763" calcext:value-type="float">
            <text:p>0.061068702290076</text:p>
          </table:table-cell>
          <table:table-cell table:formula="of:=[.AI85]/[.$H85]" office:value-type="float" office:value="0.0267175572519084" calcext:value-type="float">
            <text:p>0.026717557251908</text:p>
          </table:table-cell>
          <table:table-cell table:formula="of:=[.AJ85]/[.$H85]" office:value-type="float" office:value="0.874045801526717" calcext:value-type="float">
            <text:p>0.874045801526717</text:p>
          </table:table-cell>
          <table:table-cell table:formula="of:=[.AK85]/[.$H85]" office:value-type="float" office:value="0" calcext:value-type="float">
            <text:p>0</text:p>
          </table:table-cell>
          <table:table-cell table:formula="of:=[.AL85]/[.$H85]" office:value-type="float" office:value="0.0687022900763359" calcext:value-type="float">
            <text:p>0.068702290076336</text:p>
          </table:table-cell>
          <table:table-cell table:formula="of:=[.AM85]/[.$H85]" office:value-type="float" office:value="0.00381679389312977" calcext:value-type="float">
            <text:p>0.00381679389313</text:p>
          </table:table-cell>
          <table:table-cell table:formula="of:=[.AN85]/[.$H85]" office:value-type="float" office:value="1.21374045801527" calcext:value-type="float">
            <text:p>1.21374045801527</text:p>
          </table:table-cell>
          <table:table-cell table:formula="of:=[.AO85]/[.$H85]" office:value-type="float" office:value="0.83206106870229" calcext:value-type="float">
            <text:p>0.83206106870229</text:p>
          </table:table-cell>
          <table:table-cell table:formula="of:=[.AP85]/[.$H85]" office:value-type="float" office:value="0.0534351145038168" calcext:value-type="float">
            <text:p>0.053435114503817</text:p>
          </table:table-cell>
          <table:table-cell table:formula="of:=[.AQ85]/[.$H85]" office:value-type="float" office:value="0.0763358778625954" calcext:value-type="float">
            <text:p>0.076335877862596</text:p>
          </table:table-cell>
          <table:table-cell table:formula="of:=[.AR85]/[.$H85]" office:value-type="float" office:value="0.049618320610687" calcext:value-type="float">
            <text:p>0.049618320610687</text:p>
          </table:table-cell>
          <table:table-cell table:formula="of:=[.AS85]/[.$H85]" office:value-type="float" office:value="0.465648854961832" calcext:value-type="float">
            <text:p>0.465648854961832</text:p>
          </table:table-cell>
          <table:table-cell table:formula="of:=[.AT85]/[.$H85]" office:value-type="float" office:value="0.0305343511450382" calcext:value-type="float">
            <text:p>0.030534351145038</text:p>
          </table:table-cell>
          <table:table-cell table:formula="of:=[.AU85]/[.$H85]" office:value-type="float" office:value="0.000203950818716858" calcext:value-type="float">
            <text:p>0.000203950818717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DA70D6</text:p>
          </table:table-cell>
          <table:table-cell table:formula="of:=HEX2DEC([.B86])" office:value-type="float" office:value="14315734" calcext:value-type="float">
            <text:p>14315734</text:p>
          </table:table-cell>
          <table:table-cell table:formula="of:=ORG.LIBREOFFICE.REGEX([.G86];&quot;--.*&quot;;&quot;&quot;;&quot;g&quot;)" office:value-type="string" office:string-value="E266D-Q598K-N713S" calcext:value-type="string">
            <text:p>E266D-Q598K-N713S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266D-Q598K-N713S--E980..U58-C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4355" calcext:value-type="float">
            <text:p>4355</text:p>
          </table:table-cell>
          <table:table-cell office:value-type="float" office:value="989" calcext:value-type="float">
            <text:p>989</text:p>
          </table:table-cell>
          <table:table-cell office:value-type="float" office:value="0.0061672799" calcext:value-type="float">
            <text:p>0.0061672799</text:p>
          </table:table-cell>
          <table:table-cell office:value-type="float" office:value="13.52" calcext:value-type="float">
            <text:p>13.52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table:formula="of:=[.O86]/[.H86]" office:value-type="float" office:value="0.888198757763975" calcext:value-type="float">
            <text:p>0.888198757763975</text:p>
          </table:table-cell>
          <table:table-cell office:value-type="float" office:value="4069" calcext:value-type="float">
            <text:p>4069</text:p>
          </table:table-cell>
          <table:table-cell table:formula="of:=[.Q86]/[.H86]" office:value-type="float" office:value="12.6366459627329" calcext:value-type="float">
            <text:p>12.6366459627329</text:p>
          </table:table-cell>
          <table:table-cell office:value-type="float" office:value="120" calcext:value-type="float">
            <text:p>120</text:p>
          </table:table-cell>
          <table:table-cell table:formula="of:=[.S86]/[.H86]" office:value-type="float" office:value="0.372670807453416" calcext:value-type="float">
            <text:p>0.372670807453416</text:p>
          </table:table-cell>
          <table:table-cell office:value-type="float" office:value="869" calcext:value-type="float">
            <text:p>869</text:p>
          </table:table-cell>
          <table:table-cell table:formula="of:=[.U86]/[.H86]" office:value-type="float" office:value="2.69875776397516" calcext:value-type="float">
            <text:p>2.69875776397516</text:p>
          </table:table-cell>
          <table:table-cell office:value-type="float" office:value="15" calcext:value-type="float">
            <text:p>15</text:p>
          </table:table-cell>
          <table:table-cell office:value-type="float" office:value="688" calcext:value-type="float">
            <text:p>688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1413" calcext:value-type="float">
            <text:p>1413</text:p>
          </table:table-cell>
          <table:table-cell office:value-type="float" office:value="1377" calcext:value-type="float">
            <text:p>137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591" calcext:value-type="float">
            <text:p>59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85" calcext:value-type="float">
            <text:p>285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table:formula="of:=[.W86]/[.$H86]" office:value-type="float" office:value="0.046583850931677" calcext:value-type="float">
            <text:p>0.046583850931677</text:p>
          </table:table-cell>
          <table:table-cell table:formula="of:=[.X86]/[.$H86]" office:value-type="float" office:value="2.13664596273292" calcext:value-type="float">
            <text:p>2.13664596273292</text:p>
          </table:table-cell>
          <table:table-cell table:formula="of:=[.Y86]/[.$H86]" office:value-type="float" office:value="0.015527950310559" calcext:value-type="float">
            <text:p>0.015527950310559</text:p>
          </table:table-cell>
          <table:table-cell table:formula="of:=[.Z86]/[.$H86]" office:value-type="float" office:value="0.518633540372671" calcext:value-type="float">
            <text:p>0.518633540372671</text:p>
          </table:table-cell>
          <table:table-cell table:formula="of:=[.AA86]/[.$H86]" office:value-type="float" office:value="0.0124223602484472" calcext:value-type="float">
            <text:p>0.012422360248447</text:p>
          </table:table-cell>
          <table:table-cell table:formula="of:=[.AB86]/[.$H86]" office:value-type="float" office:value="4.38819875776398" calcext:value-type="float">
            <text:p>4.38819875776398</text:p>
          </table:table-cell>
          <table:table-cell table:formula="of:=[.AC86]/[.$H86]" office:value-type="float" office:value="4.27639751552795" calcext:value-type="float">
            <text:p>4.27639751552795</text:p>
          </table:table-cell>
          <table:table-cell table:formula="of:=[.AD86]/[.$H86]" office:value-type="float" office:value="0.0900621118012422" calcext:value-type="float">
            <text:p>0.090062111801242</text:p>
          </table:table-cell>
          <table:table-cell table:formula="of:=[.AE86]/[.$H86]" office:value-type="float" office:value="0.111801242236025" calcext:value-type="float">
            <text:p>0.111801242236025</text:p>
          </table:table-cell>
          <table:table-cell table:formula="of:=[.AF86]/[.$H86]" office:value-type="float" office:value="0.0434782608695652" calcext:value-type="float">
            <text:p>0.043478260869565</text:p>
          </table:table-cell>
          <table:table-cell table:formula="of:=[.AG86]/[.$H86]" office:value-type="float" office:value="1.83540372670807" calcext:value-type="float">
            <text:p>1.83540372670807</text:p>
          </table:table-cell>
          <table:table-cell table:formula="of:=[.AH86]/[.$H86]" office:value-type="float" office:value="0.0496894409937888" calcext:value-type="float">
            <text:p>0.049689440993789</text:p>
          </table:table-cell>
          <table:table-cell table:formula="of:=[.AI86]/[.$H86]" office:value-type="float" office:value="0.0372670807453416" calcext:value-type="float">
            <text:p>0.037267080745342</text:p>
          </table:table-cell>
          <table:table-cell table:formula="of:=[.AJ86]/[.$H86]" office:value-type="float" office:value="0.673913043478261" calcext:value-type="float">
            <text:p>0.673913043478261</text:p>
          </table:table-cell>
          <table:table-cell table:formula="of:=[.AK86]/[.$H86]" office:value-type="float" office:value="0.015527950310559" calcext:value-type="float">
            <text:p>0.015527950310559</text:p>
          </table:table-cell>
          <table:table-cell table:formula="of:=[.AL86]/[.$H86]" office:value-type="float" office:value="0.0838509316770186" calcext:value-type="float">
            <text:p>0.083850931677019</text:p>
          </table:table-cell>
          <table:table-cell table:formula="of:=[.AM86]/[.$H86]" office:value-type="float" office:value="0.0124223602484472" calcext:value-type="float">
            <text:p>0.012422360248447</text:p>
          </table:table-cell>
          <table:table-cell table:formula="of:=[.AN86]/[.$H86]" office:value-type="float" office:value="0.885093167701863" calcext:value-type="float">
            <text:p>0.885093167701863</text:p>
          </table:table-cell>
          <table:table-cell table:formula="of:=[.AO86]/[.$H86]" office:value-type="float" office:value="0.683229813664596" calcext:value-type="float">
            <text:p>0.683229813664596</text:p>
          </table:table-cell>
          <table:table-cell table:formula="of:=[.AP86]/[.$H86]" office:value-type="float" office:value="0.0807453416149068" calcext:value-type="float">
            <text:p>0.080745341614907</text:p>
          </table:table-cell>
          <table:table-cell table:formula="of:=[.AQ86]/[.$H86]" office:value-type="float" office:value="0.0745341614906832" calcext:value-type="float">
            <text:p>0.074534161490683</text:p>
          </table:table-cell>
          <table:table-cell table:formula="of:=[.AR86]/[.$H86]" office:value-type="float" office:value="0.0372670807453416" calcext:value-type="float">
            <text:p>0.037267080745342</text:p>
          </table:table-cell>
          <table:table-cell table:formula="of:=[.AS86]/[.$H86]" office:value-type="float" office:value="0.456521739130435" calcext:value-type="float">
            <text:p>0.456521739130435</text:p>
          </table:table-cell>
          <table:table-cell table:formula="of:=[.AT86]/[.$H86]" office:value-type="float" office:value="0.031055900621118" calcext:value-type="float">
            <text:p>0.031055900621118</text:p>
          </table:table-cell>
          <table:table-cell table:formula="of:=[.AU86]/[.$H86]" office:value-type="float" office:value="0.000144670344508314" calcext:value-type="float">
            <text:p>0.000144670344508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7CEFA</text:p>
          </table:table-cell>
          <table:table-cell table:formula="of:=HEX2DEC([.B87])" office:value-type="float" office:value="8900346" calcext:value-type="float">
            <text:p>8900346</text:p>
          </table:table-cell>
          <table:table-cell table:formula="of:=ORG.LIBREOFFICE.REGEX([.G87];&quot;--.*&quot;;&quot;&quot;;&quot;g&quot;)" office:value-type="string" office:string-value="E263D-K777M" calcext:value-type="string">
            <text:p>E263D-K777M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263D-K777M--S721..U14-E3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278" calcext:value-type="float">
            <text:p>278</text:p>
          </table:table-cell>
          <table:table-cell office:value-type="float" office:value="0.0010809311" calcext:value-type="float">
            <text:p>0.0010809311</text:p>
          </table:table-cell>
          <table:table-cell office:value-type="float" office:value="2.37" calcext:value-type="float">
            <text:p>2.37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formula="of:=[.O87]/[.H87]" office:value-type="float" office:value="0.75" calcext:value-type="float">
            <text:p>0.75</text:p>
          </table:table-cell>
          <table:table-cell office:value-type="float" office:value="538" calcext:value-type="float">
            <text:p>538</text:p>
          </table:table-cell>
          <table:table-cell table:formula="of:=[.Q87]/[.H87]" office:value-type="float" office:value="1.62048192771084" calcext:value-type="float">
            <text:p>1.62048192771084</text:p>
          </table:table-cell>
          <table:table-cell office:value-type="float" office:value="125" calcext:value-type="float">
            <text:p>125</text:p>
          </table:table-cell>
          <table:table-cell table:formula="of:=[.S87]/[.H87]" office:value-type="float" office:value="0.376506024096386" calcext:value-type="float">
            <text:p>0.376506024096386</text:p>
          </table:table-cell>
          <table:table-cell office:value-type="float" office:value="153" calcext:value-type="float">
            <text:p>153</text:p>
          </table:table-cell>
          <table:table-cell table:formula="of:=[.U87]/[.H87]" office:value-type="float" office:value="0.460843373493976" calcext:value-type="float">
            <text:p>0.46084337349397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W87]/[.$H87]" office:value-type="float" office:value="0.0210843373493976" calcext:value-type="float">
            <text:p>0.021084337349398</text:p>
          </table:table-cell>
          <table:table-cell table:formula="of:=[.X87]/[.$H87]" office:value-type="float" office:value="0.0662650602409639" calcext:value-type="float">
            <text:p>0.066265060240964</text:p>
          </table:table-cell>
          <table:table-cell table:formula="of:=[.Y87]/[.$H87]" office:value-type="float" office:value="0.00301204819277108" calcext:value-type="float">
            <text:p>0.003012048192771</text:p>
          </table:table-cell>
          <table:table-cell table:formula="of:=[.Z87]/[.$H87]" office:value-type="float" office:value="0.120481927710843" calcext:value-type="float">
            <text:p>0.120481927710843</text:p>
          </table:table-cell>
          <table:table-cell table:formula="of:=[.AA87]/[.$H87]" office:value-type="float" office:value="0.072289156626506" calcext:value-type="float">
            <text:p>0.072289156626506</text:p>
          </table:table-cell>
          <table:table-cell table:formula="of:=[.AB87]/[.$H87]" office:value-type="float" office:value="0.551204819277108" calcext:value-type="float">
            <text:p>0.551204819277108</text:p>
          </table:table-cell>
          <table:table-cell table:formula="of:=[.AC87]/[.$H87]" office:value-type="float" office:value="0.481927710843373" calcext:value-type="float">
            <text:p>0.481927710843373</text:p>
          </table:table-cell>
          <table:table-cell table:formula="of:=[.AD87]/[.$H87]" office:value-type="float" office:value="0.141566265060241" calcext:value-type="float">
            <text:p>0.141566265060241</text:p>
          </table:table-cell>
          <table:table-cell table:formula="of:=[.AE87]/[.$H87]" office:value-type="float" office:value="0.213855421686747" calcext:value-type="float">
            <text:p>0.213855421686747</text:p>
          </table:table-cell>
          <table:table-cell table:formula="of:=[.AF87]/[.$H87]" office:value-type="float" office:value="0.135542168674699" calcext:value-type="float">
            <text:p>0.135542168674699</text:p>
          </table:table-cell>
          <table:table-cell table:formula="of:=[.AG87]/[.$H87]" office:value-type="float" office:value="0.521084337349398" calcext:value-type="float">
            <text:p>0.521084337349398</text:p>
          </table:table-cell>
          <table:table-cell table:formula="of:=[.AH87]/[.$H87]" office:value-type="float" office:value="0.0421686746987952" calcext:value-type="float">
            <text:p>0.042168674698795</text:p>
          </table:table-cell>
          <table:table-cell table:formula="of:=[.AI87]/[.$H87]" office:value-type="float" office:value="0.0120481927710843" calcext:value-type="float">
            <text:p>0.012048192771084</text:p>
          </table:table-cell>
          <table:table-cell table:formula="of:=[.AJ87]/[.$H87]" office:value-type="float" office:value="0.0451807228915663" calcext:value-type="float">
            <text:p>0.045180722891566</text:p>
          </table:table-cell>
          <table:table-cell table:formula="of:=[.AK87]/[.$H87]" office:value-type="float" office:value="0.00301204819277108" calcext:value-type="float">
            <text:p>0.003012048192771</text:p>
          </table:table-cell>
          <table:table-cell table:formula="of:=[.AL87]/[.$H87]" office:value-type="float" office:value="0.0572289156626506" calcext:value-type="float">
            <text:p>0.057228915662651</text:p>
          </table:table-cell>
          <table:table-cell table:formula="of:=[.AM87]/[.$H87]" office:value-type="float" office:value="0.0210843373493976" calcext:value-type="float">
            <text:p>0.021084337349398</text:p>
          </table:table-cell>
          <table:table-cell table:formula="of:=[.AN87]/[.$H87]" office:value-type="float" office:value="0.0421686746987952" calcext:value-type="float">
            <text:p>0.042168674698795</text:p>
          </table:table-cell>
          <table:table-cell table:formula="of:=[.AO87]/[.$H87]" office:value-type="float" office:value="0.216867469879518" calcext:value-type="float">
            <text:p>0.216867469879518</text:p>
          </table:table-cell>
          <table:table-cell table:formula="of:=[.AP87]/[.$H87]" office:value-type="float" office:value="0.123493975903614" calcext:value-type="float">
            <text:p>0.123493975903614</text:p>
          </table:table-cell>
          <table:table-cell table:formula="of:=[.AQ87]/[.$H87]" office:value-type="float" office:value="0.0271084337349398" calcext:value-type="float">
            <text:p>0.02710843373494</text:p>
          </table:table-cell>
          <table:table-cell table:formula="of:=[.AR87]/[.$H87]" office:value-type="float" office:value="0.11144578313253" calcext:value-type="float">
            <text:p>0.11144578313253</text:p>
          </table:table-cell>
          <table:table-cell table:formula="of:=[.AS87]/[.$H87]" office:value-type="float" office:value="0.156626506024096" calcext:value-type="float">
            <text:p>0.156626506024096</text:p>
          </table:table-cell>
          <table:table-cell table:formula="of:=[.AT87]/[.$H87]" office:value-type="float" office:value="0.0210843373493976" calcext:value-type="float">
            <text:p>0.021084337349398</text:p>
          </table:table-cell>
          <table:table-cell table:formula="of:=[.AU87]/[.$H87]" office:value-type="float" office:value="0.0000635070402090289" calcext:value-type="float">
            <text:p>6.35070402090289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7CEFA</text:p>
          </table:table-cell>
          <table:table-cell table:formula="of:=HEX2DEC([.B88])" office:value-type="float" office:value="8900346" calcext:value-type="float">
            <text:p>8900346</text:p>
          </table:table-cell>
          <table:table-cell table:formula="of:=ORG.LIBREOFFICE.REGEX([.G88];&quot;--.*&quot;;&quot;&quot;;&quot;g&quot;)" office:value-type="string" office:string-value="E263D-K777M" calcext:value-type="string">
            <text:p>E263D-K777M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263D-K777M--S721..U14-D9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office:value-type="float" office:value="260" calcext:value-type="float">
            <text:p>260</text:p>
          </table:table-cell>
          <table:table-cell office:value-type="float" office:value="0.0009536766" calcext:value-type="float">
            <text:p>0.0009536766</text:p>
          </table:table-cell>
          <table:table-cell office:value-type="float" office:value="2.09" calcext:value-type="float">
            <text:p>2.09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table:formula="of:=[.O88]/[.H88]" office:value-type="float" office:value="0.365650969529086" calcext:value-type="float">
            <text:p>0.365650969529086</text:p>
          </table:table-cell>
          <table:table-cell office:value-type="float" office:value="623" calcext:value-type="float">
            <text:p>623</text:p>
          </table:table-cell>
          <table:table-cell table:formula="of:=[.Q88]/[.H88]" office:value-type="float" office:value="1.72576177285319" calcext:value-type="float">
            <text:p>1.72576177285319</text:p>
          </table:table-cell>
          <table:table-cell office:value-type="float" office:value="83" calcext:value-type="float">
            <text:p>83</text:p>
          </table:table-cell>
          <table:table-cell table:formula="of:=[.S88]/[.H88]" office:value-type="float" office:value="0.229916897506925" calcext:value-type="float">
            <text:p>0.229916897506925</text:p>
          </table:table-cell>
          <table:table-cell office:value-type="float" office:value="177" calcext:value-type="float">
            <text:p>177</text:p>
          </table:table-cell>
          <table:table-cell table:formula="of:=[.U88]/[.H88]" office:value-type="float" office:value="0.490304709141274" calcext:value-type="float">
            <text:p>0.49030470914127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8" calcext:value-type="float">
            <text:p>37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W88]/[.$H88]" office:value-type="float" office:value="0.0443213296398892" calcext:value-type="float">
            <text:p>0.044321329639889</text:p>
          </table:table-cell>
          <table:table-cell table:formula="of:=[.X88]/[.$H88]" office:value-type="float" office:value="0.0664819944598338" calcext:value-type="float">
            <text:p>0.066481994459834</text:p>
          </table:table-cell>
          <table:table-cell table:formula="of:=[.Y88]/[.$H88]" office:value-type="float" office:value="0.00831024930747923" calcext:value-type="float">
            <text:p>0.008310249307479</text:p>
          </table:table-cell>
          <table:table-cell table:formula="of:=[.Z88]/[.$H88]" office:value-type="float" office:value="0.0470914127423823" calcext:value-type="float">
            <text:p>0.047091412742382</text:p>
          </table:table-cell>
          <table:table-cell table:formula="of:=[.AA88]/[.$H88]" office:value-type="float" office:value="0.0166204986149585" calcext:value-type="float">
            <text:p>0.016620498614959</text:p>
          </table:table-cell>
          <table:table-cell table:formula="of:=[.AB88]/[.$H88]" office:value-type="float" office:value="0.0332409972299169" calcext:value-type="float">
            <text:p>0.033240997229917</text:p>
          </table:table-cell>
          <table:table-cell table:formula="of:=[.AC88]/[.$H88]" office:value-type="float" office:value="1.04709141274238" calcext:value-type="float">
            <text:p>1.04709141274238</text:p>
          </table:table-cell>
          <table:table-cell table:formula="of:=[.AD88]/[.$H88]" office:value-type="float" office:value="0.0775623268698061" calcext:value-type="float">
            <text:p>0.077562326869806</text:p>
          </table:table-cell>
          <table:table-cell table:formula="of:=[.AE88]/[.$H88]" office:value-type="float" office:value="0.0637119113573407" calcext:value-type="float">
            <text:p>0.063711911357341</text:p>
          </table:table-cell>
          <table:table-cell table:formula="of:=[.AF88]/[.$H88]" office:value-type="float" office:value="0.102493074792244" calcext:value-type="float">
            <text:p>0.102493074792244</text:p>
          </table:table-cell>
          <table:table-cell table:formula="of:=[.AG88]/[.$H88]" office:value-type="float" office:value="0.578947368421053" calcext:value-type="float">
            <text:p>0.578947368421053</text:p>
          </table:table-cell>
          <table:table-cell table:formula="of:=[.AH88]/[.$H88]" office:value-type="float" office:value="0.00554016620498615" calcext:value-type="float">
            <text:p>0.005540166204986</text:p>
          </table:table-cell>
          <table:table-cell table:formula="of:=[.AI88]/[.$H88]" office:value-type="float" office:value="0.0138504155124654" calcext:value-type="float">
            <text:p>0.013850415512465</text:p>
          </table:table-cell>
          <table:table-cell table:formula="of:=[.AJ88]/[.$H88]" office:value-type="float" office:value="0.0221606648199446" calcext:value-type="float">
            <text:p>0.022160664819945</text:p>
          </table:table-cell>
          <table:table-cell table:formula="of:=[.AK88]/[.$H88]" office:value-type="float" office:value="0.00831024930747923" calcext:value-type="float">
            <text:p>0.008310249307479</text:p>
          </table:table-cell>
          <table:table-cell table:formula="of:=[.AL88]/[.$H88]" office:value-type="float" office:value="0.0415512465373961" calcext:value-type="float">
            <text:p>0.041551246537396</text:p>
          </table:table-cell>
          <table:table-cell table:formula="of:=[.AM88]/[.$H88]" office:value-type="float" office:value="0.0110803324099723" calcext:value-type="float">
            <text:p>0.011080332409972</text:p>
          </table:table-cell>
          <table:table-cell table:formula="of:=[.AN88]/[.$H88]" office:value-type="float" office:value="0.0249307479224377" calcext:value-type="float">
            <text:p>0.024930747922438</text:p>
          </table:table-cell>
          <table:table-cell table:formula="of:=[.AO88]/[.$H88]" office:value-type="float" office:value="0.249307479224377" calcext:value-type="float">
            <text:p>0.249307479224377</text:p>
          </table:table-cell>
          <table:table-cell table:formula="of:=[.AP88]/[.$H88]" office:value-type="float" office:value="0.0498614958448754" calcext:value-type="float">
            <text:p>0.049861495844875</text:p>
          </table:table-cell>
          <table:table-cell table:formula="of:=[.AQ88]/[.$H88]" office:value-type="float" office:value="0.0277008310249307" calcext:value-type="float">
            <text:p>0.027700831024931</text:p>
          </table:table-cell>
          <table:table-cell table:formula="of:=[.AR88]/[.$H88]" office:value-type="float" office:value="0.07202216066482" calcext:value-type="float">
            <text:p>0.07202216066482</text:p>
          </table:table-cell>
          <table:table-cell table:formula="of:=[.AS88]/[.$H88]" office:value-type="float" office:value="0.193905817174515" calcext:value-type="float">
            <text:p>0.193905817174515</text:p>
          </table:table-cell>
          <table:table-cell table:formula="of:=[.AT88]/[.$H88]" office:value-type="float" office:value="0.00554016620498615" calcext:value-type="float">
            <text:p>0.005540166204986</text:p>
          </table:table-cell>
          <table:table-cell table:formula="of:=[.AU88]/[.$H88]" office:value-type="float" office:value="0.000122773766315483" calcext:value-type="float">
            <text:p>0.00012277376631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7CEFA</text:p>
          </table:table-cell>
          <table:table-cell table:formula="of:=HEX2DEC([.B89])" office:value-type="float" office:value="8900346" calcext:value-type="float">
            <text:p>8900346</text:p>
          </table:table-cell>
          <table:table-cell table:formula="of:=ORG.LIBREOFFICE.REGEX([.G89];&quot;--.*&quot;;&quot;&quot;;&quot;g&quot;)" office:value-type="string" office:string-value="E263D-K777M" calcext:value-type="string">
            <text:p>E263D-K777M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263D-K777M--S721..U15-G11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1455" calcext:value-type="float">
            <text:p>1455</text:p>
          </table:table-cell>
          <table:table-cell office:value-type="float" office:value="432" calcext:value-type="float">
            <text:p>432</text:p>
          </table:table-cell>
          <table:table-cell office:value-type="float" office:value="0.0009902607" calcext:value-type="float">
            <text:p>0.0009902607</text:p>
          </table:table-cell>
          <table:table-cell office:value-type="float" office:value="2.17" calcext:value-type="float">
            <text:p>2.17</text:p>
          </table:table-cell>
          <table:table-cell office:value-type="float" office:value="2" calcext:value-type="float">
            <text:p>2</text:p>
          </table:table-cell>
          <table:table-cell office:value-type="float" office:value="376" calcext:value-type="float">
            <text:p>376</text:p>
          </table:table-cell>
          <table:table-cell table:formula="of:=[.O89]/[.H89]" office:value-type="float" office:value="0.561194029850746" calcext:value-type="float">
            <text:p>0.561194029850746</text:p>
          </table:table-cell>
          <table:table-cell office:value-type="float" office:value="1079" calcext:value-type="float">
            <text:p>1079</text:p>
          </table:table-cell>
          <table:table-cell table:formula="of:=[.Q89]/[.H89]" office:value-type="float" office:value="1.61044776119403" calcext:value-type="float">
            <text:p>1.61044776119403</text:p>
          </table:table-cell>
          <table:table-cell office:value-type="float" office:value="152" calcext:value-type="float">
            <text:p>152</text:p>
          </table:table-cell>
          <table:table-cell table:formula="of:=[.S89]/[.H89]" office:value-type="float" office:value="0.226865671641791" calcext:value-type="float">
            <text:p>0.226865671641791</text:p>
          </table:table-cell>
          <table:table-cell office:value-type="float" office:value="280" calcext:value-type="float">
            <text:p>280</text:p>
          </table:table-cell>
          <table:table-cell table:formula="of:=[.U89]/[.H89]" office:value-type="float" office:value="0.417910447761194" calcext:value-type="float">
            <text:p>0.41791044776119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431" calcext:value-type="float">
            <text:p>431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584" calcext:value-type="float">
            <text:p>58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table:formula="of:=[.W89]/[.$H89]" office:value-type="float" office:value="0.017910447761194" calcext:value-type="float">
            <text:p>0.017910447761194</text:p>
          </table:table-cell>
          <table:table-cell table:formula="of:=[.X89]/[.$H89]" office:value-type="float" office:value="0.0298507462686567" calcext:value-type="float">
            <text:p>0.029850746268657</text:p>
          </table:table-cell>
          <table:table-cell table:formula="of:=[.Y89]/[.$H89]" office:value-type="float" office:value="0.00746268656716418" calcext:value-type="float">
            <text:p>0.007462686567164</text:p>
          </table:table-cell>
          <table:table-cell table:formula="of:=[.Z89]/[.$H89]" office:value-type="float" office:value="0.0985074626865672" calcext:value-type="float">
            <text:p>0.098507462686567</text:p>
          </table:table-cell>
          <table:table-cell table:formula="of:=[.AA89]/[.$H89]" office:value-type="float" office:value="0.135820895522388" calcext:value-type="float">
            <text:p>0.135820895522388</text:p>
          </table:table-cell>
          <table:table-cell table:formula="of:=[.AB89]/[.$H89]" office:value-type="float" office:value="0.0656716417910448" calcext:value-type="float">
            <text:p>0.065671641791045</text:p>
          </table:table-cell>
          <table:table-cell table:formula="of:=[.AC89]/[.$H89]" office:value-type="float" office:value="0.643283582089552" calcext:value-type="float">
            <text:p>0.643283582089552</text:p>
          </table:table-cell>
          <table:table-cell table:formula="of:=[.AD89]/[.$H89]" office:value-type="float" office:value="0.135820895522388" calcext:value-type="float">
            <text:p>0.135820895522388</text:p>
          </table:table-cell>
          <table:table-cell table:formula="of:=[.AE89]/[.$H89]" office:value-type="float" office:value="0.0358208955223881" calcext:value-type="float">
            <text:p>0.035820895522388</text:p>
          </table:table-cell>
          <table:table-cell table:formula="of:=[.AF89]/[.$H89]" office:value-type="float" office:value="0.0805970149253731" calcext:value-type="float">
            <text:p>0.080597014925373</text:p>
          </table:table-cell>
          <table:table-cell table:formula="of:=[.AG89]/[.$H89]" office:value-type="float" office:value="0.871641791044776" calcext:value-type="float">
            <text:p>0.871641791044776</text:p>
          </table:table-cell>
          <table:table-cell table:formula="of:=[.AH89]/[.$H89]" office:value-type="float" office:value="0.0492537313432836" calcext:value-type="float">
            <text:p>0.049253731343284</text:p>
          </table:table-cell>
          <table:table-cell table:formula="of:=[.AI89]/[.$H89]" office:value-type="float" office:value="0.0164179104477612" calcext:value-type="float">
            <text:p>0.016417910447761</text:p>
          </table:table-cell>
          <table:table-cell table:formula="of:=[.AJ89]/[.$H89]" office:value-type="float" office:value="0.026865671641791" calcext:value-type="float">
            <text:p>0.026865671641791</text:p>
          </table:table-cell>
          <table:table-cell table:formula="of:=[.AK89]/[.$H89]" office:value-type="float" office:value="0.00746268656716418" calcext:value-type="float">
            <text:p>0.007462686567164</text:p>
          </table:table-cell>
          <table:table-cell table:formula="of:=[.AL89]/[.$H89]" office:value-type="float" office:value="0.0522388059701493" calcext:value-type="float">
            <text:p>0.052238805970149</text:p>
          </table:table-cell>
          <table:table-cell table:formula="of:=[.AM89]/[.$H89]" office:value-type="float" office:value="0.0134328358208955" calcext:value-type="float">
            <text:p>0.013432835820896</text:p>
          </table:table-cell>
          <table:table-cell table:formula="of:=[.AN89]/[.$H89]" office:value-type="float" office:value="0.0432835820895522" calcext:value-type="float">
            <text:p>0.043283582089552</text:p>
          </table:table-cell>
          <table:table-cell table:formula="of:=[.AO89]/[.$H89]" office:value-type="float" office:value="0.2" calcext:value-type="float">
            <text:p>0.2</text:p>
          </table:table-cell>
          <table:table-cell table:formula="of:=[.AP89]/[.$H89]" office:value-type="float" office:value="0.0253731343283582" calcext:value-type="float">
            <text:p>0.025373134328358</text:p>
          </table:table-cell>
          <table:table-cell table:formula="of:=[.AQ89]/[.$H89]" office:value-type="float" office:value="0.0328358208955224" calcext:value-type="float">
            <text:p>0.032835820895522</text:p>
          </table:table-cell>
          <table:table-cell table:formula="of:=[.AR89]/[.$H89]" office:value-type="float" office:value="0.0582089552238806" calcext:value-type="float">
            <text:p>0.058208955223881</text:p>
          </table:table-cell>
          <table:table-cell table:formula="of:=[.AS89]/[.$H89]" office:value-type="float" office:value="0.147761194029851" calcext:value-type="float">
            <text:p>0.147761194029851</text:p>
          </table:table-cell>
          <table:table-cell table:formula="of:=[.AT89]/[.$H89]" office:value-type="float" office:value="0.0208955223880597" calcext:value-type="float">
            <text:p>0.02089552238806</text:p>
          </table:table-cell>
          <table:table-cell table:formula="of:=[.AU89]/[.$H89]" office:value-type="float" office:value="0.0000267320115838717" calcext:value-type="float">
            <text:p>2.67320115838717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B4513</text:p>
          </table:table-cell>
          <table:table-cell table:formula="of:=HEX2DEC([.B90])" office:value-type="float" office:value="9127187" calcext:value-type="float">
            <text:p>9127187</text:p>
          </table:table-cell>
          <table:table-cell table:formula="of:=ORG.LIBREOFFICE.REGEX([.G90];&quot;--.*&quot;;&quot;&quot;;&quot;g&quot;)" office:value-type="string" office:string-value="D543G-A912T" calcext:value-type="string">
            <text:p>D543G-A912T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543G-A912T--..U58new-C12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6862" calcext:value-type="float">
            <text:p>6862</text:p>
          </table:table-cell>
          <table:table-cell office:value-type="float" office:value="1223" calcext:value-type="float">
            <text:p>1223</text:p>
          </table:table-cell>
          <table:table-cell office:value-type="float" office:value="0.0034767189" calcext:value-type="float">
            <text:p>0.0034767189</text:p>
          </table:table-cell>
          <table:table-cell office:value-type="float" office:value="7.62" calcext:value-type="float">
            <text:p>7.62</text:p>
          </table:table-cell>
          <table:table-cell office:value-type="float" office:value="7" calcext:value-type="float">
            <text:p>7</text:p>
          </table:table-cell>
          <table:table-cell office:value-type="float" office:value="507" calcext:value-type="float">
            <text:p>507</text:p>
          </table:table-cell>
          <table:table-cell table:formula="of:=[.O90]/[.H90]" office:value-type="float" office:value="0.563333333333333" calcext:value-type="float">
            <text:p>0.563333333333333</text:p>
          </table:table-cell>
          <table:table-cell office:value-type="float" office:value="6355" calcext:value-type="float">
            <text:p>6355</text:p>
          </table:table-cell>
          <table:table-cell table:formula="of:=[.Q90]/[.H90]" office:value-type="float" office:value="7.06111111111111" calcext:value-type="float">
            <text:p>7.06111111111111</text:p>
          </table:table-cell>
          <table:table-cell office:value-type="float" office:value="165" calcext:value-type="float">
            <text:p>165</text:p>
          </table:table-cell>
          <table:table-cell table:formula="of:=[.S90]/[.H90]" office:value-type="float" office:value="0.183333333333333" calcext:value-type="float">
            <text:p>0.183333333333333</text:p>
          </table:table-cell>
          <table:table-cell office:value-type="float" office:value="1058" calcext:value-type="float">
            <text:p>1058</text:p>
          </table:table-cell>
          <table:table-cell table:formula="of:=[.U90]/[.H90]" office:value-type="float" office:value="1.17555555555556" calcext:value-type="float">
            <text:p>1.17555555555556</text:p>
          </table:table-cell>
          <table:table-cell office:value-type="float" office:value="17" calcext:value-type="float">
            <text:p>17</text:p>
          </table:table-cell>
          <table:table-cell office:value-type="float" office:value="746" calcext:value-type="float">
            <text:p>74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603" calcext:value-type="float">
            <text:p>2603</text:p>
          </table:table-cell>
          <table:table-cell office:value-type="float" office:value="2404" calcext:value-type="float">
            <text:p>2404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602" calcext:value-type="float">
            <text:p>602</text:p>
          </table:table-cell>
          <table:table-cell office:value-type="float" office:value="340" calcext:value-type="float">
            <text:p>340</text:p>
          </table:table-cell>
          <table:table-cell office:value-type="float" office:value="14" calcext:value-type="float">
            <text:p>14</text:p>
          </table:table-cell>
          <table:table-cell office:value-type="float" office:value="298" calcext:value-type="float">
            <text:p>29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89" calcext:value-type="float">
            <text:p>389</text:p>
          </table:table-cell>
          <table:table-cell office:value-type="float" office:value="225" calcext:value-type="float">
            <text:p>22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  <table:table-cell table:formula="of:=[.W90]/[.$H90]" office:value-type="float" office:value="0.0188888888888889" calcext:value-type="float">
            <text:p>0.018888888888889</text:p>
          </table:table-cell>
          <table:table-cell table:formula="of:=[.X90]/[.$H90]" office:value-type="float" office:value="0.828888888888889" calcext:value-type="float">
            <text:p>0.828888888888889</text:p>
          </table:table-cell>
          <table:table-cell table:formula="of:=[.Y90]/[.$H90]" office:value-type="float" office:value="0.0133333333333333" calcext:value-type="float">
            <text:p>0.013333333333333</text:p>
          </table:table-cell>
          <table:table-cell table:formula="of:=[.Z90]/[.$H90]" office:value-type="float" office:value="0.03" calcext:value-type="float">
            <text:p>0.03</text:p>
          </table:table-cell>
          <table:table-cell table:formula="of:=[.AA90]/[.$H90]" office:value-type="float" office:value="0.0144444444444444" calcext:value-type="float">
            <text:p>0.014444444444445</text:p>
          </table:table-cell>
          <table:table-cell table:formula="of:=[.AB90]/[.$H90]" office:value-type="float" office:value="2.89222222222222" calcext:value-type="float">
            <text:p>2.89222222222222</text:p>
          </table:table-cell>
          <table:table-cell table:formula="of:=[.AC90]/[.$H90]" office:value-type="float" office:value="2.67111111111111" calcext:value-type="float">
            <text:p>2.67111111111111</text:p>
          </table:table-cell>
          <table:table-cell table:formula="of:=[.AD90]/[.$H90]" office:value-type="float" office:value="0.0177777777777778" calcext:value-type="float">
            <text:p>0.017777777777778</text:p>
          </table:table-cell>
          <table:table-cell table:formula="of:=[.AE90]/[.$H90]" office:value-type="float" office:value="0.0633333333333333" calcext:value-type="float">
            <text:p>0.063333333333333</text:p>
          </table:table-cell>
          <table:table-cell table:formula="of:=[.AF90]/[.$H90]" office:value-type="float" office:value="0.0277777777777778" calcext:value-type="float">
            <text:p>0.027777777777778</text:p>
          </table:table-cell>
          <table:table-cell table:formula="of:=[.AG90]/[.$H90]" office:value-type="float" office:value="0.668888888888889" calcext:value-type="float">
            <text:p>0.668888888888889</text:p>
          </table:table-cell>
          <table:table-cell table:formula="of:=[.AH90]/[.$H90]" office:value-type="float" office:value="0.377777777777778" calcext:value-type="float">
            <text:p>0.377777777777778</text:p>
          </table:table-cell>
          <table:table-cell table:formula="of:=[.AI90]/[.$H90]" office:value-type="float" office:value="0.0155555555555556" calcext:value-type="float">
            <text:p>0.015555555555556</text:p>
          </table:table-cell>
          <table:table-cell table:formula="of:=[.AJ90]/[.$H90]" office:value-type="float" office:value="0.331111111111111" calcext:value-type="float">
            <text:p>0.331111111111111</text:p>
          </table:table-cell>
          <table:table-cell table:formula="of:=[.AK90]/[.$H90]" office:value-type="float" office:value="0.0133333333333333" calcext:value-type="float">
            <text:p>0.013333333333333</text:p>
          </table:table-cell>
          <table:table-cell table:formula="of:=[.AL90]/[.$H90]" office:value-type="float" office:value="0.0255555555555556" calcext:value-type="float">
            <text:p>0.025555555555556</text:p>
          </table:table-cell>
          <table:table-cell table:formula="of:=[.AM90]/[.$H90]" office:value-type="float" office:value="0.01" calcext:value-type="float">
            <text:p>0.01</text:p>
          </table:table-cell>
          <table:table-cell table:formula="of:=[.AN90]/[.$H90]" office:value-type="float" office:value="0.432222222222222" calcext:value-type="float">
            <text:p>0.432222222222222</text:p>
          </table:table-cell>
          <table:table-cell table:formula="of:=[.AO90]/[.$H90]" office:value-type="float" office:value="0.25" calcext:value-type="float">
            <text:p>0.25</text:p>
          </table:table-cell>
          <table:table-cell table:formula="of:=[.AP90]/[.$H90]" office:value-type="float" office:value="0.0133333333333333" calcext:value-type="float">
            <text:p>0.013333333333333</text:p>
          </table:table-cell>
          <table:table-cell table:formula="of:=[.AQ90]/[.$H90]" office:value-type="float" office:value="0.0444444444444444" calcext:value-type="float">
            <text:p>0.044444444444445</text:p>
          </table:table-cell>
          <table:table-cell table:formula="of:=[.AR90]/[.$H90]" office:value-type="float" office:value="0.0244444444444444" calcext:value-type="float">
            <text:p>0.024444444444445</text:p>
          </table:table-cell>
          <table:table-cell table:formula="of:=[.AS90]/[.$H90]" office:value-type="float" office:value="0.162222222222222" calcext:value-type="float">
            <text:p>0.162222222222222</text:p>
          </table:table-cell>
          <table:table-cell table:formula="of:=[.AT90]/[.$H90]" office:value-type="float" office:value="0.0366666666666667" calcext:value-type="float">
            <text:p>0.036666666666667</text:p>
          </table:table-cell>
          <table:table-cell table:formula="of:=[.AU90]/[.$H90]" office:value-type="float" office:value="0.0000209876543209877" calcext:value-type="float">
            <text:p>2.09876543209877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B4513</text:p>
          </table:table-cell>
          <table:table-cell table:formula="of:=HEX2DEC([.B91])" office:value-type="float" office:value="9127187" calcext:value-type="float">
            <text:p>9127187</text:p>
          </table:table-cell>
          <table:table-cell table:formula="of:=ORG.LIBREOFFICE.REGEX([.G91];&quot;--.*&quot;;&quot;&quot;;&quot;g&quot;)" office:value-type="string" office:string-value="D347N-E569A" calcext:value-type="string">
            <text:p>D347N-E569A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W</text:p>
          </table:table-cell>
          <table:table-cell office:value-type="string" calcext:value-type="string">
            <text:p>D347N-E569A--..UW78-A11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6650" calcext:value-type="float">
            <text:p>6650</text:p>
          </table:table-cell>
          <table:table-cell office:value-type="float" office:value="1202" calcext:value-type="float">
            <text:p>1202</text:p>
          </table:table-cell>
          <table:table-cell office:value-type="float" office:value="0.0048286238" calcext:value-type="float">
            <text:p>0.0048286238</text:p>
          </table:table-cell>
          <table:table-cell office:value-type="float" office:value="10.59" calcext:value-type="float">
            <text:p>10.59</text:p>
          </table:table-cell>
          <table:table-cell office:value-type="float" office:value="11" calcext:value-type="float">
            <text:p>11</text:p>
          </table:table-cell>
          <table:table-cell office:value-type="float" office:value="814" calcext:value-type="float">
            <text:p>814</text:p>
          </table:table-cell>
          <table:table-cell table:formula="of:=[.O91]/[.H91]" office:value-type="float" office:value="1.29617834394904" calcext:value-type="float">
            <text:p>1.29617834394904</text:p>
          </table:table-cell>
          <table:table-cell office:value-type="float" office:value="5836" calcext:value-type="float">
            <text:p>5836</text:p>
          </table:table-cell>
          <table:table-cell table:formula="of:=[.Q91]/[.H91]" office:value-type="float" office:value="9.29299363057325" calcext:value-type="float">
            <text:p>9.29299363057325</text:p>
          </table:table-cell>
          <table:table-cell office:value-type="float" office:value="150" calcext:value-type="float">
            <text:p>150</text:p>
          </table:table-cell>
          <table:table-cell table:formula="of:=[.S91]/[.H91]" office:value-type="float" office:value="0.238853503184713" calcext:value-type="float">
            <text:p>0.238853503184713</text:p>
          </table:table-cell>
          <table:table-cell office:value-type="float" office:value="1052" calcext:value-type="float">
            <text:p>1052</text:p>
          </table:table-cell>
          <table:table-cell table:formula="of:=[.U91]/[.H91]" office:value-type="float" office:value="1.67515923566879" calcext:value-type="float">
            <text:p>1.67515923566879</text:p>
          </table:table-cell>
          <table:table-cell office:value-type="float" office:value="10" calcext:value-type="float">
            <text:p>10</text:p>
          </table:table-cell>
          <table:table-cell office:value-type="float" office:value="1852" calcext:value-type="float">
            <text:p>185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040" calcext:value-type="float">
            <text:p>2040</text:p>
          </table:table-cell>
          <table:table-cell office:value-type="float" office:value="1438" calcext:value-type="float">
            <text:p>1438</text:p>
          </table:table-cell>
          <table:table-cell office:value-type="float" office:value="31" calcext:value-type="float">
            <text:p>31</text:p>
          </table:table-cell>
          <table:table-cell office:value-type="float" office:value="611" calcext:value-type="float">
            <text:p>611</text:p>
          </table:table-cell>
          <table:table-cell office:value-type="float" office:value="38" calcext:value-type="float">
            <text:p>38</text:p>
          </table:table-cell>
          <table:table-cell office:value-type="float" office:value="506" calcext:value-type="float">
            <text:p>50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221" calcext:value-type="float">
            <text:p>2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table:formula="of:=[.W91]/[.$H91]" office:value-type="float" office:value="0.0159235668789809" calcext:value-type="float">
            <text:p>0.015923566878981</text:p>
          </table:table-cell>
          <table:table-cell table:formula="of:=[.X91]/[.$H91]" office:value-type="float" office:value="2.94904458598726" calcext:value-type="float">
            <text:p>2.94904458598726</text:p>
          </table:table-cell>
          <table:table-cell table:formula="of:=[.Y91]/[.$H91]" office:value-type="float" office:value="0.0222929936305732" calcext:value-type="float">
            <text:p>0.022292993630573</text:p>
          </table:table-cell>
          <table:table-cell table:formula="of:=[.Z91]/[.$H91]" office:value-type="float" office:value="0.0748407643312102" calcext:value-type="float">
            <text:p>0.07484076433121</text:p>
          </table:table-cell>
          <table:table-cell table:formula="of:=[.AA91]/[.$H91]" office:value-type="float" office:value="0.00796178343949045" calcext:value-type="float">
            <text:p>0.00796178343949</text:p>
          </table:table-cell>
          <table:table-cell table:formula="of:=[.AB91]/[.$H91]" office:value-type="float" office:value="3.2484076433121" calcext:value-type="float">
            <text:p>3.2484076433121</text:p>
          </table:table-cell>
          <table:table-cell table:formula="of:=[.AC91]/[.$H91]" office:value-type="float" office:value="2.28980891719745" calcext:value-type="float">
            <text:p>2.28980891719745</text:p>
          </table:table-cell>
          <table:table-cell table:formula="of:=[.AD91]/[.$H91]" office:value-type="float" office:value="0.0493630573248408" calcext:value-type="float">
            <text:p>0.049363057324841</text:p>
          </table:table-cell>
          <table:table-cell table:formula="of:=[.AE91]/[.$H91]" office:value-type="float" office:value="0.972929936305732" calcext:value-type="float">
            <text:p>0.972929936305732</text:p>
          </table:table-cell>
          <table:table-cell table:formula="of:=[.AF91]/[.$H91]" office:value-type="float" office:value="0.0605095541401274" calcext:value-type="float">
            <text:p>0.060509554140127</text:p>
          </table:table-cell>
          <table:table-cell table:formula="of:=[.AG91]/[.$H91]" office:value-type="float" office:value="0.805732484076433" calcext:value-type="float">
            <text:p>0.805732484076433</text:p>
          </table:table-cell>
          <table:table-cell table:formula="of:=[.AH91]/[.$H91]" office:value-type="float" office:value="0.0923566878980892" calcext:value-type="float">
            <text:p>0.092356687898089</text:p>
          </table:table-cell>
          <table:table-cell table:formula="of:=[.AI91]/[.$H91]" office:value-type="float" office:value="0.0127388535031847" calcext:value-type="float">
            <text:p>0.012738853503185</text:p>
          </table:table-cell>
          <table:table-cell table:formula="of:=[.AJ91]/[.$H91]" office:value-type="float" office:value="0.468152866242038" calcext:value-type="float">
            <text:p>0.468152866242038</text:p>
          </table:table-cell>
          <table:table-cell table:formula="of:=[.AK91]/[.$H91]" office:value-type="float" office:value="0.0143312101910828" calcext:value-type="float">
            <text:p>0.014331210191083</text:p>
          </table:table-cell>
          <table:table-cell table:formula="of:=[.AL91]/[.$H91]" office:value-type="float" office:value="0.0445859872611465" calcext:value-type="float">
            <text:p>0.044585987261147</text:p>
          </table:table-cell>
          <table:table-cell table:formula="of:=[.AM91]/[.$H91]" office:value-type="float" office:value="0.00796178343949045" calcext:value-type="float">
            <text:p>0.00796178343949</text:p>
          </table:table-cell>
          <table:table-cell table:formula="of:=[.AN91]/[.$H91]" office:value-type="float" office:value="0.622611464968153" calcext:value-type="float">
            <text:p>0.622611464968153</text:p>
          </table:table-cell>
          <table:table-cell table:formula="of:=[.AO91]/[.$H91]" office:value-type="float" office:value="0.351910828025478" calcext:value-type="float">
            <text:p>0.351910828025478</text:p>
          </table:table-cell>
          <table:table-cell table:formula="of:=[.AP91]/[.$H91]" office:value-type="float" office:value="0.036624203821656" calcext:value-type="float">
            <text:p>0.036624203821656</text:p>
          </table:table-cell>
          <table:table-cell table:formula="of:=[.AQ91]/[.$H91]" office:value-type="float" office:value="0.0414012738853503" calcext:value-type="float">
            <text:p>0.04140127388535</text:p>
          </table:table-cell>
          <table:table-cell table:formula="of:=[.AR91]/[.$H91]" office:value-type="float" office:value="0.054140127388535" calcext:value-type="float">
            <text:p>0.054140127388535</text:p>
          </table:table-cell>
          <table:table-cell table:formula="of:=[.AS91]/[.$H91]" office:value-type="float" office:value="0.232484076433121" calcext:value-type="float">
            <text:p>0.232484076433121</text:p>
          </table:table-cell>
          <table:table-cell table:formula="of:=[.AT91]/[.$H91]" office:value-type="float" office:value="0.0270700636942675" calcext:value-type="float">
            <text:p>0.027070063694268</text:p>
          </table:table-cell>
          <table:table-cell table:formula="of:=[.AU91]/[.$H91]" office:value-type="float" office:value="0.0000253559982149377" calcext:value-type="float">
            <text:p>2.53559982149377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B4513</text:p>
          </table:table-cell>
          <table:table-cell table:formula="of:=HEX2DEC([.B92])" office:value-type="float" office:value="9127187" calcext:value-type="float">
            <text:p>9127187</text:p>
          </table:table-cell>
          <table:table-cell table:formula="of:=ORG.LIBREOFFICE.REGEX([.G92];&quot;--.*&quot;;&quot;&quot;;&quot;g&quot;)" office:value-type="string" office:string-value="D257H" calcext:value-type="string">
            <text:p>D257H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257H--..U14-E1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335</text:p>
          </table:table-cell>
          <table:table-cell office:value-type="float" office:value="757" calcext:value-type="float">
            <text:p>757</text:p>
          </table:table-cell>
          <table:table-cell office:value-type="float" office:value="0.0030537105" calcext:value-type="float">
            <text:p>0.0030537105</text:p>
          </table:table-cell>
          <table:table-cell office:value-type="float" office:value="6.7" calcext:value-type="float">
            <text:p>6.7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formula="of:=[.O92]/[.H92]" office:value-type="float" office:value="0.170682730923695" calcext:value-type="float">
            <text:p>0.170682730923695</text:p>
          </table:table-cell>
          <table:table-cell office:value-type="float" office:value="3250" calcext:value-type="float">
            <text:p>3250</text:p>
          </table:table-cell>
          <table:table-cell table:formula="of:=[.Q92]/[.H92]" office:value-type="float" office:value="6.52610441767068" calcext:value-type="float">
            <text:p>6.52610441767068</text:p>
          </table:table-cell>
          <table:table-cell office:value-type="float" office:value="43" calcext:value-type="float">
            <text:p>43</text:p>
          </table:table-cell>
          <table:table-cell table:formula="of:=[.S92]/[.H92]" office:value-type="float" office:value="0.0863453815261044" calcext:value-type="float">
            <text:p>0.086345381526105</text:p>
          </table:table-cell>
          <table:table-cell office:value-type="float" office:value="714" calcext:value-type="float">
            <text:p>714</text:p>
          </table:table-cell>
          <table:table-cell table:formula="of:=[.U92]/[.H92]" office:value-type="float" office:value="1.43373493975904" calcext:value-type="float">
            <text:p>1.43373493975904</text:p>
          </table:table-cell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08" calcext:value-type="float">
            <text:p>1108</text:p>
          </table:table-cell>
          <table:table-cell office:value-type="float" office:value="1029" calcext:value-type="float">
            <text:p>102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[.W92]/[.$H92]" office:value-type="float" office:value="0.00200803212851406" calcext:value-type="float">
            <text:p>0.002008032128514</text:p>
          </table:table-cell>
          <table:table-cell table:formula="of:=[.X92]/[.$H92]" office:value-type="float" office:value="1.81526104417671" calcext:value-type="float">
            <text:p>1.81526104417671</text:p>
          </table:table-cell>
          <table:table-cell table:formula="of:=[.Y92]/[.$H92]" office:value-type="float" office:value="0.00200803212851406" calcext:value-type="float">
            <text:p>0.002008032128514</text:p>
          </table:table-cell>
          <table:table-cell table:formula="of:=[.Z92]/[.$H92]" office:value-type="float" office:value="0.0180722891566265" calcext:value-type="float">
            <text:p>0.018072289156627</text:p>
          </table:table-cell>
          <table:table-cell table:formula="of:=[.AA92]/[.$H92]" office:value-type="float" office:value="0.00200803212851406" calcext:value-type="float">
            <text:p>0.002008032128514</text:p>
          </table:table-cell>
          <table:table-cell table:formula="of:=[.AB92]/[.$H92]" office:value-type="float" office:value="2.22489959839357" calcext:value-type="float">
            <text:p>2.22489959839357</text:p>
          </table:table-cell>
          <table:table-cell table:formula="of:=[.AC92]/[.$H92]" office:value-type="float" office:value="2.06626506024096" calcext:value-type="float">
            <text:p>2.06626506024096</text:p>
          </table:table-cell>
          <table:table-cell table:formula="of:=[.AD92]/[.$H92]" office:value-type="float" office:value="0.0803212851405623" calcext:value-type="float">
            <text:p>0.080321285140562</text:p>
          </table:table-cell>
          <table:table-cell table:formula="of:=[.AE92]/[.$H92]" office:value-type="float" office:value="0.0502008032128514" calcext:value-type="float">
            <text:p>0.050200803212851</text:p>
          </table:table-cell>
          <table:table-cell table:formula="of:=[.AF92]/[.$H92]" office:value-type="float" office:value="0.00401606425702811" calcext:value-type="float">
            <text:p>0.004016064257028</text:p>
          </table:table-cell>
          <table:table-cell table:formula="of:=[.AG92]/[.$H92]" office:value-type="float" office:value="0.419678714859438" calcext:value-type="float">
            <text:p>0.419678714859438</text:p>
          </table:table-cell>
          <table:table-cell table:formula="of:=[.AH92]/[.$H92]" office:value-type="float" office:value="0.0120481927710843" calcext:value-type="float">
            <text:p>0.012048192771084</text:p>
          </table:table-cell>
          <table:table-cell table:formula="of:=[.AI92]/[.$H92]" office:value-type="float" office:value="0.00200803212851406" calcext:value-type="float">
            <text:p>0.002008032128514</text:p>
          </table:table-cell>
          <table:table-cell table:formula="of:=[.AJ92]/[.$H92]" office:value-type="float" office:value="0.411646586345382" calcext:value-type="float">
            <text:p>0.411646586345382</text:p>
          </table:table-cell>
          <table:table-cell table:formula="of:=[.AK92]/[.$H92]" office:value-type="float" office:value="0.00200803212851406" calcext:value-type="float">
            <text:p>0.002008032128514</text:p>
          </table:table-cell>
          <table:table-cell table:formula="of:=[.AL92]/[.$H92]" office:value-type="float" office:value="0.0160642570281124" calcext:value-type="float">
            <text:p>0.016064257028113</text:p>
          </table:table-cell>
          <table:table-cell table:formula="of:=[.AM92]/[.$H92]" office:value-type="float" office:value="0.00200803212851406" calcext:value-type="float">
            <text:p>0.002008032128514</text:p>
          </table:table-cell>
          <table:table-cell table:formula="of:=[.AN92]/[.$H92]" office:value-type="float" office:value="0.610441767068273" calcext:value-type="float">
            <text:p>0.610441767068273</text:p>
          </table:table-cell>
          <table:table-cell table:formula="of:=[.AO92]/[.$H92]" office:value-type="float" office:value="0.265060240963855" calcext:value-type="float">
            <text:p>0.265060240963855</text:p>
          </table:table-cell>
          <table:table-cell table:formula="of:=[.AP92]/[.$H92]" office:value-type="float" office:value="0.00803212851405622" calcext:value-type="float">
            <text:p>0.008032128514056</text:p>
          </table:table-cell>
          <table:table-cell table:formula="of:=[.AQ92]/[.$H92]" office:value-type="float" office:value="0.0441767068273092" calcext:value-type="float">
            <text:p>0.044176706827309</text:p>
          </table:table-cell>
          <table:table-cell table:formula="of:=[.AR92]/[.$H92]" office:value-type="float" office:value="0.00401606425702811" calcext:value-type="float">
            <text:p>0.004016064257028</text:p>
          </table:table-cell>
          <table:table-cell table:formula="of:=[.AS92]/[.$H92]" office:value-type="float" office:value="0.146586345381526" calcext:value-type="float">
            <text:p>0.146586345381526</text:p>
          </table:table-cell>
          <table:table-cell table:formula="of:=[.AT92]/[.$H92]" office:value-type="float" office:value="0.00803212851405622" calcext:value-type="float">
            <text:p>0.008032128514056</text:p>
          </table:table-cell>
          <table:table-cell table:formula="of:=[.AU92]/[.$H92]" office:value-type="float" office:value="0.00000403219302914469" calcext:value-type="float">
            <text:p>4.03219302914469E-06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FFC0CB</text:p>
          </table:table-cell>
          <table:table-cell table:formula="of:=HEX2DEC([.B93])" office:value-type="float" office:value="16761035" calcext:value-type="float">
            <text:p>16761035</text:p>
          </table:table-cell>
          <table:table-cell table:formula="of:=ORG.LIBREOFFICE.REGEX([.G93];&quot;--.*&quot;;&quot;&quot;;&quot;g&quot;)" office:value-type="string" office:string-value="A458V" calcext:value-type="string">
            <text:p>A458V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458V--L279-S297-V523..U710-H2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2830" calcext:value-type="float">
            <text:p>2830</text:p>
          </table:table-cell>
          <table:table-cell office:value-type="float" office:value="741" calcext:value-type="float">
            <text:p>741</text:p>
          </table:table-cell>
          <table:table-cell office:value-type="float" office:value="0.0031629159" calcext:value-type="float">
            <text:p>0.0031629159</text:p>
          </table:table-cell>
          <table:table-cell office:value-type="float" office:value="6.94" calcext:value-type="float">
            <text:p>6.94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table:formula="of:=[.O93]/[.H93]" office:value-type="float" office:value="0.32843137254902" calcext:value-type="float">
            <text:p>0.32843137254902</text:p>
          </table:table-cell>
          <table:table-cell office:value-type="float" office:value="2696" calcext:value-type="float">
            <text:p>2696</text:p>
          </table:table-cell>
          <table:table-cell table:formula="of:=[.Q93]/[.H93]" office:value-type="float" office:value="6.6078431372549" calcext:value-type="float">
            <text:p>6.6078431372549</text:p>
          </table:table-cell>
          <table:table-cell office:value-type="float" office:value="101" calcext:value-type="float">
            <text:p>101</text:p>
          </table:table-cell>
          <table:table-cell table:formula="of:=[.S93]/[.H93]" office:value-type="float" office:value="0.247549019607843" calcext:value-type="float">
            <text:p>0.247549019607843</text:p>
          </table:table-cell>
          <table:table-cell office:value-type="float" office:value="640" calcext:value-type="float">
            <text:p>640</text:p>
          </table:table-cell>
          <table:table-cell table:formula="of:=[.U93]/[.H93]" office:value-type="float" office:value="1.56862745098039" calcext:value-type="float">
            <text:p>1.56862745098039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005" calcext:value-type="float">
            <text:p>1005</text:p>
          </table:table-cell>
          <table:table-cell office:value-type="float" office:value="616" calcext:value-type="float">
            <text:p>61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75" calcext:value-type="float">
            <text:p>37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53" calcext:value-type="float">
            <text:p>253</text:p>
          </table:table-cell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formula="of:=[.W93]/[.$H93]" office:value-type="float" office:value="0.00490196078431373" calcext:value-type="float">
            <text:p>0.004901960784314</text:p>
          </table:table-cell>
          <table:table-cell table:formula="of:=[.X93]/[.$H93]" office:value-type="float" office:value="1.7156862745098" calcext:value-type="float">
            <text:p>1.7156862745098</text:p>
          </table:table-cell>
          <table:table-cell table:formula="of:=[.Y93]/[.$H93]" office:value-type="float" office:value="0.0318627450980392" calcext:value-type="float">
            <text:p>0.031862745098039</text:p>
          </table:table-cell>
          <table:table-cell table:formula="of:=[.Z93]/[.$H93]" office:value-type="float" office:value="0.0686274509803922" calcext:value-type="float">
            <text:p>0.068627450980392</text:p>
          </table:table-cell>
          <table:table-cell table:formula="of:=[.AA93]/[.$H93]" office:value-type="float" office:value="0.0196078431372549" calcext:value-type="float">
            <text:p>0.019607843137255</text:p>
          </table:table-cell>
          <table:table-cell table:formula="of:=[.AB93]/[.$H93]" office:value-type="float" office:value="2.46323529411765" calcext:value-type="float">
            <text:p>2.46323529411765</text:p>
          </table:table-cell>
          <table:table-cell table:formula="of:=[.AC93]/[.$H93]" office:value-type="float" office:value="1.50980392156863" calcext:value-type="float">
            <text:p>1.50980392156863</text:p>
          </table:table-cell>
          <table:table-cell table:formula="of:=[.AD93]/[.$H93]" office:value-type="float" office:value="0.0343137254901961" calcext:value-type="float">
            <text:p>0.034313725490196</text:p>
          </table:table-cell>
          <table:table-cell table:formula="of:=[.AE93]/[.$H93]" office:value-type="float" office:value="0.0686274509803922" calcext:value-type="float">
            <text:p>0.068627450980392</text:p>
          </table:table-cell>
          <table:table-cell table:formula="of:=[.AF93]/[.$H93]" office:value-type="float" office:value="0.0588235294117647" calcext:value-type="float">
            <text:p>0.058823529411765</text:p>
          </table:table-cell>
          <table:table-cell table:formula="of:=[.AG93]/[.$H93]" office:value-type="float" office:value="0.919117647058823" calcext:value-type="float">
            <text:p>0.919117647058823</text:p>
          </table:table-cell>
          <table:table-cell table:formula="of:=[.AH93]/[.$H93]" office:value-type="float" office:value="0.0416666666666667" calcext:value-type="float">
            <text:p>0.041666666666667</text:p>
          </table:table-cell>
          <table:table-cell table:formula="of:=[.AI93]/[.$H93]" office:value-type="float" office:value="0.00490196078431373" calcext:value-type="float">
            <text:p>0.004901960784314</text:p>
          </table:table-cell>
          <table:table-cell table:formula="of:=[.AJ93]/[.$H93]" office:value-type="float" office:value="0.428921568627451" calcext:value-type="float">
            <text:p>0.428921568627451</text:p>
          </table:table-cell>
          <table:table-cell table:formula="of:=[.AK93]/[.$H93]" office:value-type="float" office:value="0.0269607843137255" calcext:value-type="float">
            <text:p>0.026960784313726</text:p>
          </table:table-cell>
          <table:table-cell table:formula="of:=[.AL93]/[.$H93]" office:value-type="float" office:value="0.0269607843137255" calcext:value-type="float">
            <text:p>0.026960784313726</text:p>
          </table:table-cell>
          <table:table-cell table:formula="of:=[.AM93]/[.$H93]" office:value-type="float" office:value="0.0147058823529412" calcext:value-type="float">
            <text:p>0.014705882352941</text:p>
          </table:table-cell>
          <table:table-cell table:formula="of:=[.AN93]/[.$H93]" office:value-type="float" office:value="0.620098039215686" calcext:value-type="float">
            <text:p>0.620098039215686</text:p>
          </table:table-cell>
          <table:table-cell table:formula="of:=[.AO93]/[.$H93]" office:value-type="float" office:value="0.325980392156863" calcext:value-type="float">
            <text:p>0.325980392156863</text:p>
          </table:table-cell>
          <table:table-cell table:formula="of:=[.AP93]/[.$H93]" office:value-type="float" office:value="0.0318627450980392" calcext:value-type="float">
            <text:p>0.031862745098039</text:p>
          </table:table-cell>
          <table:table-cell table:formula="of:=[.AQ93]/[.$H93]" office:value-type="float" office:value="0.0612745098039216" calcext:value-type="float">
            <text:p>0.061274509803922</text:p>
          </table:table-cell>
          <table:table-cell table:formula="of:=[.AR93]/[.$H93]" office:value-type="float" office:value="0.0514705882352941" calcext:value-type="float">
            <text:p>0.051470588235294</text:p>
          </table:table-cell>
          <table:table-cell table:formula="of:=[.AS93]/[.$H93]" office:value-type="float" office:value="0.193627450980392" calcext:value-type="float">
            <text:p>0.193627450980392</text:p>
          </table:table-cell>
          <table:table-cell table:formula="of:=[.AT93]/[.$H93]" office:value-type="float" office:value="0.0294117647058823" calcext:value-type="float">
            <text:p>0.029411764705882</text:p>
          </table:table-cell>
          <table:table-cell table:formula="of:=[.AU93]/[.$H93]" office:value-type="float" office:value="0.0000120146097654748" calcext:value-type="float">
            <text:p>1.20146097654748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FFC0CB</text:p>
          </table:table-cell>
          <table:table-cell table:formula="of:=HEX2DEC([.B94])" office:value-type="float" office:value="16761035" calcext:value-type="float">
            <text:p>16761035</text:p>
          </table:table-cell>
          <table:table-cell table:formula="of:=ORG.LIBREOFFICE.REGEX([.G94];&quot;--.*&quot;;&quot;&quot;;&quot;g&quot;)" office:value-type="string" office:string-value="A458V" calcext:value-type="string">
            <text:p>A458V</text:p>
          </table:table-cell>
          <table:table-cell office:value-type="string" calcext:value-type="string">
            <text:p>2nd-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458V--L279-S297-V523..U710-H6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3310" calcext:value-type="float">
            <text:p>3310</text:p>
          </table:table-cell>
          <table:table-cell office:value-type="float" office:value="778" calcext:value-type="float">
            <text:p>778</text:p>
          </table:table-cell>
          <table:table-cell office:value-type="float" office:value="0.0034459998" calcext:value-type="float">
            <text:p>0.0034459998</text:p>
          </table:table-cell>
          <table:table-cell office:value-type="float" office:value="7.56" calcext:value-type="float">
            <text:p>7.56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formula="of:=[.O94]/[.H94]" office:value-type="float" office:value="0.210045662100457" calcext:value-type="float">
            <text:p>0.210045662100457</text:p>
          </table:table-cell>
          <table:table-cell office:value-type="float" office:value="3218" calcext:value-type="float">
            <text:p>3218</text:p>
          </table:table-cell>
          <table:table-cell table:formula="of:=[.Q94]/[.H94]" office:value-type="float" office:value="7.34703196347032" calcext:value-type="float">
            <text:p>7.34703196347032</text:p>
          </table:table-cell>
          <table:table-cell office:value-type="float" office:value="80" calcext:value-type="float">
            <text:p>80</text:p>
          </table:table-cell>
          <table:table-cell table:formula="of:=[.S94]/[.H94]" office:value-type="float" office:value="0.182648401826484" calcext:value-type="float">
            <text:p>0.182648401826484</text:p>
          </table:table-cell>
          <table:table-cell office:value-type="float" office:value="698" calcext:value-type="float">
            <text:p>698</text:p>
          </table:table-cell>
          <table:table-cell table:formula="of:=[.U94]/[.H94]" office:value-type="float" office:value="1.59360730593607" calcext:value-type="float">
            <text:p>1.59360730593607</text:p>
          </table:table-cell>
          <table:table-cell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08" calcext:value-type="float">
            <text:p>1508</text:p>
          </table:table-cell>
          <table:table-cell office:value-type="float" office:value="521" calcext:value-type="float">
            <text:p>5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88" calcext:value-type="float">
            <text:p>58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151" calcext:value-type="float">
            <text:p>15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formula="of:=[.W94]/[.$H94]" office:value-type="float" office:value="0.00684931506849315" calcext:value-type="float">
            <text:p>0.006849315068493</text:p>
          </table:table-cell>
          <table:table-cell table:formula="of:=[.X94]/[.$H94]" office:value-type="float" office:value="1.37214611872146" calcext:value-type="float">
            <text:p>1.37214611872146</text:p>
          </table:table-cell>
          <table:table-cell table:formula="of:=[.Y94]/[.$H94]" office:value-type="float" office:value="0" calcext:value-type="float">
            <text:p>0</text:p>
          </table:table-cell>
          <table:table-cell table:formula="of:=[.Z94]/[.$H94]" office:value-type="float" office:value="0.0091324200913242" calcext:value-type="float">
            <text:p>0.009132420091324</text:p>
          </table:table-cell>
          <table:table-cell table:formula="of:=[.AA94]/[.$H94]" office:value-type="float" office:value="0.0045662100456621" calcext:value-type="float">
            <text:p>0.004566210045662</text:p>
          </table:table-cell>
          <table:table-cell table:formula="of:=[.AB94]/[.$H94]" office:value-type="float" office:value="3.44292237442922" calcext:value-type="float">
            <text:p>3.44292237442922</text:p>
          </table:table-cell>
          <table:table-cell table:formula="of:=[.AC94]/[.$H94]" office:value-type="float" office:value="1.18949771689498" calcext:value-type="float">
            <text:p>1.18949771689498</text:p>
          </table:table-cell>
          <table:table-cell table:formula="of:=[.AD94]/[.$H94]" office:value-type="float" office:value="0.0684931506849315" calcext:value-type="float">
            <text:p>0.068493150684932</text:p>
          </table:table-cell>
          <table:table-cell table:formula="of:=[.AE94]/[.$H94]" office:value-type="float" office:value="0.045662100456621" calcext:value-type="float">
            <text:p>0.045662100456621</text:p>
          </table:table-cell>
          <table:table-cell table:formula="of:=[.AF94]/[.$H94]" office:value-type="float" office:value="0.0570776255707763" calcext:value-type="float">
            <text:p>0.057077625570776</text:p>
          </table:table-cell>
          <table:table-cell table:formula="of:=[.AG94]/[.$H94]" office:value-type="float" office:value="1.34246575342466" calcext:value-type="float">
            <text:p>1.34246575342466</text:p>
          </table:table-cell>
          <table:table-cell table:formula="of:=[.AH94]/[.$H94]" office:value-type="float" office:value="0.0182648401826484" calcext:value-type="float">
            <text:p>0.018264840182648</text:p>
          </table:table-cell>
          <table:table-cell table:formula="of:=[.AI94]/[.$H94]" office:value-type="float" office:value="0.00684931506849315" calcext:value-type="float">
            <text:p>0.006849315068493</text:p>
          </table:table-cell>
          <table:table-cell table:formula="of:=[.AJ94]/[.$H94]" office:value-type="float" office:value="0.401826484018265" calcext:value-type="float">
            <text:p>0.401826484018265</text:p>
          </table:table-cell>
          <table:table-cell table:formula="of:=[.AK94]/[.$H94]" office:value-type="float" office:value="0" calcext:value-type="float">
            <text:p>0</text:p>
          </table:table-cell>
          <table:table-cell table:formula="of:=[.AL94]/[.$H94]" office:value-type="float" office:value="0.00684931506849315" calcext:value-type="float">
            <text:p>0.006849315068493</text:p>
          </table:table-cell>
          <table:table-cell table:formula="of:=[.AM94]/[.$H94]" office:value-type="float" office:value="0.0045662100456621" calcext:value-type="float">
            <text:p>0.004566210045662</text:p>
          </table:table-cell>
          <table:table-cell table:formula="of:=[.AN94]/[.$H94]" office:value-type="float" office:value="0.639269406392694" calcext:value-type="float">
            <text:p>0.639269406392694</text:p>
          </table:table-cell>
          <table:table-cell table:formula="of:=[.AO94]/[.$H94]" office:value-type="float" office:value="0.344748858447489" calcext:value-type="float">
            <text:p>0.344748858447489</text:p>
          </table:table-cell>
          <table:table-cell table:formula="of:=[.AP94]/[.$H94]" office:value-type="float" office:value="0.0570776255707763" calcext:value-type="float">
            <text:p>0.057077625570776</text:p>
          </table:table-cell>
          <table:table-cell table:formula="of:=[.AQ94]/[.$H94]" office:value-type="float" office:value="0.04337899543379" calcext:value-type="float">
            <text:p>0.04337899543379</text:p>
          </table:table-cell>
          <table:table-cell table:formula="of:=[.AR94]/[.$H94]" office:value-type="float" office:value="0.0525114155251142" calcext:value-type="float">
            <text:p>0.052511415525114</text:p>
          </table:table-cell>
          <table:table-cell table:formula="of:=[.AS94]/[.$H94]" office:value-type="float" office:value="0.207762557077626" calcext:value-type="float">
            <text:p>0.207762557077626</text:p>
          </table:table-cell>
          <table:table-cell table:formula="of:=[.AT94]/[.$H94]" office:value-type="float" office:value="0.0114155251141553" calcext:value-type="float">
            <text:p>0.011415525114155</text:p>
          </table:table-cell>
          <table:table-cell table:formula="of:=[.AU94]/[.$H94]" office:value-type="float" office:value="0.0000156377056358291" calcext:value-type="float">
            <text:p>1.56377056358291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FFC0CB</text:p>
          </table:table-cell>
          <table:table-cell table:formula="of:=HEX2DEC([.B95])" office:value-type="float" office:value="16761035" calcext:value-type="float">
            <text:p>16761035</text:p>
          </table:table-cell>
          <table:table-cell table:formula="of:=ORG.LIBREOFFICE.REGEX([.G95];&quot;--.*&quot;;&quot;&quot;;&quot;g&quot;)" office:value-type="string" office:string-value="A458V" calcext:value-type="string">
            <text:p>A458V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458V--L279-S297-V523..U710-H1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3125" calcext:value-type="float">
            <text:p>3125</text:p>
          </table:table-cell>
          <table:table-cell office:value-type="float" office:value="893" calcext:value-type="float">
            <text:p>893</text:p>
          </table:table-cell>
          <table:table-cell office:value-type="float" office:value="0.0032312667" calcext:value-type="float">
            <text:p>0.0032312667</text:p>
          </table:table-cell>
          <table:table-cell office:value-type="float" office:value="7.09" calcext:value-type="float">
            <text:p>7.09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formula="of:=[.O95]/[.H95]" office:value-type="float" office:value="0.199546485260771" calcext:value-type="float">
            <text:p>0.199546485260771</text:p>
          </table:table-cell>
          <table:table-cell office:value-type="float" office:value="3037" calcext:value-type="float">
            <text:p>3037</text:p>
          </table:table-cell>
          <table:table-cell table:formula="of:=[.Q95]/[.H95]" office:value-type="float" office:value="6.88662131519274" calcext:value-type="float">
            <text:p>6.88662131519274</text:p>
          </table:table-cell>
          <table:table-cell office:value-type="float" office:value="77" calcext:value-type="float">
            <text:p>77</text:p>
          </table:table-cell>
          <table:table-cell table:formula="of:=[.S95]/[.H95]" office:value-type="float" office:value="0.174603174603175" calcext:value-type="float">
            <text:p>0.174603174603175</text:p>
          </table:table-cell>
          <table:table-cell office:value-type="float" office:value="816" calcext:value-type="float">
            <text:p>816</text:p>
          </table:table-cell>
          <table:table-cell table:formula="of:=[.U95]/[.H95]" office:value-type="float" office:value="1.85034013605442" calcext:value-type="float">
            <text:p>1.85034013605442</text:p>
          </table:table-cell>
          <table:table-cell office:value-type="float" office:value="5" calcext:value-type="float">
            <text:p>5</text:p>
          </table:table-cell>
          <table:table-cell office:value-type="float" office:value="666" calcext:value-type="float">
            <text:p>66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35" calcext:value-type="float">
            <text:p>1335</text:p>
          </table:table-cell>
          <table:table-cell office:value-type="float" office:value="611" calcext:value-type="float">
            <text:p>61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25" calcext:value-type="float">
            <text:p>42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formula="of:=[.W95]/[.$H95]" office:value-type="float" office:value="0.0113378684807256" calcext:value-type="float">
            <text:p>0.011337868480726</text:p>
          </table:table-cell>
          <table:table-cell table:formula="of:=[.X95]/[.$H95]" office:value-type="float" office:value="1.51020408163265" calcext:value-type="float">
            <text:p>1.51020408163265</text:p>
          </table:table-cell>
          <table:table-cell table:formula="of:=[.Y95]/[.$H95]" office:value-type="float" office:value="0.0113378684807256" calcext:value-type="float">
            <text:p>0.011337868480726</text:p>
          </table:table-cell>
          <table:table-cell table:formula="of:=[.Z95]/[.$H95]" office:value-type="float" office:value="0.0340136054421769" calcext:value-type="float">
            <text:p>0.034013605442177</text:p>
          </table:table-cell>
          <table:table-cell table:formula="of:=[.AA95]/[.$H95]" office:value-type="float" office:value="0.00680272108843537" calcext:value-type="float">
            <text:p>0.006802721088435</text:p>
          </table:table-cell>
          <table:table-cell table:formula="of:=[.AB95]/[.$H95]" office:value-type="float" office:value="3.02721088435374" calcext:value-type="float">
            <text:p>3.02721088435374</text:p>
          </table:table-cell>
          <table:table-cell table:formula="of:=[.AC95]/[.$H95]" office:value-type="float" office:value="1.38548752834467" calcext:value-type="float">
            <text:p>1.38548752834467</text:p>
          </table:table-cell>
          <table:table-cell table:formula="of:=[.AD95]/[.$H95]" office:value-type="float" office:value="0.018140589569161" calcext:value-type="float">
            <text:p>0.018140589569161</text:p>
          </table:table-cell>
          <table:table-cell table:formula="of:=[.AE95]/[.$H95]" office:value-type="float" office:value="0.0566893424036281" calcext:value-type="float">
            <text:p>0.056689342403628</text:p>
          </table:table-cell>
          <table:table-cell table:formula="of:=[.AF95]/[.$H95]" office:value-type="float" office:value="0.0226757369614512" calcext:value-type="float">
            <text:p>0.022675736961451</text:p>
          </table:table-cell>
          <table:table-cell table:formula="of:=[.AG95]/[.$H95]" office:value-type="float" office:value="0.963718820861678" calcext:value-type="float">
            <text:p>0.963718820861678</text:p>
          </table:table-cell>
          <table:table-cell table:formula="of:=[.AH95]/[.$H95]" office:value-type="float" office:value="0.0385487528344671" calcext:value-type="float">
            <text:p>0.038548752834467</text:p>
          </table:table-cell>
          <table:table-cell table:formula="of:=[.AI95]/[.$H95]" office:value-type="float" office:value="0.0090702947845805" calcext:value-type="float">
            <text:p>0.009070294784581</text:p>
          </table:table-cell>
          <table:table-cell table:formula="of:=[.AJ95]/[.$H95]" office:value-type="float" office:value="0.510204081632653" calcext:value-type="float">
            <text:p>0.510204081632653</text:p>
          </table:table-cell>
          <table:table-cell table:formula="of:=[.AK95]/[.$H95]" office:value-type="float" office:value="0.0113378684807256" calcext:value-type="float">
            <text:p>0.011337868480726</text:p>
          </table:table-cell>
          <table:table-cell table:formula="of:=[.AL95]/[.$H95]" office:value-type="float" office:value="0.0249433106575964" calcext:value-type="float">
            <text:p>0.024943310657596</text:p>
          </table:table-cell>
          <table:table-cell table:formula="of:=[.AM95]/[.$H95]" office:value-type="float" office:value="0.00680272108843537" calcext:value-type="float">
            <text:p>0.006802721088435</text:p>
          </table:table-cell>
          <table:table-cell table:formula="of:=[.AN95]/[.$H95]" office:value-type="float" office:value="0.750566893424036" calcext:value-type="float">
            <text:p>0.750566893424036</text:p>
          </table:table-cell>
          <table:table-cell table:formula="of:=[.AO95]/[.$H95]" office:value-type="float" office:value="0.36281179138322" calcext:value-type="float">
            <text:p>0.36281179138322</text:p>
          </table:table-cell>
          <table:table-cell table:formula="of:=[.AP95]/[.$H95]" office:value-type="float" office:value="0.018140589569161" calcext:value-type="float">
            <text:p>0.018140589569161</text:p>
          </table:table-cell>
          <table:table-cell table:formula="of:=[.AQ95]/[.$H95]" office:value-type="float" office:value="0.0521541950113379" calcext:value-type="float">
            <text:p>0.052154195011338</text:p>
          </table:table-cell>
          <table:table-cell table:formula="of:=[.AR95]/[.$H95]" office:value-type="float" office:value="0.0204081632653061" calcext:value-type="float">
            <text:p>0.020408163265306</text:p>
          </table:table-cell>
          <table:table-cell table:formula="of:=[.AS95]/[.$H95]" office:value-type="float" office:value="0.226757369614512" calcext:value-type="float">
            <text:p>0.226757369614512</text:p>
          </table:table-cell>
          <table:table-cell table:formula="of:=[.AT95]/[.$H95]" office:value-type="float" office:value="0.0317460317460317" calcext:value-type="float">
            <text:p>0.031746031746032</text:p>
          </table:table-cell>
          <table:table-cell table:formula="of:=[.AU95]/[.$H95]" office:value-type="float" office:value="0.0000257094523372463" calcext:value-type="float">
            <text:p>2.57094523372463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FFC0CB</text:p>
          </table:table-cell>
          <table:table-cell table:formula="of:=HEX2DEC([.B96])" office:value-type="float" office:value="16761035" calcext:value-type="float">
            <text:p>16761035</text:p>
          </table:table-cell>
          <table:table-cell table:formula="of:=ORG.LIBREOFFICE.REGEX([.G96];&quot;--.*&quot;;&quot;&quot;;&quot;g&quot;)" office:value-type="string" office:string-value="A458V" calcext:value-type="string">
            <text:p>A458V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458V--L279-S297-V523..U710-H11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3941" calcext:value-type="float">
            <text:p>3941</text:p>
          </table:table-cell>
          <table:table-cell office:value-type="float" office:value="848" calcext:value-type="float">
            <text:p>848</text:p>
          </table:table-cell>
          <table:table-cell office:value-type="float" office:value="0.003690106" calcext:value-type="float">
            <text:p>0.003690106</text:p>
          </table:table-cell>
          <table:table-cell office:value-type="float" office:value="8.09" calcext:value-type="float">
            <text:p>8.09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table:formula="of:=[.O96]/[.H96]" office:value-type="float" office:value="0.186858316221766" calcext:value-type="float">
            <text:p>0.186858316221766</text:p>
          </table:table-cell>
          <table:table-cell office:value-type="float" office:value="3850" calcext:value-type="float">
            <text:p>3850</text:p>
          </table:table-cell>
          <table:table-cell table:formula="of:=[.Q96]/[.H96]" office:value-type="float" office:value="7.90554414784394" calcext:value-type="float">
            <text:p>7.90554414784394</text:p>
          </table:table-cell>
          <table:table-cell office:value-type="float" office:value="72" calcext:value-type="float">
            <text:p>72</text:p>
          </table:table-cell>
          <table:table-cell table:formula="of:=[.S96]/[.H96]" office:value-type="float" office:value="0.147843942505133" calcext:value-type="float">
            <text:p>0.147843942505133</text:p>
          </table:table-cell>
          <table:table-cell office:value-type="float" office:value="776" calcext:value-type="float">
            <text:p>776</text:p>
          </table:table-cell>
          <table:table-cell table:formula="of:=[.U96]/[.H96]" office:value-type="float" office:value="1.59342915811088" calcext:value-type="float">
            <text:p>1.59342915811088</text:p>
          </table:table-cell>
          <table:table-cell office:value-type="float" office:value="5" calcext:value-type="float">
            <text:p>5</text:p>
          </table:table-cell>
          <table:table-cell office:value-type="float" office:value="892" calcext:value-type="float">
            <text:p>8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43" calcext:value-type="float">
            <text:p>1743</text:p>
          </table:table-cell>
          <table:table-cell office:value-type="float" office:value="778" calcext:value-type="float">
            <text:p>77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37" calcext:value-type="float">
            <text:p>43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05" calcext:value-type="float">
            <text:p>305</text:p>
          </table:table-cell>
          <table:table-cell office:value-type="float" office:value="171" calcext:value-type="float">
            <text:p>17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formula="of:=[.W96]/[.$H96]" office:value-type="float" office:value="0.0102669404517454" calcext:value-type="float">
            <text:p>0.010266940451745</text:p>
          </table:table-cell>
          <table:table-cell table:formula="of:=[.X96]/[.$H96]" office:value-type="float" office:value="1.83162217659138" calcext:value-type="float">
            <text:p>1.83162217659138</text:p>
          </table:table-cell>
          <table:table-cell table:formula="of:=[.Y96]/[.$H96]" office:value-type="float" office:value="0.00616016427104723" calcext:value-type="float">
            <text:p>0.006160164271047</text:p>
          </table:table-cell>
          <table:table-cell table:formula="of:=[.Z96]/[.$H96]" office:value-type="float" office:value="0.0164271047227926" calcext:value-type="float">
            <text:p>0.016427104722793</text:p>
          </table:table-cell>
          <table:table-cell table:formula="of:=[.AA96]/[.$H96]" office:value-type="float" office:value="0.00821355236139631" calcext:value-type="float">
            <text:p>0.008213552361396</text:p>
          </table:table-cell>
          <table:table-cell table:formula="of:=[.AB96]/[.$H96]" office:value-type="float" office:value="3.57905544147844" calcext:value-type="float">
            <text:p>3.57905544147844</text:p>
          </table:table-cell>
          <table:table-cell table:formula="of:=[.AC96]/[.$H96]" office:value-type="float" office:value="1.59753593429158" calcext:value-type="float">
            <text:p>1.59753593429158</text:p>
          </table:table-cell>
          <table:table-cell table:formula="of:=[.AD96]/[.$H96]" office:value-type="float" office:value="0.0308008213552361" calcext:value-type="float">
            <text:p>0.030800821355236</text:p>
          </table:table-cell>
          <table:table-cell table:formula="of:=[.AE96]/[.$H96]" office:value-type="float" office:value="0.0698151950718686" calcext:value-type="float">
            <text:p>0.069815195071869</text:p>
          </table:table-cell>
          <table:table-cell table:formula="of:=[.AF96]/[.$H96]" office:value-type="float" office:value="0.0287474332648871" calcext:value-type="float">
            <text:p>0.028747433264887</text:p>
          </table:table-cell>
          <table:table-cell table:formula="of:=[.AG96]/[.$H96]" office:value-type="float" office:value="0.897330595482546" calcext:value-type="float">
            <text:p>0.897330595482546</text:p>
          </table:table-cell>
          <table:table-cell table:formula="of:=[.AH96]/[.$H96]" office:value-type="float" office:value="0.0164271047227926" calcext:value-type="float">
            <text:p>0.016427104722793</text:p>
          </table:table-cell>
          <table:table-cell table:formula="of:=[.AI96]/[.$H96]" office:value-type="float" office:value="0.00821355236139631" calcext:value-type="float">
            <text:p>0.008213552361396</text:p>
          </table:table-cell>
          <table:table-cell table:formula="of:=[.AJ96]/[.$H96]" office:value-type="float" office:value="0.445585215605749" calcext:value-type="float">
            <text:p>0.445585215605749</text:p>
          </table:table-cell>
          <table:table-cell table:formula="of:=[.AK96]/[.$H96]" office:value-type="float" office:value="0.00616016427104723" calcext:value-type="float">
            <text:p>0.006160164271047</text:p>
          </table:table-cell>
          <table:table-cell table:formula="of:=[.AL96]/[.$H96]" office:value-type="float" office:value="0.0164271047227926" calcext:value-type="float">
            <text:p>0.016427104722793</text:p>
          </table:table-cell>
          <table:table-cell table:formula="of:=[.AM96]/[.$H96]" office:value-type="float" office:value="0.00616016427104723" calcext:value-type="float">
            <text:p>0.006160164271047</text:p>
          </table:table-cell>
          <table:table-cell table:formula="of:=[.AN96]/[.$H96]" office:value-type="float" office:value="0.626283367556468" calcext:value-type="float">
            <text:p>0.626283367556468</text:p>
          </table:table-cell>
          <table:table-cell table:formula="of:=[.AO96]/[.$H96]" office:value-type="float" office:value="0.351129363449692" calcext:value-type="float">
            <text:p>0.351129363449692</text:p>
          </table:table-cell>
          <table:table-cell table:formula="of:=[.AP96]/[.$H96]" office:value-type="float" office:value="0.0246406570841889" calcext:value-type="float">
            <text:p>0.024640657084189</text:p>
          </table:table-cell>
          <table:table-cell table:formula="of:=[.AQ96]/[.$H96]" office:value-type="float" office:value="0.0513347022587269" calcext:value-type="float">
            <text:p>0.051334702258727</text:p>
          </table:table-cell>
          <table:table-cell table:formula="of:=[.AR96]/[.$H96]" office:value-type="float" office:value="0.0225872689938398" calcext:value-type="float">
            <text:p>0.02258726899384</text:p>
          </table:table-cell>
          <table:table-cell table:formula="of:=[.AS96]/[.$H96]" office:value-type="float" office:value="0.170431211498973" calcext:value-type="float">
            <text:p>0.170431211498973</text:p>
          </table:table-cell>
          <table:table-cell table:formula="of:=[.AT96]/[.$H96]" office:value-type="float" office:value="0.0123203285420945" calcext:value-type="float">
            <text:p>0.012320328542095</text:p>
          </table:table-cell>
          <table:table-cell table:formula="of:=[.AU96]/[.$H96]" office:value-type="float" office:value="0.0000210820132479371" calcext:value-type="float">
            <text:p>2.10820132479371E-05</text:p>
          </table:table-cell>
        </table:table-row>
        <table:table-row table:style-name="ro1">
          <table:table-cell office:value-type="float" office:value="12698049" calcext:value-type="float">
            <text:p>12698049</text:p>
          </table:table-cell>
          <table:table-cell office:value-type="string" calcext:value-type="string">
            <text:p>8B4513</text:p>
          </table:table-cell>
          <table:table-cell table:formula="of:=HEX2DEC([.B97])" office:value-type="float" office:value="9127187" calcext:value-type="float">
            <text:p>9127187</text:p>
          </table:table-cell>
          <table:table-cell table:formula="of:=ORG.LIBREOFFICE.REGEX([.G97];&quot;--.*&quot;;&quot;&quot;;&quot;g&quot;)" office:value-type="string" office:string-value="???" calcext:value-type="string">
            <text:p>???</text:p>
          </table:table-cell>
          <table:table-cell office:value-type="string" calcext:value-type="string">
            <text:p>TPDNAP-DE4-p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???--U58new-C11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2963" calcext:value-type="float">
            <text:p>2963</text:p>
          </table:table-cell>
          <table:table-cell office:value-type="float" office:value="763" calcext:value-type="float">
            <text:p>763</text:p>
          </table:table-cell>
          <table:table-cell office:value-type="float" office:value="0.0035277211" calcext:value-type="float">
            <text:p>0.0035277211</text:p>
          </table:table-cell>
          <table:table-cell office:value-type="float" office:value="7.74" calcext:value-type="float">
            <text:p>7.74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table:formula="of:=[.O97]/[.H97]" office:value-type="float" office:value="0.553524804177546" calcext:value-type="float">
            <text:p>0.553524804177546</text:p>
          </table:table-cell>
          <table:table-cell office:value-type="float" office:value="2751" calcext:value-type="float">
            <text:p>2751</text:p>
          </table:table-cell>
          <table:table-cell table:formula="of:=[.Q97]/[.H97]" office:value-type="float" office:value="7.18276762402089" calcext:value-type="float">
            <text:p>7.18276762402089</text:p>
          </table:table-cell>
          <table:table-cell office:value-type="float" office:value="124" calcext:value-type="float">
            <text:p>124</text:p>
          </table:table-cell>
          <table:table-cell table:formula="of:=[.S97]/[.H97]" office:value-type="float" office:value="0.323759791122715" calcext:value-type="float">
            <text:p>0.323759791122715</text:p>
          </table:table-cell>
          <table:table-cell office:value-type="float" office:value="639" calcext:value-type="float">
            <text:p>639</text:p>
          </table:table-cell>
          <table:table-cell table:formula="of:=[.U97]/[.H97]" office:value-type="float" office:value="1.66840731070496" calcext:value-type="float">
            <text:p>1.66840731070496</text:p>
          </table:table-cell>
          <table:table-cell office:value-type="float" office:value="64" calcext:value-type="float">
            <text:p>64</text:p>
          </table:table-cell>
          <table:table-cell office:value-type="float" office:value="596" calcext:value-type="float">
            <text:p>59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904" calcext:value-type="float">
            <text:p>904</text:p>
          </table:table-cell>
          <table:table-cell office:value-type="float" office:value="986" calcext:value-type="float">
            <text:p>98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39" calcext:value-type="float">
            <text:p>13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formula="of:=[.W97]/[.$H97]" office:value-type="float" office:value="0.16710182767624" calcext:value-type="float">
            <text:p>0.16710182767624</text:p>
          </table:table-cell>
          <table:table-cell table:formula="of:=[.X97]/[.$H97]" office:value-type="float" office:value="1.55613577023499" calcext:value-type="float">
            <text:p>1.55613577023499</text:p>
          </table:table-cell>
          <table:table-cell table:formula="of:=[.Y97]/[.$H97]" office:value-type="float" office:value="0.02088772845953" calcext:value-type="float">
            <text:p>0.02088772845953</text:p>
          </table:table-cell>
          <table:table-cell table:formula="of:=[.Z97]/[.$H97]" office:value-type="float" office:value="0.0365535248041775" calcext:value-type="float">
            <text:p>0.036553524804178</text:p>
          </table:table-cell>
          <table:table-cell table:formula="of:=[.AA97]/[.$H97]" office:value-type="float" office:value="0.0234986945169713" calcext:value-type="float">
            <text:p>0.023498694516971</text:p>
          </table:table-cell>
          <table:table-cell table:formula="of:=[.AB97]/[.$H97]" office:value-type="float" office:value="2.36031331592689" calcext:value-type="float">
            <text:p>2.36031331592689</text:p>
          </table:table-cell>
          <table:table-cell table:formula="of:=[.AC97]/[.$H97]" office:value-type="float" office:value="2.57441253263708" calcext:value-type="float">
            <text:p>2.57441253263708</text:p>
          </table:table-cell>
          <table:table-cell table:formula="of:=[.AD97]/[.$H97]" office:value-type="float" office:value="0.130548302872063" calcext:value-type="float">
            <text:p>0.130548302872063</text:p>
          </table:table-cell>
          <table:table-cell table:formula="of:=[.AE97]/[.$H97]" office:value-type="float" office:value="0.107049608355091" calcext:value-type="float">
            <text:p>0.107049608355091</text:p>
          </table:table-cell>
          <table:table-cell table:formula="of:=[.AF97]/[.$H97]" office:value-type="float" office:value="0.0417754569190601" calcext:value-type="float">
            <text:p>0.04177545691906</text:p>
          </table:table-cell>
          <table:table-cell table:formula="of:=[.AG97]/[.$H97]" office:value-type="float" office:value="0.691906005221932" calcext:value-type="float">
            <text:p>0.691906005221932</text:p>
          </table:table-cell>
          <table:table-cell table:formula="of:=[.AH97]/[.$H97]" office:value-type="float" office:value="0.0261096605744125" calcext:value-type="float">
            <text:p>0.026109660574413</text:p>
          </table:table-cell>
          <table:table-cell table:formula="of:=[.AI97]/[.$H97]" office:value-type="float" office:value="0.0130548302872063" calcext:value-type="float">
            <text:p>0.013054830287206</text:p>
          </table:table-cell>
          <table:table-cell table:formula="of:=[.AJ97]/[.$H97]" office:value-type="float" office:value="0.428198433420365" calcext:value-type="float">
            <text:p>0.428198433420365</text:p>
          </table:table-cell>
          <table:table-cell table:formula="of:=[.AK97]/[.$H97]" office:value-type="float" office:value="0.02088772845953" calcext:value-type="float">
            <text:p>0.02088772845953</text:p>
          </table:table-cell>
          <table:table-cell table:formula="of:=[.AL97]/[.$H97]" office:value-type="float" office:value="0.0287206266318538" calcext:value-type="float">
            <text:p>0.028720626631854</text:p>
          </table:table-cell>
          <table:table-cell table:formula="of:=[.AM97]/[.$H97]" office:value-type="float" office:value="0.0156657963446475" calcext:value-type="float">
            <text:p>0.015665796344648</text:p>
          </table:table-cell>
          <table:table-cell table:formula="of:=[.AN97]/[.$H97]" office:value-type="float" office:value="0.652741514360313" calcext:value-type="float">
            <text:p>0.652741514360313</text:p>
          </table:table-cell>
          <table:table-cell table:formula="of:=[.AO97]/[.$H97]" office:value-type="float" office:value="0.362924281984334" calcext:value-type="float">
            <text:p>0.362924281984334</text:p>
          </table:table-cell>
          <table:table-cell table:formula="of:=[.AP97]/[.$H97]" office:value-type="float" office:value="0.114882506527415" calcext:value-type="float">
            <text:p>0.114882506527415</text:p>
          </table:table-cell>
          <table:table-cell table:formula="of:=[.AQ97]/[.$H97]" office:value-type="float" office:value="0.0783289817232376" calcext:value-type="float">
            <text:p>0.078328981723238</text:p>
          </table:table-cell>
          <table:table-cell table:formula="of:=[.AR97]/[.$H97]" office:value-type="float" office:value="0.0339425587467363" calcext:value-type="float">
            <text:p>0.033942558746736</text:p>
          </table:table-cell>
          <table:table-cell table:formula="of:=[.AS97]/[.$H97]" office:value-type="float" office:value="0.224543080939948" calcext:value-type="float">
            <text:p>0.224543080939948</text:p>
          </table:table-cell>
          <table:table-cell table:formula="of:=[.AT97]/[.$H97]" office:value-type="float" office:value="0.0182767624020888" calcext:value-type="float">
            <text:p>0.018276762402089</text:p>
          </table:table-cell>
          <table:table-cell table:formula="of:=[.AU97]/[.$H97]" office:value-type="float" office:value="0.000436297200199061" calcext:value-type="float">
            <text:p>0.000436297200199</text:p>
          </table:table-cell>
        </table:table-row>
      </table:table>
      <table:named-expressions/>
      <table:database-ranges>
        <table:database-range table:name="__Anonymous_Sheet_DB__0" table:target-range-address="'mutation-stats'.A2:'mutation-stats'.BS97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16:25:08.652965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8T15:18:15.563829452</dc:date>
    <meta:editing-duration>P4DT15H3M2S</meta:editing-duration>
    <meta:editing-cycles>4</meta:editing-cycles>
    <meta:generator>LibreOffice/6.4.3.2$Linux_X86_64 LibreOffice_project/40$Build-2</meta:generator>
    <meta:document-statistic meta:table-count="1" meta:cell-count="6886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7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884cm" svg:height="19.87cm" xlink:href=".." xlink:type="simple" chart:class="chart:bar" chart:style-name="ch1">
        <chart:title svg:x="20.7cm" svg:y="0.533cm" chart:style-name="ch2">
          <text:p>all mutations per sequence</text:p>
        </chart:title>
        <chart:plot-area chart:style-name="ch3" table:cell-range-address="'mutation-stats'.C2:'mutation-stats'.D97 'mutation-stats'.M1:'mutation-stats'.M97" chart:data-source-has-labels="both" svg:x="1.948cm" svg:y="1.709cm" svg:width="43.999cm" svg:height="16.783cm">
          <chartooo:coordinate-region svg:x="2.569cm" svg:y="1.709cm" svg:width="43.378cm" svg:height="13.21cm"/>
          <chart:axis chart:dimension="x" chart:name="primary-x" chart:style-name="ch4" chartooo:axis-type="auto">
            <chartooo:date-scale/>
            <chart:title svg:x="22.712cm" svg:y="18.889cm" chart:style-name="ch5">
              <text:p>TPDNAP variant</text:p>
            </chart:title>
            <chart:categories table:cell-range-address="'mutation-stats'.D2:'mutation-stats'.D97"/>
          </chart:axis>
          <chart:axis chart:dimension="y" chart:name="primary-y" chart:style-name="ch6">
            <chart:title svg:x="0.451cm" svg:y="12.512cm" chart:style-name="ch7">
              <text:p>substitutions per 2kb sequencwe</text:p>
            </chart:title>
            <chart:grid chart:style-name="ch8" chart:class="major"/>
          </chart:axis>
          <chart:series chart:style-name="ch9" chart:values-cell-range-address="'mutation-stats'.M2:'mutation-stats'.M97" chart:label-cell-address="'mutation-stats'.M1:'mutation-stats'.M1" chart:class="chart:bar">
            <chart:data-point chart:repeated="96"/>
            <loext:propertry-mapping loext:property="FillColor" loext:cell-range-address="'mutation-stats'.C2:'mutation-stats'.C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NT_mutations_per_seq</text:p>
                <draw:g>
                  <svg:desc>'mutation-stats'.M1:'mutation-stats'.M1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ntrol</text:p>
                <draw:g>
                  <svg:desc>'mutation-stats'.D2:'mutation-stats'.D97</svg:desc>
                </draw:g>
              </table:table-cell>
              <table:table-cell office:value-type="float" office:value="0.26">
                <text:p>0.26</text:p>
                <draw:g>
                  <svg:desc>'mutation-stats'.M2:'mutation-stats'.M97</svg:desc>
                </draw:g>
              </table:table-cell>
              <table:table-cell office:value-type="float" office:value="0">
                <text:p>0</text:p>
                <draw:g>
                  <svg:desc>'mutation-stats'.C2:'mutation-stats'.C97</svg:desc>
                </draw:g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6.62">
                <text:p>6.6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7.42">
                <text:p>7.4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6.98">
                <text:p>6.98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8.2">
                <text:p>8.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7.99">
                <text:p>7.9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8.29">
                <text:p>8.2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8.7">
                <text:p>8.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7.59">
                <text:p>7.5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9.88">
                <text:p>9.88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9.44">
                <text:p>9.4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9.59">
                <text:p>9.5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7.53">
                <text:p>7.53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6.62">
                <text:p>6.6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8.47">
                <text:p>8.4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5.76">
                <text:p>5.7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7.83">
                <text:p>7.8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8.01">
                <text:p>8.01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6.69">
                <text:p>6.6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6.68">
                <text:p>6.68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7.93">
                <text:p>7.9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7.3">
                <text:p>7.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9.37">
                <text:p>9.3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7.2">
                <text:p>7.2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6.48">
                <text:p>6.48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7.35">
                <text:p>7.3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6.94">
                <text:p>6.9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532S-F616Y</text:p>
              </table:table-cell>
              <table:table-cell office:value-type="float" office:value="7.45">
                <text:p>7.4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T489A</text:p>
              </table:table-cell>
              <table:table-cell office:value-type="float" office:value="8.24">
                <text:p>8.2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733T-D802N-H873Q</text:p>
              </table:table-cell>
              <table:table-cell office:value-type="float" office:value="8.2">
                <text:p>8.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-I432V</text:p>
              </table:table-cell>
              <table:table-cell office:value-type="float" office:value="8.67">
                <text:p>8.6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</text:p>
              </table:table-cell>
              <table:table-cell office:value-type="float" office:value="9.24">
                <text:p>9.2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2.48">
                <text:p>2.48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2.37">
                <text:p>2.37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2.13">
                <text:p>2.13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3.24">
                <text:p>3.24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2.92">
                <text:p>2.92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6.92">
                <text:p>6.92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6.65">
                <text:p>6.65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334K</text:p>
              </table:table-cell>
              <table:table-cell office:value-type="float" office:value="8.77">
                <text:p>8.7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Q255H-K349I-F796V</text:p>
              </table:table-cell>
              <table:table-cell office:value-type="float" office:value="8.61">
                <text:p>8.6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S</text:p>
              </table:table-cell>
              <table:table-cell office:value-type="float" office:value="6.73">
                <text:p>6.7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I</text:p>
              </table:table-cell>
              <table:table-cell office:value-type="float" office:value="6.38">
                <text:p>6.3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880S</text:p>
              </table:table-cell>
              <table:table-cell office:value-type="float" office:value="9.48">
                <text:p>9.4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7.53">
                <text:p>7.53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6.94">
                <text:p>6.94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9.07">
                <text:p>9.07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7.51">
                <text:p>7.51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I</text:p>
              </table:table-cell>
              <table:table-cell office:value-type="float" office:value="6.51">
                <text:p>6.51</text:p>
              </table:table-cell>
              <table:table-cell office:value-type="float" office:value="6737322">
                <text:p>6737322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2.81">
                <text:p>2.8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1.87">
                <text:p>1.8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2.45">
                <text:p>2.4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1.52">
                <text:p>1.5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2.66">
                <text:p>2.6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10.04">
                <text:p>10.04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10.58">
                <text:p>10.58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282D-F304L-A458S</text:p>
              </table:table-cell>
              <table:table-cell office:value-type="float" office:value="10.28">
                <text:p>10.2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259Y-R395K</text:p>
              </table:table-cell>
              <table:table-cell office:value-type="float" office:value="11.02">
                <text:p>11.0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M587L</text:p>
              </table:table-cell>
              <table:table-cell office:value-type="float" office:value="6.26">
                <text:p>6.2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2.47">
                <text:p>2.47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2.44">
                <text:p>2.44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3.94">
                <text:p>3.94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2.86">
                <text:p>2.86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3.74">
                <text:p>3.74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7.16">
                <text:p>7.16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9.79">
                <text:p>9.79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9.69">
                <text:p>9.69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6.87">
                <text:p>6.87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7.68">
                <text:p>7.68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777T-G887D</text:p>
              </table:table-cell>
              <table:table-cell office:value-type="float" office:value="3.8">
                <text:p>3.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777T</text:p>
              </table:table-cell>
              <table:table-cell office:value-type="float" office:value="4.05">
                <text:p>4.0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668R</text:p>
              </table:table-cell>
              <table:table-cell office:value-type="float" office:value="9.01">
                <text:p>9.0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7.15">
                <text:p>7.1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7.61">
                <text:p>7.61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9.21">
                <text:p>9.21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8.18">
                <text:p>8.18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9.64">
                <text:p>9.6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7.74">
                <text:p>7.7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7.28">
                <text:p>7.28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G461D-E861V</text:p>
              </table:table-cell>
              <table:table-cell office:value-type="float" office:value="6.2">
                <text:p>6.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F702I-I761L-I863V</text:p>
              </table:table-cell>
              <table:table-cell office:value-type="float" office:value="13.29">
                <text:p>13.2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G</text:p>
              </table:table-cell>
              <table:table-cell office:value-type="float" office:value="7.71">
                <text:p>7.7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12.63">
                <text:p>12.63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13.52">
                <text:p>13.52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2.37">
                <text:p>2.37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2.09">
                <text:p>2.09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2.17">
                <text:p>2.17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D543G-A912T</text:p>
              </table:table-cell>
              <table:table-cell office:value-type="float" office:value="7.62">
                <text:p>7.6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347N-E569A</text:p>
              </table:table-cell>
              <table:table-cell office:value-type="float" office:value="10.59">
                <text:p>10.5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257H</text:p>
              </table:table-cell>
              <table:table-cell office:value-type="float" office:value="6.7">
                <text:p>6.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6.94">
                <text:p>6.94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7.56">
                <text:p>7.56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7.09">
                <text:p>7.09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8.09">
                <text:p>8.09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7.74">
                <text:p>7.74</text:p>
              </table:table-cell>
              <table:table-cell office:value-type="float" office:value="9127187">
                <text:p>9127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7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884cm" svg:height="20.082cm" xlink:href=".." xlink:type="simple" chart:class="chart:bar" chart:style-name="ch1">
        <chart:title svg:x="20.726cm" svg:y="0.537cm" chart:style-name="ch2">
          <text:p>unique A-&gt;C per sequence</text:p>
        </chart:title>
        <chart:plot-area chart:style-name="ch3" table:cell-range-address="'mutation-stats'.C2:'mutation-stats'.D97 'mutation-stats'.M1:'mutation-stats'.M1 'mutation-stats'.BI2:'mutation-stats'.BI97" chart:data-source-has-labels="both" svg:x="1.948cm" svg:y="1.717cm" svg:width="43.999cm" svg:height="16.983cm">
          <chartooo:coordinate-region svg:x="3.046cm" svg:y="1.717cm" svg:width="42.901cm" svg:height="13.21cm"/>
          <chart:axis chart:dimension="x" chart:name="primary-x" chart:style-name="ch4" chartooo:axis-type="auto">
            <chartooo:date-scale/>
            <chart:title svg:x="22.712cm" svg:y="19.101cm" chart:style-name="ch5">
              <text:p>TPDNAP variant</text:p>
            </chart:title>
            <chart:categories table:cell-range-address="'mutation-stats'.D2:'mutation-stats'.D97"/>
          </chart:axis>
          <chart:axis chart:dimension="y" chart:name="primary-y" chart:style-name="ch6">
            <chart:title svg:x="0.451cm" svg:y="12.951cm" chart:style-name="ch7">
              <text:p>unique A-&gt;C mutations per sequence</text:p>
            </chart:title>
            <chart:grid chart:style-name="ch8" chart:class="major"/>
          </chart:axis>
          <chart:series chart:style-name="ch9" chart:values-cell-range-address="'mutation-stats'.BI2:'mutation-stats'.BI97" chart:label-cell-address="'mutation-stats'.M1:'mutation-stats'.M1" chart:class="chart:bar">
            <chart:data-point chart:repeated="96"/>
            <loext:propertry-mapping loext:property="FillColor" loext:cell-range-address="'mutation-stats'.C2:'mutation-stats'.C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NT_mutations_per_seq</text:p>
                <draw:g>
                  <svg:desc>'mutation-stats'.M1:'mutation-stats'.M1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ntrol</text:p>
                <draw:g>
                  <svg:desc>'mutation-stats'.D2:'mutation-stats'.D97</svg:desc>
                </draw:g>
              </table:table-cell>
              <table:table-cell office:value-type="float" office:value="0.00266524520255864">
                <text:p>0.00266524520255864</text:p>
                <draw:g>
                  <svg:desc>'mutation-stats'.BI2:'mutation-stats'.BI97</svg:desc>
                </draw:g>
              </table:table-cell>
              <table:table-cell office:value-type="float" office:value="0">
                <text:p>0</text:p>
                <draw:g>
                  <svg:desc>'mutation-stats'.C2:'mutation-stats'.C97</svg:desc>
                </draw:g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0.00669423114786375">
                <text:p>0.00669423114786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">
                <text:p>0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">
                <text:p>0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0526315789473684">
                <text:p>0.0052631578947368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">
                <text:p>0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0383141762452107">
                <text:p>0.0038314176245210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250783699059561">
                <text:p>0.0250783699059561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0280898876404494">
                <text:p>0.0028089887640449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224089635854342">
                <text:p>0.022408963585434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302197802197802">
                <text:p>0.030219780219780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105485232067511">
                <text:p>0.0105485232067511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0868306801736614">
                <text:p>0.0086830680173661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217842323651452">
                <text:p>0.021784232365145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">
                <text:p>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">
                <text:p>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">
                <text:p>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">
                <text:p>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">
                <text:p>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303951367781155">
                <text:p>0.0030395136778115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266666666666667">
                <text:p>0.0026666666666666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46699266503667">
                <text:p>0.014669926650366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58027079303675">
                <text:p>0.005802707930367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64835164835165">
                <text:p>0.016483516483516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44665461121157">
                <text:p>0.014466546112115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85758513931889">
                <text:p>0.018575851393188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532S-F616Y</text:p>
              </table:table-cell>
              <table:table-cell office:value-type="float" office:value="0.00251256281407035">
                <text:p>0.0025125628140703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T489A</text:p>
              </table:table-cell>
              <table:table-cell office:value-type="float" office:value="0.0115740740740741">
                <text:p>0.011574074074074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733T-D802N-H873Q</text:p>
              </table:table-cell>
              <table:table-cell office:value-type="float" office:value="0.00321543408360129">
                <text:p>0.0032154340836012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-I432V</text:p>
              </table:table-cell>
              <table:table-cell office:value-type="float" office:value="0.0024330900243309">
                <text:p>0.002433090024330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">
                <text:p>0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">
                <text:p>0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0493827160493827">
                <text:p>0.00493827160493827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225921521997622">
                <text:p>0.0225921521997622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10126582278481">
                <text:p>0.010126582278481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0276497695852535">
                <text:p>0.0276497695852535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0128755364806867">
                <text:p>0.0128755364806867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334K</text:p>
              </table:table-cell>
              <table:table-cell office:value-type="float" office:value="0.0221445221445221">
                <text:p>0.022144522144522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Q255H-K349I-F796V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S</text:p>
              </table:table-cell>
              <table:table-cell office:value-type="float" office:value="0.004">
                <text:p>0.00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I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880S</text:p>
              </table:table-cell>
              <table:table-cell office:value-type="float" office:value="0.00393700787401575">
                <text:p>0.0039370078740157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0378787878787879">
                <text:p>0.00378787878787879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0435729847494553">
                <text:p>0.00435729847494553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0280112044817927">
                <text:p>0.00280112044817927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I</text:p>
              </table:table-cell>
              <table:table-cell office:value-type="float" office:value="0">
                <text:p>0</text:p>
              </table:table-cell>
              <table:table-cell office:value-type="float" office:value="6737322">
                <text:p>6737322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0527009222661397">
                <text:p>0.0052700922266139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209424083769633">
                <text:p>0.02094240837696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0469483568075117">
                <text:p>0.0046948356807511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">
                <text:p>0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.0330578512396694">
                <text:p>0.0330578512396694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282D-F304L-A458S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259Y-R395K</text:p>
              </table:table-cell>
              <table:table-cell office:value-type="float" office:value="0.0108695652173913">
                <text:p>0.010869565217391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M587L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119521912350598">
                <text:p>0.0119521912350598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189473684210526">
                <text:p>0.0189473684210526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252525252525252">
                <text:p>0.0252525252525252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190476190476191">
                <text:p>0.0190476190476191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118226600985222">
                <text:p>0.0118226600985222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091743119266055">
                <text:p>0.0091743119266055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0634920634920635">
                <text:p>0.00634920634920635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">
                <text:p>0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">
                <text:p>0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.00326797385620915">
                <text:p>0.00326797385620915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777T-G887D</text:p>
              </table:table-cell>
              <table:table-cell office:value-type="float" office:value="0.016260162601626">
                <text:p>0.01626016260162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777T</text:p>
              </table:table-cell>
              <table:table-cell office:value-type="float" office:value="0.0268756998880179">
                <text:p>0.026875699888017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668R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">
                <text:p>0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">
                <text:p>0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036101083032491">
                <text:p>0.0036101083032491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">
                <text:p>0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175">
                <text:p>0.017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151228733459357">
                <text:p>0.0151228733459357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0159744408945687">
                <text:p>0.00159744408945687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G461D-E861V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F702I-I761L-I863V</text:p>
              </table:table-cell>
              <table:table-cell office:value-type="float" office:value="0.0099502487562189">
                <text:p>0.009950248756218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G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">
                <text:p>0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0301204819277108">
                <text:p>0.00301204819277108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0831024930747923">
                <text:p>0.00831024930747923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0746268656716418">
                <text:p>0.00746268656716418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D543G-A912T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347N-E569A</text:p>
              </table:table-cell>
              <table:table-cell office:value-type="float" office:value="0.0143312101910828">
                <text:p>0.014331210191082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257H</text:p>
              </table:table-cell>
              <table:table-cell office:value-type="float" office:value="0.00200803212851406">
                <text:p>0.0020080321285140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269607843137255">
                <text:p>0.0269607843137255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">
                <text:p>0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113378684807256">
                <text:p>0.0113378684807256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0616016427104723">
                <text:p>0.00616016427104723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0.02088772845953">
                <text:p>0.02088772845953</text:p>
              </table:table-cell>
              <table:table-cell office:value-type="float" office:value="9127187">
                <text:p>91271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7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884cm" svg:height="20.082cm" xlink:href=".." xlink:type="simple" chart:class="chart:bar" chart:style-name="ch1">
        <chart:title svg:x="21.441cm" svg:y="0.537cm" chart:style-name="ch2">
          <text:p>T-&gt;G per sequence</text:p>
        </chart:title>
        <chart:plot-area chart:style-name="ch3" table:cell-range-address="'mutation-stats'.C2:'mutation-stats'.D97 'mutation-stats'.M1:'mutation-stats'.M1 'mutation-stats'.AY2:'mutation-stats'.AY97" chart:data-source-has-labels="both" svg:x="1.948cm" svg:y="1.717cm" svg:width="43.999cm" svg:height="16.983cm">
          <chartooo:coordinate-region svg:x="2.86cm" svg:y="1.717cm" svg:width="43.087cm" svg:height="13.41cm"/>
          <chart:axis chart:dimension="x" chart:name="primary-x" chart:style-name="ch4" chartooo:axis-type="auto">
            <chartooo:date-scale/>
            <chart:title svg:x="22.712cm" svg:y="19.101cm" chart:style-name="ch5">
              <text:p>TPDNAP variant</text:p>
            </chart:title>
            <chart:categories table:cell-range-address="'mutation-stats'.D2:'mutation-stats'.D97"/>
          </chart:axis>
          <chart:axis chart:dimension="y" chart:name="primary-y" chart:style-name="ch6">
            <chart:title svg:x="0.451cm" svg:y="12.818cm" chart:style-name="ch7">
              <text:p>T-&gt;G mutations per 2kb sequencwe</text:p>
            </chart:title>
            <chart:grid chart:style-name="ch8" chart:class="major"/>
          </chart:axis>
          <chart:series chart:style-name="ch9" chart:values-cell-range-address="'mutation-stats'.AY2:'mutation-stats'.AY97" chart:label-cell-address="'mutation-stats'.M1:'mutation-stats'.M1" chart:class="chart:bar">
            <chart:data-point chart:repeated="96"/>
            <loext:propertry-mapping loext:property="FillColor" loext:cell-range-address="'mutation-stats'.C2:'mutation-stats'.C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NT_mutations_per_seq</text:p>
                <draw:g>
                  <svg:desc>'mutation-stats'.M1:'mutation-stats'.M1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ntrol</text:p>
                <draw:g>
                  <svg:desc>'mutation-stats'.D2:'mutation-stats'.D97</svg:desc>
                </draw:g>
              </table:table-cell>
              <table:table-cell office:value-type="float" office:value="0.00319829424307036">
                <text:p>0.00319829424307036</text:p>
                <draw:g>
                  <svg:desc>'mutation-stats'.AY2:'mutation-stats'.AY97</svg:desc>
                </draw:g>
              </table:table-cell>
              <table:table-cell office:value-type="float" office:value="0">
                <text:p>0</text:p>
                <draw:g>
                  <svg:desc>'mutation-stats'.C2:'mutation-stats'.C97</svg:desc>
                </draw:g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0.0092537901161646">
                <text:p>0.009253790116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">
                <text:p>0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">
                <text:p>0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">
                <text:p>0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">
                <text:p>0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0383141762452107">
                <text:p>0.0038314176245210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282131661442006">
                <text:p>0.0282131661442006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0280898876404494">
                <text:p>0.0028089887640449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112044817927171">
                <text:p>0.0112044817927171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21978021978022">
                <text:p>0.02197802197802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15625">
                <text:p>0.01562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0421940928270042">
                <text:p>0.0042194092827004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188133140376266">
                <text:p>0.0188133140376266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16597510373444">
                <text:p>0.01659751037344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">
                <text:p>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947867298578199">
                <text:p>0.0094786729857819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36231884057971">
                <text:p>0.0036231884057971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309597523219814">
                <text:p>0.0030959752321981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303951367781155">
                <text:p>0.0030395136778115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">
                <text:p>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97799511002445">
                <text:p>0.009779951100244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93423597678917">
                <text:p>0.019342359767891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915750915750916">
                <text:p>0.0091575091575091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235081374321881">
                <text:p>0.0235081374321881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54798761609907">
                <text:p>0.015479876160990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895522388059702">
                <text:p>0.00895522388059702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532S-F616Y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T489A</text:p>
              </table:table-cell>
              <table:table-cell office:value-type="float" office:value="0.0115740740740741">
                <text:p>0.011574074074074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733T-D802N-H873Q</text:p>
              </table:table-cell>
              <table:table-cell office:value-type="float" office:value="0.832797427652733">
                <text:p>0.83279742765273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-I432V</text:p>
              </table:table-cell>
              <table:table-cell office:value-type="float" office:value="0.0048661800486618">
                <text:p>0.004866180048661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107913669064748">
                <text:p>0.0107913669064748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142857142857143">
                <text:p>0.0142857142857143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0740740740740741">
                <text:p>0.00740740740740741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428061831153389">
                <text:p>0.0428061831153389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489451476793249">
                <text:p>0.0489451476793249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0276497695852535">
                <text:p>0.0276497695852535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0214592274678112">
                <text:p>0.0214592274678112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334K</text:p>
              </table:table-cell>
              <table:table-cell office:value-type="float" office:value="0.0233100233100233">
                <text:p>0.023310023310023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Q255H-K349I-F796V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S</text:p>
              </table:table-cell>
              <table:table-cell office:value-type="float" office:value="0.004">
                <text:p>0.00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I</text:p>
              </table:table-cell>
              <table:table-cell office:value-type="float" office:value="0.0099502487562189">
                <text:p>0.009950248756218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880S</text:p>
              </table:table-cell>
              <table:table-cell office:value-type="float" office:value="0.00393700787401575">
                <text:p>0.0039370078740157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0757575757575758">
                <text:p>0.00757575757575758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">
                <text:p>0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0280112044817927">
                <text:p>0.00280112044817927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I</text:p>
              </table:table-cell>
              <table:table-cell office:value-type="float" office:value="0.00367647058823529">
                <text:p>0.00367647058823529</text:p>
              </table:table-cell>
              <table:table-cell office:value-type="float" office:value="6737322">
                <text:p>6737322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242424242424242">
                <text:p>0.024242424242424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764163372859025">
                <text:p>0.07641633728590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471204188481675">
                <text:p>0.047120418848167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457746478873239">
                <text:p>0.045774647887323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">
                <text:p>0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.0192837465564738">
                <text:p>0.0192837465564738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282D-F304L-A458S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259Y-R395K</text:p>
              </table:table-cell>
              <table:table-cell office:value-type="float" office:value="0.0108695652173913">
                <text:p>0.010869565217391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M587L</text:p>
              </table:table-cell>
              <table:table-cell office:value-type="float" office:value="0.00578034682080925">
                <text:p>0.0057803468208092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199203187250996">
                <text:p>0.0199203187250996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463157894736842">
                <text:p>0.0463157894736842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585034013605442">
                <text:p>0.0585034013605442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12807881773399">
                <text:p>0.12807881773399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091743119266055">
                <text:p>0.0091743119266055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158730158730159">
                <text:p>0.0158730158730159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149700598802395">
                <text:p>0.0149700598802395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.00480769230769231">
                <text:p>0.00480769230769231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.0130718954248366">
                <text:p>0.0130718954248366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777T-G887D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777T</text:p>
              </table:table-cell>
              <table:table-cell office:value-type="float" office:value="0.0347144456886898">
                <text:p>0.034714445688689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668R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0395256916996047">
                <text:p>0.00395256916996047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">
                <text:p>0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">
                <text:p>0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0278551532033426">
                <text:p>0.00278551532033426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175">
                <text:p>0.017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12779552715655">
                <text:p>0.01277955271565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G461D-E861V</text:p>
              </table:table-cell>
              <table:table-cell office:value-type="float" office:value="0.0142348754448399">
                <text:p>0.014234875444839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F702I-I761L-I863V</text:p>
              </table:table-cell>
              <table:table-cell office:value-type="float" office:value="0.0199004975124378">
                <text:p>0.019900497512437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G</text:p>
              </table:table-cell>
              <table:table-cell office:value-type="float" office:value="0.00934579439252336">
                <text:p>0.0093457943925233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.00381679389312977">
                <text:p>0.00381679389312977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.0124223602484472">
                <text:p>0.0124223602484472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72289156626506">
                <text:p>0.072289156626506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166204986149585">
                <text:p>0.0166204986149585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135820895522388">
                <text:p>0.135820895522388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D543G-A912T</text:p>
              </table:table-cell>
              <table:table-cell office:value-type="float" office:value="0.0144444444444444">
                <text:p>0.014444444444444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347N-E569A</text:p>
              </table:table-cell>
              <table:table-cell office:value-type="float" office:value="0.00796178343949045">
                <text:p>0.0079617834394904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257H</text:p>
              </table:table-cell>
              <table:table-cell office:value-type="float" office:value="0.00200803212851406">
                <text:p>0.0020080321285140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045662100456621">
                <text:p>0.0045662100456621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0680272108843537">
                <text:p>0.00680272108843537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0821355236139631">
                <text:p>0.00821355236139631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0.0234986945169713">
                <text:p>0.0234986945169713</text:p>
              </table:table-cell>
              <table:table-cell office:value-type="float" office:value="9127187">
                <text:p>91271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7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884cm" svg:height="20.082cm" xlink:href=".." xlink:type="simple" chart:class="chart:bar" chart:style-name="ch1">
        <chart:title svg:x="20.726cm" svg:y="0.537cm" chart:style-name="ch2">
          <text:p>unique T-&gt;G per sequence</text:p>
        </chart:title>
        <chart:plot-area chart:style-name="ch3" table:cell-range-address="'mutation-stats'.C2:'mutation-stats'.D97 'mutation-stats'.M1:'mutation-stats'.M1 'mutation-stats'.BK2:'mutation-stats'.BK97" chart:data-source-has-labels="both" svg:x="1.948cm" svg:y="1.717cm" svg:width="43.999cm" svg:height="16.983cm">
          <chartooo:coordinate-region svg:x="3.046cm" svg:y="1.717cm" svg:width="42.901cm" svg:height="13.211cm"/>
          <chart:axis chart:dimension="x" chart:name="primary-x" chart:style-name="ch4" chartooo:axis-type="auto">
            <chartooo:date-scale/>
            <chart:title svg:x="22.712cm" svg:y="19.101cm" chart:style-name="ch5">
              <text:p>TPDNAP variant</text:p>
            </chart:title>
            <chart:categories table:cell-range-address="'mutation-stats'.D2:'mutation-stats'.D97"/>
          </chart:axis>
          <chart:axis chart:dimension="y" chart:name="primary-y" chart:style-name="ch6">
            <chart:title svg:x="0.451cm" svg:y="12.938cm" chart:style-name="ch7">
              <text:p>unique T-&gt;G mutations per sequence</text:p>
            </chart:title>
            <chart:grid chart:style-name="ch8" chart:class="major"/>
          </chart:axis>
          <chart:series chart:style-name="ch9" chart:values-cell-range-address="'mutation-stats'.BK2:'mutation-stats'.BK97" chart:label-cell-address="'mutation-stats'.M1:'mutation-stats'.M1" chart:class="chart:bar">
            <chart:data-point chart:repeated="96"/>
            <loext:propertry-mapping loext:property="FillColor" loext:cell-range-address="'mutation-stats'.C2:'mutation-stats'.C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NT_mutations_per_seq</text:p>
                <draw:g>
                  <svg:desc>'mutation-stats'.M1:'mutation-stats'.M1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ntrol</text:p>
                <draw:g>
                  <svg:desc>'mutation-stats'.D2:'mutation-stats'.D97</svg:desc>
                </draw:g>
              </table:table-cell>
              <table:table-cell office:value-type="float" office:value="0.00213219616204691">
                <text:p>0.00213219616204691</text:p>
                <draw:g>
                  <svg:desc>'mutation-stats'.BK2:'mutation-stats'.BK97</svg:desc>
                </draw:g>
              </table:table-cell>
              <table:table-cell office:value-type="float" office:value="0">
                <text:p>0</text:p>
                <draw:g>
                  <svg:desc>'mutation-stats'.C2:'mutation-stats'.C97</svg:desc>
                </draw:g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0.00551289623941721">
                <text:p>0.0055128962394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">
                <text:p>0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">
                <text:p>0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">
                <text:p>0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">
                <text:p>0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0383141762452107">
                <text:p>0.0038314176245210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282131661442006">
                <text:p>0.0282131661442006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0280898876404494">
                <text:p>0.0028089887640449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112044817927171">
                <text:p>0.0112044817927171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192307692307692">
                <text:p>0.019230769230769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111607142857143">
                <text:p>0.0111607142857143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0421940928270042">
                <text:p>0.0042194092827004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173661360347323">
                <text:p>0.0173661360347323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114107883817427">
                <text:p>0.011410788381742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01010101010101">
                <text:p>0.0101010101010101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">
                <text:p>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947867298578199">
                <text:p>0.0094786729857819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36231884057971">
                <text:p>0.0036231884057971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309597523219814">
                <text:p>0.0030959752321981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303951367781155">
                <text:p>0.0030395136778115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">
                <text:p>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97799511002445">
                <text:p>0.009779951100244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93423597678917">
                <text:p>0.019342359767891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915750915750916">
                <text:p>0.0091575091575091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98915009041591">
                <text:p>0.0198915009041591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39318885448916">
                <text:p>0.013931888544891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895522388059702">
                <text:p>0.00895522388059702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532S-F616Y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T489A</text:p>
              </table:table-cell>
              <table:table-cell office:value-type="float" office:value="0.0115740740740741">
                <text:p>0.011574074074074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733T-D802N-H873Q</text:p>
              </table:table-cell>
              <table:table-cell office:value-type="float" office:value="0.0128617363344051">
                <text:p>0.012861736334405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-I432V</text:p>
              </table:table-cell>
              <table:table-cell office:value-type="float" office:value="0.0048661800486618">
                <text:p>0.004866180048661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</text:p>
              </table:table-cell>
              <table:table-cell office:value-type="float" office:value="0.0099009900990099">
                <text:p>0.009900990099009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107913669064748">
                <text:p>0.0107913669064748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107142857142857">
                <text:p>0.0107142857142857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0740740740740741">
                <text:p>0.00740740740740741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237812128418549">
                <text:p>0.0237812128418549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135021097046414">
                <text:p>0.0135021097046414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0276497695852535">
                <text:p>0.0276497695852535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0214592274678112">
                <text:p>0.0214592274678112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334K</text:p>
              </table:table-cell>
              <table:table-cell office:value-type="float" office:value="0.0221445221445221">
                <text:p>0.022144522144522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Q255H-K349I-F796V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S</text:p>
              </table:table-cell>
              <table:table-cell office:value-type="float" office:value="0.004">
                <text:p>0.00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I</text:p>
              </table:table-cell>
              <table:table-cell office:value-type="float" office:value="0.0099502487562189">
                <text:p>0.009950248756218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880S</text:p>
              </table:table-cell>
              <table:table-cell office:value-type="float" office:value="0.00393700787401575">
                <text:p>0.0039370078740157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0757575757575758">
                <text:p>0.00757575757575758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">
                <text:p>0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0280112044817927">
                <text:p>0.00280112044817927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I</text:p>
              </table:table-cell>
              <table:table-cell office:value-type="float" office:value="0.00367647058823529">
                <text:p>0.00367647058823529</text:p>
              </table:table-cell>
              <table:table-cell office:value-type="float" office:value="6737322">
                <text:p>6737322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181818181818182">
                <text:p>0.018181818181818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34965034965035">
                <text:p>0.03496503496503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237154150197628">
                <text:p>0.023715415019762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209424083769633">
                <text:p>0.02094240837696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199530516431925">
                <text:p>0.01995305164319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">
                <text:p>0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.0192837465564738">
                <text:p>0.0192837465564738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282D-F304L-A458S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259Y-R395K</text:p>
              </table:table-cell>
              <table:table-cell office:value-type="float" office:value="0.0108695652173913">
                <text:p>0.010869565217391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M587L</text:p>
              </table:table-cell>
              <table:table-cell office:value-type="float" office:value="0.00578034682080925">
                <text:p>0.0057803468208092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199203187250996">
                <text:p>0.0199203187250996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378947368421053">
                <text:p>0.0378947368421053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448979591836735">
                <text:p>0.0448979591836735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200328407224959">
                <text:p>0.0200328407224959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091743119266055">
                <text:p>0.0091743119266055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0317460317460317">
                <text:p>0.00317460317460317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0898203592814371">
                <text:p>0.00898203592814371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.00480769230769231">
                <text:p>0.00480769230769231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777T-G887D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777T</text:p>
              </table:table-cell>
              <table:table-cell office:value-type="float" office:value="0.0313549832026876">
                <text:p>0.031354983202687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668R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0395256916996047">
                <text:p>0.00395256916996047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">
                <text:p>0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">
                <text:p>0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0278551532033426">
                <text:p>0.00278551532033426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175">
                <text:p>0.017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056710775047259">
                <text:p>0.0056710775047259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111821086261981">
                <text:p>0.0111821086261981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G461D-E861V</text:p>
              </table:table-cell>
              <table:table-cell office:value-type="float" office:value="0.0106761565836299">
                <text:p>0.010676156583629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F702I-I761L-I863V</text:p>
              </table:table-cell>
              <table:table-cell office:value-type="float" office:value="0.0199004975124378">
                <text:p>0.019900497512437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G</text:p>
              </table:table-cell>
              <table:table-cell office:value-type="float" office:value="0.00934579439252336">
                <text:p>0.0093457943925233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.00381679389312977">
                <text:p>0.00381679389312977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.0124223602484472">
                <text:p>0.0124223602484472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210843373493976">
                <text:p>0.0210843373493976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110803324099723">
                <text:p>0.0110803324099723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134328358208955">
                <text:p>0.0134328358208955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D543G-A912T</text:p>
              </table:table-cell>
              <table:table-cell office:value-type="float" office:value="0.01">
                <text:p>0.0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347N-E569A</text:p>
              </table:table-cell>
              <table:table-cell office:value-type="float" office:value="0.00796178343949045">
                <text:p>0.0079617834394904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257H</text:p>
              </table:table-cell>
              <table:table-cell office:value-type="float" office:value="0.00200803212851406">
                <text:p>0.0020080321285140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045662100456621">
                <text:p>0.0045662100456621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0680272108843537">
                <text:p>0.00680272108843537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0616016427104723">
                <text:p>0.00616016427104723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0.0156657963446475">
                <text:p>0.0156657963446475</text:p>
              </table:table-cell>
              <table:table-cell office:value-type="float" office:value="9127187">
                <text:p>912718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7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884cm" svg:height="20.082cm" xlink:href=".." xlink:type="simple" chart:class="chart:bar" chart:style-name="ch1">
        <chart:title svg:x="20.382cm" svg:y="0.537cm" chart:style-name="ch2">
          <text:p>G-&gt;C mutations per sequence</text:p>
        </chart:title>
        <chart:plot-area chart:style-name="ch3" table:cell-range-address="'mutation-stats'.C2:'mutation-stats'.D97 'mutation-stats'.M1:'mutation-stats'.M1 'mutation-stats'.BC2:'mutation-stats'.BC97" chart:data-source-has-labels="both" svg:x="1.948cm" svg:y="1.717cm" svg:width="43.999cm" svg:height="16.983cm">
          <chartooo:coordinate-region svg:x="2.675cm" svg:y="1.717cm" svg:width="43.272cm" svg:height="13.21cm"/>
          <chart:axis chart:dimension="x" chart:name="primary-x" chart:style-name="ch4" chartooo:axis-type="auto">
            <chartooo:date-scale/>
            <chart:title svg:x="22.712cm" svg:y="19.101cm" chart:style-name="ch5">
              <text:p>TPDNAP variant</text:p>
            </chart:title>
            <chart:categories table:cell-range-address="'mutation-stats'.D2:'mutation-stats'.D97"/>
          </chart:axis>
          <chart:axis chart:dimension="y" chart:name="primary-y" chart:style-name="ch6">
            <chart:title svg:x="0.451cm" svg:y="12.845cm" chart:style-name="ch7">
              <text:p>G-&gt;C mutations per 2kb sequencwe</text:p>
            </chart:title>
            <chart:grid chart:style-name="ch8" chart:class="major"/>
          </chart:axis>
          <chart:series chart:style-name="ch9" chart:values-cell-range-address="'mutation-stats'.BC2:'mutation-stats'.BC97" chart:label-cell-address="'mutation-stats'.M1:'mutation-stats'.M1" chart:class="chart:bar">
            <chart:data-point chart:repeated="96"/>
            <loext:propertry-mapping loext:property="FillColor" loext:cell-range-address="'mutation-stats'.C2:'mutation-stats'.C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NT_mutations_per_seq</text:p>
                <draw:g>
                  <svg:desc>'mutation-stats'.M1:'mutation-stats'.M1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ntrol</text:p>
                <draw:g>
                  <svg:desc>'mutation-stats'.D2:'mutation-stats'.D97</svg:desc>
                </draw:g>
              </table:table-cell>
              <table:table-cell office:value-type="float" office:value="0.00319829424307036">
                <text:p>0.00319829424307036</text:p>
                <draw:g>
                  <svg:desc>'mutation-stats'.BC2:'mutation-stats'.BC97</svg:desc>
                </draw:g>
              </table:table-cell>
              <table:table-cell office:value-type="float" office:value="0">
                <text:p>0</text:p>
                <draw:g>
                  <svg:desc>'mutation-stats'.C2:'mutation-stats'.C97</svg:desc>
                </draw:g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0.0123055719629848">
                <text:p>0.0123055719629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432432432432432">
                <text:p>0.043243243243243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631578947368421">
                <text:p>0.0631578947368421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514018691588785">
                <text:p>0.051401869158878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14176245210728">
                <text:p>0.14176245210728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846394984326019">
                <text:p>0.084639498432601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674157303370787">
                <text:p>0.067415730337078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728291316526611">
                <text:p>0.0728291316526611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25">
                <text:p>0.2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513392857142857">
                <text:p>0.051339285714285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611814345991561">
                <text:p>0.0611814345991561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477568740955137">
                <text:p>0.047756874095513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4149377593361">
                <text:p>0.04149377593361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707070707070707">
                <text:p>0.070707070707070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546341463414634">
                <text:p>0.54634146341463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33175355450237">
                <text:p>0.03317535545023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398550724637681">
                <text:p>0.0398550724637681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371517027863777">
                <text:p>0.37151702786377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516717325227964">
                <text:p>0.051671732522796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826666666666667">
                <text:p>0.082666666666666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21760391198044">
                <text:p>0.2176039119804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851063829787234">
                <text:p>0.085106382978723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614828209764919">
                <text:p>0.061482820976491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222910216718266">
                <text:p>0.22291021671826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641791044776119">
                <text:p>0.064179104477611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532S-F616Y</text:p>
              </table:table-cell>
              <table:table-cell office:value-type="float" office:value="0.618090452261307">
                <text:p>0.61809045226130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T489A</text:p>
              </table:table-cell>
              <table:table-cell office:value-type="float" office:value="0.421296296296296">
                <text:p>0.42129629629629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733T-D802N-H873Q</text:p>
              </table:table-cell>
              <table:table-cell office:value-type="float" office:value="0.630225080385852">
                <text:p>0.63022508038585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-I432V</text:p>
              </table:table-cell>
              <table:table-cell office:value-type="float" office:value="0.165450121654501">
                <text:p>0.16545012165450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</text:p>
              </table:table-cell>
              <table:table-cell office:value-type="float" office:value="0.0891089108910891">
                <text:p>0.089108910891089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251798561151079">
                <text:p>0.0251798561151079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135714285714286">
                <text:p>0.135714285714286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320987654320988">
                <text:p>0.0320987654320988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404280618311534">
                <text:p>0.0404280618311534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489451476793249">
                <text:p>0.0489451476793249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0552995391705069">
                <text:p>0.0552995391705069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036480686695279">
                <text:p>0.036480686695279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334K</text:p>
              </table:table-cell>
              <table:table-cell office:value-type="float" office:value="0.0897435897435897">
                <text:p>0.089743589743589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Q255H-K349I-F796V</text:p>
              </table:table-cell>
              <table:table-cell office:value-type="float" office:value="0.0684931506849315">
                <text:p>0.068493150684931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S</text:p>
              </table:table-cell>
              <table:table-cell office:value-type="float" office:value="0.112">
                <text:p>0.11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I</text:p>
              </table:table-cell>
              <table:table-cell office:value-type="float" office:value="0.0348258706467662">
                <text:p>0.034825870646766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880S</text:p>
              </table:table-cell>
              <table:table-cell office:value-type="float" office:value="0.925196850393701">
                <text:p>0.92519685039370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478723404255319">
                <text:p>0.0478723404255319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132575757575758">
                <text:p>0.132575757575758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392156862745098">
                <text:p>0.0392156862745098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623249299719888">
                <text:p>0.0623249299719888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I</text:p>
              </table:table-cell>
              <table:table-cell office:value-type="float" office:value="0.0661764705882353">
                <text:p>0.0661764705882353</text:p>
              </table:table-cell>
              <table:table-cell office:value-type="float" office:value="6737322">
                <text:p>6737322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41958041958042">
                <text:p>0.04195804195804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500658761528327">
                <text:p>0.050065876152832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523560209424084">
                <text:p>0.052356020942408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363849765258216">
                <text:p>0.036384976525821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.0789473684210526">
                <text:p>0.0789473684210526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.146005509641873">
                <text:p>0.146005509641873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282D-F304L-A458S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259Y-R395K</text:p>
              </table:table-cell>
              <table:table-cell office:value-type="float" office:value="0.0869565217391304">
                <text:p>0.086956521739130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M587L</text:p>
              </table:table-cell>
              <table:table-cell office:value-type="float" office:value="0.0447976878612717">
                <text:p>0.044797687861271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637450199203187">
                <text:p>0.0637450199203187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505263157894737">
                <text:p>0.0505263157894737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462585034013605">
                <text:p>0.0462585034013605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472906403940887">
                <text:p>0.0472906403940887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197247706422018">
                <text:p>0.197247706422018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634920634920635">
                <text:p>0.0634920634920635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12874251497006">
                <text:p>0.12874251497006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.00961538461538462">
                <text:p>0.00961538461538462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.0294117647058823">
                <text:p>0.0294117647058823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777T-G887D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777T</text:p>
              </table:table-cell>
              <table:table-cell office:value-type="float" office:value="0.110862262038074">
                <text:p>0.11086226203807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668R</text:p>
              </table:table-cell>
              <table:table-cell office:value-type="float" office:value="0.062043795620438">
                <text:p>0.06204379562043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711462450592885">
                <text:p>0.071146245059288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114391143911439">
                <text:p>0.114391143911439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75812274368231">
                <text:p>0.075812274368231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807799442896936">
                <text:p>0.0807799442896936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7">
                <text:p>0.07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491493383742911">
                <text:p>0.0491493383742911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798722044728434">
                <text:p>0.079872204472843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G461D-E861V</text:p>
              </table:table-cell>
              <table:table-cell office:value-type="float" office:value="0.0782918149466192">
                <text:p>0.078291814946619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F702I-I761L-I863V</text:p>
              </table:table-cell>
              <table:table-cell office:value-type="float" office:value="0.119402985074627">
                <text:p>0.11940298507462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G</text:p>
              </table:table-cell>
              <table:table-cell office:value-type="float" office:value="0.0981308411214953">
                <text:p>0.098130841121495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.0877862595419847">
                <text:p>0.0877862595419847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.111801242236025">
                <text:p>0.111801242236025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213855421686747">
                <text:p>0.213855421686747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637119113573407">
                <text:p>0.0637119113573407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358208955223881">
                <text:p>0.0358208955223881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D543G-A912T</text:p>
              </table:table-cell>
              <table:table-cell office:value-type="float" office:value="0.0633333333333333">
                <text:p>0.063333333333333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347N-E569A</text:p>
              </table:table-cell>
              <table:table-cell office:value-type="float" office:value="0.972929936305732">
                <text:p>0.97292993630573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257H</text:p>
              </table:table-cell>
              <table:table-cell office:value-type="float" office:value="0.0502008032128514">
                <text:p>0.050200803212851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686274509803922">
                <text:p>0.0686274509803922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45662100456621">
                <text:p>0.045662100456621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566893424036281">
                <text:p>0.0566893424036281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698151950718686">
                <text:p>0.0698151950718686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0.107049608355091">
                <text:p>0.107049608355091</text:p>
              </table:table-cell>
              <table:table-cell office:value-type="float" office:value="9127187">
                <text:p>912718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7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884cm" svg:height="20.082cm" xlink:href=".." xlink:type="simple" chart:class="chart:bar" chart:style-name="ch1">
        <chart:title svg:x="20.7cm" svg:y="0.537cm" chart:style-name="ch2">
          <text:p>unique G-&gt;C per sequence</text:p>
        </chart:title>
        <chart:plot-area chart:style-name="ch3" table:cell-range-address="'mutation-stats'.C2:'mutation-stats'.D97 'mutation-stats'.M1:'mutation-stats'.M1 'mutation-stats'.BO2:'mutation-stats'.BO97" chart:data-source-has-labels="both" svg:x="1.948cm" svg:y="1.717cm" svg:width="43.999cm" svg:height="16.983cm">
          <chartooo:coordinate-region svg:x="2.86cm" svg:y="1.717cm" svg:width="43.087cm" svg:height="13.211cm"/>
          <chart:axis chart:dimension="x" chart:name="primary-x" chart:style-name="ch4" chartooo:axis-type="auto">
            <chartooo:date-scale/>
            <chart:title svg:x="22.712cm" svg:y="19.101cm" chart:style-name="ch5">
              <text:p>TPDNAP variant</text:p>
            </chart:title>
            <chart:categories table:cell-range-address="'mutation-stats'.D2:'mutation-stats'.D97"/>
          </chart:axis>
          <chart:axis chart:dimension="y" chart:name="primary-y" chart:style-name="ch6">
            <chart:title svg:x="0.451cm" svg:y="12.422cm" chart:style-name="ch7">
              <text:p>G-&gt;C mutations per sequence</text:p>
            </chart:title>
            <chart:grid chart:style-name="ch8" chart:class="major"/>
          </chart:axis>
          <chart:series chart:style-name="ch9" chart:values-cell-range-address="'mutation-stats'.BO2:'mutation-stats'.BO97" chart:label-cell-address="'mutation-stats'.M1:'mutation-stats'.M1" chart:class="chart:bar">
            <chart:data-point chart:repeated="96"/>
            <loext:propertry-mapping loext:property="FillColor" loext:cell-range-address="'mutation-stats'.C2:'mutation-stats'.C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NT_mutations_per_seq</text:p>
                <draw:g>
                  <svg:desc>'mutation-stats'.M1:'mutation-stats'.M1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ntrol</text:p>
                <draw:g>
                  <svg:desc>'mutation-stats'.D2:'mutation-stats'.D97</svg:desc>
                </draw:g>
              </table:table-cell>
              <table:table-cell office:value-type="float" office:value="0.00319829424307036">
                <text:p>0.00319829424307036</text:p>
                <draw:g>
                  <svg:desc>'mutation-stats'.BO2:'mutation-stats'.BO97</svg:desc>
                </draw:g>
              </table:table-cell>
              <table:table-cell office:value-type="float" office:value="0">
                <text:p>0</text:p>
                <draw:g>
                  <svg:desc>'mutation-stats'.C2:'mutation-stats'.C97</svg:desc>
                </draw:g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0.00836778893482969">
                <text:p>0.00836778893482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432432432432432">
                <text:p>0.043243243243243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514018691588785">
                <text:p>0.051401869158878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470219435736677">
                <text:p>0.047021943573667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589887640449438">
                <text:p>0.0589887640449438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491071428571429">
                <text:p>0.049107142857142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548523206751055">
                <text:p>0.054852320675105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44862518089725">
                <text:p>0.04486251808972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342323651452282">
                <text:p>0.034232365145228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341463414634146">
                <text:p>0.034146341463414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33175355450237">
                <text:p>0.03317535545023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326086956521739">
                <text:p>0.032608695652173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619195046439628">
                <text:p>0.0619195046439628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486322188449848">
                <text:p>0.0486322188449848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56">
                <text:p>0.05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78239608801956">
                <text:p>0.07823960880195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494505494505494">
                <text:p>0.049450549450549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524412296564195">
                <text:p>0.052441229656419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340557275541796">
                <text:p>0.034055727554179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552238805970149">
                <text:p>0.055223880597014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532S-F616Y</text:p>
              </table:table-cell>
              <table:table-cell office:value-type="float" office:value="0.0653266331658292">
                <text:p>0.065326633165829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T489A</text:p>
              </table:table-cell>
              <table:table-cell office:value-type="float" office:value="0.0532407407407407">
                <text:p>0.053240740740740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733T-D802N-H873Q</text:p>
              </table:table-cell>
              <table:table-cell office:value-type="float" office:value="0.0546623794212219">
                <text:p>0.054662379421221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-I432V</text:p>
              </table:table-cell>
              <table:table-cell office:value-type="float" office:value="0.0389294403892944">
                <text:p>0.038929440389294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</text:p>
              </table:table-cell>
              <table:table-cell office:value-type="float" office:value="0.0792079207920792">
                <text:p>0.079207920792079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215827338129496">
                <text:p>0.0215827338129496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392857142857143">
                <text:p>0.0392857142857143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296296296296296">
                <text:p>0.0296296296296296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332936979785969">
                <text:p>0.0332936979785969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421940928270042">
                <text:p>0.0421940928270042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0506912442396313">
                <text:p>0.0506912442396313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0343347639484979">
                <text:p>0.0343347639484979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334K</text:p>
              </table:table-cell>
              <table:table-cell office:value-type="float" office:value="0.0501165501165501">
                <text:p>0.050116550116550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Q255H-K349I-F796V</text:p>
              </table:table-cell>
              <table:table-cell office:value-type="float" office:value="0.0684931506849315">
                <text:p>0.068493150684931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S</text:p>
              </table:table-cell>
              <table:table-cell office:value-type="float" office:value="0.044">
                <text:p>0.04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I</text:p>
              </table:table-cell>
              <table:table-cell office:value-type="float" office:value="0.0298507462686567">
                <text:p>0.029850746268656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880S</text:p>
              </table:table-cell>
              <table:table-cell office:value-type="float" office:value="0.0196850393700787">
                <text:p>0.019685039370078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478723404255319">
                <text:p>0.0478723404255319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795454545454545">
                <text:p>0.0795454545454545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448179271708684">
                <text:p>0.0448179271708684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I</text:p>
              </table:table-cell>
              <table:table-cell office:value-type="float" office:value="0.0661764705882353">
                <text:p>0.0661764705882353</text:p>
              </table:table-cell>
              <table:table-cell office:value-type="float" office:value="6737322">
                <text:p>6737322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34965034965035">
                <text:p>0.03496503496503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368906455862978">
                <text:p>0.036890645586297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418848167539267">
                <text:p>0.041884816753926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269953051643192">
                <text:p>0.026995305164319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.0473684210526316">
                <text:p>0.0473684210526316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.0661157024793388">
                <text:p>0.0661157024793388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282D-F304L-A458S</text:p>
              </table:table-cell>
              <table:table-cell office:value-type="float" office:value="0.03125">
                <text:p>0.0312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259Y-R395K</text:p>
              </table:table-cell>
              <table:table-cell office:value-type="float" office:value="0.0706521739130435">
                <text:p>0.070652173913043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M587L</text:p>
              </table:table-cell>
              <table:table-cell office:value-type="float" office:value="0.0404624277456647">
                <text:p>0.040462427745664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318725099601594">
                <text:p>0.0318725099601594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378947368421053">
                <text:p>0.0378947368421053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521885521885522">
                <text:p>0.0521885521885522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448979591836735">
                <text:p>0.0448979591836735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311986863711002">
                <text:p>0.0311986863711002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412844036697248">
                <text:p>0.0412844036697248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419161676646707">
                <text:p>0.0419161676646707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.00961538461538462">
                <text:p>0.00961538461538462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.0261437908496732">
                <text:p>0.0261437908496732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777T-G887D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777T</text:p>
              </table:table-cell>
              <table:table-cell office:value-type="float" office:value="0.0481522956326988">
                <text:p>0.048152295632698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668R</text:p>
              </table:table-cell>
              <table:table-cell office:value-type="float" office:value="0.0291970802919708">
                <text:p>0.029197080291970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711462450592885">
                <text:p>0.071146245059288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22140221402214">
                <text:p>0.02214022140221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685920577617329">
                <text:p>0.0685920577617329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445682451253482">
                <text:p>0.0445682451253482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65">
                <text:p>0.06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378071833648393">
                <text:p>0.0378071833648393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591054313099041">
                <text:p>0.0591054313099041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G461D-E861V</text:p>
              </table:table-cell>
              <table:table-cell office:value-type="float" office:value="0.0462633451957295">
                <text:p>0.046263345195729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F702I-I761L-I863V</text:p>
              </table:table-cell>
              <table:table-cell office:value-type="float" office:value="0.0945273631840796">
                <text:p>0.094527363184079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G</text:p>
              </table:table-cell>
              <table:table-cell office:value-type="float" office:value="0.0514018691588785">
                <text:p>0.051401869158878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.0763358778625954">
                <text:p>0.0763358778625954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.0745341614906832">
                <text:p>0.0745341614906832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271084337349398">
                <text:p>0.0271084337349398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277008310249307">
                <text:p>0.0277008310249307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328358208955224">
                <text:p>0.0328358208955224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D543G-A912T</text:p>
              </table:table-cell>
              <table:table-cell office:value-type="float" office:value="0.0444444444444444">
                <text:p>0.044444444444444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347N-E569A</text:p>
              </table:table-cell>
              <table:table-cell office:value-type="float" office:value="0.0414012738853503">
                <text:p>0.041401273885350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257H</text:p>
              </table:table-cell>
              <table:table-cell office:value-type="float" office:value="0.0441767068273092">
                <text:p>0.044176706827309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612745098039216">
                <text:p>0.0612745098039216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4337899543379">
                <text:p>0.04337899543379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521541950113379">
                <text:p>0.0521541950113379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513347022587269">
                <text:p>0.0513347022587269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0.0783289817232376">
                <text:p>0.0783289817232376</text:p>
              </table:table-cell>
              <table:table-cell office:value-type="float" office:value="9127187">
                <text:p>912718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7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884cm" svg:height="20.082cm" xlink:href=".." xlink:type="simple" chart:class="chart:bar" chart:style-name="ch1">
        <chart:title svg:x="21.414cm" svg:y="0.537cm" chart:style-name="ch2">
          <text:p>C-&gt;G per sequence</text:p>
        </chart:title>
        <chart:plot-area chart:style-name="ch3" table:cell-range-address="'mutation-stats'.C2:'mutation-stats'.D97 'mutation-stats'.M1:'mutation-stats'.M1 'mutation-stats'.BF2:'mutation-stats'.BF97" chart:data-source-has-labels="both" svg:x="1.948cm" svg:y="1.717cm" svg:width="43.999cm" svg:height="16.983cm">
          <chartooo:coordinate-region svg:x="2.86cm" svg:y="1.717cm" svg:width="43.087cm" svg:height="13.211cm"/>
          <chart:axis chart:dimension="x" chart:name="primary-x" chart:style-name="ch4" chartooo:axis-type="auto">
            <chartooo:date-scale/>
            <chart:title svg:x="22.712cm" svg:y="19.101cm" chart:style-name="ch5">
              <text:p>TPDNAP variant</text:p>
            </chart:title>
            <chart:categories table:cell-range-address="'mutation-stats'.D2:'mutation-stats'.D97"/>
          </chart:axis>
          <chart:axis chart:dimension="y" chart:name="primary-y" chart:style-name="ch6">
            <chart:title svg:x="0.451cm" svg:y="12.845cm" chart:style-name="ch7">
              <text:p>C-&gt;G mutations per 2kb sequencwe</text:p>
            </chart:title>
            <chart:grid chart:style-name="ch8" chart:class="major"/>
          </chart:axis>
          <chart:series chart:style-name="ch9" chart:values-cell-range-address="'mutation-stats'.BF2:'mutation-stats'.BF97" chart:label-cell-address="'mutation-stats'.M1:'mutation-stats'.M1" chart:class="chart:bar">
            <chart:data-point chart:repeated="96"/>
            <loext:propertry-mapping loext:property="FillColor" loext:cell-range-address="'mutation-stats'.C2:'mutation-stats'.C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NT_mutations_per_seq</text:p>
                <draw:g>
                  <svg:desc>'mutation-stats'.M1:'mutation-stats'.M1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ntrol</text:p>
                <draw:g>
                  <svg:desc>'mutation-stats'.D2:'mutation-stats'.D97</svg:desc>
                </draw:g>
              </table:table-cell>
              <table:table-cell office:value-type="float" office:value="0.00906183368869936">
                <text:p>0.00906183368869936</text:p>
                <draw:g>
                  <svg:desc>'mutation-stats'.BF2:'mutation-stats'.BF97</svg:desc>
                </draw:g>
              </table:table-cell>
              <table:table-cell office:value-type="float" office:value="0">
                <text:p>0</text:p>
                <draw:g>
                  <svg:desc>'mutation-stats'.C2:'mutation-stats'.C97</svg:desc>
                </draw:g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0.0175231344752904">
                <text:p>0.0175231344752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378378378378378">
                <text:p>0.0378378378378378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157894736842105">
                <text:p>0.015789473684210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327102803738318">
                <text:p>0.0327102803738318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282131661442006">
                <text:p>0.0282131661442006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308988764044944">
                <text:p>0.030898876404494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532212885154062">
                <text:p>0.053221288515406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521978021978022">
                <text:p>0.052197802197802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558035714285714">
                <text:p>0.055803571428571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421940928270042">
                <text:p>0.042194092827004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303907380607815">
                <text:p>0.030390738060781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497925311203319">
                <text:p>0.049792531120331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">
                <text:p>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292682926829268">
                <text:p>0.0292682926829268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72463768115942">
                <text:p>0.0072463768115942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402476780185759">
                <text:p>0.040247678018575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82370820668693">
                <text:p>0.018237082066869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298666666666667">
                <text:p>0.29866666666666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268948655256724">
                <text:p>0.026894865525672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541586073500967">
                <text:p>0.054158607350096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121157323688969">
                <text:p>0.12115732368896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21671826625387">
                <text:p>0.02167182662538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253731343283582">
                <text:p>0.0253731343283582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532S-F616Y</text:p>
              </table:table-cell>
              <table:table-cell office:value-type="float" office:value="0.0402010050251256">
                <text:p>0.040201005025125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T489A</text:p>
              </table:table-cell>
              <table:table-cell office:value-type="float" office:value="0.0300925925925926">
                <text:p>0.030092592592592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733T-D802N-H873Q</text:p>
              </table:table-cell>
              <table:table-cell office:value-type="float" office:value="0.0482315112540193">
                <text:p>0.048231511254019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-I432V</text:p>
              </table:table-cell>
              <table:table-cell office:value-type="float" office:value="0.309002433090024">
                <text:p>0.30900243309002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</text:p>
              </table:table-cell>
              <table:table-cell office:value-type="float" office:value="0.0495049504950495">
                <text:p>0.049504950495049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287769784172662">
                <text:p>0.0287769784172662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246913580246914">
                <text:p>0.0246913580246914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105826397146254">
                <text:p>0.105826397146254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30379746835443">
                <text:p>0.030379746835443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0460829493087558">
                <text:p>0.0460829493087558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0665236051502146">
                <text:p>0.0665236051502146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334K</text:p>
              </table:table-cell>
              <table:table-cell office:value-type="float" office:value="0.0396270396270396">
                <text:p>0.039627039627039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Q255H-K349I-F796V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S</text:p>
              </table:table-cell>
              <table:table-cell office:value-type="float" office:value="0.032">
                <text:p>0.03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I</text:p>
              </table:table-cell>
              <table:table-cell office:value-type="float" office:value="0.0895522388059701">
                <text:p>0.089552238805970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880S</text:p>
              </table:table-cell>
              <table:table-cell office:value-type="float" office:value="0.031496062992126">
                <text:p>0.03149606299212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478723404255319">
                <text:p>0.0478723404255319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265151515151515">
                <text:p>0.0265151515151515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348583877995643">
                <text:p>0.0348583877995643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371148459383754">
                <text:p>0.0371148459383754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I</text:p>
              </table:table-cell>
              <table:table-cell office:value-type="float" office:value="0.0367647058823529">
                <text:p>0.0367647058823529</text:p>
              </table:table-cell>
              <table:table-cell office:value-type="float" office:value="6737322">
                <text:p>6737322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121212121212121">
                <text:p>0.012121212121212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174825174825175">
                <text:p>0.017482517482517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250329380764163">
                <text:p>0.025032938076416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183246073298429">
                <text:p>0.018324607329842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199530516431925">
                <text:p>0.019953051643192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.136842105263158">
                <text:p>0.136842105263158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.046831955922865">
                <text:p>0.046831955922865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282D-F304L-A458S</text:p>
              </table:table-cell>
              <table:table-cell office:value-type="float" office:value="0.200892857142857">
                <text:p>0.20089285714285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259Y-R395K</text:p>
              </table:table-cell>
              <table:table-cell office:value-type="float" office:value="0.0760869565217391">
                <text:p>0.076086956521739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M587L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47808764940239">
                <text:p>0.047808764940239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378947368421053">
                <text:p>0.0378947368421053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387205387205387">
                <text:p>0.0387205387205387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36734693877551">
                <text:p>0.036734693877551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338259441707718">
                <text:p>0.0338259441707718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18348623853211">
                <text:p>0.018348623853211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53968253968254">
                <text:p>0.053968253968254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898203592814371">
                <text:p>0.0898203592814371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.00480769230769231">
                <text:p>0.00480769230769231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.0130718954248366">
                <text:p>0.0130718954248366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777T-G887D</text:p>
              </table:table-cell>
              <table:table-cell office:value-type="float" office:value="0.016260162601626">
                <text:p>0.01626016260162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777T</text:p>
              </table:table-cell>
              <table:table-cell office:value-type="float" office:value="0.0257558790593505">
                <text:p>0.025755879059350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668R</text:p>
              </table:table-cell>
              <table:table-cell office:value-type="float" office:value="0.0437956204379562">
                <text:p>0.043795620437956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237154150197628">
                <text:p>0.0237154150197628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22140221402214">
                <text:p>0.02214022140221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288808664259928">
                <text:p>0.0288808664259928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278551532033426">
                <text:p>0.0278551532033426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425">
                <text:p>0.042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321361058601134">
                <text:p>0.032136105860113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543130990415335">
                <text:p>0.054313099041533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G461D-E861V</text:p>
              </table:table-cell>
              <table:table-cell office:value-type="float" office:value="0.0213523131672598">
                <text:p>0.021352313167259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F702I-I761L-I863V</text:p>
              </table:table-cell>
              <table:table-cell office:value-type="float" office:value="0.0398009950248756">
                <text:p>0.039800995024875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G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.0496894409937888">
                <text:p>0.0496894409937888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421686746987952">
                <text:p>0.0421686746987952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0554016620498615">
                <text:p>0.00554016620498615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492537313432836">
                <text:p>0.0492537313432836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D543G-A912T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347N-E569A</text:p>
              </table:table-cell>
              <table:table-cell office:value-type="float" office:value="0.0923566878980892">
                <text:p>0.092356687898089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257H</text:p>
              </table:table-cell>
              <table:table-cell office:value-type="float" office:value="0.0120481927710843">
                <text:p>0.012048192771084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182648401826484">
                <text:p>0.0182648401826484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385487528344671">
                <text:p>0.0385487528344671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164271047227926">
                <text:p>0.0164271047227926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0.0261096605744125">
                <text:p>0.0261096605744125</text:p>
              </table:table-cell>
              <table:table-cell office:value-type="float" office:value="9127187">
                <text:p>912718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7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884cm" svg:height="20.082cm" xlink:href=".." xlink:type="simple" chart:class="chart:bar" chart:style-name="ch1">
        <chart:title svg:x="20.7cm" svg:y="0.537cm" chart:style-name="ch2">
          <text:p>unique C-&gt;G per sequence</text:p>
        </chart:title>
        <chart:plot-area chart:style-name="ch3" table:cell-range-address="'mutation-stats'.C2:'mutation-stats'.D97 'mutation-stats'.M1:'mutation-stats'.M1 'mutation-stats'.BR2:'mutation-stats'.BR97" chart:data-source-has-labels="both" svg:x="1.948cm" svg:y="1.717cm" svg:width="43.999cm" svg:height="16.983cm">
          <chartooo:coordinate-region svg:x="2.86cm" svg:y="1.717cm" svg:width="43.087cm" svg:height="13.211cm"/>
          <chart:axis chart:dimension="x" chart:name="primary-x" chart:style-name="ch4" chartooo:axis-type="auto">
            <chartooo:date-scale/>
            <chart:title svg:x="22.712cm" svg:y="19.101cm" chart:style-name="ch5">
              <text:p>TPDNAP variant</text:p>
            </chart:title>
            <chart:categories table:cell-range-address="'mutation-stats'.D2:'mutation-stats'.D97"/>
          </chart:axis>
          <chart:axis chart:dimension="y" chart:name="primary-y" chart:style-name="ch6">
            <chart:title svg:x="0.451cm" svg:y="12.964cm" chart:style-name="ch7">
              <text:p>unique C-&gt;G mutations per sequence</text:p>
            </chart:title>
            <chart:grid chart:style-name="ch8" chart:class="major"/>
          </chart:axis>
          <chart:series chart:style-name="ch9" chart:values-cell-range-address="'mutation-stats'.BR2:'mutation-stats'.BR97" chart:label-cell-address="'mutation-stats'.M1:'mutation-stats'.M1" chart:class="chart:bar">
            <chart:data-point chart:repeated="96"/>
            <loext:propertry-mapping loext:property="FillColor" loext:cell-range-address="'mutation-stats'.C2:'mutation-stats'.C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NT_mutations_per_seq</text:p>
                <draw:g>
                  <svg:desc>'mutation-stats'.M1:'mutation-stats'.M1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ntrol</text:p>
                <draw:g>
                  <svg:desc>'mutation-stats'.D2:'mutation-stats'.D97</svg:desc>
                </draw:g>
              </table:table-cell>
              <table:table-cell office:value-type="float" office:value="0.00373134328358209">
                <text:p>0.00373134328358209</text:p>
                <draw:g>
                  <svg:desc>'mutation-stats'.BR2:'mutation-stats'.BR97</svg:desc>
                </draw:g>
              </table:table-cell>
              <table:table-cell office:value-type="float" office:value="0">
                <text:p>0</text:p>
                <draw:g>
                  <svg:desc>'mutation-stats'.C2:'mutation-stats'.C97</svg:desc>
                </draw:g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0.00452845048237842">
                <text:p>0.00452845048237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324324324324324">
                <text:p>0.032432432432432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157894736842105">
                <text:p>0.015789473684210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327102803738318">
                <text:p>0.0327102803738318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306513409961686">
                <text:p>0.0306513409961686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250783699059561">
                <text:p>0.0250783699059561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252808988764045">
                <text:p>0.025280898876404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280112044817927">
                <text:p>0.028011204481792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274725274725275">
                <text:p>0.027472527472527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29535864978903">
                <text:p>0.029535864978903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188133140376266">
                <text:p>0.0188133140376266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228215767634855">
                <text:p>0.022821576763485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">
                <text:p>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72463768115942">
                <text:p>0.0072463768115942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309597523219814">
                <text:p>0.030959752321981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82370820668693">
                <text:p>0.018237082066869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24">
                <text:p>0.02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244498777506112">
                <text:p>0.0244498777506112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309477756286267">
                <text:p>0.030947775628626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311355311355311">
                <text:p>0.0311355311355311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307414104882459">
                <text:p>0.030741410488245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85758513931889">
                <text:p>0.018575851393188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34328358208955">
                <text:p>0.013432835820895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532S-F616Y</text:p>
              </table:table-cell>
              <table:table-cell office:value-type="float" office:value="0.0251256281407035">
                <text:p>0.025125628140703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T489A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733T-D802N-H873Q</text:p>
              </table:table-cell>
              <table:table-cell office:value-type="float" office:value="0.0192926045016077">
                <text:p>0.019292604501607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-I432V</text:p>
              </table:table-cell>
              <table:table-cell office:value-type="float" office:value="0.0267639902676399">
                <text:p>0.026763990267639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</text:p>
              </table:table-cell>
              <table:table-cell office:value-type="float" office:value="0.0495049504950495">
                <text:p>0.049504950495049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143884892086331">
                <text:p>0.0143884892086331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17283950617284">
                <text:p>0.017283950617284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214030915576694">
                <text:p>0.0214030915576694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168776371308017">
                <text:p>0.0168776371308017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0321888412017167">
                <text:p>0.0321888412017167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334K</text:p>
              </table:table-cell>
              <table:table-cell office:value-type="float" office:value="0.0174825174825175">
                <text:p>0.017482517482517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Q255H-K349I-F796V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S</text:p>
              </table:table-cell>
              <table:table-cell office:value-type="float" office:value="0.024">
                <text:p>0.02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I</text:p>
              </table:table-cell>
              <table:table-cell office:value-type="float" office:value="0.0447761194029851">
                <text:p>0.044776119402985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880S</text:p>
              </table:table-cell>
              <table:table-cell office:value-type="float" office:value="0.015748031496063">
                <text:p>0.01574803149606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372340425531915">
                <text:p>0.0372340425531915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189393939393939">
                <text:p>0.0189393939393939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217864923747277">
                <text:p>0.0217864923747277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182072829131653">
                <text:p>0.0182072829131653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I</text:p>
              </table:table-cell>
              <table:table-cell office:value-type="float" office:value="0.0294117647058823">
                <text:p>0.0294117647058823</text:p>
              </table:table-cell>
              <table:table-cell office:value-type="float" office:value="6737322">
                <text:p>6737322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121212121212121">
                <text:p>0.012121212121212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174825174825175">
                <text:p>0.017482517482517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118577075098814">
                <text:p>0.011857707509881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130890052356021">
                <text:p>0.013089005235602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117370892018779">
                <text:p>0.011737089201877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.0368421052631579">
                <text:p>0.0368421052631579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.0275482093663912">
                <text:p>0.0275482093663912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282D-F304L-A458S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259Y-R395K</text:p>
              </table:table-cell>
              <table:table-cell office:value-type="float" office:value="0.0489130434782609">
                <text:p>0.048913043478260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M587L</text:p>
              </table:table-cell>
              <table:table-cell office:value-type="float" office:value="0.0202312138728324">
                <text:p>0.020231213872832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239043824701195">
                <text:p>0.0239043824701195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294736842105263">
                <text:p>0.0294736842105263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218855218855219">
                <text:p>0.0218855218855219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244897959183673">
                <text:p>0.0244897959183673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187192118226601">
                <text:p>0.0187192118226601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18348623853211">
                <text:p>0.018348623853211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349206349206349">
                <text:p>0.0349206349206349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239520958083832">
                <text:p>0.0239520958083832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.00480769230769231">
                <text:p>0.00480769230769231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777T-G887D</text:p>
              </table:table-cell>
              <table:table-cell office:value-type="float" office:value="0.016260162601626">
                <text:p>0.01626016260162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777T</text:p>
              </table:table-cell>
              <table:table-cell office:value-type="float" office:value="0.0179171332586786">
                <text:p>0.017917133258678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668R</text:p>
              </table:table-cell>
              <table:table-cell office:value-type="float" office:value="0.0182481751824818">
                <text:p>0.018248175182481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11070110701107">
                <text:p>0.011070110701107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252707581227437">
                <text:p>0.0252707581227437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167130919220056">
                <text:p>0.0167130919220056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25">
                <text:p>0.02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226843100189036">
                <text:p>0.0226843100189036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271565495207668">
                <text:p>0.0271565495207668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G461D-E861V</text:p>
              </table:table-cell>
              <table:table-cell office:value-type="float" office:value="0.0142348754448399">
                <text:p>0.014234875444839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F702I-I761L-I863V</text:p>
              </table:table-cell>
              <table:table-cell office:value-type="float" office:value="0.0348258706467662">
                <text:p>0.034825870646766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G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.0305343511450382">
                <text:p>0.0305343511450382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210843373493976">
                <text:p>0.0210843373493976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0554016620498615">
                <text:p>0.00554016620498615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208955223880597">
                <text:p>0.0208955223880597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D543G-A912T</text:p>
              </table:table-cell>
              <table:table-cell office:value-type="float" office:value="0.0366666666666667">
                <text:p>0.036666666666666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347N-E569A</text:p>
              </table:table-cell>
              <table:table-cell office:value-type="float" office:value="0.0270700636942675">
                <text:p>0.027070063694267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257H</text:p>
              </table:table-cell>
              <table:table-cell office:value-type="float" office:value="0.00803212851405622">
                <text:p>0.0080321285140562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294117647058823">
                <text:p>0.0294117647058823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114155251141553">
                <text:p>0.0114155251141553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317460317460317">
                <text:p>0.0317460317460317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123203285420945">
                <text:p>0.0123203285420945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0.0182767624020888">
                <text:p>0.0182767624020888</text:p>
              </table:table-cell>
              <table:table-cell office:value-type="float" office:value="9127187">
                <text:p>912718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7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884cm" svg:height="20.082cm" xlink:href=".." xlink:type="simple" chart:class="chart:bar" chart:style-name="ch1">
        <chart:title svg:x="20.607cm" svg:y="0.537cm" chart:style-name="ch2">
          <text:p>transversions per sequence</text:p>
        </chart:title>
        <chart:plot-area chart:style-name="ch3" table:cell-range-address="'mutation-stats'.C2:'mutation-stats'.D97 'mutation-stats'.M1:'mutation-stats'.M1 'mutation-stats'.P2:'mutation-stats'.P97" chart:data-source-has-labels="both" svg:x="1.948cm" svg:y="1.717cm" svg:width="43.999cm" svg:height="16.983cm">
          <chartooo:coordinate-region svg:x="2.675cm" svg:y="1.717cm" svg:width="43.272cm" svg:height="13.211cm"/>
          <chart:axis chart:dimension="x" chart:name="primary-x" chart:style-name="ch4" chartooo:axis-type="auto">
            <chartooo:date-scale/>
            <chart:title svg:x="22.712cm" svg:y="19.101cm" chart:style-name="ch5">
              <text:p>TPDNAP variant</text:p>
            </chart:title>
            <chart:categories table:cell-range-address="'mutation-stats'.D2:'mutation-stats'.D97"/>
          </chart:axis>
          <chart:axis chart:dimension="y" chart:name="primary-y" chart:style-name="ch6">
            <chart:title svg:x="0.451cm" svg:y="13.546cm" chart:style-name="ch7">
              <text:p>transversion substitutions per 2kb sequencwe</text:p>
            </chart:title>
            <chart:grid chart:style-name="ch8" chart:class="major"/>
          </chart:axis>
          <chart:series chart:style-name="ch9" chart:values-cell-range-address="'mutation-stats'.P2:'mutation-stats'.P97" chart:label-cell-address="'mutation-stats'.M1:'mutation-stats'.M1" chart:class="chart:bar">
            <chart:data-point chart:repeated="96"/>
            <loext:propertry-mapping loext:property="FillColor" loext:cell-range-address="'mutation-stats'.C2:'mutation-stats'.C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NT_mutations_per_seq</text:p>
                <draw:g>
                  <svg:desc>'mutation-stats'.M1:'mutation-stats'.M1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ntrol</text:p>
                <draw:g>
                  <svg:desc>'mutation-stats'.D2:'mutation-stats'.D97</svg:desc>
                </draw:g>
              </table:table-cell>
              <table:table-cell office:value-type="float" office:value="0.0325159914712153">
                <text:p>0.0325159914712153</text:p>
                <draw:g>
                  <svg:desc>'mutation-stats'.P2:'mutation-stats'.P97</svg:desc>
                </draw:g>
              </table:table-cell>
              <table:table-cell office:value-type="float" office:value="0">
                <text:p>0</text:p>
                <draw:g>
                  <svg:desc>'mutation-stats'.C2:'mutation-stats'.C97</svg:desc>
                </draw:g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0.099822799763733">
                <text:p>0.099822799763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297297297297297">
                <text:p>0.29729729729729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173684210526316">
                <text:p>0.173684210526316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495327102803738">
                <text:p>0.495327102803738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398467432950192">
                <text:p>0.39846743295019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373040752351097">
                <text:p>0.37304075235109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646067415730337">
                <text:p>0.64606741573033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277310924369748">
                <text:p>0.277310924369748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497252747252747">
                <text:p>0.49725274725274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549107142857143">
                <text:p>0.549107142857143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282700421940928">
                <text:p>0.282700421940928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282199710564399">
                <text:p>0.28219971056439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227178423236515">
                <text:p>0.22717842323651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171717171717172">
                <text:p>0.171717171717172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8">
                <text:p>0.8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298578199052133">
                <text:p>0.29857819905213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123188405797101">
                <text:p>0.123188405797101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551083591331269">
                <text:p>0.55108359133126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17629179331307">
                <text:p>0.1762917933130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432">
                <text:p>0.432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444987775061125">
                <text:p>0.44498777506112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44294003868472">
                <text:p>0.44294003868472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335164835164835">
                <text:p>0.33516483516483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5750452079566">
                <text:p>0.575045207956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394736842105263">
                <text:p>0.39473684210526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246268656716418">
                <text:p>0.246268656716418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532S-F616Y</text:p>
              </table:table-cell>
              <table:table-cell office:value-type="float" office:value="0.71105527638191">
                <text:p>0.7110552763819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T489A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733T-D802N-H873Q</text:p>
              </table:table-cell>
              <table:table-cell office:value-type="float" office:value="1.72668810289389">
                <text:p>1.7266881028938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-I432V</text:p>
              </table:table-cell>
              <table:table-cell office:value-type="float" office:value="0.603406326034063">
                <text:p>0.60340632603406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</text:p>
              </table:table-cell>
              <table:table-cell office:value-type="float" office:value="0.188118811881188">
                <text:p>0.18811881188118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309352517985611">
                <text:p>0.309352517985611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585714285714286">
                <text:p>0.585714285714286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380499405469679">
                <text:p>0.380499405469679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311392405063291">
                <text:p>0.311392405063291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377880184331797">
                <text:p>0.377880184331797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266094420600858">
                <text:p>0.266094420600858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334K</text:p>
              </table:table-cell>
              <table:table-cell office:value-type="float" office:value="0.339160839160839">
                <text:p>0.33916083916083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Q255H-K349I-F796V</text:p>
              </table:table-cell>
              <table:table-cell office:value-type="float" office:value="0.461187214611872">
                <text:p>0.46118721461187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S</text:p>
              </table:table-cell>
              <table:table-cell office:value-type="float" office:value="0.248">
                <text:p>0.24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I</text:p>
              </table:table-cell>
              <table:table-cell office:value-type="float" office:value="0.218905472636816">
                <text:p>0.21890547263681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880S</text:p>
              </table:table-cell>
              <table:table-cell office:value-type="float" office:value="1.66535433070866">
                <text:p>1.6653543307086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382978723404255">
                <text:p>0.382978723404255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378787878787879">
                <text:p>0.378787878787879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511204481792717">
                <text:p>0.511204481792717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I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6737322">
                <text:p>6737322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824242424242424">
                <text:p>0.82424242424242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416083916083916">
                <text:p>0.41608391608391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293807641633729">
                <text:p>0.29380764163372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273560209424084">
                <text:p>0.27356020942408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286384976525822">
                <text:p>0.28638497652582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.352631578947368">
                <text:p>0.352631578947368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.650137741046832">
                <text:p>0.650137741046832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282D-F304L-A458S</text:p>
              </table:table-cell>
              <table:table-cell office:value-type="float" office:value="0.4375">
                <text:p>0.437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259Y-R395K</text:p>
              </table:table-cell>
              <table:table-cell office:value-type="float" office:value="0.353260869565217">
                <text:p>0.35326086956521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M587L</text:p>
              </table:table-cell>
              <table:table-cell office:value-type="float" office:value="0.380057803468208">
                <text:p>0.38005780346820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848605577689243">
                <text:p>0.848605577689243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833684210526316">
                <text:p>0.833684210526316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708754208754209">
                <text:p>0.708754208754209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1.66394557823129">
                <text:p>1.66394557823129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1.11888341543514">
                <text:p>1.11888341543514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454128440366972">
                <text:p>0.454128440366972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517460317460318">
                <text:p>0.517460317460318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715568862275449">
                <text:p>0.715568862275449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.254807692307692">
                <text:p>0.254807692307692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.212418300653595">
                <text:p>0.212418300653595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777T-G887D</text:p>
              </table:table-cell>
              <table:table-cell office:value-type="float" office:value="0.520325203252033">
                <text:p>0.52032520325203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777T</text:p>
              </table:table-cell>
              <table:table-cell office:value-type="float" office:value="1.17693169092945">
                <text:p>1.1769316909294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668R</text:p>
              </table:table-cell>
              <table:table-cell office:value-type="float" office:value="0.244525547445255">
                <text:p>0.24452554744525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209486166007905">
                <text:p>0.20948616600790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287822878228782">
                <text:p>0.287822878228782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259927797833935">
                <text:p>0.25992779783393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284122562674095">
                <text:p>0.28412256267409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28">
                <text:p>0.28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224952741020794">
                <text:p>0.22495274102079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277955271565495">
                <text:p>0.27795527156549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G461D-E861V</text:p>
              </table:table-cell>
              <table:table-cell office:value-type="float" office:value="0.167259786476868">
                <text:p>0.16725978647686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F702I-I761L-I863V</text:p>
              </table:table-cell>
              <table:table-cell office:value-type="float" office:value="0.701492537313433">
                <text:p>0.70149253731343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G</text:p>
              </table:table-cell>
              <table:table-cell office:value-type="float" office:value="0.214953271028037">
                <text:p>0.21495327102803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.759541984732824">
                <text:p>0.759541984732824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.888198757763975">
                <text:p>0.888198757763975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75">
                <text:p>0.75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365650969529086">
                <text:p>0.365650969529086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561194029850746">
                <text:p>0.561194029850746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D543G-A912T</text:p>
              </table:table-cell>
              <table:table-cell office:value-type="float" office:value="0.563333333333333">
                <text:p>0.56333333333333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347N-E569A</text:p>
              </table:table-cell>
              <table:table-cell office:value-type="float" office:value="1.29617834394904">
                <text:p>1.2961783439490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257H</text:p>
              </table:table-cell>
              <table:table-cell office:value-type="float" office:value="0.170682730923695">
                <text:p>0.17068273092369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32843137254902">
                <text:p>0.32843137254902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210045662100457">
                <text:p>0.210045662100457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199546485260771">
                <text:p>0.199546485260771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186858316221766">
                <text:p>0.186858316221766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0.553524804177546">
                <text:p>0.553524804177546</text:p>
              </table:table-cell>
              <table:table-cell office:value-type="float" office:value="9127187">
                <text:p>91271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7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884cm" svg:height="19.869cm" xlink:href=".." xlink:type="simple" chart:class="chart:bar" chart:style-name="ch1">
        <chart:title svg:x="20.925cm" svg:y="0.533cm" chart:style-name="ch2">
          <text:p>transitions per sequence</text:p>
        </chart:title>
        <chart:plot-area chart:style-name="ch3" table:cell-range-address="'mutation-stats'.C2:'mutation-stats'.D97 'mutation-stats'.M1:'mutation-stats'.M1 'mutation-stats'.R2:'mutation-stats'.R97" chart:data-source-has-labels="both" svg:x="1.948cm" svg:y="1.709cm" svg:width="43.999cm" svg:height="16.782cm">
          <chartooo:coordinate-region svg:x="2.569cm" svg:y="1.709cm" svg:width="43.378cm" svg:height="13.209cm"/>
          <chart:axis chart:dimension="x" chart:name="primary-x" chart:style-name="ch4" chartooo:axis-type="auto">
            <chartooo:date-scale/>
            <chart:title svg:x="22.712cm" svg:y="18.888cm" chart:style-name="ch5">
              <text:p>TPDNAP variant</text:p>
            </chart:title>
            <chart:categories table:cell-range-address="'mutation-stats'.D2:'mutation-stats'.D97"/>
          </chart:axis>
          <chart:axis chart:dimension="y" chart:name="primary-y" chart:style-name="ch6">
            <chart:title svg:x="0.451cm" svg:y="13.213cm" chart:style-name="ch7">
              <text:p>transition substitutions per 2kb sequencwe</text:p>
            </chart:title>
            <chart:grid chart:style-name="ch8" chart:class="major"/>
          </chart:axis>
          <chart:series chart:style-name="ch9" chart:values-cell-range-address="'mutation-stats'.R2:'mutation-stats'.R97" chart:label-cell-address="'mutation-stats'.M1:'mutation-stats'.M1" chart:class="chart:bar">
            <chart:data-point chart:repeated="96"/>
            <loext:propertry-mapping loext:property="FillColor" loext:cell-range-address="'mutation-stats'.C2:'mutation-stats'.C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NT_mutations_per_seq</text:p>
                <draw:g>
                  <svg:desc>'mutation-stats'.M1:'mutation-stats'.M1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ntrol</text:p>
                <draw:g>
                  <svg:desc>'mutation-stats'.D2:'mutation-stats'.D97</svg:desc>
                </draw:g>
              </table:table-cell>
              <table:table-cell office:value-type="float" office:value="0.226012793176972">
                <text:p>0.226012793176972</text:p>
                <draw:g>
                  <svg:desc>'mutation-stats'.R2:'mutation-stats'.R97</svg:desc>
                </draw:g>
              </table:table-cell>
              <table:table-cell office:value-type="float" office:value="0">
                <text:p>0</text:p>
                <draw:g>
                  <svg:desc>'mutation-stats'.C2:'mutation-stats'.C97</svg:desc>
                </draw:g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0.376944280370152">
                <text:p>0.376944280370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6.39583333333333">
                <text:p>6.39583333333333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7.12432432432432">
                <text:p>7.1243243243243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6.80526315789474">
                <text:p>6.8052631578947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7.70093457943925">
                <text:p>7.7009345794392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7.59386973180077">
                <text:p>7.5938697318007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7.92163009404389">
                <text:p>7.9216300940438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8.05337078651685">
                <text:p>8.0533707865168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7.30812324929972">
                <text:p>7.3081232492997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9.38186813186813">
                <text:p>9.38186813186813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8.88839285714286">
                <text:p>8.88839285714286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9.31012658227848">
                <text:p>9.31012658227848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7.24312590448625">
                <text:p>7.2431259044862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6.39522821576764">
                <text:p>6.3952282157676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8.3030303030303">
                <text:p>8.303030303030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4.9609756097561">
                <text:p>4.9609756097561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7.53080568720379">
                <text:p>7.5308056872037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7.88768115942029">
                <text:p>7.8876811594202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6.13622291021672">
                <text:p>6.13622291021672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6.50151975683891">
                <text:p>6.50151975683891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7.50133333333333">
                <text:p>7.5013333333333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6.85574572127139">
                <text:p>6.8557457212713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8.92649903288201">
                <text:p>8.92649903288201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6.86446886446886">
                <text:p>6.8644688644688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5.90235081374322">
                <text:p>5.90235081374322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6.95356037151703">
                <text:p>6.9535603715170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6.69850746268657">
                <text:p>6.6985074626865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532S-F616Y</text:p>
              </table:table-cell>
              <table:table-cell office:value-type="float" office:value="6.73618090452261">
                <text:p>6.7361809045226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T489A</text:p>
              </table:table-cell>
              <table:table-cell office:value-type="float" office:value="7.65277777777778">
                <text:p>7.6527777777777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733T-D802N-H873Q</text:p>
              </table:table-cell>
              <table:table-cell office:value-type="float" office:value="6.47266881028939">
                <text:p>6.4726688102893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-I432V</text:p>
              </table:table-cell>
              <table:table-cell office:value-type="float" office:value="8.06569343065693">
                <text:p>8.0656934306569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</text:p>
              </table:table-cell>
              <table:table-cell office:value-type="float" office:value="9.04950495049505">
                <text:p>9.0495049504950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2.1726618705036">
                <text:p>2.1726618705036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1.78214285714286">
                <text:p>1.78214285714286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1.8">
                <text:p>1.8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2.86444708680143">
                <text:p>2.86444708680143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2.61181434599156">
                <text:p>2.61181434599156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6.53917050691244">
                <text:p>6.53917050691244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6.38197424892704">
                <text:p>6.38197424892704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334K</text:p>
              </table:table-cell>
              <table:table-cell office:value-type="float" office:value="8.43473193473194">
                <text:p>8.4347319347319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Q255H-K349I-F796V</text:p>
              </table:table-cell>
              <table:table-cell office:value-type="float" office:value="8.15068493150685">
                <text:p>8.1506849315068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S</text:p>
              </table:table-cell>
              <table:table-cell office:value-type="float" office:value="6.48">
                <text:p>6.4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I</text:p>
              </table:table-cell>
              <table:table-cell office:value-type="float" office:value="6.16417910447761">
                <text:p>6.1641791044776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880S</text:p>
              </table:table-cell>
              <table:table-cell office:value-type="float" office:value="7.81496062992126">
                <text:p>7.8149606299212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7.14893617021277">
                <text:p>7.14893617021277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6.56060606060606">
                <text:p>6.56060606060606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8.89324618736383">
                <text:p>8.89324618736383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7.00070028011205">
                <text:p>7.00070028011205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I</text:p>
              </table:table-cell>
              <table:table-cell office:value-type="float" office:value="6.24264705882353">
                <text:p>6.24264705882353</text:p>
              </table:table-cell>
              <table:table-cell office:value-type="float" office:value="6737322">
                <text:p>6737322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1.98787878787879">
                <text:p>1.9878787878787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1.45804195804196">
                <text:p>1.458041958041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2.15415019762846">
                <text:p>2.1541501976284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1.25130890052356">
                <text:p>1.2513089005235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2.37323943661972">
                <text:p>2.3732394366197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9.68947368421053">
                <text:p>9.68947368421053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9.93112947658402">
                <text:p>9.93112947658402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282D-F304L-A458S</text:p>
              </table:table-cell>
              <table:table-cell office:value-type="float" office:value="9.83928571428571">
                <text:p>9.8392857142857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259Y-R395K</text:p>
              </table:table-cell>
              <table:table-cell office:value-type="float" office:value="10.6684782608696">
                <text:p>10.668478260869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M587L</text:p>
              </table:table-cell>
              <table:table-cell office:value-type="float" office:value="5.88439306358382">
                <text:p>5.8843930635838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1.62549800796813">
                <text:p>1.62549800796813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1.60631578947368">
                <text:p>1.60631578947368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3.23400673400673">
                <text:p>3.23400673400673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1.19455782312925">
                <text:p>1.19455782312925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2.62101806239737">
                <text:p>2.62101806239737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6.70183486238532">
                <text:p>6.70183486238532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9.27301587301587">
                <text:p>9.27301587301587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8.97305389221557">
                <text:p>8.97305389221557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6.61057692307692">
                <text:p>6.61057692307692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7.47058823529412">
                <text:p>7.47058823529412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777T-G887D</text:p>
              </table:table-cell>
              <table:table-cell office:value-type="float" office:value="3.27642276422764">
                <text:p>3.2764227642276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777T</text:p>
              </table:table-cell>
              <table:table-cell office:value-type="float" office:value="2.87681970884658">
                <text:p>2.8768197088465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668R</text:p>
              </table:table-cell>
              <table:table-cell office:value-type="float" office:value="8.76277372262774">
                <text:p>8.7627737226277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6.94466403162055">
                <text:p>6.9446640316205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7.32472324723247">
                <text:p>7.32472324723247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8.94945848375451">
                <text:p>8.94945848375451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7.89136490250696">
                <text:p>7.89136490250696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9.355">
                <text:p>9.35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7.51606805293006">
                <text:p>7.51606805293006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7.00159744408946">
                <text:p>7.00159744408946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G461D-E861V</text:p>
              </table:table-cell>
              <table:table-cell office:value-type="float" office:value="6.03202846975089">
                <text:p>6.0320284697508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F702I-I761L-I863V</text:p>
              </table:table-cell>
              <table:table-cell office:value-type="float" office:value="12.592039800995">
                <text:p>12.59203980099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G</text:p>
              </table:table-cell>
              <table:table-cell office:value-type="float" office:value="7.5">
                <text:p>7.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11.8740458015267">
                <text:p>11.8740458015267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12.6366459627329">
                <text:p>12.6366459627329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1.62048192771084">
                <text:p>1.62048192771084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1.72576177285319">
                <text:p>1.72576177285319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1.61044776119403">
                <text:p>1.61044776119403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D543G-A912T</text:p>
              </table:table-cell>
              <table:table-cell office:value-type="float" office:value="7.06111111111111">
                <text:p>7.0611111111111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347N-E569A</text:p>
              </table:table-cell>
              <table:table-cell office:value-type="float" office:value="9.29299363057325">
                <text:p>9.2929936305732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257H</text:p>
              </table:table-cell>
              <table:table-cell office:value-type="float" office:value="6.52610441767068">
                <text:p>6.5261044176706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6.6078431372549">
                <text:p>6.6078431372549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7.34703196347032">
                <text:p>7.34703196347032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6.88662131519274">
                <text:p>6.88662131519274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7.90554414784394">
                <text:p>7.90554414784394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7.18276762402089">
                <text:p>7.18276762402089</text:p>
              </table:table-cell>
              <table:table-cell office:value-type="float" office:value="9127187">
                <text:p>91271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7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884cm" svg:height="19.869cm" xlink:href=".." xlink:type="simple" chart:class="chart:bar" chart:style-name="ch1">
        <chart:title svg:x="20.21cm" svg:y="0.533cm" chart:style-name="ch2">
          <text:p>unique transitions per sequence</text:p>
        </chart:title>
        <chart:plot-area chart:style-name="ch3" table:cell-range-address="'mutation-stats'.C2:'mutation-stats'.D97 'mutation-stats'.M1:'mutation-stats'.M1 'mutation-stats'.V2:'mutation-stats'.V97" chart:data-source-has-labels="both" svg:x="1.948cm" svg:y="1.709cm" svg:width="43.999cm" svg:height="16.782cm">
          <chartooo:coordinate-region svg:x="2.675cm" svg:y="1.709cm" svg:width="43.272cm" svg:height="13.01cm"/>
          <chart:axis chart:dimension="x" chart:name="primary-x" chart:style-name="ch4" chartooo:axis-type="auto">
            <chartooo:date-scale/>
            <chart:title svg:x="22.712cm" svg:y="18.888cm" chart:style-name="ch5">
              <text:p>TPDNAP variant</text:p>
            </chart:title>
            <chart:categories table:cell-range-address="'mutation-stats'.D2:'mutation-stats'.D97"/>
          </chart:axis>
          <chart:axis chart:dimension="y" chart:name="primary-y" chart:style-name="ch6">
            <chart:title svg:x="0.451cm" svg:y="13.213cm" chart:style-name="ch7">
              <text:p>transition substitutions per 2kb sequencwe</text:p>
            </chart:title>
            <chart:grid chart:style-name="ch8" chart:class="major"/>
          </chart:axis>
          <chart:series chart:style-name="ch9" chart:values-cell-range-address="'mutation-stats'.V2:'mutation-stats'.V97" chart:label-cell-address="'mutation-stats'.M1:'mutation-stats'.M1" chart:class="chart:bar">
            <chart:data-point chart:repeated="96"/>
            <loext:propertry-mapping loext:property="FillColor" loext:cell-range-address="'mutation-stats'.C2:'mutation-stats'.C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NT_mutations_per_seq</text:p>
                <draw:g>
                  <svg:desc>'mutation-stats'.M1:'mutation-stats'.M1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ntrol</text:p>
                <draw:g>
                  <svg:desc>'mutation-stats'.D2:'mutation-stats'.D97</svg:desc>
                </draw:g>
              </table:table-cell>
              <table:table-cell office:value-type="float" office:value="0.0431769722814499">
                <text:p>0.0431769722814499</text:p>
                <draw:g>
                  <svg:desc>'mutation-stats'.V2:'mutation-stats'.V97</svg:desc>
                </draw:g>
              </table:table-cell>
              <table:table-cell office:value-type="float" office:value="0">
                <text:p>0</text:p>
                <draw:g>
                  <svg:desc>'mutation-stats'.C2:'mutation-stats'.C97</svg:desc>
                </draw:g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0.0427249458554834">
                <text:p>0.0427249458554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2.47916666666667">
                <text:p>2.4791666666666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2.53513513513513">
                <text:p>2.53513513513513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2.24210526315789">
                <text:p>2.2421052631578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2.41588785046729">
                <text:p>2.4158878504672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2.02681992337165">
                <text:p>2.0268199233716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1.99059561128527">
                <text:p>1.9905956112852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1.83988764044944">
                <text:p>1.8398876404494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1.75070028011204">
                <text:p>1.7507002801120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1.66517857142857">
                <text:p>1.6651785714285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1.79535864978903">
                <text:p>1.79535864978903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1.27351664254703">
                <text:p>1.27351664254703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978215767634855">
                <text:p>0.97821576763485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2.46464646464646">
                <text:p>2.4646464646464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2.09268292682927">
                <text:p>2.0926829268292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2.46445497630332">
                <text:p>2.46445497630332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1.72463768115942">
                <text:p>1.72463768115942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1.92569659442724">
                <text:p>1.9256965944272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1.81762917933131">
                <text:p>1.81762917933131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1.65333333333333">
                <text:p>1.6533333333333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1.7359413202934">
                <text:p>1.735941320293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1.64990328820116">
                <text:p>1.6499032882011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1.64652014652015">
                <text:p>1.6465201465201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1.49367088607595">
                <text:p>1.4936708860759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1.3266253869969">
                <text:p>1.326625386996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1.44776119402985">
                <text:p>1.4477611940298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532S-F616Y</text:p>
              </table:table-cell>
              <table:table-cell office:value-type="float" office:value="2.00753768844221">
                <text:p>2.0075376884422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T489A</text:p>
              </table:table-cell>
              <table:table-cell office:value-type="float" office:value="1.63657407407407">
                <text:p>1.6365740740740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733T-D802N-H873Q</text:p>
              </table:table-cell>
              <table:table-cell office:value-type="float" office:value="1.97427652733119">
                <text:p>1.9742765273311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-I432V</text:p>
              </table:table-cell>
              <table:table-cell office:value-type="float" office:value="1.9294403892944">
                <text:p>1.929440389294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</text:p>
              </table:table-cell>
              <table:table-cell office:value-type="float" office:value="2.88118811881188">
                <text:p>2.8811881188118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5">
                <text:p>0.5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489285714285714">
                <text:p>0.489285714285714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409876543209877">
                <text:p>0.409876543209877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392390011890606">
                <text:p>0.392390011890606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359493670886076">
                <text:p>0.359493670886076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1.86175115207373">
                <text:p>1.86175115207373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1.43991416309013">
                <text:p>1.43991416309013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334K</text:p>
              </table:table-cell>
              <table:table-cell office:value-type="float" office:value="1.17715617715618">
                <text:p>1.1771561771561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Q255H-K349I-F796V</text:p>
              </table:table-cell>
              <table:table-cell office:value-type="float" office:value="2.3013698630137">
                <text:p>2.301369863013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S</text:p>
              </table:table-cell>
              <table:table-cell office:value-type="float" office:value="2.036">
                <text:p>2.03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I</text:p>
              </table:table-cell>
              <table:table-cell office:value-type="float" office:value="2.61691542288557">
                <text:p>2.6169154228855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880S</text:p>
              </table:table-cell>
              <table:table-cell office:value-type="float" office:value="1.77952755905512">
                <text:p>1.7795275590551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2.17021276595745">
                <text:p>2.17021276595745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2.04924242424242">
                <text:p>2.04924242424242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870448179271709">
                <text:p>0.870448179271709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I</text:p>
              </table:table-cell>
              <table:table-cell office:value-type="float" office:value="1.63970588235294">
                <text:p>1.63970588235294</text:p>
              </table:table-cell>
              <table:table-cell office:value-type="float" office:value="6737322">
                <text:p>6737322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690909090909091">
                <text:p>0.69090909090909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416337285902503">
                <text:p>0.41633728590250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472513089005236">
                <text:p>0.47251308900523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470657276995305">
                <text:p>0.47065727699530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2.13684210526316">
                <text:p>2.13684210526316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1.90909090909091">
                <text:p>1.90909090909091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282D-F304L-A458S</text:p>
              </table:table-cell>
              <table:table-cell office:value-type="float" office:value="2.42857142857143">
                <text:p>2.4285714285714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259Y-R395K</text:p>
              </table:table-cell>
              <table:table-cell office:value-type="float" office:value="2.7554347826087">
                <text:p>2.755434782608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M587L</text:p>
              </table:table-cell>
              <table:table-cell office:value-type="float" office:value="1.26878612716763">
                <text:p>1.2687861271676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633466135458167">
                <text:p>0.633466135458167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665263157894737">
                <text:p>0.665263157894737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53030303030303">
                <text:p>0.53030303030303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548299319727891">
                <text:p>0.548299319727891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295238095238095">
                <text:p>0.295238095238095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1.96330275229358">
                <text:p>1.96330275229358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1.91746031746032">
                <text:p>1.91746031746032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1.6377245508982">
                <text:p>1.6377245508982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2.00961538461538">
                <text:p>2.00961538461538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2.00653594771242">
                <text:p>2.00653594771242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777T-G887D</text:p>
              </table:table-cell>
              <table:table-cell office:value-type="float" office:value="0.983739837398374">
                <text:p>0.98373983739837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777T</text:p>
              </table:table-cell>
              <table:table-cell office:value-type="float" office:value="0.571108622620381">
                <text:p>0.57110862262038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668R</text:p>
              </table:table-cell>
              <table:table-cell office:value-type="float" office:value="1.90875912408759">
                <text:p>1.9087591240875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2.26877470355731">
                <text:p>2.26877470355731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2.35424354243542">
                <text:p>2.35424354243542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2.15162454873646">
                <text:p>2.15162454873646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2.03899721448468">
                <text:p>2.03899721448468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1.7725">
                <text:p>1.772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1.61625708884688">
                <text:p>1.61625708884688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1.50798722044728">
                <text:p>1.50798722044728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G461D-E861V</text:p>
              </table:table-cell>
              <table:table-cell office:value-type="float" office:value="2.11743772241993">
                <text:p>2.1174377224199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F702I-I761L-I863V</text:p>
              </table:table-cell>
              <table:table-cell office:value-type="float" office:value="3.44278606965174">
                <text:p>3.4427860696517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G</text:p>
              </table:table-cell>
              <table:table-cell office:value-type="float" office:value="2.60280373831776">
                <text:p>2.6028037383177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3.38549618320611">
                <text:p>3.38549618320611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2.69875776397516">
                <text:p>2.69875776397516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460843373493976">
                <text:p>0.460843373493976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490304709141274">
                <text:p>0.490304709141274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417910447761194">
                <text:p>0.417910447761194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D543G-A912T</text:p>
              </table:table-cell>
              <table:table-cell office:value-type="float" office:value="1.17555555555556">
                <text:p>1.1755555555555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347N-E569A</text:p>
              </table:table-cell>
              <table:table-cell office:value-type="float" office:value="1.67515923566879">
                <text:p>1.6751592356687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257H</text:p>
              </table:table-cell>
              <table:table-cell office:value-type="float" office:value="1.43373493975904">
                <text:p>1.4337349397590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1.56862745098039">
                <text:p>1.56862745098039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1.59360730593607">
                <text:p>1.59360730593607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1.85034013605442">
                <text:p>1.85034013605442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1.59342915811088">
                <text:p>1.59342915811088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1.66840731070496">
                <text:p>1.66840731070496</text:p>
              </table:table-cell>
              <table:table-cell office:value-type="float" office:value="9127187">
                <text:p>91271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7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884cm" svg:height="20.082cm" xlink:href=".." xlink:type="simple" chart:class="chart:bar" chart:style-name="ch1">
        <chart:title svg:x="19.893cm" svg:y="0.537cm" chart:style-name="ch2">
          <text:p>unique transversions per sequence</text:p>
        </chart:title>
        <chart:plot-area chart:style-name="ch3" table:cell-range-address="'mutation-stats'.C2:'mutation-stats'.D97 'mutation-stats'.M1:'mutation-stats'.M1 'mutation-stats'.T2:'mutation-stats'.T97" chart:data-source-has-labels="both" svg:x="1.948cm" svg:y="1.717cm" svg:width="43.999cm" svg:height="16.983cm">
          <chartooo:coordinate-region svg:x="2.675cm" svg:y="1.717cm" svg:width="43.272cm" svg:height="13.211cm"/>
          <chart:axis chart:dimension="x" chart:name="primary-x" chart:style-name="ch4" chartooo:axis-type="auto">
            <chartooo:date-scale/>
            <chart:title svg:x="22.712cm" svg:y="19.101cm" chart:style-name="ch5">
              <text:p>TPDNAP variant</text:p>
            </chart:title>
            <chart:categories table:cell-range-address="'mutation-stats'.D2:'mutation-stats'.D97"/>
          </chart:axis>
          <chart:axis chart:dimension="y" chart:name="primary-y" chart:style-name="ch6">
            <chart:title svg:x="0.451cm" svg:y="13.546cm" chart:style-name="ch7">
              <text:p>transversion substitutions per 2kb sequencwe</text:p>
            </chart:title>
            <chart:grid chart:style-name="ch8" chart:class="major"/>
          </chart:axis>
          <chart:series chart:style-name="ch9" chart:values-cell-range-address="'mutation-stats'.T2:'mutation-stats'.T97" chart:label-cell-address="'mutation-stats'.M1:'mutation-stats'.M1" chart:class="chart:bar">
            <chart:data-point chart:repeated="96"/>
            <loext:propertry-mapping loext:property="FillColor" loext:cell-range-address="'mutation-stats'.C2:'mutation-stats'.C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NT_mutations_per_seq</text:p>
                <draw:g>
                  <svg:desc>'mutation-stats'.M1:'mutation-stats'.M1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ntrol</text:p>
                <draw:g>
                  <svg:desc>'mutation-stats'.D2:'mutation-stats'.D97</svg:desc>
                </draw:g>
              </table:table-cell>
              <table:table-cell office:value-type="float" office:value="0.023454157782516">
                <text:p>0.023454157782516</text:p>
                <draw:g>
                  <svg:desc>'mutation-stats'.T2:'mutation-stats'.T97</svg:desc>
                </draw:g>
              </table:table-cell>
              <table:table-cell office:value-type="float" office:value="0">
                <text:p>0</text:p>
                <draw:g>
                  <svg:desc>'mutation-stats'.C2:'mutation-stats'.C97</svg:desc>
                </draw:g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0.0569994093325458">
                <text:p>0.0569994093325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243243243243243">
                <text:p>0.243243243243243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163157894736842">
                <text:p>0.16315789473684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331775700934579">
                <text:p>0.33177570093457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210727969348659">
                <text:p>0.21072796934865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29153605015674">
                <text:p>0.2915360501567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191011235955056">
                <text:p>0.191011235955056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255494505494505">
                <text:p>0.25549450549450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274553571428571">
                <text:p>0.274553571428571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246835443037975">
                <text:p>0.24683544303797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178002894356006">
                <text:p>0.178002894356006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173236514522822">
                <text:p>0.17323651452282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141414141414141">
                <text:p>0.141414141414141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141463414634146">
                <text:p>0.14146341463414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251184834123223">
                <text:p>0.25118483412322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101449275362319">
                <text:p>0.10144927536231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226006191950464">
                <text:p>0.22600619195046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133738601823708">
                <text:p>0.133738601823708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125333333333333">
                <text:p>0.12533333333333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256723716381418">
                <text:p>0.256723716381418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189555125725339">
                <text:p>0.18955512572533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271062271062271">
                <text:p>0.271062271062271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414104882459313">
                <text:p>0.41410488245931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190402476780186">
                <text:p>0.19040247678018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2">
                <text:p>0.2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532S-F616Y</text:p>
              </table:table-cell>
              <table:table-cell office:value-type="float" office:value="0.138190954773869">
                <text:p>0.13819095477386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T489A</text:p>
              </table:table-cell>
              <table:table-cell office:value-type="float" office:value="0.19212962962963">
                <text:p>0.1921296296296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733T-D802N-H873Q</text:p>
              </table:table-cell>
              <table:table-cell office:value-type="float" office:value="0.257234726688103">
                <text:p>0.25723472668810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-I432V</text:p>
              </table:table-cell>
              <table:table-cell office:value-type="float" office:value="0.180048661800487">
                <text:p>0.18004866180048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</text:p>
              </table:table-cell>
              <table:table-cell office:value-type="float" office:value="0.168316831683168">
                <text:p>0.16831683168316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307142857142857">
                <text:p>0.307142857142857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217283950617284">
                <text:p>0.217283950617284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223543400713436">
                <text:p>0.223543400713436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206751054852321">
                <text:p>0.206751054852321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341013824884793">
                <text:p>0.341013824884793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216738197424893">
                <text:p>0.216738197424893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334K</text:p>
              </table:table-cell>
              <table:table-cell office:value-type="float" office:value="0.249417249417249">
                <text:p>0.24941724941724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Q255H-K349I-F796V</text:p>
              </table:table-cell>
              <table:table-cell office:value-type="float" office:value="0.26027397260274">
                <text:p>0.2602739726027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S</text:p>
              </table:table-cell>
              <table:table-cell office:value-type="float" office:value="0.164">
                <text:p>0.16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I</text:p>
              </table:table-cell>
              <table:table-cell office:value-type="float" office:value="0.169154228855721">
                <text:p>0.16915422885572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880S</text:p>
              </table:table-cell>
              <table:table-cell office:value-type="float" office:value="0.204724409448819">
                <text:p>0.20472440944881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231060606060606">
                <text:p>0.231060606060606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104575163398693">
                <text:p>0.104575163398693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182072829131653">
                <text:p>0.182072829131653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I</text:p>
              </table:table-cell>
              <table:table-cell office:value-type="float" office:value="0.25">
                <text:p>0.25</text:p>
              </table:table-cell>
              <table:table-cell office:value-type="float" office:value="6737322">
                <text:p>6737322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715151515151515">
                <text:p>0.71515151515151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171277997364954">
                <text:p>0.17127799736495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202879581151832">
                <text:p>0.20287958115183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179577464788732">
                <text:p>0.17957746478873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.205263157894737">
                <text:p>0.205263157894737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.278236914600551">
                <text:p>0.278236914600551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282D-F304L-A458S</text:p>
              </table:table-cell>
              <table:table-cell office:value-type="float" office:value="0.1875">
                <text:p>0.187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259Y-R395K</text:p>
              </table:table-cell>
              <table:table-cell office:value-type="float" office:value="0.298913043478261">
                <text:p>0.29891304347826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M587L</text:p>
              </table:table-cell>
              <table:table-cell office:value-type="float" office:value="0.202312138728324">
                <text:p>0.20231213872832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549800796812749">
                <text:p>0.549800796812749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505263157894737">
                <text:p>0.505263157894737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52020202020202">
                <text:p>0.52020202020202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515646258503401">
                <text:p>0.515646258503401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329392446633826">
                <text:p>0.329392446633826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23394495412844">
                <text:p>0.23394495412844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170658682634731">
                <text:p>0.170658682634731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.140522875816993">
                <text:p>0.140522875816993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777T-G887D</text:p>
              </table:table-cell>
              <table:table-cell office:value-type="float" office:value="0.398373983739837">
                <text:p>0.39837398373983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777T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668R</text:p>
              </table:table-cell>
              <table:table-cell office:value-type="float" office:value="0.113138686131387">
                <text:p>0.11313868613138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189723320158103">
                <text:p>0.189723320158103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173431734317343">
                <text:p>0.173431734317343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23826714801444">
                <text:p>0.2382671480144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220055710306407">
                <text:p>0.220055710306407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2475">
                <text:p>0.247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192816635160681">
                <text:p>0.192816635160681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215654952076677">
                <text:p>0.215654952076677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G461D-E861V</text:p>
              </table:table-cell>
              <table:table-cell office:value-type="float" office:value="0.120996441281139">
                <text:p>0.12099644128113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F702I-I761L-I863V</text:p>
              </table:table-cell>
              <table:table-cell office:value-type="float" office:value="0.348258706467662">
                <text:p>0.34825870646766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G</text:p>
              </table:table-cell>
              <table:table-cell office:value-type="float" office:value="0.154205607476636">
                <text:p>0.15420560747663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.309160305343511">
                <text:p>0.309160305343511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.372670807453416">
                <text:p>0.372670807453416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376506024096386">
                <text:p>0.376506024096386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229916897506925">
                <text:p>0.229916897506925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226865671641791">
                <text:p>0.226865671641791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D543G-A912T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347N-E569A</text:p>
              </table:table-cell>
              <table:table-cell office:value-type="float" office:value="0.238853503184713">
                <text:p>0.23885350318471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257H</text:p>
              </table:table-cell>
              <table:table-cell office:value-type="float" office:value="0.0863453815261044">
                <text:p>0.086345381526104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247549019607843">
                <text:p>0.247549019607843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182648401826484">
                <text:p>0.182648401826484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174603174603175">
                <text:p>0.174603174603175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147843942505133">
                <text:p>0.147843942505133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0.323759791122715">
                <text:p>0.323759791122715</text:p>
              </table:table-cell>
              <table:table-cell office:value-type="float" office:value="9127187">
                <text:p>91271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7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884cm" svg:height="19.869cm" xlink:href=".." xlink:type="simple" chart:class="chart:bar" chart:style-name="ch1">
        <chart:title svg:x="21.123cm" svg:y="0.533cm" chart:style-name="ch2">
          <text:p>total unique transitions</text:p>
        </chart:title>
        <chart:plot-area chart:style-name="ch3" table:cell-range-address="'mutation-stats'.C2:'mutation-stats'.D97 'mutation-stats'.M1:'mutation-stats'.M1 'mutation-stats'.U2:'mutation-stats'.U97" chart:data-source-has-labels="both" svg:x="1.948cm" svg:y="1.709cm" svg:width="43.999cm" svg:height="16.782cm">
          <chartooo:coordinate-region svg:x="2.94cm" svg:y="1.709cm" svg:width="43.007cm" svg:height="13.01cm"/>
          <chart:axis chart:dimension="x" chart:name="primary-x" chart:style-name="ch4" chartooo:axis-type="auto">
            <chartooo:date-scale/>
            <chart:title svg:x="22.712cm" svg:y="18.888cm" chart:style-name="ch5">
              <text:p>TPDNAP variant</text:p>
            </chart:title>
            <chart:categories table:cell-range-address="'mutation-stats'.D2:'mutation-stats'.D97"/>
          </chart:axis>
          <chart:axis chart:dimension="y" chart:name="primary-y" chart:style-name="ch6">
            <chart:title svg:x="0.451cm" svg:y="11.784cm" chart:style-name="ch7">
              <text:p>total unique transitions</text:p>
            </chart:title>
            <chart:grid chart:style-name="ch8" chart:class="major"/>
          </chart:axis>
          <chart:series chart:style-name="ch9" chart:values-cell-range-address="'mutation-stats'.U2:'mutation-stats'.U97" chart:label-cell-address="'mutation-stats'.M1:'mutation-stats'.M1" chart:class="chart:bar">
            <chart:data-point chart:repeated="96"/>
            <loext:propertry-mapping loext:property="FillColor" loext:cell-range-address="'mutation-stats'.C2:'mutation-stats'.C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NT_mutations_per_seq</text:p>
                <draw:g>
                  <svg:desc>'mutation-stats'.M1:'mutation-stats'.M1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ntrol</text:p>
                <draw:g>
                  <svg:desc>'mutation-stats'.D2:'mutation-stats'.D97</svg:desc>
                </draw:g>
              </table:table-cell>
              <table:table-cell office:value-type="float" office:value="81">
                <text:p>81</text:p>
                <draw:g>
                  <svg:desc>'mutation-stats'.U2:'mutation-stats'.U97</svg:desc>
                </draw:g>
              </table:table-cell>
              <table:table-cell office:value-type="float" office:value="0">
                <text:p>0</text:p>
                <draw:g>
                  <svg:desc>'mutation-stats'.C2:'mutation-stats'.C97</svg:desc>
                </draw:g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357">
                <text:p>35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469">
                <text:p>46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426">
                <text:p>426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517">
                <text:p>51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529">
                <text:p>52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635">
                <text:p>63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655">
                <text:p>65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625">
                <text:p>62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650">
                <text:p>650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746">
                <text:p>746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851">
                <text:p>851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880">
                <text:p>880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943">
                <text:p>943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244">
                <text:p>24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429">
                <text:p>42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520">
                <text:p>52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476">
                <text:p>47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622">
                <text:p>622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598">
                <text:p>598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620">
                <text:p>62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710">
                <text:p>71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853">
                <text:p>85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899">
                <text:p>89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826">
                <text:p>82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857">
                <text:p>85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970">
                <text:p>97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532S-F616Y</text:p>
              </table:table-cell>
              <table:table-cell office:value-type="float" office:value="799">
                <text:p>79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T489A</text:p>
              </table:table-cell>
              <table:table-cell office:value-type="float" office:value="707">
                <text:p>70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733T-D802N-H873Q</text:p>
              </table:table-cell>
              <table:table-cell office:value-type="float" office:value="614">
                <text:p>61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-I432V</text:p>
              </table:table-cell>
              <table:table-cell office:value-type="float" office:value="793">
                <text:p>79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</text:p>
              </table:table-cell>
              <table:table-cell office:value-type="float" office:value="291">
                <text:p>29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139">
                <text:p>139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137">
                <text:p>137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166">
                <text:p>166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330">
                <text:p>330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426">
                <text:p>426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404">
                <text:p>404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671">
                <text:p>671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334K</text:p>
              </table:table-cell>
              <table:table-cell office:value-type="float" office:value="1010">
                <text:p>101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Q255H-K349I-F796V</text:p>
              </table:table-cell>
              <table:table-cell office:value-type="float" office:value="504">
                <text:p>50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S</text:p>
              </table:table-cell>
              <table:table-cell office:value-type="float" office:value="509">
                <text:p>50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I</text:p>
              </table:table-cell>
              <table:table-cell office:value-type="float" office:value="526">
                <text:p>52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880S</text:p>
              </table:table-cell>
              <table:table-cell office:value-type="float" office:value="452">
                <text:p>45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408">
                <text:p>408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541">
                <text:p>541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765">
                <text:p>765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1243">
                <text:p>1243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I</text:p>
              </table:table-cell>
              <table:table-cell office:value-type="float" office:value="446">
                <text:p>446</text:p>
              </table:table-cell>
              <table:table-cell office:value-type="float" office:value="6737322">
                <text:p>6737322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114">
                <text:p>11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187">
                <text:p>18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316">
                <text:p>31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361">
                <text:p>36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401">
                <text:p>40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406">
                <text:p>406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693">
                <text:p>693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282D-F304L-A458S</text:p>
              </table:table-cell>
              <table:table-cell office:value-type="float" office:value="544">
                <text:p>54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259Y-R395K</text:p>
              </table:table-cell>
              <table:table-cell office:value-type="float" office:value="507">
                <text:p>50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M587L</text:p>
              </table:table-cell>
              <table:table-cell office:value-type="float" office:value="878">
                <text:p>87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159">
                <text:p>159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316">
                <text:p>316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315">
                <text:p>315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403">
                <text:p>403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899">
                <text:p>899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428">
                <text:p>428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604">
                <text:p>604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547">
                <text:p>547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418">
                <text:p>418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614">
                <text:p>614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777T-G887D</text:p>
              </table:table-cell>
              <table:table-cell office:value-type="float" office:value="121">
                <text:p>12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777T</text:p>
              </table:table-cell>
              <table:table-cell office:value-type="float" office:value="510">
                <text:p>51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668R</text:p>
              </table:table-cell>
              <table:table-cell office:value-type="float" office:value="523">
                <text:p>52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574">
                <text:p>57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638">
                <text:p>638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596">
                <text:p>596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732">
                <text:p>732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709">
                <text:p>709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855">
                <text:p>85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944">
                <text:p>94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G461D-E861V</text:p>
              </table:table-cell>
              <table:table-cell office:value-type="float" office:value="595">
                <text:p>59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F702I-I761L-I863V</text:p>
              </table:table-cell>
              <table:table-cell office:value-type="float" office:value="692">
                <text:p>69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G</text:p>
              </table:table-cell>
              <table:table-cell office:value-type="float" office:value="557">
                <text:p>55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887">
                <text:p>887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869">
                <text:p>869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153">
                <text:p>153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177">
                <text:p>177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280">
                <text:p>280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D543G-A912T</text:p>
              </table:table-cell>
              <table:table-cell office:value-type="float" office:value="1058">
                <text:p>105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347N-E569A</text:p>
              </table:table-cell>
              <table:table-cell office:value-type="float" office:value="1052">
                <text:p>105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257H</text:p>
              </table:table-cell>
              <table:table-cell office:value-type="float" office:value="714">
                <text:p>71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640">
                <text:p>640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698">
                <text:p>698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816">
                <text:p>816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776">
                <text:p>776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639">
                <text:p>639</text:p>
              </table:table-cell>
              <table:table-cell office:value-type="float" office:value="9127187">
                <text:p>91271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7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884cm" svg:height="19.869cm" xlink:href=".." xlink:type="simple" chart:class="chart:bar" chart:style-name="ch1">
        <chart:title svg:x="20.806cm" svg:y="0.533cm" chart:style-name="ch2">
          <text:p>total unique transversions</text:p>
        </chart:title>
        <chart:plot-area chart:style-name="ch3" table:cell-range-address="'mutation-stats'.C2:'mutation-stats'.D97 'mutation-stats'.M1:'mutation-stats'.M1 'mutation-stats'.S2:'mutation-stats'.S97" chart:data-source-has-labels="both" svg:x="1.948cm" svg:y="1.709cm" svg:width="43.999cm" svg:height="16.782cm">
          <chartooo:coordinate-region svg:x="2.94cm" svg:y="1.709cm" svg:width="43.007cm" svg:height="13.009cm"/>
          <chart:axis chart:dimension="x" chart:name="primary-x" chart:style-name="ch4" chartooo:axis-type="auto">
            <chartooo:date-scale/>
            <chart:title svg:x="22.712cm" svg:y="18.888cm" chart:style-name="ch5">
              <text:p>TPDNAP variant</text:p>
            </chart:title>
            <chart:categories table:cell-range-address="'mutation-stats'.D2:'mutation-stats'.D97"/>
          </chart:axis>
          <chart:axis chart:dimension="y" chart:name="primary-y" chart:style-name="ch6">
            <chart:title svg:x="0.451cm" svg:y="12.009cm" chart:style-name="ch7">
              <text:p>total unique transversions</text:p>
            </chart:title>
            <chart:grid chart:style-name="ch8" chart:class="major"/>
          </chart:axis>
          <chart:series chart:style-name="ch9" chart:values-cell-range-address="'mutation-stats'.S2:'mutation-stats'.S97" chart:label-cell-address="'mutation-stats'.M1:'mutation-stats'.M1" chart:class="chart:bar">
            <chart:data-point chart:repeated="96"/>
            <loext:propertry-mapping loext:property="FillColor" loext:cell-range-address="'mutation-stats'.C2:'mutation-stats'.C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NT_mutations_per_seq</text:p>
                <draw:g>
                  <svg:desc>'mutation-stats'.M1:'mutation-stats'.M1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ntrol</text:p>
                <draw:g>
                  <svg:desc>'mutation-stats'.D2:'mutation-stats'.D97</svg:desc>
                </draw:g>
              </table:table-cell>
              <table:table-cell office:value-type="float" office:value="44">
                <text:p>44</text:p>
                <draw:g>
                  <svg:desc>'mutation-stats'.S2:'mutation-stats'.S97</svg:desc>
                </draw:g>
              </table:table-cell>
              <table:table-cell office:value-type="float" office:value="0">
                <text:p>0</text:p>
                <draw:g>
                  <svg:desc>'mutation-stats'.C2:'mutation-stats'.C97</svg:desc>
                </draw:g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579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21">
                <text:p>21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45">
                <text:p>4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31">
                <text:p>31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71">
                <text:p>71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55">
                <text:p>5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93">
                <text:p>93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68">
                <text:p>68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84">
                <text:p>8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93">
                <text:p>93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123">
                <text:p>123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117">
                <text:p>11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123">
                <text:p>123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167">
                <text:p>16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14">
                <text:p>1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29">
                <text:p>2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53">
                <text:p>5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28">
                <text:p>28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73">
                <text:p>7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44">
                <text:p>4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47">
                <text:p>4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105">
                <text:p>10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98">
                <text:p>98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148">
                <text:p>148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229">
                <text:p>22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123">
                <text:p>12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134">
                <text:p>13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532S-F616Y</text:p>
              </table:table-cell>
              <table:table-cell office:value-type="float" office:value="55">
                <text:p>5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T489A</text:p>
              </table:table-cell>
              <table:table-cell office:value-type="float" office:value="83">
                <text:p>8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733T-D802N-H873Q</text:p>
              </table:table-cell>
              <table:table-cell office:value-type="float" office:value="80">
                <text:p>8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-I432V</text:p>
              </table:table-cell>
              <table:table-cell office:value-type="float" office:value="74">
                <text:p>7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</text:p>
              </table:table-cell>
              <table:table-cell office:value-type="float" office:value="17">
                <text:p>1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57">
                <text:p>57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86">
                <text:p>86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88">
                <text:p>88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188">
                <text:p>188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245">
                <text:p>245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74">
                <text:p>74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101">
                <text:p>101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334K</text:p>
              </table:table-cell>
              <table:table-cell office:value-type="float" office:value="214">
                <text:p>21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Q255H-K349I-F796V</text:p>
              </table:table-cell>
              <table:table-cell office:value-type="float" office:value="57">
                <text:p>57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S</text:p>
              </table:table-cell>
              <table:table-cell office:value-type="float" office:value="41">
                <text:p>4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I</text:p>
              </table:table-cell>
              <table:table-cell office:value-type="float" office:value="34">
                <text:p>3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880S</text:p>
              </table:table-cell>
              <table:table-cell office:value-type="float" office:value="52">
                <text:p>5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40">
                <text:p>40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61">
                <text:p>61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48">
                <text:p>48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260">
                <text:p>260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I</text:p>
              </table:table-cell>
              <table:table-cell office:value-type="float" office:value="68">
                <text:p>68</text:p>
              </table:table-cell>
              <table:table-cell office:value-type="float" office:value="6737322">
                <text:p>6737322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118">
                <text:p>11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88">
                <text:p>8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130">
                <text:p>1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155">
                <text:p>15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153">
                <text:p>15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39">
                <text:p>39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101">
                <text:p>101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282D-F304L-A458S</text:p>
              </table:table-cell>
              <table:table-cell office:value-type="float" office:value="42">
                <text:p>4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259Y-R395K</text:p>
              </table:table-cell>
              <table:table-cell office:value-type="float" office:value="55">
                <text:p>5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M587L</text:p>
              </table:table-cell>
              <table:table-cell office:value-type="float" office:value="140">
                <text:p>14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138">
                <text:p>138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240">
                <text:p>240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309">
                <text:p>309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379">
                <text:p>379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1003">
                <text:p>1003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51">
                <text:p>51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77">
                <text:p>77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57">
                <text:p>57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32">
                <text:p>32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43">
                <text:p>43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777T-G887D</text:p>
              </table:table-cell>
              <table:table-cell office:value-type="float" office:value="49">
                <text:p>4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777T</text:p>
              </table:table-cell>
              <table:table-cell office:value-type="float" office:value="376">
                <text:p>37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668R</text:p>
              </table:table-cell>
              <table:table-cell office:value-type="float" office:value="31">
                <text:p>3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48">
                <text:p>48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47">
                <text:p>47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66">
                <text:p>66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79">
                <text:p>79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99">
                <text:p>99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102">
                <text:p>102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135">
                <text:p>135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G461D-E861V</text:p>
              </table:table-cell>
              <table:table-cell office:value-type="float" office:value="34">
                <text:p>3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F702I-I761L-I863V</text:p>
              </table:table-cell>
              <table:table-cell office:value-type="float" office:value="70">
                <text:p>7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G</text:p>
              </table:table-cell>
              <table:table-cell office:value-type="float" office:value="33">
                <text:p>3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81">
                <text:p>81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120">
                <text:p>120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125">
                <text:p>125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83">
                <text:p>83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152">
                <text:p>152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D543G-A912T</text:p>
              </table:table-cell>
              <table:table-cell office:value-type="float" office:value="165">
                <text:p>16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347N-E569A</text:p>
              </table:table-cell>
              <table:table-cell office:value-type="float" office:value="150">
                <text:p>15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257H</text:p>
              </table:table-cell>
              <table:table-cell office:value-type="float" office:value="43">
                <text:p>4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101">
                <text:p>101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80">
                <text:p>80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77">
                <text:p>77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72">
                <text:p>72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124">
                <text:p>124</text:p>
              </table:table-cell>
              <table:table-cell office:value-type="float" office:value="9127187">
                <text:p>912718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7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884cm" svg:height="19.87cm" xlink:href=".." xlink:type="simple" chart:class="chart:bar" chart:style-name="ch1">
        <chart:title svg:x="21.798cm" svg:y="0.533cm" chart:style-name="ch2">
          <text:p>total sequences</text:p>
        </chart:title>
        <chart:plot-area chart:style-name="ch3" table:cell-range-address="'mutation-stats'.C2:'mutation-stats'.D97 'mutation-stats'.M1:'mutation-stats'.M1 'mutation-stats'.H2:'mutation-stats'.H97" chart:data-source-has-labels="both" svg:x="1.948cm" svg:y="1.709cm" svg:width="43.999cm" svg:height="16.783cm">
          <chartooo:coordinate-region svg:x="2.94cm" svg:y="1.709cm" svg:width="43.007cm" svg:height="13.21cm"/>
          <chart:axis chart:dimension="x" chart:name="primary-x" chart:style-name="ch4" chartooo:axis-type="auto">
            <chartooo:date-scale/>
            <chart:title svg:x="22.712cm" svg:y="18.889cm" chart:style-name="ch5">
              <text:p>TPDNAP variant</text:p>
            </chart:title>
            <chart:categories table:cell-range-address="'mutation-stats'.D2:'mutation-stats'.D97"/>
          </chart:axis>
          <chart:axis chart:dimension="y" chart:name="primary-y" chart:style-name="ch6">
            <chart:title svg:x="0.451cm" svg:y="11.295cm" chart:style-name="ch7">
              <text:p>total sequences</text:p>
            </chart:title>
            <chart:grid chart:style-name="ch8" chart:class="major"/>
          </chart:axis>
          <chart:series chart:style-name="ch9" chart:values-cell-range-address="'mutation-stats'.H2:'mutation-stats'.H97" chart:label-cell-address="'mutation-stats'.M1:'mutation-stats'.M1" chart:class="chart:bar">
            <chart:data-point chart:repeated="96"/>
            <loext:propertry-mapping loext:property="FillColor" loext:cell-range-address="'mutation-stats'.C2:'mutation-stats'.C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NT_mutations_per_seq</text:p>
                <draw:g>
                  <svg:desc>'mutation-stats'.M1:'mutation-stats'.M1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ntrol</text:p>
                <draw:g>
                  <svg:desc>'mutation-stats'.D2:'mutation-stats'.D97</svg:desc>
                </draw:g>
              </table:table-cell>
              <table:table-cell office:value-type="float" office:value="1876">
                <text:p>1876</text:p>
                <draw:g>
                  <svg:desc>'mutation-stats'.H2:'mutation-stats'.H97</svg:desc>
                </draw:g>
              </table:table-cell>
              <table:table-cell office:value-type="float" office:value="0">
                <text:p>0</text:p>
                <draw:g>
                  <svg:desc>'mutation-stats'.C2:'mutation-stats'.C97</svg:desc>
                </draw:g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10158">
                <text:p>10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144">
                <text:p>14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185">
                <text:p>18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190">
                <text:p>190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214">
                <text:p>21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261">
                <text:p>261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319">
                <text:p>319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356">
                <text:p>356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357">
                <text:p>35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364">
                <text:p>36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448">
                <text:p>448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474">
                <text:p>47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691">
                <text:p>691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964">
                <text:p>96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99">
                <text:p>9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205">
                <text:p>20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211">
                <text:p>211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276">
                <text:p>27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323">
                <text:p>32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329">
                <text:p>32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375">
                <text:p>37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409">
                <text:p>40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517">
                <text:p>51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546">
                <text:p>54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553">
                <text:p>55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646">
                <text:p>646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670">
                <text:p>67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532S-F616Y</text:p>
              </table:table-cell>
              <table:table-cell office:value-type="float" office:value="398">
                <text:p>39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T489A</text:p>
              </table:table-cell>
              <table:table-cell office:value-type="float" office:value="432">
                <text:p>43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733T-D802N-H873Q</text:p>
              </table:table-cell>
              <table:table-cell office:value-type="float" office:value="311">
                <text:p>31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-I432V</text:p>
              </table:table-cell>
              <table:table-cell office:value-type="float" office:value="411">
                <text:p>41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</text:p>
              </table:table-cell>
              <table:table-cell office:value-type="float" office:value="101">
                <text:p>10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278">
                <text:p>278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280">
                <text:p>280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405">
                <text:p>405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841">
                <text:p>841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1185">
                <text:p>1185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217">
                <text:p>217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466">
                <text:p>466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334K</text:p>
              </table:table-cell>
              <table:table-cell office:value-type="float" office:value="858">
                <text:p>85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Q255H-K349I-F796V</text:p>
              </table:table-cell>
              <table:table-cell office:value-type="float" office:value="219">
                <text:p>21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S</text:p>
              </table:table-cell>
              <table:table-cell office:value-type="float" office:value="250">
                <text:p>25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I</text:p>
              </table:table-cell>
              <table:table-cell office:value-type="float" office:value="201">
                <text:p>20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880S</text:p>
              </table:table-cell>
              <table:table-cell office:value-type="float" office:value="254">
                <text:p>25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188">
                <text:p>188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264">
                <text:p>264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459">
                <text:p>459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1428">
                <text:p>1428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I</text:p>
              </table:table-cell>
              <table:table-cell office:value-type="float" office:value="272">
                <text:p>272</text:p>
              </table:table-cell>
              <table:table-cell office:value-type="float" office:value="6737322">
                <text:p>6737322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165">
                <text:p>16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286">
                <text:p>28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759">
                <text:p>75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764">
                <text:p>76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852">
                <text:p>85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190">
                <text:p>190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363">
                <text:p>363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282D-F304L-A458S</text:p>
              </table:table-cell>
              <table:table-cell office:value-type="float" office:value="224">
                <text:p>22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259Y-R395K</text:p>
              </table:table-cell>
              <table:table-cell office:value-type="float" office:value="184">
                <text:p>18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M587L</text:p>
              </table:table-cell>
              <table:table-cell office:value-type="float" office:value="692">
                <text:p>69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251">
                <text:p>251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475">
                <text:p>475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594">
                <text:p>594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735">
                <text:p>735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3045">
                <text:p>3045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218">
                <text:p>218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315">
                <text:p>315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334">
                <text:p>334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208">
                <text:p>208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306">
                <text:p>306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777T-G887D</text:p>
              </table:table-cell>
              <table:table-cell office:value-type="float" office:value="123">
                <text:p>12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777T</text:p>
              </table:table-cell>
              <table:table-cell office:value-type="float" office:value="893">
                <text:p>89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668R</text:p>
              </table:table-cell>
              <table:table-cell office:value-type="float" office:value="274">
                <text:p>27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253">
                <text:p>253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271">
                <text:p>271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277">
                <text:p>277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359">
                <text:p>359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400">
                <text:p>400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529">
                <text:p>529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626">
                <text:p>626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G461D-E861V</text:p>
              </table:table-cell>
              <table:table-cell office:value-type="float" office:value="281">
                <text:p>28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F702I-I761L-I863V</text:p>
              </table:table-cell>
              <table:table-cell office:value-type="float" office:value="201">
                <text:p>20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G</text:p>
              </table:table-cell>
              <table:table-cell office:value-type="float" office:value="214">
                <text:p>21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262">
                <text:p>262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322">
                <text:p>322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332">
                <text:p>332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361">
                <text:p>361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670">
                <text:p>670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D543G-A912T</text:p>
              </table:table-cell>
              <table:table-cell office:value-type="float" office:value="900">
                <text:p>90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347N-E569A</text:p>
              </table:table-cell>
              <table:table-cell office:value-type="float" office:value="628">
                <text:p>62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257H</text:p>
              </table:table-cell>
              <table:table-cell office:value-type="float" office:value="498">
                <text:p>498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408">
                <text:p>408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438">
                <text:p>438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441">
                <text:p>441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487">
                <text:p>487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383">
                <text:p>383</text:p>
              </table:table-cell>
              <table:table-cell office:value-type="float" office:value="9127187">
                <text:p>91271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7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884cm" svg:height="20.082cm" xlink:href=".." xlink:type="simple" chart:class="chart:bar" chart:style-name="ch1">
        <chart:title svg:x="21.441cm" svg:y="0.537cm" chart:style-name="ch2">
          <text:p>A-&gt;C per sequence</text:p>
        </chart:title>
        <chart:plot-area chart:style-name="ch3" table:cell-range-address="'mutation-stats'.C2:'mutation-stats'.D97 'mutation-stats'.M1:'mutation-stats'.M1 'mutation-stats'.AW2:'mutation-stats'.AW97" chart:data-source-has-labels="both" svg:x="1.948cm" svg:y="1.717cm" svg:width="43.999cm" svg:height="16.983cm">
          <chartooo:coordinate-region svg:x="2.86cm" svg:y="1.717cm" svg:width="43.087cm" svg:height="13.21cm"/>
          <chart:axis chart:dimension="x" chart:name="primary-x" chart:style-name="ch4" chartooo:axis-type="auto">
            <chartooo:date-scale/>
            <chart:title svg:x="22.712cm" svg:y="19.101cm" chart:style-name="ch5">
              <text:p>TPDNAP variant</text:p>
            </chart:title>
            <chart:categories table:cell-range-address="'mutation-stats'.D2:'mutation-stats'.D97"/>
          </chart:axis>
          <chart:axis chart:dimension="y" chart:name="primary-y" chart:style-name="ch6">
            <chart:title svg:x="0.451cm" svg:y="12.832cm" chart:style-name="ch7">
              <text:p>A-&gt;C mutations per 2kb sequencwe</text:p>
            </chart:title>
            <chart:grid chart:style-name="ch8" chart:class="major"/>
          </chart:axis>
          <chart:series chart:style-name="ch9" chart:values-cell-range-address="'mutation-stats'.AW2:'mutation-stats'.AW97" chart:label-cell-address="'mutation-stats'.M1:'mutation-stats'.M1" chart:class="chart:bar">
            <chart:data-point chart:repeated="96"/>
            <loext:propertry-mapping loext:property="FillColor" loext:cell-range-address="'mutation-stats'.C2:'mutation-stats'.C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NT_mutations_per_seq</text:p>
                <draw:g>
                  <svg:desc>'mutation-stats'.M1:'mutation-stats'.M1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ontrol</text:p>
                <draw:g>
                  <svg:desc>'mutation-stats'.D2:'mutation-stats'.D97</svg:desc>
                </draw:g>
              </table:table-cell>
              <table:table-cell office:value-type="float" office:value="0.00266524520255864">
                <text:p>0.00266524520255864</text:p>
                <draw:g>
                  <svg:desc>'mutation-stats'.AW2:'mutation-stats'.AW97</svg:desc>
                </draw:g>
              </table:table-cell>
              <table:table-cell office:value-type="float" office:value="0">
                <text:p>0</text:p>
                <draw:g>
                  <svg:desc>'mutation-stats'.C2:'mutation-stats'.C97</svg:desc>
                </draw:g>
              </table:table-cell>
            </table:table-row>
            <table:table-row>
              <table:table-cell office:value-type="string">
                <text:p>control</text:p>
              </table:table-cell>
              <table:table-cell office:value-type="float" office:value="0.00866312266194133">
                <text:p>0.00866312266194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">
                <text:p>0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">
                <text:p>0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0526315789473684">
                <text:p>0.0052631578947368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">
                <text:p>0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0383141762452107">
                <text:p>0.00383141762452107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313479623824451">
                <text:p>0.0313479623824451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0280898876404494">
                <text:p>0.0028089887640449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224089635854342">
                <text:p>0.022408963585434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302197802197802">
                <text:p>0.0302197802197802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267857142857143">
                <text:p>0.0267857142857143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105485232067511">
                <text:p>0.0105485232067511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0868306801736614">
                <text:p>0.00868306801736614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</text:p>
              </table:table-cell>
              <table:table-cell office:value-type="float" office:value="0.0228215767634855">
                <text:p>0.0228215767634855</text:p>
              </table:table-cell>
              <table:table-cell office:value-type="float" office:value="12698049">
                <text:p>12698049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">
                <text:p>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">
                <text:p>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">
                <text:p>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">
                <text:p>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">
                <text:p>0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303951367781155">
                <text:p>0.0030395136778115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266666666666667">
                <text:p>0.0026666666666666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46699266503667">
                <text:p>0.014669926650366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058027079303675">
                <text:p>0.0058027079303675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83150183150183">
                <text:p>0.0183150183150183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80831826401447">
                <text:p>0.0180831826401447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85758513931889">
                <text:p>0.0185758513931889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rixy-synonymous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5987163">
                <text:p>5987163</text:p>
              </table:table-cell>
            </table:table-row>
            <table:table-row>
              <table:table-cell office:value-type="string">
                <text:p>T532S-F616Y</text:p>
              </table:table-cell>
              <table:table-cell office:value-type="float" office:value="0.00251256281407035">
                <text:p>0.0025125628140703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T489A</text:p>
              </table:table-cell>
              <table:table-cell office:value-type="float" office:value="0.0115740740740741">
                <text:p>0.0115740740740741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733T-D802N-H873Q</text:p>
              </table:table-cell>
              <table:table-cell office:value-type="float" office:value="0.00321543408360129">
                <text:p>0.0032154340836012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-I432V</text:p>
              </table:table-cell>
              <table:table-cell office:value-type="float" office:value="0.0024330900243309">
                <text:p>0.002433090024330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S289T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">
                <text:p>0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">
                <text:p>0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0493827160493827">
                <text:p>0.00493827160493827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237812128418549">
                <text:p>0.0237812128418549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S-K777M</text:p>
              </table:table-cell>
              <table:table-cell office:value-type="float" office:value="0.010126582278481">
                <text:p>0.010126582278481</text:p>
              </table:table-cell>
              <table:table-cell office:value-type="float" office:value="1644912">
                <text:p>1644912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0276497695852535">
                <text:p>0.0276497695852535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682I</text:p>
              </table:table-cell>
              <table:table-cell office:value-type="float" office:value="0.0128755364806867">
                <text:p>0.0128755364806867</text:p>
              </table:table-cell>
              <table:table-cell office:value-type="float" office:value="9109643">
                <text:p>9109643</text:p>
              </table:table-cell>
            </table:table-row>
            <table:table-row>
              <table:table-cell office:value-type="string">
                <text:p>R334K</text:p>
              </table:table-cell>
              <table:table-cell office:value-type="float" office:value="0.0233100233100233">
                <text:p>0.023310023310023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Q255H-K349I-F796V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S</text:p>
              </table:table-cell>
              <table:table-cell office:value-type="float" office:value="0.004">
                <text:p>0.00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981I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880S</text:p>
              </table:table-cell>
              <table:table-cell office:value-type="float" office:value="0.00393700787401575">
                <text:p>0.00393700787401575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0531914893617021">
                <text:p>0.00531914893617021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0378787878787879">
                <text:p>0.00378787878787879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0435729847494553">
                <text:p>0.00435729847494553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Y</text:p>
              </table:table-cell>
              <table:table-cell office:value-type="float" office:value="0.00350140056022409">
                <text:p>0.00350140056022409</text:p>
              </table:table-cell>
              <table:table-cell office:value-type="float" office:value="3978097">
                <text:p>3978097</text:p>
              </table:table-cell>
            </table:table-row>
            <table:table-row>
              <table:table-cell office:value-type="string">
                <text:p>N725I</text:p>
              </table:table-cell>
              <table:table-cell office:value-type="float" office:value="0">
                <text:p>0</text:p>
              </table:table-cell>
              <table:table-cell office:value-type="float" office:value="6737322">
                <text:p>6737322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">
                <text:p>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0699300699300699">
                <text:p>0.0069930069930069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0527009222661397">
                <text:p>0.0052700922266139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222513089005236">
                <text:p>0.022251308900523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683S-K777R</text:p>
              </table:table-cell>
              <table:table-cell office:value-type="float" office:value="0.00469483568075117">
                <text:p>0.0046948356807511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">
                <text:p>0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449D</text:p>
              </table:table-cell>
              <table:table-cell office:value-type="float" office:value="0.0330578512396694">
                <text:p>0.0330578512396694</text:p>
              </table:table-cell>
              <table:table-cell office:value-type="float" office:value="16753920">
                <text:p>16753920</text:p>
              </table:table-cell>
            </table:table-row>
            <table:table-row>
              <table:table-cell office:value-type="string">
                <text:p>N282D-F304L-A458S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N259Y-R395K</text:p>
              </table:table-cell>
              <table:table-cell office:value-type="float" office:value="0.0108695652173913">
                <text:p>0.010869565217391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M587L</text:p>
              </table:table-cell>
              <table:table-cell office:value-type="float" office:value="0.0664739884393064">
                <text:p>0.0664739884393064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119521912350598">
                <text:p>0.0119521912350598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231578947368421">
                <text:p>0.0231578947368421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269360269360269">
                <text:p>0.0269360269360269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204081632653061">
                <text:p>0.0204081632653061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7M-K777T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6591981">
                <text:p>6591981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091743119266055">
                <text:p>0.0091743119266055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.00634920634920635">
                <text:p>0.00634920634920635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L474M-I536V</text:p>
              </table:table-cell>
              <table:table-cell office:value-type="float" office:value="0">
                <text:p>0</text:p>
              </table:table-cell>
              <table:table-cell office:value-type="float" office:value="16737095">
                <text:p>16737095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">
                <text:p>0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878E</text:p>
              </table:table-cell>
              <table:table-cell office:value-type="float" office:value="0.00326797385620915">
                <text:p>0.00326797385620915</text:p>
              </table:table-cell>
              <table:table-cell office:value-type="float" office:value="8421376">
                <text:p>8421376</text:p>
              </table:table-cell>
            </table:table-row>
            <table:table-row>
              <table:table-cell office:value-type="string">
                <text:p>K777T-G887D</text:p>
              </table:table-cell>
              <table:table-cell office:value-type="float" office:value="0.016260162601626">
                <text:p>0.01626016260162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777T</text:p>
              </table:table-cell>
              <table:table-cell office:value-type="float" office:value="0.0279955207166853">
                <text:p>0.027995520716685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K668R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">
                <text:p>0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">
                <text:p>0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036101083032491">
                <text:p>0.0036101083032491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">
                <text:p>0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2">
                <text:p>0.02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151228733459357">
                <text:p>0.0151228733459357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I824T-K825R</text:p>
              </table:table-cell>
              <table:table-cell office:value-type="float" office:value="0.00159744408945687">
                <text:p>0.00159744408945687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G461D-E861V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F702I-I761L-I863V</text:p>
              </table:table-cell>
              <table:table-cell office:value-type="float" office:value="0.0099502487562189">
                <text:p>0.0099502487562189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G</text:p>
              </table:table-cell>
              <table:table-cell office:value-type="float" office:value="0">
                <text:p>0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">
                <text:p>0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6D-Q598K-N713S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14315734">
                <text:p>14315734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0301204819277108">
                <text:p>0.00301204819277108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0831024930747923">
                <text:p>0.00831024930747923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E263D-K777M</text:p>
              </table:table-cell>
              <table:table-cell office:value-type="float" office:value="0.00746268656716418">
                <text:p>0.00746268656716418</text:p>
              </table:table-cell>
              <table:table-cell office:value-type="float" office:value="8900346">
                <text:p>8900346</text:p>
              </table:table-cell>
            </table:table-row>
            <table:table-row>
              <table:table-cell office:value-type="string">
                <text:p>D543G-A912T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347N-E569A</text:p>
              </table:table-cell>
              <table:table-cell office:value-type="float" office:value="0.0222929936305732">
                <text:p>0.0222929936305732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D257H</text:p>
              </table:table-cell>
              <table:table-cell office:value-type="float" office:value="0.00200803212851406">
                <text:p>0.00200803212851406</text:p>
              </table:table-cell>
              <table:table-cell office:value-type="float" office:value="9127187">
                <text:p>9127187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318627450980392">
                <text:p>0.0318627450980392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">
                <text:p>0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113378684807256">
                <text:p>0.0113378684807256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A458V</text:p>
              </table:table-cell>
              <table:table-cell office:value-type="float" office:value="0.00616016427104723">
                <text:p>0.00616016427104723</text:p>
              </table:table-cell>
              <table:table-cell office:value-type="float" office:value="16761035">
                <text:p>16761035</text:p>
              </table:table-cell>
            </table:table-row>
            <table:table-row>
              <table:table-cell office:value-type="string">
                <text:p>???</text:p>
              </table:table-cell>
              <table:table-cell office:value-type="float" office:value="0.02088772845953">
                <text:p>0.02088772845953</text:p>
              </table:table-cell>
              <table:table-cell office:value-type="float" office:value="9127187">
                <text:p>91271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